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k1100-ema" table:style-name="ta1">
        <table:shapes>
          <draw:frame draw:z-index="0" draw:style-name="gr1" draw:text-style-name="P1" svg:width="49.902cm" svg:height="28.661cm" svg:x="17.083cm" svg:y="2.47cm">
            <draw:object draw:notify-on-update-of-ranges="'ek1100-ema'.D1:'ek1100-ema'.D1 'ek1100-ema'.D2:'ek1100-ema'.D1344 'ek1100-ema'.E1:'ek1100-ema'.E1 'ek1100-ema'.E2:'ek1100-ema'.E1344 'ek1100-ema'.F1:'ek1100-ema'.F1 'ek1100-ema'.F2:'ek1100-ema'.F1344 'ek1100-ema'.G1:'ek1100-ema'.G1 'ek1100-ema'.G2:'ek1100-ema'.G13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_ms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0x1000 EMA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0x1001 EMA</text:p>
          </table:table-cell>
          <table:table-cell office:value-type="string" calcext:value-type="string">
            <text:p>0x1002</text:p>
          </table:table-cell>
          <table:table-cell office:value-type="string" calcext:value-type="string">
            <text:p>0x1002 EM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759904" calcext:value-type="float">
            <text:p>-759904</text:p>
          </table:table-cell>
          <table:table-cell table:number-columns-repeated="2" office:value-type="float" office:value="-1184256" calcext:value-type="float">
            <text:p>-11842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2134" calcext:value-type="float">
            <text:p>-742134</text:p>
          </table:table-cell>
          <table:table-cell office:value-type="float" office:value="-759357.230769231" calcext:value-type="float">
            <text:p>-759357.230769231</text:p>
          </table:table-cell>
          <table:table-cell office:value-type="float" office:value="-1166719" calcext:value-type="float">
            <text:p>-1166719</text:p>
          </table:table-cell>
          <table:table-cell office:value-type="float" office:value="-1183716.4" calcext:value-type="float">
            <text:p>-1183716.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2256" calcext:value-type="float">
            <text:p>-722256</text:p>
          </table:table-cell>
          <table:table-cell office:value-type="float" office:value="-758215.65443787" calcext:value-type="float">
            <text:p>-758215.65443787</text:p>
          </table:table-cell>
          <table:table-cell office:value-type="float" office:value="-1147108" calcext:value-type="float">
            <text:p>-1147108</text:p>
          </table:table-cell>
          <table:table-cell office:value-type="float" office:value="-1182589.98769231" calcext:value-type="float">
            <text:p>-1182589.987692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0682" calcext:value-type="float">
            <text:p>-700682</text:p>
          </table:table-cell>
          <table:table-cell office:value-type="float" office:value="-756445.388147474" calcext:value-type="float">
            <text:p>-756445.388147474</text:p>
          </table:table-cell>
          <table:table-cell office:value-type="float" office:value="-1125817" calcext:value-type="float">
            <text:p>-1125817</text:p>
          </table:table-cell>
          <table:table-cell office:value-type="float" office:value="-1180843.12653254" calcext:value-type="float">
            <text:p>-1180843.12653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2520" calcext:value-type="float">
            <text:p>-682520</text:p>
          </table:table-cell>
          <table:table-cell office:value-type="float" office:value="-754170.760819859" calcext:value-type="float">
            <text:p>-754170.760819859</text:p>
          </table:table-cell>
          <table:table-cell office:value-type="float" office:value="-1107892" calcext:value-type="float">
            <text:p>-1107892</text:p>
          </table:table-cell>
          <table:table-cell office:value-type="float" office:value="-1178598.47648539" calcext:value-type="float">
            <text:p>-1178598.476485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2110" calcext:value-type="float">
            <text:p>-662110</text:p>
          </table:table-cell>
          <table:table-cell office:value-type="float" office:value="-751338.122025402" calcext:value-type="float">
            <text:p>-751338.122025402</text:p>
          </table:table-cell>
          <table:table-cell office:value-type="float" office:value="-1087746" calcext:value-type="float">
            <text:p>-1087746</text:p>
          </table:table-cell>
          <table:table-cell office:value-type="float" office:value="-1175803.01567045" calcext:value-type="float">
            <text:p>-1175803.015670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3130" calcext:value-type="float">
            <text:p>-643130</text:p>
          </table:table-cell>
          <table:table-cell office:value-type="float" office:value="-748008.641347697" calcext:value-type="float">
            <text:p>-748008.641347697</text:p>
          </table:table-cell>
          <table:table-cell office:value-type="float" office:value="-1069014" calcext:value-type="float">
            <text:p>-1069014</text:p>
          </table:table-cell>
          <table:table-cell office:value-type="float" office:value="-1172517.19980367" calcext:value-type="float">
            <text:p>-1172517.199803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3498" calcext:value-type="float">
            <text:p>-623498</text:p>
          </table:table-cell>
          <table:table-cell office:value-type="float" office:value="-744177.544690845" calcext:value-type="float">
            <text:p>-744177.544690845</text:p>
          </table:table-cell>
          <table:table-cell office:value-type="float" office:value="-1049638" calcext:value-type="float">
            <text:p>-1049638</text:p>
          </table:table-cell>
          <table:table-cell office:value-type="float" office:value="-1168736.30134817" calcext:value-type="float">
            <text:p>-1168736.301348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3650" calcext:value-type="float">
            <text:p>-603650</text:p>
          </table:table-cell>
          <table:table-cell office:value-type="float" office:value="-739853.620238819" calcext:value-type="float">
            <text:p>-739853.620238819</text:p>
          </table:table-cell>
          <table:table-cell office:value-type="float" office:value="-1030051" calcext:value-type="float">
            <text:p>-1030051</text:p>
          </table:table-cell>
          <table:table-cell office:value-type="float" office:value="-1164469.06130669" calcext:value-type="float">
            <text:p>-1164469.0613066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3839" calcext:value-type="float">
            <text:p>-583839</text:p>
          </table:table-cell>
          <table:table-cell office:value-type="float" office:value="-735053.170385317" calcext:value-type="float">
            <text:p>-735053.170385317</text:p>
          </table:table-cell>
          <table:table-cell office:value-type="float" office:value="-1008892" calcext:value-type="float">
            <text:p>-1008892</text:p>
          </table:table-cell>
          <table:table-cell office:value-type="float" office:value="-1159682.07480495" calcext:value-type="float">
            <text:p>-1159682.074804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3440" calcext:value-type="float">
            <text:p>-563440</text:p>
          </table:table-cell>
          <table:table-cell office:value-type="float" office:value="-729772.765142692" calcext:value-type="float">
            <text:p>-729772.765142692</text:p>
          </table:table-cell>
          <table:table-cell office:value-type="float" office:value="-990375" calcext:value-type="float">
            <text:p>-990375</text:p>
          </table:table-cell>
          <table:table-cell office:value-type="float" office:value="-1154472.62634941" calcext:value-type="float">
            <text:p>-1154472.626349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4265" calcext:value-type="float">
            <text:p>-544265</text:p>
          </table:table-cell>
          <table:table-cell office:value-type="float" office:value="-724064.833907532" calcext:value-type="float">
            <text:p>-724064.833907532</text:p>
          </table:table-cell>
          <table:table-cell office:value-type="float" office:value="-971450" calcext:value-type="float">
            <text:p>-971450</text:p>
          </table:table-cell>
          <table:table-cell office:value-type="float" office:value="-1148841.16092327" calcext:value-type="float">
            <text:p>-1148841.160923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4425" calcext:value-type="float">
            <text:p>-524425</text:p>
          </table:table-cell>
          <table:table-cell office:value-type="float" office:value="-717922.0697873" calcext:value-type="float">
            <text:p>-717922.0697873</text:p>
          </table:table-cell>
          <table:table-cell office:value-type="float" office:value="-951870" calcext:value-type="float">
            <text:p>-951870</text:p>
          </table:table-cell>
          <table:table-cell office:value-type="float" office:value="-1142780.50981794" calcext:value-type="float">
            <text:p>-1142780.509817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4699" calcext:value-type="float">
            <text:p>-504699</text:p>
          </table:table-cell>
          <table:table-cell office:value-type="float" office:value="-711361.359947691" calcext:value-type="float">
            <text:p>-711361.359947691</text:p>
          </table:table-cell>
          <table:table-cell office:value-type="float" office:value="-930695" calcext:value-type="float">
            <text:p>-930695</text:p>
          </table:table-cell>
          <table:table-cell office:value-type="float" office:value="-1136254.80182355" calcext:value-type="float">
            <text:p>-1136254.801823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4442" calcext:value-type="float">
            <text:p>-484442</text:p>
          </table:table-cell>
          <table:table-cell office:value-type="float" office:value="-704379.225795454" calcext:value-type="float">
            <text:p>-704379.225795454</text:p>
          </table:table-cell>
          <table:table-cell office:value-type="float" office:value="-912416" calcext:value-type="float">
            <text:p>-912416</text:p>
          </table:table-cell>
          <table:table-cell office:value-type="float" office:value="-1129367.45407513" calcext:value-type="float">
            <text:p>-1129367.454075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4655" calcext:value-type="float">
            <text:p>-464655</text:p>
          </table:table-cell>
          <table:table-cell office:value-type="float" office:value="-697003.095770979" calcext:value-type="float">
            <text:p>-697003.095770979</text:p>
          </table:table-cell>
          <table:table-cell office:value-type="float" office:value="-892890" calcext:value-type="float">
            <text:p>-892890</text:p>
          </table:table-cell>
          <table:table-cell office:value-type="float" office:value="-1122091.22471897" calcext:value-type="float">
            <text:p>-1122091.2247189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4869" calcext:value-type="float">
            <text:p>-444869</text:p>
          </table:table-cell>
          <table:table-cell office:value-type="float" office:value="-689245.12359341" calcext:value-type="float">
            <text:p>-689245.12359341</text:p>
          </table:table-cell>
          <table:table-cell office:value-type="float" office:value="-873363" calcext:value-type="float">
            <text:p>-873363</text:p>
          </table:table-cell>
          <table:table-cell office:value-type="float" office:value="-1114438.04857377" calcext:value-type="float">
            <text:p>-1114438.048573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5034" calcext:value-type="float">
            <text:p>-425034</text:p>
          </table:table-cell>
          <table:table-cell office:value-type="float" office:value="-681115.550559767" calcext:value-type="float">
            <text:p>-681115.550559767</text:p>
          </table:table-cell>
          <table:table-cell office:value-type="float" office:value="-853787" calcext:value-type="float">
            <text:p>-853787</text:p>
          </table:table-cell>
          <table:table-cell office:value-type="float" office:value="-1106418.01630996" calcext:value-type="float">
            <text:p>-1106418.016309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5823" calcext:value-type="float">
            <text:p>-405823</text:p>
          </table:table-cell>
          <table:table-cell office:value-type="float" office:value="-672645.010542543" calcext:value-type="float">
            <text:p>-672645.010542543</text:p>
          </table:table-cell>
          <table:table-cell office:value-type="float" office:value="-834828" calcext:value-type="float">
            <text:p>-834828</text:p>
          </table:table-cell>
          <table:table-cell office:value-type="float" office:value="-1098061.4004235" calcext:value-type="float">
            <text:p>-1098061.400423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6042" calcext:value-type="float">
            <text:p>-386042</text:p>
          </table:table-cell>
          <table:table-cell office:value-type="float" office:value="-663826.456372003" calcext:value-type="float">
            <text:p>-663826.456372003</text:p>
          </table:table-cell>
          <table:table-cell office:value-type="float" office:value="-815305" calcext:value-type="float">
            <text:p>-815305</text:p>
          </table:table-cell>
          <table:table-cell office:value-type="float" office:value="-1089361.2034874" calcext:value-type="float">
            <text:p>-1089361.20348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6218" calcext:value-type="float">
            <text:p>-366218</text:p>
          </table:table-cell>
          <table:table-cell office:value-type="float" office:value="-654669.273099019" calcext:value-type="float">
            <text:p>-654669.273099019</text:p>
          </table:table-cell>
          <table:table-cell office:value-type="float" office:value="-794124" calcext:value-type="float">
            <text:p>-794124</text:p>
          </table:table-cell>
          <table:table-cell office:value-type="float" office:value="-1080276.98184163" calcext:value-type="float">
            <text:p>-1080276.9818416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813" calcext:value-type="float">
            <text:p>-345813</text:p>
          </table:table-cell>
          <table:table-cell office:value-type="float" office:value="-645166.00315751" calcext:value-type="float">
            <text:p>-645166.00315751</text:p>
          </table:table-cell>
          <table:table-cell office:value-type="float" office:value="-775606" calcext:value-type="float">
            <text:p>-775606</text:p>
          </table:table-cell>
          <table:table-cell office:value-type="float" office:value="-1070902.49009266" calcext:value-type="float">
            <text:p>-1070902.4900926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6704" calcext:value-type="float">
            <text:p>-326704</text:p>
          </table:table-cell>
          <table:table-cell office:value-type="float" office:value="-635367.172291126" calcext:value-type="float">
            <text:p>-635367.172291126</text:p>
          </table:table-cell>
          <table:table-cell office:value-type="float" office:value="-756745" calcext:value-type="float">
            <text:p>-756745</text:p>
          </table:table-cell>
          <table:table-cell office:value-type="float" office:value="-1061236.10578211" calcext:value-type="float">
            <text:p>-1061236.105782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860" calcext:value-type="float">
            <text:p>-306860</text:p>
          </table:table-cell>
          <table:table-cell office:value-type="float" office:value="-625259.259297552" calcext:value-type="float">
            <text:p>-625259.259297552</text:p>
          </table:table-cell>
          <table:table-cell office:value-type="float" office:value="-737167" calcext:value-type="float">
            <text:p>-737167</text:p>
          </table:table-cell>
          <table:table-cell office:value-type="float" office:value="-1051264.74868112" calcext:value-type="float">
            <text:p>-1051264.748681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088" calcext:value-type="float">
            <text:p>-287088</text:p>
          </table:table-cell>
          <table:table-cell office:value-type="float" office:value="-614853.989780705" calcext:value-type="float">
            <text:p>-614853.989780705</text:p>
          </table:table-cell>
          <table:table-cell office:value-type="float" office:value="-717655" calcext:value-type="float">
            <text:p>-717655</text:p>
          </table:table-cell>
          <table:table-cell office:value-type="float" office:value="-1040999.83333709" calcext:value-type="float">
            <text:p>-1040999.8333370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247" calcext:value-type="float">
            <text:p>-267247</text:p>
          </table:table-cell>
          <table:table-cell office:value-type="float" office:value="-604158.390095144" calcext:value-type="float">
            <text:p>-604158.390095144</text:p>
          </table:table-cell>
          <table:table-cell office:value-type="float" office:value="-698074" calcext:value-type="float">
            <text:p>-698074</text:p>
          </table:table-cell>
          <table:table-cell office:value-type="float" office:value="-1030448.26923441" calcext:value-type="float">
            <text:p>-1030448.2692344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7436" calcext:value-type="float">
            <text:p>-247436</text:p>
          </table:table-cell>
          <table:table-cell office:value-type="float" office:value="-593182.316553755" calcext:value-type="float">
            <text:p>-593182.316553755</text:p>
          </table:table-cell>
          <table:table-cell office:value-type="float" office:value="-678526" calcext:value-type="float">
            <text:p>-678526</text:p>
          </table:table-cell>
          <table:table-cell office:value-type="float" office:value="-1019619.89171951" calcext:value-type="float">
            <text:p>-1019619.8917195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509" calcext:value-type="float">
            <text:p>-227509</text:p>
          </table:table-cell>
          <table:table-cell office:value-type="float" office:value="-581930.829890563" calcext:value-type="float">
            <text:p>-581930.829890563</text:p>
          </table:table-cell>
          <table:table-cell office:value-type="float" office:value="-658860" calcext:value-type="float">
            <text:p>-658860</text:p>
          </table:table-cell>
          <table:table-cell office:value-type="float" office:value="-1008519.58735891" calcext:value-type="float">
            <text:p>-1008519.587358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940" calcext:value-type="float">
            <text:p>-205940</text:p>
          </table:table-cell>
          <table:table-cell office:value-type="float" office:value="-570361.881278546" calcext:value-type="float">
            <text:p>-570361.881278546</text:p>
          </table:table-cell>
          <table:table-cell office:value-type="float" office:value="-637570" calcext:value-type="float">
            <text:p>-637570</text:p>
          </table:table-cell>
          <table:table-cell office:value-type="float" office:value="-997105.753901708" calcext:value-type="float">
            <text:p>-997105.7539017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171" calcext:value-type="float">
            <text:p>-188171</text:p>
          </table:table-cell>
          <table:table-cell office:value-type="float" office:value="-558602.16185459" calcext:value-type="float">
            <text:p>-558602.16185459</text:p>
          </table:table-cell>
          <table:table-cell office:value-type="float" office:value="-620036" calcext:value-type="float">
            <text:p>-620036</text:p>
          </table:table-cell>
          <table:table-cell office:value-type="float" office:value="-985503.607627809" calcext:value-type="float">
            <text:p>-985503.60762780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383" calcext:value-type="float">
            <text:p>-168383</text:p>
          </table:table-cell>
          <table:table-cell office:value-type="float" office:value="-546595.418412911" calcext:value-type="float">
            <text:p>-546595.418412911</text:p>
          </table:table-cell>
          <table:table-cell office:value-type="float" office:value="-600507" calcext:value-type="float">
            <text:p>-600507</text:p>
          </table:table-cell>
          <table:table-cell office:value-type="float" office:value="-973657.558162338" calcext:value-type="float">
            <text:p>-973657.5581623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519" calcext:value-type="float">
            <text:p>-148519</text:p>
          </table:table-cell>
          <table:table-cell office:value-type="float" office:value="-534346.913230975" calcext:value-type="float">
            <text:p>-534346.913230975</text:p>
          </table:table-cell>
          <table:table-cell office:value-type="float" office:value="-580906" calcext:value-type="float">
            <text:p>-580906</text:p>
          </table:table-cell>
          <table:table-cell office:value-type="float" office:value="-961572.894834266" calcext:value-type="float">
            <text:p>-961572.89483426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968" calcext:value-type="float">
            <text:p>-126968</text:p>
          </table:table-cell>
          <table:table-cell office:value-type="float" office:value="-521812.177439253" calcext:value-type="float">
            <text:p>-521812.177439253</text:p>
          </table:table-cell>
          <table:table-cell office:value-type="float" office:value="-559635" calcext:value-type="float">
            <text:p>-559635</text:p>
          </table:table-cell>
          <table:table-cell office:value-type="float" office:value="-949205.574993212" calcext:value-type="float">
            <text:p>-949205.5749932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702" calcext:value-type="float">
            <text:p>-108702</text:p>
          </table:table-cell>
          <table:table-cell office:value-type="float" office:value="-509101.095056506" calcext:value-type="float">
            <text:p>-509101.095056506</text:p>
          </table:table-cell>
          <table:table-cell office:value-type="float" office:value="-541615" calcext:value-type="float">
            <text:p>-541615</text:p>
          </table:table-cell>
          <table:table-cell office:value-type="float" office:value="-936664.326531882" calcext:value-type="float">
            <text:p>-936664.32653188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255" calcext:value-type="float">
            <text:p>-89255</text:p>
          </table:table-cell>
          <table:table-cell office:value-type="float" office:value="-496182.753670152" calcext:value-type="float">
            <text:p>-496182.753670152</text:p>
          </table:table-cell>
          <table:table-cell office:value-type="float" office:value="-522425" calcext:value-type="float">
            <text:p>-522425</text:p>
          </table:table-cell>
          <table:table-cell office:value-type="float" office:value="-923918.501100132" calcext:value-type="float">
            <text:p>-923918.50110013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477" calcext:value-type="float">
            <text:p>-67477</text:p>
          </table:table-cell>
          <table:table-cell office:value-type="float" office:value="-482991.807403378" calcext:value-type="float">
            <text:p>-482991.807403378</text:p>
          </table:table-cell>
          <table:table-cell office:value-type="float" office:value="-500930" calcext:value-type="float">
            <text:p>-500930</text:p>
          </table:table-cell>
          <table:table-cell office:value-type="float" office:value="-910903.470297051" calcext:value-type="float">
            <text:p>-910903.47029705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306" calcext:value-type="float">
            <text:p>-49306</text:p>
          </table:table-cell>
          <table:table-cell office:value-type="float" office:value="-469647.628714044" calcext:value-type="float">
            <text:p>-469647.628714044</text:p>
          </table:table-cell>
          <table:table-cell office:value-type="float" office:value="-483003" calcext:value-type="float">
            <text:p>-483003</text:p>
          </table:table-cell>
          <table:table-cell office:value-type="float" office:value="-897737.301980219" calcext:value-type="float">
            <text:p>-897737.3019802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52" calcext:value-type="float">
            <text:p>-29852</text:p>
          </table:table-cell>
          <table:table-cell office:value-type="float" office:value="-456115.455522842" calcext:value-type="float">
            <text:p>-456115.455522842</text:p>
          </table:table-cell>
          <table:table-cell office:value-type="float" office:value="-463802" calcext:value-type="float">
            <text:p>-463802</text:p>
          </table:table-cell>
          <table:table-cell office:value-type="float" office:value="-884385.446534673" calcext:value-type="float">
            <text:p>-884385.44653467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94" calcext:value-type="float">
            <text:p>-8094</text:p>
          </table:table-cell>
          <table:table-cell office:value-type="float" office:value="-442330.179968293" calcext:value-type="float">
            <text:p>-442330.179968293</text:p>
          </table:table-cell>
          <table:table-cell office:value-type="float" office:value="-442333" calcext:value-type="float">
            <text:p>-442333</text:p>
          </table:table-cell>
          <table:table-cell office:value-type="float" office:value="-870783.832795145" calcext:value-type="float">
            <text:p>-870783.83279514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office:value-type="float" office:value="-428614.29750773" calcext:value-type="float">
            <text:p>-428614.29750773</text:p>
          </table:table-cell>
          <table:table-cell office:value-type="float" office:value="-424797" calcext:value-type="float">
            <text:p>-424797</text:p>
          </table:table-cell>
          <table:table-cell office:value-type="float" office:value="-857061.161016833" calcext:value-type="float">
            <text:p>-857061.16101683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float" office:value="-415205.611430569" calcext:value-type="float">
            <text:p>-415205.611430569</text:p>
          </table:table-cell>
          <table:table-cell office:value-type="float" office:value="-405177" calcext:value-type="float">
            <text:p>-405177</text:p>
          </table:table-cell>
          <table:table-cell office:value-type="float" office:value="-843157.032985546" calcext:value-type="float">
            <text:p>-843157.03298554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1" calcext:value-type="float">
            <text:p>11001</text:p>
          </table:table-cell>
          <table:table-cell office:value-type="float" office:value="-402091.56184809" calcext:value-type="float">
            <text:p>-402091.56184809</text:p>
          </table:table-cell>
          <table:table-cell office:value-type="float" office:value="-383757" calcext:value-type="float">
            <text:p>-383757</text:p>
          </table:table-cell>
          <table:table-cell office:value-type="float" office:value="-829021.647355221" calcext:value-type="float">
            <text:p>-829021.64735522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9" calcext:value-type="float">
            <text:p>14139</text:p>
          </table:table-cell>
          <table:table-cell office:value-type="float" office:value="-389284.46763738" calcext:value-type="float">
            <text:p>-389284.46763738</text:p>
          </table:table-cell>
          <table:table-cell office:value-type="float" office:value="-365851" calcext:value-type="float">
            <text:p>-365851</text:p>
          </table:table-cell>
          <table:table-cell office:value-type="float" office:value="-814770.242821214" calcext:value-type="float">
            <text:p>-814770.24282121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31" calcext:value-type="float">
            <text:p>17431</text:p>
          </table:table-cell>
          <table:table-cell office:value-type="float" office:value="-376770.14555623" calcext:value-type="float">
            <text:p>-376770.14555623</text:p>
          </table:table-cell>
          <table:table-cell office:value-type="float" office:value="-346655" calcext:value-type="float">
            <text:p>-346655</text:p>
          </table:table-cell>
          <table:table-cell office:value-type="float" office:value="-800366.696888254" calcext:value-type="float">
            <text:p>-800366.69688825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13" calcext:value-type="float">
            <text:p>21013</text:p>
          </table:table-cell>
          <table:table-cell office:value-type="float" office:value="-364530.6641545" calcext:value-type="float">
            <text:p>-364530.6641545</text:p>
          </table:table-cell>
          <table:table-cell office:value-type="float" office:value="-325349" calcext:value-type="float">
            <text:p>-325349</text:p>
          </table:table-cell>
          <table:table-cell office:value-type="float" office:value="-785750.767753231" calcext:value-type="float">
            <text:p>-785750.76775323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69" calcext:value-type="float">
            <text:p>23969</text:p>
          </table:table-cell>
          <table:table-cell office:value-type="float" office:value="-352576.828334361" calcext:value-type="float">
            <text:p>-352576.828334361</text:p>
          </table:table-cell>
          <table:table-cell office:value-type="float" office:value="-307357" calcext:value-type="float">
            <text:p>-307357</text:p>
          </table:table-cell>
          <table:table-cell office:value-type="float" office:value="-771030.95951467" calcext:value-type="float">
            <text:p>-771030.9595146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29" calcext:value-type="float">
            <text:p>27129</text:p>
          </table:table-cell>
          <table:table-cell office:value-type="float" office:value="-340893.572077919" calcext:value-type="float">
            <text:p>-340893.572077919</text:p>
          </table:table-cell>
          <table:table-cell office:value-type="float" office:value="-287791" calcext:value-type="float">
            <text:p>-287791</text:p>
          </table:table-cell>
          <table:table-cell office:value-type="float" office:value="-756162.037683449" calcext:value-type="float">
            <text:p>-756162.03768344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43" calcext:value-type="float">
            <text:p>30443</text:p>
          </table:table-cell>
          <table:table-cell office:value-type="float" office:value="-329467.831398599" calcext:value-type="float">
            <text:p>-329467.831398599</text:p>
          </table:table-cell>
          <table:table-cell office:value-type="float" office:value="-266825" calcext:value-type="float">
            <text:p>-266825</text:p>
          </table:table-cell>
          <table:table-cell office:value-type="float" office:value="-741105.513447035" calcext:value-type="float">
            <text:p>-741105.51344703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95" calcext:value-type="float">
            <text:p>33295</text:p>
          </table:table-cell>
          <table:table-cell office:value-type="float" office:value="-318305.898124796" calcext:value-type="float">
            <text:p>-318305.898124796</text:p>
          </table:table-cell>
          <table:table-cell office:value-type="float" office:value="-248435" calcext:value-type="float">
            <text:p>-248435</text:p>
          </table:table-cell>
          <table:table-cell office:value-type="float" office:value="-725946.420725588" calcext:value-type="float">
            <text:p>-725946.42072558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60" calcext:value-type="float">
            <text:p>36160</text:p>
          </table:table-cell>
          <table:table-cell office:value-type="float" office:value="-307399.255105571" calcext:value-type="float">
            <text:p>-307399.255105571</text:p>
          </table:table-cell>
          <table:table-cell office:value-type="float" office:value="-229572" calcext:value-type="float">
            <text:p>-229572</text:p>
          </table:table-cell>
          <table:table-cell office:value-type="float" office:value="-710673.361626339" calcext:value-type="float">
            <text:p>-710673.36162633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80" calcext:value-type="float">
            <text:p>39080</text:p>
          </table:table-cell>
          <table:table-cell office:value-type="float" office:value="-296738.354948477" calcext:value-type="float">
            <text:p>-296738.354948477</text:p>
          </table:table-cell>
          <table:table-cell office:value-type="float" office:value="-208311" calcext:value-type="float">
            <text:p>-208311</text:p>
          </table:table-cell>
          <table:table-cell office:value-type="float" office:value="-695216.058191683" calcext:value-type="float">
            <text:p>-695216.05819168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14" calcext:value-type="float">
            <text:p>42014</text:p>
          </table:table-cell>
          <table:table-cell office:value-type="float" office:value="-286315.205565447" calcext:value-type="float">
            <text:p>-286315.205565447</text:p>
          </table:table-cell>
          <table:table-cell office:value-type="float" office:value="-189981" calcext:value-type="float">
            <text:p>-189981</text:p>
          </table:table-cell>
          <table:table-cell office:value-type="float" office:value="-679670.364093477" calcext:value-type="float">
            <text:p>-679670.36409347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1" calcext:value-type="float">
            <text:p>44741</text:p>
          </table:table-cell>
          <table:table-cell office:value-type="float" office:value="-276128.860778818" calcext:value-type="float">
            <text:p>-276128.860778818</text:p>
          </table:table-cell>
          <table:table-cell office:value-type="float" office:value="-169416" calcext:value-type="float">
            <text:p>-169416</text:p>
          </table:table-cell>
          <table:table-cell office:value-type="float" office:value="-663970.229813678" calcext:value-type="float">
            <text:p>-663970.22981367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77" calcext:value-type="float">
            <text:p>47577</text:p>
          </table:table-cell>
          <table:table-cell office:value-type="float" office:value="-266168.680447162" calcext:value-type="float">
            <text:p>-266168.680447162</text:p>
          </table:table-cell>
          <table:table-cell office:value-type="float" office:value="-150918" calcext:value-type="float">
            <text:p>-150918</text:p>
          </table:table-cell>
          <table:table-cell office:value-type="float" office:value="-648184.007357872" calcext:value-type="float">
            <text:p>-648184.00735787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08" calcext:value-type="float">
            <text:p>50208</text:p>
          </table:table-cell>
          <table:table-cell office:value-type="float" office:value="-256434.01335648" calcext:value-type="float">
            <text:p>-256434.01335648</text:p>
          </table:table-cell>
          <table:table-cell office:value-type="float" office:value="-130321" calcext:value-type="float">
            <text:p>-130321</text:p>
          </table:table-cell>
          <table:table-cell office:value-type="float" office:value="-632249.76097763" calcext:value-type="float">
            <text:p>-632249.7609776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38" calcext:value-type="float">
            <text:p>52938</text:p>
          </table:table-cell>
          <table:table-cell office:value-type="float" office:value="-246914.874483973" calcext:value-type="float">
            <text:p>-246914.874483973</text:p>
          </table:table-cell>
          <table:table-cell office:value-type="float" office:value="-111860" calcext:value-type="float">
            <text:p>-111860</text:p>
          </table:table-cell>
          <table:table-cell office:value-type="float" office:value="-616237.768332165" calcext:value-type="float">
            <text:p>-616237.76833216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21" calcext:value-type="float">
            <text:p>55521</text:p>
          </table:table-cell>
          <table:table-cell office:value-type="float" office:value="-237609.155269081" calcext:value-type="float">
            <text:p>-237609.155269081</text:p>
          </table:table-cell>
          <table:table-cell office:value-type="float" office:value="-92553" calcext:value-type="float">
            <text:p>-92553</text:p>
          </table:table-cell>
          <table:table-cell office:value-type="float" office:value="-600124.390845021" calcext:value-type="float">
            <text:p>-600124.39084502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50" calcext:value-type="float">
            <text:p>58050</text:p>
          </table:table-cell>
          <table:table-cell office:value-type="float" office:value="-228511.950491571" calcext:value-type="float">
            <text:p>-228511.950491571</text:p>
          </table:table-cell>
          <table:table-cell office:value-type="float" office:value="-73295" calcext:value-type="float">
            <text:p>-73295</text:p>
          </table:table-cell>
          <table:table-cell office:value-type="float" office:value="-583914.255742097" calcext:value-type="float">
            <text:p>-583914.25574209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76" calcext:value-type="float">
            <text:p>60576</text:p>
          </table:table-cell>
          <table:table-cell office:value-type="float" office:value="-219616.936630292" calcext:value-type="float">
            <text:p>-219616.936630292</text:p>
          </table:table-cell>
          <table:table-cell office:value-type="float" office:value="-53753" calcext:value-type="float">
            <text:p>-53753</text:p>
          </table:table-cell>
          <table:table-cell office:value-type="float" office:value="-567601.601719263" calcext:value-type="float">
            <text:p>-567601.60171926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50" calcext:value-type="float">
            <text:p>63050</text:p>
          </table:table-cell>
          <table:table-cell office:value-type="float" office:value="-210919.492426283" calcext:value-type="float">
            <text:p>-210919.492426283</text:p>
          </table:table-cell>
          <table:table-cell office:value-type="float" office:value="-34237" calcext:value-type="float">
            <text:p>-34237</text:p>
          </table:table-cell>
          <table:table-cell office:value-type="float" office:value="-551190.383204825" calcext:value-type="float">
            <text:p>-551190.38320482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90" calcext:value-type="float">
            <text:p>65490</text:p>
          </table:table-cell>
          <table:table-cell office:value-type="float" office:value="-202414.584967013" calcext:value-type="float">
            <text:p>-202414.584967013</text:p>
          </table:table-cell>
          <table:table-cell office:value-type="float" office:value="-14719" calcext:value-type="float">
            <text:p>-14719</text:p>
          </table:table-cell>
          <table:table-cell office:value-type="float" office:value="-534683.571413907" calcext:value-type="float">
            <text:p>-534683.57141390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88" calcext:value-type="float">
            <text:p>67888</text:p>
          </table:table-cell>
          <table:table-cell office:value-type="float" office:value="-194097.582352643" calcext:value-type="float">
            <text:p>-194097.582352643</text:p>
          </table:table-cell>
          <table:table-cell office:value-type="float" office:value="2844" calcext:value-type="float">
            <text:p>2844</text:p>
          </table:table-cell>
          <table:table-cell office:value-type="float" office:value="-518144.261524248" calcext:value-type="float">
            <text:p>-518144.26152424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48" calcext:value-type="float">
            <text:p>70248</text:p>
          </table:table-cell>
          <table:table-cell office:value-type="float" office:value="-185963.872126408" calcext:value-type="float">
            <text:p>-185963.872126408</text:p>
          </table:table-cell>
          <table:table-cell office:value-type="float" office:value="5912" calcext:value-type="float">
            <text:p>5912</text:p>
          </table:table-cell>
          <table:table-cell office:value-type="float" office:value="-502019.453477348" calcext:value-type="float">
            <text:p>-502019.45347734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559" calcext:value-type="float">
            <text:p>72559</text:p>
          </table:table-cell>
          <table:table-cell office:value-type="float" office:value="-178009.322214826" calcext:value-type="float">
            <text:p>-178009.322214826</text:p>
          </table:table-cell>
          <table:table-cell office:value-type="float" office:value="9383" calcext:value-type="float">
            <text:p>9383</text:p>
          </table:table-cell>
          <table:table-cell office:value-type="float" office:value="-486283.993370353" calcext:value-type="float">
            <text:p>-486283.99337035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45" calcext:value-type="float">
            <text:p>74845</text:p>
          </table:table-cell>
          <table:table-cell office:value-type="float" office:value="-170229.189223601" calcext:value-type="float">
            <text:p>-170229.189223601</text:p>
          </table:table-cell>
          <table:table-cell office:value-type="float" office:value="12780" calcext:value-type="float">
            <text:p>12780</text:p>
          </table:table-cell>
          <table:table-cell office:value-type="float" office:value="-470928.178189727" calcext:value-type="float">
            <text:p>-470928.17818972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17" calcext:value-type="float">
            <text:p>77117</text:p>
          </table:table-cell>
          <table:table-cell office:value-type="float" office:value="-162618.53724749" calcext:value-type="float">
            <text:p>-162618.53724749</text:p>
          </table:table-cell>
          <table:table-cell office:value-type="float" office:value="16126" calcext:value-type="float">
            <text:p>16126</text:p>
          </table:table-cell>
          <table:table-cell office:value-type="float" office:value="-455941.895783889" calcext:value-type="float">
            <text:p>-455941.89578388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30" calcext:value-type="float">
            <text:p>79330</text:p>
          </table:table-cell>
          <table:table-cell office:value-type="float" office:value="-155173.966870644" calcext:value-type="float">
            <text:p>-155173.966870644</text:p>
          </table:table-cell>
          <table:table-cell office:value-type="float" office:value="19365" calcext:value-type="float">
            <text:p>19365</text:p>
          </table:table-cell>
          <table:table-cell office:value-type="float" office:value="-441317.068221308" calcext:value-type="float">
            <text:p>-441317.068221308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74" calcext:value-type="float">
            <text:p>81474</text:p>
          </table:table-cell>
          <table:table-cell office:value-type="float" office:value="-147892.490966932" calcext:value-type="float">
            <text:p>-147892.490966932</text:p>
          </table:table-cell>
          <table:table-cell office:value-type="float" office:value="22476" calcext:value-type="float">
            <text:p>22476</text:p>
          </table:table-cell>
          <table:table-cell office:value-type="float" office:value="-427046.512276037" calcext:value-type="float">
            <text:p>-427046.51227603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20" calcext:value-type="float">
            <text:p>83620</text:p>
          </table:table-cell>
          <table:table-cell office:value-type="float" office:value="-140769.029706411" calcext:value-type="float">
            <text:p>-140769.029706411</text:p>
          </table:table-cell>
          <table:table-cell office:value-type="float" office:value="25569" calcext:value-type="float">
            <text:p>25569</text:p>
          </table:table-cell>
          <table:table-cell office:value-type="float" office:value="-413119.881129082" calcext:value-type="float">
            <text:p>-413119.88112908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52" calcext:value-type="float">
            <text:p>85752</text:p>
          </table:table-cell>
          <table:table-cell office:value-type="float" office:value="-133799.151869291" calcext:value-type="float">
            <text:p>-133799.151869291</text:p>
          </table:table-cell>
          <table:table-cell office:value-type="float" office:value="28624" calcext:value-type="float">
            <text:p>28624</text:p>
          </table:table-cell>
          <table:table-cell office:value-type="float" office:value="-399527.761709725" calcext:value-type="float">
            <text:p>-399527.76170972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6" calcext:value-type="float">
            <text:p>87806</text:p>
          </table:table-cell>
          <table:table-cell office:value-type="float" office:value="-126980.531811774" calcext:value-type="float">
            <text:p>-126980.531811774</text:p>
          </table:table-cell>
          <table:table-cell office:value-type="float" office:value="31533" calcext:value-type="float">
            <text:p>31533</text:p>
          </table:table-cell>
          <table:table-cell office:value-type="float" office:value="-386264.353657118" calcext:value-type="float">
            <text:p>-386264.35365711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30" calcext:value-type="float">
            <text:p>90030</text:p>
          </table:table-cell>
          <table:table-cell office:value-type="float" office:value="-120303.284679104" calcext:value-type="float">
            <text:p>-120303.284679104</text:p>
          </table:table-cell>
          <table:table-cell office:value-type="float" office:value="34673" calcext:value-type="float">
            <text:p>34673</text:p>
          </table:table-cell>
          <table:table-cell office:value-type="float" office:value="-373312.435083053" calcext:value-type="float">
            <text:p>-373312.43508305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89" calcext:value-type="float">
            <text:p>91889</text:p>
          </table:table-cell>
          <table:table-cell office:value-type="float" office:value="-113774.291304362" calcext:value-type="float">
            <text:p>-113774.291304362</text:p>
          </table:table-cell>
          <table:table-cell office:value-type="float" office:value="37270" calcext:value-type="float">
            <text:p>37270</text:p>
          </table:table-cell>
          <table:table-cell office:value-type="float" office:value="-360679.12938819" calcext:value-type="float">
            <text:p>-360679.1293881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43" calcext:value-type="float">
            <text:p>93843</text:p>
          </table:table-cell>
          <table:table-cell office:value-type="float" office:value="-107386.066956536" calcext:value-type="float">
            <text:p>-107386.066956536</text:p>
          </table:table-cell>
          <table:table-cell office:value-type="float" office:value="40218" calcext:value-type="float">
            <text:p>40218</text:p>
          </table:table-cell>
          <table:table-cell office:value-type="float" office:value="-348343.833099323" calcext:value-type="float">
            <text:p>-348343.83309932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52" calcext:value-type="float">
            <text:p>95852</text:p>
          </table:table-cell>
          <table:table-cell office:value-type="float" office:value="-101132.587973258" calcext:value-type="float">
            <text:p>-101132.587973258</text:p>
          </table:table-cell>
          <table:table-cell office:value-type="float" office:value="42767" calcext:value-type="float">
            <text:p>42767</text:p>
          </table:table-cell>
          <table:table-cell office:value-type="float" office:value="-336309.653619344" calcext:value-type="float">
            <text:p>-336309.65361934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86" calcext:value-type="float">
            <text:p>97786</text:p>
          </table:table-cell>
          <table:table-cell office:value-type="float" office:value="-95012.0160356191" calcext:value-type="float">
            <text:p>-95012.0160356191</text:p>
          </table:table-cell>
          <table:table-cell office:value-type="float" office:value="45425" calcext:value-type="float">
            <text:p>45425</text:p>
          </table:table-cell>
          <table:table-cell office:value-type="float" office:value="-324563.971969518" calcext:value-type="float">
            <text:p>-324563.9719695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34" calcext:value-type="float">
            <text:p>99634</text:p>
          </table:table-cell>
          <table:table-cell office:value-type="float" office:value="-89022.9078499078" calcext:value-type="float">
            <text:p>-89022.9078499078</text:p>
          </table:table-cell>
          <table:table-cell office:value-type="float" office:value="47944" calcext:value-type="float">
            <text:p>47944</text:p>
          </table:table-cell>
          <table:table-cell office:value-type="float" office:value="-313102.188216609" calcext:value-type="float">
            <text:p>-313102.188216609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27" calcext:value-type="float">
            <text:p>101527</text:p>
          </table:table-cell>
          <table:table-cell office:value-type="float" office:value="-83159.8337622183" calcext:value-type="float">
            <text:p>-83159.8337622183</text:p>
          </table:table-cell>
          <table:table-cell office:value-type="float" office:value="50518" calcext:value-type="float">
            <text:p>50518</text:p>
          </table:table-cell>
          <table:table-cell office:value-type="float" office:value="-301913.874733021" calcext:value-type="float">
            <text:p>-301913.874733021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374" calcext:value-type="float">
            <text:p>103374</text:p>
          </table:table-cell>
          <table:table-cell office:value-type="float" office:value="-77420.3311849193" calcext:value-type="float">
            <text:p>-77420.3311849193</text:p>
          </table:table-cell>
          <table:table-cell office:value-type="float" office:value="53006" calcext:value-type="float">
            <text:p>53006</text:p>
          </table:table-cell>
          <table:table-cell office:value-type="float" office:value="-290993.263202775" calcext:value-type="float">
            <text:p>-290993.263202775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59" calcext:value-type="float">
            <text:p>105359</text:p>
          </table:table-cell>
          <table:table-cell office:value-type="float" office:value="-71796.3517638448" calcext:value-type="float">
            <text:p>-71796.3517638448</text:p>
          </table:table-cell>
          <table:table-cell office:value-type="float" office:value="55662" calcext:value-type="float">
            <text:p>55662</text:p>
          </table:table-cell>
          <table:table-cell office:value-type="float" office:value="-280326.94741192" calcext:value-type="float">
            <text:p>-280326.9474119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971" calcext:value-type="float">
            <text:p>106971</text:p>
          </table:table-cell>
          <table:table-cell office:value-type="float" office:value="-66295.8178634188" calcext:value-type="float">
            <text:p>-66295.8178634188</text:p>
          </table:table-cell>
          <table:table-cell office:value-type="float" office:value="57816" calcext:value-type="float">
            <text:p>57816</text:p>
          </table:table-cell>
          <table:table-cell office:value-type="float" office:value="-269922.549030015" calcext:value-type="float">
            <text:p>-269922.549030015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45" calcext:value-type="float">
            <text:p>108745</text:p>
          </table:table-cell>
          <table:table-cell office:value-type="float" office:value="-60909.9465445444" calcext:value-type="float">
            <text:p>-60909.9465445444</text:p>
          </table:table-cell>
          <table:table-cell office:value-type="float" office:value="60161" calcext:value-type="float">
            <text:p>60161</text:p>
          </table:table-cell>
          <table:table-cell office:value-type="float" office:value="-259766.132136784" calcext:value-type="float">
            <text:p>-259766.13213678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65" calcext:value-type="float">
            <text:p>110665</text:p>
          </table:table-cell>
          <table:table-cell office:value-type="float" office:value="-55630.7174200969" calcext:value-type="float">
            <text:p>-55630.7174200969</text:p>
          </table:table-cell>
          <table:table-cell office:value-type="float" office:value="62691" calcext:value-type="float">
            <text:p>62691</text:p>
          </table:table-cell>
          <table:table-cell office:value-type="float" office:value="-249844.374224883" calcext:value-type="float">
            <text:p>-249844.37422488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40" calcext:value-type="float">
            <text:p>112240</text:p>
          </table:table-cell>
          <table:table-cell office:value-type="float" office:value="-50465.4645764016" calcext:value-type="float">
            <text:p>-50465.4645764016</text:p>
          </table:table-cell>
          <table:table-cell office:value-type="float" office:value="64753" calcext:value-type="float">
            <text:p>64753</text:p>
          </table:table-cell>
          <table:table-cell office:value-type="float" office:value="-240164.455017963" calcext:value-type="float">
            <text:p>-240164.45501796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58" calcext:value-type="float">
            <text:p>114058</text:p>
          </table:table-cell>
          <table:table-cell office:value-type="float" office:value="-45403.2041278969" calcext:value-type="float">
            <text:p>-45403.2041278969</text:p>
          </table:table-cell>
          <table:table-cell office:value-type="float" office:value="67122" calcext:value-type="float">
            <text:p>67122</text:p>
          </table:table-cell>
          <table:table-cell office:value-type="float" office:value="-230709.487171257" calcext:value-type="float">
            <text:p>-230709.487171257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37" calcext:value-type="float">
            <text:p>115637</text:p>
          </table:table-cell>
          <table:table-cell office:value-type="float" office:value="-40448.1209239617" calcext:value-type="float">
            <text:p>-40448.1209239617</text:p>
          </table:table-cell>
          <table:table-cell office:value-type="float" office:value="69173" calcext:value-type="float">
            <text:p>69173</text:p>
          </table:table-cell>
          <table:table-cell office:value-type="float" office:value="-221482.333719833" calcext:value-type="float">
            <text:p>-221482.33371983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64" calcext:value-type="float">
            <text:p>117264</text:p>
          </table:table-cell>
          <table:table-cell office:value-type="float" office:value="-35595.4402801474" calcext:value-type="float">
            <text:p>-35595.4402801474</text:p>
          </table:table-cell>
          <table:table-cell office:value-type="float" office:value="71271" calcext:value-type="float">
            <text:p>71271</text:p>
          </table:table-cell>
          <table:table-cell office:value-type="float" office:value="-212474.538836146" calcext:value-type="float">
            <text:p>-212474.53883614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93" calcext:value-type="float">
            <text:p>118893</text:p>
          </table:table-cell>
          <table:table-cell office:value-type="float" office:value="-30841.9498099891" calcext:value-type="float">
            <text:p>-30841.9498099891</text:p>
          </table:table-cell>
          <table:table-cell office:value-type="float" office:value="73353" calcext:value-type="float">
            <text:p>73353</text:p>
          </table:table-cell>
          <table:table-cell office:value-type="float" office:value="-203679.845333495" calcext:value-type="float">
            <text:p>-203679.845333495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11" calcext:value-type="float">
            <text:p>120511</text:p>
          </table:table-cell>
          <table:table-cell office:value-type="float" office:value="-26184.9359696817" calcext:value-type="float">
            <text:p>-26184.9359696817</text:p>
          </table:table-cell>
          <table:table-cell office:value-type="float" office:value="75418" calcext:value-type="float">
            <text:p>75418</text:p>
          </table:table-cell>
          <table:table-cell office:value-type="float" office:value="-195092.219323234" calcext:value-type="float">
            <text:p>-195092.21932323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99" calcext:value-type="float">
            <text:p>122099</text:p>
          </table:table-cell>
          <table:table-cell office:value-type="float" office:value="-21622.3533244607" calcext:value-type="float">
            <text:p>-21622.3533244607</text:p>
          </table:table-cell>
          <table:table-cell office:value-type="float" office:value="77436" calcext:value-type="float">
            <text:p>77436</text:p>
          </table:table-cell>
          <table:table-cell office:value-type="float" office:value="-186706.73565175" calcext:value-type="float">
            <text:p>-186706.7356517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41" calcext:value-type="float">
            <text:p>123641</text:p>
          </table:table-cell>
          <table:table-cell office:value-type="float" office:value="-17152.7116837081" calcext:value-type="float">
            <text:p>-17152.7116837081</text:p>
          </table:table-cell>
          <table:table-cell office:value-type="float" office:value="79389" calcext:value-type="float">
            <text:p>79389</text:p>
          </table:table-cell>
          <table:table-cell office:value-type="float" office:value="-178519.174554773" calcext:value-type="float">
            <text:p>-178519.17455477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88" calcext:value-type="float">
            <text:p>125188</text:p>
          </table:table-cell>
          <table:table-cell office:value-type="float" office:value="-12772.9974780555" calcext:value-type="float">
            <text:p>-12772.9974780555</text:p>
          </table:table-cell>
          <table:table-cell office:value-type="float" office:value="81333" calcext:value-type="float">
            <text:p>81333</text:p>
          </table:table-cell>
          <table:table-cell office:value-type="float" office:value="-170523.723030011" calcext:value-type="float">
            <text:p>-170523.72303001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740" calcext:value-type="float">
            <text:p>126740</text:p>
          </table:table-cell>
          <table:table-cell office:value-type="float" office:value="-8480.28986334614" calcext:value-type="float">
            <text:p>-8480.28986334614</text:p>
          </table:table-cell>
          <table:table-cell office:value-type="float" office:value="83273" calcext:value-type="float">
            <text:p>83273</text:p>
          </table:table-cell>
          <table:table-cell office:value-type="float" office:value="-162714.593090626" calcext:value-type="float">
            <text:p>-162714.593090626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55" calcext:value-type="float">
            <text:p>128255</text:p>
          </table:table-cell>
          <table:table-cell office:value-type="float" office:value="-4273.05017524318" calcext:value-type="float">
            <text:p>-4273.05017524318</text:p>
          </table:table-cell>
          <table:table-cell office:value-type="float" office:value="85155" calcext:value-type="float">
            <text:p>85155</text:p>
          </table:table-cell>
          <table:table-cell office:value-type="float" office:value="-155087.836380145" calcext:value-type="float">
            <text:p>-155087.83638014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715" calcext:value-type="float">
            <text:p>129715</text:p>
          </table:table-cell>
          <table:table-cell office:value-type="float" office:value="-150.34093908185" calcext:value-type="float">
            <text:p>-150.34093908185</text:p>
          </table:table-cell>
          <table:table-cell office:value-type="float" office:value="86968" calcext:value-type="float">
            <text:p>86968</text:p>
          </table:table-cell>
          <table:table-cell office:value-type="float" office:value="-147639.964491525" calcext:value-type="float">
            <text:p>-147639.964491525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32" calcext:value-type="float">
            <text:p>131332</text:p>
          </table:table-cell>
          <table:table-cell office:value-type="float" office:value="3895.26955135144" calcext:value-type="float">
            <text:p>3895.26955135144</text:p>
          </table:table-cell>
          <table:table-cell office:value-type="float" office:value="88960" calcext:value-type="float">
            <text:p>88960</text:p>
          </table:table-cell>
          <table:table-cell office:value-type="float" office:value="-140359.965584094" calcext:value-type="float">
            <text:p>-140359.965584094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61" calcext:value-type="float">
            <text:p>132661</text:p>
          </table:table-cell>
          <table:table-cell office:value-type="float" office:value="7857.29202669447" calcext:value-type="float">
            <text:p>7857.29202669447</text:p>
          </table:table-cell>
          <table:table-cell office:value-type="float" office:value="90588" calcext:value-type="float">
            <text:p>90588</text:p>
          </table:table-cell>
          <table:table-cell office:value-type="float" office:value="-133253.874335352" calcext:value-type="float">
            <text:p>-133253.874335352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71" calcext:value-type="float">
            <text:p>134071</text:p>
          </table:table-cell>
          <table:table-cell office:value-type="float" office:value="11740.7907335654" calcext:value-type="float">
            <text:p>11740.7907335654</text:p>
          </table:table-cell>
          <table:table-cell office:value-type="float" office:value="92311" calcext:value-type="float">
            <text:p>92311</text:p>
          </table:table-cell>
          <table:table-cell office:value-type="float" office:value="-126313.416663495" calcext:value-type="float">
            <text:p>-126313.416663495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29" calcext:value-type="float">
            <text:p>135629</text:p>
          </table:table-cell>
          <table:table-cell office:value-type="float" office:value="15552.7356340711" calcext:value-type="float">
            <text:p>15552.7356340711</text:p>
          </table:table-cell>
          <table:table-cell office:value-type="float" office:value="94207" calcext:value-type="float">
            <text:p>94207</text:p>
          </table:table-cell>
          <table:table-cell office:value-type="float" office:value="-119528.173073849" calcext:value-type="float">
            <text:p>-119528.1730738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908" calcext:value-type="float">
            <text:p>136908</text:p>
          </table:table-cell>
          <table:table-cell office:value-type="float" office:value="19286.7437684074" calcext:value-type="float">
            <text:p>19286.7437684074</text:p>
          </table:table-cell>
          <table:table-cell office:value-type="float" office:value="95760" calcext:value-type="float">
            <text:p>95760</text:p>
          </table:table-cell>
          <table:table-cell office:value-type="float" office:value="-112903.921594654" calcext:value-type="float">
            <text:p>-112903.921594654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63" calcext:value-type="float">
            <text:p>138263</text:p>
          </table:table-cell>
          <table:table-cell office:value-type="float" office:value="22947.5516524564" calcext:value-type="float">
            <text:p>22947.5516524564</text:p>
          </table:table-cell>
          <table:table-cell office:value-type="float" office:value="97393" calcext:value-type="float">
            <text:p>97393</text:p>
          </table:table-cell>
          <table:table-cell office:value-type="float" office:value="-106433.247084049" calcext:value-type="float">
            <text:p>-106433.247084049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32" calcext:value-type="float">
            <text:p>139632</text:p>
          </table:table-cell>
          <table:table-cell office:value-type="float" office:value="26537.8423708423" calcext:value-type="float">
            <text:p>26537.8423708423</text:p>
          </table:table-cell>
          <table:table-cell office:value-type="float" office:value="99031" calcext:value-type="float">
            <text:p>99031</text:p>
          </table:table-cell>
          <table:table-cell office:value-type="float" office:value="-100111.270250694" calcext:value-type="float">
            <text:p>-100111.270250694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65" calcext:value-type="float">
            <text:p>140965</text:p>
          </table:table-cell>
          <table:table-cell office:value-type="float" office:value="30058.677990201" calcext:value-type="float">
            <text:p>30058.677990201</text:p>
          </table:table-cell>
          <table:table-cell office:value-type="float" office:value="100628" calcext:value-type="float">
            <text:p>100628</text:p>
          </table:table-cell>
          <table:table-cell office:value-type="float" office:value="-93934.6773199033" calcext:value-type="float">
            <text:p>-93934.6773199033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334" calcext:value-type="float">
            <text:p>142334</text:p>
          </table:table-cell>
          <table:table-cell office:value-type="float" office:value="33513.3032828102" calcext:value-type="float">
            <text:p>33513.3032828102</text:p>
          </table:table-cell>
          <table:table-cell office:value-type="float" office:value="102253" calcext:value-type="float">
            <text:p>102253</text:p>
          </table:table-cell>
          <table:table-cell office:value-type="float" office:value="-87898.1334023678" calcext:value-type="float">
            <text:p>-87898.133402367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644" calcext:value-type="float">
            <text:p>143644</text:p>
          </table:table-cell>
          <table:table-cell office:value-type="float" office:value="36901.9401048776" calcext:value-type="float">
            <text:p>36901.9401048776</text:p>
          </table:table-cell>
          <table:table-cell office:value-type="float" office:value="103807" calcext:value-type="float">
            <text:p>103807</text:p>
          </table:table-cell>
          <table:table-cell office:value-type="float" office:value="-81999.5139130642" calcext:value-type="float">
            <text:p>-81999.513913064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917" calcext:value-type="float">
            <text:p>144917</text:p>
          </table:table-cell>
          <table:table-cell office:value-type="float" office:value="40225.4804093429" calcext:value-type="float">
            <text:p>40225.4804093429</text:p>
          </table:table-cell>
          <table:table-cell office:value-type="float" office:value="105304" calcext:value-type="float">
            <text:p>105304</text:p>
          </table:table-cell>
          <table:table-cell office:value-type="float" office:value="-76236.3288695853" calcext:value-type="float">
            <text:p>-76236.3288695853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03" calcext:value-type="float">
            <text:p>146203</text:p>
          </table:table-cell>
          <table:table-cell office:value-type="float" office:value="43486.3271659785" calcext:value-type="float">
            <text:p>43486.3271659785</text:p>
          </table:table-cell>
          <table:table-cell office:value-type="float" office:value="106818" calcext:value-type="float">
            <text:p>106818</text:p>
          </table:table-cell>
          <table:table-cell office:value-type="float" office:value="-70603.8879812903" calcext:value-type="float">
            <text:p>-70603.887981290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471" calcext:value-type="float">
            <text:p>147471</text:p>
          </table:table-cell>
          <table:table-cell office:value-type="float" office:value="46685.8555608715" calcext:value-type="float">
            <text:p>46685.8555608715</text:p>
          </table:table-cell>
          <table:table-cell office:value-type="float" office:value="108306" calcext:value-type="float">
            <text:p>108306</text:p>
          </table:table-cell>
          <table:table-cell office:value-type="float" office:value="-65098.9683510968" calcext:value-type="float">
            <text:p>-65098.9683510968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40" calcext:value-type="float">
            <text:p>148740</text:p>
          </table:table-cell>
          <table:table-cell office:value-type="float" office:value="49825.9830820754" calcext:value-type="float">
            <text:p>49825.9830820754</text:p>
          </table:table-cell>
          <table:table-cell office:value-type="float" office:value="109780" calcext:value-type="float">
            <text:p>109780</text:p>
          </table:table-cell>
          <table:table-cell office:value-type="float" office:value="-59718.0770172169" calcext:value-type="float">
            <text:p>-59718.077017216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57" calcext:value-type="float">
            <text:p>149957</text:p>
          </table:table-cell>
          <table:table-cell office:value-type="float" office:value="52906.9374487808" calcext:value-type="float">
            <text:p>52906.9374487808</text:p>
          </table:table-cell>
          <table:table-cell office:value-type="float" office:value="111188" calcext:value-type="float">
            <text:p>111188</text:p>
          </table:table-cell>
          <table:table-cell office:value-type="float" office:value="-54459.4284936102" calcext:value-type="float">
            <text:p>-54459.4284936102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184" calcext:value-type="float">
            <text:p>151184</text:p>
          </table:table-cell>
          <table:table-cell office:value-type="float" office:value="55930.8470657414" calcext:value-type="float">
            <text:p>55930.8470657414</text:p>
          </table:table-cell>
          <table:table-cell office:value-type="float" office:value="112607" calcext:value-type="float">
            <text:p>112607</text:p>
          </table:table-cell>
          <table:table-cell office:value-type="float" office:value="-49318.9230014991" calcext:value-type="float">
            <text:p>-49318.9230014991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386" calcext:value-type="float">
            <text:p>152386</text:p>
          </table:table-cell>
          <table:table-cell office:value-type="float" office:value="58898.697925257" calcext:value-type="float">
            <text:p>58898.697925257</text:p>
          </table:table-cell>
          <table:table-cell office:value-type="float" office:value="113991" calcext:value-type="float">
            <text:p>113991</text:p>
          </table:table-cell>
          <table:table-cell office:value-type="float" office:value="-44294.0022937607" calcext:value-type="float">
            <text:p>-44294.0022937607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09" calcext:value-type="float">
            <text:p>153609</text:p>
          </table:table-cell>
          <table:table-cell office:value-type="float" office:value="61812.8610660184" calcext:value-type="float">
            <text:p>61812.8610660184</text:p>
          </table:table-cell>
          <table:table-cell office:value-type="float" office:value="115393" calcext:value-type="float">
            <text:p>115393</text:p>
          </table:table-cell>
          <table:table-cell office:value-type="float" office:value="-39380.5560693373" calcext:value-type="float">
            <text:p>-39380.5560693373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763" calcext:value-type="float">
            <text:p>154763</text:p>
          </table:table-cell>
          <table:table-cell office:value-type="float" office:value="64672.8653409101" calcext:value-type="float">
            <text:p>64672.8653409101</text:p>
          </table:table-cell>
          <table:table-cell office:value-type="float" office:value="116704" calcext:value-type="float">
            <text:p>116704</text:p>
          </table:table-cell>
          <table:table-cell office:value-type="float" office:value="-34577.9543441269" calcext:value-type="float">
            <text:p>-34577.9543441269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40" calcext:value-type="float">
            <text:p>156040</text:p>
          </table:table-cell>
          <table:table-cell office:value-type="float" office:value="67484.161791959" calcext:value-type="float">
            <text:p>67484.161791959</text:p>
          </table:table-cell>
          <table:table-cell office:value-type="float" office:value="118157" calcext:value-type="float">
            <text:p>118157</text:p>
          </table:table-cell>
          <table:table-cell office:value-type="float" office:value="-29878.4172873846" calcext:value-type="float">
            <text:p>-29878.4172873846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03" calcext:value-type="float">
            <text:p>157103</text:p>
          </table:table-cell>
          <table:table-cell office:value-type="float" office:value="70241.6645060526" calcext:value-type="float">
            <text:p>70241.6645060526</text:p>
          </table:table-cell>
          <table:table-cell office:value-type="float" office:value="119363" calcext:value-type="float">
            <text:p>119363</text:p>
          </table:table-cell>
          <table:table-cell office:value-type="float" office:value="-25286.3736785419" calcext:value-type="float">
            <text:p>-25286.3736785419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22" calcext:value-type="float">
            <text:p>158222</text:p>
          </table:table-cell>
          <table:table-cell office:value-type="float" office:value="72948.7517520202" calcext:value-type="float">
            <text:p>72948.7517520202</text:p>
          </table:table-cell>
          <table:table-cell office:value-type="float" office:value="120620" calcext:value-type="float">
            <text:p>120620</text:p>
          </table:table-cell>
          <table:table-cell office:value-type="float" office:value="-20796.9467961253" calcext:value-type="float">
            <text:p>-20796.9467961253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50" calcext:value-type="float">
            <text:p>159450</text:p>
          </table:table-cell>
          <table:table-cell office:value-type="float" office:value="75610.3286211888" calcext:value-type="float">
            <text:p>75610.3286211888</text:p>
          </table:table-cell>
          <table:table-cell office:value-type="float" office:value="122000" calcext:value-type="float">
            <text:p>122000</text:p>
          </table:table-cell>
          <table:table-cell office:value-type="float" office:value="-16403.1945870137" calcext:value-type="float">
            <text:p>-16403.1945870137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78" calcext:value-type="float">
            <text:p>160478</text:p>
          </table:table-cell>
          <table:table-cell office:value-type="float" office:value="78221.6415866907" calcext:value-type="float">
            <text:p>78221.6415866907</text:p>
          </table:table-cell>
          <table:table-cell office:value-type="float" office:value="123149" calcext:value-type="float">
            <text:p>123149</text:p>
          </table:table-cell>
          <table:table-cell office:value-type="float" office:value="-12109.2809074133" calcext:value-type="float">
            <text:p>-12109.28090741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59" calcext:value-type="float">
            <text:p>161559</text:p>
          </table:table-cell>
          <table:table-cell office:value-type="float" office:value="80785.8679994079" calcext:value-type="float">
            <text:p>80785.8679994079</text:p>
          </table:table-cell>
          <table:table-cell office:value-type="float" office:value="124351" calcext:value-type="float">
            <text:p>124351</text:p>
          </table:table-cell>
          <table:table-cell office:value-type="float" office:value="-7910.50303333905" calcext:value-type="float">
            <text:p>-7910.5030333390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48" calcext:value-type="float">
            <text:p>162648</text:p>
          </table:table-cell>
          <table:table-cell office:value-type="float" office:value="83304.7028301954" calcext:value-type="float">
            <text:p>83304.7028301954</text:p>
          </table:table-cell>
          <table:table-cell office:value-type="float" office:value="125662" calcext:value-type="float">
            <text:p>125662</text:p>
          </table:table-cell>
          <table:table-cell office:value-type="float" office:value="-3800.57986308246" calcext:value-type="float">
            <text:p>-3800.57986308246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53" calcext:value-type="float">
            <text:p>163753</text:p>
          </table:table-cell>
          <table:table-cell office:value-type="float" office:value="85780.0350508047" calcext:value-type="float">
            <text:p>85780.0350508047</text:p>
          </table:table-cell>
          <table:table-cell office:value-type="float" office:value="126779" calcext:value-type="float">
            <text:p>126779</text:p>
          </table:table-cell>
          <table:table-cell office:value-type="float" office:value="217.253363473919" calcext:value-type="float">
            <text:p>217.253363473919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813" calcext:value-type="float">
            <text:p>164813</text:p>
          </table:table-cell>
          <table:table-cell office:value-type="float" office:value="88211.8185877031" calcext:value-type="float">
            <text:p>88211.8185877031</text:p>
          </table:table-cell>
          <table:table-cell office:value-type="float" office:value="127947" calcext:value-type="float">
            <text:p>127947</text:p>
          </table:table-cell>
          <table:table-cell office:value-type="float" office:value="4147.39941382857" calcext:value-type="float">
            <text:p>4147.39941382857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7" calcext:value-type="float">
            <text:p>165847</text:p>
          </table:table-cell>
          <table:table-cell office:value-type="float" office:value="90600.5934003891" calcext:value-type="float">
            <text:p>90600.5934003891</text:p>
          </table:table-cell>
          <table:table-cell office:value-type="float" office:value="129078" calcext:value-type="float">
            <text:p>129078</text:p>
          </table:table-cell>
          <table:table-cell office:value-type="float" office:value="7991.41789340307" calcext:value-type="float">
            <text:p>7991.4178934030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73" calcext:value-type="float">
            <text:p>166873</text:p>
          </table:table-cell>
          <table:table-cell office:value-type="float" office:value="92947.4366803771" calcext:value-type="float">
            <text:p>92947.4366803771</text:p>
          </table:table-cell>
          <table:table-cell office:value-type="float" office:value="130203" calcext:value-type="float">
            <text:p>130203</text:p>
          </table:table-cell>
          <table:table-cell office:value-type="float" office:value="11751.7742659137" calcext:value-type="float">
            <text:p>11751.7742659137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24" calcext:value-type="float">
            <text:p>167924</text:p>
          </table:table-cell>
          <table:table-cell office:value-type="float" office:value="95254.4078594425" calcext:value-type="float">
            <text:p>95254.4078594425</text:p>
          </table:table-cell>
          <table:table-cell office:value-type="float" office:value="131342" calcext:value-type="float">
            <text:p>131342</text:p>
          </table:table-cell>
          <table:table-cell office:value-type="float" office:value="15431.4735192702" calcext:value-type="float">
            <text:p>15431.473519270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945" calcext:value-type="float">
            <text:p>168945</text:p>
          </table:table-cell>
          <table:table-cell office:value-type="float" office:value="97521.8106945365" calcext:value-type="float">
            <text:p>97521.8106945365</text:p>
          </table:table-cell>
          <table:table-cell office:value-type="float" office:value="132452" calcext:value-type="float">
            <text:p>132452</text:p>
          </table:table-cell>
          <table:table-cell office:value-type="float" office:value="19032.1051032927" calcext:value-type="float">
            <text:p>19032.1051032927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56" calcext:value-type="float">
            <text:p>169956</text:p>
          </table:table-cell>
          <table:table-cell office:value-type="float" office:value="99750.5549808585" calcext:value-type="float">
            <text:p>99750.5549808585</text:p>
          </table:table-cell>
          <table:table-cell office:value-type="float" office:value="133539" calcext:value-type="float">
            <text:p>133539</text:p>
          </table:table-cell>
          <table:table-cell office:value-type="float" office:value="22555.3941770375" calcext:value-type="float">
            <text:p>22555.394177037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951" calcext:value-type="float">
            <text:p>170951</text:p>
          </table:table-cell>
          <table:table-cell office:value-type="float" office:value="101941.337904524" calcext:value-type="float">
            <text:p>101941.337904524</text:p>
          </table:table-cell>
          <table:table-cell office:value-type="float" office:value="134608" calcext:value-type="float">
            <text:p>134608</text:p>
          </table:table-cell>
          <table:table-cell office:value-type="float" office:value="26003.1666638979" calcext:value-type="float">
            <text:p>26003.1666638979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01" calcext:value-type="float">
            <text:p>171901</text:p>
          </table:table-cell>
          <table:table-cell office:value-type="float" office:value="104093.942892077" calcext:value-type="float">
            <text:p>104093.942892077</text:p>
          </table:table-cell>
          <table:table-cell office:value-type="float" office:value="135621" calcext:value-type="float">
            <text:p>135621</text:p>
          </table:table-cell>
          <table:table-cell office:value-type="float" office:value="29376.0230742395" calcext:value-type="float">
            <text:p>29376.023074239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68" calcext:value-type="float">
            <text:p>172868</text:p>
          </table:table-cell>
          <table:table-cell office:value-type="float" office:value="106210.067726167" calcext:value-type="float">
            <text:p>106210.067726167</text:p>
          </table:table-cell>
          <table:table-cell office:value-type="float" office:value="136655" calcext:value-type="float">
            <text:p>136655</text:p>
          </table:table-cell>
          <table:table-cell office:value-type="float" office:value="32676.9146719552" calcext:value-type="float">
            <text:p>32676.9146719552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830" calcext:value-type="float">
            <text:p>173830</text:p>
          </table:table-cell>
          <table:table-cell office:value-type="float" office:value="108290.681026901" calcext:value-type="float">
            <text:p>108290.681026901</text:p>
          </table:table-cell>
          <table:table-cell office:value-type="float" office:value="137682" calcext:value-type="float">
            <text:p>137682</text:p>
          </table:table-cell>
          <table:table-cell office:value-type="float" office:value="35907.8403743566" calcext:value-type="float">
            <text:p>35907.8403743566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75" calcext:value-type="float">
            <text:p>174775</text:p>
          </table:table-cell>
          <table:table-cell office:value-type="float" office:value="110336.352379919" calcext:value-type="float">
            <text:p>110336.352379919</text:p>
          </table:table-cell>
          <table:table-cell office:value-type="float" office:value="138676" calcext:value-type="float">
            <text:p>138676</text:p>
          </table:table-cell>
          <table:table-cell office:value-type="float" office:value="39069.9375936072" calcext:value-type="float">
            <text:p>39069.9375936072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4" calcext:value-type="float">
            <text:p>175714</text:p>
          </table:table-cell>
          <table:table-cell office:value-type="float" office:value="112347.972306691" calcext:value-type="float">
            <text:p>112347.972306691</text:p>
          </table:table-cell>
          <table:table-cell office:value-type="float" office:value="139667" calcext:value-type="float">
            <text:p>139667</text:p>
          </table:table-cell>
          <table:table-cell office:value-type="float" office:value="42165.2318214962" calcext:value-type="float">
            <text:p>42165.231821496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645" calcext:value-type="float">
            <text:p>176645</text:p>
          </table:table-cell>
          <table:table-cell office:value-type="float" office:value="114326.342389562" calcext:value-type="float">
            <text:p>114326.342389562</text:p>
          </table:table-cell>
          <table:table-cell office:value-type="float" office:value="140723" calcext:value-type="float">
            <text:p>140723</text:p>
          </table:table-cell>
          <table:table-cell office:value-type="float" office:value="45197.7785346809" calcext:value-type="float">
            <text:p>45197.7785346809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590" calcext:value-type="float">
            <text:p>177590</text:p>
          </table:table-cell>
          <table:table-cell office:value-type="float" office:value="116272.916469883" calcext:value-type="float">
            <text:p>116272.916469883</text:p>
          </table:table-cell>
          <table:table-cell office:value-type="float" office:value="141634" calcext:value-type="float">
            <text:p>141634</text:p>
          </table:table-cell>
          <table:table-cell office:value-type="float" office:value="48165.04688746" calcext:value-type="float">
            <text:p>48165.04688746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484" calcext:value-type="float">
            <text:p>178484</text:p>
          </table:table-cell>
          <table:table-cell office:value-type="float" office:value="118187.103655425" calcext:value-type="float">
            <text:p>118187.103655425</text:p>
          </table:table-cell>
          <table:table-cell office:value-type="float" office:value="142560" calcext:value-type="float">
            <text:p>142560</text:p>
          </table:table-cell>
          <table:table-cell office:value-type="float" office:value="51069.5069832304" calcext:value-type="float">
            <text:p>51069.5069832304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68" calcext:value-type="float">
            <text:p>179368</text:p>
          </table:table-cell>
          <table:table-cell office:value-type="float" office:value="120069.59277372" calcext:value-type="float">
            <text:p>120069.59277372</text:p>
          </table:table-cell>
          <table:table-cell office:value-type="float" office:value="143479" calcext:value-type="float">
            <text:p>143479</text:p>
          </table:table-cell>
          <table:table-cell office:value-type="float" office:value="53912.875999131" calcext:value-type="float">
            <text:p>53912.875999131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60" calcext:value-type="float">
            <text:p>180260</text:p>
          </table:table-cell>
          <table:table-cell office:value-type="float" office:value="121921.605303759" calcext:value-type="float">
            <text:p>121921.605303759</text:p>
          </table:table-cell>
          <table:table-cell office:value-type="float" office:value="144398" calcext:value-type="float">
            <text:p>144398</text:p>
          </table:table-cell>
          <table:table-cell office:value-type="float" office:value="56697.0336606962" calcext:value-type="float">
            <text:p>56697.0336606962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215" calcext:value-type="float">
            <text:p>181215</text:p>
          </table:table-cell>
          <table:table-cell office:value-type="float" office:value="123746.017448259" calcext:value-type="float">
            <text:p>123746.017448259</text:p>
          </table:table-cell>
          <table:table-cell office:value-type="float" office:value="145382" calcext:value-type="float">
            <text:p>145382</text:p>
          </table:table-cell>
          <table:table-cell office:value-type="float" office:value="59425.8018557517" calcext:value-type="float">
            <text:p>59425.8018557517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030" calcext:value-type="float">
            <text:p>182030</text:p>
          </table:table-cell>
          <table:table-cell office:value-type="float" office:value="125539.370757543" calcext:value-type="float">
            <text:p>125539.370757543</text:p>
          </table:table-cell>
          <table:table-cell office:value-type="float" office:value="146216" calcext:value-type="float">
            <text:p>146216</text:p>
          </table:table-cell>
          <table:table-cell office:value-type="float" office:value="62096.2694909594" calcext:value-type="float">
            <text:p>62096.2694909594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71" calcext:value-type="float">
            <text:p>182871</text:p>
          </table:table-cell>
          <table:table-cell office:value-type="float" office:value="127303.42088808" calcext:value-type="float">
            <text:p>127303.42088808</text:p>
          </table:table-cell>
          <table:table-cell office:value-type="float" office:value="147081" calcext:value-type="float">
            <text:p>147081</text:p>
          </table:table-cell>
          <table:table-cell office:value-type="float" office:value="64711.1842758529" calcext:value-type="float">
            <text:p>64711.1842758529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09" calcext:value-type="float">
            <text:p>183709</text:p>
          </table:table-cell>
          <table:table-cell office:value-type="float" office:value="129038.977168447" calcext:value-type="float">
            <text:p>129038.977168447</text:p>
          </table:table-cell>
          <table:table-cell office:value-type="float" office:value="147928" calcext:value-type="float">
            <text:p>147928</text:p>
          </table:table-cell>
          <table:table-cell office:value-type="float" office:value="67271.7016827498" calcext:value-type="float">
            <text:p>67271.7016827498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31" calcext:value-type="float">
            <text:p>184631</text:p>
          </table:table-cell>
          <table:table-cell office:value-type="float" office:value="130749.50094788" calcext:value-type="float">
            <text:p>130749.50094788</text:p>
          </table:table-cell>
          <table:table-cell office:value-type="float" office:value="148859" calcext:value-type="float">
            <text:p>148859</text:p>
          </table:table-cell>
          <table:table-cell office:value-type="float" office:value="69782.0800925113" calcext:value-type="float">
            <text:p>69782.080092511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387" calcext:value-type="float">
            <text:p>185387</text:p>
          </table:table-cell>
          <table:table-cell office:value-type="float" office:value="132430.654764868" calcext:value-type="float">
            <text:p>132430.654764868</text:p>
          </table:table-cell>
          <table:table-cell office:value-type="float" office:value="149628" calcext:value-type="float">
            <text:p>149628</text:p>
          </table:table-cell>
          <table:table-cell office:value-type="float" office:value="72238.8776281264" calcext:value-type="float">
            <text:p>72238.8776281264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213" calcext:value-type="float">
            <text:p>186213</text:p>
          </table:table-cell>
          <table:table-cell office:value-type="float" office:value="134085.496156718" calcext:value-type="float">
            <text:p>134085.496156718</text:p>
          </table:table-cell>
          <table:table-cell office:value-type="float" office:value="150450" calcext:value-type="float">
            <text:p>150450</text:p>
          </table:table-cell>
          <table:table-cell office:value-type="float" office:value="74645.3737011071" calcext:value-type="float">
            <text:p>74645.373701107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86" calcext:value-type="float">
            <text:p>187086</text:p>
          </table:table-cell>
          <table:table-cell office:value-type="float" office:value="135716.280890357" calcext:value-type="float">
            <text:p>135716.280890357</text:p>
          </table:table-cell>
          <table:table-cell office:value-type="float" office:value="151323" calcext:value-type="float">
            <text:p>151323</text:p>
          </table:table-cell>
          <table:table-cell office:value-type="float" office:value="77004.6852795346" calcext:value-type="float">
            <text:p>77004.6852795346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822" calcext:value-type="float">
            <text:p>187822</text:p>
          </table:table-cell>
          <table:table-cell office:value-type="float" office:value="137319.533786039" calcext:value-type="float">
            <text:p>137319.533786039</text:p>
          </table:table-cell>
          <table:table-cell office:value-type="float" office:value="152055" calcext:value-type="float">
            <text:p>152055</text:p>
          </table:table-cell>
          <table:table-cell office:value-type="float" office:value="79313.925732472" calcext:value-type="float">
            <text:p>79313.925732472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608" calcext:value-type="float">
            <text:p>188608</text:p>
          </table:table-cell>
          <table:table-cell office:value-type="float" office:value="138897.640438776" calcext:value-type="float">
            <text:p>138897.640438776</text:p>
          </table:table-cell>
          <table:table-cell office:value-type="float" office:value="152842" calcext:value-type="float">
            <text:p>152842</text:p>
          </table:table-cell>
          <table:table-cell office:value-type="float" office:value="81576.3280176267" calcext:value-type="float">
            <text:p>81576.3280176267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461" calcext:value-type="float">
            <text:p>189461</text:p>
          </table:table-cell>
          <table:table-cell office:value-type="float" office:value="140453.436117583" calcext:value-type="float">
            <text:p>140453.436117583</text:p>
          </table:table-cell>
          <table:table-cell office:value-type="float" office:value="153678" calcext:value-type="float">
            <text:p>153678</text:p>
          </table:table-cell>
          <table:table-cell office:value-type="float" office:value="83794.8410016997" calcext:value-type="float">
            <text:p>83794.8410016997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180" calcext:value-type="float">
            <text:p>190180</text:p>
          </table:table-cell>
          <table:table-cell office:value-type="float" office:value="141983.484237042" calcext:value-type="float">
            <text:p>141983.484237042</text:p>
          </table:table-cell>
          <table:table-cell office:value-type="float" office:value="154384" calcext:value-type="float">
            <text:p>154384</text:p>
          </table:table-cell>
          <table:table-cell office:value-type="float" office:value="85966.8151247243" calcext:value-type="float">
            <text:p>85966.8151247243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04" calcext:value-type="float">
            <text:p>191004</text:p>
          </table:table-cell>
          <table:table-cell office:value-type="float" office:value="143491.807798979" calcext:value-type="float">
            <text:p>143491.807798979</text:p>
          </table:table-cell>
          <table:table-cell office:value-type="float" office:value="155190" calcext:value-type="float">
            <text:p>155190</text:p>
          </table:table-cell>
          <table:table-cell office:value-type="float" office:value="88096.7592747328" calcext:value-type="float">
            <text:p>88096.7592747328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705" calcext:value-type="float">
            <text:p>191705</text:p>
          </table:table-cell>
          <table:table-cell office:value-type="float" office:value="144975.290635934" calcext:value-type="float">
            <text:p>144975.290635934</text:p>
          </table:table-cell>
          <table:table-cell office:value-type="float" office:value="155882" calcext:value-type="float">
            <text:p>155882</text:p>
          </table:table-cell>
          <table:table-cell office:value-type="float" office:value="90182.4589893564" calcext:value-type="float">
            <text:p>90182.458989356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44" calcext:value-type="float">
            <text:p>192444</text:p>
          </table:table-cell>
          <table:table-cell office:value-type="float" office:value="146435.866308674" calcext:value-type="float">
            <text:p>146435.866308674</text:p>
          </table:table-cell>
          <table:table-cell office:value-type="float" office:value="156598" calcext:value-type="float">
            <text:p>156598</text:p>
          </table:table-cell>
          <table:table-cell office:value-type="float" office:value="92226.0140973762" calcext:value-type="float">
            <text:p>92226.0140973762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192" calcext:value-type="float">
            <text:p>193192</text:p>
          </table:table-cell>
          <table:table-cell office:value-type="float" office:value="147874.5165761" calcext:value-type="float">
            <text:p>147874.5165761</text:p>
          </table:table-cell>
          <table:table-cell office:value-type="float" office:value="157315" calcext:value-type="float">
            <text:p>157315</text:p>
          </table:table-cell>
          <table:table-cell office:value-type="float" office:value="94228.7521251492" calcext:value-type="float">
            <text:p>94228.7521251492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95" calcext:value-type="float">
            <text:p>193995</text:p>
          </table:table-cell>
          <table:table-cell office:value-type="float" office:value="149293.608373758" calcext:value-type="float">
            <text:p>149293.608373758</text:p>
          </table:table-cell>
          <table:table-cell office:value-type="float" office:value="158090" calcext:value-type="float">
            <text:p>158090</text:p>
          </table:table-cell>
          <table:table-cell office:value-type="float" office:value="96193.7135982215" calcext:value-type="float">
            <text:p>96193.7135982215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41" calcext:value-type="float">
            <text:p>194641</text:p>
          </table:table-cell>
          <table:table-cell office:value-type="float" office:value="150688.912731489" calcext:value-type="float">
            <text:p>150688.912731489</text:p>
          </table:table-cell>
          <table:table-cell office:value-type="float" office:value="158709" calcext:value-type="float">
            <text:p>158709</text:p>
          </table:table-cell>
          <table:table-cell office:value-type="float" office:value="98117.2608721224" calcext:value-type="float">
            <text:p>98117.2608721224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426" calcext:value-type="float">
            <text:p>195426</text:p>
          </table:table-cell>
          <table:table-cell office:value-type="float" office:value="152065.438493597" calcext:value-type="float">
            <text:p>152065.438493597</text:p>
          </table:table-cell>
          <table:table-cell office:value-type="float" office:value="159457" calcext:value-type="float">
            <text:p>159457</text:p>
          </table:table-cell>
          <table:table-cell office:value-type="float" office:value="100004.637460673" calcext:value-type="float">
            <text:p>100004.637460673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084" calcext:value-type="float">
            <text:p>196084</text:p>
          </table:table-cell>
          <table:table-cell office:value-type="float" office:value="153419.855770717" calcext:value-type="float">
            <text:p>153419.855770717</text:p>
          </table:table-cell>
          <table:table-cell office:value-type="float" office:value="160079" calcext:value-type="float">
            <text:p>160079</text:p>
          </table:table-cell>
          <table:table-cell office:value-type="float" office:value="101853.079384959" calcext:value-type="float">
            <text:p>101853.07938495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785" calcext:value-type="float">
            <text:p>196785</text:p>
          </table:table-cell>
          <table:table-cell office:value-type="float" office:value="154754.167900848" calcext:value-type="float">
            <text:p>154754.167900848</text:p>
          </table:table-cell>
          <table:table-cell office:value-type="float" office:value="160749" calcext:value-type="float">
            <text:p>160749</text:p>
          </table:table-cell>
          <table:table-cell office:value-type="float" office:value="103665.26155773" calcext:value-type="float">
            <text:p>103665.26155773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469" calcext:value-type="float">
            <text:p>197469</text:p>
          </table:table-cell>
          <table:table-cell office:value-type="float" office:value="156068.470426976" calcext:value-type="float">
            <text:p>156068.470426976</text:p>
          </table:table-cell>
          <table:table-cell office:value-type="float" office:value="161387" calcext:value-type="float">
            <text:p>161387</text:p>
          </table:table-cell>
          <table:table-cell office:value-type="float" office:value="105441.315048261" calcext:value-type="float">
            <text:p>105441.315048261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157" calcext:value-type="float">
            <text:p>198157</text:p>
          </table:table-cell>
          <table:table-cell office:value-type="float" office:value="157363.502106146" calcext:value-type="float">
            <text:p>157363.502106146</text:p>
          </table:table-cell>
          <table:table-cell office:value-type="float" office:value="162036" calcext:value-type="float">
            <text:p>162036</text:p>
          </table:table-cell>
          <table:table-cell office:value-type="float" office:value="107182.689969853" calcext:value-type="float">
            <text:p>107182.689969853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900" calcext:value-type="float">
            <text:p>198900</text:p>
          </table:table-cell>
          <table:table-cell office:value-type="float" office:value="158641.548195188" calcext:value-type="float">
            <text:p>158641.548195188</text:p>
          </table:table-cell>
          <table:table-cell office:value-type="float" office:value="162730" calcext:value-type="float">
            <text:p>162730</text:p>
          </table:table-cell>
          <table:table-cell office:value-type="float" office:value="108891.837970781" calcext:value-type="float">
            <text:p>108891.837970781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05" calcext:value-type="float">
            <text:p>199505</text:p>
          </table:table-cell>
          <table:table-cell office:value-type="float" office:value="159898.885173797" calcext:value-type="float">
            <text:p>159898.885173797</text:p>
          </table:table-cell>
          <table:table-cell office:value-type="float" office:value="163288" calcext:value-type="float">
            <text:p>163288</text:p>
          </table:table-cell>
          <table:table-cell office:value-type="float" office:value="110565.566033218" calcext:value-type="float">
            <text:p>110565.56603321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171" calcext:value-type="float">
            <text:p>200171</text:p>
          </table:table-cell>
          <table:table-cell office:value-type="float" office:value="161138.02716845" calcext:value-type="float">
            <text:p>161138.02716845</text:p>
          </table:table-cell>
          <table:table-cell office:value-type="float" office:value="163905" calcext:value-type="float">
            <text:p>163905</text:p>
          </table:table-cell>
          <table:table-cell office:value-type="float" office:value="112206.779386042" calcext:value-type="float">
            <text:p>112206.779386042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819" calcext:value-type="float">
            <text:p>200819</text:p>
          </table:table-cell>
          <table:table-cell office:value-type="float" office:value="162358.980178651" calcext:value-type="float">
            <text:p>162358.980178651</text:p>
          </table:table-cell>
          <table:table-cell office:value-type="float" office:value="164499" calcext:value-type="float">
            <text:p>164499</text:p>
          </table:table-cell>
          <table:table-cell office:value-type="float" office:value="113815.770789549" calcext:value-type="float">
            <text:p>113815.770789549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477" calcext:value-type="float">
            <text:p>201477</text:p>
          </table:table-cell>
          <table:table-cell office:value-type="float" office:value="163562.61155777" calcext:value-type="float">
            <text:p>163562.61155777</text:p>
          </table:table-cell>
          <table:table-cell office:value-type="float" office:value="165101" calcext:value-type="float">
            <text:p>165101</text:p>
          </table:table-cell>
          <table:table-cell office:value-type="float" office:value="115393.777842178" calcext:value-type="float">
            <text:p>115393.777842178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18" calcext:value-type="float">
            <text:p>202118</text:p>
          </table:table-cell>
          <table:table-cell office:value-type="float" office:value="164748.931202146" calcext:value-type="float">
            <text:p>164748.931202146</text:p>
          </table:table-cell>
          <table:table-cell office:value-type="float" office:value="165690" calcext:value-type="float">
            <text:p>165690</text:p>
          </table:table-cell>
          <table:table-cell office:value-type="float" office:value="116941.353908573" calcext:value-type="float">
            <text:p>116941.353908573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753" calcext:value-type="float">
            <text:p>202753</text:p>
          </table:table-cell>
          <table:table-cell office:value-type="float" office:value="165918.287165157" calcext:value-type="float">
            <text:p>165918.287165157</text:p>
          </table:table-cell>
          <table:table-cell office:value-type="float" office:value="166263" calcext:value-type="float">
            <text:p>166263</text:p>
          </table:table-cell>
          <table:table-cell office:value-type="float" office:value="118458.943019078" calcext:value-type="float">
            <text:p>118458.94301907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383" calcext:value-type="float">
            <text:p>203383</text:p>
          </table:table-cell>
          <table:table-cell office:value-type="float" office:value="167071.047560075" calcext:value-type="float">
            <text:p>167071.047560075</text:p>
          </table:table-cell>
          <table:table-cell office:value-type="float" office:value="166838" calcext:value-type="float">
            <text:p>166838</text:p>
          </table:table-cell>
          <table:table-cell office:value-type="float" office:value="119947.529387722" calcext:value-type="float">
            <text:p>119947.529387722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000" calcext:value-type="float">
            <text:p>204000</text:p>
          </table:table-cell>
          <table:table-cell office:value-type="float" office:value="168207.323019765" calcext:value-type="float">
            <text:p>168207.323019765</text:p>
          </table:table-cell>
          <table:table-cell office:value-type="float" office:value="167384" calcext:value-type="float">
            <text:p>167384</text:p>
          </table:table-cell>
          <table:table-cell office:value-type="float" office:value="121407.113098869" calcext:value-type="float">
            <text:p>121407.113098869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616" calcext:value-type="float">
            <text:p>204616</text:p>
          </table:table-cell>
          <table:table-cell office:value-type="float" office:value="169327.590003772" calcext:value-type="float">
            <text:p>169327.590003772</text:p>
          </table:table-cell>
          <table:table-cell office:value-type="float" office:value="167939" calcext:value-type="float">
            <text:p>167939</text:p>
          </table:table-cell>
          <table:table-cell office:value-type="float" office:value="122838.863465057" calcext:value-type="float">
            <text:p>122838.863465057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219" calcext:value-type="float">
            <text:p>205219</text:p>
          </table:table-cell>
          <table:table-cell office:value-type="float" office:value="170431.941080579" calcext:value-type="float">
            <text:p>170431.941080579</text:p>
          </table:table-cell>
          <table:table-cell office:value-type="float" office:value="168468" calcext:value-type="float">
            <text:p>168468</text:p>
          </table:table-cell>
          <table:table-cell office:value-type="float" office:value="124242.836896902" calcext:value-type="float">
            <text:p>124242.836896902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806" calcext:value-type="float">
            <text:p>205806</text:p>
          </table:table-cell>
          <table:table-cell office:value-type="float" office:value="171520.373662715" calcext:value-type="float">
            <text:p>171520.373662715</text:p>
          </table:table-cell>
          <table:table-cell office:value-type="float" office:value="168989" calcext:value-type="float">
            <text:p>168989</text:p>
          </table:table-cell>
          <table:table-cell office:value-type="float" office:value="125619.641915459" calcext:value-type="float">
            <text:p>125619.641915459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03" calcext:value-type="float">
            <text:p>206403</text:p>
          </table:table-cell>
          <table:table-cell office:value-type="float" office:value="172593.685242324" calcext:value-type="float">
            <text:p>172593.685242324</text:p>
          </table:table-cell>
          <table:table-cell office:value-type="float" office:value="169516" calcext:value-type="float">
            <text:p>169516</text:p>
          </table:table-cell>
          <table:table-cell office:value-type="float" office:value="126970.299087291" calcext:value-type="float">
            <text:p>126970.299087291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986" calcext:value-type="float">
            <text:p>206986</text:p>
          </table:table-cell>
          <table:table-cell office:value-type="float" office:value="173651.910311791" calcext:value-type="float">
            <text:p>173651.910311791</text:p>
          </table:table-cell>
          <table:table-cell office:value-type="float" office:value="170028" calcext:value-type="float">
            <text:p>170028</text:p>
          </table:table-cell>
          <table:table-cell office:value-type="float" office:value="128295.151423066" calcext:value-type="float">
            <text:p>128295.151423066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619" calcext:value-type="float">
            <text:p>207619</text:p>
          </table:table-cell>
          <table:table-cell office:value-type="float" office:value="174697.051532967" calcext:value-type="float">
            <text:p>174697.051532967</text:p>
          </table:table-cell>
          <table:table-cell office:value-type="float" office:value="170580" calcext:value-type="float">
            <text:p>170580</text:p>
          </table:table-cell>
          <table:table-cell office:value-type="float" office:value="129596.223686972" calcext:value-type="float">
            <text:p>129596.223686972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143" calcext:value-type="float">
            <text:p>208143</text:p>
          </table:table-cell>
          <table:table-cell office:value-type="float" office:value="175726.157639645" calcext:value-type="float">
            <text:p>175726.157639645</text:p>
          </table:table-cell>
          <table:table-cell office:value-type="float" office:value="171030" calcext:value-type="float">
            <text:p>171030</text:p>
          </table:table-cell>
          <table:table-cell office:value-type="float" office:value="130871.109111988" calcext:value-type="float">
            <text:p>130871.109111988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697" calcext:value-type="float">
            <text:p>208697</text:p>
          </table:table-cell>
          <table:table-cell office:value-type="float" office:value="176740.645096886" calcext:value-type="float">
            <text:p>176740.645096886</text:p>
          </table:table-cell>
          <table:table-cell office:value-type="float" office:value="171505" calcext:value-type="float">
            <text:p>171505</text:p>
          </table:table-cell>
          <table:table-cell office:value-type="float" office:value="132121.382677773" calcext:value-type="float">
            <text:p>132121.382677773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57" calcext:value-type="float">
            <text:p>209257</text:p>
          </table:table-cell>
          <table:table-cell office:value-type="float" office:value="177741.148324675" calcext:value-type="float">
            <text:p>177741.148324675</text:p>
          </table:table-cell>
          <table:table-cell office:value-type="float" office:value="171987" calcext:value-type="float">
            <text:p>171987</text:p>
          </table:table-cell>
          <table:table-cell office:value-type="float" office:value="133348.017056919" calcext:value-type="float">
            <text:p>133348.017056919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862" calcext:value-type="float">
            <text:p>209862</text:p>
          </table:table-cell>
          <table:table-cell office:value-type="float" office:value="178729.482222377" calcext:value-type="float">
            <text:p>178729.482222377</text:p>
          </table:table-cell>
          <table:table-cell office:value-type="float" office:value="172502" calcext:value-type="float">
            <text:p>172502</text:p>
          </table:table-cell>
          <table:table-cell office:value-type="float" office:value="134552.754993629" calcext:value-type="float">
            <text:p>134552.754993629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351" calcext:value-type="float">
            <text:p>210351</text:p>
          </table:table-cell>
          <table:table-cell office:value-type="float" office:value="179702.45200015" calcext:value-type="float">
            <text:p>179702.45200015</text:p>
          </table:table-cell>
          <table:table-cell office:value-type="float" office:value="172912" calcext:value-type="float">
            <text:p>172912</text:p>
          </table:table-cell>
          <table:table-cell office:value-type="float" office:value="135733.039455363" calcext:value-type="float">
            <text:p>135733.039455363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888" calcext:value-type="float">
            <text:p>210888</text:p>
          </table:table-cell>
          <table:table-cell office:value-type="float" office:value="180662.007323222" calcext:value-type="float">
            <text:p>180662.007323222</text:p>
          </table:table-cell>
          <table:table-cell office:value-type="float" office:value="173371" calcext:value-type="float">
            <text:p>173371</text:p>
          </table:table-cell>
          <table:table-cell office:value-type="float" office:value="136891.130549045" calcext:value-type="float">
            <text:p>136891.13054904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70" calcext:value-type="float">
            <text:p>211470</text:p>
          </table:table-cell>
          <table:table-cell office:value-type="float" office:value="181609.945559431" calcext:value-type="float">
            <text:p>181609.945559431</text:p>
          </table:table-cell>
          <table:table-cell office:value-type="float" office:value="173855" calcext:value-type="float">
            <text:p>173855</text:p>
          </table:table-cell>
          <table:table-cell office:value-type="float" office:value="138028.480378305" calcext:value-type="float">
            <text:p>138028.48037830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943" calcext:value-type="float">
            <text:p>211943</text:p>
          </table:table-cell>
          <table:table-cell office:value-type="float" office:value="182543.270311448" calcext:value-type="float">
            <text:p>182543.270311448</text:p>
          </table:table-cell>
          <table:table-cell office:value-type="float" office:value="174249" calcext:value-type="float">
            <text:p>174249</text:p>
          </table:table-cell>
          <table:table-cell office:value-type="float" office:value="139142.957905126" calcext:value-type="float">
            <text:p>139142.957905126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64" calcext:value-type="float">
            <text:p>212464</text:p>
          </table:table-cell>
          <table:table-cell office:value-type="float" office:value="183463.908148019" calcext:value-type="float">
            <text:p>183463.908148019</text:p>
          </table:table-cell>
          <table:table-cell office:value-type="float" office:value="174677" calcext:value-type="float">
            <text:p>174677</text:p>
          </table:table-cell>
          <table:table-cell office:value-type="float" office:value="140236.313046507" calcext:value-type="float">
            <text:p>140236.313046507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977" calcext:value-type="float">
            <text:p>212977</text:p>
          </table:table-cell>
          <table:table-cell office:value-type="float" office:value="184372.003281926" calcext:value-type="float">
            <text:p>184372.003281926</text:p>
          </table:table-cell>
          <table:table-cell office:value-type="float" office:value="175097" calcext:value-type="float">
            <text:p>175097</text:p>
          </table:table-cell>
          <table:table-cell office:value-type="float" office:value="141308.949568153" calcext:value-type="float">
            <text:p>141308.949568153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487" calcext:value-type="float">
            <text:p>213487</text:p>
          </table:table-cell>
          <table:table-cell office:value-type="float" office:value="185267.84933479" calcext:value-type="float">
            <text:p>185267.84933479</text:p>
          </table:table-cell>
          <table:table-cell office:value-type="float" office:value="175516" calcext:value-type="float">
            <text:p>175516</text:p>
          </table:table-cell>
          <table:table-cell office:value-type="float" office:value="142361.474196825" calcext:value-type="float">
            <text:p>142361.474196825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030" calcext:value-type="float">
            <text:p>214030</text:p>
          </table:table-cell>
          <table:table-cell office:value-type="float" office:value="186152.838586027" calcext:value-type="float">
            <text:p>186152.838586027</text:p>
          </table:table-cell>
          <table:table-cell office:value-type="float" office:value="175953" calcext:value-type="float">
            <text:p>175953</text:p>
          </table:table-cell>
          <table:table-cell office:value-type="float" office:value="143395.059606153" calcext:value-type="float">
            <text:p>143395.059606153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87" calcext:value-type="float">
            <text:p>214487</text:p>
          </table:table-cell>
          <table:table-cell office:value-type="float" office:value="187024.658937226" calcext:value-type="float">
            <text:p>187024.658937226</text:p>
          </table:table-cell>
          <table:table-cell office:value-type="float" office:value="176325" calcext:value-type="float">
            <text:p>176325</text:p>
          </table:table-cell>
          <table:table-cell office:value-type="float" office:value="144408.288541349" calcext:value-type="float">
            <text:p>144408.288541349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967" calcext:value-type="float">
            <text:p>214967</text:p>
          </table:table-cell>
          <table:table-cell office:value-type="float" office:value="187884.423277619" calcext:value-type="float">
            <text:p>187884.423277619</text:p>
          </table:table-cell>
          <table:table-cell office:value-type="float" office:value="176741" calcext:value-type="float">
            <text:p>176741</text:p>
          </table:table-cell>
          <table:table-cell office:value-type="float" office:value="145403.141201615" calcext:value-type="float">
            <text:p>145403.141201615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463" calcext:value-type="float">
            <text:p>215463</text:p>
          </table:table-cell>
          <table:table-cell office:value-type="float" office:value="188732.994869077" calcext:value-type="float">
            <text:p>188732.994869077</text:p>
          </table:table-cell>
          <table:table-cell office:value-type="float" office:value="177101" calcext:value-type="float">
            <text:p>177101</text:p>
          </table:table-cell>
          <table:table-cell office:value-type="float" office:value="146378.459933873" calcext:value-type="float">
            <text:p>146378.459933873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923" calcext:value-type="float">
            <text:p>215923</text:p>
          </table:table-cell>
          <table:table-cell office:value-type="float" office:value="189569.610411567" calcext:value-type="float">
            <text:p>189569.610411567</text:p>
          </table:table-cell>
          <table:table-cell office:value-type="float" office:value="177468" calcext:value-type="float">
            <text:p>177468</text:p>
          </table:table-cell>
          <table:table-cell office:value-type="float" office:value="147335.061166677" calcext:value-type="float">
            <text:p>147335.061166677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437" calcext:value-type="float">
            <text:p>216437</text:p>
          </table:table-cell>
          <table:table-cell office:value-type="float" office:value="190396.299321981" calcext:value-type="float">
            <text:p>190396.299321981</text:p>
          </table:table-cell>
          <table:table-cell office:value-type="float" office:value="177866" calcext:value-type="float">
            <text:p>177866</text:p>
          </table:table-cell>
          <table:table-cell office:value-type="float" office:value="148274.474669241" calcext:value-type="float">
            <text:p>148274.474669241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66" calcext:value-type="float">
            <text:p>216866</text:p>
          </table:table-cell>
          <table:table-cell office:value-type="float" office:value="191210.751650535" calcext:value-type="float">
            <text:p>191210.751650535</text:p>
          </table:table-cell>
          <table:table-cell office:value-type="float" office:value="178198" calcext:value-type="float">
            <text:p>178198</text:p>
          </table:table-cell>
          <table:table-cell office:value-type="float" office:value="149195.198525572" calcext:value-type="float">
            <text:p>149195.198525572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318" calcext:value-type="float">
            <text:p>217318</text:p>
          </table:table-cell>
          <table:table-cell office:value-type="float" office:value="192014.051599749" calcext:value-type="float">
            <text:p>192014.051599749</text:p>
          </table:table-cell>
          <table:table-cell office:value-type="float" office:value="178581" calcext:value-type="float">
            <text:p>178581</text:p>
          </table:table-cell>
          <table:table-cell office:value-type="float" office:value="150099.377032477" calcext:value-type="float">
            <text:p>150099.377032477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784" calcext:value-type="float">
            <text:p>217784</text:p>
          </table:table-cell>
          <table:table-cell office:value-type="float" office:value="192806.973088988" calcext:value-type="float">
            <text:p>192806.973088988</text:p>
          </table:table-cell>
          <table:table-cell office:value-type="float" office:value="178905" calcext:value-type="float">
            <text:p>178905</text:p>
          </table:table-cell>
          <table:table-cell office:value-type="float" office:value="150985.703893016" calcext:value-type="float">
            <text:p>150985.70389301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226" calcext:value-type="float">
            <text:p>218226</text:p>
          </table:table-cell>
          <table:table-cell office:value-type="float" office:value="193589.096993942" calcext:value-type="float">
            <text:p>193589.096993942</text:p>
          </table:table-cell>
          <table:table-cell office:value-type="float" office:value="179241" calcext:value-type="float">
            <text:p>179241</text:p>
          </table:table-cell>
          <table:table-cell office:value-type="float" office:value="151855.097619385" calcext:value-type="float">
            <text:p>151855.097619385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63" calcext:value-type="float">
            <text:p>218663</text:p>
          </table:table-cell>
          <table:table-cell office:value-type="float" office:value="194360.601701821" calcext:value-type="float">
            <text:p>194360.601701821</text:p>
          </table:table-cell>
          <table:table-cell office:value-type="float" office:value="179599" calcext:value-type="float">
            <text:p>179599</text:p>
          </table:table-cell>
          <table:table-cell office:value-type="float" office:value="152708.756154173" calcext:value-type="float">
            <text:p>152708.75615417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110" calcext:value-type="float">
            <text:p>219110</text:p>
          </table:table-cell>
          <table:table-cell office:value-type="float" office:value="195122.121649457" calcext:value-type="float">
            <text:p>195122.121649457</text:p>
          </table:table-cell>
          <table:table-cell office:value-type="float" office:value="179908" calcext:value-type="float">
            <text:p>179908</text:p>
          </table:table-cell>
          <table:table-cell office:value-type="float" office:value="153545.655964814" calcext:value-type="float">
            <text:p>153545.655964814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43" calcext:value-type="float">
            <text:p>219543</text:p>
          </table:table-cell>
          <table:table-cell office:value-type="float" office:value="195873.533291012" calcext:value-type="float">
            <text:p>195873.533291012</text:p>
          </table:table-cell>
          <table:table-cell office:value-type="float" office:value="180229" calcext:value-type="float">
            <text:p>180229</text:p>
          </table:table-cell>
          <table:table-cell office:value-type="float" office:value="154366.681935127" calcext:value-type="float">
            <text:p>154366.681935127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951" calcext:value-type="float">
            <text:p>219951</text:p>
          </table:table-cell>
          <table:table-cell office:value-type="float" office:value="196614.37842052" calcext:value-type="float">
            <text:p>196614.37842052</text:p>
          </table:table-cell>
          <table:table-cell office:value-type="float" office:value="180529" calcext:value-type="float">
            <text:p>180529</text:p>
          </table:table-cell>
          <table:table-cell office:value-type="float" office:value="155171.676337124" calcext:value-type="float">
            <text:p>155171.676337124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412" calcext:value-type="float">
            <text:p>220412</text:p>
          </table:table-cell>
          <table:table-cell office:value-type="float" office:value="197346.612930657" calcext:value-type="float">
            <text:p>197346.612930657</text:p>
          </table:table-cell>
          <table:table-cell office:value-type="float" office:value="180864" calcext:value-type="float">
            <text:p>180864</text:p>
          </table:table-cell>
          <table:table-cell office:value-type="float" office:value="155962.209372904" calcext:value-type="float">
            <text:p>155962.209372904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83" calcext:value-type="float">
            <text:p>220783</text:p>
          </table:table-cell>
          <table:table-cell office:value-type="float" office:value="198067.732532791" calcext:value-type="float">
            <text:p>198067.732532791</text:p>
          </table:table-cell>
          <table:table-cell office:value-type="float" office:value="181130" calcext:value-type="float">
            <text:p>181130</text:p>
          </table:table-cell>
          <table:table-cell office:value-type="float" office:value="156736.602930661" calcext:value-type="float">
            <text:p>156736.602930661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231" calcext:value-type="float">
            <text:p>221231</text:p>
          </table:table-cell>
          <table:table-cell office:value-type="float" office:value="198780.448454859" calcext:value-type="float">
            <text:p>198780.448454859</text:p>
          </table:table-cell>
          <table:table-cell office:value-type="float" office:value="181454" calcext:value-type="float">
            <text:p>181454</text:p>
          </table:table-cell>
          <table:table-cell office:value-type="float" office:value="157497.138225102" calcext:value-type="float">
            <text:p>157497.138225102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604" calcext:value-type="float">
            <text:p>221604</text:p>
          </table:table-cell>
          <table:table-cell office:value-type="float" office:value="199482.711579325" calcext:value-type="float">
            <text:p>199482.711579325</text:p>
          </table:table-cell>
          <table:table-cell office:value-type="float" office:value="181719" calcext:value-type="float">
            <text:p>181719</text:p>
          </table:table-cell>
          <table:table-cell office:value-type="float" office:value="158242.426279715" calcext:value-type="float">
            <text:p>158242.426279715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990" calcext:value-type="float">
            <text:p>221990</text:p>
          </table:table-cell>
          <table:table-cell office:value-type="float" office:value="200175.24353073" calcext:value-type="float">
            <text:p>200175.24353073</text:p>
          </table:table-cell>
          <table:table-cell office:value-type="float" office:value="182013" calcext:value-type="float">
            <text:p>182013</text:p>
          </table:table-cell>
          <table:table-cell office:value-type="float" office:value="158973.828548031" calcext:value-type="float">
            <text:p>158973.828548031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97" calcext:value-type="float">
            <text:p>222397</text:p>
          </table:table-cell>
          <table:table-cell office:value-type="float" office:value="200858.989883631" calcext:value-type="float">
            <text:p>200858.989883631</text:p>
          </table:table-cell>
          <table:table-cell office:value-type="float" office:value="182275" calcext:value-type="float">
            <text:p>182275</text:p>
          </table:table-cell>
          <table:table-cell office:value-type="float" office:value="159690.78766963" calcext:value-type="float">
            <text:p>159690.78766963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771" calcext:value-type="float">
            <text:p>222771</text:p>
          </table:table-cell>
          <table:table-cell office:value-type="float" office:value="201533.205579519" calcext:value-type="float">
            <text:p>201533.205579519</text:p>
          </table:table-cell>
          <table:table-cell office:value-type="float" office:value="182554" calcext:value-type="float">
            <text:p>182554</text:p>
          </table:table-cell>
          <table:table-cell office:value-type="float" office:value="160394.271125949" calcext:value-type="float">
            <text:p>160394.271125949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161" calcext:value-type="float">
            <text:p>223161</text:p>
          </table:table-cell>
          <table:table-cell office:value-type="float" office:value="202198.676177072" calcext:value-type="float">
            <text:p>202198.676177072</text:p>
          </table:table-cell>
          <table:table-cell office:value-type="float" office:value="182797" calcext:value-type="float">
            <text:p>182797</text:p>
          </table:table-cell>
          <table:table-cell office:value-type="float" office:value="161083.585860535" calcext:value-type="float">
            <text:p>161083.585860535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39" calcext:value-type="float">
            <text:p>223539</text:p>
          </table:table-cell>
          <table:table-cell office:value-type="float" office:value="202855.30152547" calcext:value-type="float">
            <text:p>202855.30152547</text:p>
          </table:table-cell>
          <table:table-cell office:value-type="float" office:value="183054" calcext:value-type="float">
            <text:p>183054</text:p>
          </table:table-cell>
          <table:table-cell office:value-type="float" office:value="161759.598603288" calcext:value-type="float">
            <text:p>161759.598603288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5" calcext:value-type="float">
            <text:p>223895</text:p>
          </table:table-cell>
          <table:table-cell office:value-type="float" office:value="203502.676863148" calcext:value-type="float">
            <text:p>203502.676863148</text:p>
          </table:table-cell>
          <table:table-cell office:value-type="float" office:value="183297" calcext:value-type="float">
            <text:p>183297</text:p>
          </table:table-cell>
          <table:table-cell office:value-type="float" office:value="162422.287877033" calcext:value-type="float">
            <text:p>162422.287877033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291" calcext:value-type="float">
            <text:p>224291</text:p>
          </table:table-cell>
          <table:table-cell office:value-type="float" office:value="204142.317575051" calcext:value-type="float">
            <text:p>204142.317575051</text:p>
          </table:table-cell>
          <table:table-cell office:value-type="float" office:value="183555" calcext:value-type="float">
            <text:p>183555</text:p>
          </table:table-cell>
          <table:table-cell office:value-type="float" office:value="163072.525173124" calcext:value-type="float">
            <text:p>163072.525173124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633" calcext:value-type="float">
            <text:p>224633</text:p>
          </table:table-cell>
          <table:table-cell office:value-type="float" office:value="204772.800111203" calcext:value-type="float">
            <text:p>204772.800111203</text:p>
          </table:table-cell>
          <table:table-cell office:value-type="float" office:value="183776" calcext:value-type="float">
            <text:p>183776</text:p>
          </table:table-cell>
          <table:table-cell office:value-type="float" office:value="163709.555167797" calcext:value-type="float">
            <text:p>163709.555167797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975" calcext:value-type="float">
            <text:p>224975</text:p>
          </table:table-cell>
          <table:table-cell office:value-type="float" office:value="205394.406261628" calcext:value-type="float">
            <text:p>205394.406261628</text:p>
          </table:table-cell>
          <table:table-cell office:value-type="float" office:value="184018" calcext:value-type="float">
            <text:p>184018</text:p>
          </table:table-cell>
          <table:table-cell office:value-type="float" office:value="164334.430393404" calcext:value-type="float">
            <text:p>164334.430393404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336" calcext:value-type="float">
            <text:p>225336</text:p>
          </table:table-cell>
          <table:table-cell office:value-type="float" office:value="206007.99376127" calcext:value-type="float">
            <text:p>206007.99376127</text:p>
          </table:table-cell>
          <table:table-cell office:value-type="float" office:value="184228" calcext:value-type="float">
            <text:p>184228</text:p>
          </table:table-cell>
          <table:table-cell office:value-type="float" office:value="164946.540227453" calcext:value-type="float">
            <text:p>164946.540227453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673" calcext:value-type="float">
            <text:p>225673</text:p>
          </table:table-cell>
          <table:table-cell office:value-type="float" office:value="206613.070876308" calcext:value-type="float">
            <text:p>206613.070876308</text:p>
          </table:table-cell>
          <table:table-cell office:value-type="float" office:value="184436" calcext:value-type="float">
            <text:p>184436</text:p>
          </table:table-cell>
          <table:table-cell office:value-type="float" office:value="165546.215912762" calcext:value-type="float">
            <text:p>165546.215912762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8" calcext:value-type="float">
            <text:p>226008</text:p>
          </table:table-cell>
          <table:table-cell office:value-type="float" office:value="207209.837926268" calcext:value-type="float">
            <text:p>207209.837926268</text:p>
          </table:table-cell>
          <table:table-cell office:value-type="float" office:value="184645" calcext:value-type="float">
            <text:p>184645</text:p>
          </table:table-cell>
          <table:table-cell office:value-type="float" office:value="166133.870807754" calcext:value-type="float">
            <text:p>166133.870807754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355" calcext:value-type="float">
            <text:p>226355</text:p>
          </table:table-cell>
          <table:table-cell office:value-type="float" office:value="207798.919836229" calcext:value-type="float">
            <text:p>207798.919836229</text:p>
          </table:table-cell>
          <table:table-cell office:value-type="float" office:value="184859" calcext:value-type="float">
            <text:p>184859</text:p>
          </table:table-cell>
          <table:table-cell office:value-type="float" office:value="166710.028629054" calcext:value-type="float">
            <text:p>166710.028629054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674" calcext:value-type="float">
            <text:p>226674</text:p>
          </table:table-cell>
          <table:table-cell office:value-type="float" office:value="208379.691533576" calcext:value-type="float">
            <text:p>208379.691533576</text:p>
          </table:table-cell>
          <table:table-cell office:value-type="float" office:value="185069" calcext:value-type="float">
            <text:p>185069</text:p>
          </table:table-cell>
          <table:table-cell office:value-type="float" office:value="167274.920055852" calcext:value-type="float">
            <text:p>167274.920055852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010" calcext:value-type="float">
            <text:p>227010</text:p>
          </table:table-cell>
          <table:table-cell office:value-type="float" office:value="208952.931794081" calcext:value-type="float">
            <text:p>208952.931794081</text:p>
          </table:table-cell>
          <table:table-cell office:value-type="float" office:value="185255" calcext:value-type="float">
            <text:p>185255</text:p>
          </table:table-cell>
          <table:table-cell office:value-type="float" office:value="167828.153284903" calcext:value-type="float">
            <text:p>167828.153284903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16" calcext:value-type="float">
            <text:p>227316</text:p>
          </table:table-cell>
          <table:table-cell office:value-type="float" office:value="209517.94927734" calcext:value-type="float">
            <text:p>209517.94927734</text:p>
          </table:table-cell>
          <table:table-cell office:value-type="float" office:value="185432" calcext:value-type="float">
            <text:p>185432</text:p>
          </table:table-cell>
          <table:table-cell office:value-type="float" office:value="168369.810106906" calcext:value-type="float">
            <text:p>168369.810106906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629" calcext:value-type="float">
            <text:p>227629</text:p>
          </table:table-cell>
          <table:table-cell office:value-type="float" office:value="210075.212376499" calcext:value-type="float">
            <text:p>210075.212376499</text:p>
          </table:table-cell>
          <table:table-cell office:value-type="float" office:value="185611" calcext:value-type="float">
            <text:p>185611</text:p>
          </table:table-cell>
          <table:table-cell office:value-type="float" office:value="168900.308257463" calcext:value-type="float">
            <text:p>168900.308257463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937" calcext:value-type="float">
            <text:p>227937</text:p>
          </table:table-cell>
          <table:table-cell office:value-type="float" office:value="210624.805841837" calcext:value-type="float">
            <text:p>210624.805841837</text:p>
          </table:table-cell>
          <table:table-cell office:value-type="float" office:value="185805" calcext:value-type="float">
            <text:p>185805</text:p>
          </table:table-cell>
          <table:table-cell office:value-type="float" office:value="169420.452618771" calcext:value-type="float">
            <text:p>169420.452618771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256" calcext:value-type="float">
            <text:p>228256</text:p>
          </table:table-cell>
          <table:table-cell office:value-type="float" office:value="211167.304123627" calcext:value-type="float">
            <text:p>211167.304123627</text:p>
          </table:table-cell>
          <table:table-cell office:value-type="float" office:value="185972" calcext:value-type="float">
            <text:p>185972</text:p>
          </table:table-cell>
          <table:table-cell office:value-type="float" office:value="169929.730999732" calcext:value-type="float">
            <text:p>169929.730999732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555" calcext:value-type="float">
            <text:p>228555</text:p>
          </table:table-cell>
          <table:table-cell office:value-type="float" office:value="211702.310150592" calcext:value-type="float">
            <text:p>211702.310150592</text:p>
          </table:table-cell>
          <table:table-cell office:value-type="float" office:value="186131" calcext:value-type="float">
            <text:p>186131</text:p>
          </table:table-cell>
          <table:table-cell office:value-type="float" office:value="170428.231584356" calcext:value-type="float">
            <text:p>170428.231584356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44" calcext:value-type="float">
            <text:p>228844</text:p>
          </table:table-cell>
          <table:table-cell office:value-type="float" office:value="212229.746761343" calcext:value-type="float">
            <text:p>212229.746761343</text:p>
          </table:table-cell>
          <table:table-cell office:value-type="float" office:value="186285" calcext:value-type="float">
            <text:p>186285</text:p>
          </table:table-cell>
          <table:table-cell office:value-type="float" office:value="170916.132150991" calcext:value-type="float">
            <text:p>170916.132150991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37" calcext:value-type="float">
            <text:p>229137</text:p>
          </table:table-cell>
          <table:table-cell office:value-type="float" office:value="212749.969937917" calcext:value-type="float">
            <text:p>212749.969937917</text:p>
          </table:table-cell>
          <table:table-cell office:value-type="float" office:value="186445" calcext:value-type="float">
            <text:p>186445</text:p>
          </table:table-cell>
          <table:table-cell office:value-type="float" office:value="171393.943469422" calcext:value-type="float">
            <text:p>171393.943469422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443" calcext:value-type="float">
            <text:p>229443</text:p>
          </table:table-cell>
          <table:table-cell office:value-type="float" office:value="213263.601632135" calcext:value-type="float">
            <text:p>213263.601632135</text:p>
          </table:table-cell>
          <table:table-cell office:value-type="float" office:value="186602" calcext:value-type="float">
            <text:p>186602</text:p>
          </table:table-cell>
          <table:table-cell office:value-type="float" office:value="171861.883670363" calcext:value-type="float">
            <text:p>171861.883670363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98" calcext:value-type="float">
            <text:p>229698</text:p>
          </table:table-cell>
          <table:table-cell office:value-type="float" office:value="213769.275428069" calcext:value-type="float">
            <text:p>213769.275428069</text:p>
          </table:table-cell>
          <table:table-cell office:value-type="float" office:value="186729" calcext:value-type="float">
            <text:p>186729</text:p>
          </table:table-cell>
          <table:table-cell office:value-type="float" office:value="172319.333403583" calcext:value-type="float">
            <text:p>172319.333403583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975" calcext:value-type="float">
            <text:p>229975</text:p>
          </table:table-cell>
          <table:table-cell office:value-type="float" office:value="214267.913107206" calcext:value-type="float">
            <text:p>214267.913107206</text:p>
          </table:table-cell>
          <table:table-cell office:value-type="float" office:value="186865" calcext:value-type="float">
            <text:p>186865</text:p>
          </table:table-cell>
          <table:table-cell office:value-type="float" office:value="172766.89237578" calcext:value-type="float">
            <text:p>172766.89237578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240" calcext:value-type="float">
            <text:p>230240</text:p>
          </table:table-cell>
          <table:table-cell office:value-type="float" office:value="214759.361934676" calcext:value-type="float">
            <text:p>214759.361934676</text:p>
          </table:table-cell>
          <table:table-cell office:value-type="float" office:value="186990" calcext:value-type="float">
            <text:p>186990</text:p>
          </table:table-cell>
          <table:table-cell office:value-type="float" office:value="173204.526456525" calcext:value-type="float">
            <text:p>173204.526456525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509" calcext:value-type="float">
            <text:p>230509</text:p>
          </table:table-cell>
          <table:table-cell office:value-type="float" office:value="215243.96618284" calcext:value-type="float">
            <text:p>215243.96618284</text:p>
          </table:table-cell>
          <table:table-cell office:value-type="float" office:value="187123" calcext:value-type="float">
            <text:p>187123</text:p>
          </table:table-cell>
          <table:table-cell office:value-type="float" office:value="173632.78718094" calcext:value-type="float">
            <text:p>173632.78718094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770" calcext:value-type="float">
            <text:p>230770</text:p>
          </table:table-cell>
          <table:table-cell office:value-type="float" office:value="215721.690300291" calcext:value-type="float">
            <text:p>215721.690300291</text:p>
          </table:table-cell>
          <table:table-cell office:value-type="float" office:value="187241" calcext:value-type="float">
            <text:p>187241</text:p>
          </table:table-cell>
          <table:table-cell office:value-type="float" office:value="174051.501421526" calcext:value-type="float">
            <text:p>174051.501421526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025" calcext:value-type="float">
            <text:p>231025</text:p>
          </table:table-cell>
          <table:table-cell office:value-type="float" office:value="216192.561367975" calcext:value-type="float">
            <text:p>216192.561367975</text:p>
          </table:table-cell>
          <table:table-cell office:value-type="float" office:value="187354" calcext:value-type="float">
            <text:p>187354</text:p>
          </table:table-cell>
          <table:table-cell office:value-type="float" office:value="174460.809070095" calcext:value-type="float">
            <text:p>174460.809070095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279" calcext:value-type="float">
            <text:p>231279</text:p>
          </table:table-cell>
          <table:table-cell office:value-type="float" office:value="216656.759479729" calcext:value-type="float">
            <text:p>216656.759479729</text:p>
          </table:table-cell>
          <table:table-cell office:value-type="float" office:value="187467" calcext:value-type="float">
            <text:p>187467</text:p>
          </table:table-cell>
          <table:table-cell office:value-type="float" office:value="174860.999560246" calcext:value-type="float">
            <text:p>174860.999560246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526" calcext:value-type="float">
            <text:p>231526</text:p>
          </table:table-cell>
          <table:table-cell office:value-type="float" office:value="217114.274572661" calcext:value-type="float">
            <text:p>217114.274572661</text:p>
          </table:table-cell>
          <table:table-cell office:value-type="float" office:value="187573" calcext:value-type="float">
            <text:p>187573</text:p>
          </table:table-cell>
          <table:table-cell office:value-type="float" office:value="175252.138035315" calcext:value-type="float">
            <text:p>175252.138035315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92" calcext:value-type="float">
            <text:p>231792</text:p>
          </table:table-cell>
          <table:table-cell office:value-type="float" office:value="217565.896893502" calcext:value-type="float">
            <text:p>217565.896893502</text:p>
          </table:table-cell>
          <table:table-cell office:value-type="float" office:value="187680" calcext:value-type="float">
            <text:p>187680</text:p>
          </table:table-cell>
          <table:table-cell office:value-type="float" office:value="175634.533788075" calcext:value-type="float">
            <text:p>175634.533788075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012" calcext:value-type="float">
            <text:p>232012</text:p>
          </table:table-cell>
          <table:table-cell office:value-type="float" office:value="218010.392373702" calcext:value-type="float">
            <text:p>218010.392373702</text:p>
          </table:table-cell>
          <table:table-cell office:value-type="float" office:value="187765" calcext:value-type="float">
            <text:p>187765</text:p>
          </table:table-cell>
          <table:table-cell office:value-type="float" office:value="176007.778902288" calcext:value-type="float">
            <text:p>176007.778902288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241" calcext:value-type="float">
            <text:p>232241</text:p>
          </table:table-cell>
          <table:table-cell office:value-type="float" office:value="218448.257223742" calcext:value-type="float">
            <text:p>218448.257223742</text:p>
          </table:table-cell>
          <table:table-cell office:value-type="float" office:value="187847" calcext:value-type="float">
            <text:p>187847</text:p>
          </table:table-cell>
          <table:table-cell office:value-type="float" office:value="176372.062628371" calcext:value-type="float">
            <text:p>176372.062628371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473" calcext:value-type="float">
            <text:p>232473</text:p>
          </table:table-cell>
          <table:table-cell office:value-type="float" office:value="218879.787770703" calcext:value-type="float">
            <text:p>218879.787770703</text:p>
          </table:table-cell>
          <table:table-cell office:value-type="float" office:value="187937" calcext:value-type="float">
            <text:p>187937</text:p>
          </table:table-cell>
          <table:table-cell office:value-type="float" office:value="176727.906855191" calcext:value-type="float">
            <text:p>176727.906855191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700" calcext:value-type="float">
            <text:p>232700</text:p>
          </table:table-cell>
          <table:table-cell office:value-type="float" office:value="219305.025070066" calcext:value-type="float">
            <text:p>219305.025070066</text:p>
          </table:table-cell>
          <table:table-cell office:value-type="float" office:value="188013" calcext:value-type="float">
            <text:p>188013</text:p>
          </table:table-cell>
          <table:table-cell office:value-type="float" office:value="177075.140490415" calcext:value-type="float">
            <text:p>177075.140490415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905" calcext:value-type="float">
            <text:p>232905</text:p>
          </table:table-cell>
          <table:table-cell office:value-type="float" office:value="219723.485837141" calcext:value-type="float">
            <text:p>219723.485837141</text:p>
          </table:table-cell>
          <table:table-cell office:value-type="float" office:value="188083" calcext:value-type="float">
            <text:p>188083</text:p>
          </table:table-cell>
          <table:table-cell office:value-type="float" office:value="177413.843859941" calcext:value-type="float">
            <text:p>177413.843859941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117" calcext:value-type="float">
            <text:p>233117</text:p>
          </table:table-cell>
          <table:table-cell office:value-type="float" office:value="220135.593965229" calcext:value-type="float">
            <text:p>220135.593965229</text:p>
          </table:table-cell>
          <table:table-cell office:value-type="float" office:value="188150" calcext:value-type="float">
            <text:p>188150</text:p>
          </table:table-cell>
          <table:table-cell office:value-type="float" office:value="177744.187125789" calcext:value-type="float">
            <text:p>177744.187125789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330" calcext:value-type="float">
            <text:p>233330</text:p>
          </table:table-cell>
          <table:table-cell office:value-type="float" office:value="220541.575689376" calcext:value-type="float">
            <text:p>220541.575689376</text:p>
          </table:table-cell>
          <table:table-cell office:value-type="float" office:value="188215" calcext:value-type="float">
            <text:p>188215</text:p>
          </table:table-cell>
          <table:table-cell office:value-type="float" office:value="178066.365983457" calcext:value-type="float">
            <text:p>178066.365983457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50" calcext:value-type="float">
            <text:p>233550</text:p>
          </table:table-cell>
          <table:table-cell office:value-type="float" office:value="220941.834898934" calcext:value-type="float">
            <text:p>220941.834898934</text:p>
          </table:table-cell>
          <table:table-cell office:value-type="float" office:value="188277" calcext:value-type="float">
            <text:p>188277</text:p>
          </table:table-cell>
          <table:table-cell office:value-type="float" office:value="178380.539337812" calcext:value-type="float">
            <text:p>178380.539337812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7" calcext:value-type="float">
            <text:p>233737</text:p>
          </table:table-cell>
          <table:table-cell office:value-type="float" office:value="221335.532286659" calcext:value-type="float">
            <text:p>221335.532286659</text:p>
          </table:table-cell>
          <table:table-cell office:value-type="float" office:value="188329" calcext:value-type="float">
            <text:p>188329</text:p>
          </table:table-cell>
          <table:table-cell office:value-type="float" office:value="178686.645819726" calcext:value-type="float">
            <text:p>178686.645819726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937" calcext:value-type="float">
            <text:p>233937</text:p>
          </table:table-cell>
          <table:table-cell office:value-type="float" office:value="221723.269754762" calcext:value-type="float">
            <text:p>221723.269754762</text:p>
          </table:table-cell>
          <table:table-cell office:value-type="float" office:value="188376" calcext:value-type="float">
            <text:p>188376</text:p>
          </table:table-cell>
          <table:table-cell office:value-type="float" office:value="178984.779794503" calcext:value-type="float">
            <text:p>178984.779794503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43" calcext:value-type="float">
            <text:p>234143</text:p>
          </table:table-cell>
          <table:table-cell office:value-type="float" office:value="222105.415300769" calcext:value-type="float">
            <text:p>222105.415300769</text:p>
          </table:table-cell>
          <table:table-cell office:value-type="float" office:value="188421" calcext:value-type="float">
            <text:p>188421</text:p>
          </table:table-cell>
          <table:table-cell office:value-type="float" office:value="179275.125031596" calcext:value-type="float">
            <text:p>179275.125031596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16" calcext:value-type="float">
            <text:p>234316</text:p>
          </table:table-cell>
          <table:table-cell office:value-type="float" office:value="222481.125599207" calcext:value-type="float">
            <text:p>222481.125599207</text:p>
          </table:table-cell>
          <table:table-cell office:value-type="float" office:value="188458" calcext:value-type="float">
            <text:p>188458</text:p>
          </table:table-cell>
          <table:table-cell office:value-type="float" office:value="179557.675030623" calcext:value-type="float">
            <text:p>179557.675030623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504" calcext:value-type="float">
            <text:p>234504</text:p>
          </table:table-cell>
          <table:table-cell office:value-type="float" office:value="222851.060196154" calcext:value-type="float">
            <text:p>222851.060196154</text:p>
          </table:table-cell>
          <table:table-cell office:value-type="float" office:value="188492" calcext:value-type="float">
            <text:p>188492</text:p>
          </table:table-cell>
          <table:table-cell office:value-type="float" office:value="179832.577337374" calcext:value-type="float">
            <text:p>179832.577337374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701" calcext:value-type="float">
            <text:p>234701</text:p>
          </table:table-cell>
          <table:table-cell office:value-type="float" office:value="223215.67372858" calcext:value-type="float">
            <text:p>223215.67372858</text:p>
          </table:table-cell>
          <table:table-cell office:value-type="float" office:value="188526" calcext:value-type="float">
            <text:p>188526</text:p>
          </table:table-cell>
          <table:table-cell office:value-type="float" office:value="180100.067265454" calcext:value-type="float">
            <text:p>180100.067265454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58" calcext:value-type="float">
            <text:p>234858</text:p>
          </table:table-cell>
          <table:table-cell office:value-type="float" office:value="223573.899152316" calcext:value-type="float">
            <text:p>223573.899152316</text:p>
          </table:table-cell>
          <table:table-cell office:value-type="float" office:value="188544" calcext:value-type="float">
            <text:p>188544</text:p>
          </table:table-cell>
          <table:table-cell office:value-type="float" office:value="180359.880580363" calcext:value-type="float">
            <text:p>180359.880580363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029" calcext:value-type="float">
            <text:p>235029</text:p>
          </table:table-cell>
          <table:table-cell office:value-type="float" office:value="223926.363793784" calcext:value-type="float">
            <text:p>223926.363793784</text:p>
          </table:table-cell>
          <table:table-cell office:value-type="float" office:value="188559" calcext:value-type="float">
            <text:p>188559</text:p>
          </table:table-cell>
          <table:table-cell office:value-type="float" office:value="180612.161177891" calcext:value-type="float">
            <text:p>180612.161177891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215" calcext:value-type="float">
            <text:p>235215</text:p>
          </table:table-cell>
          <table:table-cell office:value-type="float" office:value="224273.706446283" calcext:value-type="float">
            <text:p>224273.706446283</text:p>
          </table:table-cell>
          <table:table-cell office:value-type="float" office:value="188577" calcext:value-type="float">
            <text:p>188577</text:p>
          </table:table-cell>
          <table:table-cell office:value-type="float" office:value="180857.233141648" calcext:value-type="float">
            <text:p>180857.233141648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359" calcext:value-type="float">
            <text:p>235359</text:p>
          </table:table-cell>
          <table:table-cell office:value-type="float" office:value="224614.792401782" calcext:value-type="float">
            <text:p>224614.792401782</text:p>
          </table:table-cell>
          <table:table-cell office:value-type="float" office:value="188586" calcext:value-type="float">
            <text:p>188586</text:p>
          </table:table-cell>
          <table:table-cell office:value-type="float" office:value="181095.041352674" calcext:value-type="float">
            <text:p>181095.041352674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17" calcext:value-type="float">
            <text:p>235517</text:p>
          </table:table-cell>
          <table:table-cell office:value-type="float" office:value="224950.244943265" calcext:value-type="float">
            <text:p>224950.244943265</text:p>
          </table:table-cell>
          <table:table-cell office:value-type="float" office:value="188586" calcext:value-type="float">
            <text:p>188586</text:p>
          </table:table-cell>
          <table:table-cell office:value-type="float" office:value="181325.532387976" calcext:value-type="float">
            <text:p>181325.532387976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674" calcext:value-type="float">
            <text:p>235674</text:p>
          </table:table-cell>
          <table:table-cell office:value-type="float" office:value="225280.206637319" calcext:value-type="float">
            <text:p>225280.206637319</text:p>
          </table:table-cell>
          <table:table-cell office:value-type="float" office:value="188589" calcext:value-type="float">
            <text:p>188589</text:p>
          </table:table-cell>
          <table:table-cell office:value-type="float" office:value="181549.023699116" calcext:value-type="float">
            <text:p>181549.023699116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36" calcext:value-type="float">
            <text:p>235836</text:p>
          </table:table-cell>
          <table:table-cell office:value-type="float" office:value="225605.000279247" calcext:value-type="float">
            <text:p>225605.000279247</text:p>
          </table:table-cell>
          <table:table-cell office:value-type="float" office:value="188582" calcext:value-type="float">
            <text:p>188582</text:p>
          </table:table-cell>
          <table:table-cell office:value-type="float" office:value="181765.422969912" calcext:value-type="float">
            <text:p>181765.422969912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70" calcext:value-type="float">
            <text:p>235970</text:p>
          </table:table-cell>
          <table:table-cell office:value-type="float" office:value="225923.923347578" calcext:value-type="float">
            <text:p>225923.923347578</text:p>
          </table:table-cell>
          <table:table-cell office:value-type="float" office:value="188571" calcext:value-type="float">
            <text:p>188571</text:p>
          </table:table-cell>
          <table:table-cell office:value-type="float" office:value="181974.825340069" calcext:value-type="float">
            <text:p>181974.825340069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22" calcext:value-type="float">
            <text:p>236122</text:p>
          </table:table-cell>
          <table:table-cell office:value-type="float" office:value="226237.710321499" calcext:value-type="float">
            <text:p>226237.710321499</text:p>
          </table:table-cell>
          <table:table-cell office:value-type="float" office:value="188556" calcext:value-type="float">
            <text:p>188556</text:p>
          </table:table-cell>
          <table:table-cell office:value-type="float" office:value="182177.323021913" calcext:value-type="float">
            <text:p>182177.323021913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253" calcext:value-type="float">
            <text:p>236253</text:p>
          </table:table-cell>
          <table:table-cell office:value-type="float" office:value="226545.873080837" calcext:value-type="float">
            <text:p>226545.873080837</text:p>
          </table:table-cell>
          <table:table-cell office:value-type="float" office:value="188547" calcext:value-type="float">
            <text:p>188547</text:p>
          </table:table-cell>
          <table:table-cell office:value-type="float" office:value="182373.313082777" calcext:value-type="float">
            <text:p>182373.313082777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385" calcext:value-type="float">
            <text:p>236385</text:p>
          </table:table-cell>
          <table:table-cell office:value-type="float" office:value="226848.615447581" calcext:value-type="float">
            <text:p>226848.615447581</text:p>
          </table:table-cell>
          <table:table-cell office:value-type="float" office:value="188519" calcext:value-type="float">
            <text:p>188519</text:p>
          </table:table-cell>
          <table:table-cell office:value-type="float" office:value="182562.411141768" calcext:value-type="float">
            <text:p>182562.411141768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510" calcext:value-type="float">
            <text:p>236510</text:p>
          </table:table-cell>
          <table:table-cell office:value-type="float" office:value="227145.888818424" calcext:value-type="float">
            <text:p>227145.888818424</text:p>
          </table:table-cell>
          <table:table-cell office:value-type="float" office:value="188487" calcext:value-type="float">
            <text:p>188487</text:p>
          </table:table-cell>
          <table:table-cell office:value-type="float" office:value="182744.70618356" calcext:value-type="float">
            <text:p>182744.70618356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638" calcext:value-type="float">
            <text:p>236638</text:p>
          </table:table-cell>
          <table:table-cell office:value-type="float" office:value="227437.953777858" calcext:value-type="float">
            <text:p>227437.953777858</text:p>
          </table:table-cell>
          <table:table-cell office:value-type="float" office:value="188457" calcext:value-type="float">
            <text:p>188457</text:p>
          </table:table-cell>
          <table:table-cell office:value-type="float" office:value="182920.46907022" calcext:value-type="float">
            <text:p>182920.46907022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766" calcext:value-type="float">
            <text:p>236766</text:p>
          </table:table-cell>
          <table:table-cell office:value-type="float" office:value="227724.970584693" calcext:value-type="float">
            <text:p>227724.970584693</text:p>
          </table:table-cell>
          <table:table-cell office:value-type="float" office:value="188414" calcext:value-type="float">
            <text:p>188414</text:p>
          </table:table-cell>
          <table:table-cell office:value-type="float" office:value="183089.500791136" calcext:value-type="float">
            <text:p>183089.500791136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72" calcext:value-type="float">
            <text:p>236872</text:p>
          </table:table-cell>
          <table:table-cell office:value-type="float" office:value="228006.417643625" calcext:value-type="float">
            <text:p>228006.417643625</text:p>
          </table:table-cell>
          <table:table-cell office:value-type="float" office:value="188374" calcext:value-type="float">
            <text:p>188374</text:p>
          </table:table-cell>
          <table:table-cell office:value-type="float" office:value="183252.100766793" calcext:value-type="float">
            <text:p>183252.100766793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986" calcext:value-type="float">
            <text:p>236986</text:p>
          </table:table-cell>
          <table:table-cell office:value-type="float" office:value="228282.71248536" calcext:value-type="float">
            <text:p>228282.71248536</text:p>
          </table:table-cell>
          <table:table-cell office:value-type="float" office:value="188332" calcext:value-type="float">
            <text:p>188332</text:p>
          </table:table-cell>
          <table:table-cell office:value-type="float" office:value="183408.405358584" calcext:value-type="float">
            <text:p>183408.405358584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102" calcext:value-type="float">
            <text:p>237102</text:p>
          </table:table-cell>
          <table:table-cell office:value-type="float" office:value="228554.075178118" calcext:value-type="float">
            <text:p>228554.075178118</text:p>
          </table:table-cell>
          <table:table-cell office:value-type="float" office:value="188276" calcext:value-type="float">
            <text:p>188276</text:p>
          </table:table-cell>
          <table:table-cell office:value-type="float" office:value="183558.177501397" calcext:value-type="float">
            <text:p>183558.177501397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00" calcext:value-type="float">
            <text:p>237200</text:p>
          </table:table-cell>
          <table:table-cell office:value-type="float" office:value="228820.103634176" calcext:value-type="float">
            <text:p>228820.103634176</text:p>
          </table:table-cell>
          <table:table-cell office:value-type="float" office:value="188224" calcext:value-type="float">
            <text:p>188224</text:p>
          </table:table-cell>
          <table:table-cell office:value-type="float" office:value="183701.741270585" calcext:value-type="float">
            <text:p>183701.741270585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94" calcext:value-type="float">
            <text:p>237294</text:p>
          </table:table-cell>
          <table:table-cell office:value-type="float" office:value="229080.83890697" calcext:value-type="float">
            <text:p>229080.83890697</text:p>
          </table:table-cell>
          <table:table-cell office:value-type="float" office:value="188159" calcext:value-type="float">
            <text:p>188159</text:p>
          </table:table-cell>
          <table:table-cell office:value-type="float" office:value="183838.887693029" calcext:value-type="float">
            <text:p>183838.887693029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4" calcext:value-type="float">
            <text:p>237394</text:p>
          </table:table-cell>
          <table:table-cell office:value-type="float" office:value="229336.628479064" calcext:value-type="float">
            <text:p>229336.628479064</text:p>
          </table:table-cell>
          <table:table-cell office:value-type="float" office:value="188098" calcext:value-type="float">
            <text:p>188098</text:p>
          </table:table-cell>
          <table:table-cell office:value-type="float" office:value="183969.937302474" calcext:value-type="float">
            <text:p>183969.937302474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87" calcext:value-type="float">
            <text:p>237487</text:p>
          </table:table-cell>
          <table:table-cell office:value-type="float" office:value="229587.409141246" calcext:value-type="float">
            <text:p>229587.409141246</text:p>
          </table:table-cell>
          <table:table-cell office:value-type="float" office:value="188036" calcext:value-type="float">
            <text:p>188036</text:p>
          </table:table-cell>
          <table:table-cell office:value-type="float" office:value="184095.046923936" calcext:value-type="float">
            <text:p>184095.046923936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70" calcext:value-type="float">
            <text:p>237570</text:p>
          </table:table-cell>
          <table:table-cell office:value-type="float" office:value="229833.027321516" calcext:value-type="float">
            <text:p>229833.027321516</text:p>
          </table:table-cell>
          <table:table-cell office:value-type="float" office:value="187958" calcext:value-type="float">
            <text:p>187958</text:p>
          </table:table-cell>
          <table:table-cell office:value-type="float" office:value="184213.907018584" calcext:value-type="float">
            <text:p>184213.907018584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52" calcext:value-type="float">
            <text:p>237652</text:p>
          </table:table-cell>
          <table:table-cell office:value-type="float" office:value="230073.611096238" calcext:value-type="float">
            <text:p>230073.611096238</text:p>
          </table:table-cell>
          <table:table-cell office:value-type="float" office:value="187877" calcext:value-type="float">
            <text:p>187877</text:p>
          </table:table-cell>
          <table:table-cell office:value-type="float" office:value="184326.617571859" calcext:value-type="float">
            <text:p>184326.617571859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3" calcext:value-type="float">
            <text:p>237733</text:p>
          </table:table-cell>
          <table:table-cell office:value-type="float" office:value="230309.284600969" calcext:value-type="float">
            <text:p>230309.284600969</text:p>
          </table:table-cell>
          <table:table-cell office:value-type="float" office:value="187795" calcext:value-type="float">
            <text:p>187795</text:p>
          </table:table-cell>
          <table:table-cell office:value-type="float" office:value="184433.337031186" calcext:value-type="float">
            <text:p>184433.33703118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809" calcext:value-type="float">
            <text:p>237809</text:p>
          </table:table-cell>
          <table:table-cell office:value-type="float" office:value="230540.045074786" calcext:value-type="float">
            <text:p>230540.045074786</text:p>
          </table:table-cell>
          <table:table-cell office:value-type="float" office:value="187714" calcext:value-type="float">
            <text:p>187714</text:p>
          </table:table-cell>
          <table:table-cell office:value-type="float" office:value="184534.28050715" calcext:value-type="float">
            <text:p>184534.28050715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881" calcext:value-type="float">
            <text:p>237881</text:p>
          </table:table-cell>
          <table:table-cell office:value-type="float" office:value="230765.920610946" calcext:value-type="float">
            <text:p>230765.920610946</text:p>
          </table:table-cell>
          <table:table-cell office:value-type="float" office:value="187619" calcext:value-type="float">
            <text:p>187619</text:p>
          </table:table-cell>
          <table:table-cell office:value-type="float" office:value="184629.194953083" calcext:value-type="float">
            <text:p>184629.194953083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944" calcext:value-type="float">
            <text:p>237944</text:p>
          </table:table-cell>
          <table:table-cell office:value-type="float" office:value="230986.784592148" calcext:value-type="float">
            <text:p>230986.784592148</text:p>
          </table:table-cell>
          <table:table-cell office:value-type="float" office:value="187522" calcext:value-type="float">
            <text:p>187522</text:p>
          </table:table-cell>
          <table:table-cell office:value-type="float" office:value="184718.204339142" calcext:value-type="float">
            <text:p>184718.204339142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13" calcext:value-type="float">
            <text:p>238013</text:p>
          </table:table-cell>
          <table:table-cell office:value-type="float" office:value="231202.975835466" calcext:value-type="float">
            <text:p>231202.975835466</text:p>
          </table:table-cell>
          <table:table-cell office:value-type="float" office:value="187417" calcext:value-type="float">
            <text:p>187417</text:p>
          </table:table-cell>
          <table:table-cell office:value-type="float" office:value="184801.24420563" calcext:value-type="float">
            <text:p>184801.24420563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69" calcext:value-type="float">
            <text:p>238069</text:p>
          </table:table-cell>
          <table:table-cell office:value-type="float" office:value="231414.238117452" calcext:value-type="float">
            <text:p>231414.238117452</text:p>
          </table:table-cell>
          <table:table-cell office:value-type="float" office:value="187322" calcext:value-type="float">
            <text:p>187322</text:p>
          </table:table-cell>
          <table:table-cell office:value-type="float" office:value="184878.80592238" calcext:value-type="float">
            <text:p>184878.80592238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21" calcext:value-type="float">
            <text:p>238121</text:p>
          </table:table-cell>
          <table:table-cell office:value-type="float" office:value="231620.60002153" calcext:value-type="float">
            <text:p>231620.60002153</text:p>
          </table:table-cell>
          <table:table-cell office:value-type="float" office:value="187213" calcext:value-type="float">
            <text:p>187213</text:p>
          </table:table-cell>
          <table:table-cell office:value-type="float" office:value="184950.627278615" calcext:value-type="float">
            <text:p>184950.627278615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70" calcext:value-type="float">
            <text:p>238170</text:p>
          </table:table-cell>
          <table:table-cell office:value-type="float" office:value="231822.120020868" calcext:value-type="float">
            <text:p>231822.120020868</text:p>
          </table:table-cell>
          <table:table-cell office:value-type="float" office:value="187097" calcext:value-type="float">
            <text:p>187097</text:p>
          </table:table-cell>
          <table:table-cell office:value-type="float" office:value="185016.669516196" calcext:value-type="float">
            <text:p>185016.669516196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19" calcext:value-type="float">
            <text:p>238219</text:p>
          </table:table-cell>
          <table:table-cell office:value-type="float" office:value="232018.947097149" calcext:value-type="float">
            <text:p>232018.947097149</text:p>
          </table:table-cell>
          <table:table-cell office:value-type="float" office:value="186982" calcext:value-type="float">
            <text:p>186982</text:p>
          </table:table-cell>
          <table:table-cell office:value-type="float" office:value="185077.14122339" calcext:value-type="float">
            <text:p>185077.14122339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62" calcext:value-type="float">
            <text:p>238262</text:p>
          </table:table-cell>
          <table:table-cell office:value-type="float" office:value="232211.041032621" calcext:value-type="float">
            <text:p>232211.041032621</text:p>
          </table:table-cell>
          <table:table-cell office:value-type="float" office:value="186861" calcext:value-type="float">
            <text:p>186861</text:p>
          </table:table-cell>
          <table:table-cell office:value-type="float" office:value="185132.029185747" calcext:value-type="float">
            <text:p>185132.029185747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97" calcext:value-type="float">
            <text:p>238297</text:p>
          </table:table-cell>
          <table:table-cell office:value-type="float" office:value="232398.301308541" calcext:value-type="float">
            <text:p>232398.301308541</text:p>
          </table:table-cell>
          <table:table-cell office:value-type="float" office:value="186736" calcext:value-type="float">
            <text:p>186736</text:p>
          </table:table-cell>
          <table:table-cell office:value-type="float" office:value="185181.382133878" calcext:value-type="float">
            <text:p>185181.382133878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35" calcext:value-type="float">
            <text:p>238335</text:p>
          </table:table-cell>
          <table:table-cell office:value-type="float" office:value="232580.968960586" calcext:value-type="float">
            <text:p>232580.968960586</text:p>
          </table:table-cell>
          <table:table-cell office:value-type="float" office:value="186607" calcext:value-type="float">
            <text:p>186607</text:p>
          </table:table-cell>
          <table:table-cell office:value-type="float" office:value="185225.247298989" calcext:value-type="float">
            <text:p>185225.247298989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63" calcext:value-type="float">
            <text:p>238363</text:p>
          </table:table-cell>
          <table:table-cell office:value-type="float" office:value="232758.877607952" calcext:value-type="float">
            <text:p>232758.877607952</text:p>
          </table:table-cell>
          <table:table-cell office:value-type="float" office:value="186469" calcext:value-type="float">
            <text:p>186469</text:p>
          </table:table-cell>
          <table:table-cell office:value-type="float" office:value="185263.516612867" calcext:value-type="float">
            <text:p>185263.516612867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91" calcext:value-type="float">
            <text:p>238391</text:p>
          </table:table-cell>
          <table:table-cell office:value-type="float" office:value="232932.173681554" calcext:value-type="float">
            <text:p>232932.173681554</text:p>
          </table:table-cell>
          <table:table-cell office:value-type="float" office:value="186331" calcext:value-type="float">
            <text:p>186331</text:p>
          </table:table-cell>
          <table:table-cell office:value-type="float" office:value="185296.362255548" calcext:value-type="float">
            <text:p>185296.362255548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15" calcext:value-type="float">
            <text:p>238415</text:p>
          </table:table-cell>
          <table:table-cell office:value-type="float" office:value="233100.876029814" calcext:value-type="float">
            <text:p>233100.876029814</text:p>
          </table:table-cell>
          <table:table-cell office:value-type="float" office:value="186178" calcext:value-type="float">
            <text:p>186178</text:p>
          </table:table-cell>
          <table:table-cell office:value-type="float" office:value="185323.489570761" calcext:value-type="float">
            <text:p>185323.489570761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30" calcext:value-type="float">
            <text:p>238430</text:p>
          </table:table-cell>
          <table:table-cell office:value-type="float" office:value="233264.84907505" calcext:value-type="float">
            <text:p>233264.84907505</text:p>
          </table:table-cell>
          <table:table-cell office:value-type="float" office:value="186041" calcext:value-type="float">
            <text:p>186041</text:p>
          </table:table-cell>
          <table:table-cell office:value-type="float" office:value="185345.566814738" calcext:value-type="float">
            <text:p>185345.566814738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47" calcext:value-type="float">
            <text:p>238447</text:p>
          </table:table-cell>
          <table:table-cell office:value-type="float" office:value="233424.299872741" calcext:value-type="float">
            <text:p>233424.299872741</text:p>
          </table:table-cell>
          <table:table-cell office:value-type="float" office:value="185893" calcext:value-type="float">
            <text:p>185893</text:p>
          </table:table-cell>
          <table:table-cell office:value-type="float" office:value="185362.410912746" calcext:value-type="float">
            <text:p>185362.410912746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53" calcext:value-type="float">
            <text:p>238453</text:p>
          </table:table-cell>
          <table:table-cell office:value-type="float" office:value="233579.029107426" calcext:value-type="float">
            <text:p>233579.029107426</text:p>
          </table:table-cell>
          <table:table-cell office:value-type="float" office:value="185733" calcext:value-type="float">
            <text:p>185733</text:p>
          </table:table-cell>
          <table:table-cell office:value-type="float" office:value="185373.813653892" calcext:value-type="float">
            <text:p>185373.813653892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61" calcext:value-type="float">
            <text:p>238461</text:p>
          </table:table-cell>
          <table:table-cell office:value-type="float" office:value="233729.243596428" calcext:value-type="float">
            <text:p>233729.243596428</text:p>
          </table:table-cell>
          <table:table-cell office:value-type="float" office:value="185575" calcext:value-type="float">
            <text:p>185575</text:p>
          </table:table-cell>
          <table:table-cell office:value-type="float" office:value="185380.004003003" calcext:value-type="float">
            <text:p>185380.004003003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64" calcext:value-type="float">
            <text:p>238464</text:p>
          </table:table-cell>
          <table:table-cell office:value-type="float" office:value="233874.928408846" calcext:value-type="float">
            <text:p>233874.928408846</text:p>
          </table:table-cell>
          <table:table-cell office:value-type="float" office:value="185398" calcext:value-type="float">
            <text:p>185398</text:p>
          </table:table-cell>
          <table:table-cell office:value-type="float" office:value="185380.557725988" calcext:value-type="float">
            <text:p>185380.557725988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60" calcext:value-type="float">
            <text:p>238460</text:p>
          </table:table-cell>
          <table:table-cell office:value-type="float" office:value="234016.007534727" calcext:value-type="float">
            <text:p>234016.007534727</text:p>
          </table:table-cell>
          <table:table-cell office:value-type="float" office:value="185243" calcext:value-type="float">
            <text:p>185243</text:p>
          </table:table-cell>
          <table:table-cell office:value-type="float" office:value="185376.325180573" calcext:value-type="float">
            <text:p>185376.325180573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52" calcext:value-type="float">
            <text:p>238452</text:p>
          </table:table-cell>
          <table:table-cell office:value-type="float" office:value="234152.499610582" calcext:value-type="float">
            <text:p>234152.499610582</text:p>
          </table:table-cell>
          <table:table-cell office:value-type="float" office:value="185073" calcext:value-type="float">
            <text:p>185073</text:p>
          </table:table-cell>
          <table:table-cell office:value-type="float" office:value="185366.992098094" calcext:value-type="float">
            <text:p>185366.992098094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44" calcext:value-type="float">
            <text:p>238444</text:p>
          </table:table-cell>
          <table:table-cell office:value-type="float" office:value="234284.54577641" calcext:value-type="float">
            <text:p>234284.54577641</text:p>
          </table:table-cell>
          <table:table-cell office:value-type="float" office:value="184897" calcext:value-type="float">
            <text:p>184897</text:p>
          </table:table-cell>
          <table:table-cell office:value-type="float" office:value="185352.530802768" calcext:value-type="float">
            <text:p>185352.530802768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28" calcext:value-type="float">
            <text:p>238428</text:p>
          </table:table-cell>
          <table:table-cell office:value-type="float" office:value="234412.036675597" calcext:value-type="float">
            <text:p>234412.036675597</text:p>
          </table:table-cell>
          <table:table-cell office:value-type="float" office:value="184699" calcext:value-type="float">
            <text:p>184699</text:p>
          </table:table-cell>
          <table:table-cell office:value-type="float" office:value="185332.422162683" calcext:value-type="float">
            <text:p>185332.422162683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14" calcext:value-type="float">
            <text:p>238414</text:p>
          </table:table-cell>
          <table:table-cell office:value-type="float" office:value="234535.174008656" calcext:value-type="float">
            <text:p>234535.174008656</text:p>
          </table:table-cell>
          <table:table-cell office:value-type="float" office:value="184533" calcext:value-type="float">
            <text:p>184533</text:p>
          </table:table-cell>
          <table:table-cell office:value-type="float" office:value="185307.824557677" calcext:value-type="float">
            <text:p>185307.824557677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89" calcext:value-type="float">
            <text:p>238389</text:p>
          </table:table-cell>
          <table:table-cell office:value-type="float" office:value="234653.753269928" calcext:value-type="float">
            <text:p>234653.753269928</text:p>
          </table:table-cell>
          <table:table-cell office:value-type="float" office:value="184340" calcext:value-type="float">
            <text:p>184340</text:p>
          </table:table-cell>
          <table:table-cell office:value-type="float" office:value="185278.045340518" calcext:value-type="float">
            <text:p>185278.045340518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66" calcext:value-type="float">
            <text:p>238366</text:p>
          </table:table-cell>
          <table:table-cell office:value-type="float" office:value="234767.976246238" calcext:value-type="float">
            <text:p>234767.976246238</text:p>
          </table:table-cell>
          <table:table-cell office:value-type="float" office:value="184151" calcext:value-type="float">
            <text:p>184151</text:p>
          </table:table-cell>
          <table:table-cell office:value-type="float" office:value="185243.367022348" calcext:value-type="float">
            <text:p>185243.367022348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33" calcext:value-type="float">
            <text:p>238333</text:p>
          </table:table-cell>
          <table:table-cell office:value-type="float" office:value="234877.669284815" calcext:value-type="float">
            <text:p>234877.669284815</text:p>
          </table:table-cell>
          <table:table-cell office:value-type="float" office:value="183954" calcext:value-type="float">
            <text:p>183954</text:p>
          </table:table-cell>
          <table:table-cell office:value-type="float" office:value="185203.694190891" calcext:value-type="float">
            <text:p>185203.694190891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95" calcext:value-type="float">
            <text:p>238295</text:p>
          </table:table-cell>
          <table:table-cell office:value-type="float" office:value="234982.817922206" calcext:value-type="float">
            <text:p>234982.817922206</text:p>
          </table:table-cell>
          <table:table-cell office:value-type="float" office:value="183730" calcext:value-type="float">
            <text:p>183730</text:p>
          </table:table-cell>
          <table:table-cell office:value-type="float" office:value="185158.349754248" calcext:value-type="float">
            <text:p>185158.349754248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63" calcext:value-type="float">
            <text:p>238263</text:p>
          </table:table-cell>
          <table:table-cell office:value-type="float" office:value="235083.746601522" calcext:value-type="float">
            <text:p>235083.746601522</text:p>
          </table:table-cell>
          <table:table-cell office:value-type="float" office:value="183549" calcext:value-type="float">
            <text:p>183549</text:p>
          </table:table-cell>
          <table:table-cell office:value-type="float" office:value="185108.831300271" calcext:value-type="float">
            <text:p>185108.831300271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22" calcext:value-type="float">
            <text:p>238222</text:p>
          </table:table-cell>
          <table:table-cell office:value-type="float" office:value="235180.308244552" calcext:value-type="float">
            <text:p>235180.308244552</text:p>
          </table:table-cell>
          <table:table-cell office:value-type="float" office:value="183340" calcext:value-type="float">
            <text:p>183340</text:p>
          </table:table-cell>
          <table:table-cell office:value-type="float" office:value="185054.405721802" calcext:value-type="float">
            <text:p>185054.405721802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74" calcext:value-type="float">
            <text:p>238174</text:p>
          </table:table-cell>
          <table:table-cell office:value-type="float" office:value="235272.421837028" calcext:value-type="float">
            <text:p>235272.421837028</text:p>
          </table:table-cell>
          <table:table-cell office:value-type="float" office:value="183124" calcext:value-type="float">
            <text:p>183124</text:p>
          </table:table-cell>
          <table:table-cell office:value-type="float" office:value="184995.008622669" calcext:value-type="float">
            <text:p>184995.008622669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25" calcext:value-type="float">
            <text:p>238125</text:p>
          </table:table-cell>
          <table:table-cell office:value-type="float" office:value="235360.193472812" calcext:value-type="float">
            <text:p>235360.193472812</text:p>
          </table:table-cell>
          <table:table-cell office:value-type="float" office:value="182907" calcext:value-type="float">
            <text:p>182907</text:p>
          </table:table-cell>
          <table:table-cell office:value-type="float" office:value="184930.76220351" calcext:value-type="float">
            <text:p>184930.76220351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66" calcext:value-type="float">
            <text:p>238066</text:p>
          </table:table-cell>
          <table:table-cell office:value-type="float" office:value="235443.449058263" calcext:value-type="float">
            <text:p>235443.449058263</text:p>
          </table:table-cell>
          <table:table-cell office:value-type="float" office:value="182661" calcext:value-type="float">
            <text:p>182661</text:p>
          </table:table-cell>
          <table:table-cell office:value-type="float" office:value="184860.923366479" calcext:value-type="float">
            <text:p>184860.923366479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10" calcext:value-type="float">
            <text:p>238010</text:p>
          </table:table-cell>
          <table:table-cell office:value-type="float" office:value="235522.419856471" calcext:value-type="float">
            <text:p>235522.419856471</text:p>
          </table:table-cell>
          <table:table-cell office:value-type="float" office:value="182455" calcext:value-type="float">
            <text:p>182455</text:p>
          </table:table-cell>
          <table:table-cell office:value-type="float" office:value="184786.894955203" calcext:value-type="float">
            <text:p>184786.894955203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944" calcext:value-type="float">
            <text:p>237944</text:p>
          </table:table-cell>
          <table:table-cell office:value-type="float" office:value="235596.930014733" calcext:value-type="float">
            <text:p>235596.930014733</text:p>
          </table:table-cell>
          <table:table-cell office:value-type="float" office:value="182208" calcext:value-type="float">
            <text:p>182208</text:p>
          </table:table-cell>
          <table:table-cell office:value-type="float" office:value="184707.544341196" calcext:value-type="float">
            <text:p>184707.544341196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886" calcext:value-type="float">
            <text:p>237886</text:p>
          </table:table-cell>
          <table:table-cell office:value-type="float" office:value="235667.362937357" calcext:value-type="float">
            <text:p>235667.362937357</text:p>
          </table:table-cell>
          <table:table-cell office:value-type="float" office:value="181997" calcext:value-type="float">
            <text:p>181997</text:p>
          </table:table-cell>
          <table:table-cell office:value-type="float" office:value="184624.142976852" calcext:value-type="float">
            <text:p>184624.142976852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813" calcext:value-type="float">
            <text:p>237813</text:p>
          </table:table-cell>
          <table:table-cell office:value-type="float" office:value="235733.382539284" calcext:value-type="float">
            <text:p>235733.382539284</text:p>
          </table:table-cell>
          <table:table-cell office:value-type="float" office:value="181755" calcext:value-type="float">
            <text:p>181755</text:p>
          </table:table-cell>
          <table:table-cell office:value-type="float" office:value="184535.861654487" calcext:value-type="float">
            <text:p>184535.861654487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235795.001538075" calcext:value-type="float">
            <text:p>235795.001538075</text:p>
          </table:table-cell>
          <table:table-cell office:value-type="float" office:value="181492" calcext:value-type="float">
            <text:p>181492</text:p>
          </table:table-cell>
          <table:table-cell office:value-type="float" office:value="184442.204372811" calcext:value-type="float">
            <text:p>184442.204372811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1" calcext:value-type="float">
            <text:p>237661</text:p>
          </table:table-cell>
          <table:table-cell office:value-type="float" office:value="235852.416875365" calcext:value-type="float">
            <text:p>235852.416875365</text:p>
          </table:table-cell>
          <table:table-cell office:value-type="float" office:value="181262" calcext:value-type="float">
            <text:p>181262</text:p>
          </table:table-cell>
          <table:table-cell office:value-type="float" office:value="184344.35193057" calcext:value-type="float">
            <text:p>184344.35193057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75" calcext:value-type="float">
            <text:p>237575</text:p>
          </table:table-cell>
          <table:table-cell office:value-type="float" office:value="235905.419433047" calcext:value-type="float">
            <text:p>235905.419433047</text:p>
          </table:table-cell>
          <table:table-cell office:value-type="float" office:value="180999" calcext:value-type="float">
            <text:p>180999</text:p>
          </table:table-cell>
          <table:table-cell office:value-type="float" office:value="184241.418025014" calcext:value-type="float">
            <text:p>184241.418025014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93" calcext:value-type="float">
            <text:p>237493</text:p>
          </table:table-cell>
          <table:table-cell office:value-type="float" office:value="235954.268065876" calcext:value-type="float">
            <text:p>235954.268065876</text:p>
          </table:table-cell>
          <table:table-cell office:value-type="float" office:value="180758" calcext:value-type="float">
            <text:p>180758</text:p>
          </table:table-cell>
          <table:table-cell office:value-type="float" office:value="184134.235931937" calcext:value-type="float">
            <text:p>184134.235931937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6" calcext:value-type="float">
            <text:p>237396</text:p>
          </table:table-cell>
          <table:table-cell office:value-type="float" office:value="235998.629048464" calcext:value-type="float">
            <text:p>235998.629048464</text:p>
          </table:table-cell>
          <table:table-cell office:value-type="float" office:value="180485" calcext:value-type="float">
            <text:p>180485</text:p>
          </table:table-cell>
          <table:table-cell office:value-type="float" office:value="184021.951749416" calcext:value-type="float">
            <text:p>184021.951749416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11" calcext:value-type="float">
            <text:p>237311</text:p>
          </table:table-cell>
          <table:table-cell office:value-type="float" office:value="236039.009693127" calcext:value-type="float">
            <text:p>236039.009693127</text:p>
          </table:table-cell>
          <table:table-cell office:value-type="float" office:value="180242" calcext:value-type="float">
            <text:p>180242</text:p>
          </table:table-cell>
          <table:table-cell office:value-type="float" office:value="183905.645541742" calcext:value-type="float">
            <text:p>183905.645541742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02" calcext:value-type="float">
            <text:p>237202</text:p>
          </table:table-cell>
          <table:table-cell office:value-type="float" office:value="236074.794010262" calcext:value-type="float">
            <text:p>236074.794010262</text:p>
          </table:table-cell>
          <table:table-cell office:value-type="float" office:value="179950" calcext:value-type="float">
            <text:p>179950</text:p>
          </table:table-cell>
          <table:table-cell office:value-type="float" office:value="183783.933371226" calcext:value-type="float">
            <text:p>183783.933371226</text:p>
          </table:table-cell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111" calcext:value-type="float">
            <text:p>237111</text:p>
          </table:table-cell>
          <table:table-cell office:value-type="float" office:value="236106.677271484" calcext:value-type="float">
            <text:p>236106.677271484</text:p>
          </table:table-cell>
          <table:table-cell office:value-type="float" office:value="179710" calcext:value-type="float">
            <text:p>179710</text:p>
          </table:table-cell>
          <table:table-cell office:value-type="float" office:value="183658.581575189" calcext:value-type="float">
            <text:p>183658.581575189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07" calcext:value-type="float">
            <text:p>237007</text:p>
          </table:table-cell>
          <table:table-cell office:value-type="float" office:value="236134.379509285" calcext:value-type="float">
            <text:p>236134.379509285</text:p>
          </table:table-cell>
          <table:table-cell office:value-type="float" office:value="179436" calcext:value-type="float">
            <text:p>179436</text:p>
          </table:table-cell>
          <table:table-cell office:value-type="float" office:value="183528.65598826" calcext:value-type="float">
            <text:p>183528.65598826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93" calcext:value-type="float">
            <text:p>236893</text:p>
          </table:table-cell>
          <table:table-cell office:value-type="float" office:value="236157.72167823" calcext:value-type="float">
            <text:p>236157.72167823</text:p>
          </table:table-cell>
          <table:table-cell office:value-type="float" office:value="179153" calcext:value-type="float">
            <text:p>179153</text:p>
          </table:table-cell>
          <table:table-cell office:value-type="float" office:value="183394.02041939" calcext:value-type="float">
            <text:p>183394.02041939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771" calcext:value-type="float">
            <text:p>236771</text:p>
          </table:table-cell>
          <table:table-cell office:value-type="float" office:value="236176.591780438" calcext:value-type="float">
            <text:p>236176.591780438</text:p>
          </table:table-cell>
          <table:table-cell office:value-type="float" office:value="178844" calcext:value-type="float">
            <text:p>178844</text:p>
          </table:table-cell>
          <table:table-cell office:value-type="float" office:value="183254.019791101" calcext:value-type="float">
            <text:p>183254.019791101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660" calcext:value-type="float">
            <text:p>236660</text:p>
          </table:table-cell>
          <table:table-cell office:value-type="float" office:value="236191.465879502" calcext:value-type="float">
            <text:p>236191.465879502</text:p>
          </table:table-cell>
          <table:table-cell office:value-type="float" office:value="178578" calcext:value-type="float">
            <text:p>178578</text:p>
          </table:table-cell>
          <table:table-cell office:value-type="float" office:value="183110.142259067" calcext:value-type="float">
            <text:p>183110.142259067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528" calcext:value-type="float">
            <text:p>236528</text:p>
          </table:table-cell>
          <table:table-cell office:value-type="float" office:value="236201.820775517" calcext:value-type="float">
            <text:p>236201.820775517</text:p>
          </table:table-cell>
          <table:table-cell office:value-type="float" office:value="178267" calcext:value-type="float">
            <text:p>178267</text:p>
          </table:table-cell>
          <table:table-cell office:value-type="float" office:value="182961.12249725" calcext:value-type="float">
            <text:p>182961.122497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414" calcext:value-type="float">
            <text:p>236414</text:p>
          </table:table-cell>
          <table:table-cell office:value-type="float" office:value="236208.349367039" calcext:value-type="float">
            <text:p>236208.349367039</text:p>
          </table:table-cell>
          <table:table-cell office:value-type="float" office:value="178000" calcext:value-type="float">
            <text:p>178000</text:p>
          </table:table-cell>
          <table:table-cell office:value-type="float" office:value="182808.472574258" calcext:value-type="float">
            <text:p>182808.472574258</text:p>
          </table:table-cell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285" calcext:value-type="float">
            <text:p>236285</text:p>
          </table:table-cell>
          <table:table-cell office:value-type="float" office:value="236210.707848054" calcext:value-type="float">
            <text:p>236210.707848054</text:p>
          </table:table-cell>
          <table:table-cell office:value-type="float" office:value="177701" calcext:value-type="float">
            <text:p>177701</text:p>
          </table:table-cell>
          <table:table-cell office:value-type="float" office:value="182651.319571973" calcext:value-type="float">
            <text:p>182651.319571973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48" calcext:value-type="float">
            <text:p>236148</text:p>
          </table:table-cell>
          <table:table-cell office:value-type="float" office:value="236208.778375806" calcext:value-type="float">
            <text:p>236208.778375806</text:p>
          </table:table-cell>
          <table:table-cell office:value-type="float" office:value="177396" calcext:value-type="float">
            <text:p>177396</text:p>
          </table:table-cell>
          <table:table-cell office:value-type="float" office:value="182489.617431297" calcext:value-type="float">
            <text:p>182489.617431297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12" calcext:value-type="float">
            <text:p>236012</text:p>
          </table:table-cell>
          <table:table-cell office:value-type="float" office:value="236202.72365655" calcext:value-type="float">
            <text:p>236202.72365655</text:p>
          </table:table-cell>
          <table:table-cell office:value-type="float" office:value="177092" calcext:value-type="float">
            <text:p>177092</text:p>
          </table:table-cell>
          <table:table-cell office:value-type="float" office:value="182323.536894949" calcext:value-type="float">
            <text:p>182323.536894949</text:p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55" calcext:value-type="float">
            <text:p>235855</text:p>
          </table:table-cell>
          <table:table-cell office:value-type="float" office:value="236192.024467118" calcext:value-type="float">
            <text:p>236192.024467118</text:p>
          </table:table-cell>
          <table:table-cell office:value-type="float" office:value="176751" calcext:value-type="float">
            <text:p>176751</text:p>
          </table:table-cell>
          <table:table-cell office:value-type="float" office:value="182152.074221258" calcext:value-type="float">
            <text:p>182152.074221258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19" calcext:value-type="float">
            <text:p>235719</text:p>
          </table:table-cell>
          <table:table-cell office:value-type="float" office:value="236177.46986813" calcext:value-type="float">
            <text:p>236177.46986813</text:p>
          </table:table-cell>
          <table:table-cell office:value-type="float" office:value="176466" calcext:value-type="float">
            <text:p>176466</text:p>
          </table:table-cell>
          <table:table-cell office:value-type="float" office:value="181977.118091374" calcext:value-type="float">
            <text:p>181977.118091374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70" calcext:value-type="float">
            <text:p>235570</text:p>
          </table:table-cell>
          <table:table-cell office:value-type="float" office:value="236158.778487572" calcext:value-type="float">
            <text:p>236158.778487572</text:p>
          </table:table-cell>
          <table:table-cell office:value-type="float" office:value="176120" calcext:value-type="float">
            <text:p>176120</text:p>
          </table:table-cell>
          <table:table-cell office:value-type="float" office:value="181796.899073177" calcext:value-type="float">
            <text:p>181796.899073177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10" calcext:value-type="float">
            <text:p>235410</text:p>
          </table:table-cell>
          <table:table-cell office:value-type="float" office:value="236135.739149493" calcext:value-type="float">
            <text:p>236135.739149493</text:p>
          </table:table-cell>
          <table:table-cell office:value-type="float" office:value="175815" calcext:value-type="float">
            <text:p>175815</text:p>
          </table:table-cell>
          <table:table-cell office:value-type="float" office:value="181612.840640157" calcext:value-type="float">
            <text:p>181612.840640157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257" calcext:value-type="float">
            <text:p>235257</text:p>
          </table:table-cell>
          <table:table-cell office:value-type="float" office:value="236108.701021816" calcext:value-type="float">
            <text:p>236108.701021816</text:p>
          </table:table-cell>
          <table:table-cell office:value-type="float" office:value="175499" calcext:value-type="float">
            <text:p>175499</text:p>
          </table:table-cell>
          <table:table-cell office:value-type="float" office:value="181424.722466613" calcext:value-type="float">
            <text:p>181424.722466613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091" calcext:value-type="float">
            <text:p>235091</text:p>
          </table:table-cell>
          <table:table-cell office:value-type="float" office:value="236077.387144222" calcext:value-type="float">
            <text:p>236077.387144222</text:p>
          </table:table-cell>
          <table:table-cell office:value-type="float" office:value="175163" calcext:value-type="float">
            <text:p>175163</text:p>
          </table:table-cell>
          <table:table-cell office:value-type="float" office:value="181232.054083025" calcext:value-type="float">
            <text:p>181232.054083025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925" calcext:value-type="float">
            <text:p>234925</text:p>
          </table:table-cell>
          <table:table-cell office:value-type="float" office:value="236041.929078246" calcext:value-type="float">
            <text:p>236041.929078246</text:p>
          </table:table-cell>
          <table:table-cell office:value-type="float" office:value="174823" calcext:value-type="float">
            <text:p>174823</text:p>
          </table:table-cell>
          <table:table-cell office:value-type="float" office:value="181034.852418932" calcext:value-type="float">
            <text:p>181034.852418932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765" calcext:value-type="float">
            <text:p>234765</text:p>
          </table:table-cell>
          <table:table-cell office:value-type="float" office:value="236002.638952761" calcext:value-type="float">
            <text:p>236002.638952761</text:p>
          </table:table-cell>
          <table:table-cell office:value-type="float" office:value="174511" calcext:value-type="float">
            <text:p>174511</text:p>
          </table:table-cell>
          <table:table-cell office:value-type="float" office:value="180834.11849835" calcext:value-type="float">
            <text:p>180834.11849835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593" calcext:value-type="float">
            <text:p>234593</text:p>
          </table:table-cell>
          <table:table-cell office:value-type="float" office:value="235959.265446522" calcext:value-type="float">
            <text:p>235959.265446522</text:p>
          </table:table-cell>
          <table:table-cell office:value-type="float" office:value="174175" calcext:value-type="float">
            <text:p>174175</text:p>
          </table:table-cell>
          <table:table-cell office:value-type="float" office:value="180629.222544554" calcext:value-type="float">
            <text:p>180629.222544554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415" calcext:value-type="float">
            <text:p>234415</text:p>
          </table:table-cell>
          <table:table-cell office:value-type="float" office:value="235911.749586629" calcext:value-type="float">
            <text:p>235911.749586629</text:p>
          </table:table-cell>
          <table:table-cell office:value-type="float" office:value="173833" calcext:value-type="float">
            <text:p>173833</text:p>
          </table:table-cell>
          <table:table-cell office:value-type="float" office:value="180420.108004722" calcext:value-type="float">
            <text:p>180420.108004722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232" calcext:value-type="float">
            <text:p>234232</text:p>
          </table:table-cell>
          <table:table-cell office:value-type="float" office:value="235860.064983964" calcext:value-type="float">
            <text:p>235860.064983964</text:p>
          </table:table-cell>
          <table:table-cell office:value-type="float" office:value="173481" calcext:value-type="float">
            <text:p>173481</text:p>
          </table:table-cell>
          <table:table-cell office:value-type="float" office:value="180206.596989192" calcext:value-type="float">
            <text:p>180206.596989192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022" calcext:value-type="float">
            <text:p>234022</text:p>
          </table:table-cell>
          <table:table-cell office:value-type="float" office:value="235803.509138303" calcext:value-type="float">
            <text:p>235803.509138303</text:p>
          </table:table-cell>
          <table:table-cell office:value-type="float" office:value="173088" calcext:value-type="float">
            <text:p>173088</text:p>
          </table:table-cell>
          <table:table-cell office:value-type="float" office:value="179987.563235678" calcext:value-type="float">
            <text:p>179987.563235678</text:p>
          </table:table-cell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50" calcext:value-type="float">
            <text:p>233850</text:p>
          </table:table-cell>
          <table:table-cell office:value-type="float" office:value="235743.401164817" calcext:value-type="float">
            <text:p>235743.401164817</text:p>
          </table:table-cell>
          <table:table-cell office:value-type="float" office:value="172763" calcext:value-type="float">
            <text:p>172763</text:p>
          </table:table-cell>
          <table:table-cell office:value-type="float" office:value="179765.268982273" calcext:value-type="float">
            <text:p>179765.268982273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6" calcext:value-type="float">
            <text:p>233636</text:p>
          </table:table-cell>
          <table:table-cell office:value-type="float" office:value="235678.558052053" calcext:value-type="float">
            <text:p>235678.558052053</text:p>
          </table:table-cell>
          <table:table-cell office:value-type="float" office:value="172368" calcext:value-type="float">
            <text:p>172368</text:p>
          </table:table-cell>
          <table:table-cell office:value-type="float" office:value="179537.660705895" calcext:value-type="float">
            <text:p>179537.660705895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52" calcext:value-type="float">
            <text:p>233452</text:p>
          </table:table-cell>
          <table:table-cell office:value-type="float" office:value="235610.048573529" calcext:value-type="float">
            <text:p>235610.048573529</text:p>
          </table:table-cell>
          <table:table-cell office:value-type="float" office:value="172033" calcext:value-type="float">
            <text:p>172033</text:p>
          </table:table-cell>
          <table:table-cell office:value-type="float" office:value="179306.748068791" calcext:value-type="float">
            <text:p>179306.748068791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245" calcext:value-type="float">
            <text:p>233245</text:p>
          </table:table-cell>
          <table:table-cell office:value-type="float" office:value="235537.277848189" calcext:value-type="float">
            <text:p>235537.277848189</text:p>
          </table:table-cell>
          <table:table-cell office:value-type="float" office:value="171658" calcext:value-type="float">
            <text:p>171658</text:p>
          </table:table-cell>
          <table:table-cell office:value-type="float" office:value="179071.401974366" calcext:value-type="float">
            <text:p>179071.401974366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040" calcext:value-type="float">
            <text:p>233040</text:p>
          </table:table-cell>
          <table:table-cell office:value-type="float" office:value="235460.438529784" calcext:value-type="float">
            <text:p>235460.438529784</text:p>
          </table:table-cell>
          <table:table-cell office:value-type="float" office:value="171283" calcext:value-type="float">
            <text:p>171283</text:p>
          </table:table-cell>
          <table:table-cell office:value-type="float" office:value="178831.758836694" calcext:value-type="float">
            <text:p>178831.758836694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827" calcext:value-type="float">
            <text:p>232827</text:p>
          </table:table-cell>
          <table:table-cell office:value-type="float" office:value="235379.409651944" calcext:value-type="float">
            <text:p>235379.409651944</text:p>
          </table:table-cell>
          <table:table-cell office:value-type="float" office:value="170904" calcext:value-type="float">
            <text:p>170904</text:p>
          </table:table-cell>
          <table:table-cell office:value-type="float" office:value="178587.827795565" calcext:value-type="float">
            <text:p>178587.827795565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611" calcext:value-type="float">
            <text:p>232611</text:p>
          </table:table-cell>
          <table:table-cell office:value-type="float" office:value="235294.2278165" calcext:value-type="float">
            <text:p>235294.2278165</text:p>
          </table:table-cell>
          <table:table-cell office:value-type="float" office:value="170522" calcext:value-type="float">
            <text:p>170522</text:p>
          </table:table-cell>
          <table:table-cell office:value-type="float" office:value="178339.648478778" calcext:value-type="float">
            <text:p>178339.648478778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391" calcext:value-type="float">
            <text:p>232391</text:p>
          </table:table-cell>
          <table:table-cell office:value-type="float" office:value="235204.897729838" calcext:value-type="float">
            <text:p>235204.897729838</text:p>
          </table:table-cell>
          <table:table-cell office:value-type="float" office:value="170139" calcext:value-type="float">
            <text:p>170139</text:p>
          </table:table-cell>
          <table:table-cell office:value-type="float" office:value="178087.320833277" calcext:value-type="float">
            <text:p>178087.320833277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167" calcext:value-type="float">
            <text:p>232167</text:p>
          </table:table-cell>
          <table:table-cell office:value-type="float" office:value="235111.423953535" calcext:value-type="float">
            <text:p>235111.423953535</text:p>
          </table:table-cell>
          <table:table-cell office:value-type="float" office:value="169749" calcext:value-type="float">
            <text:p>169749</text:p>
          </table:table-cell>
          <table:table-cell office:value-type="float" office:value="177830.75711533" calcext:value-type="float">
            <text:p>177830.75711533</text:p>
          </table:table-cell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18" calcext:value-type="float">
            <text:p>231918</text:p>
          </table:table-cell>
          <table:table-cell office:value-type="float" office:value="235013.164754965" calcext:value-type="float">
            <text:p>235013.164754965</text:p>
          </table:table-cell>
          <table:table-cell office:value-type="float" office:value="169319" calcext:value-type="float">
            <text:p>169319</text:p>
          </table:table-cell>
          <table:table-cell office:value-type="float" office:value="177568.856896397" calcext:value-type="float">
            <text:p>177568.856896397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699" calcext:value-type="float">
            <text:p>231699</text:p>
          </table:table-cell>
          <table:table-cell office:value-type="float" office:value="234911.190454812" calcext:value-type="float">
            <text:p>234911.190454812</text:p>
          </table:table-cell>
          <table:table-cell office:value-type="float" office:value="168946" calcext:value-type="float">
            <text:p>168946</text:p>
          </table:table-cell>
          <table:table-cell office:value-type="float" office:value="177303.538222662" calcext:value-type="float">
            <text:p>177303.53822266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461" calcext:value-type="float">
            <text:p>231461</text:p>
          </table:table-cell>
          <table:table-cell office:value-type="float" office:value="234805.03074851" calcext:value-type="float">
            <text:p>234805.03074851</text:p>
          </table:table-cell>
          <table:table-cell office:value-type="float" office:value="168543" calcext:value-type="float">
            <text:p>168543</text:p>
          </table:table-cell>
          <table:table-cell office:value-type="float" office:value="177033.983200426" calcext:value-type="float">
            <text:p>177033.983200426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219" calcext:value-type="float">
            <text:p>231219</text:p>
          </table:table-cell>
          <table:table-cell office:value-type="float" office:value="234694.691340864" calcext:value-type="float">
            <text:p>234694.691340864</text:p>
          </table:table-cell>
          <table:table-cell office:value-type="float" office:value="168135" calcext:value-type="float">
            <text:p>168135</text:p>
          </table:table-cell>
          <table:table-cell office:value-type="float" office:value="176760.16833272" calcext:value-type="float">
            <text:p>176760.16833272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973" calcext:value-type="float">
            <text:p>230973</text:p>
          </table:table-cell>
          <table:table-cell office:value-type="float" office:value="234580.177761145" calcext:value-type="float">
            <text:p>234580.177761145</text:p>
          </table:table-cell>
          <table:table-cell office:value-type="float" office:value="167723" calcext:value-type="float">
            <text:p>167723</text:p>
          </table:table-cell>
          <table:table-cell office:value-type="float" office:value="176482.101614791" calcext:value-type="float">
            <text:p>176482.101614791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702" calcext:value-type="float">
            <text:p>230702</text:p>
          </table:table-cell>
          <table:table-cell office:value-type="float" office:value="234460.849214648" calcext:value-type="float">
            <text:p>234460.849214648</text:p>
          </table:table-cell>
          <table:table-cell office:value-type="float" office:value="167275" calcext:value-type="float">
            <text:p>167275</text:p>
          </table:table-cell>
          <table:table-cell office:value-type="float" office:value="176198.806180489" calcext:value-type="float">
            <text:p>176198.806180489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67" calcext:value-type="float">
            <text:p>230467</text:p>
          </table:table-cell>
          <table:table-cell office:value-type="float" office:value="234337.961546505" calcext:value-type="float">
            <text:p>234337.961546505</text:p>
          </table:table-cell>
          <table:table-cell office:value-type="float" office:value="166888" calcext:value-type="float">
            <text:p>166888</text:p>
          </table:table-cell>
          <table:table-cell office:value-type="float" office:value="175912.319836474" calcext:value-type="float">
            <text:p>175912.319836474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186" calcext:value-type="float">
            <text:p>230186</text:p>
          </table:table-cell>
          <table:table-cell office:value-type="float" office:value="234210.208883536" calcext:value-type="float">
            <text:p>234210.208883536</text:p>
          </table:table-cell>
          <table:table-cell office:value-type="float" office:value="166430" calcext:value-type="float">
            <text:p>166430</text:p>
          </table:table-cell>
          <table:table-cell office:value-type="float" office:value="175620.556149198" calcext:value-type="float">
            <text:p>175620.556149198</text:p>
          </table:table-cell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943" calcext:value-type="float">
            <text:p>229943</text:p>
          </table:table-cell>
          <table:table-cell office:value-type="float" office:value="234078.910148658" calcext:value-type="float">
            <text:p>234078.910148658</text:p>
          </table:table-cell>
          <table:table-cell office:value-type="float" office:value="166035" calcext:value-type="float">
            <text:p>166035</text:p>
          </table:table-cell>
          <table:table-cell office:value-type="float" office:value="175325.615959992" calcext:value-type="float">
            <text:p>175325.615959992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78" calcext:value-type="float">
            <text:p>229678</text:p>
          </table:table-cell>
          <table:table-cell office:value-type="float" office:value="233943.497528699" calcext:value-type="float">
            <text:p>233943.497528699</text:p>
          </table:table-cell>
          <table:table-cell office:value-type="float" office:value="165569" calcext:value-type="float">
            <text:p>165569</text:p>
          </table:table-cell>
          <table:table-cell office:value-type="float" office:value="175025.412391992" calcext:value-type="float">
            <text:p>175025.412391992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395" calcext:value-type="float">
            <text:p>229395</text:p>
          </table:table-cell>
          <table:table-cell office:value-type="float" office:value="233803.543758585" calcext:value-type="float">
            <text:p>233803.543758585</text:p>
          </table:table-cell>
          <table:table-cell office:value-type="float" office:value="165157" calcext:value-type="float">
            <text:p>165157</text:p>
          </table:table-cell>
          <table:table-cell office:value-type="float" office:value="174721.768933777" calcext:value-type="float">
            <text:p>174721.768933777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16" calcext:value-type="float">
            <text:p>229116</text:p>
          </table:table-cell>
          <table:table-cell office:value-type="float" office:value="233659.311642937" calcext:value-type="float">
            <text:p>233659.311642937</text:p>
          </table:table-cell>
          <table:table-cell office:value-type="float" office:value="164715" calcext:value-type="float">
            <text:p>164715</text:p>
          </table:table-cell>
          <table:table-cell office:value-type="float" office:value="174413.868351199" calcext:value-type="float">
            <text:p>174413.868351199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843" calcext:value-type="float">
            <text:p>228843</text:p>
          </table:table-cell>
          <table:table-cell office:value-type="float" office:value="233511.117438538" calcext:value-type="float">
            <text:p>233511.117438538</text:p>
          </table:table-cell>
          <table:table-cell office:value-type="float" office:value="164283" calcext:value-type="float">
            <text:p>164283</text:p>
          </table:table-cell>
          <table:table-cell office:value-type="float" office:value="174102.149325009" calcext:value-type="float">
            <text:p>174102.149325009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556" calcext:value-type="float">
            <text:p>228556</text:p>
          </table:table-cell>
          <table:table-cell office:value-type="float" office:value="233358.652286583" calcext:value-type="float">
            <text:p>233358.652286583</text:p>
          </table:table-cell>
          <table:table-cell office:value-type="float" office:value="163833" calcext:value-type="float">
            <text:p>163833</text:p>
          </table:table-cell>
          <table:table-cell office:value-type="float" office:value="173786.175499624" calcext:value-type="float">
            <text:p>173786.175499624</text:p>
          </table:table-cell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271" calcext:value-type="float">
            <text:p>228271</text:p>
          </table:table-cell>
          <table:table-cell office:value-type="float" office:value="233202.109139304" calcext:value-type="float">
            <text:p>233202.109139304</text:p>
          </table:table-cell>
          <table:table-cell office:value-type="float" office:value="163387" calcext:value-type="float">
            <text:p>163387</text:p>
          </table:table-cell>
          <table:table-cell office:value-type="float" office:value="173466.200868866" calcext:value-type="float">
            <text:p>173466.200868866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975" calcext:value-type="float">
            <text:p>227975</text:p>
          </table:table-cell>
          <table:table-cell office:value-type="float" office:value="233041.275011941" calcext:value-type="float">
            <text:p>233041.275011941</text:p>
          </table:table-cell>
          <table:table-cell office:value-type="float" office:value="162931" calcext:value-type="float">
            <text:p>162931</text:p>
          </table:table-cell>
          <table:table-cell office:value-type="float" office:value="173142.040842132" calcext:value-type="float">
            <text:p>173142.040842132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670" calcext:value-type="float">
            <text:p>227670</text:p>
          </table:table-cell>
          <table:table-cell office:value-type="float" office:value="232876.005011573" calcext:value-type="float">
            <text:p>232876.005011573</text:p>
          </table:table-cell>
          <table:table-cell office:value-type="float" office:value="162461" calcext:value-type="float">
            <text:p>162461</text:p>
          </table:table-cell>
          <table:table-cell office:value-type="float" office:value="172813.393431605" calcext:value-type="float">
            <text:p>172813.393431605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68" calcext:value-type="float">
            <text:p>227368</text:p>
          </table:table-cell>
          <table:table-cell office:value-type="float" office:value="232706.527934294" calcext:value-type="float">
            <text:p>232706.527934294</text:p>
          </table:table-cell>
          <table:table-cell office:value-type="float" office:value="161998" calcext:value-type="float">
            <text:p>161998</text:p>
          </table:table-cell>
          <table:table-cell office:value-type="float" office:value="172480.612095248" calcext:value-type="float">
            <text:p>172480.612095248</text:p>
          </table:table-cell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060" calcext:value-type="float">
            <text:p>227060</text:p>
          </table:table-cell>
          <table:table-cell office:value-type="float" office:value="232532.788613239" calcext:value-type="float">
            <text:p>232532.788613239</text:p>
          </table:table-cell>
          <table:table-cell office:value-type="float" office:value="161489" calcext:value-type="float">
            <text:p>161489</text:p>
          </table:table-cell>
          <table:table-cell office:value-type="float" office:value="172142.408646163" calcext:value-type="float">
            <text:p>172142.408646163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739" calcext:value-type="float">
            <text:p>226739</text:p>
          </table:table-cell>
          <table:table-cell office:value-type="float" office:value="232354.51819437" calcext:value-type="float">
            <text:p>232354.51819437</text:p>
          </table:table-cell>
          <table:table-cell office:value-type="float" office:value="161043" calcext:value-type="float">
            <text:p>161043</text:p>
          </table:table-cell>
          <table:table-cell office:value-type="float" office:value="171800.888380127" calcext:value-type="float">
            <text:p>171800.888380127</text:p>
          </table:table-cell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420" calcext:value-type="float">
            <text:p>226420</text:p>
          </table:table-cell>
          <table:table-cell office:value-type="float" office:value="232171.917634543" calcext:value-type="float">
            <text:p>232171.917634543</text:p>
          </table:table-cell>
          <table:table-cell office:value-type="float" office:value="160564" calcext:value-type="float">
            <text:p>160564</text:p>
          </table:table-cell>
          <table:table-cell office:value-type="float" office:value="171455.137968431" calcext:value-type="float">
            <text:p>171455.137968431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106" calcext:value-type="float">
            <text:p>226106</text:p>
          </table:table-cell>
          <table:table-cell office:value-type="float" office:value="231985.274015019" calcext:value-type="float">
            <text:p>231985.274015019</text:p>
          </table:table-cell>
          <table:table-cell office:value-type="float" office:value="160094" calcext:value-type="float">
            <text:p>160094</text:p>
          </table:table-cell>
          <table:table-cell office:value-type="float" office:value="171105.564492479" calcext:value-type="float">
            <text:p>171105.564492479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779" calcext:value-type="float">
            <text:p>225779</text:p>
          </table:table-cell>
          <table:table-cell office:value-type="float" office:value="231794.311737634" calcext:value-type="float">
            <text:p>231794.311737634</text:p>
          </table:table-cell>
          <table:table-cell office:value-type="float" office:value="159601" calcext:value-type="float">
            <text:p>159601</text:p>
          </table:table-cell>
          <table:table-cell office:value-type="float" office:value="170751.577892711" calcext:value-type="float">
            <text:p>170751.577892711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446" calcext:value-type="float">
            <text:p>225446</text:p>
          </table:table-cell>
          <table:table-cell office:value-type="float" office:value="231598.979068783" calcext:value-type="float">
            <text:p>231598.979068783</text:p>
          </table:table-cell>
          <table:table-cell office:value-type="float" office:value="159111" calcext:value-type="float">
            <text:p>159111</text:p>
          </table:table-cell>
          <table:table-cell office:value-type="float" office:value="170393.406265243" calcext:value-type="float">
            <text:p>170393.406265243</text:p>
          </table:table-cell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109" calcext:value-type="float">
            <text:p>225109</text:p>
          </table:table-cell>
          <table:table-cell office:value-type="float" office:value="231399.287405129" calcext:value-type="float">
            <text:p>231399.287405129</text:p>
          </table:table-cell>
          <table:table-cell office:value-type="float" office:value="158574" calcext:value-type="float">
            <text:p>158574</text:p>
          </table:table-cell>
          <table:table-cell office:value-type="float" office:value="170029.732226312" calcext:value-type="float">
            <text:p>170029.732226312</text:p>
          </table:table-cell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61" calcext:value-type="float">
            <text:p>224761</text:p>
          </table:table-cell>
          <table:table-cell office:value-type="float" office:value="231195.032408048" calcext:value-type="float">
            <text:p>231195.032408048</text:p>
          </table:table-cell>
          <table:table-cell office:value-type="float" office:value="158104" calcext:value-type="float">
            <text:p>158104</text:p>
          </table:table-cell>
          <table:table-cell office:value-type="float" office:value="169662.786619349" calcext:value-type="float">
            <text:p>169662.786619349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413" calcext:value-type="float">
            <text:p>224413</text:p>
          </table:table-cell>
          <table:table-cell office:value-type="float" office:value="230986.3544878" calcext:value-type="float">
            <text:p>230986.3544878</text:p>
          </table:table-cell>
          <table:table-cell office:value-type="float" office:value="157599" calcext:value-type="float">
            <text:p>157599</text:p>
          </table:table-cell>
          <table:table-cell office:value-type="float" office:value="169291.593184907" calcext:value-type="float">
            <text:p>169291.593184907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074" calcext:value-type="float">
            <text:p>224074</text:p>
          </table:table-cell>
          <table:table-cell office:value-type="float" office:value="230773.666657406" calcext:value-type="float">
            <text:p>230773.666657406</text:p>
          </table:table-cell>
          <table:table-cell office:value-type="float" office:value="157100" calcext:value-type="float">
            <text:p>157100</text:p>
          </table:table-cell>
          <table:table-cell office:value-type="float" office:value="168916.467240756" calcext:value-type="float">
            <text:p>168916.467240756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722" calcext:value-type="float">
            <text:p>223722</text:p>
          </table:table-cell>
          <table:table-cell office:value-type="float" office:value="230556.692298717" calcext:value-type="float">
            <text:p>230556.692298717</text:p>
          </table:table-cell>
          <table:table-cell office:value-type="float" office:value="156596" calcext:value-type="float">
            <text:p>156596</text:p>
          </table:table-cell>
          <table:table-cell office:value-type="float" office:value="168537.375941041" calcext:value-type="float">
            <text:p>168537.375941041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362" calcext:value-type="float">
            <text:p>223362</text:p>
          </table:table-cell>
          <table:table-cell office:value-type="float" office:value="230335.317151064" calcext:value-type="float">
            <text:p>230335.317151064</text:p>
          </table:table-cell>
          <table:table-cell office:value-type="float" office:value="156080" calcext:value-type="float">
            <text:p>156080</text:p>
          </table:table-cell>
          <table:table-cell office:value-type="float" office:value="168154.072065932" calcext:value-type="float">
            <text:p>168154.072065932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97" calcext:value-type="float">
            <text:p>222997</text:p>
          </table:table-cell>
          <table:table-cell office:value-type="float" office:value="230109.522777185" calcext:value-type="float">
            <text:p>230109.522777185</text:p>
          </table:table-cell>
          <table:table-cell office:value-type="float" office:value="155555" calcext:value-type="float">
            <text:p>155555</text:p>
          </table:table-cell>
          <table:table-cell office:value-type="float" office:value="167766.408310057" calcext:value-type="float">
            <text:p>167766.408310057</text:p>
          </table:table-cell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592" calcext:value-type="float">
            <text:p>222592</text:p>
          </table:table-cell>
          <table:table-cell office:value-type="float" office:value="229878.214384041" calcext:value-type="float">
            <text:p>229878.214384041</text:p>
          </table:table-cell>
          <table:table-cell office:value-type="float" office:value="154979" calcext:value-type="float">
            <text:p>154979</text:p>
          </table:table-cell>
          <table:table-cell office:value-type="float" office:value="167372.949592824" calcext:value-type="float">
            <text:p>167372.949592824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247" calcext:value-type="float">
            <text:p>222247</text:p>
          </table:table-cell>
          <table:table-cell office:value-type="float" office:value="229643.407787609" calcext:value-type="float">
            <text:p>229643.407787609</text:p>
          </table:table-cell>
          <table:table-cell office:value-type="float" office:value="154491" calcext:value-type="float">
            <text:p>154491</text:p>
          </table:table-cell>
          <table:table-cell office:value-type="float" office:value="166976.581913045" calcext:value-type="float">
            <text:p>166976.581913045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874" calcext:value-type="float">
            <text:p>221874</text:p>
          </table:table-cell>
          <table:table-cell office:value-type="float" office:value="229404.349086452" calcext:value-type="float">
            <text:p>229404.349086452</text:p>
          </table:table-cell>
          <table:table-cell office:value-type="float" office:value="153965" calcext:value-type="float">
            <text:p>153965</text:p>
          </table:table-cell>
          <table:table-cell office:value-type="float" office:value="166576.22554649" calcext:value-type="float">
            <text:p>166576.22554649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489" calcext:value-type="float">
            <text:p>221489</text:p>
          </table:table-cell>
          <table:table-cell office:value-type="float" office:value="229160.799883792" calcext:value-type="float">
            <text:p>229160.799883792</text:p>
          </table:table-cell>
          <table:table-cell office:value-type="float" office:value="153423" calcext:value-type="float">
            <text:p>153423</text:p>
          </table:table-cell>
          <table:table-cell office:value-type="float" office:value="166171.51091429" calcext:value-type="float">
            <text:p>166171.51091429</text:p>
          </table:table-cell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103" calcext:value-type="float">
            <text:p>221103</text:p>
          </table:table-cell>
          <table:table-cell office:value-type="float" office:value="228912.867579675" calcext:value-type="float">
            <text:p>228912.867579675</text:p>
          </table:table-cell>
          <table:table-cell office:value-type="float" office:value="152885" calcext:value-type="float">
            <text:p>152885</text:p>
          </table:table-cell>
          <table:table-cell office:value-type="float" office:value="165762.69519385" calcext:value-type="float">
            <text:p>165762.69519385</text:p>
          </table:table-cell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07" calcext:value-type="float">
            <text:p>220707</text:p>
          </table:table-cell>
          <table:table-cell office:value-type="float" office:value="228660.379346454" calcext:value-type="float">
            <text:p>228660.379346454</text:p>
          </table:table-cell>
          <table:table-cell office:value-type="float" office:value="152332" calcext:value-type="float">
            <text:p>152332</text:p>
          </table:table-cell>
          <table:table-cell office:value-type="float" office:value="165349.44303404" calcext:value-type="float">
            <text:p>165349.44303404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11" calcext:value-type="float">
            <text:p>220311</text:p>
          </table:table-cell>
          <table:table-cell office:value-type="float" office:value="228403.475366563" calcext:value-type="float">
            <text:p>228403.475366563</text:p>
          </table:table-cell>
          <table:table-cell office:value-type="float" office:value="151781" calcext:value-type="float">
            <text:p>151781</text:p>
          </table:table-cell>
          <table:table-cell office:value-type="float" office:value="164931.952479146" calcext:value-type="float">
            <text:p>164931.952479146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906" calcext:value-type="float">
            <text:p>219906</text:p>
          </table:table-cell>
          <table:table-cell office:value-type="float" office:value="228142.014586054" calcext:value-type="float">
            <text:p>228142.014586054</text:p>
          </table:table-cell>
          <table:table-cell office:value-type="float" office:value="151224" calcext:value-type="float">
            <text:p>151224</text:p>
          </table:table-cell>
          <table:table-cell office:value-type="float" office:value="164510.169325942" calcext:value-type="float">
            <text:p>164510.169325942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462" calcext:value-type="float">
            <text:p>219462</text:p>
          </table:table-cell>
          <table:table-cell office:value-type="float" office:value="227874.937214175" calcext:value-type="float">
            <text:p>227874.937214175</text:p>
          </table:table-cell>
          <table:table-cell office:value-type="float" office:value="150613" calcext:value-type="float">
            <text:p>150613</text:p>
          </table:table-cell>
          <table:table-cell office:value-type="float" office:value="164082.564115913" calcext:value-type="float">
            <text:p>164082.564115913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070" calcext:value-type="float">
            <text:p>219070</text:p>
          </table:table-cell>
          <table:table-cell office:value-type="float" office:value="227604.016069123" calcext:value-type="float">
            <text:p>227604.016069123</text:p>
          </table:table-cell>
          <table:table-cell office:value-type="float" office:value="150076" calcext:value-type="float">
            <text:p>150076</text:p>
          </table:table-cell>
          <table:table-cell office:value-type="float" office:value="163651.592912346" calcext:value-type="float">
            <text:p>163651.592912346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64" calcext:value-type="float">
            <text:p>218664</text:p>
          </table:table-cell>
          <table:table-cell office:value-type="float" office:value="227328.938651612" calcext:value-type="float">
            <text:p>227328.938651612</text:p>
          </table:table-cell>
          <table:table-cell office:value-type="float" office:value="149482" calcext:value-type="float">
            <text:p>149482</text:p>
          </table:table-cell>
          <table:table-cell office:value-type="float" office:value="163215.60543812" calcext:value-type="float">
            <text:p>163215.60543812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230" calcext:value-type="float">
            <text:p>218230</text:p>
          </table:table-cell>
          <table:table-cell office:value-type="float" office:value="227048.971308485" calcext:value-type="float">
            <text:p>227048.971308485</text:p>
          </table:table-cell>
          <table:table-cell office:value-type="float" office:value="148937" calcext:value-type="float">
            <text:p>148937</text:p>
          </table:table-cell>
          <table:table-cell office:value-type="float" office:value="162776.263732332" calcext:value-type="float">
            <text:p>162776.263732332</text:p>
          </table:table-cell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800" calcext:value-type="float">
            <text:p>217800</text:p>
          </table:table-cell>
          <table:table-cell office:value-type="float" office:value="226764.387575917" calcext:value-type="float">
            <text:p>226764.387575917</text:p>
          </table:table-cell>
          <table:table-cell office:value-type="float" office:value="148354" calcext:value-type="float">
            <text:p>148354</text:p>
          </table:table-cell>
          <table:table-cell office:value-type="float" office:value="162332.501771337" calcext:value-type="float">
            <text:p>162332.501771337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383" calcext:value-type="float">
            <text:p>217383</text:p>
          </table:table-cell>
          <table:table-cell office:value-type="float" office:value="226475.729496658" calcext:value-type="float">
            <text:p>226475.729496658</text:p>
          </table:table-cell>
          <table:table-cell office:value-type="float" office:value="147792" calcext:value-type="float">
            <text:p>147792</text:p>
          </table:table-cell>
          <table:table-cell office:value-type="float" office:value="161885.101716834" calcext:value-type="float">
            <text:p>161885.101716834</text:p>
          </table:table-cell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931" calcext:value-type="float">
            <text:p>216931</text:p>
          </table:table-cell>
          <table:table-cell office:value-type="float" office:value="226182.045512145" calcext:value-type="float">
            <text:p>226182.045512145</text:p>
          </table:table-cell>
          <table:table-cell office:value-type="float" office:value="147187" calcext:value-type="float">
            <text:p>147187</text:p>
          </table:table-cell>
          <table:table-cell office:value-type="float" office:value="161432.852433239" calcext:value-type="float">
            <text:p>161432.852433239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485" calcext:value-type="float">
            <text:p>216485</text:p>
          </table:table-cell>
          <table:table-cell office:value-type="float" office:value="225883.674881002" calcext:value-type="float">
            <text:p>225883.674881002</text:p>
          </table:table-cell>
          <table:table-cell office:value-type="float" office:value="146589" calcext:value-type="float">
            <text:p>146589</text:p>
          </table:table-cell>
          <table:table-cell office:value-type="float" office:value="160976.118512217" calcext:value-type="float">
            <text:p>160976.118512217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040" calcext:value-type="float">
            <text:p>216040</text:p>
          </table:table-cell>
          <table:table-cell office:value-type="float" office:value="225580.792576971" calcext:value-type="float">
            <text:p>225580.792576971</text:p>
          </table:table-cell>
          <table:table-cell office:value-type="float" office:value="145995" calcext:value-type="float">
            <text:p>145995</text:p>
          </table:table-cell>
          <table:table-cell office:value-type="float" office:value="160515.161019533" calcext:value-type="float">
            <text:p>160515.161019533</text:p>
          </table:table-cell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88" calcext:value-type="float">
            <text:p>215588</text:p>
          </table:table-cell>
          <table:table-cell office:value-type="float" office:value="225273.322036142" calcext:value-type="float">
            <text:p>225273.322036142</text:p>
          </table:table-cell>
          <table:table-cell office:value-type="float" office:value="145394" calcext:value-type="float">
            <text:p>145394</text:p>
          </table:table-cell>
          <table:table-cell office:value-type="float" office:value="160049.894526624" calcext:value-type="float">
            <text:p>160049.894526624</text:p>
          </table:table-cell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135" calcext:value-type="float">
            <text:p>215135</text:p>
          </table:table-cell>
          <table:table-cell office:value-type="float" office:value="224961.373665799" calcext:value-type="float">
            <text:p>224961.373665799</text:p>
          </table:table-cell>
          <table:table-cell office:value-type="float" office:value="144798" calcext:value-type="float">
            <text:p>144798</text:p>
          </table:table-cell>
          <table:table-cell office:value-type="float" office:value="159580.605464267" calcext:value-type="float">
            <text:p>159580.605464267</text:p>
          </table:table-cell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669" calcext:value-type="float">
            <text:p>214669</text:p>
          </table:table-cell>
          <table:table-cell office:value-type="float" office:value="224644.685245313" calcext:value-type="float">
            <text:p>224644.685245313</text:p>
          </table:table-cell>
          <table:table-cell office:value-type="float" office:value="144187" calcext:value-type="float">
            <text:p>144187</text:p>
          </table:table-cell>
          <table:table-cell office:value-type="float" office:value="159106.956065366" calcext:value-type="float">
            <text:p>159106.956065366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196" calcext:value-type="float">
            <text:p>214196</text:p>
          </table:table-cell>
          <table:table-cell office:value-type="float" office:value="224323.187237764" calcext:value-type="float">
            <text:p>224323.187237764</text:p>
          </table:table-cell>
          <table:table-cell office:value-type="float" office:value="143565" calcext:value-type="float">
            <text:p>143565</text:p>
          </table:table-cell>
          <table:table-cell office:value-type="float" office:value="158628.742032586" calcext:value-type="float">
            <text:p>158628.74203258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718" calcext:value-type="float">
            <text:p>213718</text:p>
          </table:table-cell>
          <table:table-cell office:value-type="float" office:value="223996.873784295" calcext:value-type="float">
            <text:p>223996.873784295</text:p>
          </table:table-cell>
          <table:table-cell office:value-type="float" office:value="142941" calcext:value-type="float">
            <text:p>142941</text:p>
          </table:table-cell>
          <table:table-cell office:value-type="float" office:value="158146.042277737" calcext:value-type="float">
            <text:p>158146.042277737</text:p>
          </table:table-cell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190" calcext:value-type="float">
            <text:p>213190</text:p>
          </table:table-cell>
          <table:table-cell office:value-type="float" office:value="223664.354590932" calcext:value-type="float">
            <text:p>223664.354590932</text:p>
          </table:table-cell>
          <table:table-cell office:value-type="float" office:value="142254" calcext:value-type="float">
            <text:p>142254</text:p>
          </table:table-cell>
          <table:table-cell office:value-type="float" office:value="157657.056361499" calcext:value-type="float">
            <text:p>157657.056361499</text:p>
          </table:table-cell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751" calcext:value-type="float">
            <text:p>212751</text:p>
          </table:table-cell>
          <table:table-cell office:value-type="float" office:value="223328.559065057" calcext:value-type="float">
            <text:p>223328.559065057</text:p>
          </table:table-cell>
          <table:table-cell office:value-type="float" office:value="141683" calcext:value-type="float">
            <text:p>141683</text:p>
          </table:table-cell>
          <table:table-cell office:value-type="float" office:value="157165.546934991" calcext:value-type="float">
            <text:p>157165.546934991</text:p>
          </table:table-cell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259" calcext:value-type="float">
            <text:p>212259</text:p>
          </table:table-cell>
          <table:table-cell office:value-type="float" office:value="222987.957247671" calcext:value-type="float">
            <text:p>222987.957247671</text:p>
          </table:table-cell>
          <table:table-cell office:value-type="float" office:value="141050" calcext:value-type="float">
            <text:p>141050</text:p>
          </table:table-cell>
          <table:table-cell office:value-type="float" office:value="156669.683952376" calcext:value-type="float">
            <text:p>156669.683952376</text:p>
          </table:table-cell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759" calcext:value-type="float">
            <text:p>211759</text:p>
          </table:table-cell>
          <table:table-cell office:value-type="float" office:value="222642.450870819" calcext:value-type="float">
            <text:p>222642.450870819</text:p>
          </table:table-cell>
          <table:table-cell office:value-type="float" office:value="140410" calcext:value-type="float">
            <text:p>140410</text:p>
          </table:table-cell>
          <table:table-cell office:value-type="float" office:value="156169.385984611" calcext:value-type="float">
            <text:p>156169.385984611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265" calcext:value-type="float">
            <text:p>211265</text:p>
          </table:table-cell>
          <table:table-cell office:value-type="float" office:value="222292.375459409" calcext:value-type="float">
            <text:p>222292.375459409</text:p>
          </table:table-cell>
          <table:table-cell office:value-type="float" office:value="139771" calcext:value-type="float">
            <text:p>139771</text:p>
          </table:table-cell>
          <table:table-cell office:value-type="float" office:value="155664.820262007" calcext:value-type="float">
            <text:p>155664.820262007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754" calcext:value-type="float">
            <text:p>210754</text:p>
          </table:table-cell>
          <table:table-cell office:value-type="float" office:value="221937.348522197" calcext:value-type="float">
            <text:p>221937.348522197</text:p>
          </table:table-cell>
          <table:table-cell office:value-type="float" office:value="139117" calcext:value-type="float">
            <text:p>139117</text:p>
          </table:table-cell>
          <table:table-cell office:value-type="float" office:value="155155.656561638" calcext:value-type="float">
            <text:p>155155.656561638</text:p>
          </table:table-cell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236" calcext:value-type="float">
            <text:p>210236</text:p>
          </table:table-cell>
          <table:table-cell office:value-type="float" office:value="221577.307029206" calcext:value-type="float">
            <text:p>221577.307029206</text:p>
          </table:table-cell>
          <table:table-cell office:value-type="float" office:value="138458" calcext:value-type="float">
            <text:p>138458</text:p>
          </table:table-cell>
          <table:table-cell office:value-type="float" office:value="154641.882513587" calcext:value-type="float">
            <text:p>154641.882513587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7" calcext:value-type="float">
            <text:p>209717</text:p>
          </table:table-cell>
          <table:table-cell office:value-type="float" office:value="221212.374505231" calcext:value-type="float">
            <text:p>221212.374505231</text:p>
          </table:table-cell>
          <table:table-cell office:value-type="float" office:value="137748" calcext:value-type="float">
            <text:p>137748</text:p>
          </table:table-cell>
          <table:table-cell office:value-type="float" office:value="154122.070743939" calcext:value-type="float">
            <text:p>154122.070743939</text:p>
          </table:table-cell>
        </table:table-row>
        <table:table-row table:style-name="ro1">
          <table:table-cell office:value-type="float" office:value="10734" calcext:value-type="float">
            <text:p>10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174" calcext:value-type="float">
            <text:p>209174</text:p>
          </table:table-cell>
          <table:table-cell office:value-type="float" office:value="220841.962981993" calcext:value-type="float">
            <text:p>220841.962981993</text:p>
          </table:table-cell>
          <table:table-cell office:value-type="float" office:value="137115" calcext:value-type="float">
            <text:p>137115</text:p>
          </table:table-cell>
          <table:table-cell office:value-type="float" office:value="153598.77625951" calcext:value-type="float">
            <text:p>153598.77625951</text:p>
          </table:table-cell>
        </table:table-row>
        <table:table-row table:style-name="ro1">
          <table:table-cell office:value-type="float" office:value="10760" calcext:value-type="float">
            <text:p>10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662" calcext:value-type="float">
            <text:p>208662</text:p>
          </table:table-cell>
          <table:table-cell office:value-type="float" office:value="220467.194890239" calcext:value-type="float">
            <text:p>220467.194890239</text:p>
          </table:table-cell>
          <table:table-cell office:value-type="float" office:value="136467" calcext:value-type="float">
            <text:p>136467</text:p>
          </table:table-cell>
          <table:table-cell office:value-type="float" office:value="153071.644682294" calcext:value-type="float">
            <text:p>153071.644682294</text:p>
          </table:table-cell>
        </table:table-row>
        <table:table-row table:style-name="ro1">
          <table:table-cell office:value-type="float" office:value="10786" calcext:value-type="float">
            <text:p>1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123" calcext:value-type="float">
            <text:p>208123</text:p>
          </table:table-cell>
          <table:table-cell office:value-type="float" office:value="220087.373509001" calcext:value-type="float">
            <text:p>220087.373509001</text:p>
          </table:table-cell>
          <table:table-cell office:value-type="float" office:value="135788" calcext:value-type="float">
            <text:p>135788</text:p>
          </table:table-cell>
          <table:table-cell office:value-type="float" office:value="152539.840230531" calcext:value-type="float">
            <text:p>152539.840230531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580" calcext:value-type="float">
            <text:p>207580</text:p>
          </table:table-cell>
          <table:table-cell office:value-type="float" office:value="219702.531247186" calcext:value-type="float">
            <text:p>219702.531247186</text:p>
          </table:table-cell>
          <table:table-cell office:value-type="float" office:value="135111" calcext:value-type="float">
            <text:p>135111</text:p>
          </table:table-cell>
          <table:table-cell office:value-type="float" office:value="152003.568223438" calcext:value-type="float">
            <text:p>152003.568223438</text:p>
          </table:table-cell>
        </table:table-row>
        <table:table-row table:style-name="ro1">
          <table:table-cell office:value-type="float" office:value="10838" calcext:value-type="float">
            <text:p>10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030" calcext:value-type="float">
            <text:p>207030</text:p>
          </table:table-cell>
          <table:table-cell office:value-type="float" office:value="219312.607208811" calcext:value-type="float">
            <text:p>219312.607208811</text:p>
          </table:table-cell>
          <table:table-cell office:value-type="float" office:value="134362" calcext:value-type="float">
            <text:p>134362</text:p>
          </table:table-cell>
          <table:table-cell office:value-type="float" office:value="151460.75073964" calcext:value-type="float">
            <text:p>151460.75073964</text:p>
          </table:table-cell>
        </table:table-row>
        <table:table-row table:style-name="ro1">
          <table:table-cell office:value-type="float" office:value="10864" calcext:value-type="float">
            <text:p>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56" calcext:value-type="float">
            <text:p>206456</text:p>
          </table:table-cell>
          <table:table-cell office:value-type="float" office:value="218917.019294693" calcext:value-type="float">
            <text:p>218917.019294693</text:p>
          </table:table-cell>
          <table:table-cell office:value-type="float" office:value="133710" calcext:value-type="float">
            <text:p>133710</text:p>
          </table:table-cell>
          <table:table-cell office:value-type="float" office:value="150914.573793805" calcext:value-type="float">
            <text:p>150914.573793805</text:p>
          </table:table-cell>
        </table:table-row>
        <table:table-row table:style-name="ro1">
          <table:table-cell office:value-type="float" office:value="10890" calcext:value-type="float">
            <text:p>10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918" calcext:value-type="float">
            <text:p>205918</text:p>
          </table:table-cell>
          <table:table-cell office:value-type="float" office:value="218517.049470241" calcext:value-type="float">
            <text:p>218517.049470241</text:p>
          </table:table-cell>
          <table:table-cell office:value-type="float" office:value="133040" calcext:value-type="float">
            <text:p>133040</text:p>
          </table:table-cell>
          <table:table-cell office:value-type="float" office:value="150364.586907842" calcext:value-type="float">
            <text:p>150364.586907842</text:p>
          </table:table-cell>
        </table:table-row>
        <table:table-row table:style-name="ro1">
          <table:table-cell office:value-type="float" office:value="10917" calcext:value-type="float">
            <text:p>10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347" calcext:value-type="float">
            <text:p>205347</text:p>
          </table:table-cell>
          <table:table-cell office:value-type="float" office:value="218111.817178849" calcext:value-type="float">
            <text:p>218111.817178849</text:p>
          </table:table-cell>
          <table:table-cell office:value-type="float" office:value="132336" calcext:value-type="float">
            <text:p>132336</text:p>
          </table:table-cell>
          <table:table-cell office:value-type="float" office:value="149809.861156831" calcext:value-type="float">
            <text:p>149809.861156831</text:p>
          </table:table-cell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72" calcext:value-type="float">
            <text:p>204772</text:p>
          </table:table-cell>
          <table:table-cell office:value-type="float" office:value="217701.361265654" calcext:value-type="float">
            <text:p>217701.361265654</text:p>
          </table:table-cell>
          <table:table-cell office:value-type="float" office:value="131628" calcext:value-type="float">
            <text:p>131628</text:p>
          </table:table-cell>
          <table:table-cell office:value-type="float" office:value="149250.419275082" calcext:value-type="float">
            <text:p>149250.419275082</text:p>
          </table:table-cell>
        </table:table-row>
        <table:table-row table:style-name="ro1">
          <table:table-cell office:value-type="float" office:value="10969" calcext:value-type="float">
            <text:p>10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196" calcext:value-type="float">
            <text:p>204196</text:p>
          </table:table-cell>
          <table:table-cell office:value-type="float" office:value="217285.811688249" calcext:value-type="float">
            <text:p>217285.811688249</text:p>
          </table:table-cell>
          <table:table-cell office:value-type="float" office:value="130922" calcext:value-type="float">
            <text:p>130922</text:p>
          </table:table-cell>
          <table:table-cell office:value-type="float" office:value="148686.467912772" calcext:value-type="float">
            <text:p>148686.467912772</text:p>
          </table:table-cell>
        </table:table-row>
        <table:table-row table:style-name="ro1">
          <table:table-cell office:value-type="float" office:value="10995" calcext:value-type="float">
            <text:p>1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606" calcext:value-type="float">
            <text:p>203606</text:p>
          </table:table-cell>
          <table:table-cell office:value-type="float" office:value="216864.894405534" calcext:value-type="float">
            <text:p>216864.894405534</text:p>
          </table:table-cell>
          <table:table-cell office:value-type="float" office:value="130199" calcext:value-type="float">
            <text:p>130199</text:p>
          </table:table-cell>
          <table:table-cell office:value-type="float" office:value="148117.622746225" calcext:value-type="float">
            <text:p>148117.622746225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13" calcext:value-type="float">
            <text:p>203013</text:p>
          </table:table-cell>
          <table:table-cell office:value-type="float" office:value="216438.682269979" calcext:value-type="float">
            <text:p>216438.682269979</text:p>
          </table:table-cell>
          <table:table-cell office:value-type="float" office:value="129474" calcext:value-type="float">
            <text:p>129474</text:p>
          </table:table-cell>
          <table:table-cell office:value-type="float" office:value="147543.972815572" calcext:value-type="float">
            <text:p>147543.972815572</text:p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15" calcext:value-type="float">
            <text:p>202415</text:p>
          </table:table-cell>
          <table:table-cell office:value-type="float" office:value="216007.184353979" calcext:value-type="float">
            <text:p>216007.184353979</text:p>
          </table:table-cell>
          <table:table-cell office:value-type="float" office:value="128747" calcext:value-type="float">
            <text:p>128747</text:p>
          </table:table-cell>
          <table:table-cell office:value-type="float" office:value="146965.604421247" calcext:value-type="float">
            <text:p>146965.604421247</text:p>
          </table:table-cell>
        </table:table-row>
        <table:table-row table:style-name="ro1">
          <table:table-cell office:value-type="float" office:value="11072" calcext:value-type="float">
            <text:p>1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16" calcext:value-type="float">
            <text:p>201816</text:p>
          </table:table-cell>
          <table:table-cell office:value-type="float" office:value="215570.532527703" calcext:value-type="float">
            <text:p>215570.532527703</text:p>
          </table:table-cell>
          <table:table-cell office:value-type="float" office:value="128021" calcext:value-type="float">
            <text:p>128021</text:p>
          </table:table-cell>
          <table:table-cell office:value-type="float" office:value="146382.693515978" calcext:value-type="float">
            <text:p>146382.693515978</text:p>
          </table:table-cell>
        </table:table-row>
        <table:table-row table:style-name="ro1">
          <table:table-cell office:value-type="float" office:value="11098" calcext:value-type="float">
            <text:p>11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14" calcext:value-type="float">
            <text:p>201214</text:p>
          </table:table-cell>
          <table:table-cell office:value-type="float" office:value="215128.793065312" calcext:value-type="float">
            <text:p>215128.793065312</text:p>
          </table:table-cell>
          <table:table-cell office:value-type="float" office:value="127292" calcext:value-type="float">
            <text:p>127292</text:p>
          </table:table-cell>
          <table:table-cell office:value-type="float" office:value="145795.28756164" calcext:value-type="float">
            <text:p>145795.28756164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595" calcext:value-type="float">
            <text:p>200595</text:p>
          </table:table-cell>
          <table:table-cell office:value-type="float" office:value="214681.599432533" calcext:value-type="float">
            <text:p>214681.599432533</text:p>
          </table:table-cell>
          <table:table-cell office:value-type="float" office:value="126550" calcext:value-type="float">
            <text:p>126550</text:p>
          </table:table-cell>
          <table:table-cell office:value-type="float" office:value="145203.124867436" calcext:value-type="float">
            <text:p>145203.124867436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968" calcext:value-type="float">
            <text:p>199968</text:p>
          </table:table-cell>
          <table:table-cell office:value-type="float" office:value="214228.873296148" calcext:value-type="float">
            <text:p>214228.873296148</text:p>
          </table:table-cell>
          <table:table-cell office:value-type="float" office:value="125794" calcext:value-type="float">
            <text:p>125794</text:p>
          </table:table-cell>
          <table:table-cell office:value-type="float" office:value="144605.921025361" calcext:value-type="float">
            <text:p>144605.921025361</text:p>
          </table:table-cell>
        </table:table-row>
        <table:table-row table:style-name="ro1">
          <table:table-cell office:value-type="float" office:value="11176" calcext:value-type="float">
            <text:p>1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324" calcext:value-type="float">
            <text:p>199324</text:p>
          </table:table-cell>
          <table:table-cell office:value-type="float" office:value="213770.261810112" calcext:value-type="float">
            <text:p>213770.261810112</text:p>
          </table:table-cell>
          <table:table-cell office:value-type="float" office:value="125022" calcext:value-type="float">
            <text:p>125022</text:p>
          </table:table-cell>
          <table:table-cell office:value-type="float" office:value="144003.338839965" calcext:value-type="float">
            <text:p>144003.338839965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08" calcext:value-type="float">
            <text:p>198708</text:p>
          </table:table-cell>
          <table:table-cell office:value-type="float" office:value="213306.807600571" calcext:value-type="float">
            <text:p>213306.807600571</text:p>
          </table:table-cell>
          <table:table-cell office:value-type="float" office:value="124287" calcext:value-type="float">
            <text:p>124287</text:p>
          </table:table-cell>
          <table:table-cell office:value-type="float" office:value="143396.682260274" calcext:value-type="float">
            <text:p>143396.682260274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65" calcext:value-type="float">
            <text:p>198065</text:p>
          </table:table-cell>
          <table:table-cell office:value-type="float" office:value="212837.828905168" calcext:value-type="float">
            <text:p>212837.828905168</text:p>
          </table:table-cell>
          <table:table-cell office:value-type="float" office:value="123457" calcext:value-type="float">
            <text:p>123457</text:p>
          </table:table-cell>
          <table:table-cell office:value-type="float" office:value="142783.153575342" calcext:value-type="float">
            <text:p>142783.153575342</text:p>
          </table:table-cell>
        </table:table-row>
        <table:table-row table:style-name="ro1">
          <table:table-cell office:value-type="float" office:value="11254" calcext:value-type="float">
            <text:p>1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397" calcext:value-type="float">
            <text:p>197397</text:p>
          </table:table-cell>
          <table:table-cell office:value-type="float" office:value="212362.726477317" calcext:value-type="float">
            <text:p>212362.726477317</text:p>
          </table:table-cell>
          <table:table-cell office:value-type="float" office:value="122730" calcext:value-type="float">
            <text:p>122730</text:p>
          </table:table-cell>
          <table:table-cell office:value-type="float" office:value="142166.133465332" calcext:value-type="float">
            <text:p>142166.133465332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763" calcext:value-type="float">
            <text:p>196763</text:p>
          </table:table-cell>
          <table:table-cell office:value-type="float" office:value="211882.7348934" calcext:value-type="float">
            <text:p>211882.7348934</text:p>
          </table:table-cell>
          <table:table-cell office:value-type="float" office:value="121978" calcext:value-type="float">
            <text:p>121978</text:p>
          </table:table-cell>
          <table:table-cell office:value-type="float" office:value="141544.960127937" calcext:value-type="float">
            <text:p>141544.960127937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097" calcext:value-type="float">
            <text:p>196097</text:p>
          </table:table-cell>
          <table:table-cell office:value-type="float" office:value="211397.019973603" calcext:value-type="float">
            <text:p>211397.019973603</text:p>
          </table:table-cell>
          <table:table-cell office:value-type="float" office:value="121194" calcext:value-type="float">
            <text:p>121194</text:p>
          </table:table-cell>
          <table:table-cell office:value-type="float" office:value="140918.776739385" calcext:value-type="float">
            <text:p>140918.776739385</text:p>
          </table:table-cell>
        </table:table-row>
        <table:table-row table:style-name="ro1">
          <table:table-cell office:value-type="float" office:value="11333" calcext:value-type="float">
            <text:p>1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369" calcext:value-type="float">
            <text:p>195369</text:p>
          </table:table-cell>
          <table:table-cell office:value-type="float" office:value="210903.850128261" calcext:value-type="float">
            <text:p>210903.850128261</text:p>
          </table:table-cell>
          <table:table-cell office:value-type="float" office:value="120336" calcext:value-type="float">
            <text:p>120336</text:p>
          </table:table-cell>
          <table:table-cell office:value-type="float" office:value="140285.460532019" calcext:value-type="float">
            <text:p>140285.460532019</text:p>
          </table:table-cell>
        </table:table-row>
        <table:table-row table:style-name="ro1">
          <table:table-cell office:value-type="float" office:value="11358" calcext:value-type="float">
            <text:p>1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5" calcext:value-type="float">
            <text:p>194745</text:p>
          </table:table-cell>
          <table:table-cell office:value-type="float" office:value="210406.654739699" calcext:value-type="float">
            <text:p>210406.654739699</text:p>
          </table:table-cell>
          <table:table-cell office:value-type="float" office:value="119606" calcext:value-type="float">
            <text:p>119606</text:p>
          </table:table-cell>
          <table:table-cell office:value-type="float" office:value="139649.169438726" calcext:value-type="float">
            <text:p>139649.169438726</text:p>
          </table:table-cell>
        </table:table-row>
        <table:table-row table:style-name="ro1">
          <table:table-cell office:value-type="float" office:value="11384" calcext:value-type="float">
            <text:p>11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60" calcext:value-type="float">
            <text:p>194060</text:p>
          </table:table-cell>
          <table:table-cell office:value-type="float" office:value="209903.680747708" calcext:value-type="float">
            <text:p>209903.680747708</text:p>
          </table:table-cell>
          <table:table-cell office:value-type="float" office:value="118804" calcext:value-type="float">
            <text:p>118804</text:p>
          </table:table-cell>
          <table:table-cell office:value-type="float" office:value="139007.779609843" calcext:value-type="float">
            <text:p>139007.779609843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369" calcext:value-type="float">
            <text:p>193369</text:p>
          </table:table-cell>
          <table:table-cell office:value-type="float" office:value="209394.921340087" calcext:value-type="float">
            <text:p>209394.921340087</text:p>
          </table:table-cell>
          <table:table-cell office:value-type="float" office:value="117999" calcext:value-type="float">
            <text:p>117999</text:p>
          </table:table-cell>
          <table:table-cell office:value-type="float" office:value="138361.355621847" calcext:value-type="float">
            <text:p>138361.355621847</text:p>
          </table:table-cell>
        </table:table-row>
        <table:table-row table:style-name="ro1">
          <table:table-cell office:value-type="float" office:value="11436" calcext:value-type="float">
            <text:p>11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679" calcext:value-type="float">
            <text:p>192679</text:p>
          </table:table-cell>
          <table:table-cell office:value-type="float" office:value="208880.585298853" calcext:value-type="float">
            <text:p>208880.585298853</text:p>
          </table:table-cell>
          <table:table-cell office:value-type="float" office:value="117198" calcext:value-type="float">
            <text:p>117198</text:p>
          </table:table-cell>
          <table:table-cell office:value-type="float" office:value="137710.175448867" calcext:value-type="float">
            <text:p>137710.175448867</text:p>
          </table:table-cell>
        </table:table-row>
        <table:table-row table:style-name="ro1">
          <table:table-cell office:value-type="float" office:value="11463" calcext:value-type="float">
            <text:p>11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79" calcext:value-type="float">
            <text:p>191979</text:p>
          </table:table-cell>
          <table:table-cell office:value-type="float" office:value="208360.536520427" calcext:value-type="float">
            <text:p>208360.536520427</text:p>
          </table:table-cell>
          <table:table-cell office:value-type="float" office:value="116384" calcext:value-type="float">
            <text:p>116384</text:p>
          </table:table-cell>
          <table:table-cell office:value-type="float" office:value="137053.985435056" calcext:value-type="float">
            <text:p>137053.985435056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61" calcext:value-type="float">
            <text:p>191261</text:p>
          </table:table-cell>
          <table:table-cell office:value-type="float" office:value="207834.396935183" calcext:value-type="float">
            <text:p>207834.396935183</text:p>
          </table:table-cell>
          <table:table-cell office:value-type="float" office:value="115556" calcext:value-type="float">
            <text:p>115556</text:p>
          </table:table-cell>
          <table:table-cell office:value-type="float" office:value="136392.508960131" calcext:value-type="float">
            <text:p>136392.508960131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479" calcext:value-type="float">
            <text:p>190479</text:p>
          </table:table-cell>
          <table:table-cell office:value-type="float" office:value="207300.384721793" calcext:value-type="float">
            <text:p>207300.384721793</text:p>
          </table:table-cell>
          <table:table-cell office:value-type="float" office:value="114652" calcext:value-type="float">
            <text:p>114652</text:p>
          </table:table-cell>
          <table:table-cell office:value-type="float" office:value="135723.570222897" calcext:value-type="float">
            <text:p>135723.570222897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13" calcext:value-type="float">
            <text:p>189813</text:p>
          </table:table-cell>
          <table:table-cell office:value-type="float" office:value="206762.311345738" calcext:value-type="float">
            <text:p>206762.311345738</text:p>
          </table:table-cell>
          <table:table-cell office:value-type="float" office:value="113891" calcext:value-type="float">
            <text:p>113891</text:p>
          </table:table-cell>
          <table:table-cell office:value-type="float" office:value="135051.798831423" calcext:value-type="float">
            <text:p>135051.798831423</text:p>
          </table:table-cell>
        </table:table-row>
        <table:table-row table:style-name="ro1">
          <table:table-cell office:value-type="float" office:value="11567" calcext:value-type="float">
            <text:p>1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027" calcext:value-type="float">
            <text:p>189027</text:p>
          </table:table-cell>
          <table:table-cell office:value-type="float" office:value="206216.609458176" calcext:value-type="float">
            <text:p>206216.609458176</text:p>
          </table:table-cell>
          <table:table-cell office:value-type="float" office:value="112991" calcext:value-type="float">
            <text:p>112991</text:p>
          </table:table-cell>
          <table:table-cell office:value-type="float" office:value="134373.005021225" calcext:value-type="float">
            <text:p>134373.005021225</text:p>
          </table:table-cell>
        </table:table-row>
        <table:table-row table:style-name="ro1">
          <table:table-cell office:value-type="float" office:value="11592" calcext:value-type="float">
            <text:p>1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339" calcext:value-type="float">
            <text:p>188339</text:p>
          </table:table-cell>
          <table:table-cell office:value-type="float" office:value="205666.529167156" calcext:value-type="float">
            <text:p>205666.529167156</text:p>
          </table:table-cell>
          <table:table-cell office:value-type="float" office:value="112202" calcext:value-type="float">
            <text:p>112202</text:p>
          </table:table-cell>
          <table:table-cell office:value-type="float" office:value="133690.820251341" calcext:value-type="float">
            <text:p>133690.820251341</text:p>
          </table:table-cell>
        </table:table-row>
        <table:table-row table:style-name="ro1">
          <table:table-cell office:value-type="float" office:value="11618" calcext:value-type="float">
            <text:p>1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91" calcext:value-type="float">
            <text:p>187591</text:p>
          </table:table-cell>
          <table:table-cell office:value-type="float" office:value="205110.359038935" calcext:value-type="float">
            <text:p>205110.359038935</text:p>
          </table:table-cell>
          <table:table-cell office:value-type="float" office:value="111353" calcext:value-type="float">
            <text:p>111353</text:p>
          </table:table-cell>
          <table:table-cell office:value-type="float" office:value="133003.502705146" calcext:value-type="float">
            <text:p>133003.502705146</text:p>
          </table:table-cell>
        </table:table-row>
        <table:table-row table:style-name="ro1">
          <table:table-cell office:value-type="float" office:value="11644" calcext:value-type="float">
            <text:p>1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53" calcext:value-type="float">
            <text:p>186853</text:p>
          </table:table-cell>
          <table:table-cell office:value-type="float" office:value="204548.59414543" calcext:value-type="float">
            <text:p>204548.59414543</text:p>
          </table:table-cell>
          <table:table-cell office:value-type="float" office:value="110516" calcext:value-type="float">
            <text:p>110516</text:p>
          </table:table-cell>
          <table:table-cell office:value-type="float" office:value="132311.579544988" calcext:value-type="float">
            <text:p>132311.579544988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80" calcext:value-type="float">
            <text:p>186080</text:p>
          </table:table-cell>
          <table:table-cell office:value-type="float" office:value="203980.329710186" calcext:value-type="float">
            <text:p>203980.329710186</text:p>
          </table:table-cell>
          <table:table-cell office:value-type="float" office:value="109639" calcext:value-type="float">
            <text:p>109639</text:p>
          </table:table-cell>
          <table:table-cell office:value-type="float" office:value="131613.961712834" calcext:value-type="float">
            <text:p>131613.961712834</text:p>
          </table:table-cell>
        </table:table-row>
        <table:table-row table:style-name="ro1">
          <table:table-cell office:value-type="float" office:value="11697" calcext:value-type="float">
            <text:p>1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43" calcext:value-type="float">
            <text:p>185243</text:p>
          </table:table-cell>
          <table:table-cell office:value-type="float" office:value="203403.796488334" calcext:value-type="float">
            <text:p>203403.796488334</text:p>
          </table:table-cell>
          <table:table-cell office:value-type="float" office:value="108691" calcext:value-type="float">
            <text:p>108691</text:p>
          </table:table-cell>
          <table:table-cell office:value-type="float" office:value="130908.639813978" calcext:value-type="float">
            <text:p>130908.639813978</text:p>
          </table:table-cell>
        </table:table-row>
        <table:table-row table:style-name="ro1">
          <table:table-cell office:value-type="float" office:value="11722" calcext:value-type="float">
            <text:p>11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24" calcext:value-type="float">
            <text:p>184524</text:p>
          </table:table-cell>
          <table:table-cell office:value-type="float" office:value="202822.879673308" calcext:value-type="float">
            <text:p>202822.879673308</text:p>
          </table:table-cell>
          <table:table-cell office:value-type="float" office:value="107886" calcext:value-type="float">
            <text:p>107886</text:p>
          </table:table-cell>
          <table:table-cell office:value-type="float" office:value="130200.250896625" calcext:value-type="float">
            <text:p>130200.250896625</text:p>
          </table:table-cell>
        </table:table-row>
        <table:table-row table:style-name="ro1">
          <table:table-cell office:value-type="float" office:value="11749" calcext:value-type="float">
            <text:p>11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50" calcext:value-type="float">
            <text:p>183750</text:p>
          </table:table-cell>
          <table:table-cell office:value-type="float" office:value="202236.021837206" calcext:value-type="float">
            <text:p>202236.021837206</text:p>
          </table:table-cell>
          <table:table-cell office:value-type="float" office:value="107015" calcext:value-type="float">
            <text:p>107015</text:p>
          </table:table-cell>
          <table:table-cell office:value-type="float" office:value="129486.858561344" calcext:value-type="float">
            <text:p>129486.858561344</text:p>
          </table:table-cell>
        </table:table-row>
        <table:table-row table:style-name="ro1">
          <table:table-cell office:value-type="float" office:value="11775" calcext:value-type="float">
            <text:p>11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958" calcext:value-type="float">
            <text:p>182958</text:p>
          </table:table-cell>
          <table:table-cell office:value-type="float" office:value="201642.851934523" calcext:value-type="float">
            <text:p>201642.851934523</text:p>
          </table:table-cell>
          <table:table-cell office:value-type="float" office:value="106130" calcext:value-type="float">
            <text:p>106130</text:p>
          </table:table-cell>
          <table:table-cell office:value-type="float" office:value="128768.185990226" calcext:value-type="float">
            <text:p>128768.185990226</text:p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148" calcext:value-type="float">
            <text:p>182148</text:p>
          </table:table-cell>
          <table:table-cell office:value-type="float" office:value="201043.010336538" calcext:value-type="float">
            <text:p>201043.010336538</text:p>
          </table:table-cell>
          <table:table-cell office:value-type="float" office:value="105226" calcext:value-type="float">
            <text:p>105226</text:p>
          </table:table-cell>
          <table:table-cell office:value-type="float" office:value="128043.81103668" calcext:value-type="float">
            <text:p>128043.81103668</text:p>
          </table:table-cell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266" calcext:value-type="float">
            <text:p>181266</text:p>
          </table:table-cell>
          <table:table-cell office:value-type="float" office:value="200434.486941568" calcext:value-type="float">
            <text:p>200434.486941568</text:p>
          </table:table-cell>
          <table:table-cell office:value-type="float" office:value="104245" calcext:value-type="float">
            <text:p>104245</text:p>
          </table:table-cell>
          <table:table-cell office:value-type="float" office:value="127311.539927859" calcext:value-type="float">
            <text:p>127311.539927859</text:p>
          </table:table-cell>
        </table:table-row>
        <table:table-row table:style-name="ro1">
          <table:table-cell office:value-type="float" office:value="11852" calcext:value-type="float">
            <text:p>11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29" calcext:value-type="float">
            <text:p>180529</text:p>
          </table:table-cell>
          <table:table-cell office:value-type="float" office:value="199822.010420288" calcext:value-type="float">
            <text:p>199822.010420288</text:p>
          </table:table-cell>
          <table:table-cell office:value-type="float" office:value="103424" calcext:value-type="float">
            <text:p>103424</text:p>
          </table:table-cell>
          <table:table-cell office:value-type="float" office:value="126576.53869931" calcext:value-type="float">
            <text:p>126576.53869931</text:p>
          </table:table-cell>
        </table:table-row>
        <table:table-row table:style-name="ro1">
          <table:table-cell office:value-type="float" office:value="11878" calcext:value-type="float">
            <text:p>1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699" calcext:value-type="float">
            <text:p>179699</text:p>
          </table:table-cell>
          <table:table-cell office:value-type="float" office:value="199202.840868895" calcext:value-type="float">
            <text:p>199202.840868895</text:p>
          </table:table-cell>
          <table:table-cell office:value-type="float" office:value="102506" calcext:value-type="float">
            <text:p>102506</text:p>
          </table:table-cell>
          <table:table-cell office:value-type="float" office:value="125835.906739331" calcext:value-type="float">
            <text:p>125835.906739331</text:p>
          </table:table-cell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873" calcext:value-type="float">
            <text:p>178873</text:p>
          </table:table-cell>
          <table:table-cell office:value-type="float" office:value="198577.307303698" calcext:value-type="float">
            <text:p>198577.307303698</text:p>
          </table:table-cell>
          <table:table-cell office:value-type="float" office:value="101594" calcext:value-type="float">
            <text:p>101594</text:p>
          </table:table-cell>
          <table:table-cell office:value-type="float" office:value="125090.001916582" calcext:value-type="float">
            <text:p>125090.001916582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25" calcext:value-type="float">
            <text:p>178025</text:p>
          </table:table-cell>
          <table:table-cell office:value-type="float" office:value="197944.928617431" calcext:value-type="float">
            <text:p>197944.928617431</text:p>
          </table:table-cell>
          <table:table-cell office:value-type="float" office:value="100661" calcext:value-type="float">
            <text:p>100661</text:p>
          </table:table-cell>
          <table:table-cell office:value-type="float" office:value="124338.340319149" calcext:value-type="float">
            <text:p>124338.340319149</text:p>
          </table:table-cell>
        </table:table-row>
        <table:table-row table:style-name="ro1">
          <table:table-cell office:value-type="float" office:value="11956" calcext:value-type="float">
            <text:p>1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173" calcext:value-type="float">
            <text:p>177173</text:p>
          </table:table-cell>
          <table:table-cell office:value-type="float" office:value="197305.792352279" calcext:value-type="float">
            <text:p>197305.792352279</text:p>
          </table:table-cell>
          <table:table-cell office:value-type="float" office:value="99649" calcext:value-type="float">
            <text:p>99649</text:p>
          </table:table-cell>
          <table:table-cell office:value-type="float" office:value="123578.668309329" calcext:value-type="float">
            <text:p>123578.668309329</text:p>
          </table:table-cell>
        </table:table-row>
        <table:table-row table:style-name="ro1">
          <table:table-cell office:value-type="float" office:value="11982" calcext:value-type="float">
            <text:p>1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82" calcext:value-type="float">
            <text:p>176282</text:p>
          </table:table-cell>
          <table:table-cell office:value-type="float" office:value="196658.906433747" calcext:value-type="float">
            <text:p>196658.906433747</text:p>
          </table:table-cell>
          <table:table-cell office:value-type="float" office:value="98751" calcext:value-type="float">
            <text:p>98751</text:p>
          </table:table-cell>
          <table:table-cell office:value-type="float" office:value="122814.740053658" calcext:value-type="float">
            <text:p>122814.740053658</text:p>
          </table:table-cell>
        </table:table-row>
        <table:table-row table:style-name="ro1">
          <table:table-cell office:value-type="float" office:value="12008" calcext:value-type="float">
            <text:p>1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2" calcext:value-type="float">
            <text:p>175442</text:p>
          </table:table-cell>
          <table:table-cell office:value-type="float" office:value="196006.078543478" calcext:value-type="float">
            <text:p>196006.078543478</text:p>
          </table:table-cell>
          <table:table-cell office:value-type="float" office:value="97831" calcext:value-type="float">
            <text:p>97831</text:p>
          </table:table-cell>
          <table:table-cell office:value-type="float" office:value="122046.009590468" calcext:value-type="float">
            <text:p>122046.009590468</text:p>
          </table:table-cell>
        </table:table-row>
        <table:table-row table:style-name="ro1">
          <table:table-cell office:value-type="float" office:value="12034" calcext:value-type="float">
            <text:p>1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565" calcext:value-type="float">
            <text:p>174565</text:p>
          </table:table-cell>
          <table:table-cell office:value-type="float" office:value="195346.353049833" calcext:value-type="float">
            <text:p>195346.353049833</text:p>
          </table:table-cell>
          <table:table-cell office:value-type="float" office:value="96876" calcext:value-type="float">
            <text:p>96876</text:p>
          </table:table-cell>
          <table:table-cell office:value-type="float" office:value="121271.547756915" calcext:value-type="float">
            <text:p>121271.547756915</text:p>
          </table:table-cell>
        </table:table-row>
        <table:table-row table:style-name="ro1">
          <table:table-cell office:value-type="float" office:value="12060" calcext:value-type="float">
            <text:p>12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78" calcext:value-type="float">
            <text:p>173678</text:p>
          </table:table-cell>
          <table:table-cell office:value-type="float" office:value="194679.634494453" calcext:value-type="float">
            <text:p>194679.634494453</text:p>
          </table:table-cell>
          <table:table-cell office:value-type="float" office:value="95829" calcext:value-type="float">
            <text:p>95829</text:p>
          </table:table-cell>
          <table:table-cell office:value-type="float" office:value="120488.700133626" calcext:value-type="float">
            <text:p>120488.700133626</text:p>
          </table:table-cell>
        </table:table-row>
        <table:table-row table:style-name="ro1">
          <table:table-cell office:value-type="float" office:value="12086" calcext:value-type="float">
            <text:p>1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51" calcext:value-type="float">
            <text:p>172751</text:p>
          </table:table-cell>
          <table:table-cell office:value-type="float" office:value="194004.907279239" calcext:value-type="float">
            <text:p>194004.907279239</text:p>
          </table:table-cell>
          <table:table-cell office:value-type="float" office:value="94913" calcext:value-type="float">
            <text:p>94913</text:p>
          </table:table-cell>
          <table:table-cell office:value-type="float" office:value="119701.755514129" calcext:value-type="float">
            <text:p>119701.755514129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77" calcext:value-type="float">
            <text:p>171877</text:p>
          </table:table-cell>
          <table:table-cell office:value-type="float" office:value="193324.048593724" calcext:value-type="float">
            <text:p>193324.048593724</text:p>
          </table:table-cell>
          <table:table-cell office:value-type="float" office:value="93971" calcext:value-type="float">
            <text:p>93971</text:p>
          </table:table-cell>
          <table:table-cell office:value-type="float" office:value="118910.039959848" calcext:value-type="float">
            <text:p>118910.039959848</text:p>
          </table:table-cell>
        </table:table-row>
        <table:table-row table:style-name="ro1">
          <table:table-cell office:value-type="float" office:value="12138" calcext:value-type="float">
            <text:p>1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965" calcext:value-type="float">
            <text:p>170965</text:p>
          </table:table-cell>
          <table:table-cell office:value-type="float" office:value="192636.077867763" calcext:value-type="float">
            <text:p>192636.077867763</text:p>
          </table:table-cell>
          <table:table-cell office:value-type="float" office:value="92984" calcext:value-type="float">
            <text:p>92984</text:p>
          </table:table-cell>
          <table:table-cell office:value-type="float" office:value="118112.315653392" calcext:value-type="float">
            <text:p>118112.315653392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36" calcext:value-type="float">
            <text:p>170036</text:p>
          </table:table-cell>
          <table:table-cell office:value-type="float" office:value="191940.690856448" calcext:value-type="float">
            <text:p>191940.690856448</text:p>
          </table:table-cell>
          <table:table-cell office:value-type="float" office:value="91899" calcext:value-type="float">
            <text:p>91899</text:p>
          </table:table-cell>
          <table:table-cell office:value-type="float" office:value="117305.752094826" calcext:value-type="float">
            <text:p>117305.752094826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74" calcext:value-type="float">
            <text:p>169074</text:p>
          </table:table-cell>
          <table:table-cell office:value-type="float" office:value="191237.100368557" calcext:value-type="float">
            <text:p>191237.100368557</text:p>
          </table:table-cell>
          <table:table-cell office:value-type="float" office:value="90958" calcext:value-type="float">
            <text:p>90958</text:p>
          </table:table-cell>
          <table:table-cell office:value-type="float" office:value="116495.05203037" calcext:value-type="float">
            <text:p>116495.05203037</text:p>
          </table:table-cell>
        </table:table-row>
        <table:table-row table:style-name="ro1">
          <table:table-cell office:value-type="float" office:value="12216" calcext:value-type="float">
            <text:p>1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51" calcext:value-type="float">
            <text:p>168151</text:p>
          </table:table-cell>
          <table:table-cell office:value-type="float" office:value="190526.758818755" calcext:value-type="float">
            <text:p>190526.758818755</text:p>
          </table:table-cell>
          <table:table-cell office:value-type="float" office:value="89976" calcext:value-type="float">
            <text:p>89976</text:p>
          </table:table-cell>
          <table:table-cell office:value-type="float" office:value="115679.081198666" calcext:value-type="float">
            <text:p>115679.081198666</text:p>
          </table:table-cell>
        </table:table-row>
        <table:table-row table:style-name="ro1">
          <table:table-cell office:value-type="float" office:value="12242" calcext:value-type="float">
            <text:p>12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198" calcext:value-type="float">
            <text:p>167198</text:p>
          </table:table-cell>
          <table:table-cell office:value-type="float" office:value="189808.950855101" calcext:value-type="float">
            <text:p>189808.950855101</text:p>
          </table:table-cell>
          <table:table-cell office:value-type="float" office:value="88958" calcext:value-type="float">
            <text:p>88958</text:p>
          </table:table-cell>
          <table:table-cell office:value-type="float" office:value="114856.894084861" calcext:value-type="float">
            <text:p>114856.894084861</text:p>
          </table:table-cell>
        </table:table-row>
        <table:table-row table:style-name="ro1">
          <table:table-cell office:value-type="float" office:value="12268" calcext:value-type="float">
            <text:p>1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232" calcext:value-type="float">
            <text:p>166232</text:p>
          </table:table-cell>
          <table:table-cell office:value-type="float" office:value="189083.506213406" calcext:value-type="float">
            <text:p>189083.506213406</text:p>
          </table:table-cell>
          <table:table-cell office:value-type="float" office:value="87935" calcext:value-type="float">
            <text:p>87935</text:p>
          </table:table-cell>
          <table:table-cell office:value-type="float" office:value="114028.528113019" calcext:value-type="float">
            <text:p>114028.528113019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73" calcext:value-type="float">
            <text:p>165273</text:p>
          </table:table-cell>
          <table:table-cell office:value-type="float" office:value="188350.875252993" calcext:value-type="float">
            <text:p>188350.875252993</text:p>
          </table:table-cell>
          <table:table-cell office:value-type="float" office:value="86917" calcext:value-type="float">
            <text:p>86917</text:p>
          </table:table-cell>
          <table:table-cell office:value-type="float" office:value="113194.327248003" calcext:value-type="float">
            <text:p>113194.327248003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292" calcext:value-type="float">
            <text:p>164292</text:p>
          </table:table-cell>
          <table:table-cell office:value-type="float" office:value="187610.602168286" calcext:value-type="float">
            <text:p>187610.602168286</text:p>
          </table:table-cell>
          <table:table-cell office:value-type="float" office:value="85882" calcext:value-type="float">
            <text:p>85882</text:p>
          </table:table-cell>
          <table:table-cell office:value-type="float" office:value="112353.947948064" calcext:value-type="float">
            <text:p>112353.947948064</text:p>
          </table:table-cell>
        </table:table-row>
        <table:table-row table:style-name="ro1">
          <table:table-cell office:value-type="float" office:value="12347" calcext:value-type="float">
            <text:p>1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295" calcext:value-type="float">
            <text:p>163295</text:p>
          </table:table-cell>
          <table:table-cell office:value-type="float" office:value="186862.429793877" calcext:value-type="float">
            <text:p>186862.429793877</text:p>
          </table:table-cell>
          <table:table-cell office:value-type="float" office:value="84833" calcext:value-type="float">
            <text:p>84833</text:p>
          </table:table-cell>
          <table:table-cell office:value-type="float" office:value="111507.149549662" calcext:value-type="float">
            <text:p>111507.149549662</text:p>
          </table:table-cell>
        </table:table-row>
        <table:table-row table:style-name="ro1">
          <table:table-cell office:value-type="float" office:value="12373" calcext:value-type="float">
            <text:p>1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288" calcext:value-type="float">
            <text:p>162288</text:p>
          </table:table-cell>
          <table:table-cell office:value-type="float" office:value="186106.293492527" calcext:value-type="float">
            <text:p>186106.293492527</text:p>
          </table:table-cell>
          <table:table-cell office:value-type="float" office:value="83778" calcext:value-type="float">
            <text:p>83778</text:p>
          </table:table-cell>
          <table:table-cell office:value-type="float" office:value="110653.944948134" calcext:value-type="float">
            <text:p>110653.944948134</text:p>
          </table:table-cell>
        </table:table-row>
        <table:table-row table:style-name="ro1">
          <table:table-cell office:value-type="float" office:value="12399" calcext:value-type="float">
            <text:p>12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185" calcext:value-type="float">
            <text:p>161185</text:p>
          </table:table-cell>
          <table:table-cell office:value-type="float" office:value="185339.484461988" calcext:value-type="float">
            <text:p>185339.484461988</text:p>
          </table:table-cell>
          <table:table-cell office:value-type="float" office:value="82621" calcext:value-type="float">
            <text:p>82621</text:p>
          </table:table-cell>
          <table:table-cell office:value-type="float" office:value="109791.392795884" calcext:value-type="float">
            <text:p>109791.392795884</text:p>
          </table:table-cell>
        </table:table-row>
        <table:table-row table:style-name="ro1">
          <table:table-cell office:value-type="float" office:value="12424" calcext:value-type="float">
            <text:p>12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64" calcext:value-type="float">
            <text:p>160264</text:p>
          </table:table-cell>
          <table:table-cell office:value-type="float" office:value="184567.931093927" calcext:value-type="float">
            <text:p>184567.931093927</text:p>
          </table:table-cell>
          <table:table-cell office:value-type="float" office:value="81662" calcext:value-type="float">
            <text:p>81662</text:p>
          </table:table-cell>
          <table:table-cell office:value-type="float" office:value="108925.873017549" calcext:value-type="float">
            <text:p>108925.873017549</text:p>
          </table:table-cell>
        </table:table-row>
        <table:table-row table:style-name="ro1">
          <table:table-cell office:value-type="float" office:value="12450" calcext:value-type="float">
            <text:p>1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30" calcext:value-type="float">
            <text:p>159230</text:p>
          </table:table-cell>
          <table:table-cell office:value-type="float" office:value="183788.302444883" calcext:value-type="float">
            <text:p>183788.302444883</text:p>
          </table:table-cell>
          <table:table-cell office:value-type="float" office:value="80583" calcext:value-type="float">
            <text:p>80583</text:p>
          </table:table-cell>
          <table:table-cell office:value-type="float" office:value="108053.784617009" calcext:value-type="float">
            <text:p>108053.784617009</text:p>
          </table:table-cell>
        </table:table-row>
        <table:table-row table:style-name="ro1">
          <table:table-cell office:value-type="float" office:value="12476" calcext:value-type="float">
            <text:p>1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181" calcext:value-type="float">
            <text:p>158181</text:p>
          </table:table-cell>
          <table:table-cell office:value-type="float" office:value="183000.385446579" calcext:value-type="float">
            <text:p>183000.385446579</text:p>
          </table:table-cell>
          <table:table-cell office:value-type="float" office:value="79494" calcext:value-type="float">
            <text:p>79494</text:p>
          </table:table-cell>
          <table:table-cell office:value-type="float" office:value="107175.022013409" calcext:value-type="float">
            <text:p>107175.022013409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25" calcext:value-type="float">
            <text:p>157125</text:p>
          </table:table-cell>
          <table:table-cell office:value-type="float" office:value="182204.21974053" calcext:value-type="float">
            <text:p>182204.21974053</text:p>
          </table:table-cell>
          <table:table-cell office:value-type="float" office:value="78403" calcext:value-type="float">
            <text:p>78403</text:p>
          </table:table-cell>
          <table:table-cell office:value-type="float" office:value="106289.729028381" calcext:value-type="float">
            <text:p>106289.729028381</text:p>
          </table:table-cell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47" calcext:value-type="float">
            <text:p>156047</text:p>
          </table:table-cell>
          <table:table-cell office:value-type="float" office:value="181399.382210052" calcext:value-type="float">
            <text:p>181399.382210052</text:p>
          </table:table-cell>
          <table:table-cell office:value-type="float" office:value="77288" calcext:value-type="float">
            <text:p>77288</text:p>
          </table:table-cell>
          <table:table-cell office:value-type="float" office:value="105397.3681352" calcext:value-type="float">
            <text:p>105397.3681352</text:p>
          </table:table-cell>
        </table:table-row>
        <table:table-row table:style-name="ro1">
          <table:table-cell office:value-type="float" office:value="12554" calcext:value-type="float">
            <text:p>12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984" calcext:value-type="float">
            <text:p>154984</text:p>
          </table:table-cell>
          <table:table-cell office:value-type="float" office:value="180586.601218974" calcext:value-type="float">
            <text:p>180586.601218974</text:p>
          </table:table-cell>
          <table:table-cell office:value-type="float" office:value="76197" calcext:value-type="float">
            <text:p>76197</text:p>
          </table:table-cell>
          <table:table-cell office:value-type="float" office:value="104498.895269501" calcext:value-type="float">
            <text:p>104498.895269501</text:p>
          </table:table-cell>
        </table:table-row>
        <table:table-row table:style-name="ro1">
          <table:table-cell office:value-type="float" office:value="12580" calcext:value-type="float">
            <text:p>12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900" calcext:value-type="float">
            <text:p>153900</text:p>
          </table:table-cell>
          <table:table-cell office:value-type="float" office:value="179765.475027621" calcext:value-type="float">
            <text:p>179765.475027621</text:p>
          </table:table-cell>
          <table:table-cell office:value-type="float" office:value="75083" calcext:value-type="float">
            <text:p>75083</text:p>
          </table:table-cell>
          <table:table-cell office:value-type="float" office:value="103593.790799671" calcext:value-type="float">
            <text:p>103593.790799671</text:p>
          </table:table-cell>
        </table:table-row>
        <table:table-row table:style-name="ro1">
          <table:table-cell office:value-type="float" office:value="12606" calcext:value-type="float">
            <text:p>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66" calcext:value-type="float">
            <text:p>152766</text:p>
          </table:table-cell>
          <table:table-cell office:value-type="float" office:value="178934.721949848" calcext:value-type="float">
            <text:p>178934.721949848</text:p>
          </table:table-cell>
          <table:table-cell office:value-type="float" office:value="73923" calcext:value-type="float">
            <text:p>73923</text:p>
          </table:table-cell>
          <table:table-cell office:value-type="float" office:value="102680.84339045" calcext:value-type="float">
            <text:p>102680.84339045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686" calcext:value-type="float">
            <text:p>151686</text:p>
          </table:table-cell>
          <table:table-cell office:value-type="float" office:value="178096.299736006" calcext:value-type="float">
            <text:p>178096.299736006</text:p>
          </table:table-cell>
          <table:table-cell office:value-type="float" office:value="72820" calcext:value-type="float">
            <text:p>72820</text:p>
          </table:table-cell>
          <table:table-cell office:value-type="float" office:value="101762.048209205" calcext:value-type="float">
            <text:p>101762.048209205</text:p>
          </table:table-cell>
        </table:table-row>
        <table:table-row table:style-name="ro1">
          <table:table-cell office:value-type="float" office:value="12659" calcext:value-type="float">
            <text:p>12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446" calcext:value-type="float">
            <text:p>150446</text:p>
          </table:table-cell>
          <table:table-cell office:value-type="float" office:value="177245.521282591" calcext:value-type="float">
            <text:p>177245.521282591</text:p>
          </table:table-cell>
          <table:table-cell office:value-type="float" office:value="71559" calcext:value-type="float">
            <text:p>71559</text:p>
          </table:table-cell>
          <table:table-cell office:value-type="float" office:value="100832.723648922" calcext:value-type="float">
            <text:p>100832.723648922</text:p>
          </table:table-cell>
        </table:table-row>
        <table:table-row table:style-name="ro1">
          <table:table-cell office:value-type="float" office:value="12684" calcext:value-type="float">
            <text:p>12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402" calcext:value-type="float">
            <text:p>149402</text:p>
          </table:table-cell>
          <table:table-cell office:value-type="float" office:value="176388.797550819" calcext:value-type="float">
            <text:p>176388.797550819</text:p>
          </table:table-cell>
          <table:table-cell office:value-type="float" office:value="70502" calcext:value-type="float">
            <text:p>70502</text:p>
          </table:table-cell>
          <table:table-cell office:value-type="float" office:value="99899.4706135707" calcext:value-type="float">
            <text:p>99899.4706135707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272" calcext:value-type="float">
            <text:p>148272</text:p>
          </table:table-cell>
          <table:table-cell office:value-type="float" office:value="175523.665318486" calcext:value-type="float">
            <text:p>175523.665318486</text:p>
          </table:table-cell>
          <table:table-cell office:value-type="float" office:value="69358" calcext:value-type="float">
            <text:p>69358</text:p>
          </table:table-cell>
          <table:table-cell office:value-type="float" office:value="98959.7330562301" calcext:value-type="float">
            <text:p>98959.7330562301</text:p>
          </table:table-cell>
        </table:table-row>
        <table:table-row table:style-name="ro1">
          <table:table-cell office:value-type="float" office:value="12737" calcext:value-type="float">
            <text:p>12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13" calcext:value-type="float">
            <text:p>147113</text:p>
          </table:table-cell>
          <table:table-cell office:value-type="float" office:value="174649.491000994" calcext:value-type="float">
            <text:p>174649.491000994</text:p>
          </table:table-cell>
          <table:table-cell office:value-type="float" office:value="68189" calcext:value-type="float">
            <text:p>68189</text:p>
          </table:table-cell>
          <table:table-cell office:value-type="float" office:value="98012.9412698845" calcext:value-type="float">
            <text:p>98012.9412698845</text:p>
          </table:table-cell>
        </table:table-row>
        <table:table-row table:style-name="ro1">
          <table:table-cell office:value-type="float" office:value="12763" calcext:value-type="float">
            <text:p>1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830" calcext:value-type="float">
            <text:p>145830</text:p>
          </table:table-cell>
          <table:table-cell office:value-type="float" office:value="173762.737431732" calcext:value-type="float">
            <text:p>173762.737431732</text:p>
          </table:table-cell>
          <table:table-cell office:value-type="float" office:value="66901" calcext:value-type="float">
            <text:p>66901</text:p>
          </table:table-cell>
          <table:table-cell office:value-type="float" office:value="97055.6507692727" calcext:value-type="float">
            <text:p>97055.6507692727</text:p>
          </table:table-cell>
        </table:table-row>
        <table:table-row table:style-name="ro1">
          <table:table-cell office:value-type="float" office:value="12788" calcext:value-type="float">
            <text:p>12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34" calcext:value-type="float">
            <text:p>144734</text:p>
          </table:table-cell>
          <table:table-cell office:value-type="float" office:value="172869.545510756" calcext:value-type="float">
            <text:p>172869.545510756</text:p>
          </table:table-cell>
          <table:table-cell office:value-type="float" office:value="65802" calcext:value-type="float">
            <text:p>65802</text:p>
          </table:table-cell>
          <table:table-cell office:value-type="float" office:value="96093.999976372" calcext:value-type="float">
            <text:p>96093.999976372</text:p>
          </table:table-cell>
        </table:table-row>
        <table:table-row table:style-name="ro1">
          <table:table-cell office:value-type="float" office:value="12815" calcext:value-type="float">
            <text:p>12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6" calcext:value-type="float">
            <text:p>143446</text:p>
          </table:table-cell>
          <table:table-cell office:value-type="float" office:value="171964.205648887" calcext:value-type="float">
            <text:p>171964.205648887</text:p>
          </table:table-cell>
          <table:table-cell office:value-type="float" office:value="64511" calcext:value-type="float">
            <text:p>64511</text:p>
          </table:table-cell>
          <table:table-cell office:value-type="float" office:value="95122.2153617144" calcext:value-type="float">
            <text:p>95122.2153617144</text:p>
          </table:table-cell>
        </table:table-row>
        <table:table-row table:style-name="ro1">
          <table:table-cell office:value-type="float" office:value="12840" calcext:value-type="float">
            <text:p>12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331" calcext:value-type="float">
            <text:p>142331</text:p>
          </table:table-cell>
          <table:table-cell office:value-type="float" office:value="171052.414705844" calcext:value-type="float">
            <text:p>171052.414705844</text:p>
          </table:table-cell>
          <table:table-cell office:value-type="float" office:value="63401" calcext:value-type="float">
            <text:p>63401</text:p>
          </table:table-cell>
          <table:table-cell office:value-type="float" office:value="94146.1779659694" calcext:value-type="float">
            <text:p>94146.1779659694</text:p>
          </table:table-cell>
        </table:table-row>
        <table:table-row table:style-name="ro1">
          <table:table-cell office:value-type="float" office:value="12866" calcext:value-type="float">
            <text:p>1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123" calcext:value-type="float">
            <text:p>141123</text:p>
          </table:table-cell>
          <table:table-cell office:value-type="float" office:value="170131.509637972" calcext:value-type="float">
            <text:p>170131.509637972</text:p>
          </table:table-cell>
          <table:table-cell office:value-type="float" office:value="62200" calcext:value-type="float">
            <text:p>62200</text:p>
          </table:table-cell>
          <table:table-cell office:value-type="float" office:value="93163.2186439395" calcext:value-type="float">
            <text:p>93163.2186439395</text:p>
          </table:table-cell>
        </table:table-row>
        <table:table-row table:style-name="ro1">
          <table:table-cell office:value-type="float" office:value="12892" calcext:value-type="float">
            <text:p>12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884" calcext:value-type="float">
            <text:p>139884</text:p>
          </table:table-cell>
          <table:table-cell office:value-type="float" office:value="169200.817033727" calcext:value-type="float">
            <text:p>169200.817033727</text:p>
          </table:table-cell>
          <table:table-cell office:value-type="float" office:value="60972" calcext:value-type="float">
            <text:p>60972</text:p>
          </table:table-cell>
          <table:table-cell office:value-type="float" office:value="92172.7196087414" calcext:value-type="float">
            <text:p>92172.7196087414</text:p>
          </table:table-cell>
        </table:table-row>
        <table:table-row table:style-name="ro1">
          <table:table-cell office:value-type="float" office:value="12919" calcext:value-type="float">
            <text:p>1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627" calcext:value-type="float">
            <text:p>138627</text:p>
          </table:table-cell>
          <table:table-cell office:value-type="float" office:value="168260.08420192" calcext:value-type="float">
            <text:p>168260.08420192</text:p>
          </table:table-cell>
          <table:table-cell office:value-type="float" office:value="59730" calcext:value-type="float">
            <text:p>59730</text:p>
          </table:table-cell>
          <table:table-cell office:value-type="float" office:value="91174.4820823186" calcext:value-type="float">
            <text:p>91174.4820823186</text:p>
          </table:table-cell>
        </table:table-row>
        <table:table-row table:style-name="ro1">
          <table:table-cell office:value-type="float" office:value="12945" calcext:value-type="float">
            <text:p>12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240" calcext:value-type="float">
            <text:p>137240</text:p>
          </table:table-cell>
          <table:table-cell office:value-type="float" office:value="167305.62007263" calcext:value-type="float">
            <text:p>167305.62007263</text:p>
          </table:table-cell>
          <table:table-cell office:value-type="float" office:value="58365" calcext:value-type="float">
            <text:p>58365</text:p>
          </table:table-cell>
          <table:table-cell office:value-type="float" office:value="90164.9595567088" calcext:value-type="float">
            <text:p>90164.9595567088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60" calcext:value-type="float">
            <text:p>136060</text:p>
          </table:table-cell>
          <table:table-cell office:value-type="float" office:value="166344.216378087" calcext:value-type="float">
            <text:p>166344.216378087</text:p>
          </table:table-cell>
          <table:table-cell office:value-type="float" office:value="57205" calcext:value-type="float">
            <text:p>57205</text:p>
          </table:table-cell>
          <table:table-cell office:value-type="float" office:value="89150.8069549639" calcext:value-type="float">
            <text:p>89150.8069549639</text:p>
          </table:table-cell>
        </table:table-row>
        <table:table-row table:style-name="ro1">
          <table:table-cell office:value-type="float" office:value="12996" calcext:value-type="float">
            <text:p>1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795" calcext:value-type="float">
            <text:p>134795</text:p>
          </table:table-cell>
          <table:table-cell office:value-type="float" office:value="165373.471258762" calcext:value-type="float">
            <text:p>165373.471258762</text:p>
          </table:table-cell>
          <table:table-cell office:value-type="float" office:value="55966" calcext:value-type="float">
            <text:p>55966</text:p>
          </table:table-cell>
          <table:table-cell office:value-type="float" office:value="88129.7359717342" calcext:value-type="float">
            <text:p>88129.7359717342</text:p>
          </table:table-cell>
        </table:table-row>
        <table:table-row table:style-name="ro1">
          <table:table-cell office:value-type="float" office:value="13023" calcext:value-type="float">
            <text:p>1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479" calcext:value-type="float">
            <text:p>133479</text:p>
          </table:table-cell>
          <table:table-cell office:value-type="float" office:value="164392.102912338" calcext:value-type="float">
            <text:p>164392.102912338</text:p>
          </table:table-cell>
          <table:table-cell office:value-type="float" office:value="54681" calcext:value-type="float">
            <text:p>54681</text:p>
          </table:table-cell>
          <table:table-cell office:value-type="float" office:value="87100.5440956809" calcext:value-type="float">
            <text:p>87100.5440956809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6" calcext:value-type="float">
            <text:p>132146</text:p>
          </table:table-cell>
          <table:table-cell office:value-type="float" office:value="163399.91513042" calcext:value-type="float">
            <text:p>163399.91513042</text:p>
          </table:table-cell>
          <table:table-cell office:value-type="float" office:value="53387" calcext:value-type="float">
            <text:p>53387</text:p>
          </table:table-cell>
          <table:table-cell office:value-type="float" office:value="86063.2042773522" calcext:value-type="float">
            <text:p>86063.2042773522</text:p>
          </table:table-cell>
        </table:table-row>
        <table:table-row table:style-name="ro1">
          <table:table-cell office:value-type="float" office:value="13075" calcext:value-type="float">
            <text:p>13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15" calcext:value-type="float">
            <text:p>130815</text:p>
          </table:table-cell>
          <table:table-cell office:value-type="float" office:value="162397.302357176" calcext:value-type="float">
            <text:p>162397.302357176</text:p>
          </table:table-cell>
          <table:table-cell office:value-type="float" office:value="52093" calcext:value-type="float">
            <text:p>52093</text:p>
          </table:table-cell>
          <table:table-cell office:value-type="float" office:value="85017.9672226645" calcext:value-type="float">
            <text:p>85017.9672226645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334" calcext:value-type="float">
            <text:p>129334</text:p>
          </table:table-cell>
          <table:table-cell office:value-type="float" office:value="161379.969976956" calcext:value-type="float">
            <text:p>161379.969976956</text:p>
          </table:table-cell>
          <table:table-cell office:value-type="float" office:value="50662" calcext:value-type="float">
            <text:p>50662</text:p>
          </table:table-cell>
          <table:table-cell office:value-type="float" office:value="83960.8605388902" calcext:value-type="float">
            <text:p>83960.8605388902</text:p>
          </table:table-cell>
        </table:table-row>
        <table:table-row table:style-name="ro1">
          <table:table-cell office:value-type="float" office:value="13126" calcext:value-type="float">
            <text:p>13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77" calcext:value-type="float">
            <text:p>128077</text:p>
          </table:table-cell>
          <table:table-cell office:value-type="float" office:value="160355.263208434" calcext:value-type="float">
            <text:p>160355.263208434</text:p>
          </table:table-cell>
          <table:table-cell office:value-type="float" office:value="49451" calcext:value-type="float">
            <text:p>49451</text:p>
          </table:table-cell>
          <table:table-cell office:value-type="float" office:value="82899.0186761551" calcext:value-type="float">
            <text:p>82899.0186761551</text:p>
          </table:table-cell>
        </table:table-row>
        <table:table-row table:style-name="ro1">
          <table:table-cell office:value-type="float" office:value="13153" calcext:value-type="float">
            <text:p>1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588" calcext:value-type="float">
            <text:p>126588</text:p>
          </table:table-cell>
          <table:table-cell office:value-type="float" office:value="159316.270494328" calcext:value-type="float">
            <text:p>159316.270494328</text:p>
          </table:table-cell>
          <table:table-cell office:value-type="float" office:value="48017" calcext:value-type="float">
            <text:p>48017</text:p>
          </table:table-cell>
          <table:table-cell office:value-type="float" office:value="81825.7257938119" calcext:value-type="float">
            <text:p>81825.7257938119</text:p>
          </table:table-cell>
        </table:table-row>
        <table:table-row table:style-name="ro1">
          <table:table-cell office:value-type="float" office:value="13178" calcext:value-type="float">
            <text:p>13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295" calcext:value-type="float">
            <text:p>125295</text:p>
          </table:table-cell>
          <table:table-cell office:value-type="float" office:value="158269.462171426" calcext:value-type="float">
            <text:p>158269.462171426</text:p>
          </table:table-cell>
          <table:table-cell office:value-type="float" office:value="46780" calcext:value-type="float">
            <text:p>46780</text:p>
          </table:table-cell>
          <table:table-cell office:value-type="float" office:value="80747.3957693869" calcext:value-type="float">
            <text:p>80747.3957693869</text:p>
          </table:table-cell>
        </table:table-row>
        <table:table-row table:style-name="ro1">
          <table:table-cell office:value-type="float" office:value="13204" calcext:value-type="float">
            <text:p>1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01" calcext:value-type="float">
            <text:p>123901</text:p>
          </table:table-cell>
          <table:table-cell office:value-type="float" office:value="157211.97102769" calcext:value-type="float">
            <text:p>157211.97102769</text:p>
          </table:table-cell>
          <table:table-cell office:value-type="float" office:value="45446" calcext:value-type="float">
            <text:p>45446</text:p>
          </table:table-cell>
          <table:table-cell office:value-type="float" office:value="79661.1989764827" calcext:value-type="float">
            <text:p>79661.1989764827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6" calcext:value-type="float">
            <text:p>122466</text:p>
          </table:table-cell>
          <table:table-cell office:value-type="float" office:value="156142.864226838" calcext:value-type="float">
            <text:p>156142.864226838</text:p>
          </table:table-cell>
          <table:table-cell office:value-type="float" office:value="44082" calcext:value-type="float">
            <text:p>44082</text:p>
          </table:table-cell>
          <table:table-cell office:value-type="float" office:value="78566.4543925909" calcext:value-type="float">
            <text:p>78566.4543925909</text:p>
          </table:table-cell>
        </table:table-row>
        <table:table-row table:style-name="ro1">
          <table:table-cell office:value-type="float" office:value="13256" calcext:value-type="float">
            <text:p>13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15" calcext:value-type="float">
            <text:p>121015</text:p>
          </table:table-cell>
          <table:table-cell office:value-type="float" office:value="155062.006866012" calcext:value-type="float">
            <text:p>155062.006866012</text:p>
          </table:table-cell>
          <table:table-cell office:value-type="float" office:value="42703" calcext:value-type="float">
            <text:p>42703</text:p>
          </table:table-cell>
          <table:table-cell office:value-type="float" office:value="77462.9634882035" calcext:value-type="float">
            <text:p>77462.9634882035</text:p>
          </table:table-cell>
        </table:table-row>
        <table:table-row table:style-name="ro1">
          <table:table-cell office:value-type="float" office:value="13283" calcext:value-type="float">
            <text:p>13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06" calcext:value-type="float">
            <text:p>119406</text:p>
          </table:table-cell>
          <table:table-cell office:value-type="float" office:value="153964.898962442" calcext:value-type="float">
            <text:p>153964.898962442</text:p>
          </table:table-cell>
          <table:table-cell office:value-type="float" office:value="41180" calcext:value-type="float">
            <text:p>41180</text:p>
          </table:table-cell>
          <table:table-cell office:value-type="float" office:value="76346.5646116434" calcext:value-type="float">
            <text:p>76346.5646116434</text:p>
          </table:table-cell>
        </table:table-row>
        <table:table-row table:style-name="ro1">
          <table:table-cell office:value-type="float" office:value="13308" calcext:value-type="float">
            <text:p>13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48" calcext:value-type="float">
            <text:p>118048</text:p>
          </table:table-cell>
          <table:table-cell office:value-type="float" office:value="152859.763609752" calcext:value-type="float">
            <text:p>152859.763609752</text:p>
          </table:table-cell>
          <table:table-cell office:value-type="float" office:value="39897" calcext:value-type="float">
            <text:p>39897</text:p>
          </table:table-cell>
          <table:table-cell office:value-type="float" office:value="75225.0395466697" calcext:value-type="float">
            <text:p>75225.0395466697</text:p>
          </table:table-cell>
        </table:table-row>
        <table:table-row table:style-name="ro1">
          <table:table-cell office:value-type="float" office:value="13334" calcext:value-type="float">
            <text:p>1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569" calcext:value-type="float">
            <text:p>116569</text:p>
          </table:table-cell>
          <table:table-cell office:value-type="float" office:value="151743.124729452" calcext:value-type="float">
            <text:p>151743.124729452</text:p>
          </table:table-cell>
          <table:table-cell office:value-type="float" office:value="38511" calcext:value-type="float">
            <text:p>38511</text:p>
          </table:table-cell>
          <table:table-cell office:value-type="float" office:value="74095.3767913876" calcext:value-type="float">
            <text:p>74095.3767913876</text:p>
          </table:table-cell>
        </table:table-row>
        <table:table-row table:style-name="ro1">
          <table:table-cell office:value-type="float" office:value="13360" calcext:value-type="float">
            <text:p>13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44" calcext:value-type="float">
            <text:p>115044</text:p>
          </table:table-cell>
          <table:table-cell office:value-type="float" office:value="150613.920891622" calcext:value-type="float">
            <text:p>150613.920891622</text:p>
          </table:table-cell>
          <table:table-cell office:value-type="float" office:value="37081" calcext:value-type="float">
            <text:p>37081</text:p>
          </table:table-cell>
          <table:table-cell office:value-type="float" office:value="72956.4728901141" calcext:value-type="float">
            <text:p>72956.4728901141</text:p>
          </table:table-cell>
        </table:table-row>
        <table:table-row table:style-name="ro1">
          <table:table-cell office:value-type="float" office:value="13387" calcext:value-type="float">
            <text:p>13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53" calcext:value-type="float">
            <text:p>113353</text:p>
          </table:table-cell>
          <table:table-cell office:value-type="float" office:value="149467.431018034" calcext:value-type="float">
            <text:p>149467.431018034</text:p>
          </table:table-cell>
          <table:table-cell office:value-type="float" office:value="35503" calcext:value-type="float">
            <text:p>35503</text:p>
          </table:table-cell>
          <table:table-cell office:value-type="float" office:value="71804.0583396491" calcext:value-type="float">
            <text:p>71804.0583396491</text:p>
          </table:table-cell>
        </table:table-row>
        <table:table-row table:style-name="ro1">
          <table:table-cell office:value-type="float" office:value="13412" calcext:value-type="float">
            <text:p>13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930" calcext:value-type="float">
            <text:p>111930</text:p>
          </table:table-cell>
          <table:table-cell office:value-type="float" office:value="148312.433140556" calcext:value-type="float">
            <text:p>148312.433140556</text:p>
          </table:table-cell>
          <table:table-cell office:value-type="float" office:value="34175" calcext:value-type="float">
            <text:p>34175</text:p>
          </table:table-cell>
          <table:table-cell office:value-type="float" office:value="70646.2411599676" calcext:value-type="float">
            <text:p>70646.2411599676</text:p>
          </table:table-cell>
        </table:table-row>
        <table:table-row table:style-name="ro1">
          <table:table-cell office:value-type="float" office:value="13438" calcext:value-type="float">
            <text:p>1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49" calcext:value-type="float">
            <text:p>110349</text:p>
          </table:table-cell>
          <table:table-cell office:value-type="float" office:value="147144.327505462" calcext:value-type="float">
            <text:p>147144.327505462</text:p>
          </table:table-cell>
          <table:table-cell office:value-type="float" office:value="32713" calcext:value-type="float">
            <text:p>32713</text:p>
          </table:table-cell>
          <table:table-cell office:value-type="float" office:value="69479.0645088917" calcext:value-type="float">
            <text:p>69479.0645088917</text:p>
          </table:table-cell>
        </table:table-row>
        <table:table-row table:style-name="ro1">
          <table:table-cell office:value-type="float" office:value="13464" calcext:value-type="float">
            <text:p>13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87" calcext:value-type="float">
            <text:p>108787</text:p>
          </table:table-cell>
          <table:table-cell office:value-type="float" office:value="145964.102043756" calcext:value-type="float">
            <text:p>145964.102043756</text:p>
          </table:table-cell>
          <table:table-cell office:value-type="float" office:value="31267" calcext:value-type="float">
            <text:p>31267</text:p>
          </table:table-cell>
          <table:table-cell office:value-type="float" office:value="68303.3086778488" calcext:value-type="float">
            <text:p>68303.3086778488</text:p>
          </table:table-cell>
        </table:table-row>
        <table:table-row table:style-name="ro1">
          <table:table-cell office:value-type="float" office:value="13491" calcext:value-type="float">
            <text:p>1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51" calcext:value-type="float">
            <text:p>107151</text:p>
          </table:table-cell>
          <table:table-cell office:value-type="float" office:value="144769.852750101" calcext:value-type="float">
            <text:p>144769.852750101</text:p>
          </table:table-cell>
          <table:table-cell office:value-type="float" office:value="29761" calcext:value-type="float">
            <text:p>29761</text:p>
          </table:table-cell>
          <table:table-cell office:value-type="float" office:value="67117.3914877612" calcext:value-type="float">
            <text:p>67117.3914877612</text:p>
          </table:table-cell>
        </table:table-row>
        <table:table-row table:style-name="ro1">
          <table:table-cell office:value-type="float" office:value="13517" calcext:value-type="float">
            <text:p>13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71" calcext:value-type="float">
            <text:p>105371</text:p>
          </table:table-cell>
          <table:table-cell office:value-type="float" office:value="143557.580357791" calcext:value-type="float">
            <text:p>143557.580357791</text:p>
          </table:table-cell>
          <table:table-cell office:value-type="float" office:value="28124" calcext:value-type="float">
            <text:p>28124</text:p>
          </table:table-cell>
          <table:table-cell office:value-type="float" office:value="65917.5948265993" calcext:value-type="float">
            <text:p>65917.5948265993</text:p>
          </table:table-cell>
        </table:table-row>
        <table:table-row table:style-name="ro1">
          <table:table-cell office:value-type="float" office:value="13542" calcext:value-type="float">
            <text:p>13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88" calcext:value-type="float">
            <text:p>103888</text:p>
          </table:table-cell>
          <table:table-cell office:value-type="float" office:value="142336.977885243" calcext:value-type="float">
            <text:p>142336.977885243</text:p>
          </table:table-cell>
          <table:table-cell office:value-type="float" office:value="26772" calcext:value-type="float">
            <text:p>26772</text:p>
          </table:table-cell>
          <table:table-cell office:value-type="float" office:value="64713.1149857809" calcext:value-type="float">
            <text:p>64713.1149857809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3" calcext:value-type="float">
            <text:p>102203</text:p>
          </table:table-cell>
          <table:table-cell office:value-type="float" office:value="141102.086258005" calcext:value-type="float">
            <text:p>141102.086258005</text:p>
          </table:table-cell>
          <table:table-cell office:value-type="float" office:value="25232" calcext:value-type="float">
            <text:p>25232</text:p>
          </table:table-cell>
          <table:table-cell office:value-type="float" office:value="63498.3114477568" calcext:value-type="float">
            <text:p>63498.3114477568</text:p>
          </table:table-cell>
        </table:table-row>
        <table:table-row table:style-name="ro1">
          <table:table-cell office:value-type="float" office:value="13594" calcext:value-type="float">
            <text:p>13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08" calcext:value-type="float">
            <text:p>100508</text:p>
          </table:table-cell>
          <table:table-cell office:value-type="float" office:value="139853.037450066" calcext:value-type="float">
            <text:p>139853.037450066</text:p>
          </table:table-cell>
          <table:table-cell office:value-type="float" office:value="23695" calcext:value-type="float">
            <text:p>23695</text:p>
          </table:table-cell>
          <table:table-cell office:value-type="float" office:value="62273.5941724412" calcext:value-type="float">
            <text:p>62273.5941724412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89" calcext:value-type="float">
            <text:p>98789</text:p>
          </table:table-cell>
          <table:table-cell office:value-type="float" office:value="138589.528605449" calcext:value-type="float">
            <text:p>138589.528605449</text:p>
          </table:table-cell>
          <table:table-cell office:value-type="float" office:value="22137" calcext:value-type="float">
            <text:p>22137</text:p>
          </table:table-cell>
          <table:table-cell office:value-type="float" office:value="61038.6220440584" calcext:value-type="float">
            <text:p>61038.6220440584</text:p>
          </table:table-cell>
        </table:table-row>
        <table:table-row table:style-name="ro1">
          <table:table-cell office:value-type="float" office:value="13646" calcext:value-type="float">
            <text:p>1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13" calcext:value-type="float">
            <text:p>97013</text:p>
          </table:table-cell>
          <table:table-cell office:value-type="float" office:value="137310.250802204" calcext:value-type="float">
            <text:p>137310.250802204</text:p>
          </table:table-cell>
          <table:table-cell office:value-type="float" office:value="20535" calcext:value-type="float">
            <text:p>20535</text:p>
          </table:table-cell>
          <table:table-cell office:value-type="float" office:value="59792.3567503951" calcext:value-type="float">
            <text:p>59792.3567503951</text:p>
          </table:table-cell>
        </table:table-row>
        <table:table-row table:style-name="ro1">
          <table:table-cell office:value-type="float" office:value="13672" calcext:value-type="float">
            <text:p>1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50" calcext:value-type="float">
            <text:p>95250</text:p>
          </table:table-cell>
          <table:table-cell office:value-type="float" office:value="136016.08923906" calcext:value-type="float">
            <text:p>136016.08923906</text:p>
          </table:table-cell>
          <table:table-cell office:value-type="float" office:value="18948" calcext:value-type="float">
            <text:p>18948</text:p>
          </table:table-cell>
          <table:table-cell office:value-type="float" office:value="58535.6073119214" calcext:value-type="float">
            <text:p>58535.6073119214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00" calcext:value-type="float">
            <text:p>93500</text:p>
          </table:table-cell>
          <table:table-cell office:value-type="float" office:value="134707.901877858" calcext:value-type="float">
            <text:p>134707.901877858</text:p>
          </table:table-cell>
          <table:table-cell office:value-type="float" office:value="17381" calcext:value-type="float">
            <text:p>17381</text:p>
          </table:table-cell>
          <table:table-cell office:value-type="float" office:value="57269.3117023238" calcext:value-type="float">
            <text:p>57269.3117023238</text:p>
          </table:table-cell>
        </table:table-row>
        <table:table-row table:style-name="ro1">
          <table:table-cell office:value-type="float" office:value="13724" calcext:value-type="float">
            <text:p>1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08" calcext:value-type="float">
            <text:p>91708</text:p>
          </table:table-cell>
          <table:table-cell office:value-type="float" office:value="133384.827973924" calcext:value-type="float">
            <text:p>133384.827973924</text:p>
          </table:table-cell>
          <table:table-cell office:value-type="float" office:value="15786" calcext:value-type="float">
            <text:p>15786</text:p>
          </table:table-cell>
          <table:table-cell office:value-type="float" office:value="55992.9021114831" calcext:value-type="float">
            <text:p>55992.9021114831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38" calcext:value-type="float">
            <text:p>89838</text:p>
          </table:table-cell>
          <table:table-cell office:value-type="float" office:value="132044.925574726" calcext:value-type="float">
            <text:p>132044.925574726</text:p>
          </table:table-cell>
          <table:table-cell office:value-type="float" office:value="14120" calcext:value-type="float">
            <text:p>14120</text:p>
          </table:table-cell>
          <table:table-cell office:value-type="float" office:value="54704.5051234375" calcext:value-type="float">
            <text:p>54704.5051234375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978" calcext:value-type="float">
            <text:p>87978</text:p>
          </table:table-cell>
          <table:table-cell office:value-type="float" office:value="130689.020172427" calcext:value-type="float">
            <text:p>130689.020172427</text:p>
          </table:table-cell>
          <table:table-cell office:value-type="float" office:value="12476" calcext:value-type="float">
            <text:p>12476</text:p>
          </table:table-cell>
          <table:table-cell office:value-type="float" office:value="53405.1665042548" calcext:value-type="float">
            <text:p>53405.1665042548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26" calcext:value-type="float">
            <text:p>86126</text:p>
          </table:table-cell>
          <table:table-cell office:value-type="float" office:value="129317.850320967" calcext:value-type="float">
            <text:p>129317.850320967</text:p>
          </table:table-cell>
          <table:table-cell office:value-type="float" office:value="10838" calcext:value-type="float">
            <text:p>10838</text:p>
          </table:table-cell>
          <table:table-cell office:value-type="float" office:value="52095.4075348931" calcext:value-type="float">
            <text:p>52095.4075348931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14" calcext:value-type="float">
            <text:p>84214</text:p>
          </table:table-cell>
          <table:table-cell office:value-type="float" office:value="127930.039541861" calcext:value-type="float">
            <text:p>127930.039541861</text:p>
          </table:table-cell>
          <table:table-cell office:value-type="float" office:value="9162" calcext:value-type="float">
            <text:p>9162</text:p>
          </table:table-cell>
          <table:table-cell office:value-type="float" office:value="50774.3796107425" calcext:value-type="float">
            <text:p>50774.3796107425</text:p>
          </table:table-cell>
        </table:table-row>
        <table:table-row table:style-name="ro1">
          <table:table-cell office:value-type="float" office:value="13854" calcext:value-type="float">
            <text:p>13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78" calcext:value-type="float">
            <text:p>82278</text:p>
          </table:table-cell>
          <table:table-cell office:value-type="float" office:value="126525.361402111" calcext:value-type="float">
            <text:p>126525.361402111</text:p>
          </table:table-cell>
          <table:table-cell office:value-type="float" office:value="7466" calcext:value-type="float">
            <text:p>7466</text:p>
          </table:table-cell>
          <table:table-cell office:value-type="float" office:value="49441.8140842581" calcext:value-type="float">
            <text:p>49441.8140842581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8" calcext:value-type="float">
            <text:p>80318</text:p>
          </table:table-cell>
          <table:table-cell office:value-type="float" office:value="125103.596435892" calcext:value-type="float">
            <text:p>125103.596435892</text:p>
          </table:table-cell>
          <table:table-cell office:value-type="float" office:value="5760" calcext:value-type="float">
            <text:p>5760</text:p>
          </table:table-cell>
          <table:table-cell office:value-type="float" office:value="48097.758266281" calcext:value-type="float">
            <text:p>48097.758266281</text:p>
          </table:table-cell>
        </table:table-row>
        <table:table-row table:style-name="ro1">
          <table:table-cell office:value-type="float" office:value="13906" calcext:value-type="float">
            <text:p>1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46" calcext:value-type="float">
            <text:p>78346</text:p>
          </table:table-cell>
          <table:table-cell office:value-type="float" office:value="123664.901160942" calcext:value-type="float">
            <text:p>123664.901160942</text:p>
          </table:table-cell>
          <table:table-cell office:value-type="float" office:value="4049" calcext:value-type="float">
            <text:p>4049</text:p>
          </table:table-cell>
          <table:table-cell office:value-type="float" office:value="46742.4118580877" calcext:value-type="float">
            <text:p>46742.4118580877</text:p>
          </table:table-cell>
        </table:table-row>
        <table:table-row table:style-name="ro1">
          <table:table-cell office:value-type="float" office:value="13932" calcext:value-type="float">
            <text:p>13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72" calcext:value-type="float">
            <text:p>76272</text:p>
          </table:table-cell>
          <table:table-cell office:value-type="float" office:value="122206.658048298" calcext:value-type="float">
            <text:p>122206.658048298</text:p>
          </table:table-cell>
          <table:table-cell office:value-type="float" office:value="2252" calcext:value-type="float">
            <text:p>2252</text:p>
          </table:table-cell>
          <table:table-cell office:value-type="float" office:value="45373.4761086081" calcext:value-type="float">
            <text:p>45373.4761086081</text:p>
          </table:table-cell>
        </table:table-row>
        <table:table-row table:style-name="ro1">
          <table:table-cell office:value-type="float" office:value="13958" calcext:value-type="float">
            <text:p>13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75" calcext:value-type="float">
            <text:p>74275</text:p>
          </table:table-cell>
          <table:table-cell office:value-type="float" office:value="120731.837800658" calcext:value-type="float">
            <text:p>120731.837800658</text:p>
          </table:table-cell>
          <table:table-cell office:value-type="float" office:value="535" calcext:value-type="float">
            <text:p>535</text:p>
          </table:table-cell>
          <table:table-cell office:value-type="float" office:value="43993.8306898817" calcext:value-type="float">
            <text:p>43993.8306898817</text:p>
          </table:table-cell>
        </table:table-row>
        <table:table-row table:style-name="ro1">
          <table:table-cell office:value-type="float" office:value="13984" calcext:value-type="float">
            <text:p>1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95" calcext:value-type="float">
            <text:p>72195</text:p>
          </table:table-cell>
          <table:table-cell office:value-type="float" office:value="119238.39663756" calcext:value-type="float">
            <text:p>119238.39663756</text:p>
          </table:table-cell>
          <table:table-cell office:value-type="float" office:value="-234" calcext:value-type="float">
            <text:p>-234</text:p>
          </table:table-cell>
          <table:table-cell office:value-type="float" office:value="42632.9743609622" calcext:value-type="float">
            <text:p>42632.9743609622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64" calcext:value-type="float">
            <text:p>70064</text:p>
          </table:table-cell>
          <table:table-cell office:value-type="float" office:value="117725.338279482" calcext:value-type="float">
            <text:p>117725.338279482</text:p>
          </table:table-cell>
          <table:table-cell office:value-type="float" office:value="-383" calcext:value-type="float">
            <text:p>-383</text:p>
          </table:table-cell>
          <table:table-cell office:value-type="float" office:value="41309.4059190865" calcext:value-type="float">
            <text:p>41309.4059190865</text:p>
          </table:table-cell>
        </table:table-row>
        <table:table-row table:style-name="ro1">
          <table:table-cell office:value-type="float" office:value="14036" calcext:value-type="float">
            <text:p>1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61" calcext:value-type="float">
            <text:p>67961</text:p>
          </table:table-cell>
          <table:table-cell office:value-type="float" office:value="116194.127870882" calcext:value-type="float">
            <text:p>116194.127870882</text:p>
          </table:table-cell>
          <table:table-cell office:value-type="float" office:value="-526" calcext:value-type="float">
            <text:p>-526</text:p>
          </table:table-cell>
          <table:table-cell office:value-type="float" office:value="40022.1626600377" calcext:value-type="float">
            <text:p>40022.1626600377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80" calcext:value-type="float">
            <text:p>65580</text:p>
          </table:table-cell>
          <table:table-cell office:value-type="float" office:value="114636.77009024" calcext:value-type="float">
            <text:p>114636.77009024</text:p>
          </table:table-cell>
          <table:table-cell office:value-type="float" office:value="-683" calcext:value-type="float">
            <text:p>-683</text:p>
          </table:table-cell>
          <table:table-cell office:value-type="float" office:value="38769.6961166519" calcext:value-type="float">
            <text:p>38769.6961166519</text:p>
          </table:table-cell>
        </table:table-row>
        <table:table-row table:style-name="ro1">
          <table:table-cell office:value-type="float" office:value="14088" calcext:value-type="float">
            <text:p>1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66" calcext:value-type="float">
            <text:p>63566</text:p>
          </table:table-cell>
          <table:table-cell office:value-type="float" office:value="113065.361779771" calcext:value-type="float">
            <text:p>113065.361779771</text:p>
          </table:table-cell>
          <table:table-cell office:value-type="float" office:value="-804" calcext:value-type="float">
            <text:p>-804</text:p>
          </table:table-cell>
          <table:table-cell office:value-type="float" office:value="37552.0439284472" calcext:value-type="float">
            <text:p>37552.0439284472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35" calcext:value-type="float">
            <text:p>61335</text:p>
          </table:table-cell>
          <table:table-cell office:value-type="float" office:value="111473.658340393" calcext:value-type="float">
            <text:p>111473.658340393</text:p>
          </table:table-cell>
          <table:table-cell office:value-type="float" office:value="-943" calcext:value-type="float">
            <text:p>-943</text:p>
          </table:table-cell>
          <table:table-cell office:value-type="float" office:value="36367.5810383411" calcext:value-type="float">
            <text:p>36367.5810383411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76" calcext:value-type="float">
            <text:p>59076</text:p>
          </table:table-cell>
          <table:table-cell office:value-type="float" office:value="109861.42269915" calcext:value-type="float">
            <text:p>109861.42269915</text:p>
          </table:table-cell>
          <table:table-cell office:value-type="float" office:value="-1067" calcext:value-type="float">
            <text:p>-1067</text:p>
          </table:table-cell>
          <table:table-cell office:value-type="float" office:value="35215.747775623" calcext:value-type="float">
            <text:p>35215.747775623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70" calcext:value-type="float">
            <text:p>56770</text:p>
          </table:table-cell>
          <table:table-cell office:value-type="float" office:value="108227.840462253" calcext:value-type="float">
            <text:p>108227.840462253</text:p>
          </table:table-cell>
          <table:table-cell office:value-type="float" office:value="-1193" calcext:value-type="float">
            <text:p>-1193</text:p>
          </table:table-cell>
          <table:table-cell office:value-type="float" office:value="34095.4786132961" calcext:value-type="float">
            <text:p>34095.4786132961</text:p>
          </table:table-cell>
        </table:table-row>
        <table:table-row table:style-name="ro1">
          <table:table-cell office:value-type="float" office:value="14192" calcext:value-type="float">
            <text:p>1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33" calcext:value-type="float">
            <text:p>54433</text:p>
          </table:table-cell>
          <table:table-cell office:value-type="float" office:value="106572.614601876" calcext:value-type="float">
            <text:p>106572.614601876</text:p>
          </table:table-cell>
          <table:table-cell office:value-type="float" office:value="-1318" calcext:value-type="float">
            <text:p>-1318</text:p>
          </table:table-cell>
          <table:table-cell office:value-type="float" office:value="33005.8331175024" calcext:value-type="float">
            <text:p>33005.8331175024</text:p>
          </table:table-cell>
        </table:table-row>
        <table:table-row table:style-name="ro1">
          <table:table-cell office:value-type="float" office:value="14219" calcext:value-type="float">
            <text:p>14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91" calcext:value-type="float">
            <text:p>51891</text:p>
          </table:table-cell>
          <table:table-cell office:value-type="float" office:value="104890.103383357" calcext:value-type="float">
            <text:p>104890.103383357</text:p>
          </table:table-cell>
          <table:table-cell office:value-type="float" office:value="-1435" calcext:value-type="float">
            <text:p>-1435</text:p>
          </table:table-cell>
          <table:table-cell office:value-type="float" office:value="31946.1151754254" calcext:value-type="float">
            <text:p>31946.1151754254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56" calcext:value-type="float">
            <text:p>49656</text:p>
          </table:table-cell>
          <table:table-cell office:value-type="float" office:value="103190.592510023" calcext:value-type="float">
            <text:p>103190.592510023</text:p>
          </table:table-cell>
          <table:table-cell office:value-type="float" office:value="-1547" calcext:value-type="float">
            <text:p>-1547</text:p>
          </table:table-cell>
          <table:table-cell office:value-type="float" office:value="30915.5577854123" calcext:value-type="float">
            <text:p>30915.5577854123</text:p>
          </table:table-cell>
        </table:table-row>
        <table:table-row table:style-name="ro1">
          <table:table-cell office:value-type="float" office:value="14271" calcext:value-type="float">
            <text:p>14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06" calcext:value-type="float">
            <text:p>47006</text:p>
          </table:table-cell>
          <table:table-cell office:value-type="float" office:value="101461.835817407" calcext:value-type="float">
            <text:p>101461.835817407</text:p>
          </table:table-cell>
          <table:table-cell office:value-type="float" office:value="-1660" calcext:value-type="float">
            <text:p>-1660</text:p>
          </table:table-cell>
          <table:table-cell office:value-type="float" office:value="29913.2329304765" calcext:value-type="float">
            <text:p>29913.2329304765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21" calcext:value-type="float">
            <text:p>44721</text:p>
          </table:table-cell>
          <table:table-cell office:value-type="float" office:value="99715.9639461021" calcext:value-type="float">
            <text:p>99715.9639461021</text:p>
          </table:table-cell>
          <table:table-cell office:value-type="float" office:value="-1753" calcext:value-type="float">
            <text:p>-1753</text:p>
          </table:table-cell>
          <table:table-cell office:value-type="float" office:value="28938.8873018465" calcext:value-type="float">
            <text:p>28938.8873018465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37" calcext:value-type="float">
            <text:p>42237</text:p>
          </table:table-cell>
          <table:table-cell office:value-type="float" office:value="97947.3804400682" calcext:value-type="float">
            <text:p>97947.3804400682</text:p>
          </table:table-cell>
          <table:table-cell office:value-type="float" office:value="-1846" calcext:value-type="float">
            <text:p>-1846</text:p>
          </table:table-cell>
          <table:table-cell office:value-type="float" office:value="27991.6600002512" calcext:value-type="float">
            <text:p>27991.6600002512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68" calcext:value-type="float">
            <text:p>39668</text:p>
          </table:table-cell>
          <table:table-cell office:value-type="float" office:value="96154.16873422" calcext:value-type="float">
            <text:p>96154.16873422</text:p>
          </table:table-cell>
          <table:table-cell office:value-type="float" office:value="-1944" calcext:value-type="float">
            <text:p>-1944</text:p>
          </table:table-cell>
          <table:table-cell office:value-type="float" office:value="27070.5627694742" calcext:value-type="float">
            <text:p>27070.5627694742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58" calcext:value-type="float">
            <text:p>37058</text:p>
          </table:table-cell>
          <table:table-cell office:value-type="float" office:value="94335.8250808594" calcext:value-type="float">
            <text:p>94335.8250808594</text:p>
          </table:table-cell>
          <table:table-cell office:value-type="float" office:value="-2034" calcext:value-type="float">
            <text:p>-2034</text:p>
          </table:table-cell>
          <table:table-cell office:value-type="float" office:value="26175.0377611827" calcext:value-type="float">
            <text:p>26175.0377611827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43" calcext:value-type="float">
            <text:p>34143</text:p>
          </table:table-cell>
          <table:table-cell office:value-type="float" office:value="92483.7381552945" calcext:value-type="float">
            <text:p>92483.7381552945</text:p>
          </table:table-cell>
          <table:table-cell office:value-type="float" office:value="-2125" calcext:value-type="float">
            <text:p>-2125</text:p>
          </table:table-cell>
          <table:table-cell office:value-type="float" office:value="25304.267368531" calcext:value-type="float">
            <text:p>25304.267368531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60" calcext:value-type="float">
            <text:p>31660</text:p>
          </table:table-cell>
          <table:table-cell office:value-type="float" office:value="90612.2385197469" calcext:value-type="float">
            <text:p>90612.2385197469</text:p>
          </table:table-cell>
          <table:table-cell office:value-type="float" office:value="-2197" calcext:value-type="float">
            <text:p>-2197</text:p>
          </table:table-cell>
          <table:table-cell office:value-type="float" office:value="24458.0745264223" calcext:value-type="float">
            <text:p>24458.0745264223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63" calcext:value-type="float">
            <text:p>28963</text:p>
          </table:table-cell>
          <table:table-cell office:value-type="float" office:value="88715.3388729855" calcext:value-type="float">
            <text:p>88715.3388729855</text:p>
          </table:table-cell>
          <table:table-cell office:value-type="float" office:value="-2278" calcext:value-type="float">
            <text:p>-2278</text:p>
          </table:table-cell>
          <table:table-cell office:value-type="float" office:value="23635.4260794555" calcext:value-type="float">
            <text:p>23635.4260794555</text:p>
          </table:table-cell>
        </table:table-row>
        <table:table-row table:style-name="ro1">
          <table:table-cell office:value-type="float" office:value="14479" calcext:value-type="float">
            <text:p>14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35" calcext:value-type="float">
            <text:p>26135</text:p>
          </table:table-cell>
          <table:table-cell office:value-type="float" office:value="86789.7899845859" calcext:value-type="float">
            <text:p>86789.7899845859</text:p>
          </table:table-cell>
          <table:table-cell office:value-type="float" office:value="-2348" calcext:value-type="float">
            <text:p>-2348</text:p>
          </table:table-cell>
          <table:table-cell office:value-type="float" office:value="22835.9360462415" calcext:value-type="float">
            <text:p>22835.9360462415</text:p>
          </table:table-cell>
        </table:table-row>
        <table:table-row table:style-name="ro1">
          <table:table-cell office:value-type="float" office:value="14505" calcext:value-type="float">
            <text:p>1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88" calcext:value-type="float">
            <text:p>23288</text:p>
          </table:table-cell>
          <table:table-cell office:value-type="float" office:value="84835.888754291" calcext:value-type="float">
            <text:p>84835.888754291</text:p>
          </table:table-cell>
          <table:table-cell office:value-type="float" office:value="-2417" calcext:value-type="float">
            <text:p>-2417</text:p>
          </table:table-cell>
          <table:table-cell office:value-type="float" office:value="22058.922629434" calcext:value-type="float">
            <text:p>22058.922629434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9" calcext:value-type="float">
            <text:p>20129</text:p>
          </table:table-cell>
          <table:table-cell office:value-type="float" office:value="82844.9075618513" calcext:value-type="float">
            <text:p>82844.9075618513</text:p>
          </table:table-cell>
          <table:table-cell office:value-type="float" office:value="-2489" calcext:value-type="float">
            <text:p>-2489</text:p>
          </table:table-cell>
          <table:table-cell office:value-type="float" office:value="21303.6019331437" calcext:value-type="float">
            <text:p>21303.6019331437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3" calcext:value-type="float">
            <text:p>17423</text:p>
          </table:table-cell>
          <table:table-cell office:value-type="float" office:value="80831.9257907174" calcext:value-type="float">
            <text:p>80831.9257907174</text:p>
          </table:table-cell>
          <table:table-cell office:value-type="float" office:value="-2543" calcext:value-type="float">
            <text:p>-2543</text:p>
          </table:table-cell>
          <table:table-cell office:value-type="float" office:value="20569.8603352009" calcext:value-type="float">
            <text:p>20569.8603352009</text:p>
          </table:table-cell>
        </table:table-row>
        <table:table-row table:style-name="ro1">
          <table:table-cell office:value-type="float" office:value="14582" calcext:value-type="float">
            <text:p>14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3" calcext:value-type="float">
            <text:p>14473</text:p>
          </table:table-cell>
          <table:table-cell office:value-type="float" office:value="78790.1126894645" calcext:value-type="float">
            <text:p>78790.1126894645</text:p>
          </table:table-cell>
          <table:table-cell office:value-type="float" office:value="-2594" calcext:value-type="float">
            <text:p>-2594</text:p>
          </table:table-cell>
          <table:table-cell office:value-type="float" office:value="19857.1261710408" calcext:value-type="float">
            <text:p>19857.1261710408</text:p>
          </table:table-cell>
        </table:table-row>
        <table:table-row table:style-name="ro1">
          <table:table-cell office:value-type="float" office:value="14608" calcext:value-type="float">
            <text:p>1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8" calcext:value-type="float">
            <text:p>11408</text:p>
          </table:table-cell>
          <table:table-cell office:value-type="float" office:value="76716.8169144041" calcext:value-type="float">
            <text:p>76716.8169144041</text:p>
          </table:table-cell>
          <table:table-cell office:value-type="float" office:value="-2643" calcext:value-type="float">
            <text:p>-2643</text:p>
          </table:table-cell>
          <table:table-cell office:value-type="float" office:value="19164.8145965473" calcext:value-type="float">
            <text:p>19164.8145965473</text:p>
          </table:table-cell>
        </table:table-row>
        <table:table-row table:style-name="ro1">
          <table:table-cell office:value-type="float" office:value="14635" calcext:value-type="float">
            <text:p>1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5" calcext:value-type="float">
            <text:p>8255</text:p>
          </table:table-cell>
          <table:table-cell office:value-type="float" office:value="74610.299470884" calcext:value-type="float">
            <text:p>74610.299470884</text:p>
          </table:table-cell>
          <table:table-cell office:value-type="float" office:value="-2691" calcext:value-type="float">
            <text:p>-2691</text:p>
          </table:table-cell>
          <table:table-cell office:value-type="float" office:value="18492.3279935766" calcext:value-type="float">
            <text:p>18492.3279935766</text:p>
          </table:table-cell>
        </table:table-row>
        <table:table-row table:style-name="ro1">
          <table:table-cell office:value-type="float" office:value="14661" calcext:value-type="float">
            <text:p>14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9" calcext:value-type="float">
            <text:p>4779</text:p>
          </table:table-cell>
          <table:table-cell office:value-type="float" office:value="72461.6441025491" calcext:value-type="float">
            <text:p>72461.6441025491</text:p>
          </table:table-cell>
          <table:table-cell office:value-type="float" office:value="-2736" calcext:value-type="float">
            <text:p>-2736</text:p>
          </table:table-cell>
          <table:table-cell office:value-type="float" office:value="17839.1486706973" calcext:value-type="float">
            <text:p>17839.1486706973</text:p>
          </table:table-cell>
        </table:table-row>
        <table:table-row table:style-name="ro1">
          <table:table-cell office:value-type="float" office:value="14686" calcext:value-type="float">
            <text:p>1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office:value-type="float" office:value="70288.0550532399" calcext:value-type="float">
            <text:p>70288.0550532399</text:p>
          </table:table-cell>
          <table:table-cell office:value-type="float" office:value="-2770" calcext:value-type="float">
            <text:p>-2770</text:p>
          </table:table-cell>
          <table:table-cell office:value-type="float" office:value="17205.0210192912" calcext:value-type="float">
            <text:p>17205.0210192912</text:p>
          </table:table-cell>
        </table:table-row>
        <table:table-row table:style-name="ro1">
          <table:table-cell office:value-type="float" office:value="14712" calcext:value-type="float">
            <text:p>1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0" calcext:value-type="float">
            <text:p>-470</text:p>
          </table:table-cell>
          <table:table-cell office:value-type="float" office:value="68110.8841285248" calcext:value-type="float">
            <text:p>68110.8841285248</text:p>
          </table:table-cell>
          <table:table-cell office:value-type="float" office:value="-2799" calcext:value-type="float">
            <text:p>-2799</text:p>
          </table:table-cell>
          <table:table-cell office:value-type="float" office:value="16589.5126802361" calcext:value-type="float">
            <text:p>16589.5126802361</text:p>
          </table:table-cell>
        </table:table-row>
        <table:table-row table:style-name="ro1">
          <table:table-cell office:value-type="float" office:value="14739" calcext:value-type="float">
            <text:p>1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2" calcext:value-type="float">
            <text:p>-512</text:p>
          </table:table-cell>
          <table:table-cell office:value-type="float" office:value="65999.410770724" calcext:value-type="float">
            <text:p>65999.410770724</text:p>
          </table:table-cell>
          <table:table-cell office:value-type="float" office:value="-2829" calcext:value-type="float">
            <text:p>-2829</text:p>
          </table:table-cell>
          <table:table-cell office:value-type="float" office:value="15992.0199823827" calcext:value-type="float">
            <text:p>15992.0199823827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7" calcext:value-type="float">
            <text:p>-557</text:p>
          </table:table-cell>
          <table:table-cell office:value-type="float" office:value="63951.5212085479" calcext:value-type="float">
            <text:p>63951.5212085479</text:p>
          </table:table-cell>
          <table:table-cell office:value-type="float" office:value="-2849" calcext:value-type="float">
            <text:p>-2849</text:p>
          </table:table-cell>
          <table:table-cell office:value-type="float" office:value="15412.2962906171" calcext:value-type="float">
            <text:p>15412.2962906171</text:p>
          </table:table-cell>
        </table:table-row>
        <table:table-row table:style-name="ro1">
          <table:table-cell office:value-type="float" office:value="14791" calcext:value-type="float">
            <text:p>14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0" calcext:value-type="float">
            <text:p>-600</text:p>
          </table:table-cell>
          <table:table-cell office:value-type="float" office:value="61965.3205559772" calcext:value-type="float">
            <text:p>61965.3205559772</text:p>
          </table:table-cell>
          <table:table-cell office:value-type="float" office:value="-2866" calcext:value-type="float">
            <text:p>-2866</text:p>
          </table:table-cell>
          <table:table-cell office:value-type="float" office:value="14849.8871739827" calcext:value-type="float">
            <text:p>14849.8871739827</text:p>
          </table:table-cell>
        </table:table-row>
        <table:table-row table:style-name="ro1">
          <table:table-cell office:value-type="float" office:value="14816" calcext:value-type="float">
            <text:p>14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2" calcext:value-type="float">
            <text:p>-642</text:p>
          </table:table-cell>
          <table:table-cell office:value-type="float" office:value="60038.9414619471" calcext:value-type="float">
            <text:p>60038.9414619471</text:p>
          </table:table-cell>
          <table:table-cell office:value-type="float" office:value="-2882" calcext:value-type="float">
            <text:p>-2882</text:p>
          </table:table-cell>
          <table:table-cell office:value-type="float" office:value="14304.2906455525" calcext:value-type="float">
            <text:p>14304.2906455525</text:p>
          </table:table-cell>
        </table:table-row>
        <table:table-row table:style-name="ro1">
          <table:table-cell office:value-type="float" office:value="14842" calcext:value-type="float">
            <text:p>1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2" calcext:value-type="float">
            <text:p>-672</text:p>
          </table:table-cell>
          <table:table-cell office:value-type="float" office:value="58170.9124938872" calcext:value-type="float">
            <text:p>58170.9124938872</text:p>
          </table:table-cell>
          <table:table-cell office:value-type="float" office:value="-2890" calcext:value-type="float">
            <text:p>-2890</text:p>
          </table:table-cell>
          <table:table-cell office:value-type="float" office:value="13775.2355487663" calcext:value-type="float">
            <text:p>13775.2355487663</text:p>
          </table:table-cell>
        </table:table-row>
        <table:table-row table:style-name="ro1">
          <table:table-cell office:value-type="float" office:value="14868" calcext:value-type="float">
            <text:p>1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5" calcext:value-type="float">
            <text:p>-705</text:p>
          </table:table-cell>
          <table:table-cell office:value-type="float" office:value="56359.3459556138" calcext:value-type="float">
            <text:p>56359.3459556138</text:p>
          </table:table-cell>
          <table:table-cell office:value-type="float" office:value="-2898" calcext:value-type="float">
            <text:p>-2898</text:p>
          </table:table-cell>
          <table:table-cell office:value-type="float" office:value="13262.2129164965" calcext:value-type="float">
            <text:p>13262.2129164965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7" calcext:value-type="float">
            <text:p>-727</text:p>
          </table:table-cell>
          <table:table-cell office:value-type="float" office:value="54602.8430031333" calcext:value-type="float">
            <text:p>54602.8430031333</text:p>
          </table:table-cell>
          <table:table-cell office:value-type="float" office:value="-2891" calcext:value-type="float">
            <text:p>-2891</text:p>
          </table:table-cell>
          <table:table-cell office:value-type="float" office:value="12765.1909806043" calcext:value-type="float">
            <text:p>12765.1909806043</text:p>
          </table:table-cell>
        </table:table-row>
        <table:table-row table:style-name="ro1">
          <table:table-cell office:value-type="float" office:value="14921" calcext:value-type="float">
            <text:p>14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3" calcext:value-type="float">
            <text:p>-753</text:p>
          </table:table-cell>
          <table:table-cell office:value-type="float" office:value="52899.5862953446" calcext:value-type="float">
            <text:p>52899.5862953446</text:p>
          </table:table-cell>
          <table:table-cell office:value-type="float" office:value="-2891" calcext:value-type="float">
            <text:p>-2891</text:p>
          </table:table-cell>
          <table:table-cell office:value-type="float" office:value="12283.462027355" calcext:value-type="float">
            <text:p>12283.462027355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6" calcext:value-type="float">
            <text:p>-766</text:p>
          </table:table-cell>
          <table:table-cell office:value-type="float" office:value="51248.3374862571" calcext:value-type="float">
            <text:p>51248.3374862571</text:p>
          </table:table-cell>
          <table:table-cell office:value-type="float" office:value="-2878" calcext:value-type="float">
            <text:p>-2878</text:p>
          </table:table-cell>
          <table:table-cell office:value-type="float" office:value="11816.9555034363" calcext:value-type="float">
            <text:p>11816.9555034363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9" calcext:value-type="float">
            <text:p>-779</text:p>
          </table:table-cell>
          <table:table-cell office:value-type="float" office:value="49647.4963328338" calcext:value-type="float">
            <text:p>49647.4963328338</text:p>
          </table:table-cell>
          <table:table-cell office:value-type="float" office:value="-2861" calcext:value-type="float">
            <text:p>-2861</text:p>
          </table:table-cell>
          <table:table-cell office:value-type="float" office:value="11365.3261033306" calcext:value-type="float">
            <text:p>11365.3261033306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office:value-type="float" office:value="48095.5733687466" calcext:value-type="float">
            <text:p>48095.5733687466</text:p>
          </table:table-cell>
          <table:table-cell office:value-type="float" office:value="-2840" calcext:value-type="float">
            <text:p>-2840</text:p>
          </table:table-cell>
          <table:table-cell office:value-type="float" office:value="10928.2391463051" calcext:value-type="float">
            <text:p>10928.2391463051</text:p>
          </table:table-cell>
        </table:table-row>
        <table:table-row table:style-name="ro1">
          <table:table-cell office:value-type="float" office:value="15024" calcext:value-type="float">
            <text:p>1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" calcext:value-type="float">
            <text:p>-795</text:p>
          </table:table-cell>
          <table:table-cell office:value-type="float" office:value="46591.2480343236" calcext:value-type="float">
            <text:p>46591.2480343236</text:p>
          </table:table-cell>
          <table:table-cell office:value-type="float" office:value="-2818" calcext:value-type="float">
            <text:p>-2818</text:p>
          </table:table-cell>
          <table:table-cell office:value-type="float" office:value="10505.2779418034" calcext:value-type="float">
            <text:p>10505.2779418034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" calcext:value-type="float">
            <text:p>-798</text:p>
          </table:table-cell>
          <table:table-cell office:value-type="float" office:value="45133.1173255752" calcext:value-type="float">
            <text:p>45133.1173255752</text:p>
          </table:table-cell>
          <table:table-cell office:value-type="float" office:value="-2786" calcext:value-type="float">
            <text:p>-2786</text:p>
          </table:table-cell>
          <table:table-cell office:value-type="float" office:value="10096.315543594" calcext:value-type="float">
            <text:p>10096.315543594</text:p>
          </table:table-cell>
        </table:table-row>
        <table:table-row table:style-name="ro1">
          <table:table-cell office:value-type="float" office:value="15076" calcext:value-type="float">
            <text:p>15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4" calcext:value-type="float">
            <text:p>-794</text:p>
          </table:table-cell>
          <table:table-cell office:value-type="float" office:value="43719.9752540191" calcext:value-type="float">
            <text:p>43719.9752540191</text:p>
          </table:table-cell>
          <table:table-cell office:value-type="float" office:value="-2750" calcext:value-type="float">
            <text:p>-2750</text:p>
          </table:table-cell>
          <table:table-cell office:value-type="float" office:value="9701.04429609882" calcext:value-type="float">
            <text:p>9701.04429609882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office:value-type="float" office:value="42350.4375538954" calcext:value-type="float">
            <text:p>42350.4375538954</text:p>
          </table:table-cell>
          <table:table-cell office:value-type="float" office:value="-2712" calcext:value-type="float">
            <text:p>-2712</text:p>
          </table:table-cell>
          <table:table-cell office:value-type="float" office:value="9319.10447160347" calcext:value-type="float">
            <text:p>9319.10447160347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1" calcext:value-type="float">
            <text:p>-781</text:p>
          </table:table-cell>
          <table:table-cell office:value-type="float" office:value="41023.3163983909" calcext:value-type="float">
            <text:p>41023.3163983909</text:p>
          </table:table-cell>
          <table:table-cell office:value-type="float" office:value="-2673" calcext:value-type="float">
            <text:p>-2673</text:p>
          </table:table-cell>
          <table:table-cell office:value-type="float" office:value="8950.11664170798" calcext:value-type="float">
            <text:p>8950.11664170798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office:value-type="float" office:value="39737.6143553635" calcext:value-type="float">
            <text:p>39737.6143553635</text:p>
          </table:table-cell>
          <table:table-cell office:value-type="float" office:value="-2621" calcext:value-type="float">
            <text:p>-2621</text:p>
          </table:table-cell>
          <table:table-cell office:value-type="float" office:value="8594.08228350158" calcext:value-type="float">
            <text:p>8594.08228350158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4" calcext:value-type="float">
            <text:p>-744</text:p>
          </table:table-cell>
          <table:table-cell office:value-type="float" office:value="38492.0262213523" calcext:value-type="float">
            <text:p>38492.0262213523</text:p>
          </table:table-cell>
          <table:table-cell office:value-type="float" office:value="-2559" calcext:value-type="float">
            <text:p>-2559</text:p>
          </table:table-cell>
          <table:table-cell office:value-type="float" office:value="8250.9105209323" calcext:value-type="float">
            <text:p>8250.9105209323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0" calcext:value-type="float">
            <text:p>-720</text:p>
          </table:table-cell>
          <table:table-cell office:value-type="float" office:value="37285.5023376184" calcext:value-type="float">
            <text:p>37285.5023376184</text:p>
          </table:table-cell>
          <table:table-cell office:value-type="float" office:value="-2503" calcext:value-type="float">
            <text:p>-2503</text:p>
          </table:table-cell>
          <table:table-cell office:value-type="float" office:value="7920.02096644208" calcext:value-type="float">
            <text:p>7920.02096644208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3" calcext:value-type="float">
            <text:p>-693</text:p>
          </table:table-cell>
          <table:table-cell office:value-type="float" office:value="36116.9330349224" calcext:value-type="float">
            <text:p>36116.9330349224</text:p>
          </table:table-cell>
          <table:table-cell office:value-type="float" office:value="-2439" calcext:value-type="float">
            <text:p>-2439</text:p>
          </table:table-cell>
          <table:table-cell office:value-type="float" office:value="7601.28185978232" calcext:value-type="float">
            <text:p>7601.28185978232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3" calcext:value-type="float">
            <text:p>-663</text:p>
          </table:table-cell>
          <table:table-cell office:value-type="float" office:value="34985.2427876941" calcext:value-type="float">
            <text:p>34985.2427876941</text:p>
          </table:table-cell>
          <table:table-cell office:value-type="float" office:value="-2374" calcext:value-type="float">
            <text:p>-2374</text:p>
          </table:table-cell>
          <table:table-cell office:value-type="float" office:value="7294.35011025055" calcext:value-type="float">
            <text:p>7294.35011025055</text:p>
          </table:table-cell>
        </table:table-row>
        <table:table-row table:style-name="ro1">
          <table:table-cell office:value-type="float" office:value="15284" calcext:value-type="float">
            <text:p>15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8" calcext:value-type="float">
            <text:p>-628</text:p>
          </table:table-cell>
          <table:table-cell office:value-type="float" office:value="33889.4507019189" calcext:value-type="float">
            <text:p>33889.4507019189</text:p>
          </table:table-cell>
          <table:table-cell office:value-type="float" office:value="-2296" calcext:value-type="float">
            <text:p>-2296</text:p>
          </table:table-cell>
          <table:table-cell office:value-type="float" office:value="6999.26241455054" calcext:value-type="float">
            <text:p>6999.26241455054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0" calcext:value-type="float">
            <text:p>-590</text:p>
          </table:table-cell>
          <table:table-cell office:value-type="float" office:value="32828.5445264752" calcext:value-type="float">
            <text:p>32828.5445264752</text:p>
          </table:table-cell>
          <table:table-cell office:value-type="float" office:value="-2214" calcext:value-type="float">
            <text:p>-2214</text:p>
          </table:table-cell>
          <table:table-cell office:value-type="float" office:value="6715.77741717975" calcext:value-type="float">
            <text:p>6715.77741717975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" calcext:value-type="float">
            <text:p>-547</text:p>
          </table:table-cell>
          <table:table-cell office:value-type="float" office:value="31801.6046948914" calcext:value-type="float">
            <text:p>31801.6046948914</text:p>
          </table:table-cell>
          <table:table-cell office:value-type="float" office:value="-2133" calcext:value-type="float">
            <text:p>-2133</text:p>
          </table:table-cell>
          <table:table-cell office:value-type="float" office:value="6443.50734280499" calcext:value-type="float">
            <text:p>6443.50734280499</text:p>
          </table:table-cell>
        </table:table-row>
        <table:table-row table:style-name="ro1">
          <table:table-cell office:value-type="float" office:value="15362" calcext:value-type="float">
            <text:p>1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9" calcext:value-type="float">
            <text:p>-499</text:p>
          </table:table-cell>
          <table:table-cell office:value-type="float" office:value="30807.7399350485" calcext:value-type="float">
            <text:p>30807.7399350485</text:p>
          </table:table-cell>
          <table:table-cell office:value-type="float" office:value="-2042" calcext:value-type="float">
            <text:p>-2042</text:p>
          </table:table-cell>
          <table:table-cell office:value-type="float" office:value="6182.41480918022" calcext:value-type="float">
            <text:p>6182.41480918022</text:p>
          </table:table-cell>
        </table:table-row>
        <table:table-row table:style-name="ro1">
          <table:table-cell office:value-type="float" office:value="15388" calcext:value-type="float">
            <text:p>15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5" calcext:value-type="float">
            <text:p>-445</text:p>
          </table:table-cell>
          <table:table-cell office:value-type="float" office:value="29846.1171678163" calcext:value-type="float">
            <text:p>29846.1171678163</text:p>
          </table:table-cell>
          <table:table-cell office:value-type="float" office:value="-1946" calcext:value-type="float">
            <text:p>-1946</text:p>
          </table:table-cell>
          <table:table-cell office:value-type="float" office:value="5932.30973812852" calcext:value-type="float">
            <text:p>5932.30973812852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3" calcext:value-type="float">
            <text:p>-393</text:p>
          </table:table-cell>
          <table:table-cell office:value-type="float" office:value="28915.6827934219" calcext:value-type="float">
            <text:p>28915.6827934219</text:p>
          </table:table-cell>
          <table:table-cell office:value-type="float" office:value="-1847" calcext:value-type="float">
            <text:p>-1847</text:p>
          </table:table-cell>
          <table:table-cell office:value-type="float" office:value="5692.94636157072" calcext:value-type="float">
            <text:p>5692.94636157072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 office:value-type="float" office:value="28015.8156305474" calcext:value-type="float">
            <text:p>28015.8156305474</text:p>
          </table:table-cell>
          <table:table-cell office:value-type="float" office:value="-1742" calcext:value-type="float">
            <text:p>-1742</text:p>
          </table:table-cell>
          <table:table-cell office:value-type="float" office:value="5464.1787812147" calcext:value-type="float">
            <text:p>5464.1787812147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8" calcext:value-type="float">
            <text:p>-268</text:p>
          </table:table-cell>
          <table:table-cell office:value-type="float" office:value="27145.5443803767" calcext:value-type="float">
            <text:p>27145.5443803767</text:p>
          </table:table-cell>
          <table:table-cell office:value-type="float" office:value="-1630" calcext:value-type="float">
            <text:p>-1630</text:p>
          </table:table-cell>
          <table:table-cell office:value-type="float" office:value="5245.89635717732" calcext:value-type="float">
            <text:p>5245.89635717732</text:p>
          </table:table-cell>
        </table:table-row>
        <table:table-row table:style-name="ro1">
          <table:table-cell office:value-type="float" office:value="15493" calcext:value-type="float">
            <text:p>15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" calcext:value-type="float">
            <text:p>-199</text:p>
          </table:table-cell>
          <table:table-cell office:value-type="float" office:value="26304.1737840574" calcext:value-type="float">
            <text:p>26304.1737840574</text:p>
          </table:table-cell>
          <table:table-cell office:value-type="float" office:value="-1513" calcext:value-type="float">
            <text:p>-1513</text:p>
          </table:table-cell>
          <table:table-cell office:value-type="float" office:value="5037.93031541802" calcext:value-type="float">
            <text:p>5037.93031541802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" calcext:value-type="float">
            <text:p>-129</text:p>
          </table:table-cell>
          <table:table-cell office:value-type="float" office:value="25490.8453599326" calcext:value-type="float">
            <text:p>25490.8453599326</text:p>
          </table:table-cell>
          <table:table-cell office:value-type="float" office:value="-1393" calcext:value-type="float">
            <text:p>-1393</text:p>
          </table:table-cell>
          <table:table-cell office:value-type="float" office:value="4840.05553648208" calcext:value-type="float">
            <text:p>4840.05553648208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24705.1270411654" calcext:value-type="float">
            <text:p>24705.1270411654</text:p>
          </table:table-cell>
          <table:table-cell office:value-type="float" office:value="-1252" calcext:value-type="float">
            <text:p>-1252</text:p>
          </table:table-cell>
          <table:table-cell office:value-type="float" office:value="4652.6076738211" calcext:value-type="float">
            <text:p>4652.6076738211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3944.9385168219" calcext:value-type="float">
            <text:p>23944.9385168219</text:p>
          </table:table-cell>
          <table:table-cell office:value-type="float" office:value="-1135" calcext:value-type="float">
            <text:p>-1135</text:p>
          </table:table-cell>
          <table:table-cell office:value-type="float" office:value="4474.52743770352" calcext:value-type="float">
            <text:p>4474.52743770352</text:p>
          </table:table-cell>
        </table:table-row>
        <table:table-row table:style-name="ro1">
          <table:table-cell office:value-type="float" office:value="15596" calcext:value-type="float">
            <text:p>15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23206.8173316889" calcext:value-type="float">
            <text:p>23206.8173316889</text:p>
          </table:table-cell>
          <table:table-cell office:value-type="float" office:value="-997" calcext:value-type="float">
            <text:p>-997</text:p>
          </table:table-cell>
          <table:table-cell office:value-type="float" office:value="4306.17274731265" calcext:value-type="float">
            <text:p>4306.17274731265</text:p>
          </table:table-cell>
        </table:table-row>
        <table:table-row table:style-name="ro1">
          <table:table-cell office:value-type="float" office:value="15622" calcext:value-type="float">
            <text:p>15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22490.1767984062" calcext:value-type="float">
            <text:p>22490.1767984062</text:p>
          </table:table-cell>
          <table:table-cell office:value-type="float" office:value="-853" calcext:value-type="float">
            <text:p>-853</text:p>
          </table:table-cell>
          <table:table-cell office:value-type="float" office:value="4147.42897047226" calcext:value-type="float">
            <text:p>4147.42897047226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21794.4790507629" calcext:value-type="float">
            <text:p>21794.4790507629</text:p>
          </table:table-cell>
          <table:table-cell office:value-type="float" office:value="-700" calcext:value-type="float">
            <text:p>-700</text:p>
          </table:table-cell>
          <table:table-cell office:value-type="float" office:value="3998.27730984234" calcext:value-type="float">
            <text:p>3998.27730984234</text:p>
          </table:table-cell>
        </table:table-row>
        <table:table-row table:style-name="ro1">
          <table:table-cell office:value-type="float" office:value="15675" calcext:value-type="float">
            <text:p>1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office:value-type="float" office:value="21119.1412338164" calcext:value-type="float">
            <text:p>21119.1412338164</text:p>
          </table:table-cell>
          <table:table-cell office:value-type="float" office:value="-528" calcext:value-type="float">
            <text:p>-528</text:p>
          </table:table-cell>
          <table:table-cell office:value-type="float" office:value="3859.00723877027" calcext:value-type="float">
            <text:p>3859.00723877027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  <table:table-cell office:value-type="float" office:value="20463.7215035451" calcext:value-type="float">
            <text:p>20463.7215035451</text:p>
          </table:table-cell>
          <table:table-cell office:value-type="float" office:value="-390" calcext:value-type="float">
            <text:p>-390</text:p>
          </table:table-cell>
          <table:table-cell office:value-type="float" office:value="3728.26855450042" calcext:value-type="float">
            <text:p>3728.26855450042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office:value-type="float" office:value="19827.7916111283" calcext:value-type="float">
            <text:p>19827.7916111283</text:p>
          </table:table-cell>
          <table:table-cell office:value-type="float" office:value="-222" calcext:value-type="float">
            <text:p>-222</text:p>
          </table:table-cell>
          <table:table-cell office:value-type="float" office:value="3606.72182974656" calcext:value-type="float">
            <text:p>3606.72182974656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" calcext:value-type="float">
            <text:p>-223</text:p>
          </table:table-cell>
          <table:table-cell office:value-type="float" office:value="19210.8441769398" calcext:value-type="float">
            <text:p>19210.8441769398</text:p>
          </table:table-cell>
          <table:table-cell office:value-type="float" office:value="-46" calcext:value-type="float">
            <text:p>-46</text:p>
          </table:table-cell>
          <table:table-cell office:value-type="float" office:value="3494.33038883128" calcext:value-type="float">
            <text:p>3494.33038883128</text:p>
          </table:table-cell>
        </table:table-row>
        <table:table-row table:style-name="ro1">
          <table:table-cell office:value-type="float" office:value="15779" calcext:value-type="float">
            <text:p>15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office:value-type="float" office:value="18612.3874330339" calcext:value-type="float">
            <text:p>18612.3874330339</text:p>
          </table:table-cell>
          <table:table-cell office:value-type="float" office:value="-67" calcext:value-type="float">
            <text:p>-67</text:p>
          </table:table-cell>
          <table:table-cell office:value-type="float" office:value="3384.75099225185" calcext:value-type="float">
            <text:p>3384.75099225185</text:p>
          </table:table-cell>
        </table:table-row>
        <table:table-row table:style-name="ro1">
          <table:table-cell office:value-type="float" office:value="15804" calcext:value-type="float">
            <text:p>15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" calcext:value-type="float">
            <text:p>-252</text:p>
          </table:table-cell>
          <table:table-cell office:value-type="float" office:value="18031.9447427867" calcext:value-type="float">
            <text:p>18031.9447427867</text:p>
          </table:table-cell>
          <table:table-cell office:value-type="float" office:value="-178" calcext:value-type="float">
            <text:p>-178</text:p>
          </table:table-cell>
          <table:table-cell office:value-type="float" office:value="3275.12788479795" calcext:value-type="float">
            <text:p>3275.12788479795</text:p>
          </table:table-cell>
        </table:table-row>
        <table:table-row table:style-name="ro1">
          <table:table-cell office:value-type="float" office:value="15830" calcext:value-type="float">
            <text:p>1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" calcext:value-type="float">
            <text:p>-263</text:p>
          </table:table-cell>
          <table:table-cell office:value-type="float" office:value="17469.0233660856" calcext:value-type="float">
            <text:p>17469.0233660856</text:p>
          </table:table-cell>
          <table:table-cell office:value-type="float" office:value="-298" calcext:value-type="float">
            <text:p>-298</text:p>
          </table:table-cell>
          <table:table-cell office:value-type="float" office:value="3165.18548834263" calcext:value-type="float">
            <text:p>3165.18548834263</text:p>
          </table:table-cell>
        </table:table-row>
        <table:table-row table:style-name="ro1">
          <table:table-cell office:value-type="float" office:value="15857" calcext:value-type="float">
            <text:p>15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" calcext:value-type="float">
            <text:p>-263</text:p>
          </table:table-cell>
          <table:table-cell office:value-type="float" office:value="16923.4226471291" calcext:value-type="float">
            <text:p>16923.4226471291</text:p>
          </table:table-cell>
          <table:table-cell office:value-type="float" office:value="-421" calcext:value-type="float">
            <text:p>-421</text:p>
          </table:table-cell>
          <table:table-cell office:value-type="float" office:value="3054.84131947055" calcext:value-type="float">
            <text:p>3054.84131947055</text:p>
          </table:table-cell>
        </table:table-row>
        <table:table-row table:style-name="ro1">
          <table:table-cell office:value-type="float" office:value="15882" calcext:value-type="float">
            <text:p>15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" calcext:value-type="float">
            <text:p>-266</text:p>
          </table:table-cell>
          <table:table-cell office:value-type="float" office:value="16394.5173349098" calcext:value-type="float">
            <text:p>16394.5173349098</text:p>
          </table:table-cell>
          <table:table-cell office:value-type="float" office:value="-524" calcext:value-type="float">
            <text:p>-524</text:p>
          </table:table-cell>
          <table:table-cell office:value-type="float" office:value="2944.7231250253" calcext:value-type="float">
            <text:p>2944.7231250253</text:p>
          </table:table-cell>
        </table:table-row>
        <table:table-row table:style-name="ro1">
          <table:table-cell office:value-type="float" office:value="15908" calcext:value-type="float">
            <text:p>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0" calcext:value-type="float">
            <text:p>-260</text:p>
          </table:table-cell>
          <table:table-cell office:value-type="float" office:value="15882.0706476818" calcext:value-type="float">
            <text:p>15882.0706476818</text:p>
          </table:table-cell>
          <table:table-cell office:value-type="float" office:value="-625" calcext:value-type="float">
            <text:p>-625</text:p>
          </table:table-cell>
          <table:table-cell office:value-type="float" office:value="2834.88549040914" calcext:value-type="float">
            <text:p>2834.88549040914</text:p>
          </table:table-cell>
        </table:table-row>
        <table:table-row table:style-name="ro1">
          <table:table-cell office:value-type="float" office:value="15934" calcext:value-type="float">
            <text:p>15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1" calcext:value-type="float">
            <text:p>-251</text:p>
          </table:table-cell>
          <table:table-cell office:value-type="float" office:value="15385.6684739069" calcext:value-type="float">
            <text:p>15385.6684739069</text:p>
          </table:table-cell>
          <table:table-cell office:value-type="float" office:value="-725" calcext:value-type="float">
            <text:p>-725</text:p>
          </table:table-cell>
          <table:table-cell office:value-type="float" office:value="2725.3505522427" calcext:value-type="float">
            <text:p>2725.3505522427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 office:value-type="float" office:value="14904.8786747098" calcext:value-type="float">
            <text:p>14904.8786747098</text:p>
          </table:table-cell>
          <table:table-cell office:value-type="float" office:value="-826" calcext:value-type="float">
            <text:p>-826</text:p>
          </table:table-cell>
          <table:table-cell office:value-type="float" office:value="2616.07822755831" calcext:value-type="float">
            <text:p>2616.07822755831</text:p>
          </table:table-cell>
        </table:table-row>
        <table:table-row table:style-name="ro1">
          <table:table-cell office:value-type="float" office:value="15987" calcext:value-type="float">
            <text:p>1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" calcext:value-type="float">
            <text:p>-224</text:p>
          </table:table-cell>
          <table:table-cell office:value-type="float" office:value="14439.374715488" calcext:value-type="float">
            <text:p>14439.374715488</text:p>
          </table:table-cell>
          <table:table-cell office:value-type="float" office:value="-926" calcext:value-type="float">
            <text:p>-926</text:p>
          </table:table-cell>
          <table:table-cell office:value-type="float" office:value="2507.0912051719" calcext:value-type="float">
            <text:p>2507.0912051719</text:p>
          </table:table-cell>
        </table:table-row>
        <table:table-row table:style-name="ro1">
          <table:table-cell office:value-type="float" office:value="16012" calcext:value-type="float">
            <text:p>1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" calcext:value-type="float">
            <text:p>-203</text:p>
          </table:table-cell>
          <table:table-cell office:value-type="float" office:value="13988.8401088576" calcext:value-type="float">
            <text:p>13988.8401088576</text:p>
          </table:table-cell>
          <table:table-cell office:value-type="float" office:value="-1005" calcext:value-type="float">
            <text:p>-1005</text:p>
          </table:table-cell>
          <table:table-cell office:value-type="float" office:value="2399.02686039738" calcext:value-type="float">
            <text:p>2399.02686039738</text:p>
          </table:table-cell>
        </table:table-row>
        <table:table-row table:style-name="ro1">
          <table:table-cell office:value-type="float" office:value="16038" calcext:value-type="float">
            <text:p>16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13552.9681055081" calcext:value-type="float">
            <text:p>13552.9681055081</text:p>
          </table:table-cell>
          <table:table-cell office:value-type="float" office:value="-1084" calcext:value-type="float">
            <text:p>-1084</text:p>
          </table:table-cell>
          <table:table-cell office:value-type="float" office:value="2291.85680315439" calcext:value-type="float">
            <text:p>2291.85680315439</text:p>
          </table:table-cell>
        </table:table-row>
        <table:table-row table:style-name="ro1">
          <table:table-cell office:value-type="float" office:value="16065" calcext:value-type="float">
            <text:p>16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office:value-type="float" office:value="13131.3998561079" calcext:value-type="float">
            <text:p>13131.3998561079</text:p>
          </table:table-cell>
          <table:table-cell office:value-type="float" office:value="-1162" calcext:value-type="float">
            <text:p>-1162</text:p>
          </table:table-cell>
          <table:table-cell office:value-type="float" office:value="2185.58428613425" calcext:value-type="float">
            <text:p>2185.58428613425</text:p>
          </table:table-cell>
        </table:table-row>
        <table:table-row table:style-name="ro1">
          <table:table-cell office:value-type="float" office:value="16091" calcext:value-type="float">
            <text:p>16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12723.9721682276" calcext:value-type="float">
            <text:p>12723.9721682276</text:p>
          </table:table-cell>
          <table:table-cell office:value-type="float" office:value="-1245" calcext:value-type="float">
            <text:p>-1245</text:p>
          </table:table-cell>
          <table:table-cell office:value-type="float" office:value="2080.02784656089" calcext:value-type="float">
            <text:p>2080.02784656089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12330.1268707437" calcext:value-type="float">
            <text:p>12330.1268707437</text:p>
          </table:table-cell>
          <table:table-cell office:value-type="float" office:value="-1302" calcext:value-type="float">
            <text:p>-1302</text:p>
          </table:table-cell>
          <table:table-cell office:value-type="float" office:value="1975.96545128209" calcext:value-type="float">
            <text:p>1975.96545128209</text:p>
          </table:table-cell>
        </table:table-row>
        <table:table-row table:style-name="ro1">
          <table:table-cell office:value-type="float" office:value="16142" calcext:value-type="float">
            <text:p>16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11949.5383516439" calcext:value-type="float">
            <text:p>11949.5383516439</text:p>
          </table:table-cell>
          <table:table-cell office:value-type="float" office:value="-1373" calcext:value-type="float">
            <text:p>-1373</text:p>
          </table:table-cell>
          <table:table-cell office:value-type="float" office:value="1872.92036047341" calcext:value-type="float">
            <text:p>1872.92036047341</text:p>
          </table:table-cell>
        </table:table-row>
        <table:table-row table:style-name="ro1">
          <table:table-cell office:value-type="float" office:value="16168" calcext:value-type="float">
            <text:p>16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582.0140946702" calcext:value-type="float">
            <text:p>11582.0140946702</text:p>
          </table:table-cell>
          <table:table-cell office:value-type="float" office:value="-1433" calcext:value-type="float">
            <text:p>-1433</text:p>
          </table:table-cell>
          <table:table-cell office:value-type="float" office:value="1771.19973399731" calcext:value-type="float">
            <text:p>1771.19973399731</text:p>
          </table:table-cell>
        </table:table-row>
        <table:table-row table:style-name="ro1">
          <table:table-cell office:value-type="float" office:value="16194" calcext:value-type="float">
            <text:p>1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11224.5982763727" calcext:value-type="float">
            <text:p>11224.5982763727</text:p>
          </table:table-cell>
          <table:table-cell office:value-type="float" office:value="-1492" calcext:value-type="float">
            <text:p>-1492</text:p>
          </table:table-cell>
          <table:table-cell office:value-type="float" office:value="1670.79358833585" calcext:value-type="float">
            <text:p>1670.79358833585</text:p>
          </table:table-cell>
        </table:table-row>
        <table:table-row table:style-name="ro1">
          <table:table-cell office:value-type="float" office:value="16220" calcext:value-type="float">
            <text:p>16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10877.0414063304" calcext:value-type="float">
            <text:p>10877.0414063304</text:p>
          </table:table-cell>
          <table:table-cell office:value-type="float" office:value="-1544" calcext:value-type="float">
            <text:p>-1544</text:p>
          </table:table-cell>
          <table:table-cell office:value-type="float" office:value="1571.8768625409" calcext:value-type="float">
            <text:p>1571.8768625409</text:p>
          </table:table-cell>
        </table:table-row>
        <table:table-row table:style-name="ro1">
          <table:table-cell office:value-type="float" office:value="16246" calcext:value-type="float">
            <text:p>1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10539.0709015203" calcext:value-type="float">
            <text:p>10539.0709015203</text:p>
          </table:table-cell>
          <table:table-cell office:value-type="float" office:value="-1597" calcext:value-type="float">
            <text:p>-1597</text:p>
          </table:table-cell>
          <table:table-cell office:value-type="float" office:value="1474.37295907811" calcext:value-type="float">
            <text:p>1474.37295907811</text:p>
          </table:table-cell>
        </table:table-row>
        <table:table-row table:style-name="ro1">
          <table:table-cell office:value-type="float" office:value="16272" calcext:value-type="float">
            <text:p>16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office:value-type="float" office:value="10210.5764122427" calcext:value-type="float">
            <text:p>10210.5764122427</text:p>
          </table:table-cell>
          <table:table-cell office:value-type="float" office:value="-1634" calcext:value-type="float">
            <text:p>-1634</text:p>
          </table:table-cell>
          <table:table-cell office:value-type="float" office:value="1378.73071418339" calcext:value-type="float">
            <text:p>1378.73071418339</text:p>
          </table:table-cell>
        </table:table-row>
        <table:table-row table:style-name="ro1">
          <table:table-cell office:value-type="float" office:value="16298" calcext:value-type="float">
            <text:p>16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 office:value-type="float" office:value="9891.48175340449" calcext:value-type="float">
            <text:p>9891.48175340449</text:p>
          </table:table-cell>
          <table:table-cell office:value-type="float" office:value="-1675" calcext:value-type="float">
            <text:p>-1675</text:p>
          </table:table-cell>
          <table:table-cell office:value-type="float" office:value="1284.7697691316" calcext:value-type="float">
            <text:p>1284.7697691316</text:p>
          </table:table-cell>
        </table:table-row>
        <table:table-row table:style-name="ro1">
          <table:table-cell office:value-type="float" office:value="16324" calcext:value-type="float">
            <text:p>16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office:value-type="float" office:value="9581.59000714589" calcext:value-type="float">
            <text:p>9581.59000714589</text:p>
          </table:table-cell>
          <table:table-cell office:value-type="float" office:value="-1709" calcext:value-type="float">
            <text:p>-1709</text:p>
          </table:table-cell>
          <table:table-cell office:value-type="float" office:value="1192.65377623524" calcext:value-type="float">
            <text:p>1192.65377623524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office:value-type="float" office:value="9280.67954538755" calcext:value-type="float">
            <text:p>9280.67954538755</text:p>
          </table:table-cell>
          <table:table-cell office:value-type="float" office:value="-1740" calcext:value-type="float">
            <text:p>-1740</text:p>
          </table:table-cell>
          <table:table-cell office:value-type="float" office:value="1102.418275428" calcext:value-type="float">
            <text:p>1102.418275428</text:p>
          </table:table-cell>
        </table:table-row>
        <table:table-row table:style-name="ro1">
          <table:table-cell office:value-type="float" office:value="16376" calcext:value-type="float">
            <text:p>16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" calcext:value-type="float">
            <text:p>-209</text:p>
          </table:table-cell>
          <table:table-cell office:value-type="float" office:value="8988.68940552947" calcext:value-type="float">
            <text:p>8988.68940552947</text:p>
          </table:table-cell>
          <table:table-cell office:value-type="float" office:value="-1758" calcext:value-type="float">
            <text:p>-1758</text:p>
          </table:table-cell>
          <table:table-cell office:value-type="float" office:value="1014.40540541483" calcext:value-type="float">
            <text:p>1014.40540541483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" calcext:value-type="float">
            <text:p>-219</text:p>
          </table:table-cell>
          <table:table-cell office:value-type="float" office:value="8705.37588535934" calcext:value-type="float">
            <text:p>8705.37588535934</text:p>
          </table:table-cell>
          <table:table-cell office:value-type="float" office:value="-1783" calcext:value-type="float">
            <text:p>-1783</text:p>
          </table:table-cell>
          <table:table-cell office:value-type="float" office:value="928.331392940531" calcext:value-type="float">
            <text:p>928.331392940531</text:p>
          </table:table-cell>
        </table:table-row>
        <table:table-row table:style-name="ro1">
          <table:table-cell office:value-type="float" office:value="16428" calcext:value-type="float">
            <text:p>16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6" calcext:value-type="float">
            <text:p>-226</text:p>
          </table:table-cell>
          <table:table-cell office:value-type="float" office:value="8430.56431965597" calcext:value-type="float">
            <text:p>8430.56431965597</text:p>
          </table:table-cell>
          <table:table-cell office:value-type="float" office:value="-1797" calcext:value-type="float">
            <text:p>-1797</text:p>
          </table:table-cell>
          <table:table-cell office:value-type="float" office:value="844.475042388515" calcext:value-type="float">
            <text:p>844.475042388515</text:p>
          </table:table-cell>
        </table:table-row>
        <table:table-row table:style-name="ro1">
          <table:table-cell office:value-type="float" office:value="16454" calcext:value-type="float">
            <text:p>16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" calcext:value-type="float">
            <text:p>-222</text:p>
          </table:table-cell>
          <table:table-cell office:value-type="float" office:value="8164.33157135887" calcext:value-type="float">
            <text:p>8164.33157135887</text:p>
          </table:table-cell>
          <table:table-cell office:value-type="float" office:value="-1802" calcext:value-type="float">
            <text:p>-1802</text:p>
          </table:table-cell>
          <table:table-cell office:value-type="float" office:value="763.045041084253" calcext:value-type="float">
            <text:p>763.045041084253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" calcext:value-type="float">
            <text:p>-220</text:p>
          </table:table-cell>
          <table:table-cell office:value-type="float" office:value="7906.35213839398" calcext:value-type="float">
            <text:p>7906.35213839398</text:p>
          </table:table-cell>
          <table:table-cell office:value-type="float" office:value="-1813" calcext:value-type="float">
            <text:p>-1813</text:p>
          </table:table-cell>
          <table:table-cell office:value-type="float" office:value="683.782116743199" calcext:value-type="float">
            <text:p>683.782116743199</text:p>
          </table:table-cell>
        </table:table-row>
        <table:table-row table:style-name="ro1">
          <table:table-cell office:value-type="float" office:value="16506" calcext:value-type="float">
            <text:p>1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" calcext:value-type="float">
            <text:p>-216</text:p>
          </table:table-cell>
          <table:table-cell office:value-type="float" office:value="7656.43361105878" calcext:value-type="float">
            <text:p>7656.43361105878</text:p>
          </table:table-cell>
          <table:table-cell office:value-type="float" office:value="-1817" calcext:value-type="float">
            <text:p>-1817</text:p>
          </table:table-cell>
          <table:table-cell office:value-type="float" office:value="606.834974689562" calcext:value-type="float">
            <text:p>606.834974689562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office:value-type="float" office:value="7414.69719225697" calcext:value-type="float">
            <text:p>7414.69719225697</text:p>
          </table:table-cell>
          <table:table-cell office:value-type="float" office:value="-1804" calcext:value-type="float">
            <text:p>-1804</text:p>
          </table:table-cell>
          <table:table-cell office:value-type="float" office:value="532.655437006806" calcext:value-type="float">
            <text:p>532.655437006806</text:p>
          </table:table-cell>
        </table:table-row>
        <table:table-row table:style-name="ro1">
          <table:table-cell office:value-type="float" office:value="16559" calcext:value-type="float">
            <text:p>16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" calcext:value-type="float">
            <text:p>-189</text:p>
          </table:table-cell>
          <table:table-cell office:value-type="float" office:value="7180.73727864906" calcext:value-type="float">
            <text:p>7180.73727864906</text:p>
          </table:table-cell>
          <table:table-cell office:value-type="float" office:value="-1800" calcext:value-type="float">
            <text:p>-1800</text:p>
          </table:table-cell>
          <table:table-cell office:value-type="float" office:value="460.881423560443" calcext:value-type="float">
            <text:p>460.881423560443</text:p>
          </table:table-cell>
        </table:table-row>
        <table:table-row table:style-name="ro1">
          <table:table-cell office:value-type="float" office:value="16585" calcext:value-type="float">
            <text:p>16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" calcext:value-type="float">
            <text:p>-163</text:p>
          </table:table-cell>
          <table:table-cell office:value-type="float" office:value="6954.77613161371" calcext:value-type="float">
            <text:p>6954.77613161371</text:p>
          </table:table-cell>
          <table:table-cell office:value-type="float" office:value="-1783" calcext:value-type="float">
            <text:p>-1783</text:p>
          </table:table-cell>
          <table:table-cell office:value-type="float" office:value="391.838918220122" calcext:value-type="float">
            <text:p>391.838918220122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" calcext:value-type="float">
            <text:p>-141</text:p>
          </table:table-cell>
          <table:table-cell office:value-type="float" office:value="6736.44455833329" calcext:value-type="float">
            <text:p>6736.44455833329</text:p>
          </table:table-cell>
          <table:table-cell office:value-type="float" office:value="-1764" calcext:value-type="float">
            <text:p>-1764</text:p>
          </table:table-cell>
          <table:table-cell office:value-type="float" office:value="325.505413044118" calcext:value-type="float">
            <text:p>325.505413044118</text:p>
          </table:table-cell>
        </table:table-row>
        <table:table-row table:style-name="ro1">
          <table:table-cell office:value-type="float" office:value="16636" calcext:value-type="float">
            <text:p>1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6525.5693411538" calcext:value-type="float">
            <text:p>6525.5693411538</text:p>
          </table:table-cell>
          <table:table-cell office:value-type="float" office:value="-1748" calcext:value-type="float">
            <text:p>-1748</text:p>
          </table:table-cell>
          <table:table-cell office:value-type="float" office:value="261.705246488914" calcext:value-type="float">
            <text:p>261.705246488914</text:p>
          </table:table-cell>
        </table:table-row>
        <table:table-row table:style-name="ro1">
          <table:table-cell office:value-type="float" office:value="16662" calcext:value-type="float">
            <text:p>16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6322.16720757984" calcext:value-type="float">
            <text:p>6322.16720757984</text:p>
          </table:table-cell>
          <table:table-cell office:value-type="float" office:value="-1722" calcext:value-type="float">
            <text:p>-1722</text:p>
          </table:table-cell>
          <table:table-cell office:value-type="float" office:value="200.668161981563" calcext:value-type="float">
            <text:p>200.668161981563</text:p>
          </table:table-cell>
        </table:table-row>
        <table:table-row table:style-name="ro1">
          <table:table-cell office:value-type="float" office:value="16688" calcext:value-type="float">
            <text:p>1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6126.25437042354" calcext:value-type="float">
            <text:p>6126.25437042354</text:p>
          </table:table-cell>
          <table:table-cell office:value-type="float" office:value="-1685" calcext:value-type="float">
            <text:p>-1685</text:p>
          </table:table-cell>
          <table:table-cell office:value-type="float" office:value="142.647603151361" calcext:value-type="float">
            <text:p>142.647603151361</text:p>
          </table:table-cell>
        </table:table-row>
        <table:table-row table:style-name="ro1">
          <table:table-cell office:value-type="float" office:value="16715" calcext:value-type="float">
            <text:p>16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937.60038979512" calcext:value-type="float">
            <text:p>5937.60038979512</text:p>
          </table:table-cell>
          <table:table-cell office:value-type="float" office:value="-1645" calcext:value-type="float">
            <text:p>-1645</text:p>
          </table:table-cell>
          <table:table-cell office:value-type="float" office:value="87.6430615159346" calcext:value-type="float">
            <text:p>87.6430615159346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5754.25883933989" calcext:value-type="float">
            <text:p>5754.25883933989</text:p>
          </table:table-cell>
          <table:table-cell office:value-type="float" office:value="-1605" calcext:value-type="float">
            <text:p>-1605</text:p>
          </table:table-cell>
          <table:table-cell office:value-type="float" office:value="35.5617365462135" calcext:value-type="float">
            <text:p>35.5617365462135</text:p>
          </table:table-cell>
        </table:table-row>
        <table:table-row table:style-name="ro1">
          <table:table-cell office:value-type="float" office:value="16766" calcext:value-type="float">
            <text:p>1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5575.57395197558" calcext:value-type="float">
            <text:p>5575.57395197558</text:p>
          </table:table-cell>
          <table:table-cell office:value-type="float" office:value="-1555" calcext:value-type="float">
            <text:p>-1555</text:p>
          </table:table-cell>
          <table:table-cell office:value-type="float" office:value="-13.3786245782854" calcext:value-type="float">
            <text:p>-13.3786245782854</text:p>
          </table:table-cell>
        </table:table-row>
        <table:table-row table:style-name="ro1">
          <table:table-cell office:value-type="float" office:value="16792" calcext:value-type="float">
            <text:p>16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5401.2485996071" calcext:value-type="float">
            <text:p>5401.2485996071</text:p>
          </table:table-cell>
          <table:table-cell office:value-type="float" office:value="-1507" calcext:value-type="float">
            <text:p>-1507</text:p>
          </table:table-cell>
          <table:table-cell office:value-type="float" office:value="-59.336205360492" calcext:value-type="float">
            <text:p>-59.336205360492</text:p>
          </table:table-cell>
        </table:table-row>
        <table:table-row table:style-name="ro1">
          <table:table-cell office:value-type="float" office:value="16819" calcext:value-type="float">
            <text:p>1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5231.51787346535" calcext:value-type="float">
            <text:p>5231.51787346535</text:p>
          </table:table-cell>
          <table:table-cell office:value-type="float" office:value="-1442" calcext:value-type="float">
            <text:p>-1442</text:p>
          </table:table-cell>
          <table:table-cell office:value-type="float" office:value="-101.879706734015" calcext:value-type="float">
            <text:p>-101.879706734015</text:p>
          </table:table-cell>
        </table:table-row>
        <table:table-row table:style-name="ro1">
          <table:table-cell office:value-type="float" office:value="16844" calcext:value-type="float">
            <text:p>16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office:value-type="float" office:value="5066.42501582026" calcext:value-type="float">
            <text:p>5066.42501582026</text:p>
          </table:table-cell>
          <table:table-cell office:value-type="float" office:value="-1386" calcext:value-type="float">
            <text:p>-1386</text:p>
          </table:table-cell>
          <table:table-cell office:value-type="float" office:value="-141.391100372969" calcext:value-type="float">
            <text:p>-141.391100372969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office:value-type="float" office:value="4905.64270764117" calcext:value-type="float">
            <text:p>4905.64270764117</text:p>
          </table:table-cell>
          <table:table-cell office:value-type="float" office:value="-1322" calcext:value-type="float">
            <text:p>-1322</text:p>
          </table:table-cell>
          <table:table-cell office:value-type="float" office:value="-177.7175280538" calcext:value-type="float">
            <text:p>-177.7175280538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office:value-type="float" office:value="4749.40754740606" calcext:value-type="float">
            <text:p>4749.40754740606</text:p>
          </table:table-cell>
          <table:table-cell office:value-type="float" office:value="-1249" calcext:value-type="float">
            <text:p>-1249</text:p>
          </table:table-cell>
          <table:table-cell office:value-type="float" office:value="-210.680065652145" calcext:value-type="float">
            <text:p>-210.680065652145</text:p>
          </table:table-cell>
        </table:table-row>
        <table:table-row table:style-name="ro1">
          <table:table-cell office:value-type="float" office:value="16922" calcext:value-type="float">
            <text:p>1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office:value-type="float" office:value="4597.73346902433" calcext:value-type="float">
            <text:p>4597.73346902433</text:p>
          </table:table-cell>
          <table:table-cell office:value-type="float" office:value="-1167" calcext:value-type="float">
            <text:p>-1167</text:p>
          </table:table-cell>
          <table:table-cell office:value-type="float" office:value="-240.10529440131" calcext:value-type="float">
            <text:p>-240.10529440131</text:p>
          </table:table-cell>
        </table:table-row>
        <table:table-row table:style-name="ro1">
          <table:table-cell office:value-type="float" office:value="16948" calcext:value-type="float">
            <text:p>1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office:value-type="float" office:value="4450.32628536205" calcext:value-type="float">
            <text:p>4450.32628536205</text:p>
          </table:table-cell>
          <table:table-cell office:value-type="float" office:value="-1090" calcext:value-type="float">
            <text:p>-1090</text:p>
          </table:table-cell>
          <table:table-cell office:value-type="float" office:value="-266.255900727423" calcext:value-type="float">
            <text:p>-266.255900727423</text:p>
          </table:table-cell>
        </table:table-row>
        <table:table-row table:style-name="ro1">
          <table:table-cell office:value-type="float" office:value="16974" calcext:value-type="float">
            <text:p>1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" calcext:value-type="float">
            <text:p>-194</text:p>
          </table:table-cell>
          <table:table-cell office:value-type="float" office:value="4307.42393812014" calcext:value-type="float">
            <text:p>4307.42393812014</text:p>
          </table:table-cell>
          <table:table-cell office:value-type="float" office:value="-1002" calcext:value-type="float">
            <text:p>-1002</text:p>
          </table:table-cell>
          <table:table-cell office:value-type="float" office:value="-288.894180705041" calcext:value-type="float">
            <text:p>-288.89418070504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" calcext:value-type="float">
            <text:p>-189</text:p>
          </table:table-cell>
          <table:table-cell office:value-type="float" office:value="4169.07243233183" calcext:value-type="float">
            <text:p>4169.07243233183</text:p>
          </table:table-cell>
          <table:table-cell office:value-type="float" office:value="-906" calcext:value-type="float">
            <text:p>-906</text:p>
          </table:table-cell>
          <table:table-cell office:value-type="float" office:value="-307.882052067963" calcext:value-type="float">
            <text:p>-307.882052067963</text:p>
          </table:table-cell>
        </table:table-row>
        <table:table-row table:style-name="ro1">
          <table:table-cell office:value-type="float" office:value="17026" calcext:value-type="float">
            <text:p>1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4035.10097287546" calcext:value-type="float">
            <text:p>4035.10097287546</text:p>
          </table:table-cell>
          <table:table-cell office:value-type="float" office:value="-809" calcext:value-type="float">
            <text:p>-809</text:p>
          </table:table-cell>
          <table:table-cell office:value-type="float" office:value="-323.301065850487" calcext:value-type="float">
            <text:p>-323.301065850487</text:p>
          </table:table-cell>
        </table:table-row>
        <table:table-row table:style-name="ro1">
          <table:table-cell office:value-type="float" office:value="17052" calcext:value-type="float">
            <text:p>17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3905.49786601776" calcext:value-type="float">
            <text:p>3905.49786601776</text:p>
          </table:table-cell>
          <table:table-cell office:value-type="float" office:value="-707" calcext:value-type="float">
            <text:p>-707</text:p>
          </table:table-cell>
          <table:table-cell office:value-type="float" office:value="-335.107186901241" calcext:value-type="float">
            <text:p>-335.107186901241</text:p>
          </table:table-cell>
        </table:table-row>
        <table:table-row table:style-name="ro1">
          <table:table-cell office:value-type="float" office:value="17078" calcext:value-type="float">
            <text:p>17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3780.37485475567" calcext:value-type="float">
            <text:p>3780.37485475567</text:p>
          </table:table-cell>
          <table:table-cell office:value-type="float" office:value="-592" calcext:value-type="float">
            <text:p>-592</text:p>
          </table:table-cell>
          <table:table-cell office:value-type="float" office:value="-343.011581150434" calcext:value-type="float">
            <text:p>-343.011581150434</text:p>
          </table:table-cell>
        </table:table-row>
        <table:table-row table:style-name="ro1">
          <table:table-cell office:value-type="float" office:value="17104" calcext:value-type="float">
            <text:p>1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office:value-type="float" office:value="3659.62485922473" calcext:value-type="float">
            <text:p>3659.62485922473</text:p>
          </table:table-cell>
          <table:table-cell office:value-type="float" office:value="-479" calcext:value-type="float">
            <text:p>-479</text:p>
          </table:table-cell>
          <table:table-cell office:value-type="float" office:value="-347.195840191959" calcext:value-type="float">
            <text:p>-347.195840191959</text:p>
          </table:table-cell>
        </table:table-row>
        <table:table-row table:style-name="ro1">
          <table:table-cell office:value-type="float" office:value="17130" calcext:value-type="float">
            <text:p>17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3543.23640201781" calcext:value-type="float">
            <text:p>3543.23640201781</text:p>
          </table:table-cell>
          <table:table-cell office:value-type="float" office:value="-358" calcext:value-type="float">
            <text:p>-358</text:p>
          </table:table-cell>
          <table:table-cell office:value-type="float" office:value="-347.52827587836" calcext:value-type="float">
            <text:p>-347.52827587836</text:p>
          </table:table-cell>
        </table:table-row>
        <table:table-row table:style-name="ro1">
          <table:table-cell office:value-type="float" office:value="17156" calcext:value-type="float">
            <text:p>17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3431.16758964803" calcext:value-type="float">
            <text:p>3431.16758964803</text:p>
          </table:table-cell>
          <table:table-cell office:value-type="float" office:value="-239" calcext:value-type="float">
            <text:p>-239</text:p>
          </table:table-cell>
          <table:table-cell office:value-type="float" office:value="-344.188944312872" calcext:value-type="float">
            <text:p>-344.188944312872</text:p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3323.4393561204" calcext:value-type="float">
            <text:p>3323.4393561204</text:p>
          </table:table-cell>
          <table:table-cell office:value-type="float" office:value="-109" calcext:value-type="float">
            <text:p>-109</text:p>
          </table:table-cell>
          <table:table-cell office:value-type="float" office:value="-336.952361410938" calcext:value-type="float">
            <text:p>-336.952361410938</text:p>
          </table:table-cell>
        </table:table-row>
        <table:table-row table:style-name="ro1">
          <table:table-cell office:value-type="float" office:value="17209" calcext:value-type="float">
            <text:p>1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3220.19506823977" calcext:value-type="float">
            <text:p>3220.19506823977</text:p>
          </table:table-cell>
          <table:table-cell office:value-type="float" office:value="10" calcext:value-type="float">
            <text:p>10</text:p>
          </table:table-cell>
          <table:table-cell office:value-type="float" office:value="-326.276904136755" calcext:value-type="float">
            <text:p>-326.276904136755</text:p>
          </table:table-cell>
        </table:table-row>
        <table:table-row table:style-name="ro1">
          <table:table-cell office:value-type="float" office:value="17234" calcext:value-type="float">
            <text:p>1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1.14291229393" calcext:value-type="float">
            <text:p>3121.14291229393</text:p>
          </table:table-cell>
          <table:table-cell office:value-type="float" office:value="-96" calcext:value-type="float">
            <text:p>-96</text:p>
          </table:table-cell>
          <table:table-cell office:value-type="float" office:value="-319.191460932547" calcext:value-type="float">
            <text:p>-319.191460932547</text:p>
          </table:table-cell>
        </table:table-row>
        <table:table-row table:style-name="ro1">
          <table:table-cell office:value-type="float" office:value="17260" calcext:value-type="float">
            <text:p>17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3024.33851499258" calcext:value-type="float">
            <text:p>3024.33851499258</text:p>
          </table:table-cell>
          <table:table-cell office:value-type="float" office:value="-195" calcext:value-type="float">
            <text:p>-195</text:p>
          </table:table-cell>
          <table:table-cell office:value-type="float" office:value="-315.370185211546" calcext:value-type="float">
            <text:p>-315.370185211546</text:p>
          </table:table-cell>
        </table:table-row>
        <table:table-row table:style-name="ro1">
          <table:table-cell office:value-type="float" office:value="17286" calcext:value-type="float">
            <text:p>17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2929.52809914666" calcext:value-type="float">
            <text:p>2929.52809914666</text:p>
          </table:table-cell>
          <table:table-cell office:value-type="float" office:value="-293" calcext:value-type="float">
            <text:p>-293</text:p>
          </table:table-cell>
          <table:table-cell office:value-type="float" office:value="-314.681871820421" calcext:value-type="float">
            <text:p>-314.681871820421</text:p>
          </table:table-cell>
        </table:table-row>
        <table:table-row table:style-name="ro1">
          <table:table-cell office:value-type="float" office:value="17312" calcext:value-type="float">
            <text:p>1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2836.74261917291" calcext:value-type="float">
            <text:p>2836.74261917291</text:p>
          </table:table-cell>
          <table:table-cell office:value-type="float" office:value="-386" calcext:value-type="float">
            <text:p>-386</text:p>
          </table:table-cell>
          <table:table-cell office:value-type="float" office:value="-316.876275764408" calcext:value-type="float">
            <text:p>-316.876275764408</text:p>
          </table:table-cell>
        </table:table-row>
        <table:table-row table:style-name="ro1">
          <table:table-cell office:value-type="float" office:value="17338" calcext:value-type="float">
            <text:p>17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2746.10438473682" calcext:value-type="float">
            <text:p>2746.10438473682</text:p>
          </table:table-cell>
          <table:table-cell office:value-type="float" office:value="-474" calcext:value-type="float">
            <text:p>-474</text:p>
          </table:table-cell>
          <table:table-cell office:value-type="float" office:value="-321.710851894734" calcext:value-type="float">
            <text:p>-321.710851894734</text:p>
          </table:table-cell>
        </table:table-row>
        <table:table-row table:style-name="ro1">
          <table:table-cell office:value-type="float" office:value="17365" calcext:value-type="float">
            <text:p>17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office:value-type="float" office:value="2657.76271136031" calcext:value-type="float">
            <text:p>2657.76271136031</text:p>
          </table:table-cell>
          <table:table-cell office:value-type="float" office:value="-555" calcext:value-type="float">
            <text:p>-555</text:p>
          </table:table-cell>
          <table:table-cell office:value-type="float" office:value="-328.888979528742" calcext:value-type="float">
            <text:p>-328.888979528742</text:p>
          </table:table-cell>
        </table:table-row>
        <table:table-row table:style-name="ro1">
          <table:table-cell office:value-type="float" office:value="17391" calcext:value-type="float">
            <text:p>1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" calcext:value-type="float">
            <text:p>-145</text:p>
          </table:table-cell>
          <table:table-cell office:value-type="float" office:value="2571.52385870307" calcext:value-type="float">
            <text:p>2571.52385870307</text:p>
          </table:table-cell>
          <table:table-cell office:value-type="float" office:value="-644" calcext:value-type="float">
            <text:p>-644</text:p>
          </table:table-cell>
          <table:table-cell office:value-type="float" office:value="-338.58470323555" calcext:value-type="float">
            <text:p>-338.58470323555</text:p>
          </table:table-cell>
        </table:table-row>
        <table:table-row table:style-name="ro1">
          <table:table-cell office:value-type="float" office:value="17416" calcext:value-type="float">
            <text:p>1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7" calcext:value-type="float">
            <text:p>-157</text:p>
          </table:table-cell>
          <table:table-cell office:value-type="float" office:value="2487.56927843528" calcext:value-type="float">
            <text:p>2487.56927843528</text:p>
          </table:table-cell>
          <table:table-cell office:value-type="float" office:value="-715" calcext:value-type="float">
            <text:p>-715</text:p>
          </table:table-cell>
          <table:table-cell office:value-type="float" office:value="-350.166712366764" calcext:value-type="float">
            <text:p>-350.166712366764</text:p>
          </table:table-cell>
        </table:table-row>
        <table:table-row table:style-name="ro1">
          <table:table-cell office:value-type="float" office:value="17442" calcext:value-type="float">
            <text:p>1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2406.07483909881" calcext:value-type="float">
            <text:p>2406.07483909881</text:p>
          </table:table-cell>
          <table:table-cell office:value-type="float" office:value="-781" calcext:value-type="float">
            <text:p>-781</text:p>
          </table:table-cell>
          <table:table-cell office:value-type="float" office:value="-363.423121217018" calcext:value-type="float">
            <text:p>-363.423121217018</text:p>
          </table:table-cell>
        </table:table-row>
        <table:table-row table:style-name="ro1">
          <table:table-cell office:value-type="float" office:value="17468" calcext:value-type="float">
            <text:p>17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2327.08792097269" calcext:value-type="float">
            <text:p>2327.08792097269</text:p>
          </table:table-cell>
          <table:table-cell office:value-type="float" office:value="-843" calcext:value-type="float">
            <text:p>-843</text:p>
          </table:table-cell>
          <table:table-cell office:value-type="float" office:value="-378.179332871879" calcext:value-type="float">
            <text:p>-378.179332871879</text:p>
          </table:table-cell>
        </table:table-row>
        <table:table-row table:style-name="ro1">
          <table:table-cell office:value-type="float" office:value="17495" calcext:value-type="float">
            <text:p>17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" calcext:value-type="float">
            <text:p>-165</text:p>
          </table:table-cell>
          <table:table-cell office:value-type="float" office:value="2250.40829263507" calcext:value-type="float">
            <text:p>2250.40829263507</text:p>
          </table:table-cell>
          <table:table-cell office:value-type="float" office:value="-917" calcext:value-type="float">
            <text:p>-917</text:p>
          </table:table-cell>
          <table:table-cell office:value-type="float" office:value="-394.758430321975" calcext:value-type="float">
            <text:p>-394.758430321975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2176.21111440015" calcext:value-type="float">
            <text:p>2176.21111440015</text:p>
          </table:table-cell>
          <table:table-cell office:value-type="float" office:value="-970" calcext:value-type="float">
            <text:p>-970</text:p>
          </table:table-cell>
          <table:table-cell office:value-type="float" office:value="-412.458170927452" calcext:value-type="float">
            <text:p>-412.458170927452</text:p>
          </table:table-cell>
        </table:table-row>
        <table:table-row table:style-name="ro1">
          <table:table-cell office:value-type="float" office:value="17546" calcext:value-type="float">
            <text:p>17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2104.63538780322" calcext:value-type="float">
            <text:p>2104.63538780322</text:p>
          </table:table-cell>
          <table:table-cell office:value-type="float" office:value="-1023" calcext:value-type="float">
            <text:p>-1023</text:p>
          </table:table-cell>
          <table:table-cell office:value-type="float" office:value="-431.244073360454" calcext:value-type="float">
            <text:p>-431.244073360454</text:p>
          </table:table-cell>
        </table:table-row>
        <table:table-row table:style-name="ro1">
          <table:table-cell office:value-type="float" office:value="17572" calcext:value-type="float">
            <text:p>1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" calcext:value-type="float">
            <text:p>-139</text:p>
          </table:table-cell>
          <table:table-cell office:value-type="float" office:value="2035.60045279389" calcext:value-type="float">
            <text:p>2035.60045279389</text:p>
          </table:table-cell>
          <table:table-cell office:value-type="float" office:value="-1070" calcext:value-type="float">
            <text:p>-1070</text:p>
          </table:table-cell>
          <table:table-cell office:value-type="float" office:value="-450.89810187244" calcext:value-type="float">
            <text:p>-450.89810187244</text:p>
          </table:table-cell>
        </table:table-row>
        <table:table-row table:style-name="ro1">
          <table:table-cell office:value-type="float" office:value="17599" calcext:value-type="float">
            <text:p>17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1969.30505424638" calcext:value-type="float">
            <text:p>1969.30505424638</text:p>
          </table:table-cell>
          <table:table-cell office:value-type="float" office:value="-1116" calcext:value-type="float">
            <text:p>-1116</text:p>
          </table:table-cell>
          <table:table-cell office:value-type="float" office:value="-471.36277566098" calcext:value-type="float">
            <text:p>-471.36277566098</text:p>
          </table:table-cell>
        </table:table-row>
        <table:table-row table:style-name="ro1">
          <table:table-cell office:value-type="float" office:value="17624" calcext:value-type="float">
            <text:p>1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1905.60336026957" calcext:value-type="float">
            <text:p>1905.60336026957</text:p>
          </table:table-cell>
          <table:table-cell office:value-type="float" office:value="-1156" calcext:value-type="float">
            <text:p>-1156</text:p>
          </table:table-cell>
          <table:table-cell office:value-type="float" office:value="-492.428536409873" calcext:value-type="float">
            <text:p>-492.428536409873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1844.72325687666" calcext:value-type="float">
            <text:p>1844.72325687666</text:p>
          </table:table-cell>
          <table:table-cell office:value-type="float" office:value="-1187" calcext:value-type="float">
            <text:p>-1187</text:p>
          </table:table-cell>
          <table:table-cell office:value-type="float" office:value="-513.7999660588" calcext:value-type="float">
            <text:p>-513.7999660588</text:p>
          </table:table-cell>
        </table:table-row>
        <table:table-row table:style-name="ro1">
          <table:table-cell office:value-type="float" office:value="17676" calcext:value-type="float">
            <text:p>17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1786.73177204969" calcext:value-type="float">
            <text:p>1786.73177204969</text:p>
          </table:table-cell>
          <table:table-cell office:value-type="float" office:value="-1216" calcext:value-type="float">
            <text:p>-1216</text:p>
          </table:table-cell>
          <table:table-cell office:value-type="float" office:value="-535.406120949299" calcext:value-type="float">
            <text:p>-535.406120949299</text:p>
          </table:table-cell>
        </table:table-row>
        <table:table-row table:style-name="ro1">
          <table:table-cell office:value-type="float" office:value="17702" calcext:value-type="float">
            <text:p>17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731.47848675585" calcext:value-type="float">
            <text:p>1731.47848675585</text:p>
          </table:table-cell>
          <table:table-cell office:value-type="float" office:value="-1245" calcext:value-type="float">
            <text:p>-1245</text:p>
          </table:table-cell>
          <table:table-cell office:value-type="float" office:value="-557.239778766243" calcext:value-type="float">
            <text:p>-557.239778766243</text:p>
          </table:table-cell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77.61761024029" calcext:value-type="float">
            <text:p>1677.61761024029</text:p>
          </table:table-cell>
          <table:table-cell office:value-type="float" office:value="-1267" calcext:value-type="float">
            <text:p>-1267</text:p>
          </table:table-cell>
          <table:table-cell office:value-type="float" office:value="-579.078554804205" calcext:value-type="float">
            <text:p>-579.078554804205</text:p>
          </table:table-cell>
        </table:table-row>
        <table:table-row table:style-name="ro1">
          <table:table-cell office:value-type="float" office:value="17754" calcext:value-type="float">
            <text:p>17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1624.55245300212" calcext:value-type="float">
            <text:p>1624.55245300212</text:p>
          </table:table-cell>
          <table:table-cell office:value-type="float" office:value="-1280" calcext:value-type="float">
            <text:p>-1280</text:p>
          </table:table-cell>
          <table:table-cell office:value-type="float" office:value="-600.645368502537" calcext:value-type="float">
            <text:p>-600.645368502537</text:p>
          </table:table-cell>
        </table:table-row>
        <table:table-row table:style-name="ro1">
          <table:table-cell office:value-type="float" office:value="17780" calcext:value-type="float">
            <text:p>17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1572.41237752514" calcext:value-type="float">
            <text:p>1572.41237752514</text:p>
          </table:table-cell>
          <table:table-cell office:value-type="float" office:value="-1286" calcext:value-type="float">
            <text:p>-1286</text:p>
          </table:table-cell>
          <table:table-cell office:value-type="float" office:value="-621.733203317844" calcext:value-type="float">
            <text:p>-621.733203317844</text:p>
          </table:table-cell>
        </table:table-row>
        <table:table-row table:style-name="ro1">
          <table:table-cell office:value-type="float" office:value="17806" calcext:value-type="float">
            <text:p>17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1521.13815052436" calcext:value-type="float">
            <text:p>1521.13815052436</text:p>
          </table:table-cell>
          <table:table-cell office:value-type="float" office:value="-1299" calcext:value-type="float">
            <text:p>-1299</text:p>
          </table:table-cell>
          <table:table-cell office:value-type="float" office:value="-642.572181677295" calcext:value-type="float">
            <text:p>-642.572181677295</text:p>
          </table:table-cell>
        </table:table-row>
        <table:table-row table:style-name="ro1">
          <table:table-cell office:value-type="float" office:value="17832" calcext:value-type="float">
            <text:p>1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1470.79543820054" calcext:value-type="float">
            <text:p>1470.79543820054</text:p>
          </table:table-cell>
          <table:table-cell office:value-type="float" office:value="-1300" calcext:value-type="float">
            <text:p>-1300</text:p>
          </table:table-cell>
          <table:table-cell office:value-type="float" office:value="-662.800729933378" calcext:value-type="float">
            <text:p>-662.800729933378</text:p>
          </table:table-cell>
        </table:table-row>
        <table:table-row table:style-name="ro1">
          <table:table-cell office:value-type="float" office:value="17858" calcext:value-type="float">
            <text:p>17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" calcext:value-type="float">
            <text:p>-127</text:p>
          </table:table-cell>
          <table:table-cell office:value-type="float" office:value="1421.63250164052" calcext:value-type="float">
            <text:p>1421.63250164052</text:p>
          </table:table-cell>
          <table:table-cell office:value-type="float" office:value="-1296" calcext:value-type="float">
            <text:p>-1296</text:p>
          </table:table-cell>
          <table:table-cell office:value-type="float" office:value="-682.283784396966" calcext:value-type="float">
            <text:p>-682.283784396966</text:p>
          </table:table-cell>
        </table:table-row>
        <table:table-row table:style-name="ro1">
          <table:table-cell office:value-type="float" office:value="17884" calcext:value-type="float">
            <text:p>1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1373.73611697466" calcext:value-type="float">
            <text:p>1373.73611697466</text:p>
          </table:table-cell>
          <table:table-cell office:value-type="float" office:value="-1285" calcext:value-type="float">
            <text:p>-1285</text:p>
          </table:table-cell>
          <table:table-cell office:value-type="float" office:value="-700.828898723214" calcext:value-type="float">
            <text:p>-700.828898723214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" calcext:value-type="float">
            <text:p>-138</text:p>
          </table:table-cell>
          <table:table-cell office:value-type="float" office:value="1327.22115952928" calcext:value-type="float">
            <text:p>1327.22115952928</text:p>
          </table:table-cell>
          <table:table-cell office:value-type="float" office:value="-1273" calcext:value-type="float">
            <text:p>-1273</text:p>
          </table:table-cell>
          <table:table-cell office:value-type="float" office:value="-718.434163377884" calcext:value-type="float">
            <text:p>-718.434163377884</text:p>
          </table:table-cell>
        </table:table-row>
        <table:table-row table:style-name="ro1">
          <table:table-cell office:value-type="float" office:value="17936" calcext:value-type="float">
            <text:p>17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office:value-type="float" office:value="1281.89127769761" calcext:value-type="float">
            <text:p>1281.89127769761</text:p>
          </table:table-cell>
          <table:table-cell office:value-type="float" office:value="-1266" calcext:value-type="float">
            <text:p>-1266</text:p>
          </table:table-cell>
          <table:table-cell office:value-type="float" office:value="-735.282342966257" calcext:value-type="float">
            <text:p>-735.282342966257</text:p>
          </table:table-cell>
        </table:table-row>
        <table:table-row table:style-name="ro1">
          <table:table-cell office:value-type="float" office:value="17962" calcext:value-type="float">
            <text:p>1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" calcext:value-type="float">
            <text:p>-145</text:p>
          </table:table-cell>
          <table:table-cell office:value-type="float" office:value="1237.98693069153" calcext:value-type="float">
            <text:p>1237.98693069153</text:p>
          </table:table-cell>
          <table:table-cell office:value-type="float" office:value="-1241" calcext:value-type="float">
            <text:p>-1241</text:p>
          </table:table-cell>
          <table:table-cell office:value-type="float" office:value="-750.842886259603" calcext:value-type="float">
            <text:p>-750.842886259603</text:p>
          </table:table-cell>
        </table:table-row>
        <table:table-row table:style-name="ro1">
          <table:table-cell office:value-type="float" office:value="17988" calcext:value-type="float">
            <text:p>1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office:value-type="float" office:value="1195.71040974718" calcext:value-type="float">
            <text:p>1195.71040974718</text:p>
          </table:table-cell>
          <table:table-cell office:value-type="float" office:value="-1213" calcext:value-type="float">
            <text:p>-1213</text:p>
          </table:table-cell>
          <table:table-cell office:value-type="float" office:value="-765.063105143923" calcext:value-type="float">
            <text:p>-765.063105143923</text:p>
          </table:table-cell>
        </table:table-row>
        <table:table-row table:style-name="ro1">
          <table:table-cell office:value-type="float" office:value="18015" calcext:value-type="float">
            <text:p>1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1155.10393560111" calcext:value-type="float">
            <text:p>1155.10393560111</text:p>
          </table:table-cell>
          <table:table-cell office:value-type="float" office:value="-1179" calcext:value-type="float">
            <text:p>-1179</text:p>
          </table:table-cell>
          <table:table-cell office:value-type="float" office:value="-777.799624985648" calcext:value-type="float">
            <text:p>-777.799624985648</text:p>
          </table:table-cell>
        </table:table-row>
        <table:table-row table:style-name="ro1">
          <table:table-cell office:value-type="float" office:value="18041" calcext:value-type="float">
            <text:p>18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1116.14689142877" calcext:value-type="float">
            <text:p>1116.14689142877</text:p>
          </table:table-cell>
          <table:table-cell office:value-type="float" office:value="-1142" calcext:value-type="float">
            <text:p>-1142</text:p>
          </table:table-cell>
          <table:table-cell office:value-type="float" office:value="-789.005790370705" calcext:value-type="float">
            <text:p>-789.005790370705</text:p>
          </table:table-cell>
        </table:table-row>
        <table:table-row table:style-name="ro1">
          <table:table-cell office:value-type="float" office:value="18067" calcext:value-type="float">
            <text:p>18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1078.97314092327" calcext:value-type="float">
            <text:p>1078.97314092327</text:p>
          </table:table-cell>
          <table:table-cell office:value-type="float" office:value="-1098" calcext:value-type="float">
            <text:p>-1098</text:p>
          </table:table-cell>
          <table:table-cell office:value-type="float" office:value="-798.513304513145" calcext:value-type="float">
            <text:p>-798.513304513145</text:p>
          </table:table-cell>
        </table:table-row>
        <table:table-row table:style-name="ro1">
          <table:table-cell office:value-type="float" office:value="18092" calcext:value-type="float">
            <text:p>18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1043.52781351024" calcext:value-type="float">
            <text:p>1043.52781351024</text:p>
          </table:table-cell>
          <table:table-cell office:value-type="float" office:value="-1060" calcext:value-type="float">
            <text:p>-1060</text:p>
          </table:table-cell>
          <table:table-cell office:value-type="float" office:value="-806.559048989663" calcext:value-type="float">
            <text:p>-806.559048989663</text:p>
          </table:table-cell>
        </table:table-row>
        <table:table-row table:style-name="ro1">
          <table:table-cell office:value-type="float" office:value="18118" calcext:value-type="float">
            <text:p>18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1010.06541924839" calcext:value-type="float">
            <text:p>1010.06541924839</text:p>
          </table:table-cell>
          <table:table-cell office:value-type="float" office:value="-1003" calcext:value-type="float">
            <text:p>-1003</text:p>
          </table:table-cell>
          <table:table-cell office:value-type="float" office:value="-812.603385943828" calcext:value-type="float">
            <text:p>-812.603385943828</text:p>
          </table:table-cell>
        </table:table-row>
        <table:table-row table:style-name="ro1">
          <table:table-cell office:value-type="float" office:value="18145" calcext:value-type="float">
            <text:p>1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978.678790963824" calcext:value-type="float">
            <text:p>978.678790963824</text:p>
          </table:table-cell>
          <table:table-cell office:value-type="float" office:value="-944" calcext:value-type="float">
            <text:p>-944</text:p>
          </table:table-cell>
          <table:table-cell office:value-type="float" office:value="-816.646358684018" calcext:value-type="float">
            <text:p>-816.646358684018</text:p>
          </table:table-cell>
        </table:table-row>
        <table:table-row table:style-name="ro1">
          <table:table-cell office:value-type="float" office:value="18171" calcext:value-type="float">
            <text:p>18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948.196366626476" calcext:value-type="float">
            <text:p>948.196366626476</text:p>
          </table:table-cell>
          <table:table-cell office:value-type="float" office:value="-883" calcext:value-type="float">
            <text:p>-883</text:p>
          </table:table-cell>
          <table:table-cell office:value-type="float" office:value="-818.688009186048" calcext:value-type="float">
            <text:p>-818.688009186048</text:p>
          </table:table-cell>
        </table:table-row>
        <table:table-row table:style-name="ro1">
          <table:table-cell office:value-type="float" office:value="18196" calcext:value-type="float">
            <text:p>1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917.8210938072" calcext:value-type="float">
            <text:p>917.8210938072</text:p>
          </table:table-cell>
          <table:table-cell office:value-type="float" office:value="-823" calcext:value-type="float">
            <text:p>-823</text:p>
          </table:table-cell>
          <table:table-cell office:value-type="float" office:value="-818.820685826477" calcext:value-type="float">
            <text:p>-818.820685826477</text:p>
          </table:table-cell>
        </table:table-row>
        <table:table-row table:style-name="ro1">
          <table:table-cell office:value-type="float" office:value="18223" calcext:value-type="float">
            <text:p>18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887.672752459286" calcext:value-type="float">
            <text:p>887.672752459286</text:p>
          </table:table-cell>
          <table:table-cell office:value-type="float" office:value="-742" calcext:value-type="float">
            <text:p>-742</text:p>
          </table:table-cell>
          <table:table-cell office:value-type="float" office:value="-816.456972416432" calcext:value-type="float">
            <text:p>-816.456972416432</text:p>
          </table:table-cell>
        </table:table-row>
        <table:table-row table:style-name="ro1">
          <table:table-cell office:value-type="float" office:value="18248" calcext:value-type="float">
            <text:p>18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857.836667768231" calcext:value-type="float">
            <text:p>857.836667768231</text:p>
          </table:table-cell>
          <table:table-cell office:value-type="float" office:value="-670" calcext:value-type="float">
            <text:p>-670</text:p>
          </table:table-cell>
          <table:table-cell office:value-type="float" office:value="-811.950604034388" calcext:value-type="float">
            <text:p>-811.950604034388</text:p>
          </table:table-cell>
        </table:table-row>
        <table:table-row table:style-name="ro1">
          <table:table-cell office:value-type="float" office:value="18274" calcext:value-type="float">
            <text:p>18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office:value-type="float" office:value="828.487847221516" calcext:value-type="float">
            <text:p>828.487847221516</text:p>
          </table:table-cell>
          <table:table-cell office:value-type="float" office:value="-584" calcext:value-type="float">
            <text:p>-584</text:p>
          </table:table-cell>
          <table:table-cell office:value-type="float" office:value="-804.936739294868" calcext:value-type="float">
            <text:p>-804.936739294868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799.765144230085" calcext:value-type="float">
            <text:p>799.765144230085</text:p>
          </table:table-cell>
          <table:table-cell office:value-type="float" office:value="-496" calcext:value-type="float">
            <text:p>-496</text:p>
          </table:table-cell>
          <table:table-cell office:value-type="float" office:value="-795.43099347041" calcext:value-type="float">
            <text:p>-795.43099347041</text:p>
          </table:table-cell>
        </table:table-row>
        <table:table-row table:style-name="ro1">
          <table:table-cell office:value-type="float" office:value="18326" calcext:value-type="float">
            <text:p>1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771.526216715313" calcext:value-type="float">
            <text:p>771.526216715313</text:p>
          </table:table-cell>
          <table:table-cell office:value-type="float" office:value="-408" calcext:value-type="float">
            <text:p>-408</text:p>
          </table:table-cell>
          <table:table-cell office:value-type="float" office:value="-783.510039825167" calcext:value-type="float">
            <text:p>-783.510039825167</text:p>
          </table:table-cell>
        </table:table-row>
        <table:table-row table:style-name="ro1">
          <table:table-cell office:value-type="float" office:value="18353" calcext:value-type="float">
            <text:p>18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744.002333124073" calcext:value-type="float">
            <text:p>744.002333124073</text:p>
          </table:table-cell>
          <table:table-cell office:value-type="float" office:value="-307" calcext:value-type="float">
            <text:p>-307</text:p>
          </table:table-cell>
          <table:table-cell office:value-type="float" office:value="-768.848192445931" calcext:value-type="float">
            <text:p>-768.848192445931</text:p>
          </table:table-cell>
        </table:table-row>
        <table:table-row table:style-name="ro1">
          <table:table-cell office:value-type="float" office:value="18378" calcext:value-type="float">
            <text:p>1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office:value-type="float" office:value="717.263799797178" calcext:value-type="float">
            <text:p>717.263799797178</text:p>
          </table:table-cell>
          <table:table-cell office:value-type="float" office:value="-211" calcext:value-type="float">
            <text:p>-211</text:p>
          </table:table-cell>
          <table:table-cell office:value-type="float" office:value="-751.683632678364" calcext:value-type="float">
            <text:p>-751.683632678364</text:p>
          </table:table-cell>
        </table:table-row>
        <table:table-row table:style-name="ro1">
          <table:table-cell office:value-type="float" office:value="18404" calcext:value-type="float">
            <text:p>18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691.563375188034" calcext:value-type="float">
            <text:p>691.563375188034</text:p>
          </table:table-cell>
          <table:table-cell office:value-type="float" office:value="-99" calcext:value-type="float">
            <text:p>-99</text:p>
          </table:table-cell>
          <table:table-cell office:value-type="float" office:value="-731.601059365184" calcext:value-type="float">
            <text:p>-731.601059365184</text:p>
          </table:table-cell>
        </table:table-row>
        <table:table-row table:style-name="ro1">
          <table:table-cell office:value-type="float" office:value="18431" calcext:value-type="float">
            <text:p>18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666.930655951479" calcext:value-type="float">
            <text:p>666.930655951479</text:p>
          </table:table-cell>
          <table:table-cell office:value-type="float" office:value="22" calcext:value-type="float">
            <text:p>22</text:p>
          </table:table-cell>
          <table:table-cell office:value-type="float" office:value="-708.413334461639" calcext:value-type="float">
            <text:p>-708.413334461639</text:p>
          </table:table-cell>
        </table:table-row>
        <table:table-row table:style-name="ro1">
          <table:table-cell office:value-type="float" office:value="18456" calcext:value-type="float">
            <text:p>1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643.486635768357" calcext:value-type="float">
            <text:p>643.486635768357</text:p>
          </table:table-cell>
          <table:table-cell office:value-type="float" office:value="-60" calcext:value-type="float">
            <text:p>-60</text:p>
          </table:table-cell>
          <table:table-cell office:value-type="float" office:value="-688.462154939743" calcext:value-type="float">
            <text:p>-688.462154939743</text:p>
          </table:table-cell>
        </table:table-row>
        <table:table-row table:style-name="ro1">
          <table:table-cell office:value-type="float" office:value="18482" calcext:value-type="float">
            <text:p>18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621.194739283176" calcext:value-type="float">
            <text:p>621.194739283176</text:p>
          </table:table-cell>
          <table:table-cell office:value-type="float" office:value="-151" calcext:value-type="float">
            <text:p>-151</text:p>
          </table:table-cell>
          <table:table-cell office:value-type="float" office:value="-671.924857864674" calcext:value-type="float">
            <text:p>-671.924857864674</text:p>
          </table:table-cell>
        </table:table-row>
        <table:table-row table:style-name="ro1">
          <table:table-cell office:value-type="float" office:value="18509" calcext:value-type="float">
            <text:p>1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600.204131920617" calcext:value-type="float">
            <text:p>600.204131920617</text:p>
          </table:table-cell>
          <table:table-cell office:value-type="float" office:value="-243" calcext:value-type="float">
            <text:p>-243</text:p>
          </table:table-cell>
          <table:table-cell office:value-type="float" office:value="-658.727169930376" calcext:value-type="float">
            <text:p>-658.727169930376</text:p>
          </table:table-cell>
        </table:table-row>
        <table:table-row table:style-name="ro1">
          <table:table-cell office:value-type="float" office:value="18534" calcext:value-type="float">
            <text:p>1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580.567081707675" calcext:value-type="float">
            <text:p>580.567081707675</text:p>
          </table:table-cell>
          <table:table-cell office:value-type="float" office:value="-313" calcext:value-type="float">
            <text:p>-313</text:p>
          </table:table-cell>
          <table:table-cell office:value-type="float" office:value="-648.089410855595" calcext:value-type="float">
            <text:p>-648.089410855595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62.395786885901" calcext:value-type="float">
            <text:p>562.395786885901</text:p>
          </table:table-cell>
          <table:table-cell office:value-type="float" office:value="-390" calcext:value-type="float">
            <text:p>-390</text:p>
          </table:table-cell>
          <table:table-cell office:value-type="float" office:value="-640.148198213885" calcext:value-type="float">
            <text:p>-640.148198213885</text:p>
          </table:table-cell>
        </table:table-row>
        <table:table-row table:style-name="ro1">
          <table:table-cell office:value-type="float" office:value="18586" calcext:value-type="float">
            <text:p>18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544.814378058642" calcext:value-type="float">
            <text:p>544.814378058642</text:p>
          </table:table-cell>
          <table:table-cell office:value-type="float" office:value="-460" calcext:value-type="float">
            <text:p>-460</text:p>
          </table:table-cell>
          <table:table-cell office:value-type="float" office:value="-634.605176730381" calcext:value-type="float">
            <text:p>-634.605176730381</text:p>
          </table:table-cell>
        </table:table-row>
        <table:table-row table:style-name="ro1">
          <table:table-cell office:value-type="float" office:value="18612" calcext:value-type="float">
            <text:p>1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527.004704887607" calcext:value-type="float">
            <text:p>527.004704887607</text:p>
          </table:table-cell>
          <table:table-cell office:value-type="float" office:value="-521" calcext:value-type="float">
            <text:p>-521</text:p>
          </table:table-cell>
          <table:table-cell office:value-type="float" office:value="-631.109632830984" calcext:value-type="float">
            <text:p>-631.109632830984</text:p>
          </table:table-cell>
        </table:table-row>
        <table:table-row table:style-name="ro1">
          <table:table-cell office:value-type="float" office:value="18638" calcext:value-type="float">
            <text:p>1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508.973790891065" calcext:value-type="float">
            <text:p>508.973790891065</text:p>
          </table:table-cell>
          <table:table-cell office:value-type="float" office:value="-584" calcext:value-type="float">
            <text:p>-584</text:p>
          </table:table-cell>
          <table:table-cell office:value-type="float" office:value="-629.660105666954" calcext:value-type="float">
            <text:p>-629.660105666954</text:p>
          </table:table-cell>
        </table:table-row>
        <table:table-row table:style-name="ro1">
          <table:table-cell office:value-type="float" office:value="18665" calcext:value-type="float">
            <text:p>18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490.943828094417" calcext:value-type="float">
            <text:p>490.943828094417</text:p>
          </table:table-cell>
          <table:table-cell office:value-type="float" office:value="-641" calcext:value-type="float">
            <text:p>-641</text:p>
          </table:table-cell>
          <table:table-cell office:value-type="float" office:value="-630.009025492586" calcext:value-type="float">
            <text:p>-630.009025492586</text:p>
          </table:table-cell>
        </table:table-row>
        <table:table-row table:style-name="ro1">
          <table:table-cell office:value-type="float" office:value="18691" calcext:value-type="float">
            <text:p>1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472.976325691512" calcext:value-type="float">
            <text:p>472.976325691512</text:p>
          </table:table-cell>
          <table:table-cell office:value-type="float" office:value="-698" calcext:value-type="float">
            <text:p>-698</text:p>
          </table:table-cell>
          <table:table-cell office:value-type="float" office:value="-632.10105547743" calcext:value-type="float">
            <text:p>-632.10105547743</text:p>
          </table:table-cell>
        </table:table-row>
        <table:table-row table:style-name="ro1">
          <table:table-cell office:value-type="float" office:value="18717" calcext:value-type="float">
            <text:p>18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455.315515670235" calcext:value-type="float">
            <text:p>455.315515670235</text:p>
          </table:table-cell>
          <table:table-cell office:value-type="float" office:value="-743" calcext:value-type="float">
            <text:p>-743</text:p>
          </table:table-cell>
          <table:table-cell office:value-type="float" office:value="-635.513330693509" calcext:value-type="float">
            <text:p>-635.513330693509</text:p>
          </table:table-cell>
        </table:table-row>
        <table:table-row table:style-name="ro1">
          <table:table-cell office:value-type="float" office:value="18743" calcext:value-type="float">
            <text:p>1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438.044269034227" calcext:value-type="float">
            <text:p>438.044269034227</text:p>
          </table:table-cell>
          <table:table-cell office:value-type="float" office:value="-787" calcext:value-type="float">
            <text:p>-787</text:p>
          </table:table-cell>
          <table:table-cell office:value-type="float" office:value="-640.174458979862" calcext:value-type="float">
            <text:p>-640.174458979862</text:p>
          </table:table-cell>
        </table:table-row>
        <table:table-row table:style-name="ro1">
          <table:table-cell office:value-type="float" office:value="18768" calcext:value-type="float">
            <text:p>1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421.181368448559" calcext:value-type="float">
            <text:p>421.181368448559</text:p>
          </table:table-cell>
          <table:table-cell office:value-type="float" office:value="-826" calcext:value-type="float">
            <text:p>-826</text:p>
          </table:table-cell>
          <table:table-cell office:value-type="float" office:value="-645.892167934328" calcext:value-type="float">
            <text:p>-645.892167934328</text:p>
          </table:table-cell>
        </table:table-row>
        <table:table-row table:style-name="ro1">
          <table:table-cell office:value-type="float" office:value="18794" calcext:value-type="float">
            <text:p>1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404.929634034757" calcext:value-type="float">
            <text:p>404.929634034757</text:p>
          </table:table-cell>
          <table:table-cell office:value-type="float" office:value="-856" calcext:value-type="float">
            <text:p>-856</text:p>
          </table:table-cell>
          <table:table-cell office:value-type="float" office:value="-652.357024305579" calcext:value-type="float">
            <text:p>-652.357024305579</text:p>
          </table:table-cell>
        </table:table-row>
        <table:table-row table:style-name="ro1">
          <table:table-cell office:value-type="float" office:value="18820" calcext:value-type="float">
            <text:p>1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389.393337602918" calcext:value-type="float">
            <text:p>389.393337602918</text:p>
          </table:table-cell>
          <table:table-cell office:value-type="float" office:value="-886" calcext:value-type="float">
            <text:p>-886</text:p>
          </table:table-cell>
          <table:table-cell office:value-type="float" office:value="-659.546038942331" calcext:value-type="float">
            <text:p>-659.546038942331</text:p>
          </table:table-cell>
        </table:table-row>
        <table:table-row table:style-name="ro1">
          <table:table-cell office:value-type="float" office:value="18846" calcext:value-type="float">
            <text:p>18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374.550465676675" calcext:value-type="float">
            <text:p>374.550465676675</text:p>
          </table:table-cell>
          <table:table-cell office:value-type="float" office:value="-915" calcext:value-type="float">
            <text:p>-915</text:p>
          </table:table-cell>
          <table:table-cell office:value-type="float" office:value="-667.406160821028" calcext:value-type="float">
            <text:p>-667.406160821028</text:p>
          </table:table-cell>
        </table:table-row>
        <table:table-row table:style-name="ro1">
          <table:table-cell office:value-type="float" office:value="18872" calcext:value-type="float">
            <text:p>1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360.687374425085" calcext:value-type="float">
            <text:p>360.687374425085</text:p>
          </table:table-cell>
          <table:table-cell office:value-type="float" office:value="-932" calcext:value-type="float">
            <text:p>-932</text:p>
          </table:table-cell>
          <table:table-cell office:value-type="float" office:value="-675.547509718843" calcext:value-type="float">
            <text:p>-675.547509718843</text:p>
          </table:table-cell>
        </table:table-row>
        <table:table-row table:style-name="ro1">
          <table:table-cell office:value-type="float" office:value="18898" calcext:value-type="float">
            <text:p>18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347.743147519697" calcext:value-type="float">
            <text:p>347.743147519697</text:p>
          </table:table-cell>
          <table:table-cell office:value-type="float" office:value="-950" calcext:value-type="float">
            <text:p>-950</text:p>
          </table:table-cell>
          <table:table-cell office:value-type="float" office:value="-683.992201727494" calcext:value-type="float">
            <text:p>-683.992201727494</text:p>
          </table:table-cell>
        </table:table-row>
        <table:table-row table:style-name="ro1">
          <table:table-cell office:value-type="float" office:value="18924" calcext:value-type="float">
            <text:p>18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335.843358365245" calcext:value-type="float">
            <text:p>335.843358365245</text:p>
          </table:table-cell>
          <table:table-cell office:value-type="float" office:value="-959" calcext:value-type="float">
            <text:p>-959</text:p>
          </table:table-cell>
          <table:table-cell office:value-type="float" office:value="-692.453980135879" calcext:value-type="float">
            <text:p>-692.453980135879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325.17125503093" calcext:value-type="float">
            <text:p>325.17125503093</text:p>
          </table:table-cell>
          <table:table-cell office:value-type="float" office:value="-968" calcext:value-type="float">
            <text:p>-968</text:p>
          </table:table-cell>
          <table:table-cell office:value-type="float" office:value="-700.932319208621" calcext:value-type="float">
            <text:p>-700.932319208621</text:p>
          </table:table-cell>
        </table:table-row>
        <table:table-row table:style-name="ro1">
          <table:table-cell office:value-type="float" office:value="18976" calcext:value-type="float">
            <text:p>1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314.796754876132" calcext:value-type="float">
            <text:p>314.796754876132</text:p>
          </table:table-cell>
          <table:table-cell office:value-type="float" office:value="-971" calcext:value-type="float">
            <text:p>-971</text:p>
          </table:table-cell>
          <table:table-cell office:value-type="float" office:value="-709.242094002202" calcext:value-type="float">
            <text:p>-709.242094002202</text:p>
          </table:table-cell>
        </table:table-row>
        <table:table-row table:style-name="ro1">
          <table:table-cell office:value-type="float" office:value="19002" calcext:value-type="float">
            <text:p>1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4.03377780302" calcext:value-type="float">
            <text:p>304.03377780302</text:p>
          </table:table-cell>
          <table:table-cell office:value-type="float" office:value="-964" calcext:value-type="float">
            <text:p>-964</text:p>
          </table:table-cell>
          <table:table-cell office:value-type="float" office:value="-717.080798802134" calcext:value-type="float">
            <text:p>-717.080798802134</text:p>
          </table:table-cell>
        </table:table-row>
        <table:table-row table:style-name="ro1"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292.98658463985" calcext:value-type="float">
            <text:p>292.98658463985</text:p>
          </table:table-cell>
          <table:table-cell office:value-type="float" office:value="-958" calcext:value-type="float">
            <text:p>-958</text:p>
          </table:table-cell>
          <table:table-cell office:value-type="float" office:value="-724.49369730053" calcext:value-type="float">
            <text:p>-724.49369730053</text:p>
          </table:table-cell>
        </table:table-row>
        <table:table-row table:style-name="ro1">
          <table:table-cell office:value-type="float" office:value="19054" calcext:value-type="float">
            <text:p>19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281.786997420163" calcext:value-type="float">
            <text:p>281.786997420163</text:p>
          </table:table-cell>
          <table:table-cell office:value-type="float" office:value="-943" calcext:value-type="float">
            <text:p>-943</text:p>
          </table:table-cell>
          <table:table-cell office:value-type="float" office:value="-731.216968152821" calcext:value-type="float">
            <text:p>-731.216968152821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270.470474422619" calcext:value-type="float">
            <text:p>270.470474422619</text:p>
          </table:table-cell>
          <table:table-cell office:value-type="float" office:value="-928" calcext:value-type="float">
            <text:p>-928</text:p>
          </table:table-cell>
          <table:table-cell office:value-type="float" office:value="-737.271830671196" calcext:value-type="float">
            <text:p>-737.271830671196</text:p>
          </table:table-cell>
        </table:table-row>
        <table:table-row table:style-name="ro1">
          <table:table-cell office:value-type="float" office:value="19106" calcext:value-type="float">
            <text:p>1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259.255998286539" calcext:value-type="float">
            <text:p>259.255998286539</text:p>
          </table:table-cell>
          <table:table-cell office:value-type="float" office:value="-906" calcext:value-type="float">
            <text:p>-906</text:p>
          </table:table-cell>
          <table:table-cell office:value-type="float" office:value="-742.463466650544" calcext:value-type="float">
            <text:p>-742.463466650544</text:p>
          </table:table-cell>
        </table:table-row>
        <table:table-row table:style-name="ro1">
          <table:table-cell office:value-type="float" office:value="19132" calcext:value-type="float">
            <text:p>1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office:value-type="float" office:value="248.294275262337" calcext:value-type="float">
            <text:p>248.294275262337</text:p>
          </table:table-cell>
          <table:table-cell office:value-type="float" office:value="-873" calcext:value-type="float">
            <text:p>-873</text:p>
          </table:table-cell>
          <table:table-cell office:value-type="float" office:value="-746.479975368989" calcext:value-type="float">
            <text:p>-746.479975368989</text:p>
          </table:table-cell>
        </table:table-row>
        <table:table-row table:style-name="ro1">
          <table:table-cell office:value-type="float" office:value="19158" calcext:value-type="float">
            <text:p>19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237.577528331189" calcext:value-type="float">
            <text:p>237.577528331189</text:p>
          </table:table-cell>
          <table:table-cell office:value-type="float" office:value="-849" calcext:value-type="float">
            <text:p>-849</text:p>
          </table:table-cell>
          <table:table-cell office:value-type="float" office:value="-749.634437665328" calcext:value-type="float">
            <text:p>-749.634437665328</text:p>
          </table:table-cell>
        </table:table-row>
        <table:table-row table:style-name="ro1">
          <table:table-cell office:value-type="float" office:value="19184" calcext:value-type="float">
            <text:p>1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office:value-type="float" office:value="227.313604382537" calcext:value-type="float">
            <text:p>227.313604382537</text:p>
          </table:table-cell>
          <table:table-cell office:value-type="float" office:value="-810" calcext:value-type="float">
            <text:p>-810</text:p>
          </table:table-cell>
          <table:table-cell office:value-type="float" office:value="-751.491839583318" calcext:value-type="float">
            <text:p>-751.491839583318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217.642416555382" calcext:value-type="float">
            <text:p>217.642416555382</text:p>
          </table:table-cell>
          <table:table-cell office:value-type="float" office:value="-768" calcext:value-type="float">
            <text:p>-768</text:p>
          </table:table-cell>
          <table:table-cell office:value-type="float" office:value="-751.999782980754" calcext:value-type="float">
            <text:p>-751.999782980754</text:p>
          </table:table-cell>
        </table:table-row>
        <table:table-row table:style-name="ro1">
          <table:table-cell office:value-type="float" office:value="19236" calcext:value-type="float">
            <text:p>1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208.607265276755" calcext:value-type="float">
            <text:p>208.607265276755</text:p>
          </table:table-cell>
          <table:table-cell office:value-type="float" office:value="-713" calcext:value-type="float">
            <text:p>-713</text:p>
          </table:table-cell>
          <table:table-cell office:value-type="float" office:value="-750.799789658269" calcext:value-type="float">
            <text:p>-750.799789658269</text:p>
          </table:table-cell>
        </table:table-row>
        <table:table-row table:style-name="ro1">
          <table:table-cell office:value-type="float" office:value="19262" calcext:value-type="float">
            <text:p>19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200.403964806701" calcext:value-type="float">
            <text:p>200.403964806701</text:p>
          </table:table-cell>
          <table:table-cell office:value-type="float" office:value="-665" calcext:value-type="float">
            <text:p>-665</text:p>
          </table:table-cell>
          <table:table-cell office:value-type="float" office:value="-748.159796130322" calcext:value-type="float">
            <text:p>-748.159796130322</text:p>
          </table:table-cell>
        </table:table-row>
        <table:table-row table:style-name="ro1">
          <table:table-cell office:value-type="float" office:value="19288" calcext:value-type="float">
            <text:p>1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193.037688966494" calcext:value-type="float">
            <text:p>193.037688966494</text:p>
          </table:table-cell>
          <table:table-cell office:value-type="float" office:value="-614" calcext:value-type="float">
            <text:p>-614</text:p>
          </table:table-cell>
          <table:table-cell office:value-type="float" office:value="-744.031802403236" calcext:value-type="float">
            <text:p>-744.031802403236</text:p>
          </table:table-cell>
        </table:table-row>
        <table:table-row table:style-name="ro1">
          <table:table-cell office:value-type="float" office:value="19314" calcext:value-type="float">
            <text:p>1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186.698067767525" calcext:value-type="float">
            <text:p>186.698067767525</text:p>
          </table:table-cell>
          <table:table-cell office:value-type="float" office:value="-551" calcext:value-type="float">
            <text:p>-551</text:p>
          </table:table-cell>
          <table:table-cell office:value-type="float" office:value="-738.09236232929" calcext:value-type="float">
            <text:p>-738.09236232929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80.799665682371" calcext:value-type="float">
            <text:p>180.799665682371</text:p>
          </table:table-cell>
          <table:table-cell office:value-type="float" office:value="-478" calcext:value-type="float">
            <text:p>-478</text:p>
          </table:table-cell>
          <table:table-cell office:value-type="float" office:value="-730.089520411466" calcext:value-type="float">
            <text:p>-730.089520411466</text:p>
          </table:table-cell>
        </table:table-row>
        <table:table-row table:style-name="ro1">
          <table:table-cell office:value-type="float" office:value="19366" calcext:value-type="float">
            <text:p>1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174.375060584452" calcext:value-type="float">
            <text:p>174.375060584452</text:p>
          </table:table-cell>
          <table:table-cell office:value-type="float" office:value="-406" calcext:value-type="float">
            <text:p>-406</text:p>
          </table:table-cell>
          <table:table-cell office:value-type="float" office:value="-720.117535168036" calcext:value-type="float">
            <text:p>-720.117535168036</text:p>
          </table:table-cell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67.625058720315" calcext:value-type="float">
            <text:p>167.625058720315</text:p>
          </table:table-cell>
          <table:table-cell office:value-type="float" office:value="-327" calcext:value-type="float">
            <text:p>-327</text:p>
          </table:table-cell>
          <table:table-cell office:value-type="float" office:value="-708.021611009019" calcext:value-type="float">
            <text:p>-708.021611009019</text:p>
          </table:table-cell>
        </table:table-row>
        <table:table-row table:style-name="ro1">
          <table:table-cell office:value-type="float" office:value="19418" calcext:value-type="float">
            <text:p>1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160.62121075969" calcext:value-type="float">
            <text:p>160.62121075969</text:p>
          </table:table-cell>
          <table:table-cell office:value-type="float" office:value="-246" calcext:value-type="float">
            <text:p>-246</text:p>
          </table:table-cell>
          <table:table-cell office:value-type="float" office:value="-693.805561439511" calcext:value-type="float">
            <text:p>-693.805561439511</text:p>
          </table:table-cell>
        </table:table-row>
        <table:table-row table:style-name="ro1">
          <table:table-cell office:value-type="float" office:value="19444" calcext:value-type="float">
            <text:p>19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153.34055812093" calcext:value-type="float">
            <text:p>153.34055812093</text:p>
          </table:table-cell>
          <table:table-cell office:value-type="float" office:value="-162" calcext:value-type="float">
            <text:p>-162</text:p>
          </table:table-cell>
          <table:table-cell office:value-type="float" office:value="-677.442313395218" calcext:value-type="float">
            <text:p>-677.442313395218</text:p>
          </table:table-cell>
        </table:table-row>
        <table:table-row table:style-name="ro1">
          <table:table-cell office:value-type="float" office:value="19470" calcext:value-type="float">
            <text:p>19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146.068540947978" calcext:value-type="float">
            <text:p>146.068540947978</text:p>
          </table:table-cell>
          <table:table-cell office:value-type="float" office:value="-70" calcext:value-type="float">
            <text:p>-70</text:p>
          </table:table-cell>
          <table:table-cell office:value-type="float" office:value="-658.751780675366" calcext:value-type="float">
            <text:p>-658.751780675366</text:p>
          </table:table-cell>
        </table:table-row>
        <table:table-row table:style-name="ro1">
          <table:table-cell office:value-type="float" office:value="19496" calcext:value-type="float">
            <text:p>1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138.897201226502" calcext:value-type="float">
            <text:p>138.897201226502</text:p>
          </table:table-cell>
          <table:table-cell office:value-type="float" office:value="-4" calcext:value-type="float">
            <text:p>-4</text:p>
          </table:table-cell>
          <table:table-cell office:value-type="float" office:value="-638.605572039201" calcext:value-type="float">
            <text:p>-638.605572039201</text:p>
          </table:table-cell>
        </table:table-row>
        <table:table-row table:style-name="ro1">
          <table:table-cell office:value-type="float" office:value="19522" calcext:value-type="float">
            <text:p>19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131.915748881071" calcext:value-type="float">
            <text:p>131.915748881071</text:p>
          </table:table-cell>
          <table:table-cell office:value-type="float" office:value="-88" calcext:value-type="float">
            <text:p>-88</text:p>
          </table:table-cell>
          <table:table-cell office:value-type="float" office:value="-621.663862130302" calcext:value-type="float">
            <text:p>-621.663862130302</text:p>
          </table:table-cell>
        </table:table-row>
        <table:table-row table:style-name="ro1">
          <table:table-cell office:value-type="float" office:value="19548" calcext:value-type="float">
            <text:p>19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125.302956607807" calcext:value-type="float">
            <text:p>125.302956607807</text:p>
          </table:table-cell>
          <table:table-cell office:value-type="float" office:value="-160" calcext:value-type="float">
            <text:p>-160</text:p>
          </table:table-cell>
          <table:table-cell office:value-type="float" office:value="-607.4588202186" calcext:value-type="float">
            <text:p>-607.4588202186</text:p>
          </table:table-cell>
        </table:table-row>
        <table:table-row table:style-name="ro1">
          <table:table-cell office:value-type="float" office:value="19574" calcext:value-type="float">
            <text:p>19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119.139788712183" calcext:value-type="float">
            <text:p>119.139788712183</text:p>
          </table:table-cell>
          <table:table-cell office:value-type="float" office:value="-236" calcext:value-type="float">
            <text:p>-236</text:p>
          </table:table-cell>
          <table:table-cell office:value-type="float" office:value="-596.029318058028" calcext:value-type="float">
            <text:p>-596.029318058028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113.627795213346" calcext:value-type="float">
            <text:p>113.627795213346</text:p>
          </table:table-cell>
          <table:table-cell office:value-type="float" office:value="-301" calcext:value-type="float">
            <text:p>-301</text:p>
          </table:table-cell>
          <table:table-cell office:value-type="float" office:value="-586.951492887012" calcext:value-type="float">
            <text:p>-586.951492887012</text:p>
          </table:table-cell>
        </table:table-row>
        <table:table-row table:style-name="ro1">
          <table:table-cell office:value-type="float" office:value="19626" calcext:value-type="float">
            <text:p>19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108.808478437551" calcext:value-type="float">
            <text:p>108.808478437551</text:p>
          </table:table-cell>
          <table:table-cell office:value-type="float" office:value="-363" calcext:value-type="float">
            <text:p>-363</text:p>
          </table:table-cell>
          <table:table-cell office:value-type="float" office:value="-580.060677721258" calcext:value-type="float">
            <text:p>-580.060677721258</text:p>
          </table:table-cell>
        </table:table-row>
        <table:table-row table:style-name="ro1">
          <table:table-cell office:value-type="float" office:value="19652" calcext:value-type="float">
            <text:p>19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04.722063716396" calcext:value-type="float">
            <text:p>104.722063716396</text:p>
          </table:table-cell>
          <table:table-cell office:value-type="float" office:value="-422" calcext:value-type="float">
            <text:p>-422</text:p>
          </table:table-cell>
          <table:table-cell office:value-type="float" office:value="-575.197272252911" calcext:value-type="float">
            <text:p>-575.197272252911</text:p>
          </table:table-cell>
        </table:table-row>
        <table:table-row table:style-name="ro1">
          <table:table-cell office:value-type="float" office:value="19678" calcext:value-type="float">
            <text:p>19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.530615602045" calcext:value-type="float">
            <text:p>101.530615602045</text:p>
          </table:table-cell>
          <table:table-cell office:value-type="float" office:value="-470" calcext:value-type="float">
            <text:p>-470</text:p>
          </table:table-cell>
          <table:table-cell office:value-type="float" office:value="-571.960433106668" calcext:value-type="float">
            <text:p>-571.960433106668</text:p>
          </table:table-cell>
        </table:table-row>
        <table:table-row table:style-name="ro1">
          <table:table-cell office:value-type="float" office:value="19705" calcext:value-type="float">
            <text:p>19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97.6065966604435" calcext:value-type="float">
            <text:p>97.6065966604435</text:p>
          </table:table-cell>
          <table:table-cell office:value-type="float" office:value="-522" calcext:value-type="float">
            <text:p>-522</text:p>
          </table:table-cell>
          <table:table-cell office:value-type="float" office:value="-570.423189011078" calcext:value-type="float">
            <text:p>-570.423189011078</text:p>
          </table:table-cell>
        </table:table-row>
        <table:table-row table:style-name="ro1">
          <table:table-cell office:value-type="float" office:value="19730" calcext:value-type="float">
            <text:p>19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93.249470609353" calcext:value-type="float">
            <text:p>93.249470609353</text:p>
          </table:table-cell>
          <table:table-cell office:value-type="float" office:value="-567" calcext:value-type="float">
            <text:p>-567</text:p>
          </table:table-cell>
          <table:table-cell office:value-type="float" office:value="-570.317860118429" calcext:value-type="float">
            <text:p>-570.317860118429</text:p>
          </table:table-cell>
        </table:table-row>
        <table:table-row table:style-name="ro1">
          <table:table-cell office:value-type="float" office:value="19757" calcext:value-type="float">
            <text:p>19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88.626409975219" calcext:value-type="float">
            <text:p>88.626409975219</text:p>
          </table:table-cell>
          <table:table-cell office:value-type="float" office:value="-610" calcext:value-type="float">
            <text:p>-610</text:p>
          </table:table-cell>
          <table:table-cell office:value-type="float" office:value="-571.538849037862" calcext:value-type="float">
            <text:p>-571.538849037862</text:p>
          </table:table-cell>
        </table:table-row>
        <table:table-row table:style-name="ro1">
          <table:table-cell office:value-type="float" office:value="19782" calcext:value-type="float">
            <text:p>19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83.7455973605969" calcext:value-type="float">
            <text:p>83.7455973605969</text:p>
          </table:table-cell>
          <table:table-cell office:value-type="float" office:value="-642" calcext:value-type="float">
            <text:p>-642</text:p>
          </table:table-cell>
          <table:table-cell office:value-type="float" office:value="-573.706884452082" calcext:value-type="float">
            <text:p>-573.706884452082</text:p>
          </table:table-cell>
        </table:table-row>
        <table:table-row table:style-name="ro1">
          <table:table-cell office:value-type="float" office:value="19808" calcext:value-type="float">
            <text:p>1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78.8303482110401" calcext:value-type="float">
            <text:p>78.8303482110401</text:p>
          </table:table-cell>
          <table:table-cell office:value-type="float" office:value="-673" calcext:value-type="float">
            <text:p>-673</text:p>
          </table:table-cell>
          <table:table-cell office:value-type="float" office:value="-576.762057238172" calcext:value-type="float">
            <text:p>-576.762057238172</text:p>
          </table:table-cell>
        </table:table-row>
        <table:table-row table:style-name="ro1">
          <table:table-cell office:value-type="float" office:value="19834" calcext:value-type="float">
            <text:p>1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73.9432605737773" calcext:value-type="float">
            <text:p>73.9432605737773</text:p>
          </table:table-cell>
          <table:table-cell office:value-type="float" office:value="-703" calcext:value-type="float">
            <text:p>-703</text:p>
          </table:table-cell>
          <table:table-cell office:value-type="float" office:value="-580.646301630843" calcext:value-type="float">
            <text:p>-580.646301630843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69.2680833253534" calcext:value-type="float">
            <text:p>69.2680833253534</text:p>
          </table:table-cell>
          <table:table-cell office:value-type="float" office:value="-724" calcext:value-type="float">
            <text:p>-724</text:p>
          </table:table-cell>
          <table:table-cell office:value-type="float" office:value="-585.057184657587" calcext:value-type="float">
            <text:p>-585.057184657587</text:p>
          </table:table-cell>
        </table:table-row>
        <table:table-row table:style-name="ro1">
          <table:table-cell office:value-type="float" office:value="19887" calcext:value-type="float">
            <text:p>19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64.9213730691887" calcext:value-type="float">
            <text:p>64.9213730691887</text:p>
          </table:table-cell>
          <table:table-cell office:value-type="float" office:value="-738" calcext:value-type="float">
            <text:p>-738</text:p>
          </table:table-cell>
          <table:table-cell office:value-type="float" office:value="-589.763117437353" calcext:value-type="float">
            <text:p>-589.763117437353</text:p>
          </table:table-cell>
        </table:table-row>
        <table:table-row table:style-name="ro1">
          <table:table-cell office:value-type="float" office:value="19913" calcext:value-type="float">
            <text:p>19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61.0776385132136" calcext:value-type="float">
            <text:p>61.0776385132136</text:p>
          </table:table-cell>
          <table:table-cell office:value-type="float" office:value="-749" calcext:value-type="float">
            <text:p>-749</text:p>
          </table:table-cell>
          <table:table-cell office:value-type="float" office:value="-594.662713823896" calcext:value-type="float">
            <text:p>-594.662713823896</text:p>
          </table:table-cell>
        </table:table-row>
        <table:table-row table:style-name="ro1">
          <table:table-cell office:value-type="float" office:value="19938" calcext:value-type="float">
            <text:p>1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57.6598650204994" calcext:value-type="float">
            <text:p>57.6598650204994</text:p>
          </table:table-cell>
          <table:table-cell office:value-type="float" office:value="-760" calcext:value-type="float">
            <text:p>-760</text:p>
          </table:table-cell>
          <table:table-cell office:value-type="float" office:value="-599.750014937007" calcext:value-type="float">
            <text:p>-599.750014937007</text:p>
          </table:table-cell>
        </table:table-row>
        <table:table-row table:style-name="ro1">
          <table:table-cell office:value-type="float" office:value="19964" calcext:value-type="float">
            <text:p>19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54.9010999429455" calcext:value-type="float">
            <text:p>54.9010999429455</text:p>
          </table:table-cell>
          <table:table-cell office:value-type="float" office:value="-762" calcext:value-type="float">
            <text:p>-762</text:p>
          </table:table-cell>
          <table:table-cell office:value-type="float" office:value="-604.742322169715" calcext:value-type="float">
            <text:p>-604.742322169715</text:p>
          </table:table-cell>
        </table:table-row>
        <table:table-row table:style-name="ro1">
          <table:table-cell office:value-type="float" office:value="19990" calcext:value-type="float">
            <text:p>19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2.9041430216241" calcext:value-type="float">
            <text:p>52.9041430216241</text:p>
          </table:table-cell>
          <table:table-cell office:value-type="float" office:value="-758" calcext:value-type="float">
            <text:p>-758</text:p>
          </table:table-cell>
          <table:table-cell office:value-type="float" office:value="-609.457943026031" calcext:value-type="float">
            <text:p>-609.457943026031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1.2455540055742" calcext:value-type="float">
            <text:p>51.2455540055742</text:p>
          </table:table-cell>
          <table:table-cell office:value-type="float" office:value="-752" calcext:value-type="float">
            <text:p>-752</text:p>
          </table:table-cell>
          <table:table-cell office:value-type="float" office:value="-613.843852471384" calcext:value-type="float">
            <text:p>-613.843852471384</text:p>
          </table:table-cell>
        </table:table-row>
        <table:table-row table:style-name="ro1">
          <table:table-cell office:value-type="float" office:value="20042" calcext:value-type="float">
            <text:p>2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48.9918446515565" calcext:value-type="float">
            <text:p>48.9918446515565</text:p>
          </table:table-cell>
          <table:table-cell office:value-type="float" office:value="-743" calcext:value-type="float">
            <text:p>-743</text:p>
          </table:table-cell>
          <table:table-cell office:value-type="float" office:value="-617.817887779957" calcext:value-type="float">
            <text:p>-617.817887779957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46.2536340468932" calcext:value-type="float">
            <text:p>46.2536340468932</text:p>
          </table:table-cell>
          <table:table-cell office:value-type="float" office:value="-727" calcext:value-type="float">
            <text:p>-727</text:p>
          </table:table-cell>
          <table:table-cell office:value-type="float" office:value="-621.177337386727" calcext:value-type="float">
            <text:p>-621.177337386727</text:p>
          </table:table-cell>
        </table:table-row>
        <table:table-row table:style-name="ro1">
          <table:table-cell office:value-type="float" office:value="20094" calcext:value-type="float">
            <text:p>2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43.1996760762196" calcext:value-type="float">
            <text:p>43.1996760762196</text:p>
          </table:table-cell>
          <table:table-cell office:value-type="float" office:value="-708" calcext:value-type="float">
            <text:p>-708</text:p>
          </table:table-cell>
          <table:table-cell office:value-type="float" office:value="-623.848803928674" calcext:value-type="float">
            <text:p>-623.848803928674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39.962762966182" calcext:value-type="float">
            <text:p>39.962762966182</text:p>
          </table:table-cell>
          <table:table-cell office:value-type="float" office:value="-682" calcext:value-type="float">
            <text:p>-682</text:p>
          </table:table-cell>
          <table:table-cell office:value-type="float" office:value="-625.638071500099" calcext:value-type="float">
            <text:p>-625.638071500099</text:p>
          </table:table-cell>
        </table:table-row>
        <table:table-row table:style-name="ro1">
          <table:table-cell office:value-type="float" office:value="20146" calcext:value-type="float">
            <text:p>2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36.6716010287611" calcext:value-type="float">
            <text:p>36.6716010287611</text:p>
          </table:table-cell>
          <table:table-cell office:value-type="float" office:value="-651" calcext:value-type="float">
            <text:p>-651</text:p>
          </table:table-cell>
          <table:table-cell office:value-type="float" office:value="-626.418438530866" calcext:value-type="float">
            <text:p>-626.418438530866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33.420167150953" calcext:value-type="float">
            <text:p>33.420167150953</text:p>
          </table:table-cell>
          <table:table-cell office:value-type="float" office:value="-617" calcext:value-type="float">
            <text:p>-617</text:p>
          </table:table-cell>
          <table:table-cell office:value-type="float" office:value="-626.128640422224" calcext:value-type="float">
            <text:p>-626.128640422224</text:p>
          </table:table-cell>
        </table:table-row>
        <table:table-row table:style-name="ro1">
          <table:table-cell office:value-type="float" office:value="20198" calcext:value-type="float">
            <text:p>2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30.3610850847698" calcext:value-type="float">
            <text:p>30.3610850847698</text:p>
          </table:table-cell>
          <table:table-cell office:value-type="float" office:value="-576" calcext:value-type="float">
            <text:p>-576</text:p>
          </table:table-cell>
          <table:table-cell office:value-type="float" office:value="-624.586220716924" calcext:value-type="float">
            <text:p>-624.586220716924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27.6115132360077" calcext:value-type="float">
            <text:p>27.6115132360077</text:p>
          </table:table-cell>
          <table:table-cell office:value-type="float" office:value="-522" calcext:value-type="float">
            <text:p>-522</text:p>
          </table:table-cell>
          <table:table-cell office:value-type="float" office:value="-621.429721617942" calcext:value-type="float">
            <text:p>-621.429721617942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25.3157743672075" calcext:value-type="float">
            <text:p>25.3157743672075</text:p>
          </table:table-cell>
          <table:table-cell office:value-type="float" office:value="-478" calcext:value-type="float">
            <text:p>-478</text:p>
          </table:table-cell>
          <table:table-cell office:value-type="float" office:value="-617.016499414313" calcext:value-type="float">
            <text:p>-617.016499414313</text:p>
          </table:table-cell>
        </table:table-row>
        <table:table-row table:style-name="ro1">
          <table:table-cell office:value-type="float" office:value="20276" calcext:value-type="float">
            <text:p>2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23.5522120789857" calcext:value-type="float">
            <text:p>23.5522120789857</text:p>
          </table:table-cell>
          <table:table-cell office:value-type="float" office:value="-421" calcext:value-type="float">
            <text:p>-421</text:p>
          </table:table-cell>
          <table:table-cell office:value-type="float" office:value="-610.985222509257" calcext:value-type="float">
            <text:p>-610.985222509257</text:p>
          </table:table-cell>
        </table:table-row>
        <table:table-row table:style-name="ro1">
          <table:table-cell office:value-type="float" office:value="20302" calcext:value-type="float">
            <text:p>2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22.4582978611707" calcext:value-type="float">
            <text:p>22.4582978611707</text:p>
          </table:table-cell>
          <table:table-cell office:value-type="float" office:value="-365" calcext:value-type="float">
            <text:p>-365</text:p>
          </table:table-cell>
          <table:table-cell office:value-type="float" office:value="-603.416446432049" calcext:value-type="float">
            <text:p>-603.416446432049</text:p>
          </table:table-cell>
        </table:table-row>
        <table:table-row table:style-name="ro1">
          <table:table-cell office:value-type="float" office:value="20328" calcext:value-type="float">
            <text:p>2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.8288117731347" calcext:value-type="float">
            <text:p>21.8288117731347</text:p>
          </table:table-cell>
          <table:table-cell office:value-type="float" office:value="-298" calcext:value-type="float">
            <text:p>-298</text:p>
          </table:table-cell>
          <table:table-cell office:value-type="float" office:value="-594.019017311063" calcext:value-type="float">
            <text:p>-594.019017311063</text:p>
          </table:table-cell>
        </table:table-row>
        <table:table-row table:style-name="ro1">
          <table:table-cell office:value-type="float" office:value="20354" calcext:value-type="float">
            <text:p>2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20.5725406416537" calcext:value-type="float">
            <text:p>20.5725406416537</text:p>
          </table:table-cell>
          <table:table-cell office:value-type="float" office:value="-222" calcext:value-type="float">
            <text:p>-222</text:p>
          </table:table-cell>
          <table:table-cell office:value-type="float" office:value="-582.572278316877" calcext:value-type="float">
            <text:p>-582.572278316877</text:p>
          </table:table-cell>
        </table:table-row>
        <table:table-row table:style-name="ro1">
          <table:table-cell office:value-type="float" office:value="20380" calcext:value-type="float">
            <text:p>20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18.8010778526797" calcext:value-type="float">
            <text:p>18.8010778526797</text:p>
          </table:table-cell>
          <table:table-cell office:value-type="float" office:value="-151" calcext:value-type="float">
            <text:p>-151</text:p>
          </table:table-cell>
          <table:table-cell office:value-type="float" office:value="-569.293131291742" calcext:value-type="float">
            <text:p>-569.293131291742</text:p>
          </table:table-cell>
        </table:table-row>
        <table:table-row table:style-name="ro1">
          <table:table-cell office:value-type="float" office:value="20406" calcext:value-type="float">
            <text:p>20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6.6841216110588" calcext:value-type="float">
            <text:p>16.6841216110588</text:p>
          </table:table-cell>
          <table:table-cell office:value-type="float" office:value="-71" calcext:value-type="float">
            <text:p>-71</text:p>
          </table:table-cell>
          <table:table-cell office:value-type="float" office:value="-553.961034944304" calcext:value-type="float">
            <text:p>-553.961034944304</text:p>
          </table:table-cell>
        </table:table-row>
        <table:table-row table:style-name="ro1">
          <table:table-cell office:value-type="float" office:value="20432" calcext:value-type="float">
            <text:p>2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14.3553794076416" calcext:value-type="float">
            <text:p>14.3553794076416</text:p>
          </table:table-cell>
          <table:table-cell office:value-type="float" office:value="3" calcext:value-type="float">
            <text:p>3</text:p>
          </table:table-cell>
          <table:table-cell office:value-type="float" office:value="-536.823772330633" calcext:value-type="float">
            <text:p>-536.823772330633</text:p>
          </table:table-cell>
        </table:table-row>
        <table:table-row table:style-name="ro1">
          <table:table-cell office:value-type="float" office:value="20458" calcext:value-type="float">
            <text:p>2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12.0982908104834" calcext:value-type="float">
            <text:p>12.0982908104834</text:p>
          </table:table-cell>
          <table:table-cell office:value-type="float" office:value="-74" calcext:value-type="float">
            <text:p>-74</text:p>
          </table:table-cell>
          <table:table-cell office:value-type="float" office:value="-522.583040874306" calcext:value-type="float">
            <text:p>-522.583040874306</text:p>
          </table:table-cell>
        </table:table-row>
        <table:table-row table:style-name="ro1">
          <table:table-cell office:value-type="float" office:value="20484" calcext:value-type="float">
            <text:p>2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9.87988186246851" calcext:value-type="float">
            <text:p>9.87988186246851</text:p>
          </table:table-cell>
          <table:table-cell office:value-type="float" office:value="-138" calcext:value-type="float">
            <text:p>-138</text:p>
          </table:table-cell>
          <table:table-cell office:value-type="float" office:value="-510.749716539712" calcext:value-type="float">
            <text:p>-510.749716539712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7.82203934362332" calcext:value-type="float">
            <text:p>7.82203934362332</text:p>
          </table:table-cell>
          <table:table-cell office:value-type="float" office:value="-196" calcext:value-type="float">
            <text:p>-196</text:p>
          </table:table-cell>
          <table:table-cell office:value-type="float" office:value="-501.065109876951" calcext:value-type="float">
            <text:p>-501.065109876951</text:p>
          </table:table-cell>
        </table:table-row>
        <table:table-row table:style-name="ro1">
          <table:table-cell office:value-type="float" office:value="20536" calcext:value-type="float">
            <text:p>20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6.0121304407426" calcext:value-type="float">
            <text:p>6.0121304407426</text:p>
          </table:table-cell>
          <table:table-cell office:value-type="float" office:value="-265" calcext:value-type="float">
            <text:p>-265</text:p>
          </table:table-cell>
          <table:table-cell office:value-type="float" office:value="-493.801568034584" calcext:value-type="float">
            <text:p>-493.801568034584</text:p>
          </table:table-cell>
        </table:table-row>
        <table:table-row table:style-name="ro1">
          <table:table-cell office:value-type="float" office:value="20562" calcext:value-type="float">
            <text:p>2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4.65791104256591" calcext:value-type="float">
            <text:p>4.65791104256591</text:p>
          </table:table-cell>
          <table:table-cell office:value-type="float" office:value="-314" calcext:value-type="float">
            <text:p>-314</text:p>
          </table:table-cell>
          <table:table-cell office:value-type="float" office:value="-488.269212095058" calcext:value-type="float">
            <text:p>-488.269212095058</text:p>
          </table:table-cell>
        </table:table-row>
        <table:table-row table:style-name="ro1">
          <table:table-cell office:value-type="float" office:value="20588" calcext:value-type="float">
            <text:p>2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3.89920608741003" calcext:value-type="float">
            <text:p>3.89920608741003</text:p>
          </table:table-cell>
          <table:table-cell office:value-type="float" office:value="-360" calcext:value-type="float">
            <text:p>-360</text:p>
          </table:table-cell>
          <table:table-cell office:value-type="float" office:value="-484.322467107518" calcext:value-type="float">
            <text:p>-484.322467107518</text:p>
          </table:table-cell>
        </table:table-row>
        <table:table-row table:style-name="ro1">
          <table:table-cell office:value-type="float" office:value="20614" calcext:value-type="float">
            <text:p>20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7923051548973" calcext:value-type="float">
            <text:p>3.77923051548973</text:p>
          </table:table-cell>
          <table:table-cell office:value-type="float" office:value="-406" calcext:value-type="float">
            <text:p>-406</text:p>
          </table:table-cell>
          <table:table-cell office:value-type="float" office:value="-481.912545042671" calcext:value-type="float">
            <text:p>-481.912545042671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3.10910034578235" calcext:value-type="float">
            <text:p>3.10910034578235</text:p>
          </table:table-cell>
          <table:table-cell office:value-type="float" office:value="-454" calcext:value-type="float">
            <text:p>-454</text:p>
          </table:table-cell>
          <table:table-cell office:value-type="float" office:value="-481.053697502897" calcext:value-type="float">
            <text:p>-481.053697502897</text:p>
          </table:table-cell>
        </table:table-row>
        <table:table-row table:style-name="ro1">
          <table:table-cell office:value-type="float" office:value="20666" calcext:value-type="float">
            <text:p>2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2.02882033514289" calcext:value-type="float">
            <text:p>2.02882033514289</text:p>
          </table:table-cell>
          <table:table-cell office:value-type="float" office:value="-485" calcext:value-type="float">
            <text:p>-485</text:p>
          </table:table-cell>
          <table:table-cell office:value-type="float" office:value="-481.175122195115" calcext:value-type="float">
            <text:p>-481.175122195115</text:p>
          </table:table-cell>
        </table:table-row>
        <table:table-row table:style-name="ro1">
          <table:table-cell office:value-type="float" office:value="20692" calcext:value-type="float">
            <text:p>2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0.581779709446189" calcext:value-type="float">
            <text:p>0.581779709446189</text:p>
          </table:table-cell>
          <table:table-cell office:value-type="float" office:value="-519" calcext:value-type="float">
            <text:p>-519</text:p>
          </table:table-cell>
          <table:table-cell office:value-type="float" office:value="-482.338964589112" calcext:value-type="float">
            <text:p>-482.338964589112</text:p>
          </table:table-cell>
        </table:table-row>
        <table:table-row table:style-name="ro1">
          <table:table-cell office:value-type="float" office:value="20719" calcext:value-type="float">
            <text:p>20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1.06689043545985" calcext:value-type="float">
            <text:p>-1.06689043545985</text:p>
          </table:table-cell>
          <table:table-cell office:value-type="float" office:value="-547" calcext:value-type="float">
            <text:p>-547</text:p>
          </table:table-cell>
          <table:table-cell office:value-type="float" office:value="-484.328534909447" calcext:value-type="float">
            <text:p>-484.328534909447</text:p>
          </table:table-cell>
        </table:table-row>
        <table:table-row table:style-name="ro1">
          <table:table-cell office:value-type="float" office:value="20744" calcext:value-type="float">
            <text:p>20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2.91098611436878" calcext:value-type="float">
            <text:p>-2.91098611436878</text:p>
          </table:table-cell>
          <table:table-cell office:value-type="float" office:value="-571" calcext:value-type="float">
            <text:p>-571</text:p>
          </table:table-cell>
          <table:table-cell office:value-type="float" office:value="-486.995349219925" calcext:value-type="float">
            <text:p>-486.995349219925</text:p>
          </table:table-cell>
        </table:table-row>
        <table:table-row table:style-name="ro1">
          <table:table-cell office:value-type="float" office:value="20770" calcext:value-type="float">
            <text:p>20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4.72910961854204" calcext:value-type="float">
            <text:p>-4.72910961854204</text:p>
          </table:table-cell>
          <table:table-cell office:value-type="float" office:value="-587" calcext:value-type="float">
            <text:p>-587</text:p>
          </table:table-cell>
          <table:table-cell office:value-type="float" office:value="-490.072415397774" calcext:value-type="float">
            <text:p>-490.072415397774</text:p>
          </table:table-cell>
        </table:table-row>
        <table:table-row table:style-name="ro1">
          <table:table-cell office:value-type="float" office:value="20796" calcext:value-type="float">
            <text:p>20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-6.33744470720229" calcext:value-type="float">
            <text:p>-6.33744470720229</text:p>
          </table:table-cell>
          <table:table-cell office:value-type="float" office:value="-602" calcext:value-type="float">
            <text:p>-602</text:p>
          </table:table-cell>
          <table:table-cell office:value-type="float" office:value="-493.516341077842" calcext:value-type="float">
            <text:p>-493.516341077842</text:p>
          </table:table-cell>
        </table:table-row>
        <table:table-row table:style-name="ro1">
          <table:table-cell office:value-type="float" office:value="20822" calcext:value-type="float">
            <text:p>20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7.71167717774991" calcext:value-type="float">
            <text:p>-7.71167717774991</text:p>
          </table:table-cell>
          <table:table-cell office:value-type="float" office:value="-605" calcext:value-type="float">
            <text:p>-605</text:p>
          </table:table-cell>
          <table:table-cell office:value-type="float" office:value="-496.946607506216" calcext:value-type="float">
            <text:p>-496.946607506216</text:p>
          </table:table-cell>
        </table:table-row>
        <table:table-row table:style-name="ro1">
          <table:table-cell office:value-type="float" office:value="20848" calcext:value-type="float">
            <text:p>2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8.58208711074222" calcext:value-type="float">
            <text:p>-8.58208711074222</text:p>
          </table:table-cell>
          <table:table-cell office:value-type="float" office:value="-611" calcext:value-type="float">
            <text:p>-611</text:p>
          </table:table-cell>
          <table:table-cell office:value-type="float" office:value="-500.455942659871" calcext:value-type="float">
            <text:p>-500.455942659871</text:p>
          </table:table-cell>
        </table:table-row>
        <table:table-row table:style-name="ro1">
          <table:table-cell office:value-type="float" office:value="20875" calcext:value-type="float">
            <text:p>2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8.99494596887323" calcext:value-type="float">
            <text:p>-8.99494596887323</text:p>
          </table:table-cell>
          <table:table-cell office:value-type="float" office:value="-607" calcext:value-type="float">
            <text:p>-607</text:p>
          </table:table-cell>
          <table:table-cell office:value-type="float" office:value="-503.73422134726" calcext:value-type="float">
            <text:p>-503.73422134726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8.8104860929079" calcext:value-type="float">
            <text:p>-8.8104860929079</text:p>
          </table:table-cell>
          <table:table-cell office:value-type="float" office:value="-605" calcext:value-type="float">
            <text:p>-605</text:p>
          </table:table-cell>
          <table:table-cell office:value-type="float" office:value="-506.850091459652" calcext:value-type="float">
            <text:p>-506.850091459652</text:p>
          </table:table-cell>
        </table:table-row>
        <table:table-row table:style-name="ro1">
          <table:table-cell office:value-type="float" office:value="20926" calcext:value-type="float">
            <text:p>20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8.7240095977415" calcext:value-type="float">
            <text:p>-8.7240095977415</text:p>
          </table:table-cell>
          <table:table-cell office:value-type="float" office:value="-590" calcext:value-type="float">
            <text:p>-590</text:p>
          </table:table-cell>
          <table:table-cell office:value-type="float" office:value="-509.40855018397" calcext:value-type="float">
            <text:p>-509.40855018397</text:p>
          </table:table-cell>
        </table:table-row>
        <table:table-row table:style-name="ro1">
          <table:table-cell office:value-type="float" office:value="20952" calcext:value-type="float">
            <text:p>2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9.22480930242638" calcext:value-type="float">
            <text:p>-9.22480930242638</text:p>
          </table:table-cell>
          <table:table-cell office:value-type="float" office:value="-579" calcext:value-type="float">
            <text:p>-579</text:p>
          </table:table-cell>
          <table:table-cell office:value-type="float" office:value="-511.549825562925" calcext:value-type="float">
            <text:p>-511.549825562925</text:p>
          </table:table-cell>
        </table:table-row>
        <table:table-row table:style-name="ro1">
          <table:table-cell office:value-type="float" office:value="20978" calcext:value-type="float">
            <text:p>2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10.0794305546594" calcext:value-type="float">
            <text:p>-10.0794305546594</text:p>
          </table:table-cell>
          <table:table-cell office:value-type="float" office:value="-556" calcext:value-type="float">
            <text:p>-556</text:p>
          </table:table-cell>
          <table:table-cell office:value-type="float" office:value="-512.917523237912" calcext:value-type="float">
            <text:p>-512.917523237912</text:p>
          </table:table-cell>
        </table:table-row>
        <table:table-row table:style-name="ro1">
          <table:table-cell office:value-type="float" office:value="21004" calcext:value-type="float">
            <text:p>2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11.1846788452853" calcext:value-type="float">
            <text:p>-11.1846788452853</text:p>
          </table:table-cell>
          <table:table-cell office:value-type="float" office:value="-531" calcext:value-type="float">
            <text:p>-531</text:p>
          </table:table-cell>
          <table:table-cell office:value-type="float" office:value="-513.473907138284" calcext:value-type="float">
            <text:p>-513.473907138284</text:p>
          </table:table-cell>
        </table:table-row>
        <table:table-row table:style-name="ro1">
          <table:table-cell office:value-type="float" office:value="21030" calcext:value-type="float">
            <text:p>21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12.440534880815" calcext:value-type="float">
            <text:p>-12.440534880815</text:p>
          </table:table-cell>
          <table:table-cell office:value-type="float" office:value="-506" calcext:value-type="float">
            <text:p>-506</text:p>
          </table:table-cell>
          <table:table-cell office:value-type="float" office:value="-513.243940764798" calcext:value-type="float">
            <text:p>-513.243940764798</text:p>
          </table:table-cell>
        </table:table-row>
        <table:table-row table:style-name="ro1">
          <table:table-cell office:value-type="float" office:value="21056" calcext:value-type="float">
            <text:p>21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13.6269799614053" calcext:value-type="float">
            <text:p>-13.6269799614053</text:p>
          </table:table-cell>
          <table:table-cell office:value-type="float" office:value="-466" calcext:value-type="float">
            <text:p>-466</text:p>
          </table:table-cell>
          <table:table-cell office:value-type="float" office:value="-511.790281048958" calcext:value-type="float">
            <text:p>-511.790281048958</text:p>
          </table:table-cell>
        </table:table-row>
        <table:table-row table:style-name="ro1">
          <table:table-cell office:value-type="float" office:value="21082" calcext:value-type="float">
            <text:p>21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14.653842116439" calcext:value-type="float">
            <text:p>-14.653842116439</text:p>
          </table:table-cell>
          <table:table-cell office:value-type="float" office:value="-429" calcext:value-type="float">
            <text:p>-429</text:p>
          </table:table-cell>
          <table:table-cell office:value-type="float" office:value="-509.242887785913" calcext:value-type="float">
            <text:p>-509.242887785913</text:p>
          </table:table-cell>
        </table:table-row>
        <table:table-row table:style-name="ro1">
          <table:table-cell office:value-type="float" office:value="21108" calcext:value-type="float">
            <text:p>2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15.3106469743947" calcext:value-type="float">
            <text:p>-15.3106469743947</text:p>
          </table:table-cell>
          <table:table-cell office:value-type="float" office:value="-379" calcext:value-type="float">
            <text:p>-379</text:p>
          </table:table-cell>
          <table:table-cell office:value-type="float" office:value="-505.235414315577" calcext:value-type="float">
            <text:p>-505.235414315577</text:p>
          </table:table-cell>
        </table:table-row>
        <table:table-row table:style-name="ro1">
          <table:table-cell office:value-type="float" office:value="21134" calcext:value-type="float">
            <text:p>21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5.6703193751825" calcext:value-type="float">
            <text:p>-15.6703193751825</text:p>
          </table:table-cell>
          <table:table-cell office:value-type="float" office:value="-334" calcext:value-type="float">
            <text:p>-334</text:p>
          </table:table-cell>
          <table:table-cell office:value-type="float" office:value="-499.966632336637" calcext:value-type="float">
            <text:p>-499.966632336637</text:p>
          </table:table-cell>
        </table:table-row>
        <table:table-row table:style-name="ro1">
          <table:table-cell office:value-type="float" office:value="21161" calcext:value-type="float">
            <text:p>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5.3727710867154" calcext:value-type="float">
            <text:p>-15.3727710867154</text:p>
          </table:table-cell>
          <table:table-cell office:value-type="float" office:value="-273" calcext:value-type="float">
            <text:p>-273</text:p>
          </table:table-cell>
          <table:table-cell office:value-type="float" office:value="-492.983043649355" calcext:value-type="float">
            <text:p>-492.983043649355</text:p>
          </table:table-cell>
        </table:table-row>
        <table:table-row table:style-name="ro1">
          <table:table-cell office:value-type="float" office:value="21186" calcext:value-type="float">
            <text:p>21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4.9305319763549" calcext:value-type="float">
            <text:p>-14.9305319763549</text:p>
          </table:table-cell>
          <table:table-cell office:value-type="float" office:value="-220" calcext:value-type="float">
            <text:p>-220</text:p>
          </table:table-cell>
          <table:table-cell office:value-type="float" office:value="-484.583565383221" calcext:value-type="float">
            <text:p>-484.583565383221</text:p>
          </table:table-cell>
        </table:table-row>
        <table:table-row table:style-name="ro1">
          <table:table-cell office:value-type="float" office:value="21212" calcext:value-type="float">
            <text:p>2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5.0557463770824" calcext:value-type="float">
            <text:p>-15.0557463770824</text:p>
          </table:table-cell>
          <table:table-cell office:value-type="float" office:value="-154" calcext:value-type="float">
            <text:p>-154</text:p>
          </table:table-cell>
          <table:table-cell office:value-type="float" office:value="-474.41176337143" calcext:value-type="float">
            <text:p>-474.41176337143</text:p>
          </table:table-cell>
        </table:table-row>
        <table:table-row table:style-name="ro1">
          <table:table-cell office:value-type="float" office:value="21238" calcext:value-type="float">
            <text:p>21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5.6386464885568" calcext:value-type="float">
            <text:p>-15.6386464885568</text:p>
          </table:table-cell>
          <table:table-cell office:value-type="float" office:value="-84" calcext:value-type="float">
            <text:p>-84</text:p>
          </table:table-cell>
          <table:table-cell office:value-type="float" office:value="-462.399093729232" calcext:value-type="float">
            <text:p>-462.399093729232</text:p>
          </table:table-cell>
        </table:table-row>
        <table:table-row table:style-name="ro1">
          <table:table-cell office:value-type="float" office:value="21265" calcext:value-type="float">
            <text:p>2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16.4497650581397" calcext:value-type="float">
            <text:p>-16.4497650581397</text:p>
          </table:table-cell>
          <table:table-cell office:value-type="float" office:value="0" calcext:value-type="float">
            <text:p>0</text:p>
          </table:table-cell>
          <table:table-cell office:value-type="float" office:value="-448.171429306794" calcext:value-type="float">
            <text:p>-448.171429306794</text:p>
          </table:table-cell>
        </table:table-row>
        <table:table-row table:style-name="ro1">
          <table:table-cell office:value-type="float" office:value="21290" calcext:value-type="float">
            <text:p>21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7.4205415178892" calcext:value-type="float">
            <text:p>-17.4205415178892</text:p>
          </table:table-cell>
          <table:table-cell office:value-type="float" office:value="-41" calcext:value-type="float">
            <text:p>-41</text:p>
          </table:table-cell>
          <table:table-cell office:value-type="float" office:value="-435.643077635816" calcext:value-type="float">
            <text:p>-435.643077635816</text:p>
          </table:table-cell>
        </table:table-row>
        <table:table-row table:style-name="ro1">
          <table:table-cell office:value-type="float" office:value="21316" calcext:value-type="float">
            <text:p>2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18.2691402404157" calcext:value-type="float">
            <text:p>-18.2691402404157</text:p>
          </table:table-cell>
          <table:table-cell office:value-type="float" office:value="-103" calcext:value-type="float">
            <text:p>-103</text:p>
          </table:table-cell>
          <table:table-cell office:value-type="float" office:value="-425.407906016252" calcext:value-type="float">
            <text:p>-425.407906016252</text:p>
          </table:table-cell>
        </table:table-row>
        <table:table-row table:style-name="ro1">
          <table:table-cell office:value-type="float" office:value="21342" calcext:value-type="float">
            <text:p>21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19.0916282330183" calcext:value-type="float">
            <text:p>-19.0916282330183</text:p>
          </table:table-cell>
          <table:table-cell office:value-type="float" office:value="-165" calcext:value-type="float">
            <text:p>-165</text:p>
          </table:table-cell>
          <table:table-cell office:value-type="float" office:value="-417.395355061906" calcext:value-type="float">
            <text:p>-417.395355061906</text:p>
          </table:table-cell>
        </table:table-row>
        <table:table-row table:style-name="ro1">
          <table:table-cell office:value-type="float" office:value="21368" calcext:value-type="float">
            <text:p>21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9.5195781335408" calcext:value-type="float">
            <text:p>-19.5195781335408</text:p>
          </table:table-cell>
          <table:table-cell office:value-type="float" office:value="-214" calcext:value-type="float">
            <text:p>-214</text:p>
          </table:table-cell>
          <table:table-cell office:value-type="float" office:value="-411.137036444617" calcext:value-type="float">
            <text:p>-411.137036444617</text:p>
          </table:table-cell>
        </table:table-row>
        <table:table-row table:style-name="ro1">
          <table:table-cell office:value-type="float" office:value="21394" calcext:value-type="float">
            <text:p>21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9.6574372678934" calcext:value-type="float">
            <text:p>-19.6574372678934</text:p>
          </table:table-cell>
          <table:table-cell office:value-type="float" office:value="-264" calcext:value-type="float">
            <text:p>-264</text:p>
          </table:table-cell>
          <table:table-cell office:value-type="float" office:value="-406.609743015552" calcext:value-type="float">
            <text:p>-406.609743015552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9.3602853519582" calcext:value-type="float">
            <text:p>-19.3602853519582</text:p>
          </table:table-cell>
          <table:table-cell office:value-type="float" office:value="-308" calcext:value-type="float">
            <text:p>-308</text:p>
          </table:table-cell>
          <table:table-cell office:value-type="float" office:value="-403.575597076612" calcext:value-type="float">
            <text:p>-403.575597076612</text:p>
          </table:table-cell>
        </table:table-row>
        <table:table-row table:style-name="ro1">
          <table:table-cell office:value-type="float" office:value="21446" calcext:value-type="float">
            <text:p>2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9.0107381103595" calcext:value-type="float">
            <text:p>-19.0107381103595</text:p>
          </table:table-cell>
          <table:table-cell office:value-type="float" office:value="-350" calcext:value-type="float">
            <text:p>-350</text:p>
          </table:table-cell>
          <table:table-cell office:value-type="float" office:value="-401.927117166562" calcext:value-type="float">
            <text:p>-401.927117166562</text:p>
          </table:table-cell>
        </table:table-row>
        <table:table-row table:style-name="ro1">
          <table:table-cell office:value-type="float" office:value="21472" calcext:value-type="float">
            <text:p>2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9.1950230915792" calcext:value-type="float">
            <text:p>-19.1950230915792</text:p>
          </table:table-cell>
          <table:table-cell office:value-type="float" office:value="-391" calcext:value-type="float">
            <text:p>-391</text:p>
          </table:table-cell>
          <table:table-cell office:value-type="float" office:value="-401.590898176822" calcext:value-type="float">
            <text:p>-401.590898176822</text:p>
          </table:table-cell>
        </table:table-row>
        <table:table-row table:style-name="ro1">
          <table:table-cell office:value-type="float" office:value="21498" calcext:value-type="float">
            <text:p>21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19.5582531502999" calcext:value-type="float">
            <text:p>-19.5582531502999</text:p>
          </table:table-cell>
          <table:table-cell office:value-type="float" office:value="-413" calcext:value-type="float">
            <text:p>-413</text:p>
          </table:table-cell>
          <table:table-cell office:value-type="float" office:value="-401.941947463689" calcext:value-type="float">
            <text:p>-401.941947463689</text:p>
          </table:table-cell>
        </table:table-row>
        <table:table-row table:style-name="ro1">
          <table:table-cell office:value-type="float" office:value="21524" calcext:value-type="float">
            <text:p>2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0.0641530533676" calcext:value-type="float">
            <text:p>-20.0641530533676</text:p>
          </table:table-cell>
          <table:table-cell office:value-type="float" office:value="-439" calcext:value-type="float">
            <text:p>-439</text:p>
          </table:table-cell>
          <table:table-cell office:value-type="float" office:value="-403.082195234037" calcext:value-type="float">
            <text:p>-403.082195234037</text:p>
          </table:table-cell>
        </table:table-row>
        <table:table-row table:style-name="ro1">
          <table:table-cell office:value-type="float" office:value="21550" calcext:value-type="float">
            <text:p>21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20.739102190187" calcext:value-type="float">
            <text:p>-20.739102190187</text:p>
          </table:table-cell>
          <table:table-cell office:value-type="float" office:value="-461" calcext:value-type="float">
            <text:p>-461</text:p>
          </table:table-cell>
          <table:table-cell office:value-type="float" office:value="-404.864281534528" calcext:value-type="float">
            <text:p>-404.864281534528</text:p>
          </table:table-cell>
        </table:table-row>
        <table:table-row table:style-name="ro1">
          <table:table-cell office:value-type="float" office:value="21576" calcext:value-type="float">
            <text:p>2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21.3932836612582" calcext:value-type="float">
            <text:p>-21.3932836612582</text:p>
          </table:table-cell>
          <table:table-cell office:value-type="float" office:value="-483" calcext:value-type="float">
            <text:p>-483</text:p>
          </table:table-cell>
          <table:table-cell office:value-type="float" office:value="-407.268457487312" calcext:value-type="float">
            <text:p>-407.268457487312</text:p>
          </table:table-cell>
        </table:table-row>
        <table:table-row table:style-name="ro1">
          <table:table-cell office:value-type="float" office:value="21602" calcext:value-type="float">
            <text:p>2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1.8734903178349" calcext:value-type="float">
            <text:p>-21.8734903178349</text:p>
          </table:table-cell>
          <table:table-cell office:value-type="float" office:value="-493" calcext:value-type="float">
            <text:p>-493</text:p>
          </table:table-cell>
          <table:table-cell office:value-type="float" office:value="-409.906351103087" calcext:value-type="float">
            <text:p>-409.906351103087</text:p>
          </table:table-cell>
        </table:table-row>
        <table:table-row table:style-name="ro1">
          <table:table-cell office:value-type="float" office:value="21627" calcext:value-type="float">
            <text:p>2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2.0004598465169" calcext:value-type="float">
            <text:p>-22.0004598465169</text:p>
          </table:table-cell>
          <table:table-cell office:value-type="float" office:value="-500" calcext:value-type="float">
            <text:p>-500</text:p>
          </table:table-cell>
          <table:table-cell office:value-type="float" office:value="-412.678463376838" calcext:value-type="float">
            <text:p>-412.678463376838</text:p>
          </table:table-cell>
        </table:table-row>
        <table:table-row table:style-name="ro1">
          <table:table-cell office:value-type="float" office:value="21652" calcext:value-type="float">
            <text:p>2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1.6312149281625" calcext:value-type="float">
            <text:p>-21.6312149281625</text:p>
          </table:table-cell>
          <table:table-cell office:value-type="float" office:value="-499" calcext:value-type="float">
            <text:p>-499</text:p>
          </table:table-cell>
          <table:table-cell office:value-type="float" office:value="-415.334510657551" calcext:value-type="float">
            <text:p>-415.334510657551</text:p>
          </table:table-cell>
        </table:table-row>
        <table:table-row table:style-name="ro1">
          <table:table-cell office:value-type="float" office:value="21679" calcext:value-type="float">
            <text:p>2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1.2117929303729" calcext:value-type="float">
            <text:p>-21.2117929303729</text:p>
          </table:table-cell>
          <table:table-cell office:value-type="float" office:value="-505" calcext:value-type="float">
            <text:p>-505</text:p>
          </table:table-cell>
          <table:table-cell office:value-type="float" office:value="-418.093448791164" calcext:value-type="float">
            <text:p>-418.093448791164</text:p>
          </table:table-cell>
        </table:table-row>
        <table:table-row table:style-name="ro1">
          <table:table-cell office:value-type="float" office:value="21704" calcext:value-type="float">
            <text:p>21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1.2052762248229" calcext:value-type="float">
            <text:p>-21.2052762248229</text:p>
          </table:table-cell>
          <table:table-cell office:value-type="float" office:value="-497" calcext:value-type="float">
            <text:p>-497</text:p>
          </table:table-cell>
          <table:table-cell office:value-type="float" office:value="-420.521342674513" calcext:value-type="float">
            <text:p>-420.521342674513</text:p>
          </table:table-cell>
        </table:table-row>
        <table:table-row table:style-name="ro1">
          <table:table-cell office:value-type="float" office:value="21730" calcext:value-type="float">
            <text:p>2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21.5374215717515" calcext:value-type="float">
            <text:p>-21.5374215717515</text:p>
          </table:table-cell>
          <table:table-cell office:value-type="float" office:value="-483" calcext:value-type="float">
            <text:p>-483</text:p>
          </table:table-cell>
          <table:table-cell office:value-type="float" office:value="-422.443762899913" calcext:value-type="float">
            <text:p>-422.443762899913</text:p>
          </table:table-cell>
        </table:table-row>
        <table:table-row table:style-name="ro1">
          <table:table-cell office:value-type="float" office:value="21756" calcext:value-type="float">
            <text:p>21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22.1055009080053" calcext:value-type="float">
            <text:p>-22.1055009080053</text:p>
          </table:table-cell>
          <table:table-cell office:value-type="float" office:value="-470" calcext:value-type="float">
            <text:p>-470</text:p>
          </table:table-cell>
          <table:table-cell office:value-type="float" office:value="-423.907031733762" calcext:value-type="float">
            <text:p>-423.907031733762</text:p>
          </table:table-cell>
        </table:table-row>
        <table:table-row table:style-name="ro1">
          <table:table-cell office:value-type="float" office:value="21782" calcext:value-type="float">
            <text:p>2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22.6868701108359" calcext:value-type="float">
            <text:p>-22.6868701108359</text:p>
          </table:table-cell>
          <table:table-cell office:value-type="float" office:value="-447" calcext:value-type="float">
            <text:p>-447</text:p>
          </table:table-cell>
          <table:table-cell office:value-type="float" office:value="-424.617584603492" calcext:value-type="float">
            <text:p>-424.617584603492</text:p>
          </table:table-cell>
        </table:table-row>
        <table:table-row table:style-name="ro1">
          <table:table-cell office:value-type="float" office:value="21808" calcext:value-type="float">
            <text:p>2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3.1272741074255" calcext:value-type="float">
            <text:p>-23.1272741074255</text:p>
          </table:table-cell>
          <table:table-cell office:value-type="float" office:value="-418" calcext:value-type="float">
            <text:p>-418</text:p>
          </table:table-cell>
          <table:table-cell office:value-type="float" office:value="-424.413966615692" calcext:value-type="float">
            <text:p>-424.413966615692</text:p>
          </table:table-cell>
        </table:table-row>
        <table:table-row table:style-name="ro1">
          <table:table-cell office:value-type="float" office:value="21834" calcext:value-type="float">
            <text:p>21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3.492588750274" calcext:value-type="float">
            <text:p>-23.492588750274</text:p>
          </table:table-cell>
          <table:table-cell office:value-type="float" office:value="-384" calcext:value-type="float">
            <text:p>-384</text:p>
          </table:table-cell>
          <table:table-cell office:value-type="float" office:value="-423.170459950594" calcext:value-type="float">
            <text:p>-423.170459950594</text:p>
          </table:table-cell>
        </table:table-row>
        <table:table-row table:style-name="ro1">
          <table:table-cell office:value-type="float" office:value="21860" calcext:value-type="float">
            <text:p>21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3.5697398656502" calcext:value-type="float">
            <text:p>-23.5697398656502</text:p>
          </table:table-cell>
          <table:table-cell office:value-type="float" office:value="-357" calcext:value-type="float">
            <text:p>-357</text:p>
          </table:table-cell>
          <table:table-cell office:value-type="float" office:value="-421.134445798268" calcext:value-type="float">
            <text:p>-421.134445798268</text:p>
          </table:table-cell>
        </table:table-row>
        <table:table-row table:style-name="ro1">
          <table:table-cell office:value-type="float" office:value="21886" calcext:value-type="float">
            <text:p>21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23.2445171005532" calcext:value-type="float">
            <text:p>-23.2445171005532</text:p>
          </table:table-cell>
          <table:table-cell office:value-type="float" office:value="-317" calcext:value-type="float">
            <text:p>-317</text:p>
          </table:table-cell>
          <table:table-cell office:value-type="float" office:value="-417.930309004475" calcext:value-type="float">
            <text:p>-417.930309004475</text:p>
          </table:table-cell>
        </table:table-row>
        <table:table-row table:style-name="ro1">
          <table:table-cell office:value-type="float" office:value="21912" calcext:value-type="float">
            <text:p>2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2.3754550359208" calcext:value-type="float">
            <text:p>-22.3754550359208</text:p>
          </table:table-cell>
          <table:table-cell office:value-type="float" office:value="-266" calcext:value-type="float">
            <text:p>-266</text:p>
          </table:table-cell>
          <table:table-cell office:value-type="float" office:value="-413.255530265876" calcext:value-type="float">
            <text:p>-413.255530265876</text:p>
          </table:table-cell>
        </table:table-row>
        <table:table-row table:style-name="ro1">
          <table:table-cell office:value-type="float" office:value="21938" calcext:value-type="float">
            <text:p>2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22.1177487271233" calcext:value-type="float">
            <text:p>-22.1177487271233</text:p>
          </table:table-cell>
          <table:table-cell office:value-type="float" office:value="-219" calcext:value-type="float">
            <text:p>-219</text:p>
          </table:table-cell>
          <table:table-cell office:value-type="float" office:value="-407.278437026926" calcext:value-type="float">
            <text:p>-407.278437026926</text:p>
          </table:table-cell>
        </table:table-row>
        <table:table-row table:style-name="ro1">
          <table:table-cell office:value-type="float" office:value="21964" calcext:value-type="float">
            <text:p>2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2.1756641509041" calcext:value-type="float">
            <text:p>-22.1756641509041</text:p>
          </table:table-cell>
          <table:table-cell office:value-type="float" office:value="-159" calcext:value-type="float">
            <text:p>-159</text:p>
          </table:table-cell>
          <table:table-cell office:value-type="float" office:value="-399.63910050302" calcext:value-type="float">
            <text:p>-399.63910050302</text:p>
          </table:table-cell>
        </table:table-row>
        <table:table-row table:style-name="ro1">
          <table:table-cell office:value-type="float" office:value="21990" calcext:value-type="float">
            <text:p>2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2.5087206385686" calcext:value-type="float">
            <text:p>-22.5087206385686</text:p>
          </table:table-cell>
          <table:table-cell office:value-type="float" office:value="-107" calcext:value-type="float">
            <text:p>-107</text:p>
          </table:table-cell>
          <table:table-cell office:value-type="float" office:value="-390.634820487543" calcext:value-type="float">
            <text:p>-390.634820487543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2.9238369266126" calcext:value-type="float">
            <text:p>-22.9238369266126</text:p>
          </table:table-cell>
          <table:table-cell office:value-type="float" office:value="-41" calcext:value-type="float">
            <text:p>-41</text:p>
          </table:table-cell>
          <table:table-cell office:value-type="float" office:value="-379.876826011003" calcext:value-type="float">
            <text:p>-379.876826011003</text:p>
          </table:table-cell>
        </table:table-row>
        <table:table-row table:style-name="ro1">
          <table:table-cell office:value-type="float" office:value="22042" calcext:value-type="float">
            <text:p>2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23.2646419442553" calcext:value-type="float">
            <text:p>-23.2646419442553</text:p>
          </table:table-cell>
          <table:table-cell office:value-type="float" office:value="-9" calcext:value-type="float">
            <text:p>-9</text:p>
          </table:table-cell>
          <table:table-cell office:value-type="float" office:value="-368.465231364511" calcext:value-type="float">
            <text:p>-368.465231364511</text:p>
          </table:table-cell>
        </table:table-row>
        <table:table-row table:style-name="ro1">
          <table:table-cell office:value-type="float" office:value="22068" calcext:value-type="float">
            <text:p>22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3.3795760382782" calcext:value-type="float">
            <text:p>-23.3795760382782</text:p>
          </table:table-cell>
          <table:table-cell office:value-type="float" office:value="-68" calcext:value-type="float">
            <text:p>-68</text:p>
          </table:table-cell>
          <table:table-cell office:value-type="float" office:value="-359.220147322526" calcext:value-type="float">
            <text:p>-359.220147322526</text:p>
          </table:table-cell>
        </table:table-row>
        <table:table-row table:style-name="ro1">
          <table:table-cell office:value-type="float" office:value="22094" calcext:value-type="float">
            <text:p>22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3.3371275447927" calcext:value-type="float">
            <text:p>-23.3371275447927</text:p>
          </table:table-cell>
          <table:table-cell office:value-type="float" office:value="-126" calcext:value-type="float">
            <text:p>-126</text:p>
          </table:table-cell>
          <table:table-cell office:value-type="float" office:value="-352.044142789525" calcext:value-type="float">
            <text:p>-352.044142789525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2.9267543895684" calcext:value-type="float">
            <text:p>-22.9267543895684</text:p>
          </table:table-cell>
          <table:table-cell office:value-type="float" office:value="-177" calcext:value-type="float">
            <text:p>-177</text:p>
          </table:table-cell>
          <table:table-cell office:value-type="float" office:value="-346.658169165232" calcext:value-type="float">
            <text:p>-346.658169165232</text:p>
          </table:table-cell>
        </table:table-row>
        <table:table-row table:style-name="ro1">
          <table:table-cell office:value-type="float" office:value="22146" calcext:value-type="float">
            <text:p>2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2.4367004083509" calcext:value-type="float">
            <text:p>-22.4367004083509</text:p>
          </table:table-cell>
          <table:table-cell office:value-type="float" office:value="-223" calcext:value-type="float">
            <text:p>-223</text:p>
          </table:table-cell>
          <table:table-cell office:value-type="float" office:value="-342.853302421686" calcext:value-type="float">
            <text:p>-342.853302421686</text:p>
          </table:table-cell>
        </table:table-row>
        <table:table-row table:style-name="ro1">
          <table:table-cell office:value-type="float" office:value="22172" calcext:value-type="float">
            <text:p>22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2.3001865496324" calcext:value-type="float">
            <text:p>-22.3001865496324</text:p>
          </table:table-cell>
          <table:table-cell office:value-type="float" office:value="-265" calcext:value-type="float">
            <text:p>-265</text:p>
          </table:table-cell>
          <table:table-cell office:value-type="float" office:value="-340.457816193327" calcext:value-type="float">
            <text:p>-340.457816193327</text:p>
          </table:table-cell>
        </table:table-row>
        <table:table-row table:style-name="ro1">
          <table:table-cell office:value-type="float" office:value="22198" calcext:value-type="float">
            <text:p>2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2.3524885019514" calcext:value-type="float">
            <text:p>-22.3524885019514</text:p>
          </table:table-cell>
          <table:table-cell office:value-type="float" office:value="-297" calcext:value-type="float">
            <text:p>-297</text:p>
          </table:table-cell>
          <table:table-cell office:value-type="float" office:value="-339.120652618147" calcext:value-type="float">
            <text:p>-339.120652618147</text:p>
          </table:table-cell>
        </table:table-row>
        <table:table-row table:style-name="ro1">
          <table:table-cell office:value-type="float" office:value="22224" calcext:value-type="float">
            <text:p>22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22.6493350095836" calcext:value-type="float">
            <text:p>-22.6493350095836</text:p>
          </table:table-cell>
          <table:table-cell office:value-type="float" office:value="-335" calcext:value-type="float">
            <text:p>-335</text:p>
          </table:table-cell>
          <table:table-cell office:value-type="float" office:value="-338.99386330682" calcext:value-type="float">
            <text:p>-338.99386330682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3.0601247015965" calcext:value-type="float">
            <text:p>-23.0601247015965</text:p>
          </table:table-cell>
          <table:table-cell office:value-type="float" office:value="-360" calcext:value-type="float">
            <text:p>-360</text:p>
          </table:table-cell>
          <table:table-cell office:value-type="float" office:value="-339.640205974302" calcext:value-type="float">
            <text:p>-339.640205974302</text:p>
          </table:table-cell>
        </table:table-row>
        <table:table-row table:style-name="ro1">
          <table:table-cell office:value-type="float" office:value="22276" calcext:value-type="float">
            <text:p>2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3.2121208646243" calcext:value-type="float">
            <text:p>-23.2121208646243</text:p>
          </table:table-cell>
          <table:table-cell office:value-type="float" office:value="-382" calcext:value-type="float">
            <text:p>-382</text:p>
          </table:table-cell>
          <table:table-cell office:value-type="float" office:value="-340.943584252016" calcext:value-type="float">
            <text:p>-340.943584252016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23.0825171457127" calcext:value-type="float">
            <text:p>-23.0825171457127</text:p>
          </table:table-cell>
          <table:table-cell office:value-type="float" office:value="-398" calcext:value-type="float">
            <text:p>-398</text:p>
          </table:table-cell>
          <table:table-cell office:value-type="float" office:value="-342.699166275031" calcext:value-type="float">
            <text:p>-342.699166275031</text:p>
          </table:table-cell>
        </table:table-row>
        <table:table-row table:style-name="ro1">
          <table:table-cell office:value-type="float" office:value="22328" calcext:value-type="float">
            <text:p>2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2.6799781566139" calcext:value-type="float">
            <text:p>-22.6799781566139</text:p>
          </table:table-cell>
          <table:table-cell office:value-type="float" office:value="-413" calcext:value-type="float">
            <text:p>-413</text:p>
          </table:table-cell>
          <table:table-cell office:value-type="float" office:value="-344.862268851184" calcext:value-type="float">
            <text:p>-344.862268851184</text:p>
          </table:table-cell>
        </table:table-row>
        <table:table-row table:style-name="ro1">
          <table:table-cell office:value-type="float" office:value="22354" calcext:value-type="float">
            <text:p>2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9821326748719" calcext:value-type="float">
            <text:p>-21.9821326748719</text:p>
          </table:table-cell>
          <table:table-cell office:value-type="float" office:value="-424" calcext:value-type="float">
            <text:p>-424</text:p>
          </table:table-cell>
          <table:table-cell office:value-type="float" office:value="-347.297275963455" calcext:value-type="float">
            <text:p>-347.297275963455</text:p>
          </table:table-cell>
        </table:table-row>
        <table:table-row table:style-name="ro1">
          <table:table-cell office:value-type="float" office:value="22381" calcext:value-type="float">
            <text:p>2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21.7365285925682" calcext:value-type="float">
            <text:p>-21.7365285925682</text:p>
          </table:table-cell>
          <table:table-cell office:value-type="float" office:value="-429" calcext:value-type="float">
            <text:p>-429</text:p>
          </table:table-cell>
          <table:table-cell office:value-type="float" office:value="-349.81120593381" calcext:value-type="float">
            <text:p>-349.81120593381</text:p>
          </table:table-cell>
        </table:table-row>
        <table:table-row table:style-name="ro1">
          <table:table-cell office:value-type="float" office:value="22406" calcext:value-type="float">
            <text:p>2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1.6830969435661" calcext:value-type="float">
            <text:p>-21.6830969435661</text:p>
          </table:table-cell>
          <table:table-cell office:value-type="float" office:value="-424" calcext:value-type="float">
            <text:p>-424</text:p>
          </table:table-cell>
          <table:table-cell office:value-type="float" office:value="-352.093938058924" calcext:value-type="float">
            <text:p>-352.093938058924</text:p>
          </table:table-cell>
        </table:table-row>
        <table:table-row table:style-name="ro1">
          <table:table-cell office:value-type="float" office:value="22432" calcext:value-type="float">
            <text:p>2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21.9390016529948" calcext:value-type="float">
            <text:p>-21.9390016529948</text:p>
          </table:table-cell>
          <table:table-cell office:value-type="float" office:value="-420" calcext:value-type="float">
            <text:p>-420</text:p>
          </table:table-cell>
          <table:table-cell office:value-type="float" office:value="-354.183355349418" calcext:value-type="float">
            <text:p>-354.183355349418</text:p>
          </table:table-cell>
        </table:table-row>
        <table:table-row table:style-name="ro1">
          <table:table-cell office:value-type="float" office:value="22459" calcext:value-type="float">
            <text:p>22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2.2793400636719" calcext:value-type="float">
            <text:p>-22.2793400636719</text:p>
          </table:table-cell>
          <table:table-cell office:value-type="float" office:value="-410" calcext:value-type="float">
            <text:p>-410</text:p>
          </table:table-cell>
          <table:table-cell office:value-type="float" office:value="-355.900790569436" calcext:value-type="float">
            <text:p>-355.900790569436</text:p>
          </table:table-cell>
        </table:table-row>
        <table:table-row table:style-name="ro1">
          <table:table-cell office:value-type="float" office:value="22484" calcext:value-type="float">
            <text:p>2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22.6399757540204" calcext:value-type="float">
            <text:p>-22.6399757540204</text:p>
          </table:table-cell>
          <table:table-cell office:value-type="float" office:value="-403" calcext:value-type="float">
            <text:p>-403</text:p>
          </table:table-cell>
          <table:table-cell office:value-type="float" office:value="-357.349997013454" calcext:value-type="float">
            <text:p>-357.349997013454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2.6202841923583" calcext:value-type="float">
            <text:p>-22.6202841923583</text:p>
          </table:table-cell>
          <table:table-cell office:value-type="float" office:value="-375" calcext:value-type="float">
            <text:p>-375</text:p>
          </table:table-cell>
          <table:table-cell office:value-type="float" office:value="-357.893074028424" calcext:value-type="float">
            <text:p>-357.893074028424</text:p>
          </table:table-cell>
        </table:table-row>
        <table:table-row table:style-name="ro1">
          <table:table-cell office:value-type="float" office:value="22536" calcext:value-type="float">
            <text:p>2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2.4165831402857" calcext:value-type="float">
            <text:p>-22.4165831402857</text:p>
          </table:table-cell>
          <table:table-cell office:value-type="float" office:value="-353" calcext:value-type="float">
            <text:p>-353</text:p>
          </table:table-cell>
          <table:table-cell office:value-type="float" office:value="-357.742517904473" calcext:value-type="float">
            <text:p>-357.742517904473</text:p>
          </table:table-cell>
        </table:table-row>
        <table:table-row table:style-name="ro1">
          <table:table-cell office:value-type="float" office:value="22563" calcext:value-type="float">
            <text:p>22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1.7576113513539" calcext:value-type="float">
            <text:p>-21.7576113513539</text:p>
          </table:table-cell>
          <table:table-cell office:value-type="float" office:value="-325" calcext:value-type="float">
            <text:p>-325</text:p>
          </table:table-cell>
          <table:table-cell office:value-type="float" office:value="-356.735055815104" calcext:value-type="float">
            <text:p>-356.735055815104</text:p>
          </table:table-cell>
        </table:table-row>
        <table:table-row table:style-name="ro1">
          <table:table-cell office:value-type="float" office:value="22589" calcext:value-type="float">
            <text:p>22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1.3035310020814" calcext:value-type="float">
            <text:p>-21.3035310020814</text:p>
          </table:table-cell>
          <table:table-cell office:value-type="float" office:value="-286" calcext:value-type="float">
            <text:p>-286</text:p>
          </table:table-cell>
          <table:table-cell office:value-type="float" office:value="-354.558592559255" calcext:value-type="float">
            <text:p>-354.558592559255</text:p>
          </table:table-cell>
        </table:table-row>
        <table:table-row table:style-name="ro1">
          <table:table-cell office:value-type="float" office:value="22615" calcext:value-type="float">
            <text:p>22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1.1403454327866" calcext:value-type="float">
            <text:p>-21.1403454327866</text:p>
          </table:table-cell>
          <table:table-cell office:value-type="float" office:value="-248" calcext:value-type="float">
            <text:p>-248</text:p>
          </table:table-cell>
          <table:table-cell office:value-type="float" office:value="-351.279866634355" calcext:value-type="float">
            <text:p>-351.279866634355</text:p>
          </table:table-cell>
        </table:table-row>
        <table:table-row table:style-name="ro1">
          <table:table-cell office:value-type="float" office:value="22641" calcext:value-type="float">
            <text:p>2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1.289873265624" calcext:value-type="float">
            <text:p>-21.289873265624</text:p>
          </table:table-cell>
          <table:table-cell office:value-type="float" office:value="-204" calcext:value-type="float">
            <text:p>-204</text:p>
          </table:table-cell>
          <table:table-cell office:value-type="float" office:value="-346.748178430221" calcext:value-type="float">
            <text:p>-346.748178430221</text:p>
          </table:table-cell>
        </table:table-row>
        <table:table-row table:style-name="ro1">
          <table:table-cell office:value-type="float" office:value="22667" calcext:value-type="float">
            <text:p>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1.527107934374" calcext:value-type="float">
            <text:p>-21.527107934374</text:p>
          </table:table-cell>
          <table:table-cell office:value-type="float" office:value="-154" calcext:value-type="float">
            <text:p>-154</text:p>
          </table:table-cell>
          <table:table-cell office:value-type="float" office:value="-340.817465247753" calcext:value-type="float">
            <text:p>-340.817465247753</text:p>
          </table:table-cell>
        </table:table-row>
        <table:table-row table:style-name="ro1">
          <table:table-cell office:value-type="float" office:value="22692" calcext:value-type="float">
            <text:p>2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1.6339661517779" calcext:value-type="float">
            <text:p>-21.6339661517779</text:p>
          </table:table-cell>
          <table:table-cell office:value-type="float" office:value="-100" calcext:value-type="float">
            <text:p>-100</text:p>
          </table:table-cell>
          <table:table-cell office:value-type="float" office:value="-333.407697086283" calcext:value-type="float">
            <text:p>-333.407697086283</text:p>
          </table:table-cell>
        </table:table-row>
        <table:table-row table:style-name="ro1">
          <table:table-cell office:value-type="float" office:value="22718" calcext:value-type="float">
            <text:p>22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21.5529210394155" calcext:value-type="float">
            <text:p>-21.5529210394155</text:p>
          </table:table-cell>
          <table:table-cell office:value-type="float" office:value="-45" calcext:value-type="float">
            <text:p>-45</text:p>
          </table:table-cell>
          <table:table-cell office:value-type="float" office:value="-324.533614099013" calcext:value-type="float">
            <text:p>-324.533614099013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1.1359080843565" calcext:value-type="float">
            <text:p>-21.1359080843565</text:p>
          </table:table-cell>
          <table:table-cell office:value-type="float" office:value="-13" calcext:value-type="float">
            <text:p>-13</text:p>
          </table:table-cell>
          <table:table-cell office:value-type="float" office:value="-314.947964434428" calcext:value-type="float">
            <text:p>-314.947964434428</text:p>
          </table:table-cell>
        </table:table-row>
        <table:table-row table:style-name="ro1">
          <table:table-cell office:value-type="float" office:value="22770" calcext:value-type="float">
            <text:p>22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0.8240339894533" calcext:value-type="float">
            <text:p>-20.8240339894533</text:p>
          </table:table-cell>
          <table:table-cell office:value-type="float" office:value="-67" calcext:value-type="float">
            <text:p>-67</text:p>
          </table:table-cell>
          <table:table-cell office:value-type="float" office:value="-307.318796297984" calcext:value-type="float">
            <text:p>-307.318796297984</text:p>
          </table:table-cell>
        </table:table-row>
        <table:table-row table:style-name="ro1">
          <table:table-cell office:value-type="float" office:value="22796" calcext:value-type="float">
            <text:p>22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20.6448329436239" calcext:value-type="float">
            <text:p>-20.6448329436239</text:p>
          </table:table-cell>
          <table:table-cell office:value-type="float" office:value="-117" calcext:value-type="float">
            <text:p>-117</text:p>
          </table:table-cell>
          <table:table-cell office:value-type="float" office:value="-301.462833334969" calcext:value-type="float">
            <text:p>-301.462833334969</text:p>
          </table:table-cell>
        </table:table-row>
        <table:table-row table:style-name="ro1">
          <table:table-cell office:value-type="float" office:value="22822" calcext:value-type="float">
            <text:p>22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0.8096073145893" calcext:value-type="float">
            <text:p>-20.8096073145893</text:p>
          </table:table-cell>
          <table:table-cell office:value-type="float" office:value="-157" calcext:value-type="float">
            <text:p>-157</text:p>
          </table:table-cell>
          <table:table-cell office:value-type="float" office:value="-297.017823078508" calcext:value-type="float">
            <text:p>-297.017823078508</text:p>
          </table:table-cell>
        </table:table-row>
        <table:table-row table:style-name="ro1">
          <table:table-cell office:value-type="float" office:value="22848" calcext:value-type="float">
            <text:p>22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1.1231578587558" calcext:value-type="float">
            <text:p>-21.1231578587558</text:p>
          </table:table-cell>
          <table:table-cell office:value-type="float" office:value="-205" calcext:value-type="float">
            <text:p>-205</text:p>
          </table:table-cell>
          <table:table-cell office:value-type="float" office:value="-294.186505445324" calcext:value-type="float">
            <text:p>-294.186505445324</text:p>
          </table:table-cell>
        </table:table-row>
        <table:table-row table:style-name="ro1">
          <table:table-cell office:value-type="float" office:value="22874" calcext:value-type="float">
            <text:p>22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1.3039837707941" calcext:value-type="float">
            <text:p>-21.3039837707941</text:p>
          </table:table-cell>
          <table:table-cell office:value-type="float" office:value="-236" calcext:value-type="float">
            <text:p>-236</text:p>
          </table:table-cell>
          <table:table-cell office:value-type="float" office:value="-292.396151431621" calcext:value-type="float">
            <text:p>-292.396151431621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1.2946304240004" calcext:value-type="float">
            <text:p>-21.2946304240004</text:p>
          </table:table-cell>
          <table:table-cell office:value-type="float" office:value="-272" calcext:value-type="float">
            <text:p>-272</text:p>
          </table:table-cell>
          <table:table-cell office:value-type="float" office:value="-291.768577541418" calcext:value-type="float">
            <text:p>-291.768577541418</text:p>
          </table:table-cell>
        </table:table-row>
        <table:table-row table:style-name="ro1">
          <table:table-cell office:value-type="float" office:value="22926" calcext:value-type="float">
            <text:p>22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1.1317187186466" calcext:value-type="float">
            <text:p>-21.1317187186466</text:p>
          </table:table-cell>
          <table:table-cell office:value-type="float" office:value="-299" calcext:value-type="float">
            <text:p>-299</text:p>
          </table:table-cell>
          <table:table-cell office:value-type="float" office:value="-291.991082847836" calcext:value-type="float">
            <text:p>-291.991082847836</text:p>
          </table:table-cell>
        </table:table-row>
        <table:table-row table:style-name="ro1">
          <table:table-cell office:value-type="float" office:value="22953" calcext:value-type="float">
            <text:p>22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0.5122812196113" calcext:value-type="float">
            <text:p>-20.5122812196113</text:p>
          </table:table-cell>
          <table:table-cell office:value-type="float" office:value="-326" calcext:value-type="float">
            <text:p>-326</text:p>
          </table:table-cell>
          <table:table-cell office:value-type="float" office:value="-293.037511067902" calcext:value-type="float">
            <text:p>-293.037511067902</text:p>
          </table:table-cell>
        </table:table-row>
        <table:table-row table:style-name="ro1">
          <table:table-cell office:value-type="float" office:value="22978" calcext:value-type="float">
            <text:p>2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0.0042110282386" calcext:value-type="float">
            <text:p>-20.0042110282386</text:p>
          </table:table-cell>
          <table:table-cell office:value-type="float" office:value="-334" calcext:value-type="float">
            <text:p>-334</text:p>
          </table:table-cell>
          <table:table-cell office:value-type="float" office:value="-294.297895342736" calcext:value-type="float">
            <text:p>-294.297895342736</text:p>
          </table:table-cell>
        </table:table-row>
        <table:table-row table:style-name="ro1">
          <table:table-cell office:value-type="float" office:value="23005" calcext:value-type="float">
            <text:p>2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9.9425429966005" calcext:value-type="float">
            <text:p>-19.9425429966005</text:p>
          </table:table-cell>
          <table:table-cell office:value-type="float" office:value="-355" calcext:value-type="float">
            <text:p>-355</text:p>
          </table:table-cell>
          <table:table-cell office:value-type="float" office:value="-296.165652409113" calcext:value-type="float">
            <text:p>-296.165652409113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0.0981570582436" calcext:value-type="float">
            <text:p>-20.0981570582436</text:p>
          </table:table-cell>
          <table:table-cell office:value-type="float" office:value="-365" calcext:value-type="float">
            <text:p>-365</text:p>
          </table:table-cell>
          <table:table-cell office:value-type="float" office:value="-298.283632334987" calcext:value-type="float">
            <text:p>-298.283632334987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0.2182137641438" calcext:value-type="float">
            <text:p>-20.2182137641438</text:p>
          </table:table-cell>
          <table:table-cell office:value-type="float" office:value="-360" calcext:value-type="float">
            <text:p>-360</text:p>
          </table:table-cell>
          <table:table-cell office:value-type="float" office:value="-300.18259749391" calcext:value-type="float">
            <text:p>-300.18259749391</text:p>
          </table:table-cell>
        </table:table-row>
        <table:table-row table:style-name="ro1">
          <table:table-cell office:value-type="float" office:value="23083" calcext:value-type="float">
            <text:p>23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0.2730379560163" calcext:value-type="float">
            <text:p>-20.2730379560163</text:p>
          </table:table-cell>
          <table:table-cell office:value-type="float" office:value="-362" calcext:value-type="float">
            <text:p>-362</text:p>
          </table:table-cell>
          <table:table-cell office:value-type="float" office:value="-302.084671417174" calcext:value-type="float">
            <text:p>-302.084671417174</text:p>
          </table:table-cell>
        </table:table-row>
        <table:table-row table:style-name="ro1">
          <table:table-cell office:value-type="float" office:value="23108" calcext:value-type="float">
            <text:p>2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0.2954060189081" calcext:value-type="float">
            <text:p>-20.2954060189081</text:p>
          </table:table-cell>
          <table:table-cell office:value-type="float" office:value="-358" calcext:value-type="float">
            <text:p>-358</text:p>
          </table:table-cell>
          <table:table-cell office:value-type="float" office:value="-303.805143065877" calcext:value-type="float">
            <text:p>-303.805143065877</text:p>
          </table:table-cell>
        </table:table-row>
        <table:table-row table:style-name="ro1">
          <table:table-cell office:value-type="float" office:value="23134" calcext:value-type="float">
            <text:p>2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0.0401627567879" calcext:value-type="float">
            <text:p>-20.0401627567879</text:p>
          </table:table-cell>
          <table:table-cell office:value-type="float" office:value="-350" calcext:value-type="float">
            <text:p>-350</text:p>
          </table:table-cell>
          <table:table-cell office:value-type="float" office:value="-305.226523279234" calcext:value-type="float">
            <text:p>-305.226523279234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9.515850056579" calcext:value-type="float">
            <text:p>-19.515850056579</text:p>
          </table:table-cell>
          <table:table-cell office:value-type="float" office:value="-334" calcext:value-type="float">
            <text:p>-334</text:p>
          </table:table-cell>
          <table:table-cell office:value-type="float" office:value="-306.111861024489" calcext:value-type="float">
            <text:p>-306.111861024489</text:p>
          </table:table-cell>
        </table:table-row>
        <table:table-row table:style-name="ro1">
          <table:table-cell office:value-type="float" office:value="23186" calcext:value-type="float">
            <text:p>2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9.3769008240689" calcext:value-type="float">
            <text:p>-19.3769008240689</text:p>
          </table:table-cell>
          <table:table-cell office:value-type="float" office:value="-314" calcext:value-type="float">
            <text:p>-314</text:p>
          </table:table-cell>
          <table:table-cell office:value-type="float" office:value="-306.354572992966" calcext:value-type="float">
            <text:p>-306.354572992966</text:p>
          </table:table-cell>
        </table:table-row>
        <table:table-row table:style-name="ro1">
          <table:table-cell office:value-type="float" office:value="23212" calcext:value-type="float">
            <text:p>2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9.4576115679437" calcext:value-type="float">
            <text:p>-19.4576115679437</text:p>
          </table:table-cell>
          <table:table-cell office:value-type="float" office:value="-290" calcext:value-type="float">
            <text:p>-290</text:p>
          </table:table-cell>
          <table:table-cell office:value-type="float" office:value="-305.851355362413" calcext:value-type="float">
            <text:p>-305.851355362413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9.5973773658531" calcext:value-type="float">
            <text:p>-19.5973773658531</text:p>
          </table:table-cell>
          <table:table-cell office:value-type="float" office:value="-253" calcext:value-type="float">
            <text:p>-253</text:p>
          </table:table-cell>
          <table:table-cell office:value-type="float" office:value="-304.2251598128" calcext:value-type="float">
            <text:p>-304.2251598128</text:p>
          </table:table-cell>
        </table:table-row>
        <table:table-row table:style-name="ro1">
          <table:table-cell office:value-type="float" office:value="23264" calcext:value-type="float">
            <text:p>23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9.7636119084422" calcext:value-type="float">
            <text:p>-19.7636119084422</text:p>
          </table:table-cell>
          <table:table-cell office:value-type="float" office:value="-226" calcext:value-type="float">
            <text:p>-226</text:p>
          </table:table-cell>
          <table:table-cell office:value-type="float" office:value="-301.81823181856" calcext:value-type="float">
            <text:p>-301.81823181856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9.6785776958748" calcext:value-type="float">
            <text:p>-19.6785776958748</text:p>
          </table:table-cell>
          <table:table-cell office:value-type="float" office:value="-182" calcext:value-type="float">
            <text:p>-182</text:p>
          </table:table-cell>
          <table:table-cell office:value-type="float" office:value="-298.131516993374" calcext:value-type="float">
            <text:p>-298.131516993374</text:p>
          </table:table-cell>
        </table:table-row>
        <table:table-row table:style-name="ro1">
          <table:table-cell office:value-type="float" office:value="23316" calcext:value-type="float">
            <text:p>23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9.319236843694" calcext:value-type="float">
            <text:p>-19.319236843694</text:p>
          </table:table-cell>
          <table:table-cell office:value-type="float" office:value="-141" calcext:value-type="float">
            <text:p>-141</text:p>
          </table:table-cell>
          <table:table-cell office:value-type="float" office:value="-293.296701085886" calcext:value-type="float">
            <text:p>-293.296701085886</text:p>
          </table:table-cell>
        </table:table-row>
        <table:table-row table:style-name="ro1">
          <table:table-cell office:value-type="float" office:value="23343" calcext:value-type="float">
            <text:p>2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9.0017218638881" calcext:value-type="float">
            <text:p>-19.0017218638881</text:p>
          </table:table-cell>
          <table:table-cell office:value-type="float" office:value="-87" calcext:value-type="float">
            <text:p>-87</text:p>
          </table:table-cell>
          <table:table-cell office:value-type="float" office:value="-286.949110283243" calcext:value-type="float">
            <text:p>-286.949110283243</text:p>
          </table:table-cell>
        </table:table-row>
        <table:table-row table:style-name="ro1">
          <table:table-cell office:value-type="float" office:value="23368" calcext:value-type="float">
            <text:p>2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8.909361191153" calcext:value-type="float">
            <text:p>-18.909361191153</text:p>
          </table:table-cell>
          <table:table-cell office:value-type="float" office:value="-37" calcext:value-type="float">
            <text:p>-37</text:p>
          </table:table-cell>
          <table:table-cell office:value-type="float" office:value="-279.258368428374" calcext:value-type="float">
            <text:p>-279.258368428374</text:p>
          </table:table-cell>
        </table:table-row>
        <table:table-row table:style-name="ro1">
          <table:table-cell office:value-type="float" office:value="23394" calcext:value-type="float">
            <text:p>23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9.0044577698868" calcext:value-type="float">
            <text:p>-19.0044577698868</text:p>
          </table:table-cell>
          <table:table-cell office:value-type="float" office:value="1" calcext:value-type="float">
            <text:p>1</text:p>
          </table:table-cell>
          <table:table-cell office:value-type="float" office:value="-270.635034015193" calcext:value-type="float">
            <text:p>-270.635034015193</text:p>
          </table:table-cell>
        </table:table-row>
        <table:table-row table:style-name="ro1">
          <table:table-cell office:value-type="float" office:value="23420" calcext:value-type="float">
            <text:p>23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9.1581667615826" calcext:value-type="float">
            <text:p>-19.1581667615826</text:p>
          </table:table-cell>
          <table:table-cell office:value-type="float" office:value="-54" calcext:value-type="float">
            <text:p>-54</text:p>
          </table:table-cell>
          <table:table-cell office:value-type="float" office:value="-263.969340660879" calcext:value-type="float">
            <text:p>-263.969340660879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9.1840693227647" calcext:value-type="float">
            <text:p>-19.1840693227647</text:p>
          </table:table-cell>
          <table:table-cell office:value-type="float" office:value="-101" calcext:value-type="float">
            <text:p>-101</text:p>
          </table:table-cell>
          <table:table-cell office:value-type="float" office:value="-258.954899409776" calcext:value-type="float">
            <text:p>-258.954899409776</text:p>
          </table:table-cell>
        </table:table-row>
        <table:table-row table:style-name="ro1">
          <table:table-cell office:value-type="float" office:value="23473" calcext:value-type="float">
            <text:p>2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.8707133436027" calcext:value-type="float">
            <text:p>-18.8707133436027</text:p>
          </table:table-cell>
          <table:table-cell office:value-type="float" office:value="-145" calcext:value-type="float">
            <text:p>-145</text:p>
          </table:table-cell>
          <table:table-cell office:value-type="float" office:value="-255.448594812552" calcext:value-type="float">
            <text:p>-255.448594812552</text:p>
          </table:table-cell>
        </table:table-row>
        <table:table-row table:style-name="ro1">
          <table:table-cell office:value-type="float" office:value="23498" calcext:value-type="float">
            <text:p>23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8.382383702261" calcext:value-type="float">
            <text:p>-18.382383702261</text:p>
          </table:table-cell>
          <table:table-cell office:value-type="float" office:value="-184" calcext:value-type="float">
            <text:p>-184</text:p>
          </table:table-cell>
          <table:table-cell office:value-type="float" office:value="-253.250176510627" calcext:value-type="float">
            <text:p>-253.250176510627</text:p>
          </table:table-cell>
        </table:table-row>
        <table:table-row table:style-name="ro1">
          <table:table-cell office:value-type="float" office:value="23525" calcext:value-type="float">
            <text:p>2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7.9090795883453" calcext:value-type="float">
            <text:p>-17.9090795883453</text:p>
          </table:table-cell>
          <table:table-cell office:value-type="float" office:value="-210" calcext:value-type="float">
            <text:p>-210</text:p>
          </table:table-cell>
          <table:table-cell office:value-type="float" office:value="-251.919401848762" calcext:value-type="float">
            <text:p>-251.919401848762</text:p>
          </table:table-cell>
        </table:table-row>
        <table:table-row table:style-name="ro1">
          <table:table-cell office:value-type="float" office:value="23551" calcext:value-type="float">
            <text:p>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7.8195694471655" calcext:value-type="float">
            <text:p>-17.8195694471655</text:p>
          </table:table-cell>
          <table:table-cell office:value-type="float" office:value="-245" calcext:value-type="float">
            <text:p>-245</text:p>
          </table:table-cell>
          <table:table-cell office:value-type="float" office:value="-251.706497176492" calcext:value-type="float">
            <text:p>-251.706497176492</text:p>
          </table:table-cell>
        </table:table-row>
        <table:table-row table:style-name="ro1">
          <table:table-cell office:value-type="float" office:value="23576" calcext:value-type="float">
            <text:p>23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7.9789673103296" calcext:value-type="float">
            <text:p>-17.9789673103296</text:p>
          </table:table-cell>
          <table:table-cell office:value-type="float" office:value="-266" calcext:value-type="float">
            <text:p>-266</text:p>
          </table:table-cell>
          <table:table-cell office:value-type="float" office:value="-252.146297263369" calcext:value-type="float">
            <text:p>-252.146297263369</text:p>
          </table:table-cell>
        </table:table-row>
        <table:table-row table:style-name="ro1">
          <table:table-cell office:value-type="float" office:value="23602" calcext:value-type="float">
            <text:p>2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8.010383700781" calcext:value-type="float">
            <text:p>-18.010383700781</text:p>
          </table:table-cell>
          <table:table-cell office:value-type="float" office:value="-281" calcext:value-type="float">
            <text:p>-281</text:p>
          </table:table-cell>
          <table:table-cell office:value-type="float" office:value="-253.034103501419" calcext:value-type="float">
            <text:p>-253.034103501419</text:p>
          </table:table-cell>
        </table:table-row>
        <table:table-row table:style-name="ro1">
          <table:table-cell office:value-type="float" office:value="23628" calcext:value-type="float">
            <text:p>23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8.1331411253724" calcext:value-type="float">
            <text:p>-18.1331411253724</text:p>
          </table:table-cell>
          <table:table-cell office:value-type="float" office:value="-300" calcext:value-type="float">
            <text:p>-300</text:p>
          </table:table-cell>
          <table:table-cell office:value-type="float" office:value="-254.479208009068" calcext:value-type="float">
            <text:p>-254.479208009068</text:p>
          </table:table-cell>
        </table:table-row>
        <table:table-row table:style-name="ro1">
          <table:table-cell office:value-type="float" office:value="23654" calcext:value-type="float">
            <text:p>23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7.9444290907455" calcext:value-type="float">
            <text:p>-17.9444290907455</text:p>
          </table:table-cell>
          <table:table-cell office:value-type="float" office:value="-310" calcext:value-type="float">
            <text:p>-310</text:p>
          </table:table-cell>
          <table:table-cell office:value-type="float" office:value="-256.187540070327" calcext:value-type="float">
            <text:p>-256.187540070327</text:p>
          </table:table-cell>
        </table:table-row>
        <table:table-row table:style-name="ro1">
          <table:table-cell office:value-type="float" office:value="23681" calcext:value-type="float">
            <text:p>2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.4230620417995" calcext:value-type="float">
            <text:p>-17.4230620417995</text:p>
          </table:table-cell>
          <table:table-cell office:value-type="float" office:value="-316" calcext:value-type="float">
            <text:p>-316</text:p>
          </table:table-cell>
          <table:table-cell office:value-type="float" office:value="-258.027923452779" calcext:value-type="float">
            <text:p>-258.027923452779</text:p>
          </table:table-cell>
        </table:table-row>
        <table:table-row table:style-name="ro1">
          <table:table-cell office:value-type="float" office:value="23707" calcext:value-type="float">
            <text:p>23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7.1638909020518" calcext:value-type="float">
            <text:p>-17.1638909020518</text:p>
          </table:table-cell>
          <table:table-cell office:value-type="float" office:value="-318" calcext:value-type="float">
            <text:p>-318</text:p>
          </table:table-cell>
          <table:table-cell office:value-type="float" office:value="-259.87321811577" calcext:value-type="float">
            <text:p>-259.87321811577</text:p>
          </table:table-cell>
        </table:table-row>
        <table:table-row table:style-name="ro1">
          <table:table-cell office:value-type="float" office:value="23733" calcext:value-type="float">
            <text:p>23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7.0973096435271" calcext:value-type="float">
            <text:p>-17.0973096435271</text:p>
          </table:table-cell>
          <table:table-cell office:value-type="float" office:value="-307" calcext:value-type="float">
            <text:p>-307</text:p>
          </table:table-cell>
          <table:table-cell office:value-type="float" office:value="-261.323272942977" calcext:value-type="float">
            <text:p>-261.323272942977</text:p>
          </table:table-cell>
        </table:table-row>
        <table:table-row table:style-name="ro1">
          <table:table-cell office:value-type="float" office:value="23758" calcext:value-type="float">
            <text:p>23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7.2173924237263" calcext:value-type="float">
            <text:p>-17.2173924237263</text:p>
          </table:table-cell>
          <table:table-cell office:value-type="float" office:value="-303" calcext:value-type="float">
            <text:p>-303</text:p>
          </table:table-cell>
          <table:table-cell office:value-type="float" office:value="-262.605633775501" calcext:value-type="float">
            <text:p>-262.605633775501</text:p>
          </table:table-cell>
        </table:table-row>
        <table:table-row table:style-name="ro1">
          <table:table-cell office:value-type="float" office:value="23784" calcext:value-type="float">
            <text:p>23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7.4260880414578" calcext:value-type="float">
            <text:p>-17.4260880414578</text:p>
          </table:table-cell>
          <table:table-cell office:value-type="float" office:value="-291" calcext:value-type="float">
            <text:p>-291</text:p>
          </table:table-cell>
          <table:table-cell office:value-type="float" office:value="-263.479306582409" calcext:value-type="float">
            <text:p>-263.479306582409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7.382208409413" calcext:value-type="float">
            <text:p>-17.382208409413</text:p>
          </table:table-cell>
          <table:table-cell office:value-type="float" office:value="-264" calcext:value-type="float">
            <text:p>-264</text:p>
          </table:table-cell>
          <table:table-cell office:value-type="float" office:value="-263.495327918335" calcext:value-type="float">
            <text:p>-263.495327918335</text:p>
          </table:table-cell>
        </table:table-row>
        <table:table-row table:style-name="ro1">
          <table:table-cell office:value-type="float" office:value="23836" calcext:value-type="float">
            <text:p>23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7.2166019968156" calcext:value-type="float">
            <text:p>-17.2166019968156</text:p>
          </table:table-cell>
          <table:table-cell office:value-type="float" office:value="-245" calcext:value-type="float">
            <text:p>-245</text:p>
          </table:table-cell>
          <table:table-cell office:value-type="float" office:value="-262.926240905463" calcext:value-type="float">
            <text:p>-262.926240905463</text:p>
          </table:table-cell>
        </table:table-row>
        <table:table-row table:style-name="ro1">
          <table:table-cell office:value-type="float" office:value="23863" calcext:value-type="float">
            <text:p>23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6.6253219353751" calcext:value-type="float">
            <text:p>-16.6253219353751</text:p>
          </table:table-cell>
          <table:table-cell office:value-type="float" office:value="-214" calcext:value-type="float">
            <text:p>-214</text:p>
          </table:table-cell>
          <table:table-cell office:value-type="float" office:value="-261.420818108372" calcext:value-type="float">
            <text:p>-261.420818108372</text:p>
          </table:table-cell>
        </table:table-row>
        <table:table-row table:style-name="ro1">
          <table:table-cell office:value-type="float" office:value="23889" calcext:value-type="float">
            <text:p>2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6.3906966450559" calcext:value-type="float">
            <text:p>-16.3906966450559</text:p>
          </table:table-cell>
          <table:table-cell office:value-type="float" office:value="-182" calcext:value-type="float">
            <text:p>-182</text:p>
          </table:table-cell>
          <table:table-cell office:value-type="float" office:value="-258.977100628114" calcext:value-type="float">
            <text:p>-258.977100628114</text:p>
          </table:table-cell>
        </table:table-row>
        <table:table-row table:style-name="ro1">
          <table:table-cell office:value-type="float" office:value="23915" calcext:value-type="float">
            <text:p>2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6.2555982867465" calcext:value-type="float">
            <text:p>-16.2555982867465</text:p>
          </table:table-cell>
          <table:table-cell office:value-type="float" office:value="-140" calcext:value-type="float">
            <text:p>-140</text:p>
          </table:table-cell>
          <table:table-cell office:value-type="float" office:value="-255.316266762634" calcext:value-type="float">
            <text:p>-255.316266762634</text:p>
          </table:table-cell>
        </table:table-row>
        <table:table-row table:style-name="ro1">
          <table:table-cell office:value-type="float" office:value="23941" calcext:value-type="float">
            <text:p>23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6.2785029548466" calcext:value-type="float">
            <text:p>-16.2785029548466</text:p>
          </table:table-cell>
          <table:table-cell office:value-type="float" office:value="-99" calcext:value-type="float">
            <text:p>-99</text:p>
          </table:table-cell>
          <table:table-cell office:value-type="float" office:value="-250.50653547763" calcext:value-type="float">
            <text:p>-250.50653547763</text:p>
          </table:table-cell>
        </table:table-row>
        <table:table-row table:style-name="ro1">
          <table:table-cell office:value-type="float" office:value="23967" calcext:value-type="float">
            <text:p>2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6.3314720946975" calcext:value-type="float">
            <text:p>-16.3314720946975</text:p>
          </table:table-cell>
          <table:table-cell office:value-type="float" office:value="-47" calcext:value-type="float">
            <text:p>-47</text:p>
          </table:table-cell>
          <table:table-cell office:value-type="float" office:value="-244.244795924472" calcext:value-type="float">
            <text:p>-244.244795924472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6.1058883379376" calcext:value-type="float">
            <text:p>-16.1058883379376</text:p>
          </table:table-cell>
          <table:table-cell office:value-type="float" office:value="4" calcext:value-type="float">
            <text:p>4</text:p>
          </table:table-cell>
          <table:table-cell office:value-type="float" office:value="-236.606494511411" calcext:value-type="float">
            <text:p>-236.606494511411</text:p>
          </table:table-cell>
        </table:table-row>
        <table:table-row table:style-name="ro1">
          <table:table-cell office:value-type="float" office:value="24018" calcext:value-type="float">
            <text:p>2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5.7949379275395" calcext:value-type="float">
            <text:p>-15.7949379275395</text:p>
          </table:table-cell>
          <table:table-cell office:value-type="float" office:value="-41" calcext:value-type="float">
            <text:p>-41</text:p>
          </table:table-cell>
          <table:table-cell office:value-type="float" office:value="-230.587833141829" calcext:value-type="float">
            <text:p>-230.587833141829</text:p>
          </table:table-cell>
        </table:table-row>
        <table:table-row table:style-name="ro1">
          <table:table-cell office:value-type="float" office:value="24044" calcext:value-type="float">
            <text:p>24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5.6166321451536" calcext:value-type="float">
            <text:p>-15.6166321451536</text:p>
          </table:table-cell>
          <table:table-cell office:value-type="float" office:value="-87" calcext:value-type="float">
            <text:p>-87</text:p>
          </table:table-cell>
          <table:table-cell office:value-type="float" office:value="-226.169745968234" calcext:value-type="float">
            <text:p>-226.169745968234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5.5668896176105" calcext:value-type="float">
            <text:p>-15.5668896176105</text:p>
          </table:table-cell>
          <table:table-cell office:value-type="float" office:value="-122" calcext:value-type="float">
            <text:p>-122</text:p>
          </table:table-cell>
          <table:table-cell office:value-type="float" office:value="-222.964523015366" calcext:value-type="float">
            <text:p>-222.964523015366</text:p>
          </table:table-cell>
        </table:table-row>
        <table:table-row table:style-name="ro1">
          <table:table-cell office:value-type="float" office:value="24096" calcext:value-type="float">
            <text:p>2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5.7032930139917" calcext:value-type="float">
            <text:p>-15.7032930139917</text:p>
          </table:table-cell>
          <table:table-cell office:value-type="float" office:value="-165" calcext:value-type="float">
            <text:p>-165</text:p>
          </table:table-cell>
          <table:table-cell office:value-type="float" office:value="-221.180999230277" calcext:value-type="float">
            <text:p>-221.180999230277</text:p>
          </table:table-cell>
        </table:table-row>
        <table:table-row table:style-name="ro1">
          <table:table-cell office:value-type="float" office:value="24122" calcext:value-type="float">
            <text:p>2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5.6201147674073" calcext:value-type="float">
            <text:p>-15.6201147674073</text:p>
          </table:table-cell>
          <table:table-cell office:value-type="float" office:value="-187" calcext:value-type="float">
            <text:p>-187</text:p>
          </table:table-cell>
          <table:table-cell office:value-type="float" office:value="-220.129276177038" calcext:value-type="float">
            <text:p>-220.129276177038</text:p>
          </table:table-cell>
        </table:table-row>
        <table:table-row table:style-name="ro1">
          <table:table-cell office:value-type="float" office:value="24148" calcext:value-type="float">
            <text:p>2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5.5087266207179" calcext:value-type="float">
            <text:p>-15.5087266207179</text:p>
          </table:table-cell>
          <table:table-cell office:value-type="float" office:value="-218" calcext:value-type="float">
            <text:p>-218</text:p>
          </table:table-cell>
          <table:table-cell office:value-type="float" office:value="-220.063759986975" calcext:value-type="float">
            <text:p>-220.063759986975</text:p>
          </table:table-cell>
        </table:table-row>
        <table:table-row table:style-name="ro1">
          <table:table-cell office:value-type="float" office:value="24174" calcext:value-type="float">
            <text:p>24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315350323881" calcext:value-type="float">
            <text:p>-15.0315350323881</text:p>
          </table:table-cell>
          <table:table-cell office:value-type="float" office:value="-235" calcext:value-type="float">
            <text:p>-235</text:p>
          </table:table-cell>
          <table:table-cell office:value-type="float" office:value="-220.523336602761" calcext:value-type="float">
            <text:p>-220.523336602761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4.9074878006223" calcext:value-type="float">
            <text:p>-14.9074878006223</text:p>
          </table:table-cell>
          <table:table-cell office:value-type="float" office:value="-250" calcext:value-type="float">
            <text:p>-250</text:p>
          </table:table-cell>
          <table:table-cell office:value-type="float" office:value="-221.430310861137" calcext:value-type="float">
            <text:p>-221.430310861137</text:p>
          </table:table-cell>
        </table:table-row>
        <table:table-row table:style-name="ro1">
          <table:table-cell office:value-type="float" office:value="24226" calcext:value-type="float">
            <text:p>2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5.0026420221416" calcext:value-type="float">
            <text:p>-15.0026420221416</text:p>
          </table:table-cell>
          <table:table-cell office:value-type="float" office:value="-268" calcext:value-type="float">
            <text:p>-268</text:p>
          </table:table-cell>
          <table:table-cell office:value-type="float" office:value="-222.863224373102" calcext:value-type="float">
            <text:p>-222.863224373102</text:p>
          </table:table-cell>
        </table:table-row>
        <table:table-row table:style-name="ro1">
          <table:table-cell office:value-type="float" office:value="24252" calcext:value-type="float">
            <text:p>2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5.0025607291526" calcext:value-type="float">
            <text:p>-15.0025607291526</text:p>
          </table:table-cell>
          <table:table-cell office:value-type="float" office:value="-270" calcext:value-type="float">
            <text:p>-270</text:p>
          </table:table-cell>
          <table:table-cell office:value-type="float" office:value="-224.313586700084" calcext:value-type="float">
            <text:p>-224.313586700084</text:p>
          </table:table-cell>
        </table:table-row>
        <table:table-row table:style-name="ro1">
          <table:table-cell office:value-type="float" office:value="24278" calcext:value-type="float">
            <text:p>24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.9717127067172" calcext:value-type="float">
            <text:p>-14.9717127067172</text:p>
          </table:table-cell>
          <table:table-cell office:value-type="float" office:value="-274" calcext:value-type="float">
            <text:p>-274</text:p>
          </table:table-cell>
          <table:table-cell office:value-type="float" office:value="-225.842399417004" calcext:value-type="float">
            <text:p>-225.842399417004</text:p>
          </table:table-cell>
        </table:table-row>
        <table:table-row table:style-name="ro1">
          <table:table-cell office:value-type="float" office:value="24304" calcext:value-type="float">
            <text:p>2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4.6033523157413" calcext:value-type="float">
            <text:p>-14.6033523157413</text:p>
          </table:table-cell>
          <table:table-cell office:value-type="float" office:value="-268" calcext:value-type="float">
            <text:p>-268</text:p>
          </table:table-cell>
          <table:table-cell office:value-type="float" office:value="-227.13955635802" calcext:value-type="float">
            <text:p>-227.13955635802</text:p>
          </table:table-cell>
        </table:table-row>
        <table:table-row table:style-name="ro1">
          <table:table-cell office:value-type="float" office:value="24330" calcext:value-type="float">
            <text:p>24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4.4001722444877" calcext:value-type="float">
            <text:p>-14.4001722444877</text:p>
          </table:table-cell>
          <table:table-cell office:value-type="float" office:value="-263" calcext:value-type="float">
            <text:p>-263</text:p>
          </table:table-cell>
          <table:table-cell office:value-type="float" office:value="-228.242954623927" calcext:value-type="float">
            <text:p>-228.242954623927</text:p>
          </table:table-cell>
        </table:table-row>
        <table:table-row table:style-name="ro1">
          <table:table-cell office:value-type="float" office:value="24356" calcext:value-type="float">
            <text:p>2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.3878592523496" calcext:value-type="float">
            <text:p>-14.3878592523496</text:p>
          </table:table-cell>
          <table:table-cell office:value-type="float" office:value="-250" calcext:value-type="float">
            <text:p>-250</text:p>
          </table:table-cell>
          <table:table-cell office:value-type="float" office:value="-228.91240217396" calcext:value-type="float">
            <text:p>-228.91240217396</text:p>
          </table:table-cell>
        </table:table-row>
        <table:table-row table:style-name="ro1">
          <table:table-cell office:value-type="float" office:value="24382" calcext:value-type="float">
            <text:p>2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4.4374635830465" calcext:value-type="float">
            <text:p>-14.4374635830465</text:p>
          </table:table-cell>
          <table:table-cell office:value-type="float" office:value="-236" calcext:value-type="float">
            <text:p>-236</text:p>
          </table:table-cell>
          <table:table-cell office:value-type="float" office:value="-229.130482107069" calcext:value-type="float">
            <text:p>-229.130482107069</text:p>
          </table:table-cell>
        </table:table-row>
        <table:table-row table:style-name="ro1">
          <table:table-cell office:value-type="float" office:value="24409" calcext:value-type="float">
            <text:p>2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.3932339343374" calcext:value-type="float">
            <text:p>-14.3932339343374</text:p>
          </table:table-cell>
          <table:table-cell office:value-type="float" office:value="-211" calcext:value-type="float">
            <text:p>-211</text:p>
          </table:table-cell>
          <table:table-cell office:value-type="float" office:value="-228.572621119159" calcext:value-type="float">
            <text:p>-228.572621119159</text:p>
          </table:table-cell>
        </table:table-row>
        <table:table-row table:style-name="ro1">
          <table:table-cell office:value-type="float" office:value="24435" calcext:value-type="float">
            <text:p>2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4.1657498132809" calcext:value-type="float">
            <text:p>-14.1657498132809</text:p>
          </table:table-cell>
          <table:table-cell office:value-type="float" office:value="-183" calcext:value-type="float">
            <text:p>-183</text:p>
          </table:table-cell>
          <table:table-cell office:value-type="float" office:value="-227.170386623185" calcext:value-type="float">
            <text:p>-227.170386623185</text:p>
          </table:table-cell>
        </table:table-row>
        <table:table-row table:style-name="ro1">
          <table:table-cell office:value-type="float" office:value="24460" calcext:value-type="float">
            <text:p>24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6991113574876" calcext:value-type="float">
            <text:p>-13.6991113574876</text:p>
          </table:table-cell>
          <table:table-cell office:value-type="float" office:value="-151" calcext:value-type="float">
            <text:p>-151</text:p>
          </table:table-cell>
          <table:table-cell office:value-type="float" office:value="-224.826682419394" calcext:value-type="float">
            <text:p>-224.826682419394</text:p>
          </table:table-cell>
        </table:table-row>
        <table:table-row table:style-name="ro1">
          <table:table-cell office:value-type="float" office:value="24486" calcext:value-type="float">
            <text:p>2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3.5545233157188" calcext:value-type="float">
            <text:p>-13.5545233157188</text:p>
          </table:table-cell>
          <table:table-cell office:value-type="float" office:value="-116" calcext:value-type="float">
            <text:p>-116</text:p>
          </table:table-cell>
          <table:table-cell office:value-type="float" office:value="-221.478169114182" calcext:value-type="float">
            <text:p>-221.478169114182</text:p>
          </table:table-cell>
        </table:table-row>
        <table:table-row table:style-name="ro1">
          <table:table-cell office:value-type="float" office:value="24512" calcext:value-type="float">
            <text:p>2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475922598312" calcext:value-type="float">
            <text:p>-13.475922598312</text:p>
          </table:table-cell>
          <table:table-cell office:value-type="float" office:value="-75" calcext:value-type="float">
            <text:p>-75</text:p>
          </table:table-cell>
          <table:table-cell office:value-type="float" office:value="-216.971148526054" calcext:value-type="float">
            <text:p>-216.971148526054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3.4305095952871" calcext:value-type="float">
            <text:p>-13.4305095952871</text:p>
          </table:table-cell>
          <table:table-cell office:value-type="float" office:value="-32" calcext:value-type="float">
            <text:p>-32</text:p>
          </table:table-cell>
          <table:table-cell office:value-type="float" office:value="-211.279728571406" calcext:value-type="float">
            <text:p>-211.279728571406</text:p>
          </table:table-cell>
        </table:table-row>
        <table:table-row table:style-name="ro1">
          <table:table-cell office:value-type="float" office:value="24564" calcext:value-type="float">
            <text:p>24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3.3864939154321" calcext:value-type="float">
            <text:p>-13.3864939154321</text:p>
          </table:table-cell>
          <table:table-cell office:value-type="float" office:value="0" calcext:value-type="float">
            <text:p>0</text:p>
          </table:table-cell>
          <table:table-cell office:value-type="float" office:value="-204.778813846132" calcext:value-type="float">
            <text:p>-204.778813846132</text:p>
          </table:table-cell>
        </table:table-row>
        <table:table-row table:style-name="ro1">
          <table:table-cell office:value-type="float" office:value="24590" calcext:value-type="float">
            <text:p>24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746017949572" calcext:value-type="float">
            <text:p>-12.9746017949572</text:p>
          </table:table-cell>
          <table:table-cell office:value-type="float" office:value="-41" calcext:value-type="float">
            <text:p>-41</text:p>
          </table:table-cell>
          <table:table-cell office:value-type="float" office:value="-199.739465727789" calcext:value-type="float">
            <text:p>-199.739465727789</text:p>
          </table:table-cell>
        </table:table-row>
        <table:table-row table:style-name="ro1">
          <table:table-cell office:value-type="float" office:value="24616" calcext:value-type="float">
            <text:p>2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2.7907678935739" calcext:value-type="float">
            <text:p>-12.7907678935739</text:p>
          </table:table-cell>
          <table:table-cell office:value-type="float" office:value="-89" calcext:value-type="float">
            <text:p>-89</text:p>
          </table:table-cell>
          <table:table-cell office:value-type="float" office:value="-196.33209755155" calcext:value-type="float">
            <text:p>-196.33209755155</text:p>
          </table:table-cell>
        </table:table-row>
        <table:table-row table:style-name="ro1">
          <table:table-cell office:value-type="float" office:value="24643" calcext:value-type="float">
            <text:p>24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2.674128881464" calcext:value-type="float">
            <text:p>-12.674128881464</text:p>
          </table:table-cell>
          <table:table-cell office:value-type="float" office:value="-124" calcext:value-type="float">
            <text:p>-124</text:p>
          </table:table-cell>
          <table:table-cell office:value-type="float" office:value="-194.106494549963" calcext:value-type="float">
            <text:p>-194.106494549963</text:p>
          </table:table-cell>
        </table:table-row>
        <table:table-row table:style-name="ro1">
          <table:table-cell office:value-type="float" office:value="24668" calcext:value-type="float">
            <text:p>2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2.7764633774189" calcext:value-type="float">
            <text:p>-12.7764633774189</text:p>
          </table:table-cell>
          <table:table-cell office:value-type="float" office:value="-154" calcext:value-type="float">
            <text:p>-154</text:p>
          </table:table-cell>
          <table:table-cell office:value-type="float" office:value="-192.872448563811" calcext:value-type="float">
            <text:p>-192.872448563811</text:p>
          </table:table-cell>
        </table:table-row>
        <table:table-row table:style-name="ro1">
          <table:table-cell office:value-type="float" office:value="24695" calcext:value-type="float">
            <text:p>2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2.6602645042676" calcext:value-type="float">
            <text:p>-12.6602645042676</text:p>
          </table:table-cell>
          <table:table-cell office:value-type="float" office:value="-178" calcext:value-type="float">
            <text:p>-178</text:p>
          </table:table-cell>
          <table:table-cell office:value-type="float" office:value="-192.414834761847" calcext:value-type="float">
            <text:p>-192.414834761847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2.5476409810593" calcext:value-type="float">
            <text:p>-12.5476409810593</text:p>
          </table:table-cell>
          <table:table-cell office:value-type="float" office:value="-201" calcext:value-type="float">
            <text:p>-201</text:p>
          </table:table-cell>
          <table:table-cell office:value-type="float" office:value="-192.678993692252" calcext:value-type="float">
            <text:p>-192.678993692252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2.4077135662575" calcext:value-type="float">
            <text:p>-12.4077135662575</text:p>
          </table:table-cell>
          <table:table-cell office:value-type="float" office:value="-215" calcext:value-type="float">
            <text:p>-215</text:p>
          </table:table-cell>
          <table:table-cell office:value-type="float" office:value="-193.365793886337" calcext:value-type="float">
            <text:p>-193.365793886337</text:p>
          </table:table-cell>
        </table:table-row>
        <table:table-row table:style-name="ro1">
          <table:table-cell office:value-type="float" office:value="24772" calcext:value-type="float">
            <text:p>2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2.5182454565265" calcext:value-type="float">
            <text:p>-12.5182454565265</text:p>
          </table:table-cell>
          <table:table-cell office:value-type="float" office:value="-223" calcext:value-type="float">
            <text:p>-223</text:p>
          </table:table-cell>
          <table:table-cell office:value-type="float" office:value="-194.277615612911" calcext:value-type="float">
            <text:p>-194.277615612911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2.4715302117103" calcext:value-type="float">
            <text:p>-12.4715302117103</text:p>
          </table:table-cell>
          <table:table-cell office:value-type="float" office:value="-233" calcext:value-type="float">
            <text:p>-233</text:p>
          </table:table-cell>
          <table:table-cell office:value-type="float" office:value="-195.469073594052" calcext:value-type="float">
            <text:p>-195.469073594052</text:p>
          </table:table-cell>
        </table:table-row>
        <table:table-row table:style-name="ro1">
          <table:table-cell office:value-type="float" office:value="24824" calcext:value-type="float">
            <text:p>2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2.4877908205808" calcext:value-type="float">
            <text:p>-12.4877908205808</text:p>
          </table:table-cell>
          <table:table-cell office:value-type="float" office:value="-238" calcext:value-type="float">
            <text:p>-238</text:p>
          </table:table-cell>
          <table:table-cell office:value-type="float" office:value="-196.777717483466" calcext:value-type="float">
            <text:p>-196.777717483466</text:p>
          </table:table-cell>
        </table:table-row>
        <table:table-row table:style-name="ro1">
          <table:table-cell office:value-type="float" office:value="24850" calcext:value-type="float">
            <text:p>24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2.1343203337937" calcext:value-type="float">
            <text:p>-12.1343203337937</text:p>
          </table:table-cell>
          <table:table-cell office:value-type="float" office:value="-228" calcext:value-type="float">
            <text:p>-228</text:p>
          </table:table-cell>
          <table:table-cell office:value-type="float" office:value="-197.738403099359" calcext:value-type="float">
            <text:p>-197.738403099359</text:p>
          </table:table-cell>
        </table:table-row>
        <table:table-row table:style-name="ro1">
          <table:table-cell office:value-type="float" office:value="24876" calcext:value-type="float">
            <text:p>24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1.9455720158308" calcext:value-type="float">
            <text:p>-11.9455720158308</text:p>
          </table:table-cell>
          <table:table-cell office:value-type="float" office:value="-228" calcext:value-type="float">
            <text:p>-228</text:p>
          </table:table-cell>
          <table:table-cell office:value-type="float" office:value="-198.66952915784" calcext:value-type="float">
            <text:p>-198.66952915784</text:p>
          </table:table-cell>
        </table:table-row>
        <table:table-row table:style-name="ro1">
          <table:table-cell office:value-type="float" office:value="24902" calcext:value-type="float">
            <text:p>2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1.9164774922668" calcext:value-type="float">
            <text:p>-11.9164774922668</text:p>
          </table:table-cell>
          <table:table-cell office:value-type="float" office:value="-213" calcext:value-type="float">
            <text:p>-213</text:p>
          </table:table-cell>
          <table:table-cell office:value-type="float" office:value="-199.110466722215" calcext:value-type="float">
            <text:p>-199.110466722215</text:p>
          </table:table-cell>
        </table:table-row>
        <table:table-row table:style-name="ro1">
          <table:table-cell office:value-type="float" office:value="24928" calcext:value-type="float">
            <text:p>2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1.8882781848124" calcext:value-type="float">
            <text:p>-11.8882781848124</text:p>
          </table:table-cell>
          <table:table-cell office:value-type="float" office:value="-196" calcext:value-type="float">
            <text:p>-196</text:p>
          </table:table-cell>
          <table:table-cell office:value-type="float" office:value="-199.014760053839" calcext:value-type="float">
            <text:p>-199.014760053839</text:p>
          </table:table-cell>
        </table:table-row>
        <table:table-row table:style-name="ro1">
          <table:table-cell office:value-type="float" office:value="24954" calcext:value-type="float">
            <text:p>24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1.6763311637412" calcext:value-type="float">
            <text:p>-11.6763311637412</text:p>
          </table:table-cell>
          <table:table-cell office:value-type="float" office:value="-174" calcext:value-type="float">
            <text:p>-174</text:p>
          </table:table-cell>
          <table:table-cell office:value-type="float" office:value="-198.245075129105" calcext:value-type="float">
            <text:p>-198.245075129105</text:p>
          </table:table-cell>
        </table:table-row>
        <table:table-row table:style-name="ro1">
          <table:table-cell office:value-type="float" office:value="24980" calcext:value-type="float">
            <text:p>24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1.4709055894723" calcext:value-type="float">
            <text:p>-11.4709055894723</text:p>
          </table:table-cell>
          <table:table-cell office:value-type="float" office:value="-150" calcext:value-type="float">
            <text:p>-150</text:p>
          </table:table-cell>
          <table:table-cell office:value-type="float" office:value="-196.760611278979" calcext:value-type="float">
            <text:p>-196.760611278979</text:p>
          </table:table-cell>
        </table:table-row>
        <table:table-row table:style-name="ro1">
          <table:table-cell office:value-type="float" office:value="25006" calcext:value-type="float">
            <text:p>2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1.2102623405654" calcext:value-type="float">
            <text:p>-11.2102623405654</text:p>
          </table:table-cell>
          <table:table-cell office:value-type="float" office:value="-114" calcext:value-type="float">
            <text:p>-114</text:p>
          </table:table-cell>
          <table:table-cell office:value-type="float" office:value="-194.214130931933" calcext:value-type="float">
            <text:p>-194.214130931933</text:p>
          </table:table-cell>
        </table:table-row>
        <table:table-row table:style-name="ro1">
          <table:table-cell office:value-type="float" office:value="25033" calcext:value-type="float">
            <text:p>2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1.265331191625" calcext:value-type="float">
            <text:p>-11.265331191625</text:p>
          </table:table-cell>
          <table:table-cell office:value-type="float" office:value="-80" calcext:value-type="float">
            <text:p>-80</text:p>
          </table:table-cell>
          <table:table-cell office:value-type="float" office:value="-190.699849980182" calcext:value-type="float">
            <text:p>-190.699849980182</text:p>
          </table:table-cell>
        </table:table-row>
        <table:table-row table:style-name="ro1">
          <table:table-cell office:value-type="float" office:value="25058" calcext:value-type="float">
            <text:p>25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1.2571671549596" calcext:value-type="float">
            <text:p>-11.2571671549596</text:p>
          </table:table-cell>
          <table:table-cell office:value-type="float" office:value="-36" calcext:value-type="float">
            <text:p>-36</text:p>
          </table:table-cell>
          <table:table-cell office:value-type="float" office:value="-185.939854596176" calcext:value-type="float">
            <text:p>-185.939854596176</text:p>
          </table:table-cell>
        </table:table-row>
        <table:table-row table:style-name="ro1">
          <table:table-cell office:value-type="float" office:value="25084" calcext:value-type="float">
            <text:p>25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1.3107927809608" calcext:value-type="float">
            <text:p>-11.3107927809608</text:p>
          </table:table-cell>
          <table:table-cell office:value-type="float" office:value="-4" calcext:value-type="float">
            <text:p>-4</text:p>
          </table:table-cell>
          <table:table-cell office:value-type="float" office:value="-180.341705223986" calcext:value-type="float">
            <text:p>-180.341705223986</text:p>
          </table:table-cell>
        </table:table-row>
        <table:table-row table:style-name="ro1">
          <table:table-cell office:value-type="float" office:value="25110" calcext:value-type="float">
            <text:p>25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1.024306849239" calcext:value-type="float">
            <text:p>-11.024306849239</text:p>
          </table:table-cell>
          <table:table-cell office:value-type="float" office:value="-42" calcext:value-type="float">
            <text:p>-42</text:p>
          </table:table-cell>
          <table:table-cell office:value-type="float" office:value="-176.08503737094" calcext:value-type="float">
            <text:p>-176.08503737094</text:p>
          </table:table-cell>
        </table:table-row>
        <table:table-row table:style-name="ro1">
          <table:table-cell office:value-type="float" office:value="25136" calcext:value-type="float">
            <text:p>2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1.0235589461855" calcext:value-type="float">
            <text:p>-11.0235589461855</text:p>
          </table:table-cell>
          <table:table-cell office:value-type="float" office:value="-80" calcext:value-type="float">
            <text:p>-80</text:p>
          </table:table-cell>
          <table:table-cell office:value-type="float" office:value="-173.128574682604" calcext:value-type="float">
            <text:p>-173.128574682604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1.0536032863028" calcext:value-type="float">
            <text:p>-11.0536032863028</text:p>
          </table:table-cell>
          <table:table-cell office:value-type="float" office:value="-113" calcext:value-type="float">
            <text:p>-113</text:p>
          </table:table-cell>
          <table:table-cell office:value-type="float" office:value="-171.27846469237" calcext:value-type="float">
            <text:p>-171.27846469237</text:p>
          </table:table-cell>
        </table:table-row>
        <table:table-row table:style-name="ro1">
          <table:table-cell office:value-type="float" office:value="25188" calcext:value-type="float">
            <text:p>2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1.1750308774935" calcext:value-type="float">
            <text:p>-11.1750308774935</text:p>
          </table:table-cell>
          <table:table-cell office:value-type="float" office:value="-142" calcext:value-type="float">
            <text:p>-142</text:p>
          </table:table-cell>
          <table:table-cell office:value-type="float" office:value="-170.377588855681" calcext:value-type="float">
            <text:p>-170.377588855681</text:p>
          </table:table-cell>
        </table:table-row>
        <table:table-row table:style-name="ro1">
          <table:table-cell office:value-type="float" office:value="25215" calcext:value-type="float">
            <text:p>25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1.0773376197245" calcext:value-type="float">
            <text:p>-11.0773376197245</text:p>
          </table:table-cell>
          <table:table-cell office:value-type="float" office:value="-162" calcext:value-type="float">
            <text:p>-162</text:p>
          </table:table-cell>
          <table:table-cell office:value-type="float" office:value="-170.119816890891" calcext:value-type="float">
            <text:p>-170.119816890891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364964621945" calcext:value-type="float">
            <text:p>-10.7364964621945</text:p>
          </table:table-cell>
          <table:table-cell office:value-type="float" office:value="-182" calcext:value-type="float">
            <text:p>-182</text:p>
          </table:table-cell>
          <table:table-cell office:value-type="float" office:value="-170.485360986556" calcext:value-type="float">
            <text:p>-170.485360986556</text:p>
          </table:table-cell>
        </table:table-row>
        <table:table-row table:style-name="ro1">
          <table:table-cell office:value-type="float" office:value="25266" calcext:value-type="float">
            <text:p>25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0.6215273402808" calcext:value-type="float">
            <text:p>-10.6215273402808</text:p>
          </table:table-cell>
          <table:table-cell office:value-type="float" office:value="-199" calcext:value-type="float">
            <text:p>-199</text:p>
          </table:table-cell>
          <table:table-cell office:value-type="float" office:value="-171.362734494662" calcext:value-type="float">
            <text:p>-171.362734494662</text:p>
          </table:table-cell>
        </table:table-row>
        <table:table-row table:style-name="ro1">
          <table:table-cell office:value-type="float" office:value="25292" calcext:value-type="float">
            <text:p>2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0.5716341913491" calcext:value-type="float">
            <text:p>-10.5716341913491</text:p>
          </table:table-cell>
          <table:table-cell office:value-type="float" office:value="-206" calcext:value-type="float">
            <text:p>-206</text:p>
          </table:table-cell>
          <table:table-cell office:value-type="float" office:value="-172.428496510211" calcext:value-type="float">
            <text:p>-172.428496510211</text:p>
          </table:table-cell>
        </table:table-row>
        <table:table-row table:style-name="ro1">
          <table:table-cell office:value-type="float" office:value="25319" calcext:value-type="float">
            <text:p>25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0.5540454469999" calcext:value-type="float">
            <text:p>-10.5540454469999</text:p>
          </table:table-cell>
          <table:table-cell office:value-type="float" office:value="-208" calcext:value-type="float">
            <text:p>-208</text:p>
          </table:table-cell>
          <table:table-cell office:value-type="float" office:value="-173.523004309897" calcext:value-type="float">
            <text:p>-173.523004309897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.2908440486307" calcext:value-type="float">
            <text:p>-10.2908440486307</text:p>
          </table:table-cell>
          <table:table-cell office:value-type="float" office:value="-205" calcext:value-type="float">
            <text:p>-205</text:p>
          </table:table-cell>
          <table:table-cell office:value-type="float" office:value="-174.491527254208" calcext:value-type="float">
            <text:p>-174.491527254208</text:p>
          </table:table-cell>
        </table:table-row>
        <table:table-row table:style-name="ro1">
          <table:table-cell office:value-type="float" office:value="25370" calcext:value-type="float">
            <text:p>25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.0357411548266" calcext:value-type="float">
            <text:p>-10.0357411548266</text:p>
          </table:table-cell>
          <table:table-cell office:value-type="float" office:value="-203" calcext:value-type="float">
            <text:p>-203</text:p>
          </table:table-cell>
          <table:table-cell office:value-type="float" office:value="-175.368711031001" calcext:value-type="float">
            <text:p>-175.368711031001</text:p>
          </table:table-cell>
        </table:table-row>
        <table:table-row table:style-name="ro1">
          <table:table-cell office:value-type="float" office:value="25396" calcext:value-type="float">
            <text:p>2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9.88079527313967" calcext:value-type="float">
            <text:p>-9.88079527313967</text:p>
          </table:table-cell>
          <table:table-cell office:value-type="float" office:value="-190" calcext:value-type="float">
            <text:p>-190</text:p>
          </table:table-cell>
          <table:table-cell office:value-type="float" office:value="-175.81890453774" calcext:value-type="float">
            <text:p>-175.81890453774</text:p>
          </table:table-cell>
        </table:table-row>
        <table:table-row table:style-name="ro1">
          <table:table-cell office:value-type="float" office:value="25422" calcext:value-type="float">
            <text:p>25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9.91523234165845" calcext:value-type="float">
            <text:p>-9.91523234165845</text:p>
          </table:table-cell>
          <table:table-cell office:value-type="float" office:value="-183" calcext:value-type="float">
            <text:p>-183</text:p>
          </table:table-cell>
          <table:table-cell office:value-type="float" office:value="-176.039861321194" calcext:value-type="float">
            <text:p>-176.039861321194</text:p>
          </table:table-cell>
        </table:table-row>
        <table:table-row table:style-name="ro1">
          <table:table-cell office:value-type="float" office:value="25448" calcext:value-type="float">
            <text:p>2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9.8870713465305" calcext:value-type="float">
            <text:p>-9.8870713465305</text:p>
          </table:table-cell>
          <table:table-cell office:value-type="float" office:value="-159" calcext:value-type="float">
            <text:p>-159</text:p>
          </table:table-cell>
          <table:table-cell office:value-type="float" office:value="-175.515557895926" calcext:value-type="float">
            <text:p>-175.515557895926</text:p>
          </table:table-cell>
        </table:table-row>
        <table:table-row table:style-name="ro1">
          <table:table-cell office:value-type="float" office:value="25475" calcext:value-type="float">
            <text:p>25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.61362299740648" calcext:value-type="float">
            <text:p>-9.61362299740648</text:p>
          </table:table-cell>
          <table:table-cell office:value-type="float" office:value="-136" calcext:value-type="float">
            <text:p>-136</text:p>
          </table:table-cell>
          <table:table-cell office:value-type="float" office:value="-174.299694576052" calcext:value-type="float">
            <text:p>-174.299694576052</text:p>
          </table:table-cell>
        </table:table-row>
        <table:table-row table:style-name="ro1">
          <table:table-cell office:value-type="float" office:value="25501" calcext:value-type="float">
            <text:p>2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9.56397305902475" calcext:value-type="float">
            <text:p>-9.56397305902475</text:p>
          </table:table-cell>
          <table:table-cell office:value-type="float" office:value="-104" calcext:value-type="float">
            <text:p>-104</text:p>
          </table:table-cell>
          <table:table-cell office:value-type="float" office:value="-172.136627050635" calcext:value-type="float">
            <text:p>-172.136627050635</text:p>
          </table:table-cell>
        </table:table-row>
        <table:table-row table:style-name="ro1">
          <table:table-cell office:value-type="float" office:value="25526" calcext:value-type="float">
            <text:p>2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9.45431234951629" calcext:value-type="float">
            <text:p>-9.45431234951629</text:p>
          </table:table-cell>
          <table:table-cell office:value-type="float" office:value="-65" calcext:value-type="float">
            <text:p>-65</text:p>
          </table:table-cell>
          <table:table-cell office:value-type="float" office:value="-168.840115449077" calcext:value-type="float">
            <text:p>-168.840115449077</text:p>
          </table:table-cell>
        </table:table-row>
        <table:table-row table:style-name="ro1">
          <table:table-cell office:value-type="float" office:value="25552" calcext:value-type="float">
            <text:p>2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9.50187196953118" calcext:value-type="float">
            <text:p>-9.50187196953118</text:p>
          </table:table-cell>
          <table:table-cell office:value-type="float" office:value="-34" calcext:value-type="float">
            <text:p>-34</text:p>
          </table:table-cell>
          <table:table-cell office:value-type="float" office:value="-164.691188819874" calcext:value-type="float">
            <text:p>-164.691188819874</text:p>
          </table:table-cell>
        </table:table-row>
        <table:table-row table:style-name="ro1">
          <table:table-cell office:value-type="float" office:value="25578" calcext:value-type="float">
            <text:p>25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20950667816099" calcext:value-type="float">
            <text:p>-9.20950667816099</text:p>
          </table:table-cell>
          <table:table-cell office:value-type="float" office:value="6" calcext:value-type="float">
            <text:p>6</text:p>
          </table:table-cell>
          <table:table-cell office:value-type="float" office:value="-159.439152240801" calcext:value-type="float">
            <text:p>-159.439152240801</text:p>
          </table:table-cell>
        </table:table-row>
        <table:table-row table:style-name="ro1">
          <table:table-cell office:value-type="float" office:value="25604" calcext:value-type="float">
            <text:p>25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9.0492141649868" calcext:value-type="float">
            <text:p>-9.0492141649868</text:p>
          </table:table-cell>
          <table:table-cell office:value-type="float" office:value="-39" calcext:value-type="float">
            <text:p>-39</text:p>
          </table:table-cell>
          <table:table-cell office:value-type="float" office:value="-155.733332171854" calcext:value-type="float">
            <text:p>-155.733332171854</text:p>
          </table:table-cell>
        </table:table-row>
        <table:table-row table:style-name="ro1">
          <table:table-cell office:value-type="float" office:value="25631" calcext:value-type="float">
            <text:p>25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.92462295991028" calcext:value-type="float">
            <text:p>-8.92462295991028</text:p>
          </table:table-cell>
          <table:table-cell office:value-type="float" office:value="-71" calcext:value-type="float">
            <text:p>-71</text:p>
          </table:table-cell>
          <table:table-cell office:value-type="float" office:value="-153.126152720412" calcext:value-type="float">
            <text:p>-153.126152720412</text:p>
          </table:table-cell>
        </table:table-row>
        <table:table-row table:style-name="ro1">
          <table:table-cell office:value-type="float" office:value="25656" calcext:value-type="float">
            <text:p>25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.92694225345151" calcext:value-type="float">
            <text:p>-8.92694225345151</text:p>
          </table:table-cell>
          <table:table-cell office:value-type="float" office:value="-103" calcext:value-type="float">
            <text:p>-103</text:p>
          </table:table-cell>
          <table:table-cell office:value-type="float" office:value="-151.583809559784" calcext:value-type="float">
            <text:p>-151.583809559784</text:p>
          </table:table-cell>
        </table:table-row>
        <table:table-row table:style-name="ro1">
          <table:table-cell office:value-type="float" office:value="25682" calcext:value-type="float">
            <text:p>2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.92919018411454" calcext:value-type="float">
            <text:p>-8.92919018411454</text:p>
          </table:table-cell>
          <table:table-cell office:value-type="float" office:value="-130" calcext:value-type="float">
            <text:p>-130</text:p>
          </table:table-cell>
          <table:table-cell office:value-type="float" office:value="-150.91969234256" calcext:value-type="float">
            <text:p>-150.91969234256</text:p>
          </table:table-cell>
        </table:table-row>
        <table:table-row table:style-name="ro1">
          <table:table-cell office:value-type="float" office:value="25708" calcext:value-type="float">
            <text:p>25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62367663998794" calcext:value-type="float">
            <text:p>-8.62367663998794</text:p>
          </table:table-cell>
          <table:table-cell office:value-type="float" office:value="-146" calcext:value-type="float">
            <text:p>-146</text:p>
          </table:table-cell>
          <table:table-cell office:value-type="float" office:value="-150.768317193558" calcext:value-type="float">
            <text:p>-150.768317193558</text:p>
          </table:table-cell>
        </table:table-row>
        <table:table-row table:style-name="ro1">
          <table:table-cell office:value-type="float" office:value="25735" calcext:value-type="float">
            <text:p>25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.635255820296" calcext:value-type="float">
            <text:p>-8.635255820296</text:p>
          </table:table-cell>
          <table:table-cell office:value-type="float" office:value="-167" calcext:value-type="float">
            <text:p>-167</text:p>
          </table:table-cell>
          <table:table-cell office:value-type="float" office:value="-151.267753587602" calcext:value-type="float">
            <text:p>-151.267753587602</text:p>
          </table:table-cell>
        </table:table-row>
        <table:table-row table:style-name="ro1">
          <table:table-cell office:value-type="float" office:value="25760" calcext:value-type="float">
            <text:p>2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8.61570948736382" calcext:value-type="float">
            <text:p>-8.61570948736382</text:p>
          </table:table-cell>
          <table:table-cell office:value-type="float" office:value="-178" calcext:value-type="float">
            <text:p>-178</text:p>
          </table:table-cell>
          <table:table-cell office:value-type="float" office:value="-152.090284246445" calcext:value-type="float">
            <text:p>-152.090284246445</text:p>
          </table:table-cell>
        </table:table-row>
        <table:table-row table:style-name="ro1">
          <table:table-cell office:value-type="float" office:value="25786" calcext:value-type="float">
            <text:p>25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.50445688775262" calcext:value-type="float">
            <text:p>-8.50445688775262</text:p>
          </table:table-cell>
          <table:table-cell office:value-type="float" office:value="-188" calcext:value-type="float">
            <text:p>-188</text:p>
          </table:table-cell>
          <table:table-cell office:value-type="float" office:value="-153.195198577324" calcext:value-type="float">
            <text:p>-153.195198577324</text:p>
          </table:table-cell>
        </table:table-row>
        <table:table-row table:style-name="ro1">
          <table:table-cell office:value-type="float" office:value="25813" calcext:value-type="float">
            <text:p>2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.39662744505254" calcext:value-type="float">
            <text:p>-8.39662744505254</text:p>
          </table:table-cell>
          <table:table-cell office:value-type="float" office:value="-192" calcext:value-type="float">
            <text:p>-192</text:p>
          </table:table-cell>
          <table:table-cell office:value-type="float" office:value="-154.389192467252" calcext:value-type="float">
            <text:p>-154.389192467252</text:p>
          </table:table-cell>
        </table:table-row>
        <table:table-row table:style-name="ro1">
          <table:table-cell office:value-type="float" office:value="25839" calcext:value-type="float">
            <text:p>25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8.26134660058939" calcext:value-type="float">
            <text:p>-8.26134660058939</text:p>
          </table:table-cell>
          <table:table-cell office:value-type="float" office:value="-180" calcext:value-type="float">
            <text:p>-180</text:p>
          </table:table-cell>
          <table:table-cell office:value-type="float" office:value="-155.177217314414" calcext:value-type="float">
            <text:p>-155.177217314414</text:p>
          </table:table-cell>
        </table:table-row>
        <table:table-row table:style-name="ro1">
          <table:table-cell office:value-type="float" office:value="25865" calcext:value-type="float">
            <text:p>25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8.31484362826356" calcext:value-type="float">
            <text:p>-8.31484362826356</text:p>
          </table:table-cell>
          <table:table-cell office:value-type="float" office:value="-181" calcext:value-type="float">
            <text:p>-181</text:p>
          </table:table-cell>
          <table:table-cell office:value-type="float" office:value="-155.97176447397" calcext:value-type="float">
            <text:p>-155.97176447397</text:p>
          </table:table-cell>
        </table:table-row>
        <table:table-row table:style-name="ro1">
          <table:table-cell office:value-type="float" office:value="25891" calcext:value-type="float">
            <text:p>2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8.12054074739391" calcext:value-type="float">
            <text:p>-8.12054074739391</text:p>
          </table:table-cell>
          <table:table-cell office:value-type="float" office:value="-163" calcext:value-type="float">
            <text:p>-163</text:p>
          </table:table-cell>
          <table:table-cell office:value-type="float" office:value="-156.188017874771" calcext:value-type="float">
            <text:p>-156.188017874771</text:p>
          </table:table-cell>
        </table:table-row>
        <table:table-row table:style-name="ro1">
          <table:table-cell office:value-type="float" office:value="25916" calcext:value-type="float">
            <text:p>2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.99375487824333" calcext:value-type="float">
            <text:p>-7.99375487824333</text:p>
          </table:table-cell>
          <table:table-cell office:value-type="float" office:value="-147" calcext:value-type="float">
            <text:p>-147</text:p>
          </table:table-cell>
          <table:table-cell office:value-type="float" office:value="-155.905309632471" calcext:value-type="float">
            <text:p>-155.905309632471</text:p>
          </table:table-cell>
        </table:table-row>
        <table:table-row table:style-name="ro1">
          <table:table-cell office:value-type="float" office:value="25943" calcext:value-type="float">
            <text:p>25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7.99394703583584" calcext:value-type="float">
            <text:p>-7.99394703583584</text:p>
          </table:table-cell>
          <table:table-cell office:value-type="float" office:value="-127" calcext:value-type="float">
            <text:p>-127</text:p>
          </table:table-cell>
          <table:table-cell office:value-type="float" office:value="-155.015915489933" calcext:value-type="float">
            <text:p>-155.015915489933</text:p>
          </table:table-cell>
        </table:table-row>
        <table:table-row table:style-name="ro1">
          <table:table-cell office:value-type="float" office:value="25968" calcext:value-type="float">
            <text:p>2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7.90182558857936" calcext:value-type="float">
            <text:p>-7.90182558857936</text:p>
          </table:table-cell>
          <table:table-cell office:value-type="float" office:value="-96" calcext:value-type="float">
            <text:p>-96</text:p>
          </table:table-cell>
          <table:table-cell office:value-type="float" office:value="-153.200041167166" calcext:value-type="float">
            <text:p>-153.200041167166</text:p>
          </table:table-cell>
        </table:table-row>
        <table:table-row table:style-name="ro1">
          <table:table-cell office:value-type="float" office:value="25995" calcext:value-type="float">
            <text:p>2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.78176941662307" calcext:value-type="float">
            <text:p>-7.78176941662307</text:p>
          </table:table-cell>
          <table:table-cell office:value-type="float" office:value="-68" calcext:value-type="float">
            <text:p>-68</text:p>
          </table:table-cell>
          <table:table-cell office:value-type="float" office:value="-150.578501438945" calcext:value-type="float">
            <text:p>-150.578501438945</text:p>
          </table:table-cell>
        </table:table-row>
        <table:table-row table:style-name="ro1">
          <table:table-cell office:value-type="float" office:value="26020" calcext:value-type="float">
            <text:p>26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7.69617651149621" calcext:value-type="float">
            <text:p>-7.69617651149621</text:p>
          </table:table-cell>
          <table:table-cell office:value-type="float" office:value="-32" calcext:value-type="float">
            <text:p>-32</text:p>
          </table:table-cell>
          <table:table-cell office:value-type="float" office:value="-146.929932163901" calcext:value-type="float">
            <text:p>-146.929932163901</text:p>
          </table:table-cell>
        </table:table-row>
        <table:table-row table:style-name="ro1">
          <table:table-cell office:value-type="float" office:value="26046" calcext:value-type="float">
            <text:p>2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7.52090954191171" calcext:value-type="float">
            <text:p>-7.52090954191171</text:p>
          </table:table-cell>
          <table:table-cell office:value-type="float" office:value="13" calcext:value-type="float">
            <text:p>13</text:p>
          </table:table-cell>
          <table:table-cell office:value-type="float" office:value="-142.009011174242" calcext:value-type="float">
            <text:p>-142.009011174242</text:p>
          </table:table-cell>
        </table:table-row>
        <table:table-row table:style-name="ro1">
          <table:table-cell office:value-type="float" office:value="26072" calcext:value-type="float">
            <text:p>2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7.59718924831442" calcext:value-type="float">
            <text:p>-7.59718924831442</text:p>
          </table:table-cell>
          <table:table-cell office:value-type="float" office:value="-37" calcext:value-type="float">
            <text:p>-37</text:p>
          </table:table-cell>
          <table:table-cell office:value-type="float" office:value="-138.777964676573" calcext:value-type="float">
            <text:p>-138.777964676573</text:p>
          </table:table-cell>
        </table:table-row>
        <table:table-row table:style-name="ro1">
          <table:table-cell office:value-type="float" office:value="26098" calcext:value-type="float">
            <text:p>2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.45573727144321" calcext:value-type="float">
            <text:p>-7.45573727144321</text:p>
          </table:table-cell>
          <table:table-cell office:value-type="float" office:value="-63" calcext:value-type="float">
            <text:p>-63</text:p>
          </table:table-cell>
          <table:table-cell office:value-type="float" office:value="-136.446334994217" calcext:value-type="float">
            <text:p>-136.446334994217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7.44171458616803" calcext:value-type="float">
            <text:p>-7.44171458616803</text:p>
          </table:table-cell>
          <table:table-cell office:value-type="float" office:value="-96" calcext:value-type="float">
            <text:p>-96</text:p>
          </table:table-cell>
          <table:table-cell office:value-type="float" office:value="-135.201832379011" calcext:value-type="float">
            <text:p>-135.201832379011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7.55120029120902" calcext:value-type="float">
            <text:p>-7.55120029120902</text:p>
          </table:table-cell>
          <table:table-cell office:value-type="float" office:value="-123" calcext:value-type="float">
            <text:p>-123</text:p>
          </table:table-cell>
          <table:table-cell office:value-type="float" office:value="-134.826391382733" calcext:value-type="float">
            <text:p>-134.826391382733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.41116335917182" calcext:value-type="float">
            <text:p>-7.41116335917182</text:p>
          </table:table-cell>
          <table:table-cell office:value-type="float" office:value="-134" calcext:value-type="float">
            <text:p>-134</text:p>
          </table:table-cell>
          <table:table-cell office:value-type="float" office:value="-134.800963955572" calcext:value-type="float">
            <text:p>-134.800963955572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7.33697371735115" calcext:value-type="float">
            <text:p>-7.33697371735115</text:p>
          </table:table-cell>
          <table:table-cell office:value-type="float" office:value="-153" calcext:value-type="float">
            <text:p>-153</text:p>
          </table:table-cell>
          <table:table-cell office:value-type="float" office:value="-135.360934295401" calcext:value-type="float">
            <text:p>-135.360934295401</text:p>
          </table:table-cell>
        </table:table-row>
        <table:table-row table:style-name="ro1">
          <table:table-cell office:value-type="float" office:value="26228" calcext:value-type="float">
            <text:p>2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7.4189129875865" calcext:value-type="float">
            <text:p>-7.4189129875865</text:p>
          </table:table-cell>
          <table:table-cell office:value-type="float" office:value="-161" calcext:value-type="float">
            <text:p>-161</text:p>
          </table:table-cell>
          <table:table-cell office:value-type="float" office:value="-136.149828624773" calcext:value-type="float">
            <text:p>-136.149828624773</text:p>
          </table:table-cell>
        </table:table-row>
        <table:table-row table:style-name="ro1">
          <table:table-cell office:value-type="float" office:value="26254" calcext:value-type="float">
            <text:p>26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.31371566489153" calcext:value-type="float">
            <text:p>-7.31371566489153</text:p>
          </table:table-cell>
          <table:table-cell office:value-type="float" office:value="-164" calcext:value-type="float">
            <text:p>-164</text:p>
          </table:table-cell>
          <table:table-cell office:value-type="float" office:value="-137.00675697478" calcext:value-type="float">
            <text:p>-137.00675697478</text:p>
          </table:table-cell>
        </table:table-row>
        <table:table-row table:style-name="ro1">
          <table:table-cell office:value-type="float" office:value="26280" calcext:value-type="float">
            <text:p>26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7.33483210597179" calcext:value-type="float">
            <text:p>-7.33483210597179</text:p>
          </table:table-cell>
          <table:table-cell office:value-type="float" office:value="-169" calcext:value-type="float">
            <text:p>-169</text:p>
          </table:table-cell>
          <table:table-cell office:value-type="float" office:value="-137.991164452479" calcext:value-type="float">
            <text:p>-137.991164452479</text:p>
          </table:table-cell>
        </table:table-row>
        <table:table-row table:style-name="ro1">
          <table:table-cell office:value-type="float" office:value="26306" calcext:value-type="float">
            <text:p>26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7.38606804117265" calcext:value-type="float">
            <text:p>-7.38606804117265</text:p>
          </table:table-cell>
          <table:table-cell office:value-type="float" office:value="-162" calcext:value-type="float">
            <text:p>-162</text:p>
          </table:table-cell>
          <table:table-cell office:value-type="float" office:value="-138.729897853941" calcext:value-type="float">
            <text:p>-138.729897853941</text:p>
          </table:table-cell>
        </table:table-row>
        <table:table-row table:style-name="ro1">
          <table:table-cell office:value-type="float" office:value="26332" calcext:value-type="float">
            <text:p>26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.28188133221349" calcext:value-type="float">
            <text:p>-7.28188133221349</text:p>
          </table:table-cell>
          <table:table-cell office:value-type="float" office:value="-150" calcext:value-type="float">
            <text:p>-150</text:p>
          </table:table-cell>
          <table:table-cell office:value-type="float" office:value="-139.076670227666" calcext:value-type="float">
            <text:p>-139.076670227666</text:p>
          </table:table-cell>
        </table:table-row>
        <table:table-row table:style-name="ro1">
          <table:table-cell office:value-type="float" office:value="26358" calcext:value-type="float">
            <text:p>2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.18090036814539" calcext:value-type="float">
            <text:p>-7.18090036814539</text:p>
          </table:table-cell>
          <table:table-cell office:value-type="float" office:value="-143" calcext:value-type="float">
            <text:p>-143</text:p>
          </table:table-cell>
          <table:table-cell office:value-type="float" office:value="-139.197388066815" calcext:value-type="float">
            <text:p>-139.197388066815</text:p>
          </table:table-cell>
        </table:table-row>
        <table:table-row table:style-name="ro1">
          <table:table-cell office:value-type="float" office:value="26384" calcext:value-type="float">
            <text:p>2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.08302651066399" calcext:value-type="float">
            <text:p>-7.08302651066399</text:p>
          </table:table-cell>
          <table:table-cell office:value-type="float" office:value="-125" calcext:value-type="float">
            <text:p>-125</text:p>
          </table:table-cell>
          <table:table-cell office:value-type="float" office:value="-138.760545357067" calcext:value-type="float">
            <text:p>-138.760545357067</text:p>
          </table:table-cell>
        </table:table-row>
        <table:table-row table:style-name="ro1">
          <table:table-cell office:value-type="float" office:value="26410" calcext:value-type="float">
            <text:p>26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.95739492572048" calcext:value-type="float">
            <text:p>-6.95739492572048</text:p>
          </table:table-cell>
          <table:table-cell office:value-type="float" office:value="-95" calcext:value-type="float">
            <text:p>-95</text:p>
          </table:table-cell>
          <table:table-cell office:value-type="float" office:value="-137.414067038388" calcext:value-type="float">
            <text:p>-137.414067038388</text:p>
          </table:table-cell>
        </table:table-row>
        <table:table-row table:style-name="ro1">
          <table:table-cell office:value-type="float" office:value="26436" calcext:value-type="float">
            <text:p>2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7.08178277415985" calcext:value-type="float">
            <text:p>-7.08178277415985</text:p>
          </table:table-cell>
          <table:table-cell office:value-type="float" office:value="-70" calcext:value-type="float">
            <text:p>-70</text:p>
          </table:table-cell>
          <table:table-cell office:value-type="float" office:value="-135.339788052591" calcext:value-type="float">
            <text:p>-135.339788052591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7.11003561187801" calcext:value-type="float">
            <text:p>-7.11003561187801</text:p>
          </table:table-cell>
          <table:table-cell office:value-type="float" office:value="-35" calcext:value-type="float">
            <text:p>-35</text:p>
          </table:table-cell>
          <table:table-cell office:value-type="float" office:value="-132.252409958665" calcext:value-type="float">
            <text:p>-132.252409958665</text:p>
          </table:table-cell>
        </table:table-row>
        <table:table-row table:style-name="ro1">
          <table:table-cell office:value-type="float" office:value="26488" calcext:value-type="float">
            <text:p>2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.92203451612792" calcext:value-type="float">
            <text:p>-6.92203451612792</text:p>
          </table:table-cell>
          <table:table-cell office:value-type="float" office:value="3" calcext:value-type="float">
            <text:p>3</text:p>
          </table:table-cell>
          <table:table-cell office:value-type="float" office:value="-128.090797344553" calcext:value-type="float">
            <text:p>-128.090797344553</text:p>
          </table:table-cell>
        </table:table-row>
        <table:table-row table:style-name="ro1">
          <table:table-cell office:value-type="float" office:value="26514" calcext:value-type="float">
            <text:p>2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.95520268486244" calcext:value-type="float">
            <text:p>-6.95520268486244</text:p>
          </table:table-cell>
          <table:table-cell office:value-type="float" office:value="-34" calcext:value-type="float">
            <text:p>-34</text:p>
          </table:table-cell>
          <table:table-cell office:value-type="float" office:value="-125.195695887797" calcext:value-type="float">
            <text:p>-125.195695887797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.95658106378975" calcext:value-type="float">
            <text:p>-6.95658106378975</text:p>
          </table:table-cell>
          <table:table-cell office:value-type="float" office:value="-65" calcext:value-type="float">
            <text:p>-65</text:p>
          </table:table-cell>
          <table:table-cell office:value-type="float" office:value="-123.343520629711" calcext:value-type="float">
            <text:p>-123.343520629711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6.80407087721161" calcext:value-type="float">
            <text:p>-6.80407087721161</text:p>
          </table:table-cell>
          <table:table-cell office:value-type="float" office:value="-88" calcext:value-type="float">
            <text:p>-88</text:p>
          </table:table-cell>
          <table:table-cell office:value-type="float" office:value="-122.256027687258" calcext:value-type="float">
            <text:p>-122.256027687258</text:p>
          </table:table-cell>
        </table:table-row>
        <table:table-row table:style-name="ro1">
          <table:table-cell office:value-type="float" office:value="26592" calcext:value-type="float">
            <text:p>2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.7177917732974" calcext:value-type="float">
            <text:p>-6.7177917732974</text:p>
          </table:table-cell>
          <table:table-cell office:value-type="float" office:value="-110" calcext:value-type="float">
            <text:p>-110</text:p>
          </table:table-cell>
          <table:table-cell office:value-type="float" office:value="-121.878919143035" calcext:value-type="float">
            <text:p>-121.878919143035</text:p>
          </table:table-cell>
        </table:table-row>
        <table:table-row table:style-name="ro1">
          <table:table-cell office:value-type="float" office:value="26618" calcext:value-type="float">
            <text:p>2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.69570587258056" calcext:value-type="float">
            <text:p>-6.69570587258056</text:p>
          </table:table-cell>
          <table:table-cell office:value-type="float" office:value="-132" calcext:value-type="float">
            <text:p>-132</text:p>
          </table:table-cell>
          <table:table-cell office:value-type="float" office:value="-122.190337015557" calcext:value-type="float">
            <text:p>-122.190337015557</text:p>
          </table:table-cell>
        </table:table-row>
        <table:table-row table:style-name="ro1">
          <table:table-cell office:value-type="float" office:value="26644" calcext:value-type="float">
            <text:p>2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.52045338419347" calcext:value-type="float">
            <text:p>-6.52045338419347</text:p>
          </table:table-cell>
          <table:table-cell office:value-type="float" office:value="-145" calcext:value-type="float">
            <text:p>-145</text:p>
          </table:table-cell>
          <table:table-cell office:value-type="float" office:value="-122.892172799694" calcext:value-type="float">
            <text:p>-122.892172799694</text:p>
          </table:table-cell>
        </table:table-row>
        <table:table-row table:style-name="ro1">
          <table:table-cell office:value-type="float" office:value="26670" calcext:value-type="float">
            <text:p>26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.50443943391059" calcext:value-type="float">
            <text:p>-6.50443943391059</text:p>
          </table:table-cell>
          <table:table-cell office:value-type="float" office:value="-149" calcext:value-type="float">
            <text:p>-149</text:p>
          </table:table-cell>
          <table:table-cell office:value-type="float" office:value="-123.695490559703" calcext:value-type="float">
            <text:p>-123.695490559703</text:p>
          </table:table-cell>
        </table:table-row>
        <table:table-row table:style-name="ro1">
          <table:table-cell office:value-type="float" office:value="26696" calcext:value-type="float">
            <text:p>2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.64276437440565" calcext:value-type="float">
            <text:p>-6.64276437440565</text:p>
          </table:table-cell>
          <table:table-cell office:value-type="float" office:value="-159" calcext:value-type="float">
            <text:p>-159</text:p>
          </table:table-cell>
          <table:table-cell office:value-type="float" office:value="-124.781783157866" calcext:value-type="float">
            <text:p>-124.781783157866</text:p>
          </table:table-cell>
        </table:table-row>
        <table:table-row table:style-name="ro1">
          <table:table-cell office:value-type="float" office:value="26722" calcext:value-type="float">
            <text:p>2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.59221777827009" calcext:value-type="float">
            <text:p>-6.59221777827009</text:p>
          </table:table-cell>
          <table:table-cell office:value-type="float" office:value="-154" calcext:value-type="float">
            <text:p>-154</text:p>
          </table:table-cell>
          <table:table-cell office:value-type="float" office:value="-125.680805214547" calcext:value-type="float">
            <text:p>-125.680805214547</text:p>
          </table:table-cell>
        </table:table-row>
        <table:table-row table:style-name="ro1">
          <table:table-cell office:value-type="float" office:value="26748" calcext:value-type="float">
            <text:p>2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.48168800047716" calcext:value-type="float">
            <text:p>-6.48168800047716</text:p>
          </table:table-cell>
          <table:table-cell office:value-type="float" office:value="-150" calcext:value-type="float">
            <text:p>-150</text:p>
          </table:table-cell>
          <table:table-cell office:value-type="float" office:value="-126.429088131023" calcext:value-type="float">
            <text:p>-126.429088131023</text:p>
          </table:table-cell>
        </table:table-row>
        <table:table-row table:style-name="ro1">
          <table:table-cell office:value-type="float" office:value="26774" calcext:value-type="float">
            <text:p>26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.49763606200094" calcext:value-type="float">
            <text:p>-6.49763606200094</text:p>
          </table:table-cell>
          <table:table-cell office:value-type="float" office:value="-139" calcext:value-type="float">
            <text:p>-139</text:p>
          </table:table-cell>
          <table:table-cell office:value-type="float" office:value="-126.815885419299" calcext:value-type="float">
            <text:p>-126.815885419299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.42078572163168" calcext:value-type="float">
            <text:p>-6.42078572163168</text:p>
          </table:table-cell>
          <table:table-cell office:value-type="float" office:value="-122" calcext:value-type="float">
            <text:p>-122</text:p>
          </table:table-cell>
          <table:table-cell office:value-type="float" office:value="-126.667704329474" calcext:value-type="float">
            <text:p>-126.667704329474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6.28476154558148" calcext:value-type="float">
            <text:p>-6.28476154558148</text:p>
          </table:table-cell>
          <table:table-cell office:value-type="float" office:value="-102" calcext:value-type="float">
            <text:p>-102</text:p>
          </table:table-cell>
          <table:table-cell office:value-type="float" office:value="-125.908698042414" calcext:value-type="float">
            <text:p>-125.908698042414</text:p>
          </table:table-cell>
        </table:table-row>
        <table:table-row table:style-name="ro1">
          <table:table-cell office:value-type="float" office:value="26852" calcext:value-type="float">
            <text:p>2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.21446119033282" calcext:value-type="float">
            <text:p>-6.21446119033282</text:p>
          </table:table-cell>
          <table:table-cell office:value-type="float" office:value="-74" calcext:value-type="float">
            <text:p>-74</text:p>
          </table:table-cell>
          <table:table-cell office:value-type="float" office:value="-124.311507333416" calcext:value-type="float">
            <text:p>-124.311507333416</text:p>
          </table:table-cell>
        </table:table-row>
        <table:table-row table:style-name="ro1">
          <table:table-cell office:value-type="float" office:value="26878" calcext:value-type="float">
            <text:p>26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.20786238447642" calcext:value-type="float">
            <text:p>-6.20786238447642</text:p>
          </table:table-cell>
          <table:table-cell office:value-type="float" office:value="-52" calcext:value-type="float">
            <text:p>-52</text:p>
          </table:table-cell>
          <table:table-cell office:value-type="float" office:value="-122.086537877003" calcext:value-type="float">
            <text:p>-122.086537877003</text:p>
          </table:table-cell>
        </table:table-row>
        <table:table-row table:style-name="ro1">
          <table:table-cell office:value-type="float" office:value="26904" calcext:value-type="float">
            <text:p>26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01685123418484" calcext:value-type="float">
            <text:p>-6.01685123418484</text:p>
          </table:table-cell>
          <table:table-cell office:value-type="float" office:value="-14" calcext:value-type="float">
            <text:p>-14</text:p>
          </table:table-cell>
          <table:table-cell office:value-type="float" office:value="-118.760798250019" calcext:value-type="float">
            <text:p>-118.760798250019</text:p>
          </table:table-cell>
        </table:table-row>
        <table:table-row table:style-name="ro1">
          <table:table-cell office:value-type="float" office:value="26930" calcext:value-type="float">
            <text:p>26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.98556350390223" calcext:value-type="float">
            <text:p>-5.98556350390223</text:p>
          </table:table-cell>
          <table:table-cell office:value-type="float" office:value="-7" calcext:value-type="float">
            <text:p>-7</text:p>
          </table:table-cell>
          <table:table-cell office:value-type="float" office:value="-115.32200445771" calcext:value-type="float">
            <text:p>-115.32200445771</text:p>
          </table:table-cell>
        </table:table-row>
        <table:table-row table:style-name="ro1">
          <table:table-cell office:value-type="float" office:value="26956" calcext:value-type="float">
            <text:p>2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6.07831539608985" calcext:value-type="float">
            <text:p>-6.07831539608985</text:p>
          </table:table-cell>
          <table:table-cell office:value-type="float" office:value="-43" calcext:value-type="float">
            <text:p>-43</text:p>
          </table:table-cell>
          <table:table-cell office:value-type="float" office:value="-113.096712012858" calcext:value-type="float">
            <text:p>-113.096712012858</text:p>
          </table:table-cell>
        </table:table-row>
        <table:table-row table:style-name="ro1"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.10667492236401" calcext:value-type="float">
            <text:p>-6.10667492236401</text:p>
          </table:table-cell>
          <table:table-cell office:value-type="float" office:value="-71" calcext:value-type="float">
            <text:p>-71</text:p>
          </table:table-cell>
          <table:table-cell office:value-type="float" office:value="-111.801428566308" calcext:value-type="float">
            <text:p>-111.801428566308</text:p>
          </table:table-cell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.82646954013743" calcext:value-type="float">
            <text:p>-5.82646954013743</text:p>
          </table:table-cell>
          <table:table-cell office:value-type="float" office:value="-87" calcext:value-type="float">
            <text:p>-87</text:p>
          </table:table-cell>
          <table:table-cell office:value-type="float" office:value="-111.038307687345" calcext:value-type="float">
            <text:p>-111.038307687345</text:p>
          </table:table-cell>
        </table:table-row>
        <table:table-row table:style-name="ro1">
          <table:table-cell office:value-type="float" office:value="27034" calcext:value-type="float">
            <text:p>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.70873201582551" calcext:value-type="float">
            <text:p>-5.70873201582551</text:p>
          </table:table-cell>
          <table:table-cell office:value-type="float" office:value="-107" calcext:value-type="float">
            <text:p>-107</text:p>
          </table:table-cell>
          <table:table-cell office:value-type="float" office:value="-110.914052066196" calcext:value-type="float">
            <text:p>-110.914052066196</text:p>
          </table:table-cell>
        </table:table-row>
        <table:table-row table:style-name="ro1">
          <table:table-cell office:value-type="float" office:value="27061" calcext:value-type="float">
            <text:p>2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5.74846333841549" calcext:value-type="float">
            <text:p>-5.74846333841549</text:p>
          </table:table-cell>
          <table:table-cell office:value-type="float" office:value="-126" calcext:value-type="float">
            <text:p>-126</text:p>
          </table:table-cell>
          <table:table-cell office:value-type="float" office:value="-111.378235079544" calcext:value-type="float">
            <text:p>-111.378235079544</text:p>
          </table:table-cell>
        </table:table-row>
        <table:table-row table:style-name="ro1">
          <table:table-cell office:value-type="float" office:value="27086" calcext:value-type="float">
            <text:p>2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.72543369723348" calcext:value-type="float">
            <text:p>-5.72543369723348</text:p>
          </table:table-cell>
          <table:table-cell office:value-type="float" office:value="-134" calcext:value-type="float">
            <text:p>-134</text:p>
          </table:table-cell>
          <table:table-cell office:value-type="float" office:value="-112.074289384789" calcext:value-type="float">
            <text:p>-112.074289384789</text:p>
          </table:table-cell>
        </table:table-row>
        <table:table-row table:style-name="ro1">
          <table:table-cell office:value-type="float" office:value="27113" calcext:value-type="float">
            <text:p>27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.45695881424168" calcext:value-type="float">
            <text:p>-5.45695881424168</text:p>
          </table:table-cell>
          <table:table-cell office:value-type="float" office:value="-131" calcext:value-type="float">
            <text:p>-131</text:p>
          </table:table-cell>
          <table:table-cell office:value-type="float" office:value="-112.65661894218" calcext:value-type="float">
            <text:p>-112.65661894218</text:p>
          </table:table-cell>
        </table:table-row>
        <table:table-row table:style-name="ro1">
          <table:table-cell office:value-type="float" office:value="27138" calcext:value-type="float">
            <text:p>27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.41212931226501" calcext:value-type="float">
            <text:p>-5.41212931226501</text:p>
          </table:table-cell>
          <table:table-cell office:value-type="float" office:value="-136" calcext:value-type="float">
            <text:p>-136</text:p>
          </table:table-cell>
          <table:table-cell office:value-type="float" office:value="-113.374876820882" calcext:value-type="float">
            <text:p>-113.374876820882</text:p>
          </table:table-cell>
        </table:table-row>
        <table:table-row table:style-name="ro1">
          <table:table-cell office:value-type="float" office:value="27164" calcext:value-type="float">
            <text:p>2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.52252533342609" calcext:value-type="float">
            <text:p>-5.52252533342609</text:p>
          </table:table-cell>
          <table:table-cell office:value-type="float" office:value="-135" calcext:value-type="float">
            <text:p>-135</text:p>
          </table:table-cell>
          <table:table-cell office:value-type="float" office:value="-114.040265226393" calcext:value-type="float">
            <text:p>-114.040265226393</text:p>
          </table:table-cell>
        </table:table-row>
        <table:table-row table:style-name="ro1">
          <table:table-cell office:value-type="float" office:value="27190" calcext:value-type="float">
            <text:p>27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.50644763085913" calcext:value-type="float">
            <text:p>-5.50644763085913</text:p>
          </table:table-cell>
          <table:table-cell office:value-type="float" office:value="-119" calcext:value-type="float">
            <text:p>-119</text:p>
          </table:table-cell>
          <table:table-cell office:value-type="float" office:value="-114.192872450197" calcext:value-type="float">
            <text:p>-114.192872450197</text:p>
          </table:table-cell>
        </table:table-row>
        <table:table-row table:style-name="ro1">
          <table:table-cell office:value-type="float" office:value="27216" calcext:value-type="float">
            <text:p>2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.24471078067885" calcext:value-type="float">
            <text:p>-5.24471078067885</text:p>
          </table:table-cell>
          <table:table-cell office:value-type="float" office:value="-100" calcext:value-type="float">
            <text:p>-100</text:p>
          </table:table-cell>
          <table:table-cell office:value-type="float" office:value="-113.756168682498" calcext:value-type="float">
            <text:p>-113.756168682498</text:p>
          </table:table-cell>
        </table:table-row>
        <table:table-row table:style-name="ro1">
          <table:table-cell office:value-type="float" office:value="27243" calcext:value-type="float">
            <text:p>27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.1141042951195" calcext:value-type="float">
            <text:p>-5.1141042951195</text:p>
          </table:table-cell>
          <table:table-cell office:value-type="float" office:value="-84" calcext:value-type="float">
            <text:p>-84</text:p>
          </table:table-cell>
          <table:table-cell office:value-type="float" office:value="-112.840594261498" calcext:value-type="float">
            <text:p>-112.840594261498</text:p>
          </table:table-cell>
        </table:table-row>
        <table:table-row table:style-name="ro1">
          <table:table-cell office:value-type="float" office:value="27268" calcext:value-type="float">
            <text:p>2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.23367031680813" calcext:value-type="float">
            <text:p>-5.23367031680813</text:p>
          </table:table-cell>
          <table:table-cell office:value-type="float" office:value="-60" calcext:value-type="float">
            <text:p>-60</text:p>
          </table:table-cell>
          <table:table-cell office:value-type="float" office:value="-111.214729822683" calcext:value-type="float">
            <text:p>-111.214729822683</text:p>
          </table:table-cell>
        </table:table-row>
        <table:table-row table:style-name="ro1">
          <table:table-cell office:value-type="float" office:value="27294" calcext:value-type="float">
            <text:p>27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.22648046090634" calcext:value-type="float">
            <text:p>-5.22648046090634</text:p>
          </table:table-cell>
          <table:table-cell office:value-type="float" office:value="-31" calcext:value-type="float">
            <text:p>-31</text:p>
          </table:table-cell>
          <table:table-cell office:value-type="float" office:value="-108.746584289677" calcext:value-type="float">
            <text:p>-108.746584289677</text:p>
          </table:table-cell>
        </table:table-row>
        <table:table-row table:style-name="ro1">
          <table:table-cell office:value-type="float" office:value="27320" calcext:value-type="float">
            <text:p>2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6566567749384" calcext:value-type="float">
            <text:p>-5.06566567749384</text:p>
          </table:table-cell>
          <table:table-cell office:value-type="float" office:value="7" calcext:value-type="float">
            <text:p>7</text:p>
          </table:table-cell>
          <table:table-cell office:value-type="float" office:value="-105.185150926918" calcext:value-type="float">
            <text:p>-105.185150926918</text:p>
          </table:table-cell>
        </table:table-row>
        <table:table-row table:style-name="ro1">
          <table:table-cell office:value-type="float" office:value="27346" calcext:value-type="float">
            <text:p>2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.00210673357095" calcext:value-type="float">
            <text:p>-5.00210673357095</text:p>
          </table:table-cell>
          <table:table-cell office:value-type="float" office:value="-28" calcext:value-type="float">
            <text:p>-28</text:p>
          </table:table-cell>
          <table:table-cell office:value-type="float" office:value="-102.81022320609" calcext:value-type="float">
            <text:p>-102.81022320609</text:p>
          </table:table-cell>
        </table:table-row>
        <table:table-row table:style-name="ro1">
          <table:table-cell office:value-type="float" office:value="27372" calcext:value-type="float">
            <text:p>27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5.03281114176877" calcext:value-type="float">
            <text:p>-5.03281114176877</text:p>
          </table:table-cell>
          <table:table-cell office:value-type="float" office:value="-62" calcext:value-type="float">
            <text:p>-62</text:p>
          </table:table-cell>
          <table:table-cell office:value-type="float" office:value="-101.554524030518" calcext:value-type="float">
            <text:p>-101.554524030518</text:p>
          </table:table-cell>
        </table:table-row>
        <table:table-row table:style-name="ro1">
          <table:table-cell office:value-type="float" office:value="27398" calcext:value-type="float">
            <text:p>27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5.06257079894511" calcext:value-type="float">
            <text:p>-5.06257079894511</text:p>
          </table:table-cell>
          <table:table-cell office:value-type="float" office:value="-80" calcext:value-type="float">
            <text:p>-80</text:p>
          </table:table-cell>
          <table:table-cell office:value-type="float" office:value="-100.891307906502" calcext:value-type="float">
            <text:p>-100.891307906502</text:p>
          </table:table-cell>
        </table:table-row>
        <table:table-row table:style-name="ro1">
          <table:table-cell office:value-type="float" office:value="27424" calcext:value-type="float">
            <text:p>2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.02987631282373" calcext:value-type="float">
            <text:p>-5.02987631282373</text:p>
          </table:table-cell>
          <table:table-cell office:value-type="float" office:value="-95" calcext:value-type="float">
            <text:p>-95</text:p>
          </table:table-cell>
          <table:table-cell office:value-type="float" office:value="-100.710036893994" calcext:value-type="float">
            <text:p>-100.710036893994</text:p>
          </table:table-cell>
        </table:table-row>
        <table:table-row table:style-name="ro1">
          <table:table-cell office:value-type="float" office:value="27451" calcext:value-type="float">
            <text:p>2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.02895704165992" calcext:value-type="float">
            <text:p>-5.02895704165992</text:p>
          </table:table-cell>
          <table:table-cell office:value-type="float" office:value="-115" calcext:value-type="float">
            <text:p>-115</text:p>
          </table:table-cell>
          <table:table-cell office:value-type="float" office:value="-101.149728066487" calcext:value-type="float">
            <text:p>-101.149728066487</text:p>
          </table:table-cell>
        </table:table-row>
        <table:table-row table:style-name="ro1">
          <table:table-cell office:value-type="float" office:value="27476" calcext:value-type="float">
            <text:p>27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.02806605576269" calcext:value-type="float">
            <text:p>-5.02806605576269</text:p>
          </table:table-cell>
          <table:table-cell office:value-type="float" office:value="-123" calcext:value-type="float">
            <text:p>-123</text:p>
          </table:table-cell>
          <table:table-cell office:value-type="float" office:value="-101.822044125979" calcext:value-type="float">
            <text:p>-101.822044125979</text:p>
          </table:table-cell>
        </table:table-row>
        <table:table-row table:style-name="ro1">
          <table:table-cell office:value-type="float" office:value="27502" calcext:value-type="float">
            <text:p>27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.15027940789307" calcext:value-type="float">
            <text:p>-5.15027940789307</text:p>
          </table:table-cell>
          <table:table-cell office:value-type="float" office:value="-129" calcext:value-type="float">
            <text:p>-129</text:p>
          </table:table-cell>
          <table:table-cell office:value-type="float" office:value="-102.658288922103" calcext:value-type="float">
            <text:p>-102.658288922103</text:p>
          </table:table-cell>
        </table:table-row>
        <table:table-row table:style-name="ro1">
          <table:table-cell office:value-type="float" office:value="27528" calcext:value-type="float">
            <text:p>27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.05334773380405" calcext:value-type="float">
            <text:p>-5.05334773380405</text:p>
          </table:table-cell>
          <table:table-cell office:value-type="float" office:value="-121" calcext:value-type="float">
            <text:p>-121</text:p>
          </table:table-cell>
          <table:table-cell office:value-type="float" office:value="-103.222649262961" calcext:value-type="float">
            <text:p>-103.222649262961</text:p>
          </table:table-cell>
        </table:table-row>
        <table:table-row table:style-name="ro1">
          <table:table-cell office:value-type="float" office:value="27554" calcext:value-type="float">
            <text:p>27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89786011122547" calcext:value-type="float">
            <text:p>-4.89786011122547</text:p>
          </table:table-cell>
          <table:table-cell office:value-type="float" office:value="-115" calcext:value-type="float">
            <text:p>-115</text:p>
          </table:table-cell>
          <table:table-cell office:value-type="float" office:value="-103.585029285639" calcext:value-type="float">
            <text:p>-103.585029285639</text:p>
          </table:table-cell>
        </table:table-row>
        <table:table-row table:style-name="ro1">
          <table:table-cell office:value-type="float" office:value="27580" calcext:value-type="float">
            <text:p>27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83946441549545" calcext:value-type="float">
            <text:p>-4.83946441549545</text:p>
          </table:table-cell>
          <table:table-cell office:value-type="float" office:value="-107" calcext:value-type="float">
            <text:p>-107</text:p>
          </table:table-cell>
          <table:table-cell office:value-type="float" office:value="-103.69010530762" calcext:value-type="float">
            <text:p>-103.69010530762</text:p>
          </table:table-cell>
        </table:table-row>
        <table:table-row table:style-name="ro1">
          <table:table-cell office:value-type="float" office:value="27606" calcext:value-type="float">
            <text:p>27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4.93671166424944" calcext:value-type="float">
            <text:p>-4.93671166424944</text:p>
          </table:table-cell>
          <table:table-cell office:value-type="float" office:value="-100" calcext:value-type="float">
            <text:p>-100</text:p>
          </table:table-cell>
          <table:table-cell office:value-type="float" office:value="-103.576563605847" calcext:value-type="float">
            <text:p>-103.576563605847</text:p>
          </table:table-cell>
        </table:table-row>
        <table:table-row table:style-name="ro1">
          <table:table-cell office:value-type="float" office:value="27632" calcext:value-type="float">
            <text:p>27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.93865899765715" calcext:value-type="float">
            <text:p>-4.93865899765715</text:p>
          </table:table-cell>
          <table:table-cell office:value-type="float" office:value="-77" calcext:value-type="float">
            <text:p>-77</text:p>
          </table:table-cell>
          <table:table-cell office:value-type="float" office:value="-102.758823187205" calcext:value-type="float">
            <text:p>-102.758823187205</text:p>
          </table:table-cell>
        </table:table-row>
        <table:table-row table:style-name="ro1">
          <table:table-cell office:value-type="float" office:value="27658" calcext:value-type="float">
            <text:p>2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87900795157539" calcext:value-type="float">
            <text:p>-4.87900795157539</text:p>
          </table:table-cell>
          <table:table-cell office:value-type="float" office:value="-55" calcext:value-type="float">
            <text:p>-55</text:p>
          </table:table-cell>
          <table:table-cell office:value-type="float" office:value="-101.289320935291" calcext:value-type="float">
            <text:p>-101.289320935291</text:p>
          </table:table-cell>
        </table:table-row>
        <table:table-row table:style-name="ro1">
          <table:table-cell office:value-type="float" office:value="27684" calcext:value-type="float">
            <text:p>27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72888462998845" calcext:value-type="float">
            <text:p>-4.72888462998845</text:p>
          </table:table-cell>
          <table:table-cell office:value-type="float" office:value="-20" calcext:value-type="float">
            <text:p>-20</text:p>
          </table:table-cell>
          <table:table-cell office:value-type="float" office:value="-98.7881110603593" calcext:value-type="float">
            <text:p>-98.7881110603593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67568817983496" calcext:value-type="float">
            <text:p>-4.67568817983496</text:p>
          </table:table-cell>
          <table:table-cell office:value-type="float" office:value="12" calcext:value-type="float">
            <text:p>12</text:p>
          </table:table-cell>
          <table:table-cell office:value-type="float" office:value="-95.379246104656" calcext:value-type="float">
            <text:p>-95.379246104656</text:p>
          </table:table-cell>
        </table:table-row>
        <table:table-row table:style-name="ro1">
          <table:table-cell office:value-type="float" office:value="27736" calcext:value-type="float">
            <text:p>27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71643623584004" calcext:value-type="float">
            <text:p>-4.71643623584004</text:p>
          </table:table-cell>
          <table:table-cell office:value-type="float" office:value="-26" calcext:value-type="float">
            <text:p>-26</text:p>
          </table:table-cell>
          <table:table-cell office:value-type="float" office:value="-93.2445000706666" calcext:value-type="float">
            <text:p>-93.2445000706666</text:p>
          </table:table-cell>
        </table:table-row>
        <table:table-row table:style-name="ro1">
          <table:table-cell office:value-type="float" office:value="27762" calcext:value-type="float">
            <text:p>27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4.81746896704496" calcext:value-type="float">
            <text:p>-4.81746896704496</text:p>
          </table:table-cell>
          <table:table-cell office:value-type="float" office:value="-54" calcext:value-type="float">
            <text:p>-54</text:p>
          </table:table-cell>
          <table:table-cell office:value-type="float" office:value="-92.0369769915691" calcext:value-type="float">
            <text:p>-92.0369769915691</text:p>
          </table:table-cell>
        </table:table-row>
        <table:table-row table:style-name="ro1">
          <table:table-cell office:value-type="float" office:value="27788" calcext:value-type="float">
            <text:p>2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79231607575127" calcext:value-type="float">
            <text:p>-4.79231607575127</text:p>
          </table:table-cell>
          <table:table-cell office:value-type="float" office:value="-77" calcext:value-type="float">
            <text:p>-77</text:p>
          </table:table-cell>
          <table:table-cell office:value-type="float" office:value="-91.5743007764439" calcext:value-type="float">
            <text:p>-91.5743007764439</text:p>
          </table:table-cell>
        </table:table-row>
        <table:table-row table:style-name="ro1">
          <table:table-cell office:value-type="float" office:value="27814" calcext:value-type="float">
            <text:p>27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61409096572816" calcext:value-type="float">
            <text:p>-4.61409096572816</text:p>
          </table:table-cell>
          <table:table-cell office:value-type="float" office:value="-87" calcext:value-type="float">
            <text:p>-87</text:p>
          </table:table-cell>
          <table:table-cell office:value-type="float" office:value="-91.4335530602456" calcext:value-type="float">
            <text:p>-91.4335530602456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56442662832114" calcext:value-type="float">
            <text:p>-4.56442662832114</text:p>
          </table:table-cell>
          <table:table-cell office:value-type="float" office:value="-103" calcext:value-type="float">
            <text:p>-103</text:p>
          </table:table-cell>
          <table:table-cell office:value-type="float" office:value="-91.789443735315" calcext:value-type="float">
            <text:p>-91.789443735315</text:p>
          </table:table-cell>
        </table:table-row>
        <table:table-row table:style-name="ro1">
          <table:table-cell office:value-type="float" office:value="27866" calcext:value-type="float">
            <text:p>2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.57782888591125" calcext:value-type="float">
            <text:p>-4.57782888591125</text:p>
          </table:table-cell>
          <table:table-cell office:value-type="float" office:value="-111" calcext:value-type="float">
            <text:p>-111</text:p>
          </table:table-cell>
          <table:table-cell office:value-type="float" office:value="-92.3805377742284" calcext:value-type="float">
            <text:p>-92.3805377742284</text:p>
          </table:table-cell>
        </table:table-row>
        <table:table-row table:style-name="ro1">
          <table:table-cell office:value-type="float" office:value="27892" calcext:value-type="float">
            <text:p>27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.71389568942168" calcext:value-type="float">
            <text:p>-4.71389568942168</text:p>
          </table:table-cell>
          <table:table-cell office:value-type="float" office:value="-116" calcext:value-type="float">
            <text:p>-116</text:p>
          </table:table-cell>
          <table:table-cell office:value-type="float" office:value="-93.1072904580983" calcext:value-type="float">
            <text:p>-93.1072904580983</text:p>
          </table:table-cell>
        </table:table-row>
        <table:table-row table:style-name="ro1">
          <table:table-cell office:value-type="float" office:value="27918" calcext:value-type="float">
            <text:p>27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6919296682087" calcext:value-type="float">
            <text:p>-4.6919296682087</text:p>
          </table:table-cell>
          <table:table-cell office:value-type="float" office:value="-113" calcext:value-type="float">
            <text:p>-113</text:p>
          </table:table-cell>
          <table:table-cell office:value-type="float" office:value="-93.7193738286183" calcext:value-type="float">
            <text:p>-93.7193738286183</text:p>
          </table:table-cell>
        </table:table-row>
        <table:table-row table:style-name="ro1">
          <table:table-cell office:value-type="float" office:value="27944" calcext:value-type="float">
            <text:p>2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63987029380228" calcext:value-type="float">
            <text:p>-4.63987029380228</text:p>
          </table:table-cell>
          <table:table-cell office:value-type="float" office:value="-99" calcext:value-type="float">
            <text:p>-99</text:p>
          </table:table-cell>
          <table:table-cell office:value-type="float" office:value="-93.8818546338916" calcext:value-type="float">
            <text:p>-93.8818546338916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55864351553144" calcext:value-type="float">
            <text:p>-4.55864351553144</text:p>
          </table:table-cell>
          <table:table-cell office:value-type="float" office:value="-88" calcext:value-type="float">
            <text:p>-88</text:p>
          </table:table-cell>
          <table:table-cell office:value-type="float" office:value="-93.7008744913103" calcext:value-type="float">
            <text:p>-93.7008744913103</text:p>
          </table:table-cell>
        </table:table-row>
        <table:table-row table:style-name="ro1">
          <table:table-cell office:value-type="float" office:value="27996" calcext:value-type="float">
            <text:p>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51068525351509" calcext:value-type="float">
            <text:p>-4.51068525351509</text:p>
          </table:table-cell>
          <table:table-cell office:value-type="float" office:value="-78" calcext:value-type="float">
            <text:p>-78</text:p>
          </table:table-cell>
          <table:table-cell office:value-type="float" office:value="-93.2177706608085" calcext:value-type="float">
            <text:p>-93.2177706608085</text:p>
          </table:table-cell>
        </table:table-row>
        <table:table-row table:style-name="ro1">
          <table:table-cell office:value-type="float" office:value="28022" calcext:value-type="float">
            <text:p>28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5565103226377" calcext:value-type="float">
            <text:p>-4.5565103226377</text:p>
          </table:table-cell>
          <table:table-cell office:value-type="float" office:value="-59" calcext:value-type="float">
            <text:p>-59</text:p>
          </table:table-cell>
          <table:table-cell office:value-type="float" office:value="-92.1649161789375" calcext:value-type="float">
            <text:p>-92.1649161789375</text:p>
          </table:table-cell>
        </table:table-row>
        <table:table-row table:style-name="ro1"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60092538963347" calcext:value-type="float">
            <text:p>-4.60092538963347</text:p>
          </table:table-cell>
          <table:table-cell office:value-type="float" office:value="-33" calcext:value-type="float">
            <text:p>-33</text:p>
          </table:table-cell>
          <table:table-cell office:value-type="float" office:value="-90.3444572195855" calcext:value-type="float">
            <text:p>-90.3444572195855</text:p>
          </table:table-cell>
        </table:table-row>
        <table:table-row table:style-name="ro1">
          <table:table-cell office:value-type="float" office:value="28074" calcext:value-type="float">
            <text:p>28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.61320460841397" calcext:value-type="float">
            <text:p>-4.61320460841397</text:p>
          </table:table-cell>
          <table:table-cell office:value-type="float" office:value="-2" calcext:value-type="float">
            <text:p>-2</text:p>
          </table:table-cell>
          <table:table-cell office:value-type="float" office:value="-87.6261662282137" calcext:value-type="float">
            <text:p>-87.6261662282137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53279831277047" calcext:value-type="float">
            <text:p>-4.53279831277047</text:p>
          </table:table-cell>
          <table:table-cell office:value-type="float" office:value="-23" calcext:value-type="float">
            <text:p>-23</text:p>
          </table:table-cell>
          <table:table-cell office:value-type="float" office:value="-85.6376688058071" calcext:value-type="float">
            <text:p>-85.6376688058071</text:p>
          </table:table-cell>
        </table:table-row>
        <table:table-row table:style-name="ro1">
          <table:table-cell office:value-type="float" office:value="28126" calcext:value-type="float">
            <text:p>28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.42409682622368" calcext:value-type="float">
            <text:p>-4.42409682622368</text:p>
          </table:table-cell>
          <table:table-cell office:value-type="float" office:value="-45" calcext:value-type="float">
            <text:p>-45</text:p>
          </table:table-cell>
          <table:table-cell office:value-type="float" office:value="-84.3872789963977" calcext:value-type="float">
            <text:p>-84.3872789963977</text:p>
          </table:table-cell>
        </table:table-row>
        <table:table-row table:style-name="ro1">
          <table:table-cell office:value-type="float" office:value="28152" calcext:value-type="float">
            <text:p>28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38027846233988" calcext:value-type="float">
            <text:p>-4.38027846233988</text:p>
          </table:table-cell>
          <table:table-cell office:value-type="float" office:value="-68" calcext:value-type="float">
            <text:p>-68</text:p>
          </table:table-cell>
          <table:table-cell office:value-type="float" office:value="-83.8830550272778" calcext:value-type="float">
            <text:p>-83.8830550272778</text:p>
          </table:table-cell>
        </table:table-row>
        <table:table-row table:style-name="ro1">
          <table:table-cell office:value-type="float" office:value="28178" calcext:value-type="float">
            <text:p>28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24550066349865" calcext:value-type="float">
            <text:p>-4.24550066349865</text:p>
          </table:table-cell>
          <table:table-cell office:value-type="float" office:value="-86" calcext:value-type="float">
            <text:p>-86</text:p>
          </table:table-cell>
          <table:table-cell office:value-type="float" office:value="-83.9481917956692" calcext:value-type="float">
            <text:p>-83.9481917956692</text:p>
          </table:table-cell>
        </table:table-row>
        <table:table-row table:style-name="ro1">
          <table:table-cell office:value-type="float" office:value="28205" calcext:value-type="float">
            <text:p>2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.26871602769869" calcext:value-type="float">
            <text:p>-4.26871602769869</text:p>
          </table:table-cell>
          <table:table-cell office:value-type="float" office:value="-99" calcext:value-type="float">
            <text:p>-99</text:p>
          </table:table-cell>
          <table:table-cell office:value-type="float" office:value="-84.4113243558025" calcext:value-type="float">
            <text:p>-84.4113243558025</text:p>
          </table:table-cell>
        </table:table-row>
        <table:table-row table:style-name="ro1">
          <table:table-cell office:value-type="float" office:value="28231" calcext:value-type="float">
            <text:p>2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3219863037695" calcext:value-type="float">
            <text:p>-4.3219863037695</text:p>
          </table:table-cell>
          <table:table-cell office:value-type="float" office:value="-108" calcext:value-type="float">
            <text:p>-108</text:p>
          </table:table-cell>
          <table:table-cell office:value-type="float" office:value="-85.1371297602393" calcext:value-type="float">
            <text:p>-85.1371297602393</text:p>
          </table:table-cell>
        </table:table-row>
        <table:table-row table:style-name="ro1">
          <table:table-cell office:value-type="float" office:value="28257" calcext:value-type="float">
            <text:p>2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37361749442275" calcext:value-type="float">
            <text:p>-4.37361749442275</text:p>
          </table:table-cell>
          <table:table-cell office:value-type="float" office:value="-112" calcext:value-type="float">
            <text:p>-112</text:p>
          </table:table-cell>
          <table:table-cell office:value-type="float" office:value="-85.9636796137704" calcext:value-type="float">
            <text:p>-85.9636796137704</text:p>
          </table:table-cell>
        </table:table-row>
        <table:table-row table:style-name="ro1">
          <table:table-cell office:value-type="float" office:value="28283" calcext:value-type="float">
            <text:p>28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23904464844051" calcext:value-type="float">
            <text:p>-4.23904464844051</text:p>
          </table:table-cell>
          <table:table-cell office:value-type="float" office:value="-105" calcext:value-type="float">
            <text:p>-105</text:p>
          </table:table-cell>
          <table:table-cell office:value-type="float" office:value="-86.5494125487313" calcext:value-type="float">
            <text:p>-86.5494125487313</text:p>
          </table:table-cell>
        </table:table-row>
        <table:table-row table:style-name="ro1">
          <table:table-cell office:value-type="float" office:value="28308" calcext:value-type="float">
            <text:p>2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.1393817361808" calcext:value-type="float">
            <text:p>-4.1393817361808</text:p>
          </table:table-cell>
          <table:table-cell office:value-type="float" office:value="-96" calcext:value-type="float">
            <text:p>-96</text:p>
          </table:table-cell>
          <table:table-cell office:value-type="float" office:value="-86.8401998549242" calcext:value-type="float">
            <text:p>-86.8401998549242</text:p>
          </table:table-cell>
        </table:table-row>
        <table:table-row table:style-name="ro1">
          <table:table-cell office:value-type="float" office:value="28335" calcext:value-type="float">
            <text:p>2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13509306737524" calcext:value-type="float">
            <text:p>-4.13509306737524</text:p>
          </table:table-cell>
          <table:table-cell office:value-type="float" office:value="-93" calcext:value-type="float">
            <text:p>-93</text:p>
          </table:table-cell>
          <table:table-cell office:value-type="float" office:value="-87.0297321670804" calcext:value-type="float">
            <text:p>-87.0297321670804</text:p>
          </table:table-cell>
        </table:table-row>
        <table:table-row table:style-name="ro1">
          <table:table-cell office:value-type="float" office:value="28360" calcext:value-type="float">
            <text:p>28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10016712684062" calcext:value-type="float">
            <text:p>-4.10016712684062</text:p>
          </table:table-cell>
          <table:table-cell office:value-type="float" office:value="-71" calcext:value-type="float">
            <text:p>-71</text:p>
          </table:table-cell>
          <table:table-cell office:value-type="float" office:value="-86.5365096388625" calcext:value-type="float">
            <text:p>-86.5365096388625</text:p>
          </table:table-cell>
        </table:table-row>
        <table:table-row table:style-name="ro1">
          <table:table-cell office:value-type="float" office:value="28386" calcext:value-type="float">
            <text:p>28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.1278542921686" calcext:value-type="float">
            <text:p>-4.1278542921686</text:p>
          </table:table-cell>
          <table:table-cell office:value-type="float" office:value="-57" calcext:value-type="float">
            <text:p>-57</text:p>
          </table:table-cell>
          <table:table-cell office:value-type="float" office:value="-85.6276939576667" calcext:value-type="float">
            <text:p>-85.6276939576667</text:p>
          </table:table-cell>
        </table:table-row>
        <table:table-row table:style-name="ro1">
          <table:table-cell office:value-type="float" office:value="28412" calcext:value-type="float">
            <text:p>28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4.24699723702495" calcext:value-type="float">
            <text:p>-4.24699723702495</text:p>
          </table:table-cell>
          <table:table-cell office:value-type="float" office:value="-32" calcext:value-type="float">
            <text:p>-32</text:p>
          </table:table-cell>
          <table:table-cell office:value-type="float" office:value="-83.9776110666616" calcext:value-type="float">
            <text:p>-83.9776110666616</text:p>
          </table:table-cell>
        </table:table-row>
        <table:table-row table:style-name="ro1">
          <table:table-cell office:value-type="float" office:value="28439" calcext:value-type="float">
            <text:p>2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23939732203957" calcext:value-type="float">
            <text:p>-4.23939732203957</text:p>
          </table:table-cell>
          <table:table-cell office:value-type="float" office:value="-9" calcext:value-type="float">
            <text:p>-9</text:p>
          </table:table-cell>
          <table:table-cell office:value-type="float" office:value="-81.6706076492259" calcext:value-type="float">
            <text:p>-81.6706076492259</text:p>
          </table:table-cell>
        </table:table-row>
        <table:table-row table:style-name="ro1">
          <table:table-cell office:value-type="float" office:value="28464" calcext:value-type="float">
            <text:p>2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29356971213066" calcext:value-type="float">
            <text:p>-4.29356971213066</text:p>
          </table:table-cell>
          <table:table-cell office:value-type="float" office:value="-37" calcext:value-type="float">
            <text:p>-37</text:p>
          </table:table-cell>
          <table:table-cell office:value-type="float" office:value="-80.2961274138651" calcext:value-type="float">
            <text:p>-80.2961274138651</text:p>
          </table:table-cell>
        </table:table-row>
        <table:table-row table:style-name="ro1">
          <table:table-cell office:value-type="float" office:value="28490" calcext:value-type="float">
            <text:p>28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25376756714202" calcext:value-type="float">
            <text:p>-4.25376756714202</text:p>
          </table:table-cell>
          <table:table-cell office:value-type="float" office:value="-55" calcext:value-type="float">
            <text:p>-55</text:p>
          </table:table-cell>
          <table:table-cell office:value-type="float" office:value="-79.5177850319" calcext:value-type="float">
            <text:p>-79.5177850319</text:p>
          </table:table-cell>
        </table:table-row>
        <table:table-row table:style-name="ro1">
          <table:table-cell office:value-type="float" office:value="28516" calcext:value-type="float">
            <text:p>2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12288241122996" calcext:value-type="float">
            <text:p>-4.12288241122996</text:p>
          </table:table-cell>
          <table:table-cell office:value-type="float" office:value="-72" calcext:value-type="float">
            <text:p>-72</text:p>
          </table:table-cell>
          <table:table-cell office:value-type="float" office:value="-79.28646856938" calcext:value-type="float">
            <text:p>-79.28646856938</text:p>
          </table:table-cell>
        </table:table-row>
        <table:table-row table:style-name="ro1">
          <table:table-cell office:value-type="float" office:value="28542" calcext:value-type="float">
            <text:p>28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99602449088442" calcext:value-type="float">
            <text:p>-3.99602449088442</text:p>
          </table:table-cell>
          <table:table-cell office:value-type="float" office:value="-82" calcext:value-type="float">
            <text:p>-82</text:p>
          </table:table-cell>
          <table:table-cell office:value-type="float" office:value="-79.3699618441683" calcext:value-type="float">
            <text:p>-79.3699618441683</text:p>
          </table:table-cell>
        </table:table-row>
        <table:table-row table:style-name="ro1">
          <table:table-cell office:value-type="float" office:value="28568" calcext:value-type="float">
            <text:p>2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93460835270336" calcext:value-type="float">
            <text:p>-3.93460835270336</text:p>
          </table:table-cell>
          <table:table-cell office:value-type="float" office:value="-94" calcext:value-type="float">
            <text:p>-94</text:p>
          </table:table-cell>
          <table:table-cell office:value-type="float" office:value="-79.8201168643477" calcext:value-type="float">
            <text:p>-79.8201168643477</text:p>
          </table:table-cell>
        </table:table-row>
        <table:table-row table:style-name="ro1">
          <table:table-cell office:value-type="float" office:value="28594" calcext:value-type="float">
            <text:p>28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.84431271108172" calcext:value-type="float">
            <text:p>-3.84431271108172</text:p>
          </table:table-cell>
          <table:table-cell office:value-type="float" office:value="-103" calcext:value-type="float">
            <text:p>-103</text:p>
          </table:table-cell>
          <table:table-cell office:value-type="float" office:value="-80.5333440377524" calcext:value-type="float">
            <text:p>-80.5333440377524</text:p>
          </table:table-cell>
        </table:table-row>
        <table:table-row table:style-name="ro1">
          <table:table-cell office:value-type="float" office:value="28620" calcext:value-type="float">
            <text:p>28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.94141078150997" calcext:value-type="float">
            <text:p>-3.94141078150997</text:p>
          </table:table-cell>
          <table:table-cell office:value-type="float" office:value="-104" calcext:value-type="float">
            <text:p>-104</text:p>
          </table:table-cell>
          <table:table-cell office:value-type="float" office:value="-81.255394990437" calcext:value-type="float">
            <text:p>-81.255394990437</text:p>
          </table:table-cell>
        </table:table-row>
        <table:table-row table:style-name="ro1">
          <table:table-cell office:value-type="float" office:value="28646" calcext:value-type="float">
            <text:p>28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.97398275746351" calcext:value-type="float">
            <text:p>-3.97398275746351</text:p>
          </table:table-cell>
          <table:table-cell office:value-type="float" office:value="-98" calcext:value-type="float">
            <text:p>-98</text:p>
          </table:table-cell>
          <table:table-cell office:value-type="float" office:value="-81.7706136061158" calcext:value-type="float">
            <text:p>-81.7706136061158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.06709098031079" calcext:value-type="float">
            <text:p>-4.06709098031079</text:p>
          </table:table-cell>
          <table:table-cell office:value-type="float" office:value="-87" calcext:value-type="float">
            <text:p>-87</text:p>
          </table:table-cell>
          <table:table-cell office:value-type="float" office:value="-81.9315178028507" calcext:value-type="float">
            <text:p>-81.9315178028507</text:p>
          </table:table-cell>
        </table:table-row>
        <table:table-row table:style-name="ro1">
          <table:table-cell office:value-type="float" office:value="28698" calcext:value-type="float">
            <text:p>2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.15733433476277" calcext:value-type="float">
            <text:p>-4.15733433476277</text:p>
          </table:table-cell>
          <table:table-cell office:value-type="float" office:value="-67" calcext:value-type="float">
            <text:p>-67</text:p>
          </table:table-cell>
          <table:table-cell office:value-type="float" office:value="-81.4720864858399" calcext:value-type="float">
            <text:p>-81.4720864858399</text:p>
          </table:table-cell>
        </table:table-row>
        <table:table-row table:style-name="ro1">
          <table:table-cell office:value-type="float" office:value="28724" calcext:value-type="float">
            <text:p>2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21403173984699" calcext:value-type="float">
            <text:p>-4.21403173984699</text:p>
          </table:table-cell>
          <table:table-cell office:value-type="float" office:value="-49" calcext:value-type="float">
            <text:p>-49</text:p>
          </table:table-cell>
          <table:table-cell office:value-type="float" office:value="-80.4729453631987" calcext:value-type="float">
            <text:p>-80.4729453631987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14590768631323" calcext:value-type="float">
            <text:p>-4.14590768631323</text:p>
          </table:table-cell>
          <table:table-cell office:value-type="float" office:value="-27" calcext:value-type="float">
            <text:p>-27</text:p>
          </table:table-cell>
          <table:table-cell office:value-type="float" office:value="-78.827623967408" calcext:value-type="float">
            <text:p>-78.827623967408</text:p>
          </table:table-cell>
        </table:table-row>
        <table:table-row table:style-name="ro1">
          <table:table-cell office:value-type="float" office:value="28776" calcext:value-type="float">
            <text:p>2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11064898827283" calcext:value-type="float">
            <text:p>-4.11064898827283</text:p>
          </table:table-cell>
          <table:table-cell office:value-type="float" office:value="0" calcext:value-type="float">
            <text:p>0</text:p>
          </table:table-cell>
          <table:table-cell office:value-type="float" office:value="-76.4021586145646" calcext:value-type="float">
            <text:p>-76.4021586145646</text:p>
          </table:table-cell>
        </table:table-row>
        <table:table-row table:style-name="ro1">
          <table:table-cell office:value-type="float" office:value="28802" calcext:value-type="float">
            <text:p>28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04570594247982" calcext:value-type="float">
            <text:p>-4.04570594247982</text:p>
          </table:table-cell>
          <table:table-cell office:value-type="float" office:value="-15" calcext:value-type="float">
            <text:p>-15</text:p>
          </table:table-cell>
          <table:table-cell office:value-type="float" office:value="-74.5128614264242" calcext:value-type="float">
            <text:p>-74.5128614264242</text:p>
          </table:table-cell>
        </table:table-row>
        <table:table-row table:style-name="ro1">
          <table:table-cell office:value-type="float" office:value="28829" calcext:value-type="float">
            <text:p>2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.98276114424967" calcext:value-type="float">
            <text:p>-3.98276114424967</text:p>
          </table:table-cell>
          <table:table-cell office:value-type="float" office:value="-43" calcext:value-type="float">
            <text:p>-43</text:p>
          </table:table-cell>
          <table:table-cell office:value-type="float" office:value="-73.5432349209958" calcext:value-type="float">
            <text:p>-73.5432349209958</text:p>
          </table:table-cell>
        </table:table-row>
        <table:table-row table:style-name="ro1">
          <table:table-cell office:value-type="float" office:value="28854" calcext:value-type="float">
            <text:p>28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.82944541673429" calcext:value-type="float">
            <text:p>-3.82944541673429</text:p>
          </table:table-cell>
          <table:table-cell office:value-type="float" office:value="-60" calcext:value-type="float">
            <text:p>-60</text:p>
          </table:table-cell>
          <table:table-cell office:value-type="float" office:value="-73.1265200003497" calcext:value-type="float">
            <text:p>-73.1265200003497</text:p>
          </table:table-cell>
        </table:table-row>
        <table:table-row table:style-name="ro1">
          <table:table-cell office:value-type="float" office:value="28880" calcext:value-type="float">
            <text:p>28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.83469325006555" calcext:value-type="float">
            <text:p>-3.83469325006555</text:p>
          </table:table-cell>
          <table:table-cell office:value-type="float" office:value="-73" calcext:value-type="float">
            <text:p>-73</text:p>
          </table:table-cell>
          <table:table-cell office:value-type="float" office:value="-73.122627077262" calcext:value-type="float">
            <text:p>-73.122627077262</text:p>
          </table:table-cell>
        </table:table-row>
        <table:table-row table:style-name="ro1">
          <table:table-cell office:value-type="float" office:value="28906" calcext:value-type="float">
            <text:p>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.80901038083276" calcext:value-type="float">
            <text:p>-3.80901038083276</text:p>
          </table:table-cell>
          <table:table-cell office:value-type="float" office:value="-82" calcext:value-type="float">
            <text:p>-82</text:p>
          </table:table-cell>
          <table:table-cell office:value-type="float" office:value="-73.3957770133463" calcext:value-type="float">
            <text:p>-73.3957770133463</text:p>
          </table:table-cell>
        </table:table-row>
        <table:table-row table:style-name="ro1">
          <table:table-cell office:value-type="float" office:value="28932" calcext:value-type="float">
            <text:p>28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.87642544603791" calcext:value-type="float">
            <text:p>-3.87642544603791</text:p>
          </table:table-cell>
          <table:table-cell office:value-type="float" office:value="-97" calcext:value-type="float">
            <text:p>-97</text:p>
          </table:table-cell>
          <table:table-cell office:value-type="float" office:value="-74.122060797551" calcext:value-type="float">
            <text:p>-74.122060797551</text:p>
          </table:table-cell>
        </table:table-row>
        <table:table-row table:style-name="ro1">
          <table:table-cell office:value-type="float" office:value="28958" calcext:value-type="float">
            <text:p>2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.88022774000597" calcext:value-type="float">
            <text:p>-3.88022774000597</text:p>
          </table:table-cell>
          <table:table-cell office:value-type="float" office:value="-93" calcext:value-type="float">
            <text:p>-93</text:p>
          </table:table-cell>
          <table:table-cell office:value-type="float" office:value="-74.7029204653187" calcext:value-type="float">
            <text:p>-74.7029204653187</text:p>
          </table:table-cell>
        </table:table-row>
        <table:table-row table:style-name="ro1">
          <table:table-cell office:value-type="float" office:value="28984" calcext:value-type="float">
            <text:p>2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.94545150185194" calcext:value-type="float">
            <text:p>-3.94545150185194</text:p>
          </table:table-cell>
          <table:table-cell office:value-type="float" office:value="-90" calcext:value-type="float">
            <text:p>-90</text:p>
          </table:table-cell>
          <table:table-cell office:value-type="float" office:value="-75.1735998356166" calcext:value-type="float">
            <text:p>-75.1735998356166</text:p>
          </table:table-cell>
        </table:table-row>
        <table:table-row table:style-name="ro1">
          <table:table-cell office:value-type="float" office:value="29010" calcext:value-type="float">
            <text:p>29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00866837871804" calcext:value-type="float">
            <text:p>-4.00866837871804</text:p>
          </table:table-cell>
          <table:table-cell office:value-type="float" office:value="-79" calcext:value-type="float">
            <text:p>-79</text:p>
          </table:table-cell>
          <table:table-cell office:value-type="float" office:value="-75.2913352252899" calcext:value-type="float">
            <text:p>-75.2913352252899</text:p>
          </table:table-cell>
        </table:table-row>
        <table:table-row table:style-name="ro1">
          <table:table-cell office:value-type="float" office:value="29036" calcext:value-type="float">
            <text:p>2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.10070935168056" calcext:value-type="float">
            <text:p>-4.10070935168056</text:p>
          </table:table-cell>
          <table:table-cell office:value-type="float" office:value="-68" calcext:value-type="float">
            <text:p>-68</text:p>
          </table:table-cell>
          <table:table-cell office:value-type="float" office:value="-75.0669864491271" calcext:value-type="float">
            <text:p>-75.0669864491271</text:p>
          </table:table-cell>
        </table:table-row>
        <table:table-row table:style-name="ro1">
          <table:table-cell office:value-type="float" office:value="29062" calcext:value-type="float">
            <text:p>2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.18991829470577" calcext:value-type="float">
            <text:p>-4.18991829470577</text:p>
          </table:table-cell>
          <table:table-cell office:value-type="float" office:value="-49" calcext:value-type="float">
            <text:p>-49</text:p>
          </table:table-cell>
          <table:table-cell office:value-type="float" office:value="-74.2649253276155" calcext:value-type="float">
            <text:p>-74.2649253276155</text:p>
          </table:table-cell>
        </table:table-row>
        <table:table-row table:style-name="ro1">
          <table:table-cell office:value-type="float" office:value="29088" calcext:value-type="float">
            <text:p>2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.27638234717636" calcext:value-type="float">
            <text:p>-4.27638234717636</text:p>
          </table:table-cell>
          <table:table-cell office:value-type="float" office:value="-24" calcext:value-type="float">
            <text:p>-24</text:p>
          </table:table-cell>
          <table:table-cell office:value-type="float" office:value="-72.718312240612" calcext:value-type="float">
            <text:p>-72.718312240612</text:p>
          </table:table-cell>
        </table:table-row>
        <table:table-row table:style-name="ro1">
          <table:table-cell office:value-type="float" office:value="29114" calcext:value-type="float">
            <text:p>29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.17557058264786" calcext:value-type="float">
            <text:p>-4.17557058264786</text:p>
          </table:table-cell>
          <table:table-cell office:value-type="float" office:value="-6" calcext:value-type="float">
            <text:p>-6</text:p>
          </table:table-cell>
          <table:table-cell office:value-type="float" office:value="-70.665441094747" calcext:value-type="float">
            <text:p>-70.665441094747</text:p>
          </table:table-cell>
        </table:table-row>
        <table:table-row table:style-name="ro1">
          <table:table-cell office:value-type="float" office:value="29140" calcext:value-type="float">
            <text:p>29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.23170687241254" calcext:value-type="float">
            <text:p>-4.23170687241254</text:p>
          </table:table-cell>
          <table:table-cell office:value-type="float" office:value="-31" calcext:value-type="float">
            <text:p>-31</text:p>
          </table:table-cell>
          <table:table-cell office:value-type="float" office:value="-69.4449659841394" calcext:value-type="float">
            <text:p>-69.4449659841394</text:p>
          </table:table-cell>
        </table:table-row>
        <table:table-row table:style-name="ro1">
          <table:table-cell office:value-type="float" office:value="29166" calcext:value-type="float">
            <text:p>29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.25534666095369" calcext:value-type="float">
            <text:p>-4.25534666095369</text:p>
          </table:table-cell>
          <table:table-cell office:value-type="float" office:value="-53" calcext:value-type="float">
            <text:p>-53</text:p>
          </table:table-cell>
          <table:table-cell office:value-type="float" office:value="-68.9389670307813" calcext:value-type="float">
            <text:p>-68.9389670307813</text:p>
          </table:table-cell>
        </table:table-row>
        <table:table-row table:style-name="ro1">
          <table:table-cell office:value-type="float" office:value="29192" calcext:value-type="float">
            <text:p>29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24748984061666" calcext:value-type="float">
            <text:p>-4.24748984061666</text:p>
          </table:table-cell>
          <table:table-cell office:value-type="float" office:value="-65" calcext:value-type="float">
            <text:p>-65</text:p>
          </table:table-cell>
          <table:table-cell office:value-type="float" office:value="-68.8177680452188" calcext:value-type="float">
            <text:p>-68.8177680452188</text:p>
          </table:table-cell>
        </table:table-row>
        <table:table-row table:style-name="ro1">
          <table:table-cell office:value-type="float" office:value="29218" calcext:value-type="float">
            <text:p>2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4.23987476859768" calcext:value-type="float">
            <text:p>-4.23987476859768</text:p>
          </table:table-cell>
          <table:table-cell office:value-type="float" office:value="-76" calcext:value-type="float">
            <text:p>-76</text:p>
          </table:table-cell>
          <table:table-cell office:value-type="float" office:value="-69.0387597976736" calcext:value-type="float">
            <text:p>-69.0387597976736</text:p>
          </table:table-cell>
        </table:table-row>
        <table:table-row table:style-name="ro1">
          <table:table-cell office:value-type="float" office:value="29244" calcext:value-type="float">
            <text:p>2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.20172477571775" calcext:value-type="float">
            <text:p>-4.20172477571775</text:p>
          </table:table-cell>
          <table:table-cell office:value-type="float" office:value="-81" calcext:value-type="float">
            <text:p>-81</text:p>
          </table:table-cell>
          <table:table-cell office:value-type="float" office:value="-69.4067979577451" calcext:value-type="float">
            <text:p>-69.4067979577451</text:p>
          </table:table-cell>
        </table:table-row>
        <table:table-row table:style-name="ro1">
          <table:table-cell office:value-type="float" office:value="29270" calcext:value-type="float">
            <text:p>29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.13397939800336" calcext:value-type="float">
            <text:p>-4.13397939800336</text:p>
          </table:table-cell>
          <table:table-cell office:value-type="float" office:value="-86" calcext:value-type="float">
            <text:p>-86</text:p>
          </table:table-cell>
          <table:table-cell office:value-type="float" office:value="-69.9173580205838" calcext:value-type="float">
            <text:p>-69.9173580205838</text:p>
          </table:table-cell>
        </table:table-row>
        <table:table-row table:style-name="ro1">
          <table:table-cell office:value-type="float" office:value="29296" calcext:value-type="float">
            <text:p>29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00678003191095" calcext:value-type="float">
            <text:p>-4.00678003191095</text:p>
          </table:table-cell>
          <table:table-cell office:value-type="float" office:value="-80" calcext:value-type="float">
            <text:p>-80</text:p>
          </table:table-cell>
          <table:table-cell office:value-type="float" office:value="-70.227593158412" calcext:value-type="float">
            <text:p>-70.227593158412</text:p>
          </table:table-cell>
        </table:table-row>
        <table:table-row table:style-name="ro1">
          <table:table-cell office:value-type="float" office:value="29322" calcext:value-type="float">
            <text:p>29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88349449246754" calcext:value-type="float">
            <text:p>-3.88349449246754</text:p>
          </table:table-cell>
          <table:table-cell office:value-type="float" office:value="-68" calcext:value-type="float">
            <text:p>-68</text:p>
          </table:table-cell>
          <table:table-cell office:value-type="float" office:value="-70.1590518304608" calcext:value-type="float">
            <text:p>-70.1590518304608</text:p>
          </table:table-cell>
        </table:table-row>
        <table:table-row table:style-name="ro1">
          <table:table-cell office:value-type="float" office:value="29348" calcext:value-type="float">
            <text:p>2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76400235423776" calcext:value-type="float">
            <text:p>-3.76400235423776</text:p>
          </table:table-cell>
          <table:table-cell office:value-type="float" office:value="-60" calcext:value-type="float">
            <text:p>-60</text:p>
          </table:table-cell>
          <table:table-cell office:value-type="float" office:value="-69.8464656202928" calcext:value-type="float">
            <text:p>-69.8464656202928</text:p>
          </table:table-cell>
        </table:table-row>
        <table:table-row table:style-name="ro1">
          <table:table-cell office:value-type="float" office:value="29374" calcext:value-type="float">
            <text:p>29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6481868971843" calcext:value-type="float">
            <text:p>-3.6481868971843</text:p>
          </table:table-cell>
          <table:table-cell office:value-type="float" office:value="-41" calcext:value-type="float">
            <text:p>-41</text:p>
          </table:table-cell>
          <table:table-cell office:value-type="float" office:value="-68.9588820627453" calcext:value-type="float">
            <text:p>-68.9588820627453</text:p>
          </table:table-cell>
        </table:table-row>
        <table:table-row table:style-name="ro1">
          <table:table-cell office:value-type="float" office:value="29401" calcext:value-type="float">
            <text:p>29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3593499265555" calcext:value-type="float">
            <text:p>-3.53593499265555</text:p>
          </table:table-cell>
          <table:table-cell office:value-type="float" office:value="-16" calcext:value-type="float">
            <text:p>-16</text:p>
          </table:table-cell>
          <table:table-cell office:value-type="float" office:value="-67.3293779992762" calcext:value-type="float">
            <text:p>-67.3293779992762</text:p>
          </table:table-cell>
        </table:table-row>
        <table:table-row table:style-name="ro1">
          <table:table-cell office:value-type="float" office:value="29427" calcext:value-type="float">
            <text:p>2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42713699288153" calcext:value-type="float">
            <text:p>-3.42713699288153</text:p>
          </table:table-cell>
          <table:table-cell office:value-type="float" office:value="9" calcext:value-type="float">
            <text:p>9</text:p>
          </table:table-cell>
          <table:table-cell office:value-type="float" office:value="-64.9807817531447" calcext:value-type="float">
            <text:p>-64.9807817531447</text:p>
          </table:table-cell>
        </table:table-row>
        <table:table-row table:style-name="ro1">
          <table:table-cell office:value-type="float" office:value="29453" calcext:value-type="float">
            <text:p>29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32168662386979" calcext:value-type="float">
            <text:p>-3.32168662386979</text:p>
          </table:table-cell>
          <table:table-cell office:value-type="float" office:value="-13" calcext:value-type="float">
            <text:p>-13</text:p>
          </table:table-cell>
          <table:table-cell office:value-type="float" office:value="-63.3813730838171" calcext:value-type="float">
            <text:p>-63.3813730838171</text:p>
          </table:table-cell>
        </table:table-row>
        <table:table-row table:style-name="ro1">
          <table:table-cell office:value-type="float" office:value="29479" calcext:value-type="float">
            <text:p>29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21948088159687" calcext:value-type="float">
            <text:p>-3.21948088159687</text:p>
          </table:table-cell>
          <table:table-cell office:value-type="float" office:value="-39" calcext:value-type="float">
            <text:p>-39</text:p>
          </table:table-cell>
          <table:table-cell office:value-type="float" office:value="-62.6311769889305" calcext:value-type="float">
            <text:p>-62.6311769889305</text:p>
          </table:table-cell>
        </table:table-row>
        <table:table-row table:style-name="ro1">
          <table:table-cell office:value-type="float" office:value="29505" calcext:value-type="float">
            <text:p>29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12041993139389" calcext:value-type="float">
            <text:p>-3.12041993139389</text:p>
          </table:table-cell>
          <table:table-cell office:value-type="float" office:value="-57" calcext:value-type="float">
            <text:p>-57</text:p>
          </table:table-cell>
          <table:table-cell office:value-type="float" office:value="-62.4579100046557" calcext:value-type="float">
            <text:p>-62.4579100046557</text:p>
          </table:table-cell>
        </table:table-row>
        <table:table-row table:style-name="ro1">
          <table:table-cell office:value-type="float" office:value="29530" calcext:value-type="float">
            <text:p>29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02440701042793" calcext:value-type="float">
            <text:p>-3.02440701042793</text:p>
          </table:table-cell>
          <table:table-cell office:value-type="float" office:value="-63" calcext:value-type="float">
            <text:p>-63</text:p>
          </table:table-cell>
          <table:table-cell office:value-type="float" office:value="-62.4745896968201" calcext:value-type="float">
            <text:p>-62.4745896968201</text:p>
          </table:table-cell>
        </table:table-row>
        <table:table-row table:style-name="ro1">
          <table:table-cell office:value-type="float" office:value="29556" calcext:value-type="float">
            <text:p>29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96211756395322" calcext:value-type="float">
            <text:p>-2.96211756395322</text:p>
          </table:table-cell>
          <table:table-cell office:value-type="float" office:value="-70" calcext:value-type="float">
            <text:p>-70</text:p>
          </table:table-cell>
          <table:table-cell office:value-type="float" office:value="-62.7061407830718" calcext:value-type="float">
            <text:p>-62.7061407830718</text:p>
          </table:table-cell>
        </table:table-row>
        <table:table-row table:style-name="ro1">
          <table:table-cell office:value-type="float" office:value="29582" calcext:value-type="float">
            <text:p>29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7097548506235" calcext:value-type="float">
            <text:p>-2.87097548506235</text:p>
          </table:table-cell>
          <table:table-cell office:value-type="float" office:value="-72" calcext:value-type="float">
            <text:p>-72</text:p>
          </table:table-cell>
          <table:table-cell office:value-type="float" office:value="-62.9921056820542" calcext:value-type="float">
            <text:p>-62.9921056820542</text:p>
          </table:table-cell>
        </table:table-row>
        <table:table-row table:style-name="ro1">
          <table:table-cell office:value-type="float" office:value="29608" calcext:value-type="float">
            <text:p>2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8134070085989" calcext:value-type="float">
            <text:p>-2.8134070085989</text:p>
          </table:table-cell>
          <table:table-cell office:value-type="float" office:value="-70" calcext:value-type="float">
            <text:p>-70</text:p>
          </table:table-cell>
          <table:table-cell office:value-type="float" office:value="-63.2077331995295" calcext:value-type="float">
            <text:p>-63.2077331995295</text:p>
          </table:table-cell>
        </table:table-row>
        <table:table-row table:style-name="ro1">
          <table:table-cell office:value-type="float" office:value="29634" calcext:value-type="float">
            <text:p>29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72684063910355" calcext:value-type="float">
            <text:p>-2.72684063910355</text:p>
          </table:table-cell>
          <table:table-cell office:value-type="float" office:value="-62" calcext:value-type="float">
            <text:p>-62</text:p>
          </table:table-cell>
          <table:table-cell office:value-type="float" office:value="-63.1705721780055" calcext:value-type="float">
            <text:p>-63.1705721780055</text:p>
          </table:table-cell>
        </table:table-row>
        <table:table-row table:style-name="ro1">
          <table:table-cell office:value-type="float" office:value="29660" calcext:value-type="float">
            <text:p>29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4293785020805" calcext:value-type="float">
            <text:p>-2.64293785020805</text:p>
          </table:table-cell>
          <table:table-cell office:value-type="float" office:value="-50" calcext:value-type="float">
            <text:p>-50</text:p>
          </table:table-cell>
          <table:table-cell office:value-type="float" office:value="-62.7653238032976" calcext:value-type="float">
            <text:p>-62.7653238032976</text:p>
          </table:table-cell>
        </table:table-row>
        <table:table-row table:style-name="ro1">
          <table:table-cell office:value-type="float" office:value="29686" calcext:value-type="float">
            <text:p>29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6161668558627" calcext:value-type="float">
            <text:p>-2.56161668558627</text:p>
          </table:table-cell>
          <table:table-cell office:value-type="float" office:value="-35" calcext:value-type="float">
            <text:p>-35</text:p>
          </table:table-cell>
          <table:table-cell office:value-type="float" office:value="-61.9110061478115" calcext:value-type="float">
            <text:p>-61.9110061478115</text:p>
          </table:table-cell>
        </table:table-row>
        <table:table-row table:style-name="ro1">
          <table:table-cell office:value-type="float" office:value="29712" calcext:value-type="float">
            <text:p>29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8279771064515" calcext:value-type="float">
            <text:p>-2.48279771064515</text:p>
          </table:table-cell>
          <table:table-cell office:value-type="float" office:value="-12" calcext:value-type="float">
            <text:p>-12</text:p>
          </table:table-cell>
          <table:table-cell office:value-type="float" office:value="-60.375282881725" calcext:value-type="float">
            <text:p>-60.375282881725</text:p>
          </table:table-cell>
        </table:table-row>
        <table:table-row table:style-name="ro1">
          <table:table-cell office:value-type="float" office:value="29738" calcext:value-type="float">
            <text:p>2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43717316570222" calcext:value-type="float">
            <text:p>-2.43717316570222</text:p>
          </table:table-cell>
          <table:table-cell office:value-type="float" office:value="-6" calcext:value-type="float">
            <text:p>-6</text:p>
          </table:table-cell>
          <table:table-cell office:value-type="float" office:value="-58.702197254595" calcext:value-type="float">
            <text:p>-58.702197254595</text:p>
          </table:table-cell>
        </table:table-row>
        <table:table-row table:style-name="ro1">
          <table:table-cell office:value-type="float" office:value="29764" calcext:value-type="float">
            <text:p>2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36218322214215" calcext:value-type="float">
            <text:p>-2.36218322214215</text:p>
          </table:table-cell>
          <table:table-cell office:value-type="float" office:value="-31" calcext:value-type="float">
            <text:p>-31</text:p>
          </table:table-cell>
          <table:table-cell office:value-type="float" office:value="-57.8498219544536" calcext:value-type="float">
            <text:p>-57.8498219544536</text:p>
          </table:table-cell>
        </table:table-row>
        <table:table-row table:style-name="ro1">
          <table:table-cell office:value-type="float" office:value="29790" calcext:value-type="float">
            <text:p>29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32026989223009" calcext:value-type="float">
            <text:p>-2.32026989223009</text:p>
          </table:table-cell>
          <table:table-cell office:value-type="float" office:value="-52" calcext:value-type="float">
            <text:p>-52</text:p>
          </table:table-cell>
          <table:table-cell office:value-type="float" office:value="-57.6698274327781" calcext:value-type="float">
            <text:p>-57.6698274327781</text:p>
          </table:table-cell>
        </table:table-row>
        <table:table-row table:style-name="ro1">
          <table:table-cell office:value-type="float" office:value="29816" calcext:value-type="float">
            <text:p>2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31041543400762" calcext:value-type="float">
            <text:p>-2.31041543400762</text:p>
          </table:table-cell>
          <table:table-cell office:value-type="float" office:value="-63" calcext:value-type="float">
            <text:p>-63</text:p>
          </table:table-cell>
          <table:table-cell office:value-type="float" office:value="-57.8338327425388" calcext:value-type="float">
            <text:p>-57.8338327425388</text:p>
          </table:table-cell>
        </table:table-row>
        <table:table-row table:style-name="ro1">
          <table:table-cell office:value-type="float" office:value="29842" calcext:value-type="float">
            <text:p>29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27009495911508" calcext:value-type="float">
            <text:p>-2.27009495911508</text:p>
          </table:table-cell>
          <table:table-cell office:value-type="float" office:value="-74" calcext:value-type="float">
            <text:p>-74</text:p>
          </table:table-cell>
          <table:table-cell office:value-type="float" office:value="-58.3312532735376" calcext:value-type="float">
            <text:p>-58.3312532735376</text:p>
          </table:table-cell>
        </table:table-row>
        <table:table-row table:style-name="ro1">
          <table:table-cell office:value-type="float" office:value="29868" calcext:value-type="float">
            <text:p>29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26178434498846" calcext:value-type="float">
            <text:p>-2.26178434498846</text:p>
          </table:table-cell>
          <table:table-cell office:value-type="float" office:value="-73" calcext:value-type="float">
            <text:p>-73</text:p>
          </table:table-cell>
          <table:table-cell office:value-type="float" office:value="-58.7825993266595" calcext:value-type="float">
            <text:p>-58.7825993266595</text:p>
          </table:table-cell>
        </table:table-row>
        <table:table-row table:style-name="ro1">
          <table:table-cell office:value-type="float" office:value="29894" calcext:value-type="float">
            <text:p>2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.25372944206574" calcext:value-type="float">
            <text:p>-2.25372944206574</text:p>
          </table:table-cell>
          <table:table-cell office:value-type="float" office:value="-77" calcext:value-type="float">
            <text:p>-77</text:p>
          </table:table-cell>
          <table:table-cell office:value-type="float" office:value="-59.3431347319931" calcext:value-type="float">
            <text:p>-59.3431347319931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30746084384833" calcext:value-type="float">
            <text:p>-2.30746084384833</text:p>
          </table:table-cell>
          <table:table-cell office:value-type="float" office:value="-75" calcext:value-type="float">
            <text:p>-75</text:p>
          </table:table-cell>
          <table:table-cell office:value-type="float" office:value="-59.8248844325472" calcext:value-type="float">
            <text:p>-59.8248844325472</text:p>
          </table:table-cell>
        </table:table-row>
        <table:table-row table:style-name="ro1">
          <table:table-cell office:value-type="float" office:value="29947" calcext:value-type="float">
            <text:p>29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35953897172992" calcext:value-type="float">
            <text:p>-2.35953897172992</text:p>
          </table:table-cell>
          <table:table-cell office:value-type="float" office:value="-64" calcext:value-type="float">
            <text:p>-64</text:p>
          </table:table-cell>
          <table:table-cell office:value-type="float" office:value="-59.9533495269303" calcext:value-type="float">
            <text:p>-59.9533495269303</text:p>
          </table:table-cell>
        </table:table-row>
        <table:table-row table:style-name="ro1">
          <table:table-cell office:value-type="float" office:value="29973" calcext:value-type="float">
            <text:p>2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.47155315721516" calcext:value-type="float">
            <text:p>-2.47155315721516</text:p>
          </table:table-cell>
          <table:table-cell office:value-type="float" office:value="-46" calcext:value-type="float">
            <text:p>-46</text:p>
          </table:table-cell>
          <table:table-cell office:value-type="float" office:value="-59.5240156953325" calcext:value-type="float">
            <text:p>-59.5240156953325</text:p>
          </table:table-cell>
        </table:table-row>
        <table:table-row table:style-name="ro1">
          <table:table-cell office:value-type="float" office:value="29999" calcext:value-type="float">
            <text:p>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51858229083931" calcext:value-type="float">
            <text:p>-2.51858229083931</text:p>
          </table:table-cell>
          <table:table-cell office:value-type="float" office:value="-23" calcext:value-type="float">
            <text:p>-23</text:p>
          </table:table-cell>
          <table:table-cell office:value-type="float" office:value="-58.4001998277838" calcext:value-type="float">
            <text:p>-58.4001998277838</text:p>
          </table:table-cell>
        </table:table-row>
        <table:table-row table:style-name="ro1">
          <table:table-cell office:value-type="float" office:value="30024" calcext:value-type="float">
            <text:p>3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.62570283573656" calcext:value-type="float">
            <text:p>-2.62570283573656</text:p>
          </table:table-cell>
          <table:table-cell office:value-type="float" office:value="0" calcext:value-type="float">
            <text:p>0</text:p>
          </table:table-cell>
          <table:table-cell office:value-type="float" office:value="-56.6032706023135" calcext:value-type="float">
            <text:p>-56.6032706023135</text:p>
          </table:table-cell>
        </table:table-row>
        <table:table-row table:style-name="ro1">
          <table:table-cell office:value-type="float" office:value="30051" calcext:value-type="float">
            <text:p>3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.72952736386774" calcext:value-type="float">
            <text:p>-2.72952736386774</text:p>
          </table:table-cell>
          <table:table-cell office:value-type="float" office:value="-31" calcext:value-type="float">
            <text:p>-31</text:p>
          </table:table-cell>
          <table:table-cell office:value-type="float" office:value="-55.8154776607038" calcext:value-type="float">
            <text:p>-55.8154776607038</text:p>
          </table:table-cell>
        </table:table-row>
        <table:table-row table:style-name="ro1">
          <table:table-cell office:value-type="float" office:value="30076" calcext:value-type="float">
            <text:p>3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.86092652190258" calcext:value-type="float">
            <text:p>-2.86092652190258</text:p>
          </table:table-cell>
          <table:table-cell office:value-type="float" office:value="-45" calcext:value-type="float">
            <text:p>-45</text:p>
          </table:table-cell>
          <table:table-cell office:value-type="float" office:value="-55.4826937326822" calcext:value-type="float">
            <text:p>-55.4826937326822</text:p>
          </table:table-cell>
        </table:table-row>
        <table:table-row table:style-name="ro1">
          <table:table-cell office:value-type="float" office:value="30102" calcext:value-type="float">
            <text:p>3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.9267441673825" calcext:value-type="float">
            <text:p>-2.9267441673825</text:p>
          </table:table-cell>
          <table:table-cell office:value-type="float" office:value="-63" calcext:value-type="float">
            <text:p>-63</text:p>
          </table:table-cell>
          <table:table-cell office:value-type="float" office:value="-55.7139954639843" calcext:value-type="float">
            <text:p>-55.7139954639843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.99053665453996" calcext:value-type="float">
            <text:p>-2.99053665453996</text:p>
          </table:table-cell>
          <table:table-cell office:value-type="float" office:value="-70" calcext:value-type="float">
            <text:p>-70</text:p>
          </table:table-cell>
          <table:table-cell office:value-type="float" office:value="-56.1535648343232" calcext:value-type="float">
            <text:p>-56.1535648343232</text:p>
          </table:table-cell>
        </table:table-row>
        <table:table-row table:style-name="ro1">
          <table:table-cell office:value-type="float" office:value="30154" calcext:value-type="float">
            <text:p>30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9852014209258" calcext:value-type="float">
            <text:p>-2.89852014209258</text:p>
          </table:table-cell>
          <table:table-cell office:value-type="float" office:value="-74" calcext:value-type="float">
            <text:p>-74</text:p>
          </table:table-cell>
          <table:table-cell office:value-type="float" office:value="-56.702685916344" calcext:value-type="float">
            <text:p>-56.702685916344</text:p>
          </table:table-cell>
        </table:table-row>
        <table:table-row table:style-name="ro1">
          <table:table-cell office:value-type="float" office:value="30180" calcext:value-type="float">
            <text:p>30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80933490695127" calcext:value-type="float">
            <text:p>-2.80933490695127</text:p>
          </table:table-cell>
          <table:table-cell office:value-type="float" office:value="-74" calcext:value-type="float">
            <text:p>-74</text:p>
          </table:table-cell>
          <table:table-cell office:value-type="float" office:value="-57.2349109650719" calcext:value-type="float">
            <text:p>-57.2349109650719</text:p>
          </table:table-cell>
        </table:table-row>
        <table:table-row table:style-name="ro1">
          <table:table-cell office:value-type="float" office:value="30206" calcext:value-type="float">
            <text:p>3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75366306366046" calcext:value-type="float">
            <text:p>-2.75366306366046</text:p>
          </table:table-cell>
          <table:table-cell office:value-type="float" office:value="-71" calcext:value-type="float">
            <text:p>-71</text:p>
          </table:table-cell>
          <table:table-cell office:value-type="float" office:value="-57.6584521661466" calcext:value-type="float">
            <text:p>-57.6584521661466</text:p>
          </table:table-cell>
        </table:table-row>
        <table:table-row table:style-name="ro1">
          <table:table-cell office:value-type="float" office:value="30232" calcext:value-type="float">
            <text:p>3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60739650785552" calcext:value-type="float">
            <text:p>-2.60739650785552</text:p>
          </table:table-cell>
          <table:table-cell office:value-type="float" office:value="-56" calcext:value-type="float">
            <text:p>-56</text:p>
          </table:table-cell>
          <table:table-cell office:value-type="float" office:value="-57.6074228687267" calcext:value-type="float">
            <text:p>-57.6074228687267</text:p>
          </table:table-cell>
        </table:table-row>
        <table:table-row table:style-name="ro1">
          <table:table-cell office:value-type="float" office:value="30258" calcext:value-type="float">
            <text:p>3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.4963996922292" calcext:value-type="float">
            <text:p>-2.4963996922292</text:p>
          </table:table-cell>
          <table:table-cell office:value-type="float" office:value="-45" calcext:value-type="float">
            <text:p>-45</text:p>
          </table:table-cell>
          <table:table-cell office:value-type="float" office:value="-57.2195021650736" calcext:value-type="float">
            <text:p>-57.2195021650736</text:p>
          </table:table-cell>
        </table:table-row>
        <table:table-row table:style-name="ro1">
          <table:table-cell office:value-type="float" office:value="30284" calcext:value-type="float">
            <text:p>30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1958739400676" calcext:value-type="float">
            <text:p>-2.41958739400676</text:p>
          </table:table-cell>
          <table:table-cell office:value-type="float" office:value="-29" calcext:value-type="float">
            <text:p>-29</text:p>
          </table:table-cell>
          <table:table-cell office:value-type="float" office:value="-56.3512097907636" calcext:value-type="float">
            <text:p>-56.3512097907636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37590778188348" calcext:value-type="float">
            <text:p>-2.37590778188348</text:p>
          </table:table-cell>
          <table:table-cell office:value-type="float" office:value="-8" calcext:value-type="float">
            <text:p>-8</text:p>
          </table:table-cell>
          <table:table-cell office:value-type="float" office:value="-54.8634802587401" calcext:value-type="float">
            <text:p>-54.8634802587401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.33357215782552" calcext:value-type="float">
            <text:p>-2.33357215782552</text:p>
          </table:table-cell>
          <table:table-cell office:value-type="float" office:value="-4" calcext:value-type="float">
            <text:p>-4</text:p>
          </table:table-cell>
          <table:table-cell office:value-type="float" office:value="-53.2984500969328" calcext:value-type="float">
            <text:p>-53.2984500969328</text:p>
          </table:table-cell>
        </table:table-row>
        <table:table-row table:style-name="ro1">
          <table:table-cell office:value-type="float" office:value="30362" calcext:value-type="float">
            <text:p>3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38484686066166" calcext:value-type="float">
            <text:p>-2.38484686066166</text:p>
          </table:table-cell>
          <table:table-cell office:value-type="float" office:value="-25" calcext:value-type="float">
            <text:p>-25</text:p>
          </table:table-cell>
          <table:table-cell office:value-type="float" office:value="-52.4277285554887" calcext:value-type="float">
            <text:p>-52.4277285554887</text:p>
          </table:table-cell>
        </table:table-row>
        <table:table-row table:style-name="ro1">
          <table:table-cell office:value-type="float" office:value="30388" calcext:value-type="float">
            <text:p>30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.43454388033361" calcext:value-type="float">
            <text:p>-2.43454388033361</text:p>
          </table:table-cell>
          <table:table-cell office:value-type="float" office:value="-47" calcext:value-type="float">
            <text:p>-47</text:p>
          </table:table-cell>
          <table:table-cell office:value-type="float" office:value="-52.2607215230121" calcext:value-type="float">
            <text:p>-52.2607215230121</text:p>
          </table:table-cell>
        </table:table-row>
        <table:table-row table:style-name="ro1">
          <table:table-cell office:value-type="float" office:value="30414" calcext:value-type="float">
            <text:p>3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.51348099170796" calcext:value-type="float">
            <text:p>-2.51348099170796</text:p>
          </table:table-cell>
          <table:table-cell office:value-type="float" office:value="-63" calcext:value-type="float">
            <text:p>-63</text:p>
          </table:table-cell>
          <table:table-cell office:value-type="float" office:value="-52.5911608607656" calcext:value-type="float">
            <text:p>-52.5911608607656</text:p>
          </table:table-cell>
        </table:table-row>
        <table:table-row table:style-name="ro1">
          <table:table-cell office:value-type="float" office:value="30440" calcext:value-type="float">
            <text:p>30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.52845080734772" calcext:value-type="float">
            <text:p>-2.52845080734772</text:p>
          </table:table-cell>
          <table:table-cell office:value-type="float" office:value="-67" calcext:value-type="float">
            <text:p>-67</text:p>
          </table:table-cell>
          <table:table-cell office:value-type="float" office:value="-53.0345097573574" calcext:value-type="float">
            <text:p>-53.0345097573574</text:p>
          </table:table-cell>
        </table:table-row>
        <table:table-row table:style-name="ro1">
          <table:table-cell office:value-type="float" office:value="30466" calcext:value-type="float">
            <text:p>3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.54296001327548" calcext:value-type="float">
            <text:p>-2.54296001327548</text:p>
          </table:table-cell>
          <table:table-cell office:value-type="float" office:value="-74" calcext:value-type="float">
            <text:p>-74</text:p>
          </table:table-cell>
          <table:table-cell office:value-type="float" office:value="-53.6796017648233" calcext:value-type="float">
            <text:p>-53.6796017648233</text:p>
          </table:table-cell>
        </table:table-row>
        <table:table-row table:style-name="ro1">
          <table:table-cell office:value-type="float" office:value="30492" calcext:value-type="float">
            <text:p>3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.43394585902085" calcext:value-type="float">
            <text:p>-2.43394585902085</text:p>
          </table:table-cell>
          <table:table-cell office:value-type="float" office:value="-72" calcext:value-type="float">
            <text:p>-72</text:p>
          </table:table-cell>
          <table:table-cell office:value-type="float" office:value="-54.2433063259057" calcext:value-type="float">
            <text:p>-54.2433063259057</text:p>
          </table:table-cell>
        </table:table-row>
        <table:table-row table:style-name="ro1">
          <table:table-cell office:value-type="float" office:value="30518" calcext:value-type="float">
            <text:p>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.2359782941279" calcext:value-type="float">
            <text:p>-2.2359782941279</text:p>
          </table:table-cell>
          <table:table-cell office:value-type="float" office:value="-59" calcext:value-type="float">
            <text:p>-59</text:p>
          </table:table-cell>
          <table:table-cell office:value-type="float" office:value="-54.3896661312624" calcext:value-type="float">
            <text:p>-54.3896661312624</text:p>
          </table:table-cell>
        </table:table-row>
        <table:table-row table:style-name="ro1">
          <table:table-cell office:value-type="float" office:value="30544" calcext:value-type="float">
            <text:p>3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10564050046243" calcext:value-type="float">
            <text:p>-2.10564050046243</text:p>
          </table:table-cell>
          <table:table-cell office:value-type="float" office:value="-57" calcext:value-type="float">
            <text:p>-57</text:p>
          </table:table-cell>
          <table:table-cell office:value-type="float" office:value="-54.4699840964544" calcext:value-type="float">
            <text:p>-54.4699840964544</text:p>
          </table:table-cell>
        </table:table-row>
        <table:table-row table:style-name="ro1">
          <table:table-cell office:value-type="float" office:value="30570" calcext:value-type="float">
            <text:p>30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.9793131004482" calcext:value-type="float">
            <text:p>-1.9793131004482</text:p>
          </table:table-cell>
          <table:table-cell office:value-type="float" office:value="-39" calcext:value-type="float">
            <text:p>-39</text:p>
          </table:table-cell>
          <table:table-cell office:value-type="float" office:value="-53.9939845857942" calcext:value-type="float">
            <text:p>-53.9939845857942</text:p>
          </table:table-cell>
        </table:table-row>
        <table:table-row table:style-name="ro1">
          <table:table-cell office:value-type="float" office:value="30596" calcext:value-type="float">
            <text:p>30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91841115889594" calcext:value-type="float">
            <text:p>-1.91841115889594</text:p>
          </table:table-cell>
          <table:table-cell office:value-type="float" office:value="-22" calcext:value-type="float">
            <text:p>-22</text:p>
          </table:table-cell>
          <table:table-cell office:value-type="float" office:value="-53.0095542908467" calcext:value-type="float">
            <text:p>-53.0095542908467</text:p>
          </table:table-cell>
        </table:table-row>
        <table:table-row table:style-name="ro1">
          <table:table-cell office:value-type="float" office:value="30622" calcext:value-type="float">
            <text:p>3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92092158477607" calcext:value-type="float">
            <text:p>-1.92092158477607</text:p>
          </table:table-cell>
          <table:table-cell office:value-type="float" office:value="-4" calcext:value-type="float">
            <text:p>-4</text:p>
          </table:table-cell>
          <table:table-cell office:value-type="float" office:value="-51.5015680049745" calcext:value-type="float">
            <text:p>-51.5015680049745</text:p>
          </table:table-cell>
        </table:table-row>
        <table:table-row table:style-name="ro1">
          <table:table-cell office:value-type="float" office:value="30648" calcext:value-type="float">
            <text:p>3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.98489322832142" calcext:value-type="float">
            <text:p>-1.98489322832142</text:p>
          </table:table-cell>
          <table:table-cell office:value-type="float" office:value="-12" calcext:value-type="float">
            <text:p>-12</text:p>
          </table:table-cell>
          <table:table-cell office:value-type="float" office:value="-50.286135143283" calcext:value-type="float">
            <text:p>-50.286135143283</text:p>
          </table:table-cell>
        </table:table-row>
        <table:table-row table:style-name="ro1">
          <table:table-cell office:value-type="float" office:value="30674" calcext:value-type="float">
            <text:p>3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98535805206538" calcext:value-type="float">
            <text:p>-1.98535805206538</text:p>
          </table:table-cell>
          <table:table-cell office:value-type="float" office:value="-31" calcext:value-type="float">
            <text:p>-31</text:p>
          </table:table-cell>
          <table:table-cell office:value-type="float" office:value="-49.6927156004127" calcext:value-type="float">
            <text:p>-49.6927156004127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.01657780430952" calcext:value-type="float">
            <text:p>-2.01657780430952</text:p>
          </table:table-cell>
          <table:table-cell office:value-type="float" office:value="-53" calcext:value-type="float">
            <text:p>-53</text:p>
          </table:table-cell>
          <table:table-cell office:value-type="float" office:value="-49.7944781973231" calcext:value-type="float">
            <text:p>-49.7944781973231</text:p>
          </table:table-cell>
        </table:table-row>
        <table:table-row table:style-name="ro1">
          <table:table-cell office:value-type="float" office:value="30726" calcext:value-type="float">
            <text:p>3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92376002571538" calcext:value-type="float">
            <text:p>-1.92376002571538</text:p>
          </table:table-cell>
          <table:table-cell office:value-type="float" office:value="-53" calcext:value-type="float">
            <text:p>-53</text:p>
          </table:table-cell>
          <table:table-cell office:value-type="float" office:value="-49.8931096374055" calcext:value-type="float">
            <text:p>-49.8931096374055</text:p>
          </table:table-cell>
        </table:table-row>
        <table:table-row table:style-name="ro1">
          <table:table-cell office:value-type="float" office:value="30752" calcext:value-type="float">
            <text:p>3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.67995202492414" calcext:value-type="float">
            <text:p>-1.67995202492414</text:p>
          </table:table-cell>
          <table:table-cell office:value-type="float" office:value="-59" calcext:value-type="float">
            <text:p>-59</text:p>
          </table:table-cell>
          <table:table-cell office:value-type="float" office:value="-50.1733216485622" calcext:value-type="float">
            <text:p>-50.1733216485622</text:p>
          </table:table-cell>
        </table:table-row>
        <table:table-row table:style-name="ro1">
          <table:table-cell office:value-type="float" office:value="30778" calcext:value-type="float">
            <text:p>3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53595350108032" calcext:value-type="float">
            <text:p>-1.53595350108032</text:p>
          </table:table-cell>
          <table:table-cell office:value-type="float" office:value="-60" calcext:value-type="float">
            <text:p>-60</text:p>
          </table:table-cell>
          <table:table-cell office:value-type="float" office:value="-50.4756809824526" calcext:value-type="float">
            <text:p>-50.4756809824526</text:p>
          </table:table-cell>
        </table:table-row>
        <table:table-row table:style-name="ro1">
          <table:table-cell office:value-type="float" office:value="30804" calcext:value-type="float">
            <text:p>30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45792416258554" calcext:value-type="float">
            <text:p>-1.45792416258554</text:p>
          </table:table-cell>
          <table:table-cell office:value-type="float" office:value="-58" calcext:value-type="float">
            <text:p>-58</text:p>
          </table:table-cell>
          <table:table-cell office:value-type="float" office:value="-50.7071984906848" calcext:value-type="float">
            <text:p>-50.7071984906848</text:p>
          </table:table-cell>
        </table:table-row>
        <table:table-row table:style-name="ro1">
          <table:table-cell office:value-type="float" office:value="30830" calcext:value-type="float">
            <text:p>30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44383418835214" calcext:value-type="float">
            <text:p>-1.44383418835214</text:p>
          </table:table-cell>
          <table:table-cell office:value-type="float" office:value="-58" calcext:value-type="float">
            <text:p>-58</text:p>
          </table:table-cell>
          <table:table-cell office:value-type="float" office:value="-50.9315923832792" calcext:value-type="float">
            <text:p>-50.9315923832792</text:p>
          </table:table-cell>
        </table:table-row>
        <table:table-row table:style-name="ro1">
          <table:table-cell office:value-type="float" office:value="30856" calcext:value-type="float">
            <text:p>3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46094698255669" calcext:value-type="float">
            <text:p>-1.46094698255669</text:p>
          </table:table-cell>
          <table:table-cell office:value-type="float" office:value="-47" calcext:value-type="float">
            <text:p>-47</text:p>
          </table:table-cell>
          <table:table-cell office:value-type="float" office:value="-50.8106203099475" calcext:value-type="float">
            <text:p>-50.8106203099475</text:p>
          </table:table-cell>
        </table:table-row>
        <table:table-row table:style-name="ro1">
          <table:table-cell office:value-type="float" office:value="30882" calcext:value-type="float">
            <text:p>3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44676399847802" calcext:value-type="float">
            <text:p>-1.44676399847802</text:p>
          </table:table-cell>
          <table:table-cell office:value-type="float" office:value="-29" calcext:value-type="float">
            <text:p>-29</text:p>
          </table:table-cell>
          <table:table-cell office:value-type="float" office:value="-50.1395243004107" calcext:value-type="float">
            <text:p>-50.1395243004107</text:p>
          </table:table-cell>
        </table:table-row>
        <table:table-row table:style-name="ro1">
          <table:table-cell office:value-type="float" office:value="30908" calcext:value-type="float">
            <text:p>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.34070972160177" calcext:value-type="float">
            <text:p>-1.34070972160177</text:p>
          </table:table-cell>
          <table:table-cell office:value-type="float" office:value="-1" calcext:value-type="float">
            <text:p>-1</text:p>
          </table:table-cell>
          <table:table-cell office:value-type="float" office:value="-48.6275389373211" calcext:value-type="float">
            <text:p>-48.6275389373211</text:p>
          </table:table-cell>
        </table:table-row>
        <table:table-row table:style-name="ro1">
          <table:table-cell office:value-type="float" office:value="30934" calcext:value-type="float">
            <text:p>30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.08407249939864" calcext:value-type="float">
            <text:p>-1.08407249939864</text:p>
          </table:table-cell>
          <table:table-cell office:value-type="float" office:value="-18" calcext:value-type="float">
            <text:p>-18</text:p>
          </table:table-cell>
          <table:table-cell office:value-type="float" office:value="-47.6851531238651" calcext:value-type="float">
            <text:p>-47.6851531238651</text:p>
          </table:table-cell>
        </table:table-row>
        <table:table-row table:style-name="ro1">
          <table:table-cell office:value-type="float" office:value="30960" calcext:value-type="float">
            <text:p>30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.927639499417146" calcext:value-type="float">
            <text:p>-0.927639499417146</text:p>
          </table:table-cell>
          <table:table-cell office:value-type="float" office:value="-34" calcext:value-type="float">
            <text:p>-34</text:p>
          </table:table-cell>
          <table:table-cell office:value-type="float" office:value="-47.2640714892846" calcext:value-type="float">
            <text:p>-47.2640714892846</text:p>
          </table:table-cell>
        </table:table-row>
        <table:table-row table:style-name="ro1">
          <table:table-cell office:value-type="float" office:value="30986" calcext:value-type="float">
            <text:p>3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68327514819695" calcext:value-type="float">
            <text:p>-0.868327514819695</text:p>
          </table:table-cell>
          <table:table-cell office:value-type="float" office:value="-50" calcext:value-type="float">
            <text:p>-50</text:p>
          </table:table-cell>
          <table:table-cell office:value-type="float" office:value="-47.3482539049989" calcext:value-type="float">
            <text:p>-47.3482539049989</text:p>
          </table:table-cell>
        </table:table-row>
        <table:table-row table:style-name="ro1">
          <table:table-cell office:value-type="float" office:value="31012" calcext:value-type="float">
            <text:p>3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41609745132935" calcext:value-type="float">
            <text:p>-0.841609745132935</text:p>
          </table:table-cell>
          <table:table-cell office:value-type="float" office:value="-61" calcext:value-type="float">
            <text:p>-61</text:p>
          </table:table-cell>
          <table:table-cell office:value-type="float" office:value="-47.768307630999" calcext:value-type="float">
            <text:p>-47.768307630999</text:p>
          </table:table-cell>
        </table:table-row>
        <table:table-row table:style-name="ro1">
          <table:table-cell office:value-type="float" office:value="31038" calcext:value-type="float">
            <text:p>3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877252522205768" calcext:value-type="float">
            <text:p>-0.877252522205768</text:p>
          </table:table-cell>
          <table:table-cell office:value-type="float" office:value="-62" calcext:value-type="float">
            <text:p>-62</text:p>
          </table:table-cell>
          <table:table-cell office:value-type="float" office:value="-48.2062058577375" calcext:value-type="float">
            <text:p>-48.2062058577375</text:p>
          </table:table-cell>
        </table:table-row>
        <table:table-row table:style-name="ro1">
          <table:table-cell office:value-type="float" office:value="31064" calcext:value-type="float">
            <text:p>3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50260136907129" calcext:value-type="float">
            <text:p>-0.850260136907129</text:p>
          </table:table-cell>
          <table:table-cell office:value-type="float" office:value="-56" calcext:value-type="float">
            <text:p>-56</text:p>
          </table:table-cell>
          <table:table-cell office:value-type="float" office:value="-48.4460149082686" calcext:value-type="float">
            <text:p>-48.4460149082686</text:p>
          </table:table-cell>
        </table:table-row>
        <table:table-row table:style-name="ro1">
          <table:table-cell office:value-type="float" office:value="31090" calcext:value-type="float">
            <text:p>3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731790594233063" calcext:value-type="float">
            <text:p>-0.731790594233063</text:p>
          </table:table-cell>
          <table:table-cell office:value-type="float" office:value="-51" calcext:value-type="float">
            <text:p>-51</text:p>
          </table:table-cell>
          <table:table-cell office:value-type="float" office:value="-48.5245990649373" calcext:value-type="float">
            <text:p>-48.5245990649373</text:p>
          </table:table-cell>
        </table:table-row>
        <table:table-row table:style-name="ro1">
          <table:table-cell office:value-type="float" office:value="31116" calcext:value-type="float">
            <text:p>3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493889345179738" calcext:value-type="float">
            <text:p>-0.493889345179738</text:p>
          </table:table-cell>
          <table:table-cell office:value-type="float" office:value="-33" calcext:value-type="float">
            <text:p>-33</text:p>
          </table:table-cell>
          <table:table-cell office:value-type="float" office:value="-48.0469190937084" calcext:value-type="float">
            <text:p>-48.0469190937084</text:p>
          </table:table-cell>
        </table:table-row>
        <table:table-row table:style-name="ro1">
          <table:table-cell office:value-type="float" office:value="31142" calcext:value-type="float">
            <text:p>31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0.324846596097285" calcext:value-type="float">
            <text:p>-0.324846596097285</text:p>
          </table:table-cell>
          <table:table-cell office:value-type="float" office:value="-16" calcext:value-type="float">
            <text:p>-16</text:p>
          </table:table-cell>
          <table:table-cell office:value-type="float" office:value="-47.0608600446712" calcext:value-type="float">
            <text:p>-47.0608600446712</text:p>
          </table:table-cell>
        </table:table-row>
        <table:table-row table:style-name="ro1">
          <table:table-cell office:value-type="float" office:value="31169" calcext:value-type="float">
            <text:p>3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53312854678907" calcext:value-type="float">
            <text:p>-0.253312854678907</text:p>
          </table:table-cell>
          <table:table-cell office:value-type="float" office:value="0" calcext:value-type="float">
            <text:p>0</text:p>
          </table:table-cell>
          <table:table-cell office:value-type="float" office:value="-45.6128335817583" calcext:value-type="float">
            <text:p>-45.6128335817583</text:p>
          </table:table-cell>
        </table:table-row>
        <table:table-row table:style-name="ro1">
          <table:table-cell office:value-type="float" office:value="31195" calcext:value-type="float">
            <text:p>31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5518612996479" calcext:value-type="float">
            <text:p>-0.245518612996479</text:p>
          </table:table-cell>
          <table:table-cell office:value-type="float" office:value="-20" calcext:value-type="float">
            <text:p>-20</text:p>
          </table:table-cell>
          <table:table-cell office:value-type="float" office:value="-44.8247463946272" calcext:value-type="float">
            <text:p>-44.8247463946272</text:p>
          </table:table-cell>
        </table:table-row>
        <table:table-row table:style-name="ro1">
          <table:table-cell office:value-type="float" office:value="31221" calcext:value-type="float">
            <text:p>31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7964194135049" calcext:value-type="float">
            <text:p>-0.237964194135049</text:p>
          </table:table-cell>
          <table:table-cell office:value-type="float" office:value="-33" calcext:value-type="float">
            <text:p>-33</text:p>
          </table:table-cell>
          <table:table-cell office:value-type="float" office:value="-44.4609080440233" calcext:value-type="float">
            <text:p>-44.4609080440233</text:p>
          </table:table-cell>
        </table:table-row>
        <table:table-row table:style-name="ro1">
          <table:table-cell office:value-type="float" office:value="31246" calcext:value-type="float">
            <text:p>3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70500887614141" calcext:value-type="float">
            <text:p>0.0770500887614141</text:p>
          </table:table-cell>
          <table:table-cell office:value-type="float" office:value="-38" calcext:value-type="float">
            <text:p>-38</text:p>
          </table:table-cell>
          <table:table-cell office:value-type="float" office:value="-44.262110873438" calcext:value-type="float">
            <text:p>-44.262110873438</text:p>
          </table:table-cell>
        </table:table-row>
        <table:table-row table:style-name="ro1">
          <table:table-cell office:value-type="float" office:value="31272" calcext:value-type="float">
            <text:p>3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59294701414909" calcext:value-type="float">
            <text:p>0.259294701414909</text:p>
          </table:table-cell>
          <table:table-cell office:value-type="float" office:value="-49" calcext:value-type="float">
            <text:p>-49</text:p>
          </table:table-cell>
          <table:table-cell office:value-type="float" office:value="-44.4078920773322" calcext:value-type="float">
            <text:p>-44.4078920773322</text:p>
          </table:table-cell>
        </table:table-row>
        <table:table-row table:style-name="ro1">
          <table:table-cell office:value-type="float" office:value="31298" calcext:value-type="float">
            <text:p>3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12854864448296" calcext:value-type="float">
            <text:p>0.312854864448296</text:p>
          </table:table-cell>
          <table:table-cell office:value-type="float" office:value="-56" calcext:value-type="float">
            <text:p>-56</text:p>
          </table:table-cell>
          <table:table-cell office:value-type="float" office:value="-44.7645723211066" calcext:value-type="float">
            <text:p>-44.7645723211066</text:p>
          </table:table-cell>
        </table:table-row>
        <table:table-row table:style-name="ro1">
          <table:table-cell office:value-type="float" office:value="31324" calcext:value-type="float">
            <text:p>3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322856092681" calcext:value-type="float">
            <text:p>0.30322856092681</text:p>
          </table:table-cell>
          <table:table-cell office:value-type="float" office:value="-58" calcext:value-type="float">
            <text:p>-58</text:p>
          </table:table-cell>
          <table:table-cell office:value-type="float" office:value="-45.1718162496879" calcext:value-type="float">
            <text:p>-45.1718162496879</text:p>
          </table:table-cell>
        </table:table-row>
        <table:table-row table:style-name="ro1">
          <table:table-cell office:value-type="float" office:value="31350" calcext:value-type="float">
            <text:p>3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63129220590601" calcext:value-type="float">
            <text:p>0.263129220590601</text:p>
          </table:table-cell>
          <table:table-cell office:value-type="float" office:value="-49" calcext:value-type="float">
            <text:p>-49</text:p>
          </table:table-cell>
          <table:table-cell office:value-type="float" office:value="-45.2896065189283" calcext:value-type="float">
            <text:p>-45.2896065189283</text:p>
          </table:table-cell>
        </table:table-row>
        <table:table-row table:style-name="ro1">
          <table:table-cell office:value-type="float" office:value="31376" calcext:value-type="float">
            <text:p>31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78109859957044" calcext:value-type="float">
            <text:p>0.378109859957044</text:p>
          </table:table-cell>
          <table:table-cell office:value-type="float" office:value="-35" calcext:value-type="float">
            <text:p>-35</text:p>
          </table:table-cell>
          <table:table-cell office:value-type="float" office:value="-44.9730032414228" calcext:value-type="float">
            <text:p>-44.9730032414228</text:p>
          </table:table-cell>
        </table:table-row>
        <table:table-row table:style-name="ro1">
          <table:table-cell office:value-type="float" office:value="31402" calcext:value-type="float">
            <text:p>3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581860325804519" calcext:value-type="float">
            <text:p>0.581860325804519</text:p>
          </table:table-cell>
          <table:table-cell office:value-type="float" office:value="-16" calcext:value-type="float">
            <text:p>-16</text:p>
          </table:table-cell>
          <table:table-cell office:value-type="float" office:value="-44.0815262186098" calcext:value-type="float">
            <text:p>-44.0815262186098</text:p>
          </table:table-cell>
        </table:table-row>
        <table:table-row table:style-name="ro1">
          <table:table-cell office:value-type="float" office:value="31428" calcext:value-type="float">
            <text:p>3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17803085010534" calcext:value-type="float">
            <text:p>0.717803085010534</text:p>
          </table:table-cell>
          <table:table-cell office:value-type="float" office:value="6" calcext:value-type="float">
            <text:p>6</text:p>
          </table:table-cell>
          <table:table-cell office:value-type="float" office:value="-42.5405561811141" calcext:value-type="float">
            <text:p>-42.5405561811141</text:p>
          </table:table-cell>
        </table:table-row>
        <table:table-row table:style-name="ro1">
          <table:table-cell office:value-type="float" office:value="31454" calcext:value-type="float">
            <text:p>31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5716836240979" calcext:value-type="float">
            <text:p>0.695716836240979</text:p>
          </table:table-cell>
          <table:table-cell office:value-type="float" office:value="-17" calcext:value-type="float">
            <text:p>-17</text:p>
          </table:table-cell>
          <table:table-cell office:value-type="float" office:value="-41.7546929140029" calcext:value-type="float">
            <text:p>-41.7546929140029</text:p>
          </table:table-cell>
        </table:table-row>
        <table:table-row table:style-name="ro1">
          <table:table-cell office:value-type="float" office:value="31480" calcext:value-type="float">
            <text:p>31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4310164356642" calcext:value-type="float">
            <text:p>0.674310164356642</text:p>
          </table:table-cell>
          <table:table-cell office:value-type="float" office:value="-34" calcext:value-type="float">
            <text:p>-34</text:p>
          </table:table-cell>
          <table:table-cell office:value-type="float" office:value="-41.5160869781875" calcext:value-type="float">
            <text:p>-41.5160869781875</text:p>
          </table:table-cell>
        </table:table-row>
        <table:table-row table:style-name="ro1">
          <table:table-cell office:value-type="float" office:value="31506" calcext:value-type="float">
            <text:p>31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3562159299514" calcext:value-type="float">
            <text:p>0.653562159299514</text:p>
          </table:table-cell>
          <table:table-cell office:value-type="float" office:value="-46" calcext:value-type="float">
            <text:p>-46</text:p>
          </table:table-cell>
          <table:table-cell office:value-type="float" office:value="-41.6540535327048" calcext:value-type="float">
            <text:p>-41.6540535327048</text:p>
          </table:table-cell>
        </table:table-row>
        <table:table-row table:style-name="ro1">
          <table:table-cell office:value-type="float" office:value="31532" calcext:value-type="float">
            <text:p>3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10375631321068" calcext:value-type="float">
            <text:p>0.910375631321068</text:p>
          </table:table-cell>
          <table:table-cell office:value-type="float" office:value="-45" calcext:value-type="float">
            <text:p>-45</text:p>
          </table:table-cell>
          <table:table-cell office:value-type="float" office:value="-41.7570057316985" calcext:value-type="float">
            <text:p>-41.7570057316985</text:p>
          </table:table-cell>
        </table:table-row>
        <table:table-row table:style-name="ro1">
          <table:table-cell office:value-type="float" office:value="31558" calcext:value-type="float">
            <text:p>3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06697945804965" calcext:value-type="float">
            <text:p>1.06697945804965</text:p>
          </table:table-cell>
          <table:table-cell office:value-type="float" office:value="-49" calcext:value-type="float">
            <text:p>-49</text:p>
          </table:table-cell>
          <table:table-cell office:value-type="float" office:value="-41.9798670938001" calcext:value-type="float">
            <text:p>-41.9798670938001</text:p>
          </table:table-cell>
        </table:table-row>
        <table:table-row table:style-name="ro1">
          <table:table-cell office:value-type="float" office:value="31584" calcext:value-type="float">
            <text:p>3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0338009010966" calcext:value-type="float">
            <text:p>1.00338009010966</text:p>
          </table:table-cell>
          <table:table-cell office:value-type="float" office:value="-52" calcext:value-type="float">
            <text:p>-52</text:p>
          </table:table-cell>
          <table:table-cell office:value-type="float" office:value="-42.2881788755293" calcext:value-type="float">
            <text:p>-42.2881788755293</text:p>
          </table:table-cell>
        </table:table-row>
        <table:table-row table:style-name="ro1">
          <table:table-cell office:value-type="float" office:value="31610" calcext:value-type="float">
            <text:p>31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910968395029364" calcext:value-type="float">
            <text:p>0.910968395029364</text:p>
          </table:table-cell>
          <table:table-cell office:value-type="float" office:value="-47" calcext:value-type="float">
            <text:p>-47</text:p>
          </table:table-cell>
          <table:table-cell office:value-type="float" office:value="-42.4331579870515" calcext:value-type="float">
            <text:p>-42.4331579870515</text:p>
          </table:table-cell>
        </table:table-row>
        <table:table-row table:style-name="ro1">
          <table:table-cell office:value-type="float" office:value="31636" calcext:value-type="float">
            <text:p>3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0601552133615" calcext:value-type="float">
            <text:p>1.00601552133615</text:p>
          </table:table-cell>
          <table:table-cell office:value-type="float" office:value="-29" calcext:value-type="float">
            <text:p>-29</text:p>
          </table:table-cell>
          <table:table-cell office:value-type="float" office:value="-42.0198300489883" calcext:value-type="float">
            <text:p>-42.0198300489883</text:p>
          </table:table-cell>
        </table:table-row>
        <table:table-row table:style-name="ro1">
          <table:table-cell office:value-type="float" office:value="31662" calcext:value-type="float">
            <text:p>31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2121504375658" calcext:value-type="float">
            <text:p>1.22121504375658</text:p>
          </table:table-cell>
          <table:table-cell office:value-type="float" office:value="-9" calcext:value-type="float">
            <text:p>-9</text:p>
          </table:table-cell>
          <table:table-cell office:value-type="float" office:value="-41.0038352782502" calcext:value-type="float">
            <text:p>-41.0038352782502</text:p>
          </table:table-cell>
        </table:table-row>
        <table:table-row table:style-name="ro1">
          <table:table-cell office:value-type="float" office:value="31688" calcext:value-type="float">
            <text:p>31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440842702561" calcext:value-type="float">
            <text:p>1.21440842702561</text:p>
          </table:table-cell>
          <table:table-cell office:value-type="float" office:value="-9" calcext:value-type="float">
            <text:p>-9</text:p>
          </table:table-cell>
          <table:table-cell office:value-type="float" office:value="-40.0191018850733" calcext:value-type="float">
            <text:p>-40.0191018850733</text:p>
          </table:table-cell>
        </table:table-row>
        <table:table-row table:style-name="ro1">
          <table:table-cell office:value-type="float" office:value="31714" calcext:value-type="float">
            <text:p>31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704201388636" calcext:value-type="float">
            <text:p>1.17704201388636</text:p>
          </table:table-cell>
          <table:table-cell office:value-type="float" office:value="-31" calcext:value-type="float">
            <text:p>-31</text:p>
          </table:table-cell>
          <table:table-cell office:value-type="float" office:value="-39.7415910578403" calcext:value-type="float">
            <text:p>-39.7415910578403</text:p>
          </table:table-cell>
        </table:table-row>
        <table:table-row table:style-name="ro1">
          <table:table-cell office:value-type="float" office:value="31741" calcext:value-type="float">
            <text:p>3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11005610576678" calcext:value-type="float">
            <text:p>1.11005610576678</text:p>
          </table:table-cell>
          <table:table-cell office:value-type="float" office:value="-45" calcext:value-type="float">
            <text:p>-45</text:p>
          </table:table-cell>
          <table:table-cell office:value-type="float" office:value="-39.9033882560606" calcext:value-type="float">
            <text:p>-39.9033882560606</text:p>
          </table:table-cell>
        </table:table-row>
        <table:table-row table:style-name="ro1">
          <table:table-cell office:value-type="float" office:value="31766" calcext:value-type="float">
            <text:p>31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32205437943549" calcext:value-type="float">
            <text:p>1.32205437943549</text:p>
          </table:table-cell>
          <table:table-cell office:value-type="float" office:value="-44" calcext:value-type="float">
            <text:p>-44</text:p>
          </table:table-cell>
          <table:table-cell office:value-type="float" office:value="-40.0294378481818" calcext:value-type="float">
            <text:p>-40.0294378481818</text:p>
          </table:table-cell>
        </table:table-row>
        <table:table-row table:style-name="ro1">
          <table:table-cell office:value-type="float" office:value="31793" calcext:value-type="float">
            <text:p>31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46599116776055" calcext:value-type="float">
            <text:p>1.46599116776055</text:p>
          </table:table-cell>
          <table:table-cell office:value-type="float" office:value="-47" calcext:value-type="float">
            <text:p>-47</text:p>
          </table:table-cell>
          <table:table-cell office:value-type="float" office:value="-40.2439166836223" calcext:value-type="float">
            <text:p>-40.2439166836223</text:p>
          </table:table-cell>
        </table:table-row>
        <table:table-row table:style-name="ro1">
          <table:table-cell office:value-type="float" office:value="31818" calcext:value-type="float">
            <text:p>3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8242220875254" calcext:value-type="float">
            <text:p>1.48242220875254</text:p>
          </table:table-cell>
          <table:table-cell office:value-type="float" office:value="-50" calcext:value-type="float">
            <text:p>-50</text:p>
          </table:table-cell>
          <table:table-cell office:value-type="float" office:value="-40.5441038625878" calcext:value-type="float">
            <text:p>-40.5441038625878</text:p>
          </table:table-cell>
        </table:table-row>
        <table:table-row table:style-name="ro1">
          <table:table-cell office:value-type="float" office:value="31845" calcext:value-type="float">
            <text:p>3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9834767925246" calcext:value-type="float">
            <text:p>1.49834767925246</text:p>
          </table:table-cell>
          <table:table-cell office:value-type="float" office:value="-46" calcext:value-type="float">
            <text:p>-46</text:p>
          </table:table-cell>
          <table:table-cell office:value-type="float" office:value="-40.7119775898928" calcext:value-type="float">
            <text:p>-40.7119775898928</text:p>
          </table:table-cell>
        </table:table-row>
        <table:table-row table:style-name="ro1">
          <table:table-cell office:value-type="float" office:value="31871" calcext:value-type="float">
            <text:p>31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8301390450623" calcext:value-type="float">
            <text:p>1.48301390450623</text:p>
          </table:table-cell>
          <table:table-cell office:value-type="float" office:value="-36" calcext:value-type="float">
            <text:p>-36</text:p>
          </table:table-cell>
          <table:table-cell office:value-type="float" office:value="-40.56699366405" calcext:value-type="float">
            <text:p>-40.56699366405</text:p>
          </table:table-cell>
        </table:table-row>
        <table:table-row table:style-name="ro1">
          <table:table-cell office:value-type="float" office:value="31896" calcext:value-type="float">
            <text:p>3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62199809205988" calcext:value-type="float">
            <text:p>1.62199809205988</text:p>
          </table:table-cell>
          <table:table-cell office:value-type="float" office:value="-18" calcext:value-type="float">
            <text:p>-18</text:p>
          </table:table-cell>
          <table:table-cell office:value-type="float" office:value="-39.872624628233" calcext:value-type="float">
            <text:p>-39.872624628233</text:p>
          </table:table-cell>
        </table:table-row>
        <table:table-row table:style-name="ro1">
          <table:table-cell office:value-type="float" office:value="31922" calcext:value-type="float">
            <text:p>3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336289199965" calcext:value-type="float">
            <text:p>1.6336289199965</text:p>
          </table:table-cell>
          <table:table-cell office:value-type="float" office:value="-1" calcext:value-type="float">
            <text:p>-1</text:p>
          </table:table-cell>
          <table:table-cell office:value-type="float" office:value="-38.6765438704412" calcext:value-type="float">
            <text:p>-38.6765438704412</text:p>
          </table:table-cell>
        </table:table-row>
        <table:table-row table:style-name="ro1">
          <table:table-cell office:value-type="float" office:value="31949" calcext:value-type="float">
            <text:p>31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36341476584" calcext:value-type="float">
            <text:p>1.58336341476584</text:p>
          </table:table-cell>
          <table:table-cell office:value-type="float" office:value="-18" calcext:value-type="float">
            <text:p>-18</text:p>
          </table:table-cell>
          <table:table-cell office:value-type="float" office:value="-38.0403425205815" calcext:value-type="float">
            <text:p>-38.0403425205815</text:p>
          </table:table-cell>
        </table:table-row>
        <table:table-row table:style-name="ro1">
          <table:table-cell office:value-type="float" office:value="31975" calcext:value-type="float">
            <text:p>31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464454046535" calcext:value-type="float">
            <text:p>1.53464454046535</text:p>
          </table:table-cell>
          <table:table-cell office:value-type="float" office:value="-34" calcext:value-type="float">
            <text:p>-34</text:p>
          </table:table-cell>
          <table:table-cell office:value-type="float" office:value="-37.916024289179" calcext:value-type="float">
            <text:p>-37.91602428917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4127086229719" calcext:value-type="float">
            <text:p>1.64127086229719</text:p>
          </table:table-cell>
          <table:table-cell office:value-type="float" office:value="-38" calcext:value-type="float">
            <text:p>-38</text:p>
          </table:table-cell>
          <table:table-cell office:value-type="float" office:value="-37.9186081572043" calcext:value-type="float">
            <text:p>-37.9186081572043</text:p>
          </table:table-cell>
        </table:table-row>
        <table:table-row table:style-name="ro1">
          <table:table-cell office:value-type="float" office:value="32026" calcext:value-type="float">
            <text:p>3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5230868191881" calcext:value-type="float">
            <text:p>1.65230868191881</text:p>
          </table:table-cell>
          <table:table-cell office:value-type="float" office:value="-48" calcext:value-type="float">
            <text:p>-48</text:p>
          </table:table-cell>
          <table:table-cell office:value-type="float" office:value="-38.2288048292903" calcext:value-type="float">
            <text:p>-38.2288048292903</text:p>
          </table:table-cell>
        </table:table-row>
        <table:table-row table:style-name="ro1">
          <table:table-cell office:value-type="float" office:value="32053" calcext:value-type="float">
            <text:p>32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0146841478285" calcext:value-type="float">
            <text:p>1.60146841478285</text:p>
          </table:table-cell>
          <table:table-cell office:value-type="float" office:value="-53" calcext:value-type="float">
            <text:p>-53</text:p>
          </table:table-cell>
          <table:table-cell office:value-type="float" office:value="-38.6833031422352" calcext:value-type="float">
            <text:p>-38.6833031422352</text:p>
          </table:table-cell>
        </table:table-row>
        <table:table-row table:style-name="ro1">
          <table:table-cell office:value-type="float" office:value="32079" calcext:value-type="float">
            <text:p>3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7526938663569" calcext:value-type="float">
            <text:p>1.67526938663569</text:p>
          </table:table-cell>
          <table:table-cell office:value-type="float" office:value="-45" calcext:value-type="float">
            <text:p>-45</text:p>
          </table:table-cell>
          <table:table-cell office:value-type="float" office:value="-38.877663045551" calcext:value-type="float">
            <text:p>-38.877663045551</text:p>
          </table:table-cell>
        </table:table-row>
        <table:table-row table:style-name="ro1">
          <table:table-cell office:value-type="float" office:value="32105" calcext:value-type="float">
            <text:p>3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80833802089305" calcext:value-type="float">
            <text:p>1.80833802089305</text:p>
          </table:table-cell>
          <table:table-cell office:value-type="float" office:value="-35" calcext:value-type="float">
            <text:p>-35</text:p>
          </table:table-cell>
          <table:table-cell office:value-type="float" office:value="-38.7583503364572" calcext:value-type="float">
            <text:p>-38.7583503364572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4500454332711" calcext:value-type="float">
            <text:p>1.84500454332711</text:p>
          </table:table-cell>
          <table:table-cell office:value-type="float" office:value="-26" calcext:value-type="float">
            <text:p>-26</text:p>
          </table:table-cell>
          <table:table-cell office:value-type="float" office:value="-38.36578571072" calcext:value-type="float">
            <text:p>-38.36578571072</text:p>
          </table:table-cell>
        </table:table-row>
        <table:table-row table:style-name="ro1">
          <table:table-cell office:value-type="float" office:value="32157" calcext:value-type="float">
            <text:p>3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4977363430166" calcext:value-type="float">
            <text:p>1.84977363430166</text:p>
          </table:table-cell>
          <table:table-cell office:value-type="float" office:value="-10" calcext:value-type="float">
            <text:p>-10</text:p>
          </table:table-cell>
          <table:table-cell office:value-type="float" office:value="-37.4929923042363" calcext:value-type="float">
            <text:p>-37.4929923042363</text:p>
          </table:table-cell>
        </table:table-row>
        <table:table-row table:style-name="ro1">
          <table:table-cell office:value-type="float" office:value="32183" calcext:value-type="float">
            <text:p>32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97747290709238" calcext:value-type="float">
            <text:p>1.97747290709238</text:p>
          </table:table-cell>
          <table:table-cell office:value-type="float" office:value="-13" calcext:value-type="float">
            <text:p>-13</text:p>
          </table:table-cell>
          <table:table-cell office:value-type="float" office:value="-36.7393617717983" calcext:value-type="float">
            <text:p>-36.7393617717983</text:p>
          </table:table-cell>
        </table:table-row>
        <table:table-row table:style-name="ro1">
          <table:table-cell office:value-type="float" office:value="32208" calcext:value-type="float">
            <text:p>32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0704737407203" calcext:value-type="float">
            <text:p>2.0704737407203</text:p>
          </table:table-cell>
          <table:table-cell office:value-type="float" office:value="-26" calcext:value-type="float">
            <text:p>-26</text:p>
          </table:table-cell>
          <table:table-cell office:value-type="float" office:value="-36.4089198711276" calcext:value-type="float">
            <text:p>-36.4089198711276</text:p>
          </table:table-cell>
        </table:table-row>
        <table:table-row table:style-name="ro1">
          <table:table-cell office:value-type="float" office:value="32235" calcext:value-type="float">
            <text:p>32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0676685639045" calcext:value-type="float">
            <text:p>2.00676685639045</text:p>
          </table:table-cell>
          <table:table-cell office:value-type="float" office:value="-41" calcext:value-type="float">
            <text:p>-41</text:p>
          </table:table-cell>
          <table:table-cell office:value-type="float" office:value="-36.5501838750929" calcext:value-type="float">
            <text:p>-36.5501838750929</text:p>
          </table:table-cell>
        </table:table-row>
        <table:table-row table:style-name="ro1">
          <table:table-cell office:value-type="float" office:value="32261" calcext:value-type="float">
            <text:p>32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4502018388613" calcext:value-type="float">
            <text:p>1.94502018388613</text:p>
          </table:table-cell>
          <table:table-cell office:value-type="float" office:value="-49" calcext:value-type="float">
            <text:p>-49</text:p>
          </table:table-cell>
          <table:table-cell office:value-type="float" office:value="-36.9332551404746" calcext:value-type="float">
            <text:p>-36.9332551404746</text:p>
          </table:table-cell>
        </table:table-row>
        <table:table-row table:style-name="ro1">
          <table:table-cell office:value-type="float" office:value="32287" calcext:value-type="float">
            <text:p>32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13132725515117" calcext:value-type="float">
            <text:p>2.13132725515117</text:p>
          </table:table-cell>
          <table:table-cell office:value-type="float" office:value="-41" calcext:value-type="float">
            <text:p>-41</text:p>
          </table:table-cell>
          <table:table-cell office:value-type="float" office:value="-37.058385751537" calcext:value-type="float">
            <text:p>-37.058385751537</text:p>
          </table:table-cell>
        </table:table-row>
        <table:table-row table:style-name="ro1">
          <table:table-cell office:value-type="float" office:value="32313" calcext:value-type="float">
            <text:p>3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28113257037729" calcext:value-type="float">
            <text:p>2.28113257037729</text:p>
          </table:table-cell>
          <table:table-cell office:value-type="float" office:value="-38" calcext:value-type="float">
            <text:p>-38</text:p>
          </table:table-cell>
          <table:table-cell office:value-type="float" office:value="-37.0873584976435" calcext:value-type="float">
            <text:p>-37.0873584976435</text:p>
          </table:table-cell>
        </table:table-row>
        <table:table-row table:style-name="ro1">
          <table:table-cell office:value-type="float" office:value="32338" calcext:value-type="float">
            <text:p>3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94387590414" calcext:value-type="float">
            <text:p>2.21094387590414</text:p>
          </table:table-cell>
          <table:table-cell office:value-type="float" office:value="-38" calcext:value-type="float">
            <text:p>-38</text:p>
          </table:table-cell>
          <table:table-cell office:value-type="float" office:value="-37.1154397746391" calcext:value-type="float">
            <text:p>-37.1154397746391</text:p>
          </table:table-cell>
        </table:table-row>
        <table:table-row table:style-name="ro1">
          <table:table-cell office:value-type="float" office:value="32364" calcext:value-type="float">
            <text:p>3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3522252587632" calcext:value-type="float">
            <text:p>2.23522252587632</text:p>
          </table:table-cell>
          <table:table-cell office:value-type="float" office:value="-25" calcext:value-type="float">
            <text:p>-25</text:p>
          </table:table-cell>
          <table:table-cell office:value-type="float" office:value="-36.7426570123425" calcext:value-type="float">
            <text:p>-36.7426570123425</text:p>
          </table:table-cell>
        </table:table-row>
        <table:table-row table:style-name="ro1">
          <table:table-cell office:value-type="float" office:value="32390" calcext:value-type="float">
            <text:p>32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202926020032" calcext:value-type="float">
            <text:p>2.3202926020032</text:p>
          </table:table-cell>
          <table:table-cell office:value-type="float" office:value="-1" calcext:value-type="float">
            <text:p>-1</text:p>
          </table:table-cell>
          <table:table-cell office:value-type="float" office:value="-35.6428829504243" calcext:value-type="float">
            <text:p>-35.6428829504243</text:p>
          </table:table-cell>
        </table:table-row>
        <table:table-row table:style-name="ro1">
          <table:table-cell office:value-type="float" office:value="32416" calcext:value-type="float">
            <text:p>32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889898348003" calcext:value-type="float">
            <text:p>2.24889898348003</text:p>
          </table:table-cell>
          <table:table-cell office:value-type="float" office:value="-19" calcext:value-type="float">
            <text:p>-19</text:p>
          </table:table-cell>
          <table:table-cell office:value-type="float" office:value="-35.1307942442574" calcext:value-type="float">
            <text:p>-35.1307942442574</text:p>
          </table:table-cell>
        </table:table-row>
        <table:table-row table:style-name="ro1">
          <table:table-cell office:value-type="float" office:value="32442" calcext:value-type="float">
            <text:p>3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47132244987" calcext:value-type="float">
            <text:p>2.21047132244987</text:p>
          </table:table-cell>
          <table:table-cell office:value-type="float" office:value="-33" calcext:value-type="float">
            <text:p>-33</text:p>
          </table:table-cell>
          <table:table-cell office:value-type="float" office:value="-35.0652313444341" calcext:value-type="float">
            <text:p>-35.0652313444341</text:p>
          </table:table-cell>
        </table:table-row>
        <table:table-row table:style-name="ro1">
          <table:table-cell office:value-type="float" office:value="32468" calcext:value-type="float">
            <text:p>3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2707220483603" calcext:value-type="float">
            <text:p>2.32707220483603</text:p>
          </table:table-cell>
          <table:table-cell office:value-type="float" office:value="-39" calcext:value-type="float">
            <text:p>-39</text:p>
          </table:table-cell>
          <table:table-cell office:value-type="float" office:value="-35.1863011492207" calcext:value-type="float">
            <text:p>-35.1863011492207</text:p>
          </table:table-cell>
        </table:table-row>
        <table:table-row table:style-name="ro1">
          <table:table-cell office:value-type="float" office:value="32494" calcext:value-type="float">
            <text:p>3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1700844468723" calcext:value-type="float">
            <text:p>2.31700844468723</text:p>
          </table:table-cell>
          <table:table-cell office:value-type="float" office:value="-42" calcext:value-type="float">
            <text:p>-42</text:p>
          </table:table-cell>
          <table:table-cell office:value-type="float" office:value="-35.3959534215524" calcext:value-type="float">
            <text:p>-35.3959534215524</text:p>
          </table:table-cell>
        </table:table-row>
        <table:table-row table:style-name="ro1">
          <table:table-cell office:value-type="float" office:value="32520" calcext:value-type="float">
            <text:p>32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571587715839" calcext:value-type="float">
            <text:p>2.24571587715839</text:p>
          </table:table-cell>
          <table:table-cell office:value-type="float" office:value="-49" calcext:value-type="float">
            <text:p>-49</text:p>
          </table:table-cell>
          <table:table-cell office:value-type="float" office:value="-35.81453947012" calcext:value-type="float">
            <text:p>-35.81453947012</text:p>
          </table:table-cell>
        </table:table-row>
        <table:table-row table:style-name="ro1">
          <table:table-cell office:value-type="float" office:value="32546" calcext:value-type="float">
            <text:p>3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45354000401506" calcext:value-type="float">
            <text:p>2.45354000401506</text:p>
          </table:table-cell>
          <table:table-cell office:value-type="float" office:value="-33" calcext:value-type="float">
            <text:p>-33</text:p>
          </table:table-cell>
          <table:table-cell office:value-type="float" office:value="-35.7279382556548" calcext:value-type="float">
            <text:p>-35.7279382556548</text:p>
          </table:table-cell>
        </table:table-row>
        <table:table-row table:style-name="ro1">
          <table:table-cell office:value-type="float" office:value="32572" calcext:value-type="float">
            <text:p>32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6266185004536" calcext:value-type="float">
            <text:p>2.56266185004536</text:p>
          </table:table-cell>
          <table:table-cell office:value-type="float" office:value="-26" calcext:value-type="float">
            <text:p>-26</text:p>
          </table:table-cell>
          <table:table-cell office:value-type="float" office:value="-35.4286170785577" calcext:value-type="float">
            <text:p>-35.4286170785577</text:p>
          </table:table-cell>
        </table:table-row>
        <table:table-row table:style-name="ro1">
          <table:table-cell office:value-type="float" office:value="32599" calcext:value-type="float">
            <text:p>3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1457994696704" calcext:value-type="float">
            <text:p>2.51457994696704</text:p>
          </table:table-cell>
          <table:table-cell office:value-type="float" office:value="-12" calcext:value-type="float">
            <text:p>-12</text:p>
          </table:table-cell>
          <table:table-cell office:value-type="float" office:value="-34.7077365530636" calcext:value-type="float">
            <text:p>-34.7077365530636</text:p>
          </table:table-cell>
        </table:table-row>
        <table:table-row table:style-name="ro1">
          <table:table-cell office:value-type="float" office:value="32624" calcext:value-type="float">
            <text:p>3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9105441013729" calcext:value-type="float">
            <text:p>2.59105441013729</text:p>
          </table:table-cell>
          <table:table-cell office:value-type="float" office:value="0" calcext:value-type="float">
            <text:p>0</text:p>
          </table:table-cell>
          <table:table-cell office:value-type="float" office:value="-33.6398061975848" calcext:value-type="float">
            <text:p>-33.6398061975848</text:p>
          </table:table-cell>
        </table:table-row>
        <table:table-row table:style-name="ro1">
          <table:table-cell office:value-type="float" office:value="32650" calcext:value-type="float">
            <text:p>32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2671427444076" calcext:value-type="float">
            <text:p>2.72671427444076</text:p>
          </table:table-cell>
          <table:table-cell office:value-type="float" office:value="-15" calcext:value-type="float">
            <text:p>-15</text:p>
          </table:table-cell>
          <table:table-cell office:value-type="float" office:value="-33.0662736991975" calcext:value-type="float">
            <text:p>-33.0662736991975</text:p>
          </table:table-cell>
        </table:table-row>
        <table:table-row table:style-name="ro1">
          <table:table-cell office:value-type="float" office:value="32676" calcext:value-type="float">
            <text:p>3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6120461429195" calcext:value-type="float">
            <text:p>2.6120461429195</text:p>
          </table:table-cell>
          <table:table-cell office:value-type="float" office:value="-38" calcext:value-type="float">
            <text:p>-38</text:p>
          </table:table-cell>
          <table:table-cell office:value-type="float" office:value="-33.2180806622992" calcext:value-type="float">
            <text:p>-33.2180806622992</text:p>
          </table:table-cell>
        </table:table-row>
        <table:table-row table:style-name="ro1">
          <table:table-cell office:value-type="float" office:value="32702" calcext:value-type="float">
            <text:p>32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8552164621429" calcext:value-type="float">
            <text:p>2.68552164621429</text:p>
          </table:table-cell>
          <table:table-cell office:value-type="float" office:value="-38" calcext:value-type="float">
            <text:p>-38</text:p>
          </table:table-cell>
          <table:table-cell office:value-type="float" office:value="-33.3652166419207" calcext:value-type="float">
            <text:p>-33.3652166419207</text:p>
          </table:table-cell>
        </table:table-row>
        <table:table-row table:style-name="ro1">
          <table:table-cell office:value-type="float" office:value="32728" calcext:value-type="float">
            <text:p>3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1827482633077" calcext:value-type="float">
            <text:p>2.81827482633077</text:p>
          </table:table-cell>
          <table:table-cell office:value-type="float" office:value="-38" calcext:value-type="float">
            <text:p>-38</text:p>
          </table:table-cell>
          <table:table-cell office:value-type="float" office:value="-33.5078253606309" calcext:value-type="float">
            <text:p>-33.5078253606309</text:p>
          </table:table-cell>
        </table:table-row>
        <table:table-row table:style-name="ro1">
          <table:table-cell office:value-type="float" office:value="32754" calcext:value-type="float">
            <text:p>3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232790859752" calcext:value-type="float">
            <text:p>2.76232790859752</text:p>
          </table:table-cell>
          <table:table-cell office:value-type="float" office:value="-46" calcext:value-type="float">
            <text:p>-46</text:p>
          </table:table-cell>
          <table:table-cell office:value-type="float" office:value="-33.8921999649191" calcext:value-type="float">
            <text:p>-33.8921999649191</text:p>
          </table:table-cell>
        </table:table-row>
        <table:table-row table:style-name="ro1">
          <table:table-cell office:value-type="float" office:value="32780" calcext:value-type="float">
            <text:p>32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7733320371759" calcext:value-type="float">
            <text:p>2.67733320371759</text:p>
          </table:table-cell>
          <table:table-cell office:value-type="float" office:value="-40" calcext:value-type="float">
            <text:p>-40</text:p>
          </table:table-cell>
          <table:table-cell office:value-type="float" office:value="-34.0801322736909" calcext:value-type="float">
            <text:p>-34.0801322736909</text:p>
          </table:table-cell>
        </table:table-row>
        <table:table-row table:style-name="ro1">
          <table:table-cell office:value-type="float" office:value="32806" calcext:value-type="float">
            <text:p>3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4110756668013" calcext:value-type="float">
            <text:p>2.84110756668013</text:p>
          </table:table-cell>
          <table:table-cell office:value-type="float" office:value="-19" calcext:value-type="float">
            <text:p>-19</text:p>
          </table:table-cell>
          <table:table-cell office:value-type="float" office:value="-33.6161282037311" calcext:value-type="float">
            <text:p>-33.6161282037311</text:p>
          </table:table-cell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445810308997" calcext:value-type="float">
            <text:p>2.78445810308997</text:p>
          </table:table-cell>
          <table:table-cell office:value-type="float" office:value="-10" calcext:value-type="float">
            <text:p>-10</text:p>
          </table:table-cell>
          <table:table-cell office:value-type="float" office:value="-32.8894781051548" calcext:value-type="float">
            <text:p>-32.8894781051548</text:p>
          </table:table-cell>
        </table:table-row>
        <table:table-row table:style-name="ro1">
          <table:table-cell office:value-type="float" office:value="32858" calcext:value-type="float">
            <text:p>32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9878246914874" calcext:value-type="float">
            <text:p>2.69878246914874</text:p>
          </table:table-cell>
          <table:table-cell office:value-type="float" office:value="-18" calcext:value-type="float">
            <text:p>-18</text:p>
          </table:table-cell>
          <table:table-cell office:value-type="float" office:value="-32.4313403173039" calcext:value-type="float">
            <text:p>-32.4313403173039</text:p>
          </table:table-cell>
        </table:table-row>
        <table:table-row table:style-name="ro1">
          <table:table-cell office:value-type="float" office:value="32884" calcext:value-type="float">
            <text:p>32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112762394416" calcext:value-type="float">
            <text:p>2.83112762394416</text:p>
          </table:table-cell>
          <table:table-cell office:value-type="float" office:value="-23" calcext:value-type="float">
            <text:p>-23</text:p>
          </table:table-cell>
          <table:table-cell office:value-type="float" office:value="-32.1411452306176" calcext:value-type="float">
            <text:p>-32.1411452306176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4401600474588" calcext:value-type="float">
            <text:p>2.74401600474588</text:p>
          </table:table-cell>
          <table:table-cell office:value-type="float" office:value="-39" calcext:value-type="float">
            <text:p>-39</text:p>
          </table:table-cell>
          <table:table-cell office:value-type="float" office:value="-32.3521869158294" calcext:value-type="float">
            <text:p>-32.3521869158294</text:p>
          </table:table-cell>
        </table:table-row>
        <table:table-row table:style-name="ro1">
          <table:table-cell office:value-type="float" office:value="32936" calcext:value-type="float">
            <text:p>3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9035397383062" calcext:value-type="float">
            <text:p>2.69035397383062</text:p>
          </table:table-cell>
          <table:table-cell office:value-type="float" office:value="-41" calcext:value-type="float">
            <text:p>-41</text:p>
          </table:table-cell>
          <table:table-cell office:value-type="float" office:value="-32.6182734722654" calcext:value-type="float">
            <text:p>-32.6182734722654</text:p>
          </table:table-cell>
        </table:table-row>
        <table:table-row table:style-name="ro1">
          <table:table-cell office:value-type="float" office:value="32962" calcext:value-type="float">
            <text:p>3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85372769771276" calcext:value-type="float">
            <text:p>2.85372769771276</text:p>
          </table:table-cell>
          <table:table-cell office:value-type="float" office:value="-36" calcext:value-type="float">
            <text:p>-36</text:p>
          </table:table-cell>
          <table:table-cell office:value-type="float" office:value="-32.7223265961957" calcext:value-type="float">
            <text:p>-32.7223265961957</text:p>
          </table:table-cell>
        </table:table-row>
        <table:table-row table:style-name="ro1">
          <table:table-cell office:value-type="float" office:value="32988" calcext:value-type="float">
            <text:p>3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668992239852" calcext:value-type="float">
            <text:p>2.79668992239852</text:p>
          </table:table-cell>
          <table:table-cell office:value-type="float" office:value="-34" calcext:value-type="float">
            <text:p>-34</text:p>
          </table:table-cell>
          <table:table-cell office:value-type="float" office:value="-32.7616396240051" calcext:value-type="float">
            <text:p>-32.7616396240051</text:p>
          </table:table-cell>
        </table:table-row>
        <table:table-row table:style-name="ro1">
          <table:table-cell office:value-type="float" office:value="33014" calcext:value-type="float">
            <text:p>3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86448407863241" calcext:value-type="float">
            <text:p>2.86448407863241</text:p>
          </table:table-cell>
          <table:table-cell office:value-type="float" office:value="-18" calcext:value-type="float">
            <text:p>-18</text:p>
          </table:table-cell>
          <table:table-cell office:value-type="float" office:value="-32.3074353278818" calcext:value-type="float">
            <text:p>-32.3074353278818</text:p>
          </table:table-cell>
        </table:table-row>
        <table:table-row table:style-name="ro1">
          <table:table-cell office:value-type="float" office:value="33040" calcext:value-type="float">
            <text:p>3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9917307223668" calcext:value-type="float">
            <text:p>2.9917307223668</text:p>
          </table:table-cell>
          <table:table-cell office:value-type="float" office:value="-3" calcext:value-type="float">
            <text:p>-3</text:p>
          </table:table-cell>
          <table:table-cell office:value-type="float" office:value="-31.4056680870239" calcext:value-type="float">
            <text:p>-31.4056680870239</text:p>
          </table:table-cell>
        </table:table-row>
        <table:table-row table:style-name="ro1">
          <table:table-cell office:value-type="float" office:value="33066" calcext:value-type="float">
            <text:p>33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996774693709" calcext:value-type="float">
            <text:p>2.8996774693709</text:p>
          </table:table-cell>
          <table:table-cell office:value-type="float" office:value="-19" calcext:value-type="float">
            <text:p>-19</text:p>
          </table:table-cell>
          <table:table-cell office:value-type="float" office:value="-31.0239552228078" calcext:value-type="float">
            <text:p>-31.0239552228078</text:p>
          </table:table-cell>
        </table:table-row>
        <table:table-row table:style-name="ro1">
          <table:table-cell office:value-type="float" office:value="33092" calcext:value-type="float">
            <text:p>3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9507200877487" calcext:value-type="float">
            <text:p>2.99507200877487</text:p>
          </table:table-cell>
          <table:table-cell office:value-type="float" office:value="-31" calcext:value-type="float">
            <text:p>-31</text:p>
          </table:table-cell>
          <table:table-cell office:value-type="float" office:value="-31.0232181390291" calcext:value-type="float">
            <text:p>-31.0232181390291</text:p>
          </table:table-cell>
        </table:table-row>
        <table:table-row table:style-name="ro1">
          <table:table-cell office:value-type="float" office:value="33118" calcext:value-type="float">
            <text:p>3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11830056235103" calcext:value-type="float">
            <text:p>3.11830056235103</text:p>
          </table:table-cell>
          <table:table-cell office:value-type="float" office:value="-34" calcext:value-type="float">
            <text:p>-34</text:p>
          </table:table-cell>
          <table:table-cell office:value-type="float" office:value="-31.114811427059" calcext:value-type="float">
            <text:p>-31.114811427059</text:p>
          </table:table-cell>
        </table:table-row>
        <table:table-row table:style-name="ro1">
          <table:table-cell office:value-type="float" office:value="33144" calcext:value-type="float">
            <text:p>3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5312208350946" calcext:value-type="float">
            <text:p>3.05312208350946</text:p>
          </table:table-cell>
          <table:table-cell office:value-type="float" office:value="-45" calcext:value-type="float">
            <text:p>-45</text:p>
          </table:table-cell>
          <table:table-cell office:value-type="float" office:value="-31.5420479985341" calcext:value-type="float">
            <text:p>-31.5420479985341</text:p>
          </table:table-cell>
        </table:table-row>
        <table:table-row table:style-name="ro1">
          <table:table-cell office:value-type="float" office:value="33170" calcext:value-type="float">
            <text:p>3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1302601940147" calcext:value-type="float">
            <text:p>3.11302601940147</text:p>
          </table:table-cell>
          <table:table-cell office:value-type="float" office:value="-37" calcext:value-type="float">
            <text:p>-37</text:p>
          </table:table-cell>
          <table:table-cell office:value-type="float" office:value="-31.7099849831946" calcext:value-type="float">
            <text:p>-31.7099849831946</text:p>
          </table:table-cell>
        </table:table-row>
        <table:table-row table:style-name="ro1">
          <table:table-cell office:value-type="float" office:value="33196" calcext:value-type="float">
            <text:p>33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7108675726604" calcext:value-type="float">
            <text:p>3.17108675726604</text:p>
          </table:table-cell>
          <table:table-cell office:value-type="float" office:value="-28" calcext:value-type="float">
            <text:p>-28</text:p>
          </table:table-cell>
          <table:table-cell office:value-type="float" office:value="-31.5958315990963" calcext:value-type="float">
            <text:p>-31.5958315990963</text:p>
          </table:table-cell>
        </table:table-row>
        <table:table-row table:style-name="ro1">
          <table:table-cell office:value-type="float" office:value="33222" calcext:value-type="float">
            <text:p>33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7351485704247" calcext:value-type="float">
            <text:p>3.07351485704247</text:p>
          </table:table-cell>
          <table:table-cell office:value-type="float" office:value="-26" calcext:value-type="float">
            <text:p>-26</text:p>
          </table:table-cell>
          <table:table-cell office:value-type="float" office:value="-31.4236521652779" calcext:value-type="float">
            <text:p>-31.4236521652779</text:p>
          </table:table-cell>
        </table:table-row>
        <table:table-row table:style-name="ro1">
          <table:table-cell office:value-type="float" office:value="33248" calcext:value-type="float">
            <text:p>3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22509901528732" calcext:value-type="float">
            <text:p>3.22509901528732</text:p>
          </table:table-cell>
          <table:table-cell office:value-type="float" office:value="0" calcext:value-type="float">
            <text:p>0</text:p>
          </table:table-cell>
          <table:table-cell office:value-type="float" office:value="-30.4567705601925" calcext:value-type="float">
            <text:p>-30.4567705601925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4894212250925" calcext:value-type="float">
            <text:p>3.24894212250925</text:p>
          </table:table-cell>
          <table:table-cell office:value-type="float" office:value="-5" calcext:value-type="float">
            <text:p>-5</text:p>
          </table:table-cell>
          <table:table-cell office:value-type="float" office:value="-29.6734853121865" calcext:value-type="float">
            <text:p>-29.673485312186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1051313412435" calcext:value-type="float">
            <text:p>3.21051313412435</text:p>
          </table:table-cell>
          <table:table-cell office:value-type="float" office:value="-28" calcext:value-type="float">
            <text:p>-28</text:p>
          </table:table-cell>
          <table:table-cell office:value-type="float" office:value="-29.6219934564269" calcext:value-type="float">
            <text:p>-29.6219934564269</text:p>
          </table:table-cell>
        </table:table-row>
        <table:table-row table:style-name="ro1">
          <table:table-cell office:value-type="float" office:value="33327" calcext:value-type="float">
            <text:p>3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32711272999745" calcext:value-type="float">
            <text:p>3.32711272999745</text:p>
          </table:table-cell>
          <table:table-cell office:value-type="float" office:value="-29" calcext:value-type="float">
            <text:p>-29</text:p>
          </table:table-cell>
          <table:table-cell office:value-type="float" office:value="-29.6028551962292" calcext:value-type="float">
            <text:p>-29.6028551962292</text:p>
          </table:table-cell>
        </table:table-row>
        <table:table-row table:style-name="ro1">
          <table:table-cell office:value-type="float" office:value="33353" calcext:value-type="float">
            <text:p>3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8627849215137" calcext:value-type="float">
            <text:p>3.28627849215137</text:p>
          </table:table-cell>
          <table:table-cell office:value-type="float" office:value="-37" calcext:value-type="float">
            <text:p>-37</text:p>
          </table:table-cell>
          <table:table-cell office:value-type="float" office:value="-29.8304596517298" calcext:value-type="float">
            <text:p>-29.8304596517298</text:p>
          </table:table-cell>
        </table:table-row>
        <table:table-row table:style-name="ro1">
          <table:table-cell office:value-type="float" office:value="33379" calcext:value-type="float">
            <text:p>3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4670069239287" calcext:value-type="float">
            <text:p>3.24670069239287</text:p>
          </table:table-cell>
          <table:table-cell office:value-type="float" office:value="-40" calcext:value-type="float">
            <text:p>-40</text:p>
          </table:table-cell>
          <table:table-cell office:value-type="float" office:value="-30.1433685855228" calcext:value-type="float">
            <text:p>-30.1433685855228</text:p>
          </table:table-cell>
        </table:table-row>
        <table:table-row table:style-name="ro1">
          <table:table-cell office:value-type="float" office:value="33404" calcext:value-type="float">
            <text:p>33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3141759416539" calcext:value-type="float">
            <text:p>3.33141759416539</text:p>
          </table:table-cell>
          <table:table-cell office:value-type="float" office:value="-26" calcext:value-type="float">
            <text:p>-26</text:p>
          </table:table-cell>
          <table:table-cell office:value-type="float" office:value="-30.0158803213528" calcext:value-type="float">
            <text:p>-30.0158803213528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9045089896031" calcext:value-type="float">
            <text:p>3.29045089896031</text:p>
          </table:table-cell>
          <table:table-cell office:value-type="float" office:value="-24" calcext:value-type="float">
            <text:p>-24</text:p>
          </table:table-cell>
          <table:table-cell office:value-type="float" office:value="-29.830776311465" calcext:value-type="float">
            <text:p>-29.830776311465</text:p>
          </table:table-cell>
        </table:table-row>
        <table:table-row table:style-name="ro1">
          <table:table-cell office:value-type="float" office:value="33456" calcext:value-type="float">
            <text:p>3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46612933283845" calcext:value-type="float">
            <text:p>3.46612933283845</text:p>
          </table:table-cell>
          <table:table-cell office:value-type="float" office:value="-6" calcext:value-type="float">
            <text:p>-6</text:p>
          </table:table-cell>
          <table:table-cell office:value-type="float" office:value="-29.0975216557277" calcext:value-type="float">
            <text:p>-29.0975216557277</text:p>
          </table:table-cell>
        </table:table-row>
        <table:table-row table:style-name="ro1">
          <table:table-cell office:value-type="float" office:value="33482" calcext:value-type="float">
            <text:p>33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210176610588" calcext:value-type="float">
            <text:p>3.4210176610588</text:p>
          </table:table-cell>
          <table:table-cell office:value-type="float" office:value="-9" calcext:value-type="float">
            <text:p>-9</text:p>
          </table:table-cell>
          <table:table-cell office:value-type="float" office:value="-28.479136374013" calcext:value-type="float">
            <text:p>-28.479136374013</text:p>
          </table:table-cell>
        </table:table-row>
        <table:table-row table:style-name="ro1">
          <table:table-cell office:value-type="float" office:value="33509" calcext:value-type="float">
            <text:p>33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1575557918007" calcext:value-type="float">
            <text:p>3.31575557918007</text:p>
          </table:table-cell>
          <table:table-cell office:value-type="float" office:value="-26" calcext:value-type="float">
            <text:p>-26</text:p>
          </table:table-cell>
          <table:table-cell office:value-type="float" office:value="-28.4028552548126" calcext:value-type="float">
            <text:p>-28.4028552548126</text:p>
          </table:table-cell>
        </table:table-row>
        <table:table-row table:style-name="ro1">
          <table:table-cell office:value-type="float" office:value="33534" calcext:value-type="float">
            <text:p>33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3983477152053" calcext:value-type="float">
            <text:p>3.3983477152053</text:p>
          </table:table-cell>
          <table:table-cell office:value-type="float" office:value="-26" calcext:value-type="float">
            <text:p>-26</text:p>
          </table:table-cell>
          <table:table-cell office:value-type="float" office:value="-28.3289212469722" calcext:value-type="float">
            <text:p>-28.3289212469722</text:p>
          </table:table-cell>
        </table:table-row>
        <table:table-row table:style-name="ro1">
          <table:table-cell office:value-type="float" office:value="33560" calcext:value-type="float">
            <text:p>33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9378317012206" calcext:value-type="float">
            <text:p>3.29378317012206</text:p>
          </table:table-cell>
          <table:table-cell office:value-type="float" office:value="-41" calcext:value-type="float">
            <text:p>-41</text:p>
          </table:table-cell>
          <table:table-cell office:value-type="float" office:value="-28.7188005932192" calcext:value-type="float">
            <text:p>-28.7188005932192</text:p>
          </table:table-cell>
        </table:table-row>
        <table:table-row table:style-name="ro1">
          <table:table-cell office:value-type="float" office:value="33586" calcext:value-type="float">
            <text:p>3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3858984181061" calcext:value-type="float">
            <text:p>3.43858984181061</text:p>
          </table:table-cell>
          <table:table-cell office:value-type="float" office:value="-28" calcext:value-type="float">
            <text:p>-28</text:p>
          </table:table-cell>
          <table:table-cell office:value-type="float" office:value="-28.6966836518894" calcext:value-type="float">
            <text:p>-28.6966836518894</text:p>
          </table:table-cell>
        </table:table-row>
        <table:table-row table:style-name="ro1">
          <table:table-cell office:value-type="float" office:value="33613" calcext:value-type="float">
            <text:p>3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5586400052413" calcext:value-type="float">
            <text:p>3.45586400052413</text:p>
          </table:table-cell>
          <table:table-cell office:value-type="float" office:value="-26" calcext:value-type="float">
            <text:p>-26</text:p>
          </table:table-cell>
          <table:table-cell office:value-type="float" office:value="-28.6137087702928" calcext:value-type="float">
            <text:p>-28.6137087702928</text:p>
          </table:table-cell>
        </table:table-row>
        <table:table-row table:style-name="ro1">
          <table:table-cell office:value-type="float" office:value="33638" calcext:value-type="float">
            <text:p>3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8029895435416" calcext:value-type="float">
            <text:p>3.38029895435416</text:p>
          </table:table-cell>
          <table:table-cell office:value-type="float" office:value="-21" calcext:value-type="float">
            <text:p>-21</text:p>
          </table:table-cell>
          <table:table-cell office:value-type="float" office:value="-28.3794408081299" calcext:value-type="float">
            <text:p>-28.3794408081299</text:p>
          </table:table-cell>
        </table:table-row>
        <table:table-row table:style-name="ro1">
          <table:table-cell office:value-type="float" office:value="33664" calcext:value-type="float">
            <text:p>3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49167437114326" calcext:value-type="float">
            <text:p>3.49167437114326</text:p>
          </table:table-cell>
          <table:table-cell office:value-type="float" office:value="-1" calcext:value-type="float">
            <text:p>-1</text:p>
          </table:table-cell>
          <table:table-cell office:value-type="float" office:value="-27.5369964755721" calcext:value-type="float">
            <text:p>-27.5369964755721</text:p>
          </table:table-cell>
        </table:table-row>
        <table:table-row table:style-name="ro1">
          <table:table-cell office:value-type="float" office:value="33690" calcext:value-type="float">
            <text:p>33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.35346900587732" calcext:value-type="float">
            <text:p>3.35346900587732</text:p>
          </table:table-cell>
          <table:table-cell office:value-type="float" office:value="-20" calcext:value-type="float">
            <text:p>-20</text:p>
          </table:table-cell>
          <table:table-cell office:value-type="float" office:value="-27.3050888917083" calcext:value-type="float">
            <text:p>-27.3050888917083</text:p>
          </table:table-cell>
        </table:table-row>
        <table:table-row table:style-name="ro1">
          <table:table-cell office:value-type="float" office:value="33716" calcext:value-type="float">
            <text:p>33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2720842108109" calcext:value-type="float">
            <text:p>3.52720842108109</text:p>
          </table:table-cell>
          <table:table-cell office:value-type="float" office:value="-19" calcext:value-type="float">
            <text:p>-19</text:p>
          </table:table-cell>
          <table:table-cell office:value-type="float" office:value="-27.0495476950404" calcext:value-type="float">
            <text:p>-27.0495476950404</text:p>
          </table:table-cell>
        </table:table-row>
        <table:table-row table:style-name="ro1">
          <table:table-cell office:value-type="float" office:value="33742" calcext:value-type="float">
            <text:p>3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8021739274013" calcext:value-type="float">
            <text:p>3.48021739274013</text:p>
          </table:table-cell>
          <table:table-cell office:value-type="float" office:value="-36" calcext:value-type="float">
            <text:p>-36</text:p>
          </table:table-cell>
          <table:table-cell office:value-type="float" office:value="-27.3249462275007" calcext:value-type="float">
            <text:p>-27.3249462275007</text:p>
          </table:table-cell>
        </table:table-row>
        <table:table-row table:style-name="ro1">
          <table:table-cell office:value-type="float" office:value="33767" calcext:value-type="float">
            <text:p>33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7313378065582" calcext:value-type="float">
            <text:p>3.37313378065582</text:p>
          </table:table-cell>
          <table:table-cell office:value-type="float" office:value="-37" calcext:value-type="float">
            <text:p>-37</text:p>
          </table:table-cell>
          <table:table-cell office:value-type="float" office:value="-27.6226401897314" calcext:value-type="float">
            <text:p>-27.6226401897314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9242197202026" calcext:value-type="float">
            <text:p>3.39242197202026</text:p>
          </table:table-cell>
          <table:table-cell office:value-type="float" office:value="-36" calcext:value-type="float">
            <text:p>-36</text:p>
          </table:table-cell>
          <table:table-cell office:value-type="float" office:value="-27.8804051069705" calcext:value-type="float">
            <text:p>-27.8804051069705</text:p>
          </table:table-cell>
        </table:table-row>
        <table:table-row table:style-name="ro1">
          <table:table-cell office:value-type="float" office:value="33819" calcext:value-type="float">
            <text:p>33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8803975749656" calcext:value-type="float">
            <text:p>3.28803975749656</text:p>
          </table:table-cell>
          <table:table-cell office:value-type="float" office:value="-31" calcext:value-type="float">
            <text:p>-31</text:p>
          </table:table-cell>
          <table:table-cell office:value-type="float" office:value="-27.9763926421406" calcext:value-type="float">
            <text:p>-27.9763926421406</text:p>
          </table:table-cell>
        </table:table-row>
        <table:table-row table:style-name="ro1">
          <table:table-cell office:value-type="float" office:value="33845" calcext:value-type="float">
            <text:p>33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40225391880436" calcext:value-type="float">
            <text:p>3.40225391880436</text:p>
          </table:table-cell>
          <table:table-cell office:value-type="float" office:value="-10" calcext:value-type="float">
            <text:p>-10</text:p>
          </table:table-cell>
          <table:table-cell office:value-type="float" office:value="-27.4232728685363" calcext:value-type="float">
            <text:p>-27.4232728685363</text:p>
          </table:table-cell>
        </table:table-row>
        <table:table-row table:style-name="ro1">
          <table:table-cell office:value-type="float" office:value="33871" calcext:value-type="float">
            <text:p>33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2833841361038" calcext:value-type="float">
            <text:p>3.32833841361038</text:p>
          </table:table-cell>
          <table:table-cell office:value-type="float" office:value="-11" calcext:value-type="float">
            <text:p>-11</text:p>
          </table:table-cell>
          <table:table-cell office:value-type="float" office:value="-26.9179413956582" calcext:value-type="float">
            <text:p>-26.9179413956582</text:p>
          </table:table-cell>
        </table:table-row>
        <table:table-row table:style-name="ro1">
          <table:table-cell office:value-type="float" office:value="33897" calcext:value-type="float">
            <text:p>3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7977415473006" calcext:value-type="float">
            <text:p>3.37977415473006</text:p>
          </table:table-cell>
          <table:table-cell office:value-type="float" office:value="-19" calcext:value-type="float">
            <text:p>-19</text:p>
          </table:table-cell>
          <table:table-cell office:value-type="float" office:value="-26.674312429638" calcext:value-type="float">
            <text:p>-26.674312429638</text:p>
          </table:table-cell>
        </table:table-row>
        <table:table-row table:style-name="ro1">
          <table:table-cell office:value-type="float" office:value="33922" calcext:value-type="float">
            <text:p>33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0655033458452" calcext:value-type="float">
            <text:p>3.30655033458452</text:p>
          </table:table-cell>
          <table:table-cell office:value-type="float" office:value="-34" calcext:value-type="float">
            <text:p>-34</text:p>
          </table:table-cell>
          <table:table-cell office:value-type="float" office:value="-26.8997182010337" calcext:value-type="float">
            <text:p>-26.8997182010337</text:p>
          </table:table-cell>
        </table:table-row>
        <table:table-row table:style-name="ro1">
          <table:table-cell office:value-type="float" office:value="33948" calcext:value-type="float">
            <text:p>33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5865647813576" calcext:value-type="float">
            <text:p>3.35865647813576</text:p>
          </table:table-cell>
          <table:table-cell office:value-type="float" office:value="-33" calcext:value-type="float">
            <text:p>-33</text:p>
          </table:table-cell>
          <table:table-cell office:value-type="float" office:value="-27.0874191794635" calcext:value-type="float">
            <text:p>-27.0874191794635</text:p>
          </table:table-cell>
        </table:table-row>
        <table:table-row table:style-name="ro1">
          <table:table-cell office:value-type="float" office:value="33975" calcext:value-type="float">
            <text:p>3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43992858650082" calcext:value-type="float">
            <text:p>3.43992858650082</text:p>
          </table:table-cell>
          <table:table-cell office:value-type="float" office:value="-34" calcext:value-type="float">
            <text:p>-34</text:p>
          </table:table-cell>
          <table:table-cell office:value-type="float" office:value="-27.3001139739415" calcext:value-type="float">
            <text:p>-27.3001139739415</text:p>
          </table:table-cell>
        </table:table-row>
        <table:table-row table:style-name="ro1">
          <table:table-cell office:value-type="float" office:value="34001" calcext:value-type="float">
            <text:p>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6485386076233" calcext:value-type="float">
            <text:p>3.36485386076233</text:p>
          </table:table-cell>
          <table:table-cell office:value-type="float" office:value="-32" calcext:value-type="float">
            <text:p>-32</text:p>
          </table:table-cell>
          <table:table-cell office:value-type="float" office:value="-27.4447258516664" calcext:value-type="float">
            <text:p>-27.4447258516664</text:p>
          </table:table-cell>
        </table:table-row>
        <table:table-row table:style-name="ro1">
          <table:table-cell office:value-type="float" office:value="34026" calcext:value-type="float">
            <text:p>3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44593528043118" calcext:value-type="float">
            <text:p>3.44593528043118</text:p>
          </table:table-cell>
          <table:table-cell office:value-type="float" office:value="-19" calcext:value-type="float">
            <text:p>-19</text:p>
          </table:table-cell>
          <table:table-cell office:value-type="float" office:value="-27.1848881331536" calcext:value-type="float">
            <text:p>-27.1848881331536</text:p>
          </table:table-cell>
        </table:table-row>
        <table:table-row table:style-name="ro1">
          <table:table-cell office:value-type="float" office:value="34052" calcext:value-type="float">
            <text:p>3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7067573334099" calcext:value-type="float">
            <text:p>3.37067573334099</text:p>
          </table:table-cell>
          <table:table-cell office:value-type="float" office:value="-9" calcext:value-type="float">
            <text:p>-9</text:p>
          </table:table-cell>
          <table:table-cell office:value-type="float" office:value="-26.6253531136719" calcext:value-type="float">
            <text:p>-26.6253531136719</text:p>
          </table:table-cell>
        </table:table-row>
        <table:table-row table:style-name="ro1">
          <table:table-cell office:value-type="float" office:value="34079" calcext:value-type="float">
            <text:p>34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4388571077665" calcext:value-type="float">
            <text:p>3.54388571077665</text:p>
          </table:table-cell>
          <table:table-cell office:value-type="float" office:value="-3" calcext:value-type="float">
            <text:p>-3</text:p>
          </table:table-cell>
          <table:table-cell office:value-type="float" office:value="-25.8984191717128" calcext:value-type="float">
            <text:p>-25.8984191717128</text:p>
          </table:table-cell>
        </table:table-row>
        <table:table-row table:style-name="ro1">
          <table:table-cell office:value-type="float" office:value="34105" calcext:value-type="float">
            <text:p>34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49638153506045" calcext:value-type="float">
            <text:p>3.49638153506045</text:p>
          </table:table-cell>
          <table:table-cell office:value-type="float" office:value="-23" calcext:value-type="float">
            <text:p>-23</text:p>
          </table:table-cell>
          <table:table-cell office:value-type="float" office:value="-25.8092370433524" calcext:value-type="float">
            <text:p>-25.8092370433524</text:p>
          </table:table-cell>
        </table:table-row>
        <table:table-row table:style-name="ro1">
          <table:table-cell office:value-type="float" office:value="34131" calcext:value-type="float">
            <text:p>34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57341594936628" calcext:value-type="float">
            <text:p>3.57341594936628</text:p>
          </table:table-cell>
          <table:table-cell office:value-type="float" office:value="-23" calcext:value-type="float">
            <text:p>-23</text:p>
          </table:table-cell>
          <table:table-cell office:value-type="float" office:value="-25.72279898048" calcext:value-type="float">
            <text:p>-25.72279898048</text:p>
          </table:table-cell>
        </table:table-row>
        <table:table-row table:style-name="ro1">
          <table:table-cell office:value-type="float" office:value="34157" calcext:value-type="float">
            <text:p>3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64808007400116" calcext:value-type="float">
            <text:p>3.64808007400116</text:p>
          </table:table-cell>
          <table:table-cell office:value-type="float" office:value="-26" calcext:value-type="float">
            <text:p>-26</text:p>
          </table:table-cell>
          <table:table-cell office:value-type="float" office:value="-25.7313282426191" calcext:value-type="float">
            <text:p>-25.7313282426191</text:p>
          </table:table-cell>
        </table:table-row>
        <table:table-row table:style-name="ro1">
          <table:table-cell office:value-type="float" office:value="34182" calcext:value-type="float">
            <text:p>34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9736991787805" calcext:value-type="float">
            <text:p>3.59736991787805</text:p>
          </table:table-cell>
          <table:table-cell office:value-type="float" office:value="-30" calcext:value-type="float">
            <text:p>-30</text:p>
          </table:table-cell>
          <table:table-cell office:value-type="float" office:value="-25.862671989" calcext:value-type="float">
            <text:p>-25.862671989</text:p>
          </table:table-cell>
        </table:table-row>
        <table:table-row table:style-name="ro1">
          <table:table-cell office:value-type="float" office:value="34208" calcext:value-type="float">
            <text:p>3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0206622809719" calcext:value-type="float">
            <text:p>3.70206622809719</text:p>
          </table:table-cell>
          <table:table-cell office:value-type="float" office:value="-21" calcext:value-type="float">
            <text:p>-21</text:p>
          </table:table-cell>
          <table:table-cell office:value-type="float" office:value="-25.7130513124154" calcext:value-type="float">
            <text:p>-25.7130513124154</text:p>
          </table:table-cell>
        </table:table-row>
        <table:table-row table:style-name="ro1">
          <table:table-cell office:value-type="float" office:value="34234" calcext:value-type="float">
            <text:p>3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.55738726723266" calcext:value-type="float">
            <text:p>3.55738726723266</text:p>
          </table:table-cell>
          <table:table-cell office:value-type="float" office:value="-13" calcext:value-type="float">
            <text:p>-13</text:p>
          </table:table-cell>
          <table:table-cell office:value-type="float" office:value="-25.3218805028026" calcext:value-type="float">
            <text:p>-25.3218805028026</text:p>
          </table:table-cell>
        </table:table-row>
        <table:table-row table:style-name="ro1">
          <table:table-cell office:value-type="float" office:value="34260" calcext:value-type="float">
            <text:p>34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72485227439473" calcext:value-type="float">
            <text:p>3.72485227439473</text:p>
          </table:table-cell>
          <table:table-cell office:value-type="float" office:value="-8" calcext:value-type="float">
            <text:p>-8</text:p>
          </table:table-cell>
          <table:table-cell office:value-type="float" office:value="-24.7888995642549" calcext:value-type="float">
            <text:p>-24.7888995642549</text:p>
          </table:table-cell>
        </table:table-row>
        <table:table-row table:style-name="ro1">
          <table:table-cell office:value-type="float" office:value="34286" calcext:value-type="float">
            <text:p>34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1024143518259" calcext:value-type="float">
            <text:p>3.61024143518259</text:p>
          </table:table-cell>
          <table:table-cell office:value-type="float" office:value="-26" calcext:value-type="float">
            <text:p>-26</text:p>
          </table:table-cell>
          <table:table-cell office:value-type="float" office:value="-24.826164193047" calcext:value-type="float">
            <text:p>-24.826164193047</text:p>
          </table:table-cell>
        </table:table-row>
        <table:table-row table:style-name="ro1">
          <table:table-cell office:value-type="float" office:value="34312" calcext:value-type="float">
            <text:p>3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77608016025389" calcext:value-type="float">
            <text:p>3.77608016025389</text:p>
          </table:table-cell>
          <table:table-cell office:value-type="float" office:value="-26" calcext:value-type="float">
            <text:p>-26</text:p>
          </table:table-cell>
          <table:table-cell office:value-type="float" office:value="-24.8622822178764" calcext:value-type="float">
            <text:p>-24.8622822178764</text:p>
          </table:table-cell>
        </table:table-row>
        <table:table-row table:style-name="ro1">
          <table:table-cell office:value-type="float" office:value="34338" calcext:value-type="float">
            <text:p>3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72143153993839" calcext:value-type="float">
            <text:p>3.72143153993839</text:p>
          </table:table-cell>
          <table:table-cell office:value-type="float" office:value="-40" calcext:value-type="float">
            <text:p>-40</text:p>
          </table:table-cell>
          <table:table-cell office:value-type="float" office:value="-25.328058149634" calcext:value-type="float">
            <text:p>-25.328058149634</text:p>
          </table:table-cell>
        </table:table-row>
        <table:table-row table:style-name="ro1">
          <table:table-cell office:value-type="float" office:value="34364" calcext:value-type="float">
            <text:p>34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76077210794028" calcext:value-type="float">
            <text:p>3.76077210794028</text:p>
          </table:table-cell>
          <table:table-cell office:value-type="float" office:value="-30" calcext:value-type="float">
            <text:p>-30</text:p>
          </table:table-cell>
          <table:table-cell office:value-type="float" office:value="-25.4718102065683" calcext:value-type="float">
            <text:p>-25.4718102065683</text:p>
          </table:table-cell>
        </table:table-row>
        <table:table-row table:style-name="ro1">
          <table:table-cell office:value-type="float" office:value="34390" calcext:value-type="float">
            <text:p>34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681329661575" calcext:value-type="float">
            <text:p>3.7681329661575</text:p>
          </table:table-cell>
          <table:table-cell office:value-type="float" office:value="-24" calcext:value-type="float">
            <text:p>-24</text:p>
          </table:table-cell>
          <table:table-cell office:value-type="float" office:value="-25.4265237386739" calcext:value-type="float">
            <text:p>-25.4265237386739</text:p>
          </table:table-cell>
        </table:table-row>
        <table:table-row table:style-name="ro1">
          <table:table-cell office:value-type="float" office:value="34416" calcext:value-type="float">
            <text:p>3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7526733642958" calcext:value-type="float">
            <text:p>3.77526733642958</text:p>
          </table:table-cell>
          <table:table-cell office:value-type="float" office:value="-12" calcext:value-type="float">
            <text:p>-12</text:p>
          </table:table-cell>
          <table:table-cell office:value-type="float" office:value="-25.0133999313301" calcext:value-type="float">
            <text:p>-25.0133999313301</text:p>
          </table:table-cell>
        </table:table-row>
        <table:table-row table:style-name="ro1">
          <table:table-cell office:value-type="float" office:value="34443" calcext:value-type="float">
            <text:p>34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81295141838559" calcext:value-type="float">
            <text:p>3.81295141838559</text:p>
          </table:table-cell>
          <table:table-cell office:value-type="float" office:value="-6" calcext:value-type="float">
            <text:p>-6</text:p>
          </table:table-cell>
          <table:table-cell office:value-type="float" office:value="-24.4283722411353" calcext:value-type="float">
            <text:p>-24.4283722411353</text:p>
          </table:table-cell>
        </table:table-row>
        <table:table-row table:style-name="ro1">
          <table:table-cell office:value-type="float" office:value="34469" calcext:value-type="float">
            <text:p>3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639906705065" calcext:value-type="float">
            <text:p>3.72639906705065</text:p>
          </table:table-cell>
          <table:table-cell office:value-type="float" office:value="-26" calcext:value-type="float">
            <text:p>-26</text:p>
          </table:table-cell>
          <table:table-cell office:value-type="float" office:value="-24.4767300183312" calcext:value-type="float">
            <text:p>-24.4767300183312</text:p>
          </table:table-cell>
        </table:table-row>
        <table:table-row table:style-name="ro1">
          <table:table-cell office:value-type="float" office:value="34495" calcext:value-type="float">
            <text:p>34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82712524960294" calcext:value-type="float">
            <text:p>3.82712524960294</text:p>
          </table:table-cell>
          <table:table-cell office:value-type="float" office:value="-29" calcext:value-type="float">
            <text:p>-29</text:p>
          </table:table-cell>
          <table:table-cell office:value-type="float" office:value="-24.6159075562287" calcext:value-type="float">
            <text:p>-24.6159075562287</text:p>
          </table:table-cell>
        </table:table-row>
        <table:table-row table:style-name="ro1">
          <table:table-cell office:value-type="float" office:value="34521" calcext:value-type="float">
            <text:p>34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0936754961516" calcext:value-type="float">
            <text:p>3.70936754961516</text:p>
          </table:table-cell>
          <table:table-cell office:value-type="float" office:value="-33" calcext:value-type="float">
            <text:p>-33</text:p>
          </table:table-cell>
          <table:table-cell office:value-type="float" office:value="-24.8738796314216" calcext:value-type="float">
            <text:p>-24.8738796314216</text:p>
          </table:table-cell>
        </table:table-row>
        <table:table-row table:style-name="ro1">
          <table:table-cell office:value-type="float" office:value="34546" calcext:value-type="float">
            <text:p>34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81061777885777" calcext:value-type="float">
            <text:p>3.81061777885777</text:p>
          </table:table-cell>
          <table:table-cell office:value-type="float" office:value="-27" calcext:value-type="float">
            <text:p>-27</text:p>
          </table:table-cell>
          <table:table-cell office:value-type="float" office:value="-24.9392987196856" calcext:value-type="float">
            <text:p>-24.9392987196856</text:p>
          </table:table-cell>
        </table:table-row>
        <table:table-row table:style-name="ro1">
          <table:table-cell office:value-type="float" office:value="34572" calcext:value-type="float">
            <text:p>34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9336800104676" calcext:value-type="float">
            <text:p>3.69336800104676</text:p>
          </table:table-cell>
          <table:table-cell office:value-type="float" office:value="-28" calcext:value-type="float">
            <text:p>-28</text:p>
          </table:table-cell>
          <table:table-cell office:value-type="float" office:value="-25.0334741436953" calcext:value-type="float">
            <text:p>-25.0334741436953</text:p>
          </table:table-cell>
        </table:table-row>
        <table:table-row table:style-name="ro1">
          <table:table-cell office:value-type="float" office:value="34598" calcext:value-type="float">
            <text:p>34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73357206255301" calcext:value-type="float">
            <text:p>3.73357206255301</text:p>
          </table:table-cell>
          <table:table-cell office:value-type="float" office:value="-8" calcext:value-type="float">
            <text:p>-8</text:p>
          </table:table-cell>
          <table:table-cell office:value-type="float" office:value="-24.5093672469662" calcext:value-type="float">
            <text:p>-24.5093672469662</text:p>
          </table:table-cell>
        </table:table-row>
        <table:table-row table:style-name="ro1">
          <table:table-cell office:value-type="float" office:value="34624" calcext:value-type="float">
            <text:p>34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1869292216677" calcext:value-type="float">
            <text:p>3.61869292216677</text:p>
          </table:table-cell>
          <table:table-cell office:value-type="float" office:value="-7" calcext:value-type="float">
            <text:p>-7</text:p>
          </table:table-cell>
          <table:table-cell office:value-type="float" office:value="-23.9706174855211" calcext:value-type="float">
            <text:p>-23.9706174855211</text:p>
          </table:table-cell>
        </table:table-row>
        <table:table-row table:style-name="ro1">
          <table:table-cell office:value-type="float" office:value="34650" calcext:value-type="float">
            <text:p>34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5350237071548" calcext:value-type="float">
            <text:p>3.75350237071548</text:p>
          </table:table-cell>
          <table:table-cell office:value-type="float" office:value="-7" calcext:value-type="float">
            <text:p>-7</text:p>
          </table:table-cell>
          <table:table-cell office:value-type="float" office:value="-23.4484446398127" calcext:value-type="float">
            <text:p>-23.4484446398127</text:p>
          </table:table-cell>
        </table:table-row>
        <table:table-row table:style-name="ro1">
          <table:table-cell office:value-type="float" office:value="34676" calcext:value-type="float">
            <text:p>34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800999007808" calcext:value-type="float">
            <text:p>3.63800999007808</text:p>
          </table:table-cell>
          <table:table-cell office:value-type="float" office:value="-27" calcext:value-type="float">
            <text:p>-27</text:p>
          </table:table-cell>
          <table:table-cell office:value-type="float" office:value="-23.55772326628" calcext:value-type="float">
            <text:p>-23.55772326628</text:p>
          </table:table-cell>
        </table:table-row>
        <table:table-row table:style-name="ro1">
          <table:table-cell office:value-type="float" office:value="34702" calcext:value-type="float">
            <text:p>3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80299429807568" calcext:value-type="float">
            <text:p>3.80299429807568</text:p>
          </table:table-cell>
          <table:table-cell office:value-type="float" office:value="-23" calcext:value-type="float">
            <text:p>-23</text:p>
          </table:table-cell>
          <table:table-cell office:value-type="float" office:value="-23.5405625503945" calcext:value-type="float">
            <text:p>-23.5405625503945</text:p>
          </table:table-cell>
        </table:table-row>
        <table:table-row table:style-name="ro1">
          <table:table-cell office:value-type="float" office:value="34728" calcext:value-type="float">
            <text:p>34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8597908890412" calcext:value-type="float">
            <text:p>3.68597908890412</text:p>
          </table:table-cell>
          <table:table-cell office:value-type="float" office:value="-27" calcext:value-type="float">
            <text:p>-27</text:p>
          </table:table-cell>
          <table:table-cell office:value-type="float" office:value="-23.6470067796131" calcext:value-type="float">
            <text:p>-23.6470067796131</text:p>
          </table:table-cell>
        </table:table-row>
        <table:table-row table:style-name="ro1">
          <table:table-cell office:value-type="float" office:value="34754" calcext:value-type="float">
            <text:p>3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84948742463015" calcext:value-type="float">
            <text:p>3.84948742463015</text:p>
          </table:table-cell>
          <table:table-cell office:value-type="float" office:value="-13" calcext:value-type="float">
            <text:p>-13</text:p>
          </table:table-cell>
          <table:table-cell office:value-type="float" office:value="-23.3194065710096" calcext:value-type="float">
            <text:p>-23.3194065710096</text:p>
          </table:table-cell>
        </table:table-row>
        <table:table-row table:style-name="ro1">
          <table:table-cell office:value-type="float" office:value="34781" calcext:value-type="float">
            <text:p>3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2334935002614" calcext:value-type="float">
            <text:p>3.82334935002614</text:p>
          </table:table-cell>
          <table:table-cell office:value-type="float" office:value="-7" calcext:value-type="float">
            <text:p>-7</text:p>
          </table:table-cell>
          <table:table-cell office:value-type="float" office:value="-22.8172709842093" calcext:value-type="float">
            <text:p>-22.8172709842093</text:p>
          </table:table-cell>
        </table:table-row>
        <table:table-row table:style-name="ro1">
          <table:table-cell office:value-type="float" office:value="34806" calcext:value-type="float">
            <text:p>3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95186167771765" calcext:value-type="float">
            <text:p>3.95186167771765</text:p>
          </table:table-cell>
          <table:table-cell office:value-type="float" office:value="-8" calcext:value-type="float">
            <text:p>-8</text:p>
          </table:table-cell>
          <table:table-cell office:value-type="float" office:value="-22.361354953926" calcext:value-type="float">
            <text:p>-22.361354953926</text:p>
          </table:table-cell>
        </table:table-row>
        <table:table-row table:style-name="ro1">
          <table:table-cell office:value-type="float" office:value="34832" calcext:value-type="float">
            <text:p>3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9180439532633" calcext:value-type="float">
            <text:p>3.89180439532633</text:p>
          </table:table-cell>
          <table:table-cell office:value-type="float" office:value="-22" calcext:value-type="float">
            <text:p>-22</text:p>
          </table:table-cell>
          <table:table-cell office:value-type="float" office:value="-22.350236339959" calcext:value-type="float">
            <text:p>-22.350236339959</text:p>
          </table:table-cell>
        </table:table-row>
        <table:table-row table:style-name="ro1">
          <table:table-cell office:value-type="float" office:value="34858" calcext:value-type="float">
            <text:p>34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04897964470091" calcext:value-type="float">
            <text:p>4.04897964470091</text:p>
          </table:table-cell>
          <table:table-cell office:value-type="float" office:value="-23" calcext:value-type="float">
            <text:p>-23</text:p>
          </table:table-cell>
          <table:table-cell office:value-type="float" office:value="-22.3702290679603" calcext:value-type="float">
            <text:p>-22.3702290679603</text:p>
          </table:table-cell>
        </table:table-row>
        <table:table-row table:style-name="ro1">
          <table:table-cell office:value-type="float" office:value="34884" calcext:value-type="float">
            <text:p>34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2439565563319" calcext:value-type="float">
            <text:p>3.92439565563319</text:p>
          </table:table-cell>
          <table:table-cell office:value-type="float" office:value="-33" calcext:value-type="float">
            <text:p>-33</text:p>
          </table:table-cell>
          <table:table-cell office:value-type="float" office:value="-22.6972989427923" calcext:value-type="float">
            <text:p>-22.6972989427923</text:p>
          </table:table-cell>
        </table:table-row>
        <table:table-row table:style-name="ro1">
          <table:table-cell office:value-type="float" office:value="34910" calcext:value-type="float">
            <text:p>34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04979886622909" calcext:value-type="float">
            <text:p>4.04979886622909</text:p>
          </table:table-cell>
          <table:table-cell office:value-type="float" office:value="-16" calcext:value-type="float">
            <text:p>-16</text:p>
          </table:table-cell>
          <table:table-cell office:value-type="float" office:value="-22.491228206091" calcext:value-type="float">
            <text:p>-22.491228206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0:03:41.264071681</dc:date>
    <meta:editing-duration>PT1M1S</meta:editing-duration>
    <meta:editing-cycles>1</meta:editing-cycles>
    <meta:document-statistic meta:table-count="1" meta:cell-count="940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903cm" svg:height="28.662cm" xlink:href=".." xlink:type="simple" chart:class="chart:line" chart:style-name="ch1">
        <chart:legend chart:legend-position="end" svg:x="46.575cm" svg:y="13.285cm" style:legend-expansion="high" chart:style-name="ch2"/>
        <chart:plot-area chart:style-name="ch3" table:cell-range-address="'ek1100-ema'.D1:'ek1100-ema'.G1344" chart:data-source-has-labels="row" svg:x="2.009cm" svg:y="0.573cm" svg:width="43.568cm" svg:height="26.535cm">
          <chart:coordinate-region svg:x="3.662cm" svg:y="0.772cm" svg:width="41.915cm" svg:height="26.137cm"/>
          <chart:axis chart:dimension="x" chart:name="primary-x" chart:style-name="ch4">
            <chart:title svg:x="23.021cm" svg:y="27.681cm" chart:style-name="ch5">
              <text:p>Time (ms)</text:p>
            </chart:title>
          </chart:axis>
          <chart:axis chart:dimension="y" chart:name="primary-y" chart:style-name="ch4">
            <chart:title svg:x="0.451cm" svg:y="14.956cm" chart:style-name="ch6">
              <text:p>Difference (ns)</text:p>
            </chart:title>
            <chart:grid chart:style-name="ch7" chart:class="major"/>
          </chart:axis>
          <chart:series chart:style-name="ch8" chart:values-cell-range-address="'ek1100-ema'.D2:'ek1100-ema'.D1344" chart:label-cell-address="'ek1100-ema'.D1:'ek1100-ema'.D1" chart:class="chart:line">
            <chart:data-point chart:repeated="1343"/>
          </chart:series>
          <chart:series chart:style-name="ch9" chart:values-cell-range-address="'ek1100-ema'.E2:'ek1100-ema'.E1344" chart:label-cell-address="'ek1100-ema'.E1:'ek1100-ema'.E1" chart:class="chart:line">
            <chart:data-point chart:repeated="1343"/>
          </chart:series>
          <chart:series chart:style-name="ch10" chart:values-cell-range-address="'ek1100-ema'.F2:'ek1100-ema'.F1344" chart:label-cell-address="'ek1100-ema'.F1:'ek1100-ema'.F1" chart:class="chart:line">
            <chart:data-point chart:repeated="1343"/>
          </chart:series>
          <chart:series chart:style-name="ch11" chart:values-cell-range-address="'ek1100-ema'.G2:'ek1100-ema'.G1344" chart:label-cell-address="'ek1100-ema'.G1:'ek1100-ema'.G1" chart:class="chart:line">
            <chart:data-point chart:repeated="13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001</text:p>
                <draw:g>
                  <svg:desc>'ek1100-ema'.D1:'ek1100-ema'.D1</svg:desc>
                </draw:g>
              </table:table-cell>
              <table:table-cell office:value-type="string">
                <text:p>0x1001 EMA</text:p>
                <draw:g>
                  <svg:desc>'ek1100-ema'.E1:'ek1100-ema'.E1</svg:desc>
                </draw:g>
              </table:table-cell>
              <table:table-cell office:value-type="string">
                <text:p>0x1002</text:p>
                <draw:g>
                  <svg:desc>'ek1100-ema'.F1:'ek1100-ema'.F1</svg:desc>
                </draw:g>
              </table:table-cell>
              <table:table-cell office:value-type="string">
                <text:p>0x1002 EMA</text:p>
                <draw:g>
                  <svg:desc>'ek1100-ema'.G1:'ek1100-em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9904">
                <text:p>-759904</text:p>
                <draw:g>
                  <svg:desc>'ek1100-ema'.D2:'ek1100-ema'.D1344</svg:desc>
                </draw:g>
              </table:table-cell>
              <table:table-cell office:value-type="float" office:value="-759904">
                <text:p>-759904</text:p>
                <draw:g>
                  <svg:desc>'ek1100-ema'.E2:'ek1100-ema'.E1344</svg:desc>
                </draw:g>
              </table:table-cell>
              <table:table-cell office:value-type="float" office:value="-1184256">
                <text:p>-1184256</text:p>
                <draw:g>
                  <svg:desc>'ek1100-ema'.F2:'ek1100-ema'.F1344</svg:desc>
                </draw:g>
              </table:table-cell>
              <table:table-cell office:value-type="float" office:value="-1184256">
                <text:p>-1184256</text:p>
                <draw:g>
                  <svg:desc>'ek1100-ema'.G2:'ek1100-ema'.G1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2134">
                <text:p>-742134</text:p>
              </table:table-cell>
              <table:table-cell office:value-type="float" office:value="-759357.230769231">
                <text:p>-759357.230769231</text:p>
              </table:table-cell>
              <table:table-cell office:value-type="float" office:value="-1166719">
                <text:p>-1166719</text:p>
              </table:table-cell>
              <table:table-cell office:value-type="float" office:value="-1183716.4">
                <text:p>-118371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22256">
                <text:p>-722256</text:p>
              </table:table-cell>
              <table:table-cell office:value-type="float" office:value="-758215.65443787">
                <text:p>-758215.65443787</text:p>
              </table:table-cell>
              <table:table-cell office:value-type="float" office:value="-1147108">
                <text:p>-1147108</text:p>
              </table:table-cell>
              <table:table-cell office:value-type="float" office:value="-1182589.98769231">
                <text:p>-1182589.9876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682">
                <text:p>-700682</text:p>
              </table:table-cell>
              <table:table-cell office:value-type="float" office:value="-756445.388147474">
                <text:p>-756445.388147474</text:p>
              </table:table-cell>
              <table:table-cell office:value-type="float" office:value="-1125817">
                <text:p>-1125817</text:p>
              </table:table-cell>
              <table:table-cell office:value-type="float" office:value="-1180843.12653254">
                <text:p>-1180843.12653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2520">
                <text:p>-682520</text:p>
              </table:table-cell>
              <table:table-cell office:value-type="float" office:value="-754170.760819859">
                <text:p>-754170.760819859</text:p>
              </table:table-cell>
              <table:table-cell office:value-type="float" office:value="-1107892">
                <text:p>-1107892</text:p>
              </table:table-cell>
              <table:table-cell office:value-type="float" office:value="-1178598.47648539">
                <text:p>-1178598.47648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62110">
                <text:p>-662110</text:p>
              </table:table-cell>
              <table:table-cell office:value-type="float" office:value="-751338.122025402">
                <text:p>-751338.122025402</text:p>
              </table:table-cell>
              <table:table-cell office:value-type="float" office:value="-1087746">
                <text:p>-1087746</text:p>
              </table:table-cell>
              <table:table-cell office:value-type="float" office:value="-1175803.01567045">
                <text:p>-1175803.01567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43130">
                <text:p>-643130</text:p>
              </table:table-cell>
              <table:table-cell office:value-type="float" office:value="-748008.641347697">
                <text:p>-748008.641347697</text:p>
              </table:table-cell>
              <table:table-cell office:value-type="float" office:value="-1069014">
                <text:p>-1069014</text:p>
              </table:table-cell>
              <table:table-cell office:value-type="float" office:value="-1172517.19980367">
                <text:p>-1172517.19980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23498">
                <text:p>-623498</text:p>
              </table:table-cell>
              <table:table-cell office:value-type="float" office:value="-744177.544690845">
                <text:p>-744177.544690845</text:p>
              </table:table-cell>
              <table:table-cell office:value-type="float" office:value="-1049638">
                <text:p>-1049638</text:p>
              </table:table-cell>
              <table:table-cell office:value-type="float" office:value="-1168736.30134817">
                <text:p>-1168736.30134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3650">
                <text:p>-603650</text:p>
              </table:table-cell>
              <table:table-cell office:value-type="float" office:value="-739853.620238819">
                <text:p>-739853.620238819</text:p>
              </table:table-cell>
              <table:table-cell office:value-type="float" office:value="-1030051">
                <text:p>-1030051</text:p>
              </table:table-cell>
              <table:table-cell office:value-type="float" office:value="-1164469.06130669">
                <text:p>-1164469.06130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83839">
                <text:p>-583839</text:p>
              </table:table-cell>
              <table:table-cell office:value-type="float" office:value="-735053.170385317">
                <text:p>-735053.170385317</text:p>
              </table:table-cell>
              <table:table-cell office:value-type="float" office:value="-1008892">
                <text:p>-1008892</text:p>
              </table:table-cell>
              <table:table-cell office:value-type="float" office:value="-1159682.07480495">
                <text:p>-1159682.07480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63440">
                <text:p>-563440</text:p>
              </table:table-cell>
              <table:table-cell office:value-type="float" office:value="-729772.765142692">
                <text:p>-729772.765142692</text:p>
              </table:table-cell>
              <table:table-cell office:value-type="float" office:value="-990375">
                <text:p>-990375</text:p>
              </table:table-cell>
              <table:table-cell office:value-type="float" office:value="-1154472.62634941">
                <text:p>-1154472.62634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44265">
                <text:p>-544265</text:p>
              </table:table-cell>
              <table:table-cell office:value-type="float" office:value="-724064.833907532">
                <text:p>-724064.833907532</text:p>
              </table:table-cell>
              <table:table-cell office:value-type="float" office:value="-971450">
                <text:p>-971450</text:p>
              </table:table-cell>
              <table:table-cell office:value-type="float" office:value="-1148841.16092327">
                <text:p>-1148841.16092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24425">
                <text:p>-524425</text:p>
              </table:table-cell>
              <table:table-cell office:value-type="float" office:value="-717922.0697873">
                <text:p>-717922.0697873</text:p>
              </table:table-cell>
              <table:table-cell office:value-type="float" office:value="-951870">
                <text:p>-951870</text:p>
              </table:table-cell>
              <table:table-cell office:value-type="float" office:value="-1142780.50981794">
                <text:p>-1142780.50981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4699">
                <text:p>-504699</text:p>
              </table:table-cell>
              <table:table-cell office:value-type="float" office:value="-711361.359947691">
                <text:p>-711361.359947691</text:p>
              </table:table-cell>
              <table:table-cell office:value-type="float" office:value="-930695">
                <text:p>-930695</text:p>
              </table:table-cell>
              <table:table-cell office:value-type="float" office:value="-1136254.80182355">
                <text:p>-1136254.80182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442">
                <text:p>-484442</text:p>
              </table:table-cell>
              <table:table-cell office:value-type="float" office:value="-704379.225795454">
                <text:p>-704379.225795454</text:p>
              </table:table-cell>
              <table:table-cell office:value-type="float" office:value="-912416">
                <text:p>-912416</text:p>
              </table:table-cell>
              <table:table-cell office:value-type="float" office:value="-1129367.45407513">
                <text:p>-1129367.45407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64655">
                <text:p>-464655</text:p>
              </table:table-cell>
              <table:table-cell office:value-type="float" office:value="-697003.095770979">
                <text:p>-697003.095770979</text:p>
              </table:table-cell>
              <table:table-cell office:value-type="float" office:value="-892890">
                <text:p>-892890</text:p>
              </table:table-cell>
              <table:table-cell office:value-type="float" office:value="-1122091.22471897">
                <text:p>-1122091.2247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44869">
                <text:p>-444869</text:p>
              </table:table-cell>
              <table:table-cell office:value-type="float" office:value="-689245.12359341">
                <text:p>-689245.12359341</text:p>
              </table:table-cell>
              <table:table-cell office:value-type="float" office:value="-873363">
                <text:p>-873363</text:p>
              </table:table-cell>
              <table:table-cell office:value-type="float" office:value="-1114438.04857377">
                <text:p>-1114438.04857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25034">
                <text:p>-425034</text:p>
              </table:table-cell>
              <table:table-cell office:value-type="float" office:value="-681115.550559767">
                <text:p>-681115.550559767</text:p>
              </table:table-cell>
              <table:table-cell office:value-type="float" office:value="-853787">
                <text:p>-853787</text:p>
              </table:table-cell>
              <table:table-cell office:value-type="float" office:value="-1106418.01630996">
                <text:p>-1106418.01630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05823">
                <text:p>-405823</text:p>
              </table:table-cell>
              <table:table-cell office:value-type="float" office:value="-672645.010542543">
                <text:p>-672645.010542543</text:p>
              </table:table-cell>
              <table:table-cell office:value-type="float" office:value="-834828">
                <text:p>-834828</text:p>
              </table:table-cell>
              <table:table-cell office:value-type="float" office:value="-1098061.4004235">
                <text:p>-1098061.4004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86042">
                <text:p>-386042</text:p>
              </table:table-cell>
              <table:table-cell office:value-type="float" office:value="-663826.456372003">
                <text:p>-663826.456372003</text:p>
              </table:table-cell>
              <table:table-cell office:value-type="float" office:value="-815305">
                <text:p>-815305</text:p>
              </table:table-cell>
              <table:table-cell office:value-type="float" office:value="-1089361.2034874">
                <text:p>-1089361.2034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6218">
                <text:p>-366218</text:p>
              </table:table-cell>
              <table:table-cell office:value-type="float" office:value="-654669.273099019">
                <text:p>-654669.273099019</text:p>
              </table:table-cell>
              <table:table-cell office:value-type="float" office:value="-794124">
                <text:p>-794124</text:p>
              </table:table-cell>
              <table:table-cell office:value-type="float" office:value="-1080276.98184163">
                <text:p>-1080276.98184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5813">
                <text:p>-345813</text:p>
              </table:table-cell>
              <table:table-cell office:value-type="float" office:value="-645166.00315751">
                <text:p>-645166.00315751</text:p>
              </table:table-cell>
              <table:table-cell office:value-type="float" office:value="-775606">
                <text:p>-775606</text:p>
              </table:table-cell>
              <table:table-cell office:value-type="float" office:value="-1070902.49009266">
                <text:p>-1070902.49009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6704">
                <text:p>-326704</text:p>
              </table:table-cell>
              <table:table-cell office:value-type="float" office:value="-635367.172291126">
                <text:p>-635367.172291126</text:p>
              </table:table-cell>
              <table:table-cell office:value-type="float" office:value="-756745">
                <text:p>-756745</text:p>
              </table:table-cell>
              <table:table-cell office:value-type="float" office:value="-1061236.10578211">
                <text:p>-1061236.10578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06860">
                <text:p>-306860</text:p>
              </table:table-cell>
              <table:table-cell office:value-type="float" office:value="-625259.259297552">
                <text:p>-625259.259297552</text:p>
              </table:table-cell>
              <table:table-cell office:value-type="float" office:value="-737167">
                <text:p>-737167</text:p>
              </table:table-cell>
              <table:table-cell office:value-type="float" office:value="-1051264.74868112">
                <text:p>-1051264.74868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87088">
                <text:p>-287088</text:p>
              </table:table-cell>
              <table:table-cell office:value-type="float" office:value="-614853.989780705">
                <text:p>-614853.989780705</text:p>
              </table:table-cell>
              <table:table-cell office:value-type="float" office:value="-717655">
                <text:p>-717655</text:p>
              </table:table-cell>
              <table:table-cell office:value-type="float" office:value="-1040999.83333709">
                <text:p>-1040999.83333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67247">
                <text:p>-267247</text:p>
              </table:table-cell>
              <table:table-cell office:value-type="float" office:value="-604158.390095144">
                <text:p>-604158.390095144</text:p>
              </table:table-cell>
              <table:table-cell office:value-type="float" office:value="-698074">
                <text:p>-698074</text:p>
              </table:table-cell>
              <table:table-cell office:value-type="float" office:value="-1030448.26923441">
                <text:p>-1030448.26923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7436">
                <text:p>-247436</text:p>
              </table:table-cell>
              <table:table-cell office:value-type="float" office:value="-593182.316553755">
                <text:p>-593182.316553755</text:p>
              </table:table-cell>
              <table:table-cell office:value-type="float" office:value="-678526">
                <text:p>-678526</text:p>
              </table:table-cell>
              <table:table-cell office:value-type="float" office:value="-1019619.89171951">
                <text:p>-1019619.8917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7509">
                <text:p>-227509</text:p>
              </table:table-cell>
              <table:table-cell office:value-type="float" office:value="-581930.829890563">
                <text:p>-581930.829890563</text:p>
              </table:table-cell>
              <table:table-cell office:value-type="float" office:value="-658860">
                <text:p>-658860</text:p>
              </table:table-cell>
              <table:table-cell office:value-type="float" office:value="-1008519.58735891">
                <text:p>-1008519.58735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5940">
                <text:p>-205940</text:p>
              </table:table-cell>
              <table:table-cell office:value-type="float" office:value="-570361.881278546">
                <text:p>-570361.881278546</text:p>
              </table:table-cell>
              <table:table-cell office:value-type="float" office:value="-637570">
                <text:p>-637570</text:p>
              </table:table-cell>
              <table:table-cell office:value-type="float" office:value="-997105.753901708">
                <text:p>-997105.753901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8171">
                <text:p>-188171</text:p>
              </table:table-cell>
              <table:table-cell office:value-type="float" office:value="-558602.16185459">
                <text:p>-558602.16185459</text:p>
              </table:table-cell>
              <table:table-cell office:value-type="float" office:value="-620036">
                <text:p>-620036</text:p>
              </table:table-cell>
              <table:table-cell office:value-type="float" office:value="-985503.607627809">
                <text:p>-985503.607627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8383">
                <text:p>-168383</text:p>
              </table:table-cell>
              <table:table-cell office:value-type="float" office:value="-546595.418412911">
                <text:p>-546595.418412911</text:p>
              </table:table-cell>
              <table:table-cell office:value-type="float" office:value="-600507">
                <text:p>-600507</text:p>
              </table:table-cell>
              <table:table-cell office:value-type="float" office:value="-973657.558162338">
                <text:p>-973657.558162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8519">
                <text:p>-148519</text:p>
              </table:table-cell>
              <table:table-cell office:value-type="float" office:value="-534346.913230975">
                <text:p>-534346.913230975</text:p>
              </table:table-cell>
              <table:table-cell office:value-type="float" office:value="-580906">
                <text:p>-580906</text:p>
              </table:table-cell>
              <table:table-cell office:value-type="float" office:value="-961572.894834266">
                <text:p>-961572.894834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6968">
                <text:p>-126968</text:p>
              </table:table-cell>
              <table:table-cell office:value-type="float" office:value="-521812.177439253">
                <text:p>-521812.177439253</text:p>
              </table:table-cell>
              <table:table-cell office:value-type="float" office:value="-559635">
                <text:p>-559635</text:p>
              </table:table-cell>
              <table:table-cell office:value-type="float" office:value="-949205.574993212">
                <text:p>-949205.574993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8702">
                <text:p>-108702</text:p>
              </table:table-cell>
              <table:table-cell office:value-type="float" office:value="-509101.095056506">
                <text:p>-509101.095056506</text:p>
              </table:table-cell>
              <table:table-cell office:value-type="float" office:value="-541615">
                <text:p>-541615</text:p>
              </table:table-cell>
              <table:table-cell office:value-type="float" office:value="-936664.326531882">
                <text:p>-936664.326531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9255">
                <text:p>-89255</text:p>
              </table:table-cell>
              <table:table-cell office:value-type="float" office:value="-496182.753670152">
                <text:p>-496182.753670152</text:p>
              </table:table-cell>
              <table:table-cell office:value-type="float" office:value="-522425">
                <text:p>-522425</text:p>
              </table:table-cell>
              <table:table-cell office:value-type="float" office:value="-923918.501100132">
                <text:p>-923918.501100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7477">
                <text:p>-67477</text:p>
              </table:table-cell>
              <table:table-cell office:value-type="float" office:value="-482991.807403378">
                <text:p>-482991.807403378</text:p>
              </table:table-cell>
              <table:table-cell office:value-type="float" office:value="-500930">
                <text:p>-500930</text:p>
              </table:table-cell>
              <table:table-cell office:value-type="float" office:value="-910903.470297051">
                <text:p>-910903.470297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9306">
                <text:p>-49306</text:p>
              </table:table-cell>
              <table:table-cell office:value-type="float" office:value="-469647.628714044">
                <text:p>-469647.628714044</text:p>
              </table:table-cell>
              <table:table-cell office:value-type="float" office:value="-483003">
                <text:p>-483003</text:p>
              </table:table-cell>
              <table:table-cell office:value-type="float" office:value="-897737.301980219">
                <text:p>-897737.301980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9852">
                <text:p>-29852</text:p>
              </table:table-cell>
              <table:table-cell office:value-type="float" office:value="-456115.455522842">
                <text:p>-456115.455522842</text:p>
              </table:table-cell>
              <table:table-cell office:value-type="float" office:value="-463802">
                <text:p>-463802</text:p>
              </table:table-cell>
              <table:table-cell office:value-type="float" office:value="-884385.446534673">
                <text:p>-884385.446534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094">
                <text:p>-8094</text:p>
              </table:table-cell>
              <table:table-cell office:value-type="float" office:value="-442330.179968293">
                <text:p>-442330.179968293</text:p>
              </table:table-cell>
              <table:table-cell office:value-type="float" office:value="-442333">
                <text:p>-442333</text:p>
              </table:table-cell>
              <table:table-cell office:value-type="float" office:value="-870783.832795145">
                <text:p>-870783.832795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36">
                <text:p>3436</text:p>
              </table:table-cell>
              <table:table-cell office:value-type="float" office:value="-428614.29750773">
                <text:p>-428614.29750773</text:p>
              </table:table-cell>
              <table:table-cell office:value-type="float" office:value="-424797">
                <text:p>-424797</text:p>
              </table:table-cell>
              <table:table-cell office:value-type="float" office:value="-857061.161016833">
                <text:p>-857061.161016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68">
                <text:p>7168</text:p>
              </table:table-cell>
              <table:table-cell office:value-type="float" office:value="-415205.611430569">
                <text:p>-415205.611430569</text:p>
              </table:table-cell>
              <table:table-cell office:value-type="float" office:value="-405177">
                <text:p>-405177</text:p>
              </table:table-cell>
              <table:table-cell office:value-type="float" office:value="-843157.032985546">
                <text:p>-843157.032985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01">
                <text:p>11001</text:p>
              </table:table-cell>
              <table:table-cell office:value-type="float" office:value="-402091.56184809">
                <text:p>-402091.56184809</text:p>
              </table:table-cell>
              <table:table-cell office:value-type="float" office:value="-383757">
                <text:p>-383757</text:p>
              </table:table-cell>
              <table:table-cell office:value-type="float" office:value="-829021.647355221">
                <text:p>-829021.647355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39">
                <text:p>14139</text:p>
              </table:table-cell>
              <table:table-cell office:value-type="float" office:value="-389284.46763738">
                <text:p>-389284.46763738</text:p>
              </table:table-cell>
              <table:table-cell office:value-type="float" office:value="-365851">
                <text:p>-365851</text:p>
              </table:table-cell>
              <table:table-cell office:value-type="float" office:value="-814770.242821214">
                <text:p>-814770.2428212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31">
                <text:p>17431</text:p>
              </table:table-cell>
              <table:table-cell office:value-type="float" office:value="-376770.14555623">
                <text:p>-376770.14555623</text:p>
              </table:table-cell>
              <table:table-cell office:value-type="float" office:value="-346655">
                <text:p>-346655</text:p>
              </table:table-cell>
              <table:table-cell office:value-type="float" office:value="-800366.696888254">
                <text:p>-800366.696888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013">
                <text:p>21013</text:p>
              </table:table-cell>
              <table:table-cell office:value-type="float" office:value="-364530.6641545">
                <text:p>-364530.6641545</text:p>
              </table:table-cell>
              <table:table-cell office:value-type="float" office:value="-325349">
                <text:p>-325349</text:p>
              </table:table-cell>
              <table:table-cell office:value-type="float" office:value="-785750.767753231">
                <text:p>-785750.767753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69">
                <text:p>23969</text:p>
              </table:table-cell>
              <table:table-cell office:value-type="float" office:value="-352576.828334361">
                <text:p>-352576.828334361</text:p>
              </table:table-cell>
              <table:table-cell office:value-type="float" office:value="-307357">
                <text:p>-307357</text:p>
              </table:table-cell>
              <table:table-cell office:value-type="float" office:value="-771030.95951467">
                <text:p>-771030.959514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129">
                <text:p>27129</text:p>
              </table:table-cell>
              <table:table-cell office:value-type="float" office:value="-340893.572077919">
                <text:p>-340893.572077919</text:p>
              </table:table-cell>
              <table:table-cell office:value-type="float" office:value="-287791">
                <text:p>-287791</text:p>
              </table:table-cell>
              <table:table-cell office:value-type="float" office:value="-756162.037683449">
                <text:p>-756162.037683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43">
                <text:p>30443</text:p>
              </table:table-cell>
              <table:table-cell office:value-type="float" office:value="-329467.831398599">
                <text:p>-329467.831398599</text:p>
              </table:table-cell>
              <table:table-cell office:value-type="float" office:value="-266825">
                <text:p>-266825</text:p>
              </table:table-cell>
              <table:table-cell office:value-type="float" office:value="-741105.513447035">
                <text:p>-741105.513447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95">
                <text:p>33295</text:p>
              </table:table-cell>
              <table:table-cell office:value-type="float" office:value="-318305.898124796">
                <text:p>-318305.898124796</text:p>
              </table:table-cell>
              <table:table-cell office:value-type="float" office:value="-248435">
                <text:p>-248435</text:p>
              </table:table-cell>
              <table:table-cell office:value-type="float" office:value="-725946.420725588">
                <text:p>-725946.420725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160">
                <text:p>36160</text:p>
              </table:table-cell>
              <table:table-cell office:value-type="float" office:value="-307399.255105571">
                <text:p>-307399.255105571</text:p>
              </table:table-cell>
              <table:table-cell office:value-type="float" office:value="-229572">
                <text:p>-229572</text:p>
              </table:table-cell>
              <table:table-cell office:value-type="float" office:value="-710673.361626339">
                <text:p>-710673.361626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080">
                <text:p>39080</text:p>
              </table:table-cell>
              <table:table-cell office:value-type="float" office:value="-296738.354948477">
                <text:p>-296738.354948477</text:p>
              </table:table-cell>
              <table:table-cell office:value-type="float" office:value="-208311">
                <text:p>-208311</text:p>
              </table:table-cell>
              <table:table-cell office:value-type="float" office:value="-695216.058191683">
                <text:p>-695216.058191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14">
                <text:p>42014</text:p>
              </table:table-cell>
              <table:table-cell office:value-type="float" office:value="-286315.205565447">
                <text:p>-286315.205565447</text:p>
              </table:table-cell>
              <table:table-cell office:value-type="float" office:value="-189981">
                <text:p>-189981</text:p>
              </table:table-cell>
              <table:table-cell office:value-type="float" office:value="-679670.364093477">
                <text:p>-679670.364093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41">
                <text:p>44741</text:p>
              </table:table-cell>
              <table:table-cell office:value-type="float" office:value="-276128.860778818">
                <text:p>-276128.860778818</text:p>
              </table:table-cell>
              <table:table-cell office:value-type="float" office:value="-169416">
                <text:p>-169416</text:p>
              </table:table-cell>
              <table:table-cell office:value-type="float" office:value="-663970.229813678">
                <text:p>-663970.229813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577">
                <text:p>47577</text:p>
              </table:table-cell>
              <table:table-cell office:value-type="float" office:value="-266168.680447162">
                <text:p>-266168.680447162</text:p>
              </table:table-cell>
              <table:table-cell office:value-type="float" office:value="-150918">
                <text:p>-150918</text:p>
              </table:table-cell>
              <table:table-cell office:value-type="float" office:value="-648184.007357872">
                <text:p>-648184.007357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08">
                <text:p>50208</text:p>
              </table:table-cell>
              <table:table-cell office:value-type="float" office:value="-256434.01335648">
                <text:p>-256434.01335648</text:p>
              </table:table-cell>
              <table:table-cell office:value-type="float" office:value="-130321">
                <text:p>-130321</text:p>
              </table:table-cell>
              <table:table-cell office:value-type="float" office:value="-632249.76097763">
                <text:p>-632249.76097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938">
                <text:p>52938</text:p>
              </table:table-cell>
              <table:table-cell office:value-type="float" office:value="-246914.874483973">
                <text:p>-246914.874483973</text:p>
              </table:table-cell>
              <table:table-cell office:value-type="float" office:value="-111860">
                <text:p>-111860</text:p>
              </table:table-cell>
              <table:table-cell office:value-type="float" office:value="-616237.768332165">
                <text:p>-616237.768332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521">
                <text:p>55521</text:p>
              </table:table-cell>
              <table:table-cell office:value-type="float" office:value="-237609.155269081">
                <text:p>-237609.155269081</text:p>
              </table:table-cell>
              <table:table-cell office:value-type="float" office:value="-92553">
                <text:p>-92553</text:p>
              </table:table-cell>
              <table:table-cell office:value-type="float" office:value="-600124.390845021">
                <text:p>-600124.390845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50">
                <text:p>58050</text:p>
              </table:table-cell>
              <table:table-cell office:value-type="float" office:value="-228511.950491571">
                <text:p>-228511.950491571</text:p>
              </table:table-cell>
              <table:table-cell office:value-type="float" office:value="-73295">
                <text:p>-73295</text:p>
              </table:table-cell>
              <table:table-cell office:value-type="float" office:value="-583914.255742097">
                <text:p>-583914.255742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576">
                <text:p>60576</text:p>
              </table:table-cell>
              <table:table-cell office:value-type="float" office:value="-219616.936630292">
                <text:p>-219616.936630292</text:p>
              </table:table-cell>
              <table:table-cell office:value-type="float" office:value="-53753">
                <text:p>-53753</text:p>
              </table:table-cell>
              <table:table-cell office:value-type="float" office:value="-567601.601719263">
                <text:p>-567601.601719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050">
                <text:p>63050</text:p>
              </table:table-cell>
              <table:table-cell office:value-type="float" office:value="-210919.492426283">
                <text:p>-210919.492426283</text:p>
              </table:table-cell>
              <table:table-cell office:value-type="float" office:value="-34237">
                <text:p>-34237</text:p>
              </table:table-cell>
              <table:table-cell office:value-type="float" office:value="-551190.383204825">
                <text:p>-551190.383204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490">
                <text:p>65490</text:p>
              </table:table-cell>
              <table:table-cell office:value-type="float" office:value="-202414.584967013">
                <text:p>-202414.584967013</text:p>
              </table:table-cell>
              <table:table-cell office:value-type="float" office:value="-14719">
                <text:p>-14719</text:p>
              </table:table-cell>
              <table:table-cell office:value-type="float" office:value="-534683.571413907">
                <text:p>-534683.571413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888">
                <text:p>67888</text:p>
              </table:table-cell>
              <table:table-cell office:value-type="float" office:value="-194097.582352643">
                <text:p>-194097.582352643</text:p>
              </table:table-cell>
              <table:table-cell office:value-type="float" office:value="2844">
                <text:p>2844</text:p>
              </table:table-cell>
              <table:table-cell office:value-type="float" office:value="-518144.261524248">
                <text:p>-518144.261524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248">
                <text:p>70248</text:p>
              </table:table-cell>
              <table:table-cell office:value-type="float" office:value="-185963.872126408">
                <text:p>-185963.872126408</text:p>
              </table:table-cell>
              <table:table-cell office:value-type="float" office:value="5912">
                <text:p>5912</text:p>
              </table:table-cell>
              <table:table-cell office:value-type="float" office:value="-502019.453477348">
                <text:p>-502019.453477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559">
                <text:p>72559</text:p>
              </table:table-cell>
              <table:table-cell office:value-type="float" office:value="-178009.322214826">
                <text:p>-178009.322214826</text:p>
              </table:table-cell>
              <table:table-cell office:value-type="float" office:value="9383">
                <text:p>9383</text:p>
              </table:table-cell>
              <table:table-cell office:value-type="float" office:value="-486283.993370353">
                <text:p>-486283.993370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845">
                <text:p>74845</text:p>
              </table:table-cell>
              <table:table-cell office:value-type="float" office:value="-170229.189223601">
                <text:p>-170229.189223601</text:p>
              </table:table-cell>
              <table:table-cell office:value-type="float" office:value="12780">
                <text:p>12780</text:p>
              </table:table-cell>
              <table:table-cell office:value-type="float" office:value="-470928.178189727">
                <text:p>-470928.178189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117">
                <text:p>77117</text:p>
              </table:table-cell>
              <table:table-cell office:value-type="float" office:value="-162618.53724749">
                <text:p>-162618.53724749</text:p>
              </table:table-cell>
              <table:table-cell office:value-type="float" office:value="16126">
                <text:p>16126</text:p>
              </table:table-cell>
              <table:table-cell office:value-type="float" office:value="-455941.895783889">
                <text:p>-455941.895783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330">
                <text:p>79330</text:p>
              </table:table-cell>
              <table:table-cell office:value-type="float" office:value="-155173.966870644">
                <text:p>-155173.966870644</text:p>
              </table:table-cell>
              <table:table-cell office:value-type="float" office:value="19365">
                <text:p>19365</text:p>
              </table:table-cell>
              <table:table-cell office:value-type="float" office:value="-441317.068221308">
                <text:p>-441317.0682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474">
                <text:p>81474</text:p>
              </table:table-cell>
              <table:table-cell office:value-type="float" office:value="-147892.490966932">
                <text:p>-147892.490966932</text:p>
              </table:table-cell>
              <table:table-cell office:value-type="float" office:value="22476">
                <text:p>22476</text:p>
              </table:table-cell>
              <table:table-cell office:value-type="float" office:value="-427046.512276037">
                <text:p>-427046.512276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620">
                <text:p>83620</text:p>
              </table:table-cell>
              <table:table-cell office:value-type="float" office:value="-140769.029706411">
                <text:p>-140769.029706411</text:p>
              </table:table-cell>
              <table:table-cell office:value-type="float" office:value="25569">
                <text:p>25569</text:p>
              </table:table-cell>
              <table:table-cell office:value-type="float" office:value="-413119.881129082">
                <text:p>-413119.881129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752">
                <text:p>85752</text:p>
              </table:table-cell>
              <table:table-cell office:value-type="float" office:value="-133799.151869291">
                <text:p>-133799.151869291</text:p>
              </table:table-cell>
              <table:table-cell office:value-type="float" office:value="28624">
                <text:p>28624</text:p>
              </table:table-cell>
              <table:table-cell office:value-type="float" office:value="-399527.761709725">
                <text:p>-399527.761709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806">
                <text:p>87806</text:p>
              </table:table-cell>
              <table:table-cell office:value-type="float" office:value="-126980.531811774">
                <text:p>-126980.531811774</text:p>
              </table:table-cell>
              <table:table-cell office:value-type="float" office:value="31533">
                <text:p>31533</text:p>
              </table:table-cell>
              <table:table-cell office:value-type="float" office:value="-386264.353657118">
                <text:p>-386264.353657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30">
                <text:p>90030</text:p>
              </table:table-cell>
              <table:table-cell office:value-type="float" office:value="-120303.284679104">
                <text:p>-120303.284679104</text:p>
              </table:table-cell>
              <table:table-cell office:value-type="float" office:value="34673">
                <text:p>34673</text:p>
              </table:table-cell>
              <table:table-cell office:value-type="float" office:value="-373312.435083053">
                <text:p>-373312.4350830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889">
                <text:p>91889</text:p>
              </table:table-cell>
              <table:table-cell office:value-type="float" office:value="-113774.291304362">
                <text:p>-113774.291304362</text:p>
              </table:table-cell>
              <table:table-cell office:value-type="float" office:value="37270">
                <text:p>37270</text:p>
              </table:table-cell>
              <table:table-cell office:value-type="float" office:value="-360679.12938819">
                <text:p>-360679.12938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843">
                <text:p>93843</text:p>
              </table:table-cell>
              <table:table-cell office:value-type="float" office:value="-107386.066956536">
                <text:p>-107386.066956536</text:p>
              </table:table-cell>
              <table:table-cell office:value-type="float" office:value="40218">
                <text:p>40218</text:p>
              </table:table-cell>
              <table:table-cell office:value-type="float" office:value="-348343.833099323">
                <text:p>-348343.833099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852">
                <text:p>95852</text:p>
              </table:table-cell>
              <table:table-cell office:value-type="float" office:value="-101132.587973258">
                <text:p>-101132.587973258</text:p>
              </table:table-cell>
              <table:table-cell office:value-type="float" office:value="42767">
                <text:p>42767</text:p>
              </table:table-cell>
              <table:table-cell office:value-type="float" office:value="-336309.653619344">
                <text:p>-336309.65361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786">
                <text:p>97786</text:p>
              </table:table-cell>
              <table:table-cell office:value-type="float" office:value="-95012.0160356191">
                <text:p>-95012.0160356191</text:p>
              </table:table-cell>
              <table:table-cell office:value-type="float" office:value="45425">
                <text:p>45425</text:p>
              </table:table-cell>
              <table:table-cell office:value-type="float" office:value="-324563.971969518">
                <text:p>-324563.971969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634">
                <text:p>99634</text:p>
              </table:table-cell>
              <table:table-cell office:value-type="float" office:value="-89022.9078499078">
                <text:p>-89022.9078499078</text:p>
              </table:table-cell>
              <table:table-cell office:value-type="float" office:value="47944">
                <text:p>47944</text:p>
              </table:table-cell>
              <table:table-cell office:value-type="float" office:value="-313102.188216609">
                <text:p>-313102.1882166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527">
                <text:p>101527</text:p>
              </table:table-cell>
              <table:table-cell office:value-type="float" office:value="-83159.8337622183">
                <text:p>-83159.8337622183</text:p>
              </table:table-cell>
              <table:table-cell office:value-type="float" office:value="50518">
                <text:p>50518</text:p>
              </table:table-cell>
              <table:table-cell office:value-type="float" office:value="-301913.874733021">
                <text:p>-301913.874733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374">
                <text:p>103374</text:p>
              </table:table-cell>
              <table:table-cell office:value-type="float" office:value="-77420.3311849193">
                <text:p>-77420.3311849193</text:p>
              </table:table-cell>
              <table:table-cell office:value-type="float" office:value="53006">
                <text:p>53006</text:p>
              </table:table-cell>
              <table:table-cell office:value-type="float" office:value="-290993.263202775">
                <text:p>-290993.2632027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359">
                <text:p>105359</text:p>
              </table:table-cell>
              <table:table-cell office:value-type="float" office:value="-71796.3517638448">
                <text:p>-71796.3517638448</text:p>
              </table:table-cell>
              <table:table-cell office:value-type="float" office:value="55662">
                <text:p>55662</text:p>
              </table:table-cell>
              <table:table-cell office:value-type="float" office:value="-280326.94741192">
                <text:p>-280326.94741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971">
                <text:p>106971</text:p>
              </table:table-cell>
              <table:table-cell office:value-type="float" office:value="-66295.8178634188">
                <text:p>-66295.8178634188</text:p>
              </table:table-cell>
              <table:table-cell office:value-type="float" office:value="57816">
                <text:p>57816</text:p>
              </table:table-cell>
              <table:table-cell office:value-type="float" office:value="-269922.549030015">
                <text:p>-269922.549030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745">
                <text:p>108745</text:p>
              </table:table-cell>
              <table:table-cell office:value-type="float" office:value="-60909.9465445444">
                <text:p>-60909.9465445444</text:p>
              </table:table-cell>
              <table:table-cell office:value-type="float" office:value="60161">
                <text:p>60161</text:p>
              </table:table-cell>
              <table:table-cell office:value-type="float" office:value="-259766.132136784">
                <text:p>-259766.132136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665">
                <text:p>110665</text:p>
              </table:table-cell>
              <table:table-cell office:value-type="float" office:value="-55630.7174200969">
                <text:p>-55630.7174200969</text:p>
              </table:table-cell>
              <table:table-cell office:value-type="float" office:value="62691">
                <text:p>62691</text:p>
              </table:table-cell>
              <table:table-cell office:value-type="float" office:value="-249844.374224883">
                <text:p>-249844.3742248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240">
                <text:p>112240</text:p>
              </table:table-cell>
              <table:table-cell office:value-type="float" office:value="-50465.4645764016">
                <text:p>-50465.4645764016</text:p>
              </table:table-cell>
              <table:table-cell office:value-type="float" office:value="64753">
                <text:p>64753</text:p>
              </table:table-cell>
              <table:table-cell office:value-type="float" office:value="-240164.455017963">
                <text:p>-240164.455017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058">
                <text:p>114058</text:p>
              </table:table-cell>
              <table:table-cell office:value-type="float" office:value="-45403.2041278969">
                <text:p>-45403.2041278969</text:p>
              </table:table-cell>
              <table:table-cell office:value-type="float" office:value="67122">
                <text:p>67122</text:p>
              </table:table-cell>
              <table:table-cell office:value-type="float" office:value="-230709.487171257">
                <text:p>-230709.487171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5637">
                <text:p>115637</text:p>
              </table:table-cell>
              <table:table-cell office:value-type="float" office:value="-40448.1209239617">
                <text:p>-40448.1209239617</text:p>
              </table:table-cell>
              <table:table-cell office:value-type="float" office:value="69173">
                <text:p>69173</text:p>
              </table:table-cell>
              <table:table-cell office:value-type="float" office:value="-221482.333719833">
                <text:p>-221482.333719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264">
                <text:p>117264</text:p>
              </table:table-cell>
              <table:table-cell office:value-type="float" office:value="-35595.4402801474">
                <text:p>-35595.4402801474</text:p>
              </table:table-cell>
              <table:table-cell office:value-type="float" office:value="71271">
                <text:p>71271</text:p>
              </table:table-cell>
              <table:table-cell office:value-type="float" office:value="-212474.538836146">
                <text:p>-212474.538836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893">
                <text:p>118893</text:p>
              </table:table-cell>
              <table:table-cell office:value-type="float" office:value="-30841.9498099891">
                <text:p>-30841.9498099891</text:p>
              </table:table-cell>
              <table:table-cell office:value-type="float" office:value="73353">
                <text:p>73353</text:p>
              </table:table-cell>
              <table:table-cell office:value-type="float" office:value="-203679.845333495">
                <text:p>-203679.8453334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511">
                <text:p>120511</text:p>
              </table:table-cell>
              <table:table-cell office:value-type="float" office:value="-26184.9359696817">
                <text:p>-26184.9359696817</text:p>
              </table:table-cell>
              <table:table-cell office:value-type="float" office:value="75418">
                <text:p>75418</text:p>
              </table:table-cell>
              <table:table-cell office:value-type="float" office:value="-195092.219323234">
                <text:p>-195092.219323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2099">
                <text:p>122099</text:p>
              </table:table-cell>
              <table:table-cell office:value-type="float" office:value="-21622.3533244607">
                <text:p>-21622.3533244607</text:p>
              </table:table-cell>
              <table:table-cell office:value-type="float" office:value="77436">
                <text:p>77436</text:p>
              </table:table-cell>
              <table:table-cell office:value-type="float" office:value="-186706.73565175">
                <text:p>-186706.73565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641">
                <text:p>123641</text:p>
              </table:table-cell>
              <table:table-cell office:value-type="float" office:value="-17152.7116837081">
                <text:p>-17152.7116837081</text:p>
              </table:table-cell>
              <table:table-cell office:value-type="float" office:value="79389">
                <text:p>79389</text:p>
              </table:table-cell>
              <table:table-cell office:value-type="float" office:value="-178519.174554773">
                <text:p>-178519.174554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188">
                <text:p>125188</text:p>
              </table:table-cell>
              <table:table-cell office:value-type="float" office:value="-12772.9974780555">
                <text:p>-12772.9974780555</text:p>
              </table:table-cell>
              <table:table-cell office:value-type="float" office:value="81333">
                <text:p>81333</text:p>
              </table:table-cell>
              <table:table-cell office:value-type="float" office:value="-170523.723030011">
                <text:p>-170523.723030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740">
                <text:p>126740</text:p>
              </table:table-cell>
              <table:table-cell office:value-type="float" office:value="-8480.28986334614">
                <text:p>-8480.28986334614</text:p>
              </table:table-cell>
              <table:table-cell office:value-type="float" office:value="83273">
                <text:p>83273</text:p>
              </table:table-cell>
              <table:table-cell office:value-type="float" office:value="-162714.593090626">
                <text:p>-162714.593090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255">
                <text:p>128255</text:p>
              </table:table-cell>
              <table:table-cell office:value-type="float" office:value="-4273.05017524318">
                <text:p>-4273.05017524318</text:p>
              </table:table-cell>
              <table:table-cell office:value-type="float" office:value="85155">
                <text:p>85155</text:p>
              </table:table-cell>
              <table:table-cell office:value-type="float" office:value="-155087.836380145">
                <text:p>-155087.836380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715">
                <text:p>129715</text:p>
              </table:table-cell>
              <table:table-cell office:value-type="float" office:value="-150.34093908185">
                <text:p>-150.34093908185</text:p>
              </table:table-cell>
              <table:table-cell office:value-type="float" office:value="86968">
                <text:p>86968</text:p>
              </table:table-cell>
              <table:table-cell office:value-type="float" office:value="-147639.964491525">
                <text:p>-147639.9644915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332">
                <text:p>131332</text:p>
              </table:table-cell>
              <table:table-cell office:value-type="float" office:value="3895.26955135144">
                <text:p>3895.26955135144</text:p>
              </table:table-cell>
              <table:table-cell office:value-type="float" office:value="88960">
                <text:p>88960</text:p>
              </table:table-cell>
              <table:table-cell office:value-type="float" office:value="-140359.965584094">
                <text:p>-140359.965584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661">
                <text:p>132661</text:p>
              </table:table-cell>
              <table:table-cell office:value-type="float" office:value="7857.29202669447">
                <text:p>7857.29202669447</text:p>
              </table:table-cell>
              <table:table-cell office:value-type="float" office:value="90588">
                <text:p>90588</text:p>
              </table:table-cell>
              <table:table-cell office:value-type="float" office:value="-133253.874335352">
                <text:p>-133253.874335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071">
                <text:p>134071</text:p>
              </table:table-cell>
              <table:table-cell office:value-type="float" office:value="11740.7907335654">
                <text:p>11740.7907335654</text:p>
              </table:table-cell>
              <table:table-cell office:value-type="float" office:value="92311">
                <text:p>92311</text:p>
              </table:table-cell>
              <table:table-cell office:value-type="float" office:value="-126313.416663495">
                <text:p>-126313.416663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5629">
                <text:p>135629</text:p>
              </table:table-cell>
              <table:table-cell office:value-type="float" office:value="15552.7356340711">
                <text:p>15552.7356340711</text:p>
              </table:table-cell>
              <table:table-cell office:value-type="float" office:value="94207">
                <text:p>94207</text:p>
              </table:table-cell>
              <table:table-cell office:value-type="float" office:value="-119528.173073849">
                <text:p>-119528.1730738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908">
                <text:p>136908</text:p>
              </table:table-cell>
              <table:table-cell office:value-type="float" office:value="19286.7437684074">
                <text:p>19286.7437684074</text:p>
              </table:table-cell>
              <table:table-cell office:value-type="float" office:value="95760">
                <text:p>95760</text:p>
              </table:table-cell>
              <table:table-cell office:value-type="float" office:value="-112903.921594654">
                <text:p>-112903.921594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263">
                <text:p>138263</text:p>
              </table:table-cell>
              <table:table-cell office:value-type="float" office:value="22947.5516524564">
                <text:p>22947.5516524564</text:p>
              </table:table-cell>
              <table:table-cell office:value-type="float" office:value="97393">
                <text:p>97393</text:p>
              </table:table-cell>
              <table:table-cell office:value-type="float" office:value="-106433.247084049">
                <text:p>-106433.247084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632">
                <text:p>139632</text:p>
              </table:table-cell>
              <table:table-cell office:value-type="float" office:value="26537.8423708423">
                <text:p>26537.8423708423</text:p>
              </table:table-cell>
              <table:table-cell office:value-type="float" office:value="99031">
                <text:p>99031</text:p>
              </table:table-cell>
              <table:table-cell office:value-type="float" office:value="-100111.270250694">
                <text:p>-100111.2702506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965">
                <text:p>140965</text:p>
              </table:table-cell>
              <table:table-cell office:value-type="float" office:value="30058.677990201">
                <text:p>30058.677990201</text:p>
              </table:table-cell>
              <table:table-cell office:value-type="float" office:value="100628">
                <text:p>100628</text:p>
              </table:table-cell>
              <table:table-cell office:value-type="float" office:value="-93934.6773199033">
                <text:p>-93934.67731990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334">
                <text:p>142334</text:p>
              </table:table-cell>
              <table:table-cell office:value-type="float" office:value="33513.3032828102">
                <text:p>33513.3032828102</text:p>
              </table:table-cell>
              <table:table-cell office:value-type="float" office:value="102253">
                <text:p>102253</text:p>
              </table:table-cell>
              <table:table-cell office:value-type="float" office:value="-87898.1334023678">
                <text:p>-87898.13340236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644">
                <text:p>143644</text:p>
              </table:table-cell>
              <table:table-cell office:value-type="float" office:value="36901.9401048776">
                <text:p>36901.9401048776</text:p>
              </table:table-cell>
              <table:table-cell office:value-type="float" office:value="103807">
                <text:p>103807</text:p>
              </table:table-cell>
              <table:table-cell office:value-type="float" office:value="-81999.5139130642">
                <text:p>-81999.5139130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917">
                <text:p>144917</text:p>
              </table:table-cell>
              <table:table-cell office:value-type="float" office:value="40225.4804093429">
                <text:p>40225.4804093429</text:p>
              </table:table-cell>
              <table:table-cell office:value-type="float" office:value="105304">
                <text:p>105304</text:p>
              </table:table-cell>
              <table:table-cell office:value-type="float" office:value="-76236.3288695853">
                <text:p>-76236.3288695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203">
                <text:p>146203</text:p>
              </table:table-cell>
              <table:table-cell office:value-type="float" office:value="43486.3271659785">
                <text:p>43486.3271659785</text:p>
              </table:table-cell>
              <table:table-cell office:value-type="float" office:value="106818">
                <text:p>106818</text:p>
              </table:table-cell>
              <table:table-cell office:value-type="float" office:value="-70603.8879812903">
                <text:p>-70603.8879812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471">
                <text:p>147471</text:p>
              </table:table-cell>
              <table:table-cell office:value-type="float" office:value="46685.8555608715">
                <text:p>46685.8555608715</text:p>
              </table:table-cell>
              <table:table-cell office:value-type="float" office:value="108306">
                <text:p>108306</text:p>
              </table:table-cell>
              <table:table-cell office:value-type="float" office:value="-65098.9683510968">
                <text:p>-65098.9683510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740">
                <text:p>148740</text:p>
              </table:table-cell>
              <table:table-cell office:value-type="float" office:value="49825.9830820754">
                <text:p>49825.9830820754</text:p>
              </table:table-cell>
              <table:table-cell office:value-type="float" office:value="109780">
                <text:p>109780</text:p>
              </table:table-cell>
              <table:table-cell office:value-type="float" office:value="-59718.0770172169">
                <text:p>-59718.0770172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9957">
                <text:p>149957</text:p>
              </table:table-cell>
              <table:table-cell office:value-type="float" office:value="52906.9374487808">
                <text:p>52906.9374487808</text:p>
              </table:table-cell>
              <table:table-cell office:value-type="float" office:value="111188">
                <text:p>111188</text:p>
              </table:table-cell>
              <table:table-cell office:value-type="float" office:value="-54459.4284936102">
                <text:p>-54459.4284936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1184">
                <text:p>151184</text:p>
              </table:table-cell>
              <table:table-cell office:value-type="float" office:value="55930.8470657414">
                <text:p>55930.8470657414</text:p>
              </table:table-cell>
              <table:table-cell office:value-type="float" office:value="112607">
                <text:p>112607</text:p>
              </table:table-cell>
              <table:table-cell office:value-type="float" office:value="-49318.9230014991">
                <text:p>-49318.9230014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386">
                <text:p>152386</text:p>
              </table:table-cell>
              <table:table-cell office:value-type="float" office:value="58898.697925257">
                <text:p>58898.697925257</text:p>
              </table:table-cell>
              <table:table-cell office:value-type="float" office:value="113991">
                <text:p>113991</text:p>
              </table:table-cell>
              <table:table-cell office:value-type="float" office:value="-44294.0022937607">
                <text:p>-44294.0022937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3609">
                <text:p>153609</text:p>
              </table:table-cell>
              <table:table-cell office:value-type="float" office:value="61812.8610660184">
                <text:p>61812.8610660184</text:p>
              </table:table-cell>
              <table:table-cell office:value-type="float" office:value="115393">
                <text:p>115393</text:p>
              </table:table-cell>
              <table:table-cell office:value-type="float" office:value="-39380.5560693373">
                <text:p>-39380.55606933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763">
                <text:p>154763</text:p>
              </table:table-cell>
              <table:table-cell office:value-type="float" office:value="64672.8653409101">
                <text:p>64672.8653409101</text:p>
              </table:table-cell>
              <table:table-cell office:value-type="float" office:value="116704">
                <text:p>116704</text:p>
              </table:table-cell>
              <table:table-cell office:value-type="float" office:value="-34577.9543441269">
                <text:p>-34577.95434412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040">
                <text:p>156040</text:p>
              </table:table-cell>
              <table:table-cell office:value-type="float" office:value="67484.161791959">
                <text:p>67484.161791959</text:p>
              </table:table-cell>
              <table:table-cell office:value-type="float" office:value="118157">
                <text:p>118157</text:p>
              </table:table-cell>
              <table:table-cell office:value-type="float" office:value="-29878.4172873846">
                <text:p>-29878.41728738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103">
                <text:p>157103</text:p>
              </table:table-cell>
              <table:table-cell office:value-type="float" office:value="70241.6645060526">
                <text:p>70241.6645060526</text:p>
              </table:table-cell>
              <table:table-cell office:value-type="float" office:value="119363">
                <text:p>119363</text:p>
              </table:table-cell>
              <table:table-cell office:value-type="float" office:value="-25286.3736785419">
                <text:p>-25286.3736785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222">
                <text:p>158222</text:p>
              </table:table-cell>
              <table:table-cell office:value-type="float" office:value="72948.7517520202">
                <text:p>72948.7517520202</text:p>
              </table:table-cell>
              <table:table-cell office:value-type="float" office:value="120620">
                <text:p>120620</text:p>
              </table:table-cell>
              <table:table-cell office:value-type="float" office:value="-20796.9467961253">
                <text:p>-20796.94679612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9450">
                <text:p>159450</text:p>
              </table:table-cell>
              <table:table-cell office:value-type="float" office:value="75610.3286211888">
                <text:p>75610.3286211888</text:p>
              </table:table-cell>
              <table:table-cell office:value-type="float" office:value="122000">
                <text:p>122000</text:p>
              </table:table-cell>
              <table:table-cell office:value-type="float" office:value="-16403.1945870137">
                <text:p>-16403.19458701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478">
                <text:p>160478</text:p>
              </table:table-cell>
              <table:table-cell office:value-type="float" office:value="78221.6415866907">
                <text:p>78221.6415866907</text:p>
              </table:table-cell>
              <table:table-cell office:value-type="float" office:value="123149">
                <text:p>123149</text:p>
              </table:table-cell>
              <table:table-cell office:value-type="float" office:value="-12109.2809074133">
                <text:p>-12109.2809074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1559">
                <text:p>161559</text:p>
              </table:table-cell>
              <table:table-cell office:value-type="float" office:value="80785.8679994079">
                <text:p>80785.8679994079</text:p>
              </table:table-cell>
              <table:table-cell office:value-type="float" office:value="124351">
                <text:p>124351</text:p>
              </table:table-cell>
              <table:table-cell office:value-type="float" office:value="-7910.50303333905">
                <text:p>-7910.50303333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2648">
                <text:p>162648</text:p>
              </table:table-cell>
              <table:table-cell office:value-type="float" office:value="83304.7028301954">
                <text:p>83304.7028301954</text:p>
              </table:table-cell>
              <table:table-cell office:value-type="float" office:value="125662">
                <text:p>125662</text:p>
              </table:table-cell>
              <table:table-cell office:value-type="float" office:value="-3800.57986308246">
                <text:p>-3800.57986308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3753">
                <text:p>163753</text:p>
              </table:table-cell>
              <table:table-cell office:value-type="float" office:value="85780.0350508047">
                <text:p>85780.0350508047</text:p>
              </table:table-cell>
              <table:table-cell office:value-type="float" office:value="126779">
                <text:p>126779</text:p>
              </table:table-cell>
              <table:table-cell office:value-type="float" office:value="217.253363473919">
                <text:p>217.253363473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813">
                <text:p>164813</text:p>
              </table:table-cell>
              <table:table-cell office:value-type="float" office:value="88211.8185877031">
                <text:p>88211.8185877031</text:p>
              </table:table-cell>
              <table:table-cell office:value-type="float" office:value="127947">
                <text:p>127947</text:p>
              </table:table-cell>
              <table:table-cell office:value-type="float" office:value="4147.39941382857">
                <text:p>4147.399413828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847">
                <text:p>165847</text:p>
              </table:table-cell>
              <table:table-cell office:value-type="float" office:value="90600.5934003891">
                <text:p>90600.5934003891</text:p>
              </table:table-cell>
              <table:table-cell office:value-type="float" office:value="129078">
                <text:p>129078</text:p>
              </table:table-cell>
              <table:table-cell office:value-type="float" office:value="7991.41789340307">
                <text:p>7991.41789340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6873">
                <text:p>166873</text:p>
              </table:table-cell>
              <table:table-cell office:value-type="float" office:value="92947.4366803771">
                <text:p>92947.4366803771</text:p>
              </table:table-cell>
              <table:table-cell office:value-type="float" office:value="130203">
                <text:p>130203</text:p>
              </table:table-cell>
              <table:table-cell office:value-type="float" office:value="11751.7742659137">
                <text:p>11751.7742659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924">
                <text:p>167924</text:p>
              </table:table-cell>
              <table:table-cell office:value-type="float" office:value="95254.4078594425">
                <text:p>95254.4078594425</text:p>
              </table:table-cell>
              <table:table-cell office:value-type="float" office:value="131342">
                <text:p>131342</text:p>
              </table:table-cell>
              <table:table-cell office:value-type="float" office:value="15431.4735192702">
                <text:p>15431.47351927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945">
                <text:p>168945</text:p>
              </table:table-cell>
              <table:table-cell office:value-type="float" office:value="97521.8106945365">
                <text:p>97521.8106945365</text:p>
              </table:table-cell>
              <table:table-cell office:value-type="float" office:value="132452">
                <text:p>132452</text:p>
              </table:table-cell>
              <table:table-cell office:value-type="float" office:value="19032.1051032927">
                <text:p>19032.1051032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956">
                <text:p>169956</text:p>
              </table:table-cell>
              <table:table-cell office:value-type="float" office:value="99750.5549808585">
                <text:p>99750.5549808585</text:p>
              </table:table-cell>
              <table:table-cell office:value-type="float" office:value="133539">
                <text:p>133539</text:p>
              </table:table-cell>
              <table:table-cell office:value-type="float" office:value="22555.3941770375">
                <text:p>22555.3941770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951">
                <text:p>170951</text:p>
              </table:table-cell>
              <table:table-cell office:value-type="float" office:value="101941.337904524">
                <text:p>101941.337904524</text:p>
              </table:table-cell>
              <table:table-cell office:value-type="float" office:value="134608">
                <text:p>134608</text:p>
              </table:table-cell>
              <table:table-cell office:value-type="float" office:value="26003.1666638979">
                <text:p>26003.1666638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1901">
                <text:p>171901</text:p>
              </table:table-cell>
              <table:table-cell office:value-type="float" office:value="104093.942892077">
                <text:p>104093.942892077</text:p>
              </table:table-cell>
              <table:table-cell office:value-type="float" office:value="135621">
                <text:p>135621</text:p>
              </table:table-cell>
              <table:table-cell office:value-type="float" office:value="29376.0230742395">
                <text:p>29376.0230742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868">
                <text:p>172868</text:p>
              </table:table-cell>
              <table:table-cell office:value-type="float" office:value="106210.067726167">
                <text:p>106210.067726167</text:p>
              </table:table-cell>
              <table:table-cell office:value-type="float" office:value="136655">
                <text:p>136655</text:p>
              </table:table-cell>
              <table:table-cell office:value-type="float" office:value="32676.9146719552">
                <text:p>32676.91467195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3830">
                <text:p>173830</text:p>
              </table:table-cell>
              <table:table-cell office:value-type="float" office:value="108290.681026901">
                <text:p>108290.681026901</text:p>
              </table:table-cell>
              <table:table-cell office:value-type="float" office:value="137682">
                <text:p>137682</text:p>
              </table:table-cell>
              <table:table-cell office:value-type="float" office:value="35907.8403743566">
                <text:p>35907.84037435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4775">
                <text:p>174775</text:p>
              </table:table-cell>
              <table:table-cell office:value-type="float" office:value="110336.352379919">
                <text:p>110336.352379919</text:p>
              </table:table-cell>
              <table:table-cell office:value-type="float" office:value="138676">
                <text:p>138676</text:p>
              </table:table-cell>
              <table:table-cell office:value-type="float" office:value="39069.9375936072">
                <text:p>39069.93759360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714">
                <text:p>175714</text:p>
              </table:table-cell>
              <table:table-cell office:value-type="float" office:value="112347.972306691">
                <text:p>112347.972306691</text:p>
              </table:table-cell>
              <table:table-cell office:value-type="float" office:value="139667">
                <text:p>139667</text:p>
              </table:table-cell>
              <table:table-cell office:value-type="float" office:value="42165.2318214962">
                <text:p>42165.2318214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6645">
                <text:p>176645</text:p>
              </table:table-cell>
              <table:table-cell office:value-type="float" office:value="114326.342389562">
                <text:p>114326.342389562</text:p>
              </table:table-cell>
              <table:table-cell office:value-type="float" office:value="140723">
                <text:p>140723</text:p>
              </table:table-cell>
              <table:table-cell office:value-type="float" office:value="45197.7785346809">
                <text:p>45197.77853468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7590">
                <text:p>177590</text:p>
              </table:table-cell>
              <table:table-cell office:value-type="float" office:value="116272.916469883">
                <text:p>116272.916469883</text:p>
              </table:table-cell>
              <table:table-cell office:value-type="float" office:value="141634">
                <text:p>141634</text:p>
              </table:table-cell>
              <table:table-cell office:value-type="float" office:value="48165.04688746">
                <text:p>48165.046887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8484">
                <text:p>178484</text:p>
              </table:table-cell>
              <table:table-cell office:value-type="float" office:value="118187.103655425">
                <text:p>118187.103655425</text:p>
              </table:table-cell>
              <table:table-cell office:value-type="float" office:value="142560">
                <text:p>142560</text:p>
              </table:table-cell>
              <table:table-cell office:value-type="float" office:value="51069.5069832304">
                <text:p>51069.5069832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368">
                <text:p>179368</text:p>
              </table:table-cell>
              <table:table-cell office:value-type="float" office:value="120069.59277372">
                <text:p>120069.59277372</text:p>
              </table:table-cell>
              <table:table-cell office:value-type="float" office:value="143479">
                <text:p>143479</text:p>
              </table:table-cell>
              <table:table-cell office:value-type="float" office:value="53912.875999131">
                <text:p>53912.875999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260">
                <text:p>180260</text:p>
              </table:table-cell>
              <table:table-cell office:value-type="float" office:value="121921.605303759">
                <text:p>121921.605303759</text:p>
              </table:table-cell>
              <table:table-cell office:value-type="float" office:value="144398">
                <text:p>144398</text:p>
              </table:table-cell>
              <table:table-cell office:value-type="float" office:value="56697.0336606962">
                <text:p>56697.0336606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1215">
                <text:p>181215</text:p>
              </table:table-cell>
              <table:table-cell office:value-type="float" office:value="123746.017448259">
                <text:p>123746.017448259</text:p>
              </table:table-cell>
              <table:table-cell office:value-type="float" office:value="145382">
                <text:p>145382</text:p>
              </table:table-cell>
              <table:table-cell office:value-type="float" office:value="59425.8018557517">
                <text:p>59425.80185575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030">
                <text:p>182030</text:p>
              </table:table-cell>
              <table:table-cell office:value-type="float" office:value="125539.370757543">
                <text:p>125539.370757543</text:p>
              </table:table-cell>
              <table:table-cell office:value-type="float" office:value="146216">
                <text:p>146216</text:p>
              </table:table-cell>
              <table:table-cell office:value-type="float" office:value="62096.2694909594">
                <text:p>62096.2694909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871">
                <text:p>182871</text:p>
              </table:table-cell>
              <table:table-cell office:value-type="float" office:value="127303.42088808">
                <text:p>127303.42088808</text:p>
              </table:table-cell>
              <table:table-cell office:value-type="float" office:value="147081">
                <text:p>147081</text:p>
              </table:table-cell>
              <table:table-cell office:value-type="float" office:value="64711.1842758529">
                <text:p>64711.1842758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709">
                <text:p>183709</text:p>
              </table:table-cell>
              <table:table-cell office:value-type="float" office:value="129038.977168447">
                <text:p>129038.977168447</text:p>
              </table:table-cell>
              <table:table-cell office:value-type="float" office:value="147928">
                <text:p>147928</text:p>
              </table:table-cell>
              <table:table-cell office:value-type="float" office:value="67271.7016827498">
                <text:p>67271.7016827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4631">
                <text:p>184631</text:p>
              </table:table-cell>
              <table:table-cell office:value-type="float" office:value="130749.50094788">
                <text:p>130749.50094788</text:p>
              </table:table-cell>
              <table:table-cell office:value-type="float" office:value="148859">
                <text:p>148859</text:p>
              </table:table-cell>
              <table:table-cell office:value-type="float" office:value="69782.0800925113">
                <text:p>69782.0800925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387">
                <text:p>185387</text:p>
              </table:table-cell>
              <table:table-cell office:value-type="float" office:value="132430.654764868">
                <text:p>132430.654764868</text:p>
              </table:table-cell>
              <table:table-cell office:value-type="float" office:value="149628">
                <text:p>149628</text:p>
              </table:table-cell>
              <table:table-cell office:value-type="float" office:value="72238.8776281264">
                <text:p>72238.8776281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6213">
                <text:p>186213</text:p>
              </table:table-cell>
              <table:table-cell office:value-type="float" office:value="134085.496156718">
                <text:p>134085.496156718</text:p>
              </table:table-cell>
              <table:table-cell office:value-type="float" office:value="150450">
                <text:p>150450</text:p>
              </table:table-cell>
              <table:table-cell office:value-type="float" office:value="74645.3737011071">
                <text:p>74645.37370110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7086">
                <text:p>187086</text:p>
              </table:table-cell>
              <table:table-cell office:value-type="float" office:value="135716.280890357">
                <text:p>135716.280890357</text:p>
              </table:table-cell>
              <table:table-cell office:value-type="float" office:value="151323">
                <text:p>151323</text:p>
              </table:table-cell>
              <table:table-cell office:value-type="float" office:value="77004.6852795346">
                <text:p>77004.6852795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7822">
                <text:p>187822</text:p>
              </table:table-cell>
              <table:table-cell office:value-type="float" office:value="137319.533786039">
                <text:p>137319.533786039</text:p>
              </table:table-cell>
              <table:table-cell office:value-type="float" office:value="152055">
                <text:p>152055</text:p>
              </table:table-cell>
              <table:table-cell office:value-type="float" office:value="79313.925732472">
                <text:p>79313.9257324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8608">
                <text:p>188608</text:p>
              </table:table-cell>
              <table:table-cell office:value-type="float" office:value="138897.640438776">
                <text:p>138897.640438776</text:p>
              </table:table-cell>
              <table:table-cell office:value-type="float" office:value="152842">
                <text:p>152842</text:p>
              </table:table-cell>
              <table:table-cell office:value-type="float" office:value="81576.3280176267">
                <text:p>81576.3280176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9461">
                <text:p>189461</text:p>
              </table:table-cell>
              <table:table-cell office:value-type="float" office:value="140453.436117583">
                <text:p>140453.436117583</text:p>
              </table:table-cell>
              <table:table-cell office:value-type="float" office:value="153678">
                <text:p>153678</text:p>
              </table:table-cell>
              <table:table-cell office:value-type="float" office:value="83794.8410016997">
                <text:p>83794.84100169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180">
                <text:p>190180</text:p>
              </table:table-cell>
              <table:table-cell office:value-type="float" office:value="141983.484237042">
                <text:p>141983.484237042</text:p>
              </table:table-cell>
              <table:table-cell office:value-type="float" office:value="154384">
                <text:p>154384</text:p>
              </table:table-cell>
              <table:table-cell office:value-type="float" office:value="85966.8151247243">
                <text:p>85966.81512472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1004">
                <text:p>191004</text:p>
              </table:table-cell>
              <table:table-cell office:value-type="float" office:value="143491.807798979">
                <text:p>143491.807798979</text:p>
              </table:table-cell>
              <table:table-cell office:value-type="float" office:value="155190">
                <text:p>155190</text:p>
              </table:table-cell>
              <table:table-cell office:value-type="float" office:value="88096.7592747328">
                <text:p>88096.75927473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1705">
                <text:p>191705</text:p>
              </table:table-cell>
              <table:table-cell office:value-type="float" office:value="144975.290635934">
                <text:p>144975.290635934</text:p>
              </table:table-cell>
              <table:table-cell office:value-type="float" office:value="155882">
                <text:p>155882</text:p>
              </table:table-cell>
              <table:table-cell office:value-type="float" office:value="90182.4589893564">
                <text:p>90182.4589893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444">
                <text:p>192444</text:p>
              </table:table-cell>
              <table:table-cell office:value-type="float" office:value="146435.866308674">
                <text:p>146435.866308674</text:p>
              </table:table-cell>
              <table:table-cell office:value-type="float" office:value="156598">
                <text:p>156598</text:p>
              </table:table-cell>
              <table:table-cell office:value-type="float" office:value="92226.0140973762">
                <text:p>92226.01409737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3192">
                <text:p>193192</text:p>
              </table:table-cell>
              <table:table-cell office:value-type="float" office:value="147874.5165761">
                <text:p>147874.5165761</text:p>
              </table:table-cell>
              <table:table-cell office:value-type="float" office:value="157315">
                <text:p>157315</text:p>
              </table:table-cell>
              <table:table-cell office:value-type="float" office:value="94228.7521251492">
                <text:p>94228.75212514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995">
                <text:p>193995</text:p>
              </table:table-cell>
              <table:table-cell office:value-type="float" office:value="149293.608373758">
                <text:p>149293.608373758</text:p>
              </table:table-cell>
              <table:table-cell office:value-type="float" office:value="158090">
                <text:p>158090</text:p>
              </table:table-cell>
              <table:table-cell office:value-type="float" office:value="96193.7135982215">
                <text:p>96193.71359822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641">
                <text:p>194641</text:p>
              </table:table-cell>
              <table:table-cell office:value-type="float" office:value="150688.912731489">
                <text:p>150688.912731489</text:p>
              </table:table-cell>
              <table:table-cell office:value-type="float" office:value="158709">
                <text:p>158709</text:p>
              </table:table-cell>
              <table:table-cell office:value-type="float" office:value="98117.2608721224">
                <text:p>98117.26087212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5426">
                <text:p>195426</text:p>
              </table:table-cell>
              <table:table-cell office:value-type="float" office:value="152065.438493597">
                <text:p>152065.438493597</text:p>
              </table:table-cell>
              <table:table-cell office:value-type="float" office:value="159457">
                <text:p>159457</text:p>
              </table:table-cell>
              <table:table-cell office:value-type="float" office:value="100004.637460673">
                <text:p>100004.637460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084">
                <text:p>196084</text:p>
              </table:table-cell>
              <table:table-cell office:value-type="float" office:value="153419.855770717">
                <text:p>153419.855770717</text:p>
              </table:table-cell>
              <table:table-cell office:value-type="float" office:value="160079">
                <text:p>160079</text:p>
              </table:table-cell>
              <table:table-cell office:value-type="float" office:value="101853.079384959">
                <text:p>101853.0793849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6785">
                <text:p>196785</text:p>
              </table:table-cell>
              <table:table-cell office:value-type="float" office:value="154754.167900848">
                <text:p>154754.167900848</text:p>
              </table:table-cell>
              <table:table-cell office:value-type="float" office:value="160749">
                <text:p>160749</text:p>
              </table:table-cell>
              <table:table-cell office:value-type="float" office:value="103665.26155773">
                <text:p>103665.261557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7469">
                <text:p>197469</text:p>
              </table:table-cell>
              <table:table-cell office:value-type="float" office:value="156068.470426976">
                <text:p>156068.470426976</text:p>
              </table:table-cell>
              <table:table-cell office:value-type="float" office:value="161387">
                <text:p>161387</text:p>
              </table:table-cell>
              <table:table-cell office:value-type="float" office:value="105441.315048261">
                <text:p>105441.3150482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8157">
                <text:p>198157</text:p>
              </table:table-cell>
              <table:table-cell office:value-type="float" office:value="157363.502106146">
                <text:p>157363.502106146</text:p>
              </table:table-cell>
              <table:table-cell office:value-type="float" office:value="162036">
                <text:p>162036</text:p>
              </table:table-cell>
              <table:table-cell office:value-type="float" office:value="107182.689969853">
                <text:p>107182.689969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900">
                <text:p>198900</text:p>
              </table:table-cell>
              <table:table-cell office:value-type="float" office:value="158641.548195188">
                <text:p>158641.548195188</text:p>
              </table:table-cell>
              <table:table-cell office:value-type="float" office:value="162730">
                <text:p>162730</text:p>
              </table:table-cell>
              <table:table-cell office:value-type="float" office:value="108891.837970781">
                <text:p>108891.837970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505">
                <text:p>199505</text:p>
              </table:table-cell>
              <table:table-cell office:value-type="float" office:value="159898.885173797">
                <text:p>159898.885173797</text:p>
              </table:table-cell>
              <table:table-cell office:value-type="float" office:value="163288">
                <text:p>163288</text:p>
              </table:table-cell>
              <table:table-cell office:value-type="float" office:value="110565.566033218">
                <text:p>110565.566033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171">
                <text:p>200171</text:p>
              </table:table-cell>
              <table:table-cell office:value-type="float" office:value="161138.02716845">
                <text:p>161138.02716845</text:p>
              </table:table-cell>
              <table:table-cell office:value-type="float" office:value="163905">
                <text:p>163905</text:p>
              </table:table-cell>
              <table:table-cell office:value-type="float" office:value="112206.779386042">
                <text:p>112206.7793860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819">
                <text:p>200819</text:p>
              </table:table-cell>
              <table:table-cell office:value-type="float" office:value="162358.980178651">
                <text:p>162358.980178651</text:p>
              </table:table-cell>
              <table:table-cell office:value-type="float" office:value="164499">
                <text:p>164499</text:p>
              </table:table-cell>
              <table:table-cell office:value-type="float" office:value="113815.770789549">
                <text:p>113815.770789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477">
                <text:p>201477</text:p>
              </table:table-cell>
              <table:table-cell office:value-type="float" office:value="163562.61155777">
                <text:p>163562.61155777</text:p>
              </table:table-cell>
              <table:table-cell office:value-type="float" office:value="165101">
                <text:p>165101</text:p>
              </table:table-cell>
              <table:table-cell office:value-type="float" office:value="115393.777842178">
                <text:p>115393.7778421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2118">
                <text:p>202118</text:p>
              </table:table-cell>
              <table:table-cell office:value-type="float" office:value="164748.931202146">
                <text:p>164748.931202146</text:p>
              </table:table-cell>
              <table:table-cell office:value-type="float" office:value="165690">
                <text:p>165690</text:p>
              </table:table-cell>
              <table:table-cell office:value-type="float" office:value="116941.353908573">
                <text:p>116941.3539085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2753">
                <text:p>202753</text:p>
              </table:table-cell>
              <table:table-cell office:value-type="float" office:value="165918.287165157">
                <text:p>165918.287165157</text:p>
              </table:table-cell>
              <table:table-cell office:value-type="float" office:value="166263">
                <text:p>166263</text:p>
              </table:table-cell>
              <table:table-cell office:value-type="float" office:value="118458.943019078">
                <text:p>118458.943019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3383">
                <text:p>203383</text:p>
              </table:table-cell>
              <table:table-cell office:value-type="float" office:value="167071.047560075">
                <text:p>167071.047560075</text:p>
              </table:table-cell>
              <table:table-cell office:value-type="float" office:value="166838">
                <text:p>166838</text:p>
              </table:table-cell>
              <table:table-cell office:value-type="float" office:value="119947.529387722">
                <text:p>119947.5293877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4000">
                <text:p>204000</text:p>
              </table:table-cell>
              <table:table-cell office:value-type="float" office:value="168207.323019765">
                <text:p>168207.323019765</text:p>
              </table:table-cell>
              <table:table-cell office:value-type="float" office:value="167384">
                <text:p>167384</text:p>
              </table:table-cell>
              <table:table-cell office:value-type="float" office:value="121407.113098869">
                <text:p>121407.1130988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616">
                <text:p>204616</text:p>
              </table:table-cell>
              <table:table-cell office:value-type="float" office:value="169327.590003772">
                <text:p>169327.590003772</text:p>
              </table:table-cell>
              <table:table-cell office:value-type="float" office:value="167939">
                <text:p>167939</text:p>
              </table:table-cell>
              <table:table-cell office:value-type="float" office:value="122838.863465057">
                <text:p>122838.8634650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219">
                <text:p>205219</text:p>
              </table:table-cell>
              <table:table-cell office:value-type="float" office:value="170431.941080579">
                <text:p>170431.941080579</text:p>
              </table:table-cell>
              <table:table-cell office:value-type="float" office:value="168468">
                <text:p>168468</text:p>
              </table:table-cell>
              <table:table-cell office:value-type="float" office:value="124242.836896902">
                <text:p>124242.8368969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806">
                <text:p>205806</text:p>
              </table:table-cell>
              <table:table-cell office:value-type="float" office:value="171520.373662715">
                <text:p>171520.373662715</text:p>
              </table:table-cell>
              <table:table-cell office:value-type="float" office:value="168989">
                <text:p>168989</text:p>
              </table:table-cell>
              <table:table-cell office:value-type="float" office:value="125619.641915459">
                <text:p>125619.6419154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403">
                <text:p>206403</text:p>
              </table:table-cell>
              <table:table-cell office:value-type="float" office:value="172593.685242324">
                <text:p>172593.685242324</text:p>
              </table:table-cell>
              <table:table-cell office:value-type="float" office:value="169516">
                <text:p>169516</text:p>
              </table:table-cell>
              <table:table-cell office:value-type="float" office:value="126970.299087291">
                <text:p>126970.299087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6986">
                <text:p>206986</text:p>
              </table:table-cell>
              <table:table-cell office:value-type="float" office:value="173651.910311791">
                <text:p>173651.910311791</text:p>
              </table:table-cell>
              <table:table-cell office:value-type="float" office:value="170028">
                <text:p>170028</text:p>
              </table:table-cell>
              <table:table-cell office:value-type="float" office:value="128295.151423066">
                <text:p>128295.1514230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7619">
                <text:p>207619</text:p>
              </table:table-cell>
              <table:table-cell office:value-type="float" office:value="174697.051532967">
                <text:p>174697.051532967</text:p>
              </table:table-cell>
              <table:table-cell office:value-type="float" office:value="170580">
                <text:p>170580</text:p>
              </table:table-cell>
              <table:table-cell office:value-type="float" office:value="129596.223686972">
                <text:p>129596.223686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8143">
                <text:p>208143</text:p>
              </table:table-cell>
              <table:table-cell office:value-type="float" office:value="175726.157639645">
                <text:p>175726.157639645</text:p>
              </table:table-cell>
              <table:table-cell office:value-type="float" office:value="171030">
                <text:p>171030</text:p>
              </table:table-cell>
              <table:table-cell office:value-type="float" office:value="130871.109111988">
                <text:p>130871.109111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8697">
                <text:p>208697</text:p>
              </table:table-cell>
              <table:table-cell office:value-type="float" office:value="176740.645096886">
                <text:p>176740.645096886</text:p>
              </table:table-cell>
              <table:table-cell office:value-type="float" office:value="171505">
                <text:p>171505</text:p>
              </table:table-cell>
              <table:table-cell office:value-type="float" office:value="132121.382677773">
                <text:p>132121.3826777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9257">
                <text:p>209257</text:p>
              </table:table-cell>
              <table:table-cell office:value-type="float" office:value="177741.148324675">
                <text:p>177741.148324675</text:p>
              </table:table-cell>
              <table:table-cell office:value-type="float" office:value="171987">
                <text:p>171987</text:p>
              </table:table-cell>
              <table:table-cell office:value-type="float" office:value="133348.017056919">
                <text:p>133348.0170569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862">
                <text:p>209862</text:p>
              </table:table-cell>
              <table:table-cell office:value-type="float" office:value="178729.482222377">
                <text:p>178729.482222377</text:p>
              </table:table-cell>
              <table:table-cell office:value-type="float" office:value="172502">
                <text:p>172502</text:p>
              </table:table-cell>
              <table:table-cell office:value-type="float" office:value="134552.754993629">
                <text:p>134552.7549936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0351">
                <text:p>210351</text:p>
              </table:table-cell>
              <table:table-cell office:value-type="float" office:value="179702.45200015">
                <text:p>179702.45200015</text:p>
              </table:table-cell>
              <table:table-cell office:value-type="float" office:value="172912">
                <text:p>172912</text:p>
              </table:table-cell>
              <table:table-cell office:value-type="float" office:value="135733.039455363">
                <text:p>135733.039455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0888">
                <text:p>210888</text:p>
              </table:table-cell>
              <table:table-cell office:value-type="float" office:value="180662.007323222">
                <text:p>180662.007323222</text:p>
              </table:table-cell>
              <table:table-cell office:value-type="float" office:value="173371">
                <text:p>173371</text:p>
              </table:table-cell>
              <table:table-cell office:value-type="float" office:value="136891.130549045">
                <text:p>136891.1305490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1470">
                <text:p>211470</text:p>
              </table:table-cell>
              <table:table-cell office:value-type="float" office:value="181609.945559431">
                <text:p>181609.945559431</text:p>
              </table:table-cell>
              <table:table-cell office:value-type="float" office:value="173855">
                <text:p>173855</text:p>
              </table:table-cell>
              <table:table-cell office:value-type="float" office:value="138028.480378305">
                <text:p>138028.480378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1943">
                <text:p>211943</text:p>
              </table:table-cell>
              <table:table-cell office:value-type="float" office:value="182543.270311448">
                <text:p>182543.270311448</text:p>
              </table:table-cell>
              <table:table-cell office:value-type="float" office:value="174249">
                <text:p>174249</text:p>
              </table:table-cell>
              <table:table-cell office:value-type="float" office:value="139142.957905126">
                <text:p>139142.9579051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2464">
                <text:p>212464</text:p>
              </table:table-cell>
              <table:table-cell office:value-type="float" office:value="183463.908148019">
                <text:p>183463.908148019</text:p>
              </table:table-cell>
              <table:table-cell office:value-type="float" office:value="174677">
                <text:p>174677</text:p>
              </table:table-cell>
              <table:table-cell office:value-type="float" office:value="140236.313046507">
                <text:p>140236.3130465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977">
                <text:p>212977</text:p>
              </table:table-cell>
              <table:table-cell office:value-type="float" office:value="184372.003281926">
                <text:p>184372.003281926</text:p>
              </table:table-cell>
              <table:table-cell office:value-type="float" office:value="175097">
                <text:p>175097</text:p>
              </table:table-cell>
              <table:table-cell office:value-type="float" office:value="141308.949568153">
                <text:p>141308.949568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487">
                <text:p>213487</text:p>
              </table:table-cell>
              <table:table-cell office:value-type="float" office:value="185267.84933479">
                <text:p>185267.84933479</text:p>
              </table:table-cell>
              <table:table-cell office:value-type="float" office:value="175516">
                <text:p>175516</text:p>
              </table:table-cell>
              <table:table-cell office:value-type="float" office:value="142361.474196825">
                <text:p>142361.4741968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030">
                <text:p>214030</text:p>
              </table:table-cell>
              <table:table-cell office:value-type="float" office:value="186152.838586027">
                <text:p>186152.838586027</text:p>
              </table:table-cell>
              <table:table-cell office:value-type="float" office:value="175953">
                <text:p>175953</text:p>
              </table:table-cell>
              <table:table-cell office:value-type="float" office:value="143395.059606153">
                <text:p>143395.059606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487">
                <text:p>214487</text:p>
              </table:table-cell>
              <table:table-cell office:value-type="float" office:value="187024.658937226">
                <text:p>187024.658937226</text:p>
              </table:table-cell>
              <table:table-cell office:value-type="float" office:value="176325">
                <text:p>176325</text:p>
              </table:table-cell>
              <table:table-cell office:value-type="float" office:value="144408.288541349">
                <text:p>144408.2885413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4967">
                <text:p>214967</text:p>
              </table:table-cell>
              <table:table-cell office:value-type="float" office:value="187884.423277619">
                <text:p>187884.423277619</text:p>
              </table:table-cell>
              <table:table-cell office:value-type="float" office:value="176741">
                <text:p>176741</text:p>
              </table:table-cell>
              <table:table-cell office:value-type="float" office:value="145403.141201615">
                <text:p>145403.1412016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5463">
                <text:p>215463</text:p>
              </table:table-cell>
              <table:table-cell office:value-type="float" office:value="188732.994869077">
                <text:p>188732.994869077</text:p>
              </table:table-cell>
              <table:table-cell office:value-type="float" office:value="177101">
                <text:p>177101</text:p>
              </table:table-cell>
              <table:table-cell office:value-type="float" office:value="146378.459933873">
                <text:p>146378.4599338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5923">
                <text:p>215923</text:p>
              </table:table-cell>
              <table:table-cell office:value-type="float" office:value="189569.610411567">
                <text:p>189569.610411567</text:p>
              </table:table-cell>
              <table:table-cell office:value-type="float" office:value="177468">
                <text:p>177468</text:p>
              </table:table-cell>
              <table:table-cell office:value-type="float" office:value="147335.061166677">
                <text:p>147335.0611666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6437">
                <text:p>216437</text:p>
              </table:table-cell>
              <table:table-cell office:value-type="float" office:value="190396.299321981">
                <text:p>190396.299321981</text:p>
              </table:table-cell>
              <table:table-cell office:value-type="float" office:value="177866">
                <text:p>177866</text:p>
              </table:table-cell>
              <table:table-cell office:value-type="float" office:value="148274.474669241">
                <text:p>148274.4746692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6866">
                <text:p>216866</text:p>
              </table:table-cell>
              <table:table-cell office:value-type="float" office:value="191210.751650535">
                <text:p>191210.751650535</text:p>
              </table:table-cell>
              <table:table-cell office:value-type="float" office:value="178198">
                <text:p>178198</text:p>
              </table:table-cell>
              <table:table-cell office:value-type="float" office:value="149195.198525572">
                <text:p>149195.198525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7318">
                <text:p>217318</text:p>
              </table:table-cell>
              <table:table-cell office:value-type="float" office:value="192014.051599749">
                <text:p>192014.051599749</text:p>
              </table:table-cell>
              <table:table-cell office:value-type="float" office:value="178581">
                <text:p>178581</text:p>
              </table:table-cell>
              <table:table-cell office:value-type="float" office:value="150099.377032477">
                <text:p>150099.3770324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7784">
                <text:p>217784</text:p>
              </table:table-cell>
              <table:table-cell office:value-type="float" office:value="192806.973088988">
                <text:p>192806.973088988</text:p>
              </table:table-cell>
              <table:table-cell office:value-type="float" office:value="178905">
                <text:p>178905</text:p>
              </table:table-cell>
              <table:table-cell office:value-type="float" office:value="150985.703893016">
                <text:p>150985.703893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26">
                <text:p>218226</text:p>
              </table:table-cell>
              <table:table-cell office:value-type="float" office:value="193589.096993942">
                <text:p>193589.096993942</text:p>
              </table:table-cell>
              <table:table-cell office:value-type="float" office:value="179241">
                <text:p>179241</text:p>
              </table:table-cell>
              <table:table-cell office:value-type="float" office:value="151855.097619385">
                <text:p>151855.0976193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8663">
                <text:p>218663</text:p>
              </table:table-cell>
              <table:table-cell office:value-type="float" office:value="194360.601701821">
                <text:p>194360.601701821</text:p>
              </table:table-cell>
              <table:table-cell office:value-type="float" office:value="179599">
                <text:p>179599</text:p>
              </table:table-cell>
              <table:table-cell office:value-type="float" office:value="152708.756154173">
                <text:p>152708.7561541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9110">
                <text:p>219110</text:p>
              </table:table-cell>
              <table:table-cell office:value-type="float" office:value="195122.121649457">
                <text:p>195122.121649457</text:p>
              </table:table-cell>
              <table:table-cell office:value-type="float" office:value="179908">
                <text:p>179908</text:p>
              </table:table-cell>
              <table:table-cell office:value-type="float" office:value="153545.655964814">
                <text:p>153545.6559648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9543">
                <text:p>219543</text:p>
              </table:table-cell>
              <table:table-cell office:value-type="float" office:value="195873.533291012">
                <text:p>195873.533291012</text:p>
              </table:table-cell>
              <table:table-cell office:value-type="float" office:value="180229">
                <text:p>180229</text:p>
              </table:table-cell>
              <table:table-cell office:value-type="float" office:value="154366.681935127">
                <text:p>154366.681935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9951">
                <text:p>219951</text:p>
              </table:table-cell>
              <table:table-cell office:value-type="float" office:value="196614.37842052">
                <text:p>196614.37842052</text:p>
              </table:table-cell>
              <table:table-cell office:value-type="float" office:value="180529">
                <text:p>180529</text:p>
              </table:table-cell>
              <table:table-cell office:value-type="float" office:value="155171.676337124">
                <text:p>155171.6763371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0412">
                <text:p>220412</text:p>
              </table:table-cell>
              <table:table-cell office:value-type="float" office:value="197346.612930657">
                <text:p>197346.612930657</text:p>
              </table:table-cell>
              <table:table-cell office:value-type="float" office:value="180864">
                <text:p>180864</text:p>
              </table:table-cell>
              <table:table-cell office:value-type="float" office:value="155962.209372904">
                <text:p>155962.2093729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0783">
                <text:p>220783</text:p>
              </table:table-cell>
              <table:table-cell office:value-type="float" office:value="198067.732532791">
                <text:p>198067.732532791</text:p>
              </table:table-cell>
              <table:table-cell office:value-type="float" office:value="181130">
                <text:p>181130</text:p>
              </table:table-cell>
              <table:table-cell office:value-type="float" office:value="156736.602930661">
                <text:p>156736.602930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1231">
                <text:p>221231</text:p>
              </table:table-cell>
              <table:table-cell office:value-type="float" office:value="198780.448454859">
                <text:p>198780.448454859</text:p>
              </table:table-cell>
              <table:table-cell office:value-type="float" office:value="181454">
                <text:p>181454</text:p>
              </table:table-cell>
              <table:table-cell office:value-type="float" office:value="157497.138225102">
                <text:p>157497.1382251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604">
                <text:p>221604</text:p>
              </table:table-cell>
              <table:table-cell office:value-type="float" office:value="199482.711579325">
                <text:p>199482.711579325</text:p>
              </table:table-cell>
              <table:table-cell office:value-type="float" office:value="181719">
                <text:p>181719</text:p>
              </table:table-cell>
              <table:table-cell office:value-type="float" office:value="158242.426279715">
                <text:p>158242.4262797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990">
                <text:p>221990</text:p>
              </table:table-cell>
              <table:table-cell office:value-type="float" office:value="200175.24353073">
                <text:p>200175.24353073</text:p>
              </table:table-cell>
              <table:table-cell office:value-type="float" office:value="182013">
                <text:p>182013</text:p>
              </table:table-cell>
              <table:table-cell office:value-type="float" office:value="158973.828548031">
                <text:p>158973.8285480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397">
                <text:p>222397</text:p>
              </table:table-cell>
              <table:table-cell office:value-type="float" office:value="200858.989883631">
                <text:p>200858.989883631</text:p>
              </table:table-cell>
              <table:table-cell office:value-type="float" office:value="182275">
                <text:p>182275</text:p>
              </table:table-cell>
              <table:table-cell office:value-type="float" office:value="159690.78766963">
                <text:p>159690.78766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771">
                <text:p>222771</text:p>
              </table:table-cell>
              <table:table-cell office:value-type="float" office:value="201533.205579519">
                <text:p>201533.205579519</text:p>
              </table:table-cell>
              <table:table-cell office:value-type="float" office:value="182554">
                <text:p>182554</text:p>
              </table:table-cell>
              <table:table-cell office:value-type="float" office:value="160394.271125949">
                <text:p>160394.2711259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3161">
                <text:p>223161</text:p>
              </table:table-cell>
              <table:table-cell office:value-type="float" office:value="202198.676177072">
                <text:p>202198.676177072</text:p>
              </table:table-cell>
              <table:table-cell office:value-type="float" office:value="182797">
                <text:p>182797</text:p>
              </table:table-cell>
              <table:table-cell office:value-type="float" office:value="161083.585860535">
                <text:p>161083.5858605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3539">
                <text:p>223539</text:p>
              </table:table-cell>
              <table:table-cell office:value-type="float" office:value="202855.30152547">
                <text:p>202855.30152547</text:p>
              </table:table-cell>
              <table:table-cell office:value-type="float" office:value="183054">
                <text:p>183054</text:p>
              </table:table-cell>
              <table:table-cell office:value-type="float" office:value="161759.598603288">
                <text:p>161759.5986032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3895">
                <text:p>223895</text:p>
              </table:table-cell>
              <table:table-cell office:value-type="float" office:value="203502.676863148">
                <text:p>203502.676863148</text:p>
              </table:table-cell>
              <table:table-cell office:value-type="float" office:value="183297">
                <text:p>183297</text:p>
              </table:table-cell>
              <table:table-cell office:value-type="float" office:value="162422.287877033">
                <text:p>162422.2878770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4291">
                <text:p>224291</text:p>
              </table:table-cell>
              <table:table-cell office:value-type="float" office:value="204142.317575051">
                <text:p>204142.317575051</text:p>
              </table:table-cell>
              <table:table-cell office:value-type="float" office:value="183555">
                <text:p>183555</text:p>
              </table:table-cell>
              <table:table-cell office:value-type="float" office:value="163072.525173124">
                <text:p>163072.525173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4633">
                <text:p>224633</text:p>
              </table:table-cell>
              <table:table-cell office:value-type="float" office:value="204772.800111203">
                <text:p>204772.800111203</text:p>
              </table:table-cell>
              <table:table-cell office:value-type="float" office:value="183776">
                <text:p>183776</text:p>
              </table:table-cell>
              <table:table-cell office:value-type="float" office:value="163709.555167797">
                <text:p>163709.5551677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4975">
                <text:p>224975</text:p>
              </table:table-cell>
              <table:table-cell office:value-type="float" office:value="205394.406261628">
                <text:p>205394.406261628</text:p>
              </table:table-cell>
              <table:table-cell office:value-type="float" office:value="184018">
                <text:p>184018</text:p>
              </table:table-cell>
              <table:table-cell office:value-type="float" office:value="164334.430393404">
                <text:p>164334.4303934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336">
                <text:p>225336</text:p>
              </table:table-cell>
              <table:table-cell office:value-type="float" office:value="206007.99376127">
                <text:p>206007.99376127</text:p>
              </table:table-cell>
              <table:table-cell office:value-type="float" office:value="184228">
                <text:p>184228</text:p>
              </table:table-cell>
              <table:table-cell office:value-type="float" office:value="164946.540227453">
                <text:p>164946.540227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673">
                <text:p>225673</text:p>
              </table:table-cell>
              <table:table-cell office:value-type="float" office:value="206613.070876308">
                <text:p>206613.070876308</text:p>
              </table:table-cell>
              <table:table-cell office:value-type="float" office:value="184436">
                <text:p>184436</text:p>
              </table:table-cell>
              <table:table-cell office:value-type="float" office:value="165546.215912762">
                <text:p>165546.2159127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6008">
                <text:p>226008</text:p>
              </table:table-cell>
              <table:table-cell office:value-type="float" office:value="207209.837926268">
                <text:p>207209.837926268</text:p>
              </table:table-cell>
              <table:table-cell office:value-type="float" office:value="184645">
                <text:p>184645</text:p>
              </table:table-cell>
              <table:table-cell office:value-type="float" office:value="166133.870807754">
                <text:p>166133.8708077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6355">
                <text:p>226355</text:p>
              </table:table-cell>
              <table:table-cell office:value-type="float" office:value="207798.919836229">
                <text:p>207798.919836229</text:p>
              </table:table-cell>
              <table:table-cell office:value-type="float" office:value="184859">
                <text:p>184859</text:p>
              </table:table-cell>
              <table:table-cell office:value-type="float" office:value="166710.028629054">
                <text:p>166710.0286290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6674">
                <text:p>226674</text:p>
              </table:table-cell>
              <table:table-cell office:value-type="float" office:value="208379.691533576">
                <text:p>208379.691533576</text:p>
              </table:table-cell>
              <table:table-cell office:value-type="float" office:value="185069">
                <text:p>185069</text:p>
              </table:table-cell>
              <table:table-cell office:value-type="float" office:value="167274.920055852">
                <text:p>167274.9200558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7010">
                <text:p>227010</text:p>
              </table:table-cell>
              <table:table-cell office:value-type="float" office:value="208952.931794081">
                <text:p>208952.931794081</text:p>
              </table:table-cell>
              <table:table-cell office:value-type="float" office:value="185255">
                <text:p>185255</text:p>
              </table:table-cell>
              <table:table-cell office:value-type="float" office:value="167828.153284903">
                <text:p>167828.1532849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7316">
                <text:p>227316</text:p>
              </table:table-cell>
              <table:table-cell office:value-type="float" office:value="209517.94927734">
                <text:p>209517.94927734</text:p>
              </table:table-cell>
              <table:table-cell office:value-type="float" office:value="185432">
                <text:p>185432</text:p>
              </table:table-cell>
              <table:table-cell office:value-type="float" office:value="168369.810106906">
                <text:p>168369.810106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7629">
                <text:p>227629</text:p>
              </table:table-cell>
              <table:table-cell office:value-type="float" office:value="210075.212376499">
                <text:p>210075.212376499</text:p>
              </table:table-cell>
              <table:table-cell office:value-type="float" office:value="185611">
                <text:p>185611</text:p>
              </table:table-cell>
              <table:table-cell office:value-type="float" office:value="168900.308257463">
                <text:p>168900.3082574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7937">
                <text:p>227937</text:p>
              </table:table-cell>
              <table:table-cell office:value-type="float" office:value="210624.805841837">
                <text:p>210624.805841837</text:p>
              </table:table-cell>
              <table:table-cell office:value-type="float" office:value="185805">
                <text:p>185805</text:p>
              </table:table-cell>
              <table:table-cell office:value-type="float" office:value="169420.452618771">
                <text:p>169420.4526187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8256">
                <text:p>228256</text:p>
              </table:table-cell>
              <table:table-cell office:value-type="float" office:value="211167.304123627">
                <text:p>211167.304123627</text:p>
              </table:table-cell>
              <table:table-cell office:value-type="float" office:value="185972">
                <text:p>185972</text:p>
              </table:table-cell>
              <table:table-cell office:value-type="float" office:value="169929.730999732">
                <text:p>169929.730999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555">
                <text:p>228555</text:p>
              </table:table-cell>
              <table:table-cell office:value-type="float" office:value="211702.310150592">
                <text:p>211702.310150592</text:p>
              </table:table-cell>
              <table:table-cell office:value-type="float" office:value="186131">
                <text:p>186131</text:p>
              </table:table-cell>
              <table:table-cell office:value-type="float" office:value="170428.231584356">
                <text:p>170428.2315843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844">
                <text:p>228844</text:p>
              </table:table-cell>
              <table:table-cell office:value-type="float" office:value="212229.746761343">
                <text:p>212229.746761343</text:p>
              </table:table-cell>
              <table:table-cell office:value-type="float" office:value="186285">
                <text:p>186285</text:p>
              </table:table-cell>
              <table:table-cell office:value-type="float" office:value="170916.132150991">
                <text:p>170916.132150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137">
                <text:p>229137</text:p>
              </table:table-cell>
              <table:table-cell office:value-type="float" office:value="212749.969937917">
                <text:p>212749.969937917</text:p>
              </table:table-cell>
              <table:table-cell office:value-type="float" office:value="186445">
                <text:p>186445</text:p>
              </table:table-cell>
              <table:table-cell office:value-type="float" office:value="171393.943469422">
                <text:p>171393.9434694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443">
                <text:p>229443</text:p>
              </table:table-cell>
              <table:table-cell office:value-type="float" office:value="213263.601632135">
                <text:p>213263.601632135</text:p>
              </table:table-cell>
              <table:table-cell office:value-type="float" office:value="186602">
                <text:p>186602</text:p>
              </table:table-cell>
              <table:table-cell office:value-type="float" office:value="171861.883670363">
                <text:p>171861.883670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698">
                <text:p>229698</text:p>
              </table:table-cell>
              <table:table-cell office:value-type="float" office:value="213769.275428069">
                <text:p>213769.275428069</text:p>
              </table:table-cell>
              <table:table-cell office:value-type="float" office:value="186729">
                <text:p>186729</text:p>
              </table:table-cell>
              <table:table-cell office:value-type="float" office:value="172319.333403583">
                <text:p>172319.3334035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975">
                <text:p>229975</text:p>
              </table:table-cell>
              <table:table-cell office:value-type="float" office:value="214267.913107206">
                <text:p>214267.913107206</text:p>
              </table:table-cell>
              <table:table-cell office:value-type="float" office:value="186865">
                <text:p>186865</text:p>
              </table:table-cell>
              <table:table-cell office:value-type="float" office:value="172766.89237578">
                <text:p>172766.89237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240">
                <text:p>230240</text:p>
              </table:table-cell>
              <table:table-cell office:value-type="float" office:value="214759.361934676">
                <text:p>214759.361934676</text:p>
              </table:table-cell>
              <table:table-cell office:value-type="float" office:value="186990">
                <text:p>186990</text:p>
              </table:table-cell>
              <table:table-cell office:value-type="float" office:value="173204.526456525">
                <text:p>173204.526456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0509">
                <text:p>230509</text:p>
              </table:table-cell>
              <table:table-cell office:value-type="float" office:value="215243.96618284">
                <text:p>215243.96618284</text:p>
              </table:table-cell>
              <table:table-cell office:value-type="float" office:value="187123">
                <text:p>187123</text:p>
              </table:table-cell>
              <table:table-cell office:value-type="float" office:value="173632.78718094">
                <text:p>173632.787180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0770">
                <text:p>230770</text:p>
              </table:table-cell>
              <table:table-cell office:value-type="float" office:value="215721.690300291">
                <text:p>215721.690300291</text:p>
              </table:table-cell>
              <table:table-cell office:value-type="float" office:value="187241">
                <text:p>187241</text:p>
              </table:table-cell>
              <table:table-cell office:value-type="float" office:value="174051.501421526">
                <text:p>174051.5014215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1025">
                <text:p>231025</text:p>
              </table:table-cell>
              <table:table-cell office:value-type="float" office:value="216192.561367975">
                <text:p>216192.561367975</text:p>
              </table:table-cell>
              <table:table-cell office:value-type="float" office:value="187354">
                <text:p>187354</text:p>
              </table:table-cell>
              <table:table-cell office:value-type="float" office:value="174460.809070095">
                <text:p>174460.8090700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1279">
                <text:p>231279</text:p>
              </table:table-cell>
              <table:table-cell office:value-type="float" office:value="216656.759479729">
                <text:p>216656.759479729</text:p>
              </table:table-cell>
              <table:table-cell office:value-type="float" office:value="187467">
                <text:p>187467</text:p>
              </table:table-cell>
              <table:table-cell office:value-type="float" office:value="174860.999560246">
                <text:p>174860.9995602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1526">
                <text:p>231526</text:p>
              </table:table-cell>
              <table:table-cell office:value-type="float" office:value="217114.274572661">
                <text:p>217114.274572661</text:p>
              </table:table-cell>
              <table:table-cell office:value-type="float" office:value="187573">
                <text:p>187573</text:p>
              </table:table-cell>
              <table:table-cell office:value-type="float" office:value="175252.138035315">
                <text:p>175252.1380353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1792">
                <text:p>231792</text:p>
              </table:table-cell>
              <table:table-cell office:value-type="float" office:value="217565.896893502">
                <text:p>217565.896893502</text:p>
              </table:table-cell>
              <table:table-cell office:value-type="float" office:value="187680">
                <text:p>187680</text:p>
              </table:table-cell>
              <table:table-cell office:value-type="float" office:value="175634.533788075">
                <text:p>175634.5337880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2012">
                <text:p>232012</text:p>
              </table:table-cell>
              <table:table-cell office:value-type="float" office:value="218010.392373702">
                <text:p>218010.392373702</text:p>
              </table:table-cell>
              <table:table-cell office:value-type="float" office:value="187765">
                <text:p>187765</text:p>
              </table:table-cell>
              <table:table-cell office:value-type="float" office:value="176007.778902288">
                <text:p>176007.7789022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2241">
                <text:p>232241</text:p>
              </table:table-cell>
              <table:table-cell office:value-type="float" office:value="218448.257223742">
                <text:p>218448.257223742</text:p>
              </table:table-cell>
              <table:table-cell office:value-type="float" office:value="187847">
                <text:p>187847</text:p>
              </table:table-cell>
              <table:table-cell office:value-type="float" office:value="176372.062628371">
                <text:p>176372.0626283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473">
                <text:p>232473</text:p>
              </table:table-cell>
              <table:table-cell office:value-type="float" office:value="218879.787770703">
                <text:p>218879.787770703</text:p>
              </table:table-cell>
              <table:table-cell office:value-type="float" office:value="187937">
                <text:p>187937</text:p>
              </table:table-cell>
              <table:table-cell office:value-type="float" office:value="176727.906855191">
                <text:p>176727.9068551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2700">
                <text:p>232700</text:p>
              </table:table-cell>
              <table:table-cell office:value-type="float" office:value="219305.025070066">
                <text:p>219305.025070066</text:p>
              </table:table-cell>
              <table:table-cell office:value-type="float" office:value="188013">
                <text:p>188013</text:p>
              </table:table-cell>
              <table:table-cell office:value-type="float" office:value="177075.140490415">
                <text:p>177075.1404904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2905">
                <text:p>232905</text:p>
              </table:table-cell>
              <table:table-cell office:value-type="float" office:value="219723.485837141">
                <text:p>219723.485837141</text:p>
              </table:table-cell>
              <table:table-cell office:value-type="float" office:value="188083">
                <text:p>188083</text:p>
              </table:table-cell>
              <table:table-cell office:value-type="float" office:value="177413.843859941">
                <text:p>177413.8438599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3117">
                <text:p>233117</text:p>
              </table:table-cell>
              <table:table-cell office:value-type="float" office:value="220135.593965229">
                <text:p>220135.593965229</text:p>
              </table:table-cell>
              <table:table-cell office:value-type="float" office:value="188150">
                <text:p>188150</text:p>
              </table:table-cell>
              <table:table-cell office:value-type="float" office:value="177744.187125789">
                <text:p>177744.1871257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3330">
                <text:p>233330</text:p>
              </table:table-cell>
              <table:table-cell office:value-type="float" office:value="220541.575689376">
                <text:p>220541.575689376</text:p>
              </table:table-cell>
              <table:table-cell office:value-type="float" office:value="188215">
                <text:p>188215</text:p>
              </table:table-cell>
              <table:table-cell office:value-type="float" office:value="178066.365983457">
                <text:p>178066.3659834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3550">
                <text:p>233550</text:p>
              </table:table-cell>
              <table:table-cell office:value-type="float" office:value="220941.834898934">
                <text:p>220941.834898934</text:p>
              </table:table-cell>
              <table:table-cell office:value-type="float" office:value="188277">
                <text:p>188277</text:p>
              </table:table-cell>
              <table:table-cell office:value-type="float" office:value="178380.539337812">
                <text:p>178380.539337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3737">
                <text:p>233737</text:p>
              </table:table-cell>
              <table:table-cell office:value-type="float" office:value="221335.532286659">
                <text:p>221335.532286659</text:p>
              </table:table-cell>
              <table:table-cell office:value-type="float" office:value="188329">
                <text:p>188329</text:p>
              </table:table-cell>
              <table:table-cell office:value-type="float" office:value="178686.645819726">
                <text:p>178686.6458197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3937">
                <text:p>233937</text:p>
              </table:table-cell>
              <table:table-cell office:value-type="float" office:value="221723.269754762">
                <text:p>221723.269754762</text:p>
              </table:table-cell>
              <table:table-cell office:value-type="float" office:value="188376">
                <text:p>188376</text:p>
              </table:table-cell>
              <table:table-cell office:value-type="float" office:value="178984.779794503">
                <text:p>178984.7797945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4143">
                <text:p>234143</text:p>
              </table:table-cell>
              <table:table-cell office:value-type="float" office:value="222105.415300769">
                <text:p>222105.415300769</text:p>
              </table:table-cell>
              <table:table-cell office:value-type="float" office:value="188421">
                <text:p>188421</text:p>
              </table:table-cell>
              <table:table-cell office:value-type="float" office:value="179275.125031596">
                <text:p>179275.1250315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4316">
                <text:p>234316</text:p>
              </table:table-cell>
              <table:table-cell office:value-type="float" office:value="222481.125599207">
                <text:p>222481.125599207</text:p>
              </table:table-cell>
              <table:table-cell office:value-type="float" office:value="188458">
                <text:p>188458</text:p>
              </table:table-cell>
              <table:table-cell office:value-type="float" office:value="179557.675030623">
                <text:p>179557.6750306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4504">
                <text:p>234504</text:p>
              </table:table-cell>
              <table:table-cell office:value-type="float" office:value="222851.060196154">
                <text:p>222851.060196154</text:p>
              </table:table-cell>
              <table:table-cell office:value-type="float" office:value="188492">
                <text:p>188492</text:p>
              </table:table-cell>
              <table:table-cell office:value-type="float" office:value="179832.577337374">
                <text:p>179832.5773373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4701">
                <text:p>234701</text:p>
              </table:table-cell>
              <table:table-cell office:value-type="float" office:value="223215.67372858">
                <text:p>223215.67372858</text:p>
              </table:table-cell>
              <table:table-cell office:value-type="float" office:value="188526">
                <text:p>188526</text:p>
              </table:table-cell>
              <table:table-cell office:value-type="float" office:value="180100.067265454">
                <text:p>180100.067265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4858">
                <text:p>234858</text:p>
              </table:table-cell>
              <table:table-cell office:value-type="float" office:value="223573.899152316">
                <text:p>223573.899152316</text:p>
              </table:table-cell>
              <table:table-cell office:value-type="float" office:value="188544">
                <text:p>188544</text:p>
              </table:table-cell>
              <table:table-cell office:value-type="float" office:value="180359.880580363">
                <text:p>180359.880580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5029">
                <text:p>235029</text:p>
              </table:table-cell>
              <table:table-cell office:value-type="float" office:value="223926.363793784">
                <text:p>223926.363793784</text:p>
              </table:table-cell>
              <table:table-cell office:value-type="float" office:value="188559">
                <text:p>188559</text:p>
              </table:table-cell>
              <table:table-cell office:value-type="float" office:value="180612.161177891">
                <text:p>180612.1611778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5215">
                <text:p>235215</text:p>
              </table:table-cell>
              <table:table-cell office:value-type="float" office:value="224273.706446283">
                <text:p>224273.706446283</text:p>
              </table:table-cell>
              <table:table-cell office:value-type="float" office:value="188577">
                <text:p>188577</text:p>
              </table:table-cell>
              <table:table-cell office:value-type="float" office:value="180857.233141648">
                <text:p>180857.2331416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5359">
                <text:p>235359</text:p>
              </table:table-cell>
              <table:table-cell office:value-type="float" office:value="224614.792401782">
                <text:p>224614.792401782</text:p>
              </table:table-cell>
              <table:table-cell office:value-type="float" office:value="188586">
                <text:p>188586</text:p>
              </table:table-cell>
              <table:table-cell office:value-type="float" office:value="181095.041352674">
                <text:p>181095.041352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5517">
                <text:p>235517</text:p>
              </table:table-cell>
              <table:table-cell office:value-type="float" office:value="224950.244943265">
                <text:p>224950.244943265</text:p>
              </table:table-cell>
              <table:table-cell office:value-type="float" office:value="188586">
                <text:p>188586</text:p>
              </table:table-cell>
              <table:table-cell office:value-type="float" office:value="181325.532387976">
                <text:p>181325.5323879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5674">
                <text:p>235674</text:p>
              </table:table-cell>
              <table:table-cell office:value-type="float" office:value="225280.206637319">
                <text:p>225280.206637319</text:p>
              </table:table-cell>
              <table:table-cell office:value-type="float" office:value="188589">
                <text:p>188589</text:p>
              </table:table-cell>
              <table:table-cell office:value-type="float" office:value="181549.023699116">
                <text:p>181549.0236991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5836">
                <text:p>235836</text:p>
              </table:table-cell>
              <table:table-cell office:value-type="float" office:value="225605.000279247">
                <text:p>225605.000279247</text:p>
              </table:table-cell>
              <table:table-cell office:value-type="float" office:value="188582">
                <text:p>188582</text:p>
              </table:table-cell>
              <table:table-cell office:value-type="float" office:value="181765.422969912">
                <text:p>181765.4229699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5970">
                <text:p>235970</text:p>
              </table:table-cell>
              <table:table-cell office:value-type="float" office:value="225923.923347578">
                <text:p>225923.923347578</text:p>
              </table:table-cell>
              <table:table-cell office:value-type="float" office:value="188571">
                <text:p>188571</text:p>
              </table:table-cell>
              <table:table-cell office:value-type="float" office:value="181974.825340069">
                <text:p>181974.8253400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6122">
                <text:p>236122</text:p>
              </table:table-cell>
              <table:table-cell office:value-type="float" office:value="226237.710321499">
                <text:p>226237.710321499</text:p>
              </table:table-cell>
              <table:table-cell office:value-type="float" office:value="188556">
                <text:p>188556</text:p>
              </table:table-cell>
              <table:table-cell office:value-type="float" office:value="182177.323021913">
                <text:p>182177.3230219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6253">
                <text:p>236253</text:p>
              </table:table-cell>
              <table:table-cell office:value-type="float" office:value="226545.873080837">
                <text:p>226545.873080837</text:p>
              </table:table-cell>
              <table:table-cell office:value-type="float" office:value="188547">
                <text:p>188547</text:p>
              </table:table-cell>
              <table:table-cell office:value-type="float" office:value="182373.313082777">
                <text:p>182373.3130827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6385">
                <text:p>236385</text:p>
              </table:table-cell>
              <table:table-cell office:value-type="float" office:value="226848.615447581">
                <text:p>226848.615447581</text:p>
              </table:table-cell>
              <table:table-cell office:value-type="float" office:value="188519">
                <text:p>188519</text:p>
              </table:table-cell>
              <table:table-cell office:value-type="float" office:value="182562.411141768">
                <text:p>182562.4111417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6510">
                <text:p>236510</text:p>
              </table:table-cell>
              <table:table-cell office:value-type="float" office:value="227145.888818424">
                <text:p>227145.888818424</text:p>
              </table:table-cell>
              <table:table-cell office:value-type="float" office:value="188487">
                <text:p>188487</text:p>
              </table:table-cell>
              <table:table-cell office:value-type="float" office:value="182744.70618356">
                <text:p>182744.706183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6638">
                <text:p>236638</text:p>
              </table:table-cell>
              <table:table-cell office:value-type="float" office:value="227437.953777858">
                <text:p>227437.953777858</text:p>
              </table:table-cell>
              <table:table-cell office:value-type="float" office:value="188457">
                <text:p>188457</text:p>
              </table:table-cell>
              <table:table-cell office:value-type="float" office:value="182920.46907022">
                <text:p>182920.469070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6766">
                <text:p>236766</text:p>
              </table:table-cell>
              <table:table-cell office:value-type="float" office:value="227724.970584693">
                <text:p>227724.970584693</text:p>
              </table:table-cell>
              <table:table-cell office:value-type="float" office:value="188414">
                <text:p>188414</text:p>
              </table:table-cell>
              <table:table-cell office:value-type="float" office:value="183089.500791136">
                <text:p>183089.5007911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6872">
                <text:p>236872</text:p>
              </table:table-cell>
              <table:table-cell office:value-type="float" office:value="228006.417643625">
                <text:p>228006.417643625</text:p>
              </table:table-cell>
              <table:table-cell office:value-type="float" office:value="188374">
                <text:p>188374</text:p>
              </table:table-cell>
              <table:table-cell office:value-type="float" office:value="183252.100766793">
                <text:p>183252.1007667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6986">
                <text:p>236986</text:p>
              </table:table-cell>
              <table:table-cell office:value-type="float" office:value="228282.71248536">
                <text:p>228282.71248536</text:p>
              </table:table-cell>
              <table:table-cell office:value-type="float" office:value="188332">
                <text:p>188332</text:p>
              </table:table-cell>
              <table:table-cell office:value-type="float" office:value="183408.405358584">
                <text:p>183408.4053585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7102">
                <text:p>237102</text:p>
              </table:table-cell>
              <table:table-cell office:value-type="float" office:value="228554.075178118">
                <text:p>228554.075178118</text:p>
              </table:table-cell>
              <table:table-cell office:value-type="float" office:value="188276">
                <text:p>188276</text:p>
              </table:table-cell>
              <table:table-cell office:value-type="float" office:value="183558.177501397">
                <text:p>183558.1775013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7200">
                <text:p>237200</text:p>
              </table:table-cell>
              <table:table-cell office:value-type="float" office:value="228820.103634176">
                <text:p>228820.103634176</text:p>
              </table:table-cell>
              <table:table-cell office:value-type="float" office:value="188224">
                <text:p>188224</text:p>
              </table:table-cell>
              <table:table-cell office:value-type="float" office:value="183701.741270585">
                <text:p>183701.7412705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7294">
                <text:p>237294</text:p>
              </table:table-cell>
              <table:table-cell office:value-type="float" office:value="229080.83890697">
                <text:p>229080.83890697</text:p>
              </table:table-cell>
              <table:table-cell office:value-type="float" office:value="188159">
                <text:p>188159</text:p>
              </table:table-cell>
              <table:table-cell office:value-type="float" office:value="183838.887693029">
                <text:p>183838.8876930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7394">
                <text:p>237394</text:p>
              </table:table-cell>
              <table:table-cell office:value-type="float" office:value="229336.628479064">
                <text:p>229336.628479064</text:p>
              </table:table-cell>
              <table:table-cell office:value-type="float" office:value="188098">
                <text:p>188098</text:p>
              </table:table-cell>
              <table:table-cell office:value-type="float" office:value="183969.937302474">
                <text:p>183969.937302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7487">
                <text:p>237487</text:p>
              </table:table-cell>
              <table:table-cell office:value-type="float" office:value="229587.409141246">
                <text:p>229587.409141246</text:p>
              </table:table-cell>
              <table:table-cell office:value-type="float" office:value="188036">
                <text:p>188036</text:p>
              </table:table-cell>
              <table:table-cell office:value-type="float" office:value="184095.046923936">
                <text:p>184095.046923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7570">
                <text:p>237570</text:p>
              </table:table-cell>
              <table:table-cell office:value-type="float" office:value="229833.027321516">
                <text:p>229833.027321516</text:p>
              </table:table-cell>
              <table:table-cell office:value-type="float" office:value="187958">
                <text:p>187958</text:p>
              </table:table-cell>
              <table:table-cell office:value-type="float" office:value="184213.907018584">
                <text:p>184213.9070185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7652">
                <text:p>237652</text:p>
              </table:table-cell>
              <table:table-cell office:value-type="float" office:value="230073.611096238">
                <text:p>230073.611096238</text:p>
              </table:table-cell>
              <table:table-cell office:value-type="float" office:value="187877">
                <text:p>187877</text:p>
              </table:table-cell>
              <table:table-cell office:value-type="float" office:value="184326.617571859">
                <text:p>184326.6175718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7733">
                <text:p>237733</text:p>
              </table:table-cell>
              <table:table-cell office:value-type="float" office:value="230309.284600969">
                <text:p>230309.284600969</text:p>
              </table:table-cell>
              <table:table-cell office:value-type="float" office:value="187795">
                <text:p>187795</text:p>
              </table:table-cell>
              <table:table-cell office:value-type="float" office:value="184433.337031186">
                <text:p>184433.3370311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7809">
                <text:p>237809</text:p>
              </table:table-cell>
              <table:table-cell office:value-type="float" office:value="230540.045074786">
                <text:p>230540.045074786</text:p>
              </table:table-cell>
              <table:table-cell office:value-type="float" office:value="187714">
                <text:p>187714</text:p>
              </table:table-cell>
              <table:table-cell office:value-type="float" office:value="184534.28050715">
                <text:p>184534.28050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7881">
                <text:p>237881</text:p>
              </table:table-cell>
              <table:table-cell office:value-type="float" office:value="230765.920610946">
                <text:p>230765.920610946</text:p>
              </table:table-cell>
              <table:table-cell office:value-type="float" office:value="187619">
                <text:p>187619</text:p>
              </table:table-cell>
              <table:table-cell office:value-type="float" office:value="184629.194953083">
                <text:p>184629.194953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7944">
                <text:p>237944</text:p>
              </table:table-cell>
              <table:table-cell office:value-type="float" office:value="230986.784592148">
                <text:p>230986.784592148</text:p>
              </table:table-cell>
              <table:table-cell office:value-type="float" office:value="187522">
                <text:p>187522</text:p>
              </table:table-cell>
              <table:table-cell office:value-type="float" office:value="184718.204339142">
                <text:p>184718.2043391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013">
                <text:p>238013</text:p>
              </table:table-cell>
              <table:table-cell office:value-type="float" office:value="231202.975835466">
                <text:p>231202.975835466</text:p>
              </table:table-cell>
              <table:table-cell office:value-type="float" office:value="187417">
                <text:p>187417</text:p>
              </table:table-cell>
              <table:table-cell office:value-type="float" office:value="184801.24420563">
                <text:p>184801.24420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8069">
                <text:p>238069</text:p>
              </table:table-cell>
              <table:table-cell office:value-type="float" office:value="231414.238117452">
                <text:p>231414.238117452</text:p>
              </table:table-cell>
              <table:table-cell office:value-type="float" office:value="187322">
                <text:p>187322</text:p>
              </table:table-cell>
              <table:table-cell office:value-type="float" office:value="184878.80592238">
                <text:p>184878.80592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121">
                <text:p>238121</text:p>
              </table:table-cell>
              <table:table-cell office:value-type="float" office:value="231620.60002153">
                <text:p>231620.60002153</text:p>
              </table:table-cell>
              <table:table-cell office:value-type="float" office:value="187213">
                <text:p>187213</text:p>
              </table:table-cell>
              <table:table-cell office:value-type="float" office:value="184950.627278615">
                <text:p>184950.6272786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8170">
                <text:p>238170</text:p>
              </table:table-cell>
              <table:table-cell office:value-type="float" office:value="231822.120020868">
                <text:p>231822.120020868</text:p>
              </table:table-cell>
              <table:table-cell office:value-type="float" office:value="187097">
                <text:p>187097</text:p>
              </table:table-cell>
              <table:table-cell office:value-type="float" office:value="185016.669516196">
                <text:p>185016.669516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8219">
                <text:p>238219</text:p>
              </table:table-cell>
              <table:table-cell office:value-type="float" office:value="232018.947097149">
                <text:p>232018.947097149</text:p>
              </table:table-cell>
              <table:table-cell office:value-type="float" office:value="186982">
                <text:p>186982</text:p>
              </table:table-cell>
              <table:table-cell office:value-type="float" office:value="185077.14122339">
                <text:p>185077.141223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8262">
                <text:p>238262</text:p>
              </table:table-cell>
              <table:table-cell office:value-type="float" office:value="232211.041032621">
                <text:p>232211.041032621</text:p>
              </table:table-cell>
              <table:table-cell office:value-type="float" office:value="186861">
                <text:p>186861</text:p>
              </table:table-cell>
              <table:table-cell office:value-type="float" office:value="185132.029185747">
                <text:p>185132.0291857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297">
                <text:p>238297</text:p>
              </table:table-cell>
              <table:table-cell office:value-type="float" office:value="232398.301308541">
                <text:p>232398.301308541</text:p>
              </table:table-cell>
              <table:table-cell office:value-type="float" office:value="186736">
                <text:p>186736</text:p>
              </table:table-cell>
              <table:table-cell office:value-type="float" office:value="185181.382133878">
                <text:p>185181.3821338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8335">
                <text:p>238335</text:p>
              </table:table-cell>
              <table:table-cell office:value-type="float" office:value="232580.968960586">
                <text:p>232580.968960586</text:p>
              </table:table-cell>
              <table:table-cell office:value-type="float" office:value="186607">
                <text:p>186607</text:p>
              </table:table-cell>
              <table:table-cell office:value-type="float" office:value="185225.247298989">
                <text:p>185225.2472989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8363">
                <text:p>238363</text:p>
              </table:table-cell>
              <table:table-cell office:value-type="float" office:value="232758.877607952">
                <text:p>232758.877607952</text:p>
              </table:table-cell>
              <table:table-cell office:value-type="float" office:value="186469">
                <text:p>186469</text:p>
              </table:table-cell>
              <table:table-cell office:value-type="float" office:value="185263.516612867">
                <text:p>185263.5166128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8391">
                <text:p>238391</text:p>
              </table:table-cell>
              <table:table-cell office:value-type="float" office:value="232932.173681554">
                <text:p>232932.173681554</text:p>
              </table:table-cell>
              <table:table-cell office:value-type="float" office:value="186331">
                <text:p>186331</text:p>
              </table:table-cell>
              <table:table-cell office:value-type="float" office:value="185296.362255548">
                <text:p>185296.3622555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8415">
                <text:p>238415</text:p>
              </table:table-cell>
              <table:table-cell office:value-type="float" office:value="233100.876029814">
                <text:p>233100.876029814</text:p>
              </table:table-cell>
              <table:table-cell office:value-type="float" office:value="186178">
                <text:p>186178</text:p>
              </table:table-cell>
              <table:table-cell office:value-type="float" office:value="185323.489570761">
                <text:p>185323.4895707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8430">
                <text:p>238430</text:p>
              </table:table-cell>
              <table:table-cell office:value-type="float" office:value="233264.84907505">
                <text:p>233264.84907505</text:p>
              </table:table-cell>
              <table:table-cell office:value-type="float" office:value="186041">
                <text:p>186041</text:p>
              </table:table-cell>
              <table:table-cell office:value-type="float" office:value="185345.566814738">
                <text:p>185345.5668147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8447">
                <text:p>238447</text:p>
              </table:table-cell>
              <table:table-cell office:value-type="float" office:value="233424.299872741">
                <text:p>233424.299872741</text:p>
              </table:table-cell>
              <table:table-cell office:value-type="float" office:value="185893">
                <text:p>185893</text:p>
              </table:table-cell>
              <table:table-cell office:value-type="float" office:value="185362.410912746">
                <text:p>185362.410912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8453">
                <text:p>238453</text:p>
              </table:table-cell>
              <table:table-cell office:value-type="float" office:value="233579.029107426">
                <text:p>233579.029107426</text:p>
              </table:table-cell>
              <table:table-cell office:value-type="float" office:value="185733">
                <text:p>185733</text:p>
              </table:table-cell>
              <table:table-cell office:value-type="float" office:value="185373.813653892">
                <text:p>185373.8136538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8461">
                <text:p>238461</text:p>
              </table:table-cell>
              <table:table-cell office:value-type="float" office:value="233729.243596428">
                <text:p>233729.243596428</text:p>
              </table:table-cell>
              <table:table-cell office:value-type="float" office:value="185575">
                <text:p>185575</text:p>
              </table:table-cell>
              <table:table-cell office:value-type="float" office:value="185380.004003003">
                <text:p>185380.004003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8464">
                <text:p>238464</text:p>
              </table:table-cell>
              <table:table-cell office:value-type="float" office:value="233874.928408846">
                <text:p>233874.928408846</text:p>
              </table:table-cell>
              <table:table-cell office:value-type="float" office:value="185398">
                <text:p>185398</text:p>
              </table:table-cell>
              <table:table-cell office:value-type="float" office:value="185380.557725988">
                <text:p>185380.5577259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8460">
                <text:p>238460</text:p>
              </table:table-cell>
              <table:table-cell office:value-type="float" office:value="234016.007534727">
                <text:p>234016.007534727</text:p>
              </table:table-cell>
              <table:table-cell office:value-type="float" office:value="185243">
                <text:p>185243</text:p>
              </table:table-cell>
              <table:table-cell office:value-type="float" office:value="185376.325180573">
                <text:p>185376.3251805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8452">
                <text:p>238452</text:p>
              </table:table-cell>
              <table:table-cell office:value-type="float" office:value="234152.499610582">
                <text:p>234152.499610582</text:p>
              </table:table-cell>
              <table:table-cell office:value-type="float" office:value="185073">
                <text:p>185073</text:p>
              </table:table-cell>
              <table:table-cell office:value-type="float" office:value="185366.992098094">
                <text:p>185366.9920980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8444">
                <text:p>238444</text:p>
              </table:table-cell>
              <table:table-cell office:value-type="float" office:value="234284.54577641">
                <text:p>234284.54577641</text:p>
              </table:table-cell>
              <table:table-cell office:value-type="float" office:value="184897">
                <text:p>184897</text:p>
              </table:table-cell>
              <table:table-cell office:value-type="float" office:value="185352.530802768">
                <text:p>185352.5308027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8428">
                <text:p>238428</text:p>
              </table:table-cell>
              <table:table-cell office:value-type="float" office:value="234412.036675597">
                <text:p>234412.036675597</text:p>
              </table:table-cell>
              <table:table-cell office:value-type="float" office:value="184699">
                <text:p>184699</text:p>
              </table:table-cell>
              <table:table-cell office:value-type="float" office:value="185332.422162683">
                <text:p>185332.4221626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8414">
                <text:p>238414</text:p>
              </table:table-cell>
              <table:table-cell office:value-type="float" office:value="234535.174008656">
                <text:p>234535.174008656</text:p>
              </table:table-cell>
              <table:table-cell office:value-type="float" office:value="184533">
                <text:p>184533</text:p>
              </table:table-cell>
              <table:table-cell office:value-type="float" office:value="185307.824557677">
                <text:p>185307.8245576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8389">
                <text:p>238389</text:p>
              </table:table-cell>
              <table:table-cell office:value-type="float" office:value="234653.753269928">
                <text:p>234653.753269928</text:p>
              </table:table-cell>
              <table:table-cell office:value-type="float" office:value="184340">
                <text:p>184340</text:p>
              </table:table-cell>
              <table:table-cell office:value-type="float" office:value="185278.045340518">
                <text:p>185278.0453405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8366">
                <text:p>238366</text:p>
              </table:table-cell>
              <table:table-cell office:value-type="float" office:value="234767.976246238">
                <text:p>234767.976246238</text:p>
              </table:table-cell>
              <table:table-cell office:value-type="float" office:value="184151">
                <text:p>184151</text:p>
              </table:table-cell>
              <table:table-cell office:value-type="float" office:value="185243.367022348">
                <text:p>185243.3670223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8333">
                <text:p>238333</text:p>
              </table:table-cell>
              <table:table-cell office:value-type="float" office:value="234877.669284815">
                <text:p>234877.669284815</text:p>
              </table:table-cell>
              <table:table-cell office:value-type="float" office:value="183954">
                <text:p>183954</text:p>
              </table:table-cell>
              <table:table-cell office:value-type="float" office:value="185203.694190891">
                <text:p>185203.6941908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8295">
                <text:p>238295</text:p>
              </table:table-cell>
              <table:table-cell office:value-type="float" office:value="234982.817922206">
                <text:p>234982.817922206</text:p>
              </table:table-cell>
              <table:table-cell office:value-type="float" office:value="183730">
                <text:p>183730</text:p>
              </table:table-cell>
              <table:table-cell office:value-type="float" office:value="185158.349754248">
                <text:p>185158.349754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8263">
                <text:p>238263</text:p>
              </table:table-cell>
              <table:table-cell office:value-type="float" office:value="235083.746601522">
                <text:p>235083.746601522</text:p>
              </table:table-cell>
              <table:table-cell office:value-type="float" office:value="183549">
                <text:p>183549</text:p>
              </table:table-cell>
              <table:table-cell office:value-type="float" office:value="185108.831300271">
                <text:p>185108.8313002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8222">
                <text:p>238222</text:p>
              </table:table-cell>
              <table:table-cell office:value-type="float" office:value="235180.308244552">
                <text:p>235180.308244552</text:p>
              </table:table-cell>
              <table:table-cell office:value-type="float" office:value="183340">
                <text:p>183340</text:p>
              </table:table-cell>
              <table:table-cell office:value-type="float" office:value="185054.405721802">
                <text:p>185054.4057218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8174">
                <text:p>238174</text:p>
              </table:table-cell>
              <table:table-cell office:value-type="float" office:value="235272.421837028">
                <text:p>235272.421837028</text:p>
              </table:table-cell>
              <table:table-cell office:value-type="float" office:value="183124">
                <text:p>183124</text:p>
              </table:table-cell>
              <table:table-cell office:value-type="float" office:value="184995.008622669">
                <text:p>184995.0086226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8125">
                <text:p>238125</text:p>
              </table:table-cell>
              <table:table-cell office:value-type="float" office:value="235360.193472812">
                <text:p>235360.193472812</text:p>
              </table:table-cell>
              <table:table-cell office:value-type="float" office:value="182907">
                <text:p>182907</text:p>
              </table:table-cell>
              <table:table-cell office:value-type="float" office:value="184930.76220351">
                <text:p>184930.76220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8066">
                <text:p>238066</text:p>
              </table:table-cell>
              <table:table-cell office:value-type="float" office:value="235443.449058263">
                <text:p>235443.449058263</text:p>
              </table:table-cell>
              <table:table-cell office:value-type="float" office:value="182661">
                <text:p>182661</text:p>
              </table:table-cell>
              <table:table-cell office:value-type="float" office:value="184860.923366479">
                <text:p>184860.9233664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8010">
                <text:p>238010</text:p>
              </table:table-cell>
              <table:table-cell office:value-type="float" office:value="235522.419856471">
                <text:p>235522.419856471</text:p>
              </table:table-cell>
              <table:table-cell office:value-type="float" office:value="182455">
                <text:p>182455</text:p>
              </table:table-cell>
              <table:table-cell office:value-type="float" office:value="184786.894955203">
                <text:p>184786.8949552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7944">
                <text:p>237944</text:p>
              </table:table-cell>
              <table:table-cell office:value-type="float" office:value="235596.930014733">
                <text:p>235596.930014733</text:p>
              </table:table-cell>
              <table:table-cell office:value-type="float" office:value="182208">
                <text:p>182208</text:p>
              </table:table-cell>
              <table:table-cell office:value-type="float" office:value="184707.544341196">
                <text:p>184707.5443411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7886">
                <text:p>237886</text:p>
              </table:table-cell>
              <table:table-cell office:value-type="float" office:value="235667.362937357">
                <text:p>235667.362937357</text:p>
              </table:table-cell>
              <table:table-cell office:value-type="float" office:value="181997">
                <text:p>181997</text:p>
              </table:table-cell>
              <table:table-cell office:value-type="float" office:value="184624.142976852">
                <text:p>184624.1429768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7813">
                <text:p>237813</text:p>
              </table:table-cell>
              <table:table-cell office:value-type="float" office:value="235733.382539284">
                <text:p>235733.382539284</text:p>
              </table:table-cell>
              <table:table-cell office:value-type="float" office:value="181755">
                <text:p>181755</text:p>
              </table:table-cell>
              <table:table-cell office:value-type="float" office:value="184535.861654487">
                <text:p>184535.8616544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7736">
                <text:p>237736</text:p>
              </table:table-cell>
              <table:table-cell office:value-type="float" office:value="235795.001538075">
                <text:p>235795.001538075</text:p>
              </table:table-cell>
              <table:table-cell office:value-type="float" office:value="181492">
                <text:p>181492</text:p>
              </table:table-cell>
              <table:table-cell office:value-type="float" office:value="184442.204372811">
                <text:p>184442.2043728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7661">
                <text:p>237661</text:p>
              </table:table-cell>
              <table:table-cell office:value-type="float" office:value="235852.416875365">
                <text:p>235852.416875365</text:p>
              </table:table-cell>
              <table:table-cell office:value-type="float" office:value="181262">
                <text:p>181262</text:p>
              </table:table-cell>
              <table:table-cell office:value-type="float" office:value="184344.35193057">
                <text:p>184344.351930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7575">
                <text:p>237575</text:p>
              </table:table-cell>
              <table:table-cell office:value-type="float" office:value="235905.419433047">
                <text:p>235905.419433047</text:p>
              </table:table-cell>
              <table:table-cell office:value-type="float" office:value="180999">
                <text:p>180999</text:p>
              </table:table-cell>
              <table:table-cell office:value-type="float" office:value="184241.418025014">
                <text:p>184241.4180250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7493">
                <text:p>237493</text:p>
              </table:table-cell>
              <table:table-cell office:value-type="float" office:value="235954.268065876">
                <text:p>235954.268065876</text:p>
              </table:table-cell>
              <table:table-cell office:value-type="float" office:value="180758">
                <text:p>180758</text:p>
              </table:table-cell>
              <table:table-cell office:value-type="float" office:value="184134.235931937">
                <text:p>184134.2359319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7396">
                <text:p>237396</text:p>
              </table:table-cell>
              <table:table-cell office:value-type="float" office:value="235998.629048464">
                <text:p>235998.629048464</text:p>
              </table:table-cell>
              <table:table-cell office:value-type="float" office:value="180485">
                <text:p>180485</text:p>
              </table:table-cell>
              <table:table-cell office:value-type="float" office:value="184021.951749416">
                <text:p>184021.951749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7311">
                <text:p>237311</text:p>
              </table:table-cell>
              <table:table-cell office:value-type="float" office:value="236039.009693127">
                <text:p>236039.009693127</text:p>
              </table:table-cell>
              <table:table-cell office:value-type="float" office:value="180242">
                <text:p>180242</text:p>
              </table:table-cell>
              <table:table-cell office:value-type="float" office:value="183905.645541742">
                <text:p>183905.6455417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202">
                <text:p>237202</text:p>
              </table:table-cell>
              <table:table-cell office:value-type="float" office:value="236074.794010262">
                <text:p>236074.794010262</text:p>
              </table:table-cell>
              <table:table-cell office:value-type="float" office:value="179950">
                <text:p>179950</text:p>
              </table:table-cell>
              <table:table-cell office:value-type="float" office:value="183783.933371226">
                <text:p>183783.9333712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7111">
                <text:p>237111</text:p>
              </table:table-cell>
              <table:table-cell office:value-type="float" office:value="236106.677271484">
                <text:p>236106.677271484</text:p>
              </table:table-cell>
              <table:table-cell office:value-type="float" office:value="179710">
                <text:p>179710</text:p>
              </table:table-cell>
              <table:table-cell office:value-type="float" office:value="183658.581575189">
                <text:p>183658.5815751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7007">
                <text:p>237007</text:p>
              </table:table-cell>
              <table:table-cell office:value-type="float" office:value="236134.379509285">
                <text:p>236134.379509285</text:p>
              </table:table-cell>
              <table:table-cell office:value-type="float" office:value="179436">
                <text:p>179436</text:p>
              </table:table-cell>
              <table:table-cell office:value-type="float" office:value="183528.65598826">
                <text:p>183528.655988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6893">
                <text:p>236893</text:p>
              </table:table-cell>
              <table:table-cell office:value-type="float" office:value="236157.72167823">
                <text:p>236157.72167823</text:p>
              </table:table-cell>
              <table:table-cell office:value-type="float" office:value="179153">
                <text:p>179153</text:p>
              </table:table-cell>
              <table:table-cell office:value-type="float" office:value="183394.02041939">
                <text:p>183394.02041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6771">
                <text:p>236771</text:p>
              </table:table-cell>
              <table:table-cell office:value-type="float" office:value="236176.591780438">
                <text:p>236176.591780438</text:p>
              </table:table-cell>
              <table:table-cell office:value-type="float" office:value="178844">
                <text:p>178844</text:p>
              </table:table-cell>
              <table:table-cell office:value-type="float" office:value="183254.019791101">
                <text:p>183254.019791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6660">
                <text:p>236660</text:p>
              </table:table-cell>
              <table:table-cell office:value-type="float" office:value="236191.465879502">
                <text:p>236191.465879502</text:p>
              </table:table-cell>
              <table:table-cell office:value-type="float" office:value="178578">
                <text:p>178578</text:p>
              </table:table-cell>
              <table:table-cell office:value-type="float" office:value="183110.142259067">
                <text:p>183110.1422590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6528">
                <text:p>236528</text:p>
              </table:table-cell>
              <table:table-cell office:value-type="float" office:value="236201.820775517">
                <text:p>236201.820775517</text:p>
              </table:table-cell>
              <table:table-cell office:value-type="float" office:value="178267">
                <text:p>178267</text:p>
              </table:table-cell>
              <table:table-cell office:value-type="float" office:value="182961.12249725">
                <text:p>182961.122497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6414">
                <text:p>236414</text:p>
              </table:table-cell>
              <table:table-cell office:value-type="float" office:value="236208.349367039">
                <text:p>236208.349367039</text:p>
              </table:table-cell>
              <table:table-cell office:value-type="float" office:value="178000">
                <text:p>178000</text:p>
              </table:table-cell>
              <table:table-cell office:value-type="float" office:value="182808.472574258">
                <text:p>182808.4725742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6285">
                <text:p>236285</text:p>
              </table:table-cell>
              <table:table-cell office:value-type="float" office:value="236210.707848054">
                <text:p>236210.707848054</text:p>
              </table:table-cell>
              <table:table-cell office:value-type="float" office:value="177701">
                <text:p>177701</text:p>
              </table:table-cell>
              <table:table-cell office:value-type="float" office:value="182651.319571973">
                <text:p>182651.3195719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6148">
                <text:p>236148</text:p>
              </table:table-cell>
              <table:table-cell office:value-type="float" office:value="236208.778375806">
                <text:p>236208.778375806</text:p>
              </table:table-cell>
              <table:table-cell office:value-type="float" office:value="177396">
                <text:p>177396</text:p>
              </table:table-cell>
              <table:table-cell office:value-type="float" office:value="182489.617431297">
                <text:p>182489.6174312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6012">
                <text:p>236012</text:p>
              </table:table-cell>
              <table:table-cell office:value-type="float" office:value="236202.72365655">
                <text:p>236202.72365655</text:p>
              </table:table-cell>
              <table:table-cell office:value-type="float" office:value="177092">
                <text:p>177092</text:p>
              </table:table-cell>
              <table:table-cell office:value-type="float" office:value="182323.536894949">
                <text:p>182323.5368949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5855">
                <text:p>235855</text:p>
              </table:table-cell>
              <table:table-cell office:value-type="float" office:value="236192.024467118">
                <text:p>236192.024467118</text:p>
              </table:table-cell>
              <table:table-cell office:value-type="float" office:value="176751">
                <text:p>176751</text:p>
              </table:table-cell>
              <table:table-cell office:value-type="float" office:value="182152.074221258">
                <text:p>182152.074221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5719">
                <text:p>235719</text:p>
              </table:table-cell>
              <table:table-cell office:value-type="float" office:value="236177.46986813">
                <text:p>236177.46986813</text:p>
              </table:table-cell>
              <table:table-cell office:value-type="float" office:value="176466">
                <text:p>176466</text:p>
              </table:table-cell>
              <table:table-cell office:value-type="float" office:value="181977.118091374">
                <text:p>181977.1180913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5570">
                <text:p>235570</text:p>
              </table:table-cell>
              <table:table-cell office:value-type="float" office:value="236158.778487572">
                <text:p>236158.778487572</text:p>
              </table:table-cell>
              <table:table-cell office:value-type="float" office:value="176120">
                <text:p>176120</text:p>
              </table:table-cell>
              <table:table-cell office:value-type="float" office:value="181796.899073177">
                <text:p>181796.8990731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5410">
                <text:p>235410</text:p>
              </table:table-cell>
              <table:table-cell office:value-type="float" office:value="236135.739149493">
                <text:p>236135.739149493</text:p>
              </table:table-cell>
              <table:table-cell office:value-type="float" office:value="175815">
                <text:p>175815</text:p>
              </table:table-cell>
              <table:table-cell office:value-type="float" office:value="181612.840640157">
                <text:p>181612.8406401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5257">
                <text:p>235257</text:p>
              </table:table-cell>
              <table:table-cell office:value-type="float" office:value="236108.701021816">
                <text:p>236108.701021816</text:p>
              </table:table-cell>
              <table:table-cell office:value-type="float" office:value="175499">
                <text:p>175499</text:p>
              </table:table-cell>
              <table:table-cell office:value-type="float" office:value="181424.722466613">
                <text:p>181424.7224666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5091">
                <text:p>235091</text:p>
              </table:table-cell>
              <table:table-cell office:value-type="float" office:value="236077.387144222">
                <text:p>236077.387144222</text:p>
              </table:table-cell>
              <table:table-cell office:value-type="float" office:value="175163">
                <text:p>175163</text:p>
              </table:table-cell>
              <table:table-cell office:value-type="float" office:value="181232.054083025">
                <text:p>181232.054083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4925">
                <text:p>234925</text:p>
              </table:table-cell>
              <table:table-cell office:value-type="float" office:value="236041.929078246">
                <text:p>236041.929078246</text:p>
              </table:table-cell>
              <table:table-cell office:value-type="float" office:value="174823">
                <text:p>174823</text:p>
              </table:table-cell>
              <table:table-cell office:value-type="float" office:value="181034.852418932">
                <text:p>181034.8524189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765">
                <text:p>234765</text:p>
              </table:table-cell>
              <table:table-cell office:value-type="float" office:value="236002.638952761">
                <text:p>236002.638952761</text:p>
              </table:table-cell>
              <table:table-cell office:value-type="float" office:value="174511">
                <text:p>174511</text:p>
              </table:table-cell>
              <table:table-cell office:value-type="float" office:value="180834.11849835">
                <text:p>180834.118498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4593">
                <text:p>234593</text:p>
              </table:table-cell>
              <table:table-cell office:value-type="float" office:value="235959.265446522">
                <text:p>235959.265446522</text:p>
              </table:table-cell>
              <table:table-cell office:value-type="float" office:value="174175">
                <text:p>174175</text:p>
              </table:table-cell>
              <table:table-cell office:value-type="float" office:value="180629.222544554">
                <text:p>180629.2225445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415">
                <text:p>234415</text:p>
              </table:table-cell>
              <table:table-cell office:value-type="float" office:value="235911.749586629">
                <text:p>235911.749586629</text:p>
              </table:table-cell>
              <table:table-cell office:value-type="float" office:value="173833">
                <text:p>173833</text:p>
              </table:table-cell>
              <table:table-cell office:value-type="float" office:value="180420.108004722">
                <text:p>180420.108004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4232">
                <text:p>234232</text:p>
              </table:table-cell>
              <table:table-cell office:value-type="float" office:value="235860.064983964">
                <text:p>235860.064983964</text:p>
              </table:table-cell>
              <table:table-cell office:value-type="float" office:value="173481">
                <text:p>173481</text:p>
              </table:table-cell>
              <table:table-cell office:value-type="float" office:value="180206.596989192">
                <text:p>180206.596989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4022">
                <text:p>234022</text:p>
              </table:table-cell>
              <table:table-cell office:value-type="float" office:value="235803.509138303">
                <text:p>235803.509138303</text:p>
              </table:table-cell>
              <table:table-cell office:value-type="float" office:value="173088">
                <text:p>173088</text:p>
              </table:table-cell>
              <table:table-cell office:value-type="float" office:value="179987.563235678">
                <text:p>179987.5632356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3850">
                <text:p>233850</text:p>
              </table:table-cell>
              <table:table-cell office:value-type="float" office:value="235743.401164817">
                <text:p>235743.401164817</text:p>
              </table:table-cell>
              <table:table-cell office:value-type="float" office:value="172763">
                <text:p>172763</text:p>
              </table:table-cell>
              <table:table-cell office:value-type="float" office:value="179765.268982273">
                <text:p>179765.2689822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3636">
                <text:p>233636</text:p>
              </table:table-cell>
              <table:table-cell office:value-type="float" office:value="235678.558052053">
                <text:p>235678.558052053</text:p>
              </table:table-cell>
              <table:table-cell office:value-type="float" office:value="172368">
                <text:p>172368</text:p>
              </table:table-cell>
              <table:table-cell office:value-type="float" office:value="179537.660705895">
                <text:p>179537.6607058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3452">
                <text:p>233452</text:p>
              </table:table-cell>
              <table:table-cell office:value-type="float" office:value="235610.048573529">
                <text:p>235610.048573529</text:p>
              </table:table-cell>
              <table:table-cell office:value-type="float" office:value="172033">
                <text:p>172033</text:p>
              </table:table-cell>
              <table:table-cell office:value-type="float" office:value="179306.748068791">
                <text:p>179306.7480687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3245">
                <text:p>233245</text:p>
              </table:table-cell>
              <table:table-cell office:value-type="float" office:value="235537.277848189">
                <text:p>235537.277848189</text:p>
              </table:table-cell>
              <table:table-cell office:value-type="float" office:value="171658">
                <text:p>171658</text:p>
              </table:table-cell>
              <table:table-cell office:value-type="float" office:value="179071.401974366">
                <text:p>179071.4019743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3040">
                <text:p>233040</text:p>
              </table:table-cell>
              <table:table-cell office:value-type="float" office:value="235460.438529784">
                <text:p>235460.438529784</text:p>
              </table:table-cell>
              <table:table-cell office:value-type="float" office:value="171283">
                <text:p>171283</text:p>
              </table:table-cell>
              <table:table-cell office:value-type="float" office:value="178831.758836694">
                <text:p>178831.7588366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2827">
                <text:p>232827</text:p>
              </table:table-cell>
              <table:table-cell office:value-type="float" office:value="235379.409651944">
                <text:p>235379.409651944</text:p>
              </table:table-cell>
              <table:table-cell office:value-type="float" office:value="170904">
                <text:p>170904</text:p>
              </table:table-cell>
              <table:table-cell office:value-type="float" office:value="178587.827795565">
                <text:p>178587.8277955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2611">
                <text:p>232611</text:p>
              </table:table-cell>
              <table:table-cell office:value-type="float" office:value="235294.2278165">
                <text:p>235294.2278165</text:p>
              </table:table-cell>
              <table:table-cell office:value-type="float" office:value="170522">
                <text:p>170522</text:p>
              </table:table-cell>
              <table:table-cell office:value-type="float" office:value="178339.648478778">
                <text:p>178339.6484787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2391">
                <text:p>232391</text:p>
              </table:table-cell>
              <table:table-cell office:value-type="float" office:value="235204.897729838">
                <text:p>235204.897729838</text:p>
              </table:table-cell>
              <table:table-cell office:value-type="float" office:value="170139">
                <text:p>170139</text:p>
              </table:table-cell>
              <table:table-cell office:value-type="float" office:value="178087.320833277">
                <text:p>178087.3208332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2167">
                <text:p>232167</text:p>
              </table:table-cell>
              <table:table-cell office:value-type="float" office:value="235111.423953535">
                <text:p>235111.423953535</text:p>
              </table:table-cell>
              <table:table-cell office:value-type="float" office:value="169749">
                <text:p>169749</text:p>
              </table:table-cell>
              <table:table-cell office:value-type="float" office:value="177830.75711533">
                <text:p>177830.757115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1918">
                <text:p>231918</text:p>
              </table:table-cell>
              <table:table-cell office:value-type="float" office:value="235013.164754965">
                <text:p>235013.164754965</text:p>
              </table:table-cell>
              <table:table-cell office:value-type="float" office:value="169319">
                <text:p>169319</text:p>
              </table:table-cell>
              <table:table-cell office:value-type="float" office:value="177568.856896397">
                <text:p>177568.8568963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1699">
                <text:p>231699</text:p>
              </table:table-cell>
              <table:table-cell office:value-type="float" office:value="234911.190454812">
                <text:p>234911.190454812</text:p>
              </table:table-cell>
              <table:table-cell office:value-type="float" office:value="168946">
                <text:p>168946</text:p>
              </table:table-cell>
              <table:table-cell office:value-type="float" office:value="177303.538222662">
                <text:p>177303.5382226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1461">
                <text:p>231461</text:p>
              </table:table-cell>
              <table:table-cell office:value-type="float" office:value="234805.03074851">
                <text:p>234805.03074851</text:p>
              </table:table-cell>
              <table:table-cell office:value-type="float" office:value="168543">
                <text:p>168543</text:p>
              </table:table-cell>
              <table:table-cell office:value-type="float" office:value="177033.983200426">
                <text:p>177033.9832004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1219">
                <text:p>231219</text:p>
              </table:table-cell>
              <table:table-cell office:value-type="float" office:value="234694.691340864">
                <text:p>234694.691340864</text:p>
              </table:table-cell>
              <table:table-cell office:value-type="float" office:value="168135">
                <text:p>168135</text:p>
              </table:table-cell>
              <table:table-cell office:value-type="float" office:value="176760.16833272">
                <text:p>176760.168332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0973">
                <text:p>230973</text:p>
              </table:table-cell>
              <table:table-cell office:value-type="float" office:value="234580.177761145">
                <text:p>234580.177761145</text:p>
              </table:table-cell>
              <table:table-cell office:value-type="float" office:value="167723">
                <text:p>167723</text:p>
              </table:table-cell>
              <table:table-cell office:value-type="float" office:value="176482.101614791">
                <text:p>176482.1016147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0702">
                <text:p>230702</text:p>
              </table:table-cell>
              <table:table-cell office:value-type="float" office:value="234460.849214648">
                <text:p>234460.849214648</text:p>
              </table:table-cell>
              <table:table-cell office:value-type="float" office:value="167275">
                <text:p>167275</text:p>
              </table:table-cell>
              <table:table-cell office:value-type="float" office:value="176198.806180489">
                <text:p>176198.8061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0467">
                <text:p>230467</text:p>
              </table:table-cell>
              <table:table-cell office:value-type="float" office:value="234337.961546505">
                <text:p>234337.961546505</text:p>
              </table:table-cell>
              <table:table-cell office:value-type="float" office:value="166888">
                <text:p>166888</text:p>
              </table:table-cell>
              <table:table-cell office:value-type="float" office:value="175912.319836474">
                <text:p>175912.3198364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0186">
                <text:p>230186</text:p>
              </table:table-cell>
              <table:table-cell office:value-type="float" office:value="234210.208883536">
                <text:p>234210.208883536</text:p>
              </table:table-cell>
              <table:table-cell office:value-type="float" office:value="166430">
                <text:p>166430</text:p>
              </table:table-cell>
              <table:table-cell office:value-type="float" office:value="175620.556149198">
                <text:p>175620.5561491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9943">
                <text:p>229943</text:p>
              </table:table-cell>
              <table:table-cell office:value-type="float" office:value="234078.910148658">
                <text:p>234078.910148658</text:p>
              </table:table-cell>
              <table:table-cell office:value-type="float" office:value="166035">
                <text:p>166035</text:p>
              </table:table-cell>
              <table:table-cell office:value-type="float" office:value="175325.615959992">
                <text:p>175325.6159599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9678">
                <text:p>229678</text:p>
              </table:table-cell>
              <table:table-cell office:value-type="float" office:value="233943.497528699">
                <text:p>233943.497528699</text:p>
              </table:table-cell>
              <table:table-cell office:value-type="float" office:value="165569">
                <text:p>165569</text:p>
              </table:table-cell>
              <table:table-cell office:value-type="float" office:value="175025.412391992">
                <text:p>175025.4123919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29395">
                <text:p>229395</text:p>
              </table:table-cell>
              <table:table-cell office:value-type="float" office:value="233803.543758585">
                <text:p>233803.543758585</text:p>
              </table:table-cell>
              <table:table-cell office:value-type="float" office:value="165157">
                <text:p>165157</text:p>
              </table:table-cell>
              <table:table-cell office:value-type="float" office:value="174721.768933777">
                <text:p>174721.7689337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9116">
                <text:p>229116</text:p>
              </table:table-cell>
              <table:table-cell office:value-type="float" office:value="233659.311642937">
                <text:p>233659.311642937</text:p>
              </table:table-cell>
              <table:table-cell office:value-type="float" office:value="164715">
                <text:p>164715</text:p>
              </table:table-cell>
              <table:table-cell office:value-type="float" office:value="174413.868351199">
                <text:p>174413.868351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8843">
                <text:p>228843</text:p>
              </table:table-cell>
              <table:table-cell office:value-type="float" office:value="233511.117438538">
                <text:p>233511.117438538</text:p>
              </table:table-cell>
              <table:table-cell office:value-type="float" office:value="164283">
                <text:p>164283</text:p>
              </table:table-cell>
              <table:table-cell office:value-type="float" office:value="174102.149325009">
                <text:p>174102.1493250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8556">
                <text:p>228556</text:p>
              </table:table-cell>
              <table:table-cell office:value-type="float" office:value="233358.652286583">
                <text:p>233358.652286583</text:p>
              </table:table-cell>
              <table:table-cell office:value-type="float" office:value="163833">
                <text:p>163833</text:p>
              </table:table-cell>
              <table:table-cell office:value-type="float" office:value="173786.175499624">
                <text:p>173786.1754996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8271">
                <text:p>228271</text:p>
              </table:table-cell>
              <table:table-cell office:value-type="float" office:value="233202.109139304">
                <text:p>233202.109139304</text:p>
              </table:table-cell>
              <table:table-cell office:value-type="float" office:value="163387">
                <text:p>163387</text:p>
              </table:table-cell>
              <table:table-cell office:value-type="float" office:value="173466.200868866">
                <text:p>173466.2008688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7975">
                <text:p>227975</text:p>
              </table:table-cell>
              <table:table-cell office:value-type="float" office:value="233041.275011941">
                <text:p>233041.275011941</text:p>
              </table:table-cell>
              <table:table-cell office:value-type="float" office:value="162931">
                <text:p>162931</text:p>
              </table:table-cell>
              <table:table-cell office:value-type="float" office:value="173142.040842132">
                <text:p>173142.040842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7670">
                <text:p>227670</text:p>
              </table:table-cell>
              <table:table-cell office:value-type="float" office:value="232876.005011573">
                <text:p>232876.005011573</text:p>
              </table:table-cell>
              <table:table-cell office:value-type="float" office:value="162461">
                <text:p>162461</text:p>
              </table:table-cell>
              <table:table-cell office:value-type="float" office:value="172813.393431605">
                <text:p>172813.3934316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7368">
                <text:p>227368</text:p>
              </table:table-cell>
              <table:table-cell office:value-type="float" office:value="232706.527934294">
                <text:p>232706.527934294</text:p>
              </table:table-cell>
              <table:table-cell office:value-type="float" office:value="161998">
                <text:p>161998</text:p>
              </table:table-cell>
              <table:table-cell office:value-type="float" office:value="172480.612095248">
                <text:p>172480.612095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7060">
                <text:p>227060</text:p>
              </table:table-cell>
              <table:table-cell office:value-type="float" office:value="232532.788613239">
                <text:p>232532.788613239</text:p>
              </table:table-cell>
              <table:table-cell office:value-type="float" office:value="161489">
                <text:p>161489</text:p>
              </table:table-cell>
              <table:table-cell office:value-type="float" office:value="172142.408646163">
                <text:p>172142.4086461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6739">
                <text:p>226739</text:p>
              </table:table-cell>
              <table:table-cell office:value-type="float" office:value="232354.51819437">
                <text:p>232354.51819437</text:p>
              </table:table-cell>
              <table:table-cell office:value-type="float" office:value="161043">
                <text:p>161043</text:p>
              </table:table-cell>
              <table:table-cell office:value-type="float" office:value="171800.888380127">
                <text:p>171800.8883801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6420">
                <text:p>226420</text:p>
              </table:table-cell>
              <table:table-cell office:value-type="float" office:value="232171.917634543">
                <text:p>232171.917634543</text:p>
              </table:table-cell>
              <table:table-cell office:value-type="float" office:value="160564">
                <text:p>160564</text:p>
              </table:table-cell>
              <table:table-cell office:value-type="float" office:value="171455.137968431">
                <text:p>171455.1379684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6106">
                <text:p>226106</text:p>
              </table:table-cell>
              <table:table-cell office:value-type="float" office:value="231985.274015019">
                <text:p>231985.274015019</text:p>
              </table:table-cell>
              <table:table-cell office:value-type="float" office:value="160094">
                <text:p>160094</text:p>
              </table:table-cell>
              <table:table-cell office:value-type="float" office:value="171105.564492479">
                <text:p>171105.5644924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5779">
                <text:p>225779</text:p>
              </table:table-cell>
              <table:table-cell office:value-type="float" office:value="231794.311737634">
                <text:p>231794.311737634</text:p>
              </table:table-cell>
              <table:table-cell office:value-type="float" office:value="159601">
                <text:p>159601</text:p>
              </table:table-cell>
              <table:table-cell office:value-type="float" office:value="170751.577892711">
                <text:p>170751.5778927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5446">
                <text:p>225446</text:p>
              </table:table-cell>
              <table:table-cell office:value-type="float" office:value="231598.979068783">
                <text:p>231598.979068783</text:p>
              </table:table-cell>
              <table:table-cell office:value-type="float" office:value="159111">
                <text:p>159111</text:p>
              </table:table-cell>
              <table:table-cell office:value-type="float" office:value="170393.406265243">
                <text:p>170393.4062652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5109">
                <text:p>225109</text:p>
              </table:table-cell>
              <table:table-cell office:value-type="float" office:value="231399.287405129">
                <text:p>231399.287405129</text:p>
              </table:table-cell>
              <table:table-cell office:value-type="float" office:value="158574">
                <text:p>158574</text:p>
              </table:table-cell>
              <table:table-cell office:value-type="float" office:value="170029.732226312">
                <text:p>170029.7322263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761">
                <text:p>224761</text:p>
              </table:table-cell>
              <table:table-cell office:value-type="float" office:value="231195.032408048">
                <text:p>231195.032408048</text:p>
              </table:table-cell>
              <table:table-cell office:value-type="float" office:value="158104">
                <text:p>158104</text:p>
              </table:table-cell>
              <table:table-cell office:value-type="float" office:value="169662.786619349">
                <text:p>169662.7866193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4413">
                <text:p>224413</text:p>
              </table:table-cell>
              <table:table-cell office:value-type="float" office:value="230986.3544878">
                <text:p>230986.3544878</text:p>
              </table:table-cell>
              <table:table-cell office:value-type="float" office:value="157599">
                <text:p>157599</text:p>
              </table:table-cell>
              <table:table-cell office:value-type="float" office:value="169291.593184907">
                <text:p>169291.5931849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4074">
                <text:p>224074</text:p>
              </table:table-cell>
              <table:table-cell office:value-type="float" office:value="230773.666657406">
                <text:p>230773.666657406</text:p>
              </table:table-cell>
              <table:table-cell office:value-type="float" office:value="157100">
                <text:p>157100</text:p>
              </table:table-cell>
              <table:table-cell office:value-type="float" office:value="168916.467240756">
                <text:p>168916.4672407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3722">
                <text:p>223722</text:p>
              </table:table-cell>
              <table:table-cell office:value-type="float" office:value="230556.692298717">
                <text:p>230556.692298717</text:p>
              </table:table-cell>
              <table:table-cell office:value-type="float" office:value="156596">
                <text:p>156596</text:p>
              </table:table-cell>
              <table:table-cell office:value-type="float" office:value="168537.375941041">
                <text:p>168537.3759410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3362">
                <text:p>223362</text:p>
              </table:table-cell>
              <table:table-cell office:value-type="float" office:value="230335.317151064">
                <text:p>230335.317151064</text:p>
              </table:table-cell>
              <table:table-cell office:value-type="float" office:value="156080">
                <text:p>156080</text:p>
              </table:table-cell>
              <table:table-cell office:value-type="float" office:value="168154.072065932">
                <text:p>168154.0720659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2997">
                <text:p>222997</text:p>
              </table:table-cell>
              <table:table-cell office:value-type="float" office:value="230109.522777185">
                <text:p>230109.522777185</text:p>
              </table:table-cell>
              <table:table-cell office:value-type="float" office:value="155555">
                <text:p>155555</text:p>
              </table:table-cell>
              <table:table-cell office:value-type="float" office:value="167766.408310057">
                <text:p>167766.4083100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2592">
                <text:p>222592</text:p>
              </table:table-cell>
              <table:table-cell office:value-type="float" office:value="229878.214384041">
                <text:p>229878.214384041</text:p>
              </table:table-cell>
              <table:table-cell office:value-type="float" office:value="154979">
                <text:p>154979</text:p>
              </table:table-cell>
              <table:table-cell office:value-type="float" office:value="167372.949592824">
                <text:p>167372.9495928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2247">
                <text:p>222247</text:p>
              </table:table-cell>
              <table:table-cell office:value-type="float" office:value="229643.407787609">
                <text:p>229643.407787609</text:p>
              </table:table-cell>
              <table:table-cell office:value-type="float" office:value="154491">
                <text:p>154491</text:p>
              </table:table-cell>
              <table:table-cell office:value-type="float" office:value="166976.581913045">
                <text:p>166976.5819130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1874">
                <text:p>221874</text:p>
              </table:table-cell>
              <table:table-cell office:value-type="float" office:value="229404.349086452">
                <text:p>229404.349086452</text:p>
              </table:table-cell>
              <table:table-cell office:value-type="float" office:value="153965">
                <text:p>153965</text:p>
              </table:table-cell>
              <table:table-cell office:value-type="float" office:value="166576.22554649">
                <text:p>166576.225546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1489">
                <text:p>221489</text:p>
              </table:table-cell>
              <table:table-cell office:value-type="float" office:value="229160.799883792">
                <text:p>229160.799883792</text:p>
              </table:table-cell>
              <table:table-cell office:value-type="float" office:value="153423">
                <text:p>153423</text:p>
              </table:table-cell>
              <table:table-cell office:value-type="float" office:value="166171.51091429">
                <text:p>166171.5109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1103">
                <text:p>221103</text:p>
              </table:table-cell>
              <table:table-cell office:value-type="float" office:value="228912.867579675">
                <text:p>228912.867579675</text:p>
              </table:table-cell>
              <table:table-cell office:value-type="float" office:value="152885">
                <text:p>152885</text:p>
              </table:table-cell>
              <table:table-cell office:value-type="float" office:value="165762.69519385">
                <text:p>165762.695193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0707">
                <text:p>220707</text:p>
              </table:table-cell>
              <table:table-cell office:value-type="float" office:value="228660.379346454">
                <text:p>228660.379346454</text:p>
              </table:table-cell>
              <table:table-cell office:value-type="float" office:value="152332">
                <text:p>152332</text:p>
              </table:table-cell>
              <table:table-cell office:value-type="float" office:value="165349.44303404">
                <text:p>165349.4430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0311">
                <text:p>220311</text:p>
              </table:table-cell>
              <table:table-cell office:value-type="float" office:value="228403.475366563">
                <text:p>228403.475366563</text:p>
              </table:table-cell>
              <table:table-cell office:value-type="float" office:value="151781">
                <text:p>151781</text:p>
              </table:table-cell>
              <table:table-cell office:value-type="float" office:value="164931.952479146">
                <text:p>164931.9524791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9906">
                <text:p>219906</text:p>
              </table:table-cell>
              <table:table-cell office:value-type="float" office:value="228142.014586054">
                <text:p>228142.014586054</text:p>
              </table:table-cell>
              <table:table-cell office:value-type="float" office:value="151224">
                <text:p>151224</text:p>
              </table:table-cell>
              <table:table-cell office:value-type="float" office:value="164510.169325942">
                <text:p>164510.1693259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9462">
                <text:p>219462</text:p>
              </table:table-cell>
              <table:table-cell office:value-type="float" office:value="227874.937214175">
                <text:p>227874.937214175</text:p>
              </table:table-cell>
              <table:table-cell office:value-type="float" office:value="150613">
                <text:p>150613</text:p>
              </table:table-cell>
              <table:table-cell office:value-type="float" office:value="164082.564115913">
                <text:p>164082.5641159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9070">
                <text:p>219070</text:p>
              </table:table-cell>
              <table:table-cell office:value-type="float" office:value="227604.016069123">
                <text:p>227604.016069123</text:p>
              </table:table-cell>
              <table:table-cell office:value-type="float" office:value="150076">
                <text:p>150076</text:p>
              </table:table-cell>
              <table:table-cell office:value-type="float" office:value="163651.592912346">
                <text:p>163651.5929123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8664">
                <text:p>218664</text:p>
              </table:table-cell>
              <table:table-cell office:value-type="float" office:value="227328.938651612">
                <text:p>227328.938651612</text:p>
              </table:table-cell>
              <table:table-cell office:value-type="float" office:value="149482">
                <text:p>149482</text:p>
              </table:table-cell>
              <table:table-cell office:value-type="float" office:value="163215.60543812">
                <text:p>163215.605438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8230">
                <text:p>218230</text:p>
              </table:table-cell>
              <table:table-cell office:value-type="float" office:value="227048.971308485">
                <text:p>227048.971308485</text:p>
              </table:table-cell>
              <table:table-cell office:value-type="float" office:value="148937">
                <text:p>148937</text:p>
              </table:table-cell>
              <table:table-cell office:value-type="float" office:value="162776.263732332">
                <text:p>162776.2637323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7800">
                <text:p>217800</text:p>
              </table:table-cell>
              <table:table-cell office:value-type="float" office:value="226764.387575917">
                <text:p>226764.387575917</text:p>
              </table:table-cell>
              <table:table-cell office:value-type="float" office:value="148354">
                <text:p>148354</text:p>
              </table:table-cell>
              <table:table-cell office:value-type="float" office:value="162332.501771337">
                <text:p>162332.5017713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7383">
                <text:p>217383</text:p>
              </table:table-cell>
              <table:table-cell office:value-type="float" office:value="226475.729496658">
                <text:p>226475.729496658</text:p>
              </table:table-cell>
              <table:table-cell office:value-type="float" office:value="147792">
                <text:p>147792</text:p>
              </table:table-cell>
              <table:table-cell office:value-type="float" office:value="161885.101716834">
                <text:p>161885.1017168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6931">
                <text:p>216931</text:p>
              </table:table-cell>
              <table:table-cell office:value-type="float" office:value="226182.045512145">
                <text:p>226182.045512145</text:p>
              </table:table-cell>
              <table:table-cell office:value-type="float" office:value="147187">
                <text:p>147187</text:p>
              </table:table-cell>
              <table:table-cell office:value-type="float" office:value="161432.852433239">
                <text:p>161432.8524332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6485">
                <text:p>216485</text:p>
              </table:table-cell>
              <table:table-cell office:value-type="float" office:value="225883.674881002">
                <text:p>225883.674881002</text:p>
              </table:table-cell>
              <table:table-cell office:value-type="float" office:value="146589">
                <text:p>146589</text:p>
              </table:table-cell>
              <table:table-cell office:value-type="float" office:value="160976.118512217">
                <text:p>160976.1185122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6040">
                <text:p>216040</text:p>
              </table:table-cell>
              <table:table-cell office:value-type="float" office:value="225580.792576971">
                <text:p>225580.792576971</text:p>
              </table:table-cell>
              <table:table-cell office:value-type="float" office:value="145995">
                <text:p>145995</text:p>
              </table:table-cell>
              <table:table-cell office:value-type="float" office:value="160515.161019533">
                <text:p>160515.1610195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5588">
                <text:p>215588</text:p>
              </table:table-cell>
              <table:table-cell office:value-type="float" office:value="225273.322036142">
                <text:p>225273.322036142</text:p>
              </table:table-cell>
              <table:table-cell office:value-type="float" office:value="145394">
                <text:p>145394</text:p>
              </table:table-cell>
              <table:table-cell office:value-type="float" office:value="160049.894526624">
                <text:p>160049.8945266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5135">
                <text:p>215135</text:p>
              </table:table-cell>
              <table:table-cell office:value-type="float" office:value="224961.373665799">
                <text:p>224961.373665799</text:p>
              </table:table-cell>
              <table:table-cell office:value-type="float" office:value="144798">
                <text:p>144798</text:p>
              </table:table-cell>
              <table:table-cell office:value-type="float" office:value="159580.605464267">
                <text:p>159580.6054642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4669">
                <text:p>214669</text:p>
              </table:table-cell>
              <table:table-cell office:value-type="float" office:value="224644.685245313">
                <text:p>224644.685245313</text:p>
              </table:table-cell>
              <table:table-cell office:value-type="float" office:value="144187">
                <text:p>144187</text:p>
              </table:table-cell>
              <table:table-cell office:value-type="float" office:value="159106.956065366">
                <text:p>159106.9560653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4196">
                <text:p>214196</text:p>
              </table:table-cell>
              <table:table-cell office:value-type="float" office:value="224323.187237764">
                <text:p>224323.187237764</text:p>
              </table:table-cell>
              <table:table-cell office:value-type="float" office:value="143565">
                <text:p>143565</text:p>
              </table:table-cell>
              <table:table-cell office:value-type="float" office:value="158628.742032586">
                <text:p>158628.7420325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3718">
                <text:p>213718</text:p>
              </table:table-cell>
              <table:table-cell office:value-type="float" office:value="223996.873784295">
                <text:p>223996.873784295</text:p>
              </table:table-cell>
              <table:table-cell office:value-type="float" office:value="142941">
                <text:p>142941</text:p>
              </table:table-cell>
              <table:table-cell office:value-type="float" office:value="158146.042277737">
                <text:p>158146.0422777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3190">
                <text:p>213190</text:p>
              </table:table-cell>
              <table:table-cell office:value-type="float" office:value="223664.354590932">
                <text:p>223664.354590932</text:p>
              </table:table-cell>
              <table:table-cell office:value-type="float" office:value="142254">
                <text:p>142254</text:p>
              </table:table-cell>
              <table:table-cell office:value-type="float" office:value="157657.056361499">
                <text:p>157657.0563614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2751">
                <text:p>212751</text:p>
              </table:table-cell>
              <table:table-cell office:value-type="float" office:value="223328.559065057">
                <text:p>223328.559065057</text:p>
              </table:table-cell>
              <table:table-cell office:value-type="float" office:value="141683">
                <text:p>141683</text:p>
              </table:table-cell>
              <table:table-cell office:value-type="float" office:value="157165.546934991">
                <text:p>157165.5469349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2259">
                <text:p>212259</text:p>
              </table:table-cell>
              <table:table-cell office:value-type="float" office:value="222987.957247671">
                <text:p>222987.957247671</text:p>
              </table:table-cell>
              <table:table-cell office:value-type="float" office:value="141050">
                <text:p>141050</text:p>
              </table:table-cell>
              <table:table-cell office:value-type="float" office:value="156669.683952376">
                <text:p>156669.6839523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1759">
                <text:p>211759</text:p>
              </table:table-cell>
              <table:table-cell office:value-type="float" office:value="222642.450870819">
                <text:p>222642.450870819</text:p>
              </table:table-cell>
              <table:table-cell office:value-type="float" office:value="140410">
                <text:p>140410</text:p>
              </table:table-cell>
              <table:table-cell office:value-type="float" office:value="156169.385984611">
                <text:p>156169.3859846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1265">
                <text:p>211265</text:p>
              </table:table-cell>
              <table:table-cell office:value-type="float" office:value="222292.375459409">
                <text:p>222292.375459409</text:p>
              </table:table-cell>
              <table:table-cell office:value-type="float" office:value="139771">
                <text:p>139771</text:p>
              </table:table-cell>
              <table:table-cell office:value-type="float" office:value="155664.820262007">
                <text:p>155664.820262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0754">
                <text:p>210754</text:p>
              </table:table-cell>
              <table:table-cell office:value-type="float" office:value="221937.348522197">
                <text:p>221937.348522197</text:p>
              </table:table-cell>
              <table:table-cell office:value-type="float" office:value="139117">
                <text:p>139117</text:p>
              </table:table-cell>
              <table:table-cell office:value-type="float" office:value="155155.656561638">
                <text:p>155155.6565616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0236">
                <text:p>210236</text:p>
              </table:table-cell>
              <table:table-cell office:value-type="float" office:value="221577.307029206">
                <text:p>221577.307029206</text:p>
              </table:table-cell>
              <table:table-cell office:value-type="float" office:value="138458">
                <text:p>138458</text:p>
              </table:table-cell>
              <table:table-cell office:value-type="float" office:value="154641.882513587">
                <text:p>154641.8825135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717">
                <text:p>209717</text:p>
              </table:table-cell>
              <table:table-cell office:value-type="float" office:value="221212.374505231">
                <text:p>221212.374505231</text:p>
              </table:table-cell>
              <table:table-cell office:value-type="float" office:value="137748">
                <text:p>137748</text:p>
              </table:table-cell>
              <table:table-cell office:value-type="float" office:value="154122.070743939">
                <text:p>154122.0707439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9174">
                <text:p>209174</text:p>
              </table:table-cell>
              <table:table-cell office:value-type="float" office:value="220841.962981993">
                <text:p>220841.962981993</text:p>
              </table:table-cell>
              <table:table-cell office:value-type="float" office:value="137115">
                <text:p>137115</text:p>
              </table:table-cell>
              <table:table-cell office:value-type="float" office:value="153598.77625951">
                <text:p>153598.776259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8662">
                <text:p>208662</text:p>
              </table:table-cell>
              <table:table-cell office:value-type="float" office:value="220467.194890239">
                <text:p>220467.194890239</text:p>
              </table:table-cell>
              <table:table-cell office:value-type="float" office:value="136467">
                <text:p>136467</text:p>
              </table:table-cell>
              <table:table-cell office:value-type="float" office:value="153071.644682294">
                <text:p>153071.6446822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123">
                <text:p>208123</text:p>
              </table:table-cell>
              <table:table-cell office:value-type="float" office:value="220087.373509001">
                <text:p>220087.373509001</text:p>
              </table:table-cell>
              <table:table-cell office:value-type="float" office:value="135788">
                <text:p>135788</text:p>
              </table:table-cell>
              <table:table-cell office:value-type="float" office:value="152539.840230531">
                <text:p>152539.8402305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580">
                <text:p>207580</text:p>
              </table:table-cell>
              <table:table-cell office:value-type="float" office:value="219702.531247186">
                <text:p>219702.531247186</text:p>
              </table:table-cell>
              <table:table-cell office:value-type="float" office:value="135111">
                <text:p>135111</text:p>
              </table:table-cell>
              <table:table-cell office:value-type="float" office:value="152003.568223438">
                <text:p>152003.5682234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7030">
                <text:p>207030</text:p>
              </table:table-cell>
              <table:table-cell office:value-type="float" office:value="219312.607208811">
                <text:p>219312.607208811</text:p>
              </table:table-cell>
              <table:table-cell office:value-type="float" office:value="134362">
                <text:p>134362</text:p>
              </table:table-cell>
              <table:table-cell office:value-type="float" office:value="151460.75073964">
                <text:p>151460.750739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6456">
                <text:p>206456</text:p>
              </table:table-cell>
              <table:table-cell office:value-type="float" office:value="218917.019294693">
                <text:p>218917.019294693</text:p>
              </table:table-cell>
              <table:table-cell office:value-type="float" office:value="133710">
                <text:p>133710</text:p>
              </table:table-cell>
              <table:table-cell office:value-type="float" office:value="150914.573793805">
                <text:p>150914.573793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5918">
                <text:p>205918</text:p>
              </table:table-cell>
              <table:table-cell office:value-type="float" office:value="218517.049470241">
                <text:p>218517.049470241</text:p>
              </table:table-cell>
              <table:table-cell office:value-type="float" office:value="133040">
                <text:p>133040</text:p>
              </table:table-cell>
              <table:table-cell office:value-type="float" office:value="150364.586907842">
                <text:p>150364.5869078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5347">
                <text:p>205347</text:p>
              </table:table-cell>
              <table:table-cell office:value-type="float" office:value="218111.817178849">
                <text:p>218111.817178849</text:p>
              </table:table-cell>
              <table:table-cell office:value-type="float" office:value="132336">
                <text:p>132336</text:p>
              </table:table-cell>
              <table:table-cell office:value-type="float" office:value="149809.861156831">
                <text:p>149809.8611568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772">
                <text:p>204772</text:p>
              </table:table-cell>
              <table:table-cell office:value-type="float" office:value="217701.361265654">
                <text:p>217701.361265654</text:p>
              </table:table-cell>
              <table:table-cell office:value-type="float" office:value="131628">
                <text:p>131628</text:p>
              </table:table-cell>
              <table:table-cell office:value-type="float" office:value="149250.419275082">
                <text:p>149250.4192750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196">
                <text:p>204196</text:p>
              </table:table-cell>
              <table:table-cell office:value-type="float" office:value="217285.811688249">
                <text:p>217285.811688249</text:p>
              </table:table-cell>
              <table:table-cell office:value-type="float" office:value="130922">
                <text:p>130922</text:p>
              </table:table-cell>
              <table:table-cell office:value-type="float" office:value="148686.467912772">
                <text:p>148686.4679127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3606">
                <text:p>203606</text:p>
              </table:table-cell>
              <table:table-cell office:value-type="float" office:value="216864.894405534">
                <text:p>216864.894405534</text:p>
              </table:table-cell>
              <table:table-cell office:value-type="float" office:value="130199">
                <text:p>130199</text:p>
              </table:table-cell>
              <table:table-cell office:value-type="float" office:value="148117.622746225">
                <text:p>148117.6227462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3013">
                <text:p>203013</text:p>
              </table:table-cell>
              <table:table-cell office:value-type="float" office:value="216438.682269979">
                <text:p>216438.682269979</text:p>
              </table:table-cell>
              <table:table-cell office:value-type="float" office:value="129474">
                <text:p>129474</text:p>
              </table:table-cell>
              <table:table-cell office:value-type="float" office:value="147543.972815572">
                <text:p>147543.9728155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2415">
                <text:p>202415</text:p>
              </table:table-cell>
              <table:table-cell office:value-type="float" office:value="216007.184353979">
                <text:p>216007.184353979</text:p>
              </table:table-cell>
              <table:table-cell office:value-type="float" office:value="128747">
                <text:p>128747</text:p>
              </table:table-cell>
              <table:table-cell office:value-type="float" office:value="146965.604421247">
                <text:p>146965.6044212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1816">
                <text:p>201816</text:p>
              </table:table-cell>
              <table:table-cell office:value-type="float" office:value="215570.532527703">
                <text:p>215570.532527703</text:p>
              </table:table-cell>
              <table:table-cell office:value-type="float" office:value="128021">
                <text:p>128021</text:p>
              </table:table-cell>
              <table:table-cell office:value-type="float" office:value="146382.693515978">
                <text:p>146382.693515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1214">
                <text:p>201214</text:p>
              </table:table-cell>
              <table:table-cell office:value-type="float" office:value="215128.793065312">
                <text:p>215128.793065312</text:p>
              </table:table-cell>
              <table:table-cell office:value-type="float" office:value="127292">
                <text:p>127292</text:p>
              </table:table-cell>
              <table:table-cell office:value-type="float" office:value="145795.28756164">
                <text:p>145795.287561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595">
                <text:p>200595</text:p>
              </table:table-cell>
              <table:table-cell office:value-type="float" office:value="214681.599432533">
                <text:p>214681.599432533</text:p>
              </table:table-cell>
              <table:table-cell office:value-type="float" office:value="126550">
                <text:p>126550</text:p>
              </table:table-cell>
              <table:table-cell office:value-type="float" office:value="145203.124867436">
                <text:p>145203.1248674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9968">
                <text:p>199968</text:p>
              </table:table-cell>
              <table:table-cell office:value-type="float" office:value="214228.873296148">
                <text:p>214228.873296148</text:p>
              </table:table-cell>
              <table:table-cell office:value-type="float" office:value="125794">
                <text:p>125794</text:p>
              </table:table-cell>
              <table:table-cell office:value-type="float" office:value="144605.921025361">
                <text:p>144605.9210253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9324">
                <text:p>199324</text:p>
              </table:table-cell>
              <table:table-cell office:value-type="float" office:value="213770.261810112">
                <text:p>213770.261810112</text:p>
              </table:table-cell>
              <table:table-cell office:value-type="float" office:value="125022">
                <text:p>125022</text:p>
              </table:table-cell>
              <table:table-cell office:value-type="float" office:value="144003.338839965">
                <text:p>144003.3388399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8708">
                <text:p>198708</text:p>
              </table:table-cell>
              <table:table-cell office:value-type="float" office:value="213306.807600571">
                <text:p>213306.807600571</text:p>
              </table:table-cell>
              <table:table-cell office:value-type="float" office:value="124287">
                <text:p>124287</text:p>
              </table:table-cell>
              <table:table-cell office:value-type="float" office:value="143396.682260274">
                <text:p>143396.6822602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8065">
                <text:p>198065</text:p>
              </table:table-cell>
              <table:table-cell office:value-type="float" office:value="212837.828905168">
                <text:p>212837.828905168</text:p>
              </table:table-cell>
              <table:table-cell office:value-type="float" office:value="123457">
                <text:p>123457</text:p>
              </table:table-cell>
              <table:table-cell office:value-type="float" office:value="142783.153575342">
                <text:p>142783.1535753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7397">
                <text:p>197397</text:p>
              </table:table-cell>
              <table:table-cell office:value-type="float" office:value="212362.726477317">
                <text:p>212362.726477317</text:p>
              </table:table-cell>
              <table:table-cell office:value-type="float" office:value="122730">
                <text:p>122730</text:p>
              </table:table-cell>
              <table:table-cell office:value-type="float" office:value="142166.133465332">
                <text:p>142166.1334653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6763">
                <text:p>196763</text:p>
              </table:table-cell>
              <table:table-cell office:value-type="float" office:value="211882.7348934">
                <text:p>211882.7348934</text:p>
              </table:table-cell>
              <table:table-cell office:value-type="float" office:value="121978">
                <text:p>121978</text:p>
              </table:table-cell>
              <table:table-cell office:value-type="float" office:value="141544.960127937">
                <text:p>141544.9601279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6097">
                <text:p>196097</text:p>
              </table:table-cell>
              <table:table-cell office:value-type="float" office:value="211397.019973603">
                <text:p>211397.019973603</text:p>
              </table:table-cell>
              <table:table-cell office:value-type="float" office:value="121194">
                <text:p>121194</text:p>
              </table:table-cell>
              <table:table-cell office:value-type="float" office:value="140918.776739385">
                <text:p>140918.7767393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5369">
                <text:p>195369</text:p>
              </table:table-cell>
              <table:table-cell office:value-type="float" office:value="210903.850128261">
                <text:p>210903.850128261</text:p>
              </table:table-cell>
              <table:table-cell office:value-type="float" office:value="120336">
                <text:p>120336</text:p>
              </table:table-cell>
              <table:table-cell office:value-type="float" office:value="140285.460532019">
                <text:p>140285.4605320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4745">
                <text:p>194745</text:p>
              </table:table-cell>
              <table:table-cell office:value-type="float" office:value="210406.654739699">
                <text:p>210406.654739699</text:p>
              </table:table-cell>
              <table:table-cell office:value-type="float" office:value="119606">
                <text:p>119606</text:p>
              </table:table-cell>
              <table:table-cell office:value-type="float" office:value="139649.169438726">
                <text:p>139649.1694387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4060">
                <text:p>194060</text:p>
              </table:table-cell>
              <table:table-cell office:value-type="float" office:value="209903.680747708">
                <text:p>209903.680747708</text:p>
              </table:table-cell>
              <table:table-cell office:value-type="float" office:value="118804">
                <text:p>118804</text:p>
              </table:table-cell>
              <table:table-cell office:value-type="float" office:value="139007.779609843">
                <text:p>139007.7796098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3369">
                <text:p>193369</text:p>
              </table:table-cell>
              <table:table-cell office:value-type="float" office:value="209394.921340087">
                <text:p>209394.921340087</text:p>
              </table:table-cell>
              <table:table-cell office:value-type="float" office:value="117999">
                <text:p>117999</text:p>
              </table:table-cell>
              <table:table-cell office:value-type="float" office:value="138361.355621847">
                <text:p>138361.3556218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2679">
                <text:p>192679</text:p>
              </table:table-cell>
              <table:table-cell office:value-type="float" office:value="208880.585298853">
                <text:p>208880.585298853</text:p>
              </table:table-cell>
              <table:table-cell office:value-type="float" office:value="117198">
                <text:p>117198</text:p>
              </table:table-cell>
              <table:table-cell office:value-type="float" office:value="137710.175448867">
                <text:p>137710.1754488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1979">
                <text:p>191979</text:p>
              </table:table-cell>
              <table:table-cell office:value-type="float" office:value="208360.536520427">
                <text:p>208360.536520427</text:p>
              </table:table-cell>
              <table:table-cell office:value-type="float" office:value="116384">
                <text:p>116384</text:p>
              </table:table-cell>
              <table:table-cell office:value-type="float" office:value="137053.985435056">
                <text:p>137053.9854350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1261">
                <text:p>191261</text:p>
              </table:table-cell>
              <table:table-cell office:value-type="float" office:value="207834.396935183">
                <text:p>207834.396935183</text:p>
              </table:table-cell>
              <table:table-cell office:value-type="float" office:value="115556">
                <text:p>115556</text:p>
              </table:table-cell>
              <table:table-cell office:value-type="float" office:value="136392.508960131">
                <text:p>136392.5089601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0479">
                <text:p>190479</text:p>
              </table:table-cell>
              <table:table-cell office:value-type="float" office:value="207300.384721793">
                <text:p>207300.384721793</text:p>
              </table:table-cell>
              <table:table-cell office:value-type="float" office:value="114652">
                <text:p>114652</text:p>
              </table:table-cell>
              <table:table-cell office:value-type="float" office:value="135723.570222897">
                <text:p>135723.5702228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9813">
                <text:p>189813</text:p>
              </table:table-cell>
              <table:table-cell office:value-type="float" office:value="206762.311345738">
                <text:p>206762.311345738</text:p>
              </table:table-cell>
              <table:table-cell office:value-type="float" office:value="113891">
                <text:p>113891</text:p>
              </table:table-cell>
              <table:table-cell office:value-type="float" office:value="135051.798831423">
                <text:p>135051.7988314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9027">
                <text:p>189027</text:p>
              </table:table-cell>
              <table:table-cell office:value-type="float" office:value="206216.609458176">
                <text:p>206216.609458176</text:p>
              </table:table-cell>
              <table:table-cell office:value-type="float" office:value="112991">
                <text:p>112991</text:p>
              </table:table-cell>
              <table:table-cell office:value-type="float" office:value="134373.005021225">
                <text:p>134373.0050212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8339">
                <text:p>188339</text:p>
              </table:table-cell>
              <table:table-cell office:value-type="float" office:value="205666.529167156">
                <text:p>205666.529167156</text:p>
              </table:table-cell>
              <table:table-cell office:value-type="float" office:value="112202">
                <text:p>112202</text:p>
              </table:table-cell>
              <table:table-cell office:value-type="float" office:value="133690.820251341">
                <text:p>133690.8202513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7591">
                <text:p>187591</text:p>
              </table:table-cell>
              <table:table-cell office:value-type="float" office:value="205110.359038935">
                <text:p>205110.359038935</text:p>
              </table:table-cell>
              <table:table-cell office:value-type="float" office:value="111353">
                <text:p>111353</text:p>
              </table:table-cell>
              <table:table-cell office:value-type="float" office:value="133003.502705146">
                <text:p>133003.502705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6853">
                <text:p>186853</text:p>
              </table:table-cell>
              <table:table-cell office:value-type="float" office:value="204548.59414543">
                <text:p>204548.59414543</text:p>
              </table:table-cell>
              <table:table-cell office:value-type="float" office:value="110516">
                <text:p>110516</text:p>
              </table:table-cell>
              <table:table-cell office:value-type="float" office:value="132311.579544988">
                <text:p>132311.5795449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6080">
                <text:p>186080</text:p>
              </table:table-cell>
              <table:table-cell office:value-type="float" office:value="203980.329710186">
                <text:p>203980.329710186</text:p>
              </table:table-cell>
              <table:table-cell office:value-type="float" office:value="109639">
                <text:p>109639</text:p>
              </table:table-cell>
              <table:table-cell office:value-type="float" office:value="131613.961712834">
                <text:p>131613.9617128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5243">
                <text:p>185243</text:p>
              </table:table-cell>
              <table:table-cell office:value-type="float" office:value="203403.796488334">
                <text:p>203403.796488334</text:p>
              </table:table-cell>
              <table:table-cell office:value-type="float" office:value="108691">
                <text:p>108691</text:p>
              </table:table-cell>
              <table:table-cell office:value-type="float" office:value="130908.639813978">
                <text:p>130908.6398139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4524">
                <text:p>184524</text:p>
              </table:table-cell>
              <table:table-cell office:value-type="float" office:value="202822.879673308">
                <text:p>202822.879673308</text:p>
              </table:table-cell>
              <table:table-cell office:value-type="float" office:value="107886">
                <text:p>107886</text:p>
              </table:table-cell>
              <table:table-cell office:value-type="float" office:value="130200.250896625">
                <text:p>130200.2508966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3750">
                <text:p>183750</text:p>
              </table:table-cell>
              <table:table-cell office:value-type="float" office:value="202236.021837206">
                <text:p>202236.021837206</text:p>
              </table:table-cell>
              <table:table-cell office:value-type="float" office:value="107015">
                <text:p>107015</text:p>
              </table:table-cell>
              <table:table-cell office:value-type="float" office:value="129486.858561344">
                <text:p>129486.8585613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2958">
                <text:p>182958</text:p>
              </table:table-cell>
              <table:table-cell office:value-type="float" office:value="201642.851934523">
                <text:p>201642.851934523</text:p>
              </table:table-cell>
              <table:table-cell office:value-type="float" office:value="106130">
                <text:p>106130</text:p>
              </table:table-cell>
              <table:table-cell office:value-type="float" office:value="128768.185990226">
                <text:p>128768.1859902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2148">
                <text:p>182148</text:p>
              </table:table-cell>
              <table:table-cell office:value-type="float" office:value="201043.010336538">
                <text:p>201043.010336538</text:p>
              </table:table-cell>
              <table:table-cell office:value-type="float" office:value="105226">
                <text:p>105226</text:p>
              </table:table-cell>
              <table:table-cell office:value-type="float" office:value="128043.81103668">
                <text:p>128043.811036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1266">
                <text:p>181266</text:p>
              </table:table-cell>
              <table:table-cell office:value-type="float" office:value="200434.486941568">
                <text:p>200434.486941568</text:p>
              </table:table-cell>
              <table:table-cell office:value-type="float" office:value="104245">
                <text:p>104245</text:p>
              </table:table-cell>
              <table:table-cell office:value-type="float" office:value="127311.539927859">
                <text:p>127311.539927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0529">
                <text:p>180529</text:p>
              </table:table-cell>
              <table:table-cell office:value-type="float" office:value="199822.010420288">
                <text:p>199822.010420288</text:p>
              </table:table-cell>
              <table:table-cell office:value-type="float" office:value="103424">
                <text:p>103424</text:p>
              </table:table-cell>
              <table:table-cell office:value-type="float" office:value="126576.53869931">
                <text:p>126576.538699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699">
                <text:p>179699</text:p>
              </table:table-cell>
              <table:table-cell office:value-type="float" office:value="199202.840868895">
                <text:p>199202.840868895</text:p>
              </table:table-cell>
              <table:table-cell office:value-type="float" office:value="102506">
                <text:p>102506</text:p>
              </table:table-cell>
              <table:table-cell office:value-type="float" office:value="125835.906739331">
                <text:p>125835.9067393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8873">
                <text:p>178873</text:p>
              </table:table-cell>
              <table:table-cell office:value-type="float" office:value="198577.307303698">
                <text:p>198577.307303698</text:p>
              </table:table-cell>
              <table:table-cell office:value-type="float" office:value="101594">
                <text:p>101594</text:p>
              </table:table-cell>
              <table:table-cell office:value-type="float" office:value="125090.001916582">
                <text:p>125090.0019165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8025">
                <text:p>178025</text:p>
              </table:table-cell>
              <table:table-cell office:value-type="float" office:value="197944.928617431">
                <text:p>197944.928617431</text:p>
              </table:table-cell>
              <table:table-cell office:value-type="float" office:value="100661">
                <text:p>100661</text:p>
              </table:table-cell>
              <table:table-cell office:value-type="float" office:value="124338.340319149">
                <text:p>124338.340319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7173">
                <text:p>177173</text:p>
              </table:table-cell>
              <table:table-cell office:value-type="float" office:value="197305.792352279">
                <text:p>197305.792352279</text:p>
              </table:table-cell>
              <table:table-cell office:value-type="float" office:value="99649">
                <text:p>99649</text:p>
              </table:table-cell>
              <table:table-cell office:value-type="float" office:value="123578.668309329">
                <text:p>123578.6683093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282">
                <text:p>176282</text:p>
              </table:table-cell>
              <table:table-cell office:value-type="float" office:value="196658.906433747">
                <text:p>196658.906433747</text:p>
              </table:table-cell>
              <table:table-cell office:value-type="float" office:value="98751">
                <text:p>98751</text:p>
              </table:table-cell>
              <table:table-cell office:value-type="float" office:value="122814.740053658">
                <text:p>122814.740053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5442">
                <text:p>175442</text:p>
              </table:table-cell>
              <table:table-cell office:value-type="float" office:value="196006.078543478">
                <text:p>196006.078543478</text:p>
              </table:table-cell>
              <table:table-cell office:value-type="float" office:value="97831">
                <text:p>97831</text:p>
              </table:table-cell>
              <table:table-cell office:value-type="float" office:value="122046.009590468">
                <text:p>122046.0095904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4565">
                <text:p>174565</text:p>
              </table:table-cell>
              <table:table-cell office:value-type="float" office:value="195346.353049833">
                <text:p>195346.353049833</text:p>
              </table:table-cell>
              <table:table-cell office:value-type="float" office:value="96876">
                <text:p>96876</text:p>
              </table:table-cell>
              <table:table-cell office:value-type="float" office:value="121271.547756915">
                <text:p>121271.5477569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3678">
                <text:p>173678</text:p>
              </table:table-cell>
              <table:table-cell office:value-type="float" office:value="194679.634494453">
                <text:p>194679.634494453</text:p>
              </table:table-cell>
              <table:table-cell office:value-type="float" office:value="95829">
                <text:p>95829</text:p>
              </table:table-cell>
              <table:table-cell office:value-type="float" office:value="120488.700133626">
                <text:p>120488.7001336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2751">
                <text:p>172751</text:p>
              </table:table-cell>
              <table:table-cell office:value-type="float" office:value="194004.907279239">
                <text:p>194004.907279239</text:p>
              </table:table-cell>
              <table:table-cell office:value-type="float" office:value="94913">
                <text:p>94913</text:p>
              </table:table-cell>
              <table:table-cell office:value-type="float" office:value="119701.755514129">
                <text:p>119701.7555141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1877">
                <text:p>171877</text:p>
              </table:table-cell>
              <table:table-cell office:value-type="float" office:value="193324.048593724">
                <text:p>193324.048593724</text:p>
              </table:table-cell>
              <table:table-cell office:value-type="float" office:value="93971">
                <text:p>93971</text:p>
              </table:table-cell>
              <table:table-cell office:value-type="float" office:value="118910.039959848">
                <text:p>118910.0399598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0965">
                <text:p>170965</text:p>
              </table:table-cell>
              <table:table-cell office:value-type="float" office:value="192636.077867763">
                <text:p>192636.077867763</text:p>
              </table:table-cell>
              <table:table-cell office:value-type="float" office:value="92984">
                <text:p>92984</text:p>
              </table:table-cell>
              <table:table-cell office:value-type="float" office:value="118112.315653392">
                <text:p>118112.3156533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0036">
                <text:p>170036</text:p>
              </table:table-cell>
              <table:table-cell office:value-type="float" office:value="191940.690856448">
                <text:p>191940.690856448</text:p>
              </table:table-cell>
              <table:table-cell office:value-type="float" office:value="91899">
                <text:p>91899</text:p>
              </table:table-cell>
              <table:table-cell office:value-type="float" office:value="117305.752094826">
                <text:p>117305.7520948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9074">
                <text:p>169074</text:p>
              </table:table-cell>
              <table:table-cell office:value-type="float" office:value="191237.100368557">
                <text:p>191237.100368557</text:p>
              </table:table-cell>
              <table:table-cell office:value-type="float" office:value="90958">
                <text:p>90958</text:p>
              </table:table-cell>
              <table:table-cell office:value-type="float" office:value="116495.05203037">
                <text:p>116495.052030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8151">
                <text:p>168151</text:p>
              </table:table-cell>
              <table:table-cell office:value-type="float" office:value="190526.758818755">
                <text:p>190526.758818755</text:p>
              </table:table-cell>
              <table:table-cell office:value-type="float" office:value="89976">
                <text:p>89976</text:p>
              </table:table-cell>
              <table:table-cell office:value-type="float" office:value="115679.081198666">
                <text:p>115679.0811986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7198">
                <text:p>167198</text:p>
              </table:table-cell>
              <table:table-cell office:value-type="float" office:value="189808.950855101">
                <text:p>189808.950855101</text:p>
              </table:table-cell>
              <table:table-cell office:value-type="float" office:value="88958">
                <text:p>88958</text:p>
              </table:table-cell>
              <table:table-cell office:value-type="float" office:value="114856.894084861">
                <text:p>114856.8940848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6232">
                <text:p>166232</text:p>
              </table:table-cell>
              <table:table-cell office:value-type="float" office:value="189083.506213406">
                <text:p>189083.506213406</text:p>
              </table:table-cell>
              <table:table-cell office:value-type="float" office:value="87935">
                <text:p>87935</text:p>
              </table:table-cell>
              <table:table-cell office:value-type="float" office:value="114028.528113019">
                <text:p>114028.5281130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5273">
                <text:p>165273</text:p>
              </table:table-cell>
              <table:table-cell office:value-type="float" office:value="188350.875252993">
                <text:p>188350.875252993</text:p>
              </table:table-cell>
              <table:table-cell office:value-type="float" office:value="86917">
                <text:p>86917</text:p>
              </table:table-cell>
              <table:table-cell office:value-type="float" office:value="113194.327248003">
                <text:p>113194.3272480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4292">
                <text:p>164292</text:p>
              </table:table-cell>
              <table:table-cell office:value-type="float" office:value="187610.602168286">
                <text:p>187610.602168286</text:p>
              </table:table-cell>
              <table:table-cell office:value-type="float" office:value="85882">
                <text:p>85882</text:p>
              </table:table-cell>
              <table:table-cell office:value-type="float" office:value="112353.947948064">
                <text:p>112353.9479480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3295">
                <text:p>163295</text:p>
              </table:table-cell>
              <table:table-cell office:value-type="float" office:value="186862.429793877">
                <text:p>186862.429793877</text:p>
              </table:table-cell>
              <table:table-cell office:value-type="float" office:value="84833">
                <text:p>84833</text:p>
              </table:table-cell>
              <table:table-cell office:value-type="float" office:value="111507.149549662">
                <text:p>111507.1495496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288">
                <text:p>162288</text:p>
              </table:table-cell>
              <table:table-cell office:value-type="float" office:value="186106.293492527">
                <text:p>186106.293492527</text:p>
              </table:table-cell>
              <table:table-cell office:value-type="float" office:value="83778">
                <text:p>83778</text:p>
              </table:table-cell>
              <table:table-cell office:value-type="float" office:value="110653.944948134">
                <text:p>110653.9449481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1185">
                <text:p>161185</text:p>
              </table:table-cell>
              <table:table-cell office:value-type="float" office:value="185339.484461988">
                <text:p>185339.484461988</text:p>
              </table:table-cell>
              <table:table-cell office:value-type="float" office:value="82621">
                <text:p>82621</text:p>
              </table:table-cell>
              <table:table-cell office:value-type="float" office:value="109791.392795884">
                <text:p>109791.3927958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264">
                <text:p>160264</text:p>
              </table:table-cell>
              <table:table-cell office:value-type="float" office:value="184567.931093927">
                <text:p>184567.931093927</text:p>
              </table:table-cell>
              <table:table-cell office:value-type="float" office:value="81662">
                <text:p>81662</text:p>
              </table:table-cell>
              <table:table-cell office:value-type="float" office:value="108925.873017549">
                <text:p>108925.8730175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9230">
                <text:p>159230</text:p>
              </table:table-cell>
              <table:table-cell office:value-type="float" office:value="183788.302444883">
                <text:p>183788.302444883</text:p>
              </table:table-cell>
              <table:table-cell office:value-type="float" office:value="80583">
                <text:p>80583</text:p>
              </table:table-cell>
              <table:table-cell office:value-type="float" office:value="108053.784617009">
                <text:p>108053.7846170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8181">
                <text:p>158181</text:p>
              </table:table-cell>
              <table:table-cell office:value-type="float" office:value="183000.385446579">
                <text:p>183000.385446579</text:p>
              </table:table-cell>
              <table:table-cell office:value-type="float" office:value="79494">
                <text:p>79494</text:p>
              </table:table-cell>
              <table:table-cell office:value-type="float" office:value="107175.022013409">
                <text:p>107175.0220134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125">
                <text:p>157125</text:p>
              </table:table-cell>
              <table:table-cell office:value-type="float" office:value="182204.21974053">
                <text:p>182204.21974053</text:p>
              </table:table-cell>
              <table:table-cell office:value-type="float" office:value="78403">
                <text:p>78403</text:p>
              </table:table-cell>
              <table:table-cell office:value-type="float" office:value="106289.729028381">
                <text:p>106289.7290283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6047">
                <text:p>156047</text:p>
              </table:table-cell>
              <table:table-cell office:value-type="float" office:value="181399.382210052">
                <text:p>181399.382210052</text:p>
              </table:table-cell>
              <table:table-cell office:value-type="float" office:value="77288">
                <text:p>77288</text:p>
              </table:table-cell>
              <table:table-cell office:value-type="float" office:value="105397.3681352">
                <text:p>105397.36813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984">
                <text:p>154984</text:p>
              </table:table-cell>
              <table:table-cell office:value-type="float" office:value="180586.601218974">
                <text:p>180586.601218974</text:p>
              </table:table-cell>
              <table:table-cell office:value-type="float" office:value="76197">
                <text:p>76197</text:p>
              </table:table-cell>
              <table:table-cell office:value-type="float" office:value="104498.895269501">
                <text:p>104498.8952695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3900">
                <text:p>153900</text:p>
              </table:table-cell>
              <table:table-cell office:value-type="float" office:value="179765.475027621">
                <text:p>179765.475027621</text:p>
              </table:table-cell>
              <table:table-cell office:value-type="float" office:value="75083">
                <text:p>75083</text:p>
              </table:table-cell>
              <table:table-cell office:value-type="float" office:value="103593.790799671">
                <text:p>103593.7907996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2766">
                <text:p>152766</text:p>
              </table:table-cell>
              <table:table-cell office:value-type="float" office:value="178934.721949848">
                <text:p>178934.721949848</text:p>
              </table:table-cell>
              <table:table-cell office:value-type="float" office:value="73923">
                <text:p>73923</text:p>
              </table:table-cell>
              <table:table-cell office:value-type="float" office:value="102680.84339045">
                <text:p>102680.843390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1686">
                <text:p>151686</text:p>
              </table:table-cell>
              <table:table-cell office:value-type="float" office:value="178096.299736006">
                <text:p>178096.299736006</text:p>
              </table:table-cell>
              <table:table-cell office:value-type="float" office:value="72820">
                <text:p>72820</text:p>
              </table:table-cell>
              <table:table-cell office:value-type="float" office:value="101762.048209205">
                <text:p>101762.0482092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446">
                <text:p>150446</text:p>
              </table:table-cell>
              <table:table-cell office:value-type="float" office:value="177245.521282591">
                <text:p>177245.521282591</text:p>
              </table:table-cell>
              <table:table-cell office:value-type="float" office:value="71559">
                <text:p>71559</text:p>
              </table:table-cell>
              <table:table-cell office:value-type="float" office:value="100832.723648922">
                <text:p>100832.7236489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402">
                <text:p>149402</text:p>
              </table:table-cell>
              <table:table-cell office:value-type="float" office:value="176388.797550819">
                <text:p>176388.797550819</text:p>
              </table:table-cell>
              <table:table-cell office:value-type="float" office:value="70502">
                <text:p>70502</text:p>
              </table:table-cell>
              <table:table-cell office:value-type="float" office:value="99899.4706135707">
                <text:p>99899.47061357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8272">
                <text:p>148272</text:p>
              </table:table-cell>
              <table:table-cell office:value-type="float" office:value="175523.665318486">
                <text:p>175523.665318486</text:p>
              </table:table-cell>
              <table:table-cell office:value-type="float" office:value="69358">
                <text:p>69358</text:p>
              </table:table-cell>
              <table:table-cell office:value-type="float" office:value="98959.7330562301">
                <text:p>98959.73305623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7113">
                <text:p>147113</text:p>
              </table:table-cell>
              <table:table-cell office:value-type="float" office:value="174649.491000994">
                <text:p>174649.491000994</text:p>
              </table:table-cell>
              <table:table-cell office:value-type="float" office:value="68189">
                <text:p>68189</text:p>
              </table:table-cell>
              <table:table-cell office:value-type="float" office:value="98012.9412698845">
                <text:p>98012.94126988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830">
                <text:p>145830</text:p>
              </table:table-cell>
              <table:table-cell office:value-type="float" office:value="173762.737431732">
                <text:p>173762.737431732</text:p>
              </table:table-cell>
              <table:table-cell office:value-type="float" office:value="66901">
                <text:p>66901</text:p>
              </table:table-cell>
              <table:table-cell office:value-type="float" office:value="97055.6507692727">
                <text:p>97055.65076927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734">
                <text:p>144734</text:p>
              </table:table-cell>
              <table:table-cell office:value-type="float" office:value="172869.545510756">
                <text:p>172869.545510756</text:p>
              </table:table-cell>
              <table:table-cell office:value-type="float" office:value="65802">
                <text:p>65802</text:p>
              </table:table-cell>
              <table:table-cell office:value-type="float" office:value="96093.999976372">
                <text:p>96093.9999763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3446">
                <text:p>143446</text:p>
              </table:table-cell>
              <table:table-cell office:value-type="float" office:value="171964.205648887">
                <text:p>171964.205648887</text:p>
              </table:table-cell>
              <table:table-cell office:value-type="float" office:value="64511">
                <text:p>64511</text:p>
              </table:table-cell>
              <table:table-cell office:value-type="float" office:value="95122.2153617144">
                <text:p>95122.21536171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31">
                <text:p>142331</text:p>
              </table:table-cell>
              <table:table-cell office:value-type="float" office:value="171052.414705844">
                <text:p>171052.414705844</text:p>
              </table:table-cell>
              <table:table-cell office:value-type="float" office:value="63401">
                <text:p>63401</text:p>
              </table:table-cell>
              <table:table-cell office:value-type="float" office:value="94146.1779659694">
                <text:p>94146.17796596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1123">
                <text:p>141123</text:p>
              </table:table-cell>
              <table:table-cell office:value-type="float" office:value="170131.509637972">
                <text:p>170131.509637972</text:p>
              </table:table-cell>
              <table:table-cell office:value-type="float" office:value="62200">
                <text:p>62200</text:p>
              </table:table-cell>
              <table:table-cell office:value-type="float" office:value="93163.2186439395">
                <text:p>93163.21864393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9884">
                <text:p>139884</text:p>
              </table:table-cell>
              <table:table-cell office:value-type="float" office:value="169200.817033727">
                <text:p>169200.817033727</text:p>
              </table:table-cell>
              <table:table-cell office:value-type="float" office:value="60972">
                <text:p>60972</text:p>
              </table:table-cell>
              <table:table-cell office:value-type="float" office:value="92172.7196087414">
                <text:p>92172.71960874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8627">
                <text:p>138627</text:p>
              </table:table-cell>
              <table:table-cell office:value-type="float" office:value="168260.08420192">
                <text:p>168260.08420192</text:p>
              </table:table-cell>
              <table:table-cell office:value-type="float" office:value="59730">
                <text:p>59730</text:p>
              </table:table-cell>
              <table:table-cell office:value-type="float" office:value="91174.4820823186">
                <text:p>91174.48208231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7240">
                <text:p>137240</text:p>
              </table:table-cell>
              <table:table-cell office:value-type="float" office:value="167305.62007263">
                <text:p>167305.62007263</text:p>
              </table:table-cell>
              <table:table-cell office:value-type="float" office:value="58365">
                <text:p>58365</text:p>
              </table:table-cell>
              <table:table-cell office:value-type="float" office:value="90164.9595567088">
                <text:p>90164.95955670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6060">
                <text:p>136060</text:p>
              </table:table-cell>
              <table:table-cell office:value-type="float" office:value="166344.216378087">
                <text:p>166344.216378087</text:p>
              </table:table-cell>
              <table:table-cell office:value-type="float" office:value="57205">
                <text:p>57205</text:p>
              </table:table-cell>
              <table:table-cell office:value-type="float" office:value="89150.8069549639">
                <text:p>89150.80695496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795">
                <text:p>134795</text:p>
              </table:table-cell>
              <table:table-cell office:value-type="float" office:value="165373.471258762">
                <text:p>165373.471258762</text:p>
              </table:table-cell>
              <table:table-cell office:value-type="float" office:value="55966">
                <text:p>55966</text:p>
              </table:table-cell>
              <table:table-cell office:value-type="float" office:value="88129.7359717342">
                <text:p>88129.73597173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3479">
                <text:p>133479</text:p>
              </table:table-cell>
              <table:table-cell office:value-type="float" office:value="164392.102912338">
                <text:p>164392.102912338</text:p>
              </table:table-cell>
              <table:table-cell office:value-type="float" office:value="54681">
                <text:p>54681</text:p>
              </table:table-cell>
              <table:table-cell office:value-type="float" office:value="87100.5440956809">
                <text:p>87100.54409568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2146">
                <text:p>132146</text:p>
              </table:table-cell>
              <table:table-cell office:value-type="float" office:value="163399.91513042">
                <text:p>163399.91513042</text:p>
              </table:table-cell>
              <table:table-cell office:value-type="float" office:value="53387">
                <text:p>53387</text:p>
              </table:table-cell>
              <table:table-cell office:value-type="float" office:value="86063.2042773522">
                <text:p>86063.20427735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0815">
                <text:p>130815</text:p>
              </table:table-cell>
              <table:table-cell office:value-type="float" office:value="162397.302357176">
                <text:p>162397.302357176</text:p>
              </table:table-cell>
              <table:table-cell office:value-type="float" office:value="52093">
                <text:p>52093</text:p>
              </table:table-cell>
              <table:table-cell office:value-type="float" office:value="85017.9672226645">
                <text:p>85017.96722266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9334">
                <text:p>129334</text:p>
              </table:table-cell>
              <table:table-cell office:value-type="float" office:value="161379.969976956">
                <text:p>161379.969976956</text:p>
              </table:table-cell>
              <table:table-cell office:value-type="float" office:value="50662">
                <text:p>50662</text:p>
              </table:table-cell>
              <table:table-cell office:value-type="float" office:value="83960.8605388902">
                <text:p>83960.86053889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8077">
                <text:p>128077</text:p>
              </table:table-cell>
              <table:table-cell office:value-type="float" office:value="160355.263208434">
                <text:p>160355.263208434</text:p>
              </table:table-cell>
              <table:table-cell office:value-type="float" office:value="49451">
                <text:p>49451</text:p>
              </table:table-cell>
              <table:table-cell office:value-type="float" office:value="82899.0186761551">
                <text:p>82899.01867615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588">
                <text:p>126588</text:p>
              </table:table-cell>
              <table:table-cell office:value-type="float" office:value="159316.270494328">
                <text:p>159316.270494328</text:p>
              </table:table-cell>
              <table:table-cell office:value-type="float" office:value="48017">
                <text:p>48017</text:p>
              </table:table-cell>
              <table:table-cell office:value-type="float" office:value="81825.7257938119">
                <text:p>81825.72579381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5295">
                <text:p>125295</text:p>
              </table:table-cell>
              <table:table-cell office:value-type="float" office:value="158269.462171426">
                <text:p>158269.462171426</text:p>
              </table:table-cell>
              <table:table-cell office:value-type="float" office:value="46780">
                <text:p>46780</text:p>
              </table:table-cell>
              <table:table-cell office:value-type="float" office:value="80747.3957693869">
                <text:p>80747.39576938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3901">
                <text:p>123901</text:p>
              </table:table-cell>
              <table:table-cell office:value-type="float" office:value="157211.97102769">
                <text:p>157211.97102769</text:p>
              </table:table-cell>
              <table:table-cell office:value-type="float" office:value="45446">
                <text:p>45446</text:p>
              </table:table-cell>
              <table:table-cell office:value-type="float" office:value="79661.1989764827">
                <text:p>79661.19897648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2466">
                <text:p>122466</text:p>
              </table:table-cell>
              <table:table-cell office:value-type="float" office:value="156142.864226838">
                <text:p>156142.864226838</text:p>
              </table:table-cell>
              <table:table-cell office:value-type="float" office:value="44082">
                <text:p>44082</text:p>
              </table:table-cell>
              <table:table-cell office:value-type="float" office:value="78566.4543925909">
                <text:p>78566.45439259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1015">
                <text:p>121015</text:p>
              </table:table-cell>
              <table:table-cell office:value-type="float" office:value="155062.006866012">
                <text:p>155062.006866012</text:p>
              </table:table-cell>
              <table:table-cell office:value-type="float" office:value="42703">
                <text:p>42703</text:p>
              </table:table-cell>
              <table:table-cell office:value-type="float" office:value="77462.9634882035">
                <text:p>77462.96348820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9406">
                <text:p>119406</text:p>
              </table:table-cell>
              <table:table-cell office:value-type="float" office:value="153964.898962442">
                <text:p>153964.898962442</text:p>
              </table:table-cell>
              <table:table-cell office:value-type="float" office:value="41180">
                <text:p>41180</text:p>
              </table:table-cell>
              <table:table-cell office:value-type="float" office:value="76346.5646116434">
                <text:p>76346.56461164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8048">
                <text:p>118048</text:p>
              </table:table-cell>
              <table:table-cell office:value-type="float" office:value="152859.763609752">
                <text:p>152859.763609752</text:p>
              </table:table-cell>
              <table:table-cell office:value-type="float" office:value="39897">
                <text:p>39897</text:p>
              </table:table-cell>
              <table:table-cell office:value-type="float" office:value="75225.0395466697">
                <text:p>75225.03954666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6569">
                <text:p>116569</text:p>
              </table:table-cell>
              <table:table-cell office:value-type="float" office:value="151743.124729452">
                <text:p>151743.124729452</text:p>
              </table:table-cell>
              <table:table-cell office:value-type="float" office:value="38511">
                <text:p>38511</text:p>
              </table:table-cell>
              <table:table-cell office:value-type="float" office:value="74095.3767913876">
                <text:p>74095.37679138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5044">
                <text:p>115044</text:p>
              </table:table-cell>
              <table:table-cell office:value-type="float" office:value="150613.920891622">
                <text:p>150613.920891622</text:p>
              </table:table-cell>
              <table:table-cell office:value-type="float" office:value="37081">
                <text:p>37081</text:p>
              </table:table-cell>
              <table:table-cell office:value-type="float" office:value="72956.4728901141">
                <text:p>72956.47289011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3353">
                <text:p>113353</text:p>
              </table:table-cell>
              <table:table-cell office:value-type="float" office:value="149467.431018034">
                <text:p>149467.431018034</text:p>
              </table:table-cell>
              <table:table-cell office:value-type="float" office:value="35503">
                <text:p>35503</text:p>
              </table:table-cell>
              <table:table-cell office:value-type="float" office:value="71804.0583396491">
                <text:p>71804.05833964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1930">
                <text:p>111930</text:p>
              </table:table-cell>
              <table:table-cell office:value-type="float" office:value="148312.433140556">
                <text:p>148312.433140556</text:p>
              </table:table-cell>
              <table:table-cell office:value-type="float" office:value="34175">
                <text:p>34175</text:p>
              </table:table-cell>
              <table:table-cell office:value-type="float" office:value="70646.2411599676">
                <text:p>70646.24115996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349">
                <text:p>110349</text:p>
              </table:table-cell>
              <table:table-cell office:value-type="float" office:value="147144.327505462">
                <text:p>147144.327505462</text:p>
              </table:table-cell>
              <table:table-cell office:value-type="float" office:value="32713">
                <text:p>32713</text:p>
              </table:table-cell>
              <table:table-cell office:value-type="float" office:value="69479.0645088917">
                <text:p>69479.06450889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8787">
                <text:p>108787</text:p>
              </table:table-cell>
              <table:table-cell office:value-type="float" office:value="145964.102043756">
                <text:p>145964.102043756</text:p>
              </table:table-cell>
              <table:table-cell office:value-type="float" office:value="31267">
                <text:p>31267</text:p>
              </table:table-cell>
              <table:table-cell office:value-type="float" office:value="68303.3086778488">
                <text:p>68303.30867784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7151">
                <text:p>107151</text:p>
              </table:table-cell>
              <table:table-cell office:value-type="float" office:value="144769.852750101">
                <text:p>144769.852750101</text:p>
              </table:table-cell>
              <table:table-cell office:value-type="float" office:value="29761">
                <text:p>29761</text:p>
              </table:table-cell>
              <table:table-cell office:value-type="float" office:value="67117.3914877612">
                <text:p>67117.39148776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5371">
                <text:p>105371</text:p>
              </table:table-cell>
              <table:table-cell office:value-type="float" office:value="143557.580357791">
                <text:p>143557.580357791</text:p>
              </table:table-cell>
              <table:table-cell office:value-type="float" office:value="28124">
                <text:p>28124</text:p>
              </table:table-cell>
              <table:table-cell office:value-type="float" office:value="65917.5948265993">
                <text:p>65917.59482659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3888">
                <text:p>103888</text:p>
              </table:table-cell>
              <table:table-cell office:value-type="float" office:value="142336.977885243">
                <text:p>142336.977885243</text:p>
              </table:table-cell>
              <table:table-cell office:value-type="float" office:value="26772">
                <text:p>26772</text:p>
              </table:table-cell>
              <table:table-cell office:value-type="float" office:value="64713.1149857809">
                <text:p>64713.11498578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2203">
                <text:p>102203</text:p>
              </table:table-cell>
              <table:table-cell office:value-type="float" office:value="141102.086258005">
                <text:p>141102.086258005</text:p>
              </table:table-cell>
              <table:table-cell office:value-type="float" office:value="25232">
                <text:p>25232</text:p>
              </table:table-cell>
              <table:table-cell office:value-type="float" office:value="63498.3114477568">
                <text:p>63498.31144775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508">
                <text:p>100508</text:p>
              </table:table-cell>
              <table:table-cell office:value-type="float" office:value="139853.037450066">
                <text:p>139853.037450066</text:p>
              </table:table-cell>
              <table:table-cell office:value-type="float" office:value="23695">
                <text:p>23695</text:p>
              </table:table-cell>
              <table:table-cell office:value-type="float" office:value="62273.5941724412">
                <text:p>62273.59417244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789">
                <text:p>98789</text:p>
              </table:table-cell>
              <table:table-cell office:value-type="float" office:value="138589.528605449">
                <text:p>138589.528605449</text:p>
              </table:table-cell>
              <table:table-cell office:value-type="float" office:value="22137">
                <text:p>22137</text:p>
              </table:table-cell>
              <table:table-cell office:value-type="float" office:value="61038.6220440584">
                <text:p>61038.62204405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013">
                <text:p>97013</text:p>
              </table:table-cell>
              <table:table-cell office:value-type="float" office:value="137310.250802204">
                <text:p>137310.250802204</text:p>
              </table:table-cell>
              <table:table-cell office:value-type="float" office:value="20535">
                <text:p>20535</text:p>
              </table:table-cell>
              <table:table-cell office:value-type="float" office:value="59792.3567503951">
                <text:p>59792.35675039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5250">
                <text:p>95250</text:p>
              </table:table-cell>
              <table:table-cell office:value-type="float" office:value="136016.08923906">
                <text:p>136016.08923906</text:p>
              </table:table-cell>
              <table:table-cell office:value-type="float" office:value="18948">
                <text:p>18948</text:p>
              </table:table-cell>
              <table:table-cell office:value-type="float" office:value="58535.6073119214">
                <text:p>58535.60731192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3500">
                <text:p>93500</text:p>
              </table:table-cell>
              <table:table-cell office:value-type="float" office:value="134707.901877858">
                <text:p>134707.901877858</text:p>
              </table:table-cell>
              <table:table-cell office:value-type="float" office:value="17381">
                <text:p>17381</text:p>
              </table:table-cell>
              <table:table-cell office:value-type="float" office:value="57269.3117023238">
                <text:p>57269.31170232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1708">
                <text:p>91708</text:p>
              </table:table-cell>
              <table:table-cell office:value-type="float" office:value="133384.827973924">
                <text:p>133384.827973924</text:p>
              </table:table-cell>
              <table:table-cell office:value-type="float" office:value="15786">
                <text:p>15786</text:p>
              </table:table-cell>
              <table:table-cell office:value-type="float" office:value="55992.9021114831">
                <text:p>55992.90211148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9838">
                <text:p>89838</text:p>
              </table:table-cell>
              <table:table-cell office:value-type="float" office:value="132044.925574726">
                <text:p>132044.925574726</text:p>
              </table:table-cell>
              <table:table-cell office:value-type="float" office:value="14120">
                <text:p>14120</text:p>
              </table:table-cell>
              <table:table-cell office:value-type="float" office:value="54704.5051234375">
                <text:p>54704.50512343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978">
                <text:p>87978</text:p>
              </table:table-cell>
              <table:table-cell office:value-type="float" office:value="130689.020172427">
                <text:p>130689.020172427</text:p>
              </table:table-cell>
              <table:table-cell office:value-type="float" office:value="12476">
                <text:p>12476</text:p>
              </table:table-cell>
              <table:table-cell office:value-type="float" office:value="53405.1665042548">
                <text:p>53405.16650425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126">
                <text:p>86126</text:p>
              </table:table-cell>
              <table:table-cell office:value-type="float" office:value="129317.850320967">
                <text:p>129317.850320967</text:p>
              </table:table-cell>
              <table:table-cell office:value-type="float" office:value="10838">
                <text:p>10838</text:p>
              </table:table-cell>
              <table:table-cell office:value-type="float" office:value="52095.4075348931">
                <text:p>52095.40753489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214">
                <text:p>84214</text:p>
              </table:table-cell>
              <table:table-cell office:value-type="float" office:value="127930.039541861">
                <text:p>127930.039541861</text:p>
              </table:table-cell>
              <table:table-cell office:value-type="float" office:value="9162">
                <text:p>9162</text:p>
              </table:table-cell>
              <table:table-cell office:value-type="float" office:value="50774.3796107425">
                <text:p>50774.37961074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2278">
                <text:p>82278</text:p>
              </table:table-cell>
              <table:table-cell office:value-type="float" office:value="126525.361402111">
                <text:p>126525.361402111</text:p>
              </table:table-cell>
              <table:table-cell office:value-type="float" office:value="7466">
                <text:p>7466</text:p>
              </table:table-cell>
              <table:table-cell office:value-type="float" office:value="49441.8140842581">
                <text:p>49441.81408425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0318">
                <text:p>80318</text:p>
              </table:table-cell>
              <table:table-cell office:value-type="float" office:value="125103.596435892">
                <text:p>125103.596435892</text:p>
              </table:table-cell>
              <table:table-cell office:value-type="float" office:value="5760">
                <text:p>5760</text:p>
              </table:table-cell>
              <table:table-cell office:value-type="float" office:value="48097.758266281">
                <text:p>48097.7582662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8346">
                <text:p>78346</text:p>
              </table:table-cell>
              <table:table-cell office:value-type="float" office:value="123664.901160942">
                <text:p>123664.901160942</text:p>
              </table:table-cell>
              <table:table-cell office:value-type="float" office:value="4049">
                <text:p>4049</text:p>
              </table:table-cell>
              <table:table-cell office:value-type="float" office:value="46742.4118580877">
                <text:p>46742.41185808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6272">
                <text:p>76272</text:p>
              </table:table-cell>
              <table:table-cell office:value-type="float" office:value="122206.658048298">
                <text:p>122206.658048298</text:p>
              </table:table-cell>
              <table:table-cell office:value-type="float" office:value="2252">
                <text:p>2252</text:p>
              </table:table-cell>
              <table:table-cell office:value-type="float" office:value="45373.4761086081">
                <text:p>45373.47610860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275">
                <text:p>74275</text:p>
              </table:table-cell>
              <table:table-cell office:value-type="float" office:value="120731.837800658">
                <text:p>120731.837800658</text:p>
              </table:table-cell>
              <table:table-cell office:value-type="float" office:value="535">
                <text:p>535</text:p>
              </table:table-cell>
              <table:table-cell office:value-type="float" office:value="43993.8306898817">
                <text:p>43993.83068988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2195">
                <text:p>72195</text:p>
              </table:table-cell>
              <table:table-cell office:value-type="float" office:value="119238.39663756">
                <text:p>119238.39663756</text:p>
              </table:table-cell>
              <table:table-cell office:value-type="float" office:value="-234">
                <text:p>-234</text:p>
              </table:table-cell>
              <table:table-cell office:value-type="float" office:value="42632.9743609622">
                <text:p>42632.97436096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064">
                <text:p>70064</text:p>
              </table:table-cell>
              <table:table-cell office:value-type="float" office:value="117725.338279482">
                <text:p>117725.338279482</text:p>
              </table:table-cell>
              <table:table-cell office:value-type="float" office:value="-383">
                <text:p>-383</text:p>
              </table:table-cell>
              <table:table-cell office:value-type="float" office:value="41309.4059190865">
                <text:p>41309.40591908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961">
                <text:p>67961</text:p>
              </table:table-cell>
              <table:table-cell office:value-type="float" office:value="116194.127870882">
                <text:p>116194.127870882</text:p>
              </table:table-cell>
              <table:table-cell office:value-type="float" office:value="-526">
                <text:p>-526</text:p>
              </table:table-cell>
              <table:table-cell office:value-type="float" office:value="40022.1626600377">
                <text:p>40022.16266003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5580">
                <text:p>65580</text:p>
              </table:table-cell>
              <table:table-cell office:value-type="float" office:value="114636.77009024">
                <text:p>114636.77009024</text:p>
              </table:table-cell>
              <table:table-cell office:value-type="float" office:value="-683">
                <text:p>-683</text:p>
              </table:table-cell>
              <table:table-cell office:value-type="float" office:value="38769.6961166519">
                <text:p>38769.69611665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566">
                <text:p>63566</text:p>
              </table:table-cell>
              <table:table-cell office:value-type="float" office:value="113065.361779771">
                <text:p>113065.361779771</text:p>
              </table:table-cell>
              <table:table-cell office:value-type="float" office:value="-804">
                <text:p>-804</text:p>
              </table:table-cell>
              <table:table-cell office:value-type="float" office:value="37552.0439284472">
                <text:p>37552.04392844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335">
                <text:p>61335</text:p>
              </table:table-cell>
              <table:table-cell office:value-type="float" office:value="111473.658340393">
                <text:p>111473.658340393</text:p>
              </table:table-cell>
              <table:table-cell office:value-type="float" office:value="-943">
                <text:p>-943</text:p>
              </table:table-cell>
              <table:table-cell office:value-type="float" office:value="36367.5810383411">
                <text:p>36367.58103834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076">
                <text:p>59076</text:p>
              </table:table-cell>
              <table:table-cell office:value-type="float" office:value="109861.42269915">
                <text:p>109861.42269915</text:p>
              </table:table-cell>
              <table:table-cell office:value-type="float" office:value="-1067">
                <text:p>-1067</text:p>
              </table:table-cell>
              <table:table-cell office:value-type="float" office:value="35215.747775623">
                <text:p>35215.7477756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770">
                <text:p>56770</text:p>
              </table:table-cell>
              <table:table-cell office:value-type="float" office:value="108227.840462253">
                <text:p>108227.840462253</text:p>
              </table:table-cell>
              <table:table-cell office:value-type="float" office:value="-1193">
                <text:p>-1193</text:p>
              </table:table-cell>
              <table:table-cell office:value-type="float" office:value="34095.4786132961">
                <text:p>34095.47861329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33">
                <text:p>54433</text:p>
              </table:table-cell>
              <table:table-cell office:value-type="float" office:value="106572.614601876">
                <text:p>106572.614601876</text:p>
              </table:table-cell>
              <table:table-cell office:value-type="float" office:value="-1318">
                <text:p>-1318</text:p>
              </table:table-cell>
              <table:table-cell office:value-type="float" office:value="33005.8331175024">
                <text:p>33005.83311750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891">
                <text:p>51891</text:p>
              </table:table-cell>
              <table:table-cell office:value-type="float" office:value="104890.103383357">
                <text:p>104890.103383357</text:p>
              </table:table-cell>
              <table:table-cell office:value-type="float" office:value="-1435">
                <text:p>-1435</text:p>
              </table:table-cell>
              <table:table-cell office:value-type="float" office:value="31946.1151754254">
                <text:p>31946.11517542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656">
                <text:p>49656</text:p>
              </table:table-cell>
              <table:table-cell office:value-type="float" office:value="103190.592510023">
                <text:p>103190.592510023</text:p>
              </table:table-cell>
              <table:table-cell office:value-type="float" office:value="-1547">
                <text:p>-1547</text:p>
              </table:table-cell>
              <table:table-cell office:value-type="float" office:value="30915.5577854123">
                <text:p>30915.55778541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006">
                <text:p>47006</text:p>
              </table:table-cell>
              <table:table-cell office:value-type="float" office:value="101461.835817407">
                <text:p>101461.835817407</text:p>
              </table:table-cell>
              <table:table-cell office:value-type="float" office:value="-1660">
                <text:p>-1660</text:p>
              </table:table-cell>
              <table:table-cell office:value-type="float" office:value="29913.2329304765">
                <text:p>29913.23293047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721">
                <text:p>44721</text:p>
              </table:table-cell>
              <table:table-cell office:value-type="float" office:value="99715.9639461021">
                <text:p>99715.9639461021</text:p>
              </table:table-cell>
              <table:table-cell office:value-type="float" office:value="-1753">
                <text:p>-1753</text:p>
              </table:table-cell>
              <table:table-cell office:value-type="float" office:value="28938.8873018465">
                <text:p>28938.887301846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237">
                <text:p>42237</text:p>
              </table:table-cell>
              <table:table-cell office:value-type="float" office:value="97947.3804400682">
                <text:p>97947.3804400682</text:p>
              </table:table-cell>
              <table:table-cell office:value-type="float" office:value="-1846">
                <text:p>-1846</text:p>
              </table:table-cell>
              <table:table-cell office:value-type="float" office:value="27991.6600002512">
                <text:p>27991.66000025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9668">
                <text:p>39668</text:p>
              </table:table-cell>
              <table:table-cell office:value-type="float" office:value="96154.16873422">
                <text:p>96154.16873422</text:p>
              </table:table-cell>
              <table:table-cell office:value-type="float" office:value="-1944">
                <text:p>-1944</text:p>
              </table:table-cell>
              <table:table-cell office:value-type="float" office:value="27070.5627694742">
                <text:p>27070.56276947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058">
                <text:p>37058</text:p>
              </table:table-cell>
              <table:table-cell office:value-type="float" office:value="94335.8250808594">
                <text:p>94335.8250808594</text:p>
              </table:table-cell>
              <table:table-cell office:value-type="float" office:value="-2034">
                <text:p>-2034</text:p>
              </table:table-cell>
              <table:table-cell office:value-type="float" office:value="26175.0377611827">
                <text:p>26175.03776118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143">
                <text:p>34143</text:p>
              </table:table-cell>
              <table:table-cell office:value-type="float" office:value="92483.7381552945">
                <text:p>92483.7381552945</text:p>
              </table:table-cell>
              <table:table-cell office:value-type="float" office:value="-2125">
                <text:p>-2125</text:p>
              </table:table-cell>
              <table:table-cell office:value-type="float" office:value="25304.267368531">
                <text:p>25304.2673685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660">
                <text:p>31660</text:p>
              </table:table-cell>
              <table:table-cell office:value-type="float" office:value="90612.2385197469">
                <text:p>90612.2385197469</text:p>
              </table:table-cell>
              <table:table-cell office:value-type="float" office:value="-2197">
                <text:p>-2197</text:p>
              </table:table-cell>
              <table:table-cell office:value-type="float" office:value="24458.0745264223">
                <text:p>24458.07452642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963">
                <text:p>28963</text:p>
              </table:table-cell>
              <table:table-cell office:value-type="float" office:value="88715.3388729855">
                <text:p>88715.3388729855</text:p>
              </table:table-cell>
              <table:table-cell office:value-type="float" office:value="-2278">
                <text:p>-2278</text:p>
              </table:table-cell>
              <table:table-cell office:value-type="float" office:value="23635.4260794555">
                <text:p>23635.42607945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135">
                <text:p>26135</text:p>
              </table:table-cell>
              <table:table-cell office:value-type="float" office:value="86789.7899845859">
                <text:p>86789.7899845859</text:p>
              </table:table-cell>
              <table:table-cell office:value-type="float" office:value="-2348">
                <text:p>-2348</text:p>
              </table:table-cell>
              <table:table-cell office:value-type="float" office:value="22835.9360462415">
                <text:p>22835.93604624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288">
                <text:p>23288</text:p>
              </table:table-cell>
              <table:table-cell office:value-type="float" office:value="84835.888754291">
                <text:p>84835.888754291</text:p>
              </table:table-cell>
              <table:table-cell office:value-type="float" office:value="-2417">
                <text:p>-2417</text:p>
              </table:table-cell>
              <table:table-cell office:value-type="float" office:value="22058.922629434">
                <text:p>22058.9226294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129">
                <text:p>20129</text:p>
              </table:table-cell>
              <table:table-cell office:value-type="float" office:value="82844.9075618513">
                <text:p>82844.9075618513</text:p>
              </table:table-cell>
              <table:table-cell office:value-type="float" office:value="-2489">
                <text:p>-2489</text:p>
              </table:table-cell>
              <table:table-cell office:value-type="float" office:value="21303.6019331437">
                <text:p>21303.60193314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423">
                <text:p>17423</text:p>
              </table:table-cell>
              <table:table-cell office:value-type="float" office:value="80831.9257907174">
                <text:p>80831.9257907174</text:p>
              </table:table-cell>
              <table:table-cell office:value-type="float" office:value="-2543">
                <text:p>-2543</text:p>
              </table:table-cell>
              <table:table-cell office:value-type="float" office:value="20569.8603352009">
                <text:p>20569.86033520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473">
                <text:p>14473</text:p>
              </table:table-cell>
              <table:table-cell office:value-type="float" office:value="78790.1126894645">
                <text:p>78790.1126894645</text:p>
              </table:table-cell>
              <table:table-cell office:value-type="float" office:value="-2594">
                <text:p>-2594</text:p>
              </table:table-cell>
              <table:table-cell office:value-type="float" office:value="19857.1261710408">
                <text:p>19857.12617104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408">
                <text:p>11408</text:p>
              </table:table-cell>
              <table:table-cell office:value-type="float" office:value="76716.8169144041">
                <text:p>76716.8169144041</text:p>
              </table:table-cell>
              <table:table-cell office:value-type="float" office:value="-2643">
                <text:p>-2643</text:p>
              </table:table-cell>
              <table:table-cell office:value-type="float" office:value="19164.8145965473">
                <text:p>19164.81459654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255">
                <text:p>8255</text:p>
              </table:table-cell>
              <table:table-cell office:value-type="float" office:value="74610.299470884">
                <text:p>74610.299470884</text:p>
              </table:table-cell>
              <table:table-cell office:value-type="float" office:value="-2691">
                <text:p>-2691</text:p>
              </table:table-cell>
              <table:table-cell office:value-type="float" office:value="18492.3279935766">
                <text:p>18492.32799357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79">
                <text:p>4779</text:p>
              </table:table-cell>
              <table:table-cell office:value-type="float" office:value="72461.6441025491">
                <text:p>72461.6441025491</text:p>
              </table:table-cell>
              <table:table-cell office:value-type="float" office:value="-2736">
                <text:p>-2736</text:p>
              </table:table-cell>
              <table:table-cell office:value-type="float" office:value="17839.1486706973">
                <text:p>17839.14867069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20">
                <text:p>1820</text:p>
              </table:table-cell>
              <table:table-cell office:value-type="float" office:value="70288.0550532399">
                <text:p>70288.0550532399</text:p>
              </table:table-cell>
              <table:table-cell office:value-type="float" office:value="-2770">
                <text:p>-2770</text:p>
              </table:table-cell>
              <table:table-cell office:value-type="float" office:value="17205.0210192912">
                <text:p>17205.02101929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70">
                <text:p>-470</text:p>
              </table:table-cell>
              <table:table-cell office:value-type="float" office:value="68110.8841285248">
                <text:p>68110.8841285248</text:p>
              </table:table-cell>
              <table:table-cell office:value-type="float" office:value="-2799">
                <text:p>-2799</text:p>
              </table:table-cell>
              <table:table-cell office:value-type="float" office:value="16589.5126802361">
                <text:p>16589.51268023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512">
                <text:p>-512</text:p>
              </table:table-cell>
              <table:table-cell office:value-type="float" office:value="65999.410770724">
                <text:p>65999.410770724</text:p>
              </table:table-cell>
              <table:table-cell office:value-type="float" office:value="-2829">
                <text:p>-2829</text:p>
              </table:table-cell>
              <table:table-cell office:value-type="float" office:value="15992.0199823827">
                <text:p>15992.01998238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557">
                <text:p>-557</text:p>
              </table:table-cell>
              <table:table-cell office:value-type="float" office:value="63951.5212085479">
                <text:p>63951.5212085479</text:p>
              </table:table-cell>
              <table:table-cell office:value-type="float" office:value="-2849">
                <text:p>-2849</text:p>
              </table:table-cell>
              <table:table-cell office:value-type="float" office:value="15412.2962906171">
                <text:p>15412.29629061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600">
                <text:p>-600</text:p>
              </table:table-cell>
              <table:table-cell office:value-type="float" office:value="61965.3205559772">
                <text:p>61965.3205559772</text:p>
              </table:table-cell>
              <table:table-cell office:value-type="float" office:value="-2866">
                <text:p>-2866</text:p>
              </table:table-cell>
              <table:table-cell office:value-type="float" office:value="14849.8871739827">
                <text:p>14849.88717398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642">
                <text:p>-642</text:p>
              </table:table-cell>
              <table:table-cell office:value-type="float" office:value="60038.9414619471">
                <text:p>60038.9414619471</text:p>
              </table:table-cell>
              <table:table-cell office:value-type="float" office:value="-2882">
                <text:p>-2882</text:p>
              </table:table-cell>
              <table:table-cell office:value-type="float" office:value="14304.2906455525">
                <text:p>14304.29064555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672">
                <text:p>-672</text:p>
              </table:table-cell>
              <table:table-cell office:value-type="float" office:value="58170.9124938872">
                <text:p>58170.9124938872</text:p>
              </table:table-cell>
              <table:table-cell office:value-type="float" office:value="-2890">
                <text:p>-2890</text:p>
              </table:table-cell>
              <table:table-cell office:value-type="float" office:value="13775.2355487663">
                <text:p>13775.23554876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705">
                <text:p>-705</text:p>
              </table:table-cell>
              <table:table-cell office:value-type="float" office:value="56359.3459556138">
                <text:p>56359.3459556138</text:p>
              </table:table-cell>
              <table:table-cell office:value-type="float" office:value="-2898">
                <text:p>-2898</text:p>
              </table:table-cell>
              <table:table-cell office:value-type="float" office:value="13262.2129164965">
                <text:p>13262.21291649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727">
                <text:p>-727</text:p>
              </table:table-cell>
              <table:table-cell office:value-type="float" office:value="54602.8430031333">
                <text:p>54602.8430031333</text:p>
              </table:table-cell>
              <table:table-cell office:value-type="float" office:value="-2891">
                <text:p>-2891</text:p>
              </table:table-cell>
              <table:table-cell office:value-type="float" office:value="12765.1909806043">
                <text:p>12765.19098060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53">
                <text:p>-753</text:p>
              </table:table-cell>
              <table:table-cell office:value-type="float" office:value="52899.5862953446">
                <text:p>52899.5862953446</text:p>
              </table:table-cell>
              <table:table-cell office:value-type="float" office:value="-2891">
                <text:p>-2891</text:p>
              </table:table-cell>
              <table:table-cell office:value-type="float" office:value="12283.462027355">
                <text:p>12283.4620273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766">
                <text:p>-766</text:p>
              </table:table-cell>
              <table:table-cell office:value-type="float" office:value="51248.3374862571">
                <text:p>51248.3374862571</text:p>
              </table:table-cell>
              <table:table-cell office:value-type="float" office:value="-2878">
                <text:p>-2878</text:p>
              </table:table-cell>
              <table:table-cell office:value-type="float" office:value="11816.9555034363">
                <text:p>11816.95550343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779">
                <text:p>-779</text:p>
              </table:table-cell>
              <table:table-cell office:value-type="float" office:value="49647.4963328338">
                <text:p>49647.4963328338</text:p>
              </table:table-cell>
              <table:table-cell office:value-type="float" office:value="-2861">
                <text:p>-2861</text:p>
              </table:table-cell>
              <table:table-cell office:value-type="float" office:value="11365.3261033306">
                <text:p>11365.32610333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90">
                <text:p>-790</text:p>
              </table:table-cell>
              <table:table-cell office:value-type="float" office:value="48095.5733687466">
                <text:p>48095.5733687466</text:p>
              </table:table-cell>
              <table:table-cell office:value-type="float" office:value="-2840">
                <text:p>-2840</text:p>
              </table:table-cell>
              <table:table-cell office:value-type="float" office:value="10928.2391463051">
                <text:p>10928.23914630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795">
                <text:p>-795</text:p>
              </table:table-cell>
              <table:table-cell office:value-type="float" office:value="46591.2480343236">
                <text:p>46591.2480343236</text:p>
              </table:table-cell>
              <table:table-cell office:value-type="float" office:value="-2818">
                <text:p>-2818</text:p>
              </table:table-cell>
              <table:table-cell office:value-type="float" office:value="10505.2779418034">
                <text:p>10505.27794180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798">
                <text:p>-798</text:p>
              </table:table-cell>
              <table:table-cell office:value-type="float" office:value="45133.1173255752">
                <text:p>45133.1173255752</text:p>
              </table:table-cell>
              <table:table-cell office:value-type="float" office:value="-2786">
                <text:p>-2786</text:p>
              </table:table-cell>
              <table:table-cell office:value-type="float" office:value="10096.315543594">
                <text:p>10096.3155435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794">
                <text:p>-794</text:p>
              </table:table-cell>
              <table:table-cell office:value-type="float" office:value="43719.9752540191">
                <text:p>43719.9752540191</text:p>
              </table:table-cell>
              <table:table-cell office:value-type="float" office:value="-2750">
                <text:p>-2750</text:p>
              </table:table-cell>
              <table:table-cell office:value-type="float" office:value="9701.04429609882">
                <text:p>9701.044296098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790">
                <text:p>-790</text:p>
              </table:table-cell>
              <table:table-cell office:value-type="float" office:value="42350.4375538954">
                <text:p>42350.4375538954</text:p>
              </table:table-cell>
              <table:table-cell office:value-type="float" office:value="-2712">
                <text:p>-2712</text:p>
              </table:table-cell>
              <table:table-cell office:value-type="float" office:value="9319.10447160347">
                <text:p>9319.1044716034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781">
                <text:p>-781</text:p>
              </table:table-cell>
              <table:table-cell office:value-type="float" office:value="41023.3163983909">
                <text:p>41023.3163983909</text:p>
              </table:table-cell>
              <table:table-cell office:value-type="float" office:value="-2673">
                <text:p>-2673</text:p>
              </table:table-cell>
              <table:table-cell office:value-type="float" office:value="8950.11664170798">
                <text:p>8950.116641707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762">
                <text:p>-762</text:p>
              </table:table-cell>
              <table:table-cell office:value-type="float" office:value="39737.6143553635">
                <text:p>39737.6143553635</text:p>
              </table:table-cell>
              <table:table-cell office:value-type="float" office:value="-2621">
                <text:p>-2621</text:p>
              </table:table-cell>
              <table:table-cell office:value-type="float" office:value="8594.08228350158">
                <text:p>8594.082283501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744">
                <text:p>-744</text:p>
              </table:table-cell>
              <table:table-cell office:value-type="float" office:value="38492.0262213523">
                <text:p>38492.0262213523</text:p>
              </table:table-cell>
              <table:table-cell office:value-type="float" office:value="-2559">
                <text:p>-2559</text:p>
              </table:table-cell>
              <table:table-cell office:value-type="float" office:value="8250.9105209323">
                <text:p>8250.91052093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720">
                <text:p>-720</text:p>
              </table:table-cell>
              <table:table-cell office:value-type="float" office:value="37285.5023376184">
                <text:p>37285.5023376184</text:p>
              </table:table-cell>
              <table:table-cell office:value-type="float" office:value="-2503">
                <text:p>-2503</text:p>
              </table:table-cell>
              <table:table-cell office:value-type="float" office:value="7920.02096644208">
                <text:p>7920.020966442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693">
                <text:p>-693</text:p>
              </table:table-cell>
              <table:table-cell office:value-type="float" office:value="36116.9330349224">
                <text:p>36116.9330349224</text:p>
              </table:table-cell>
              <table:table-cell office:value-type="float" office:value="-2439">
                <text:p>-2439</text:p>
              </table:table-cell>
              <table:table-cell office:value-type="float" office:value="7601.28185978232">
                <text:p>7601.281859782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663">
                <text:p>-663</text:p>
              </table:table-cell>
              <table:table-cell office:value-type="float" office:value="34985.2427876941">
                <text:p>34985.2427876941</text:p>
              </table:table-cell>
              <table:table-cell office:value-type="float" office:value="-2374">
                <text:p>-2374</text:p>
              </table:table-cell>
              <table:table-cell office:value-type="float" office:value="7294.35011025055">
                <text:p>7294.350110250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628">
                <text:p>-628</text:p>
              </table:table-cell>
              <table:table-cell office:value-type="float" office:value="33889.4507019189">
                <text:p>33889.4507019189</text:p>
              </table:table-cell>
              <table:table-cell office:value-type="float" office:value="-2296">
                <text:p>-2296</text:p>
              </table:table-cell>
              <table:table-cell office:value-type="float" office:value="6999.26241455054">
                <text:p>6999.262414550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90">
                <text:p>-590</text:p>
              </table:table-cell>
              <table:table-cell office:value-type="float" office:value="32828.5445264752">
                <text:p>32828.5445264752</text:p>
              </table:table-cell>
              <table:table-cell office:value-type="float" office:value="-2214">
                <text:p>-2214</text:p>
              </table:table-cell>
              <table:table-cell office:value-type="float" office:value="6715.77741717975">
                <text:p>6715.777417179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547">
                <text:p>-547</text:p>
              </table:table-cell>
              <table:table-cell office:value-type="float" office:value="31801.6046948914">
                <text:p>31801.6046948914</text:p>
              </table:table-cell>
              <table:table-cell office:value-type="float" office:value="-2133">
                <text:p>-2133</text:p>
              </table:table-cell>
              <table:table-cell office:value-type="float" office:value="6443.50734280499">
                <text:p>6443.507342804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99">
                <text:p>-499</text:p>
              </table:table-cell>
              <table:table-cell office:value-type="float" office:value="30807.7399350485">
                <text:p>30807.7399350485</text:p>
              </table:table-cell>
              <table:table-cell office:value-type="float" office:value="-2042">
                <text:p>-2042</text:p>
              </table:table-cell>
              <table:table-cell office:value-type="float" office:value="6182.41480918022">
                <text:p>6182.414809180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45">
                <text:p>-445</text:p>
              </table:table-cell>
              <table:table-cell office:value-type="float" office:value="29846.1171678163">
                <text:p>29846.1171678163</text:p>
              </table:table-cell>
              <table:table-cell office:value-type="float" office:value="-1946">
                <text:p>-1946</text:p>
              </table:table-cell>
              <table:table-cell office:value-type="float" office:value="5932.30973812852">
                <text:p>5932.309738128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393">
                <text:p>-393</text:p>
              </table:table-cell>
              <table:table-cell office:value-type="float" office:value="28915.6827934219">
                <text:p>28915.6827934219</text:p>
              </table:table-cell>
              <table:table-cell office:value-type="float" office:value="-1847">
                <text:p>-1847</text:p>
              </table:table-cell>
              <table:table-cell office:value-type="float" office:value="5692.94636157072">
                <text:p>5692.946361570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330">
                <text:p>-330</text:p>
              </table:table-cell>
              <table:table-cell office:value-type="float" office:value="28015.8156305474">
                <text:p>28015.8156305474</text:p>
              </table:table-cell>
              <table:table-cell office:value-type="float" office:value="-1742">
                <text:p>-1742</text:p>
              </table:table-cell>
              <table:table-cell office:value-type="float" office:value="5464.1787812147">
                <text:p>5464.17878121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68">
                <text:p>-268</text:p>
              </table:table-cell>
              <table:table-cell office:value-type="float" office:value="27145.5443803767">
                <text:p>27145.5443803767</text:p>
              </table:table-cell>
              <table:table-cell office:value-type="float" office:value="-1630">
                <text:p>-1630</text:p>
              </table:table-cell>
              <table:table-cell office:value-type="float" office:value="5245.89635717732">
                <text:p>5245.896357177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99">
                <text:p>-199</text:p>
              </table:table-cell>
              <table:table-cell office:value-type="float" office:value="26304.1737840574">
                <text:p>26304.1737840574</text:p>
              </table:table-cell>
              <table:table-cell office:value-type="float" office:value="-1513">
                <text:p>-1513</text:p>
              </table:table-cell>
              <table:table-cell office:value-type="float" office:value="5037.93031541802">
                <text:p>5037.930315418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29">
                <text:p>-129</text:p>
              </table:table-cell>
              <table:table-cell office:value-type="float" office:value="25490.8453599326">
                <text:p>25490.8453599326</text:p>
              </table:table-cell>
              <table:table-cell office:value-type="float" office:value="-1393">
                <text:p>-1393</text:p>
              </table:table-cell>
              <table:table-cell office:value-type="float" office:value="4840.05553648208">
                <text:p>4840.055536482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5">
                <text:p>-45</text:p>
              </table:table-cell>
              <table:table-cell office:value-type="float" office:value="24705.1270411654">
                <text:p>24705.1270411654</text:p>
              </table:table-cell>
              <table:table-cell office:value-type="float" office:value="-1252">
                <text:p>-1252</text:p>
              </table:table-cell>
              <table:table-cell office:value-type="float" office:value="4652.6076738211">
                <text:p>4652.60767382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">
                <text:p>-1</text:p>
              </table:table-cell>
              <table:table-cell office:value-type="float" office:value="23944.9385168219">
                <text:p>23944.9385168219</text:p>
              </table:table-cell>
              <table:table-cell office:value-type="float" office:value="-1135">
                <text:p>-1135</text:p>
              </table:table-cell>
              <table:table-cell office:value-type="float" office:value="4474.52743770352">
                <text:p>4474.527437703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4">
                <text:p>-44</text:p>
              </table:table-cell>
              <table:table-cell office:value-type="float" office:value="23206.8173316889">
                <text:p>23206.8173316889</text:p>
              </table:table-cell>
              <table:table-cell office:value-type="float" office:value="-997">
                <text:p>-997</text:p>
              </table:table-cell>
              <table:table-cell office:value-type="float" office:value="4306.17274731265">
                <text:p>4306.172747312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84">
                <text:p>-84</text:p>
              </table:table-cell>
              <table:table-cell office:value-type="float" office:value="22490.1767984062">
                <text:p>22490.1767984062</text:p>
              </table:table-cell>
              <table:table-cell office:value-type="float" office:value="-853">
                <text:p>-853</text:p>
              </table:table-cell>
              <table:table-cell office:value-type="float" office:value="4147.42897047226">
                <text:p>4147.428970472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20">
                <text:p>-120</text:p>
              </table:table-cell>
              <table:table-cell office:value-type="float" office:value="21794.4790507629">
                <text:p>21794.4790507629</text:p>
              </table:table-cell>
              <table:table-cell office:value-type="float" office:value="-700">
                <text:p>-700</text:p>
              </table:table-cell>
              <table:table-cell office:value-type="float" office:value="3998.27730984234">
                <text:p>3998.277309842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54">
                <text:p>-154</text:p>
              </table:table-cell>
              <table:table-cell office:value-type="float" office:value="21119.1412338164">
                <text:p>21119.1412338164</text:p>
              </table:table-cell>
              <table:table-cell office:value-type="float" office:value="-528">
                <text:p>-528</text:p>
              </table:table-cell>
              <table:table-cell office:value-type="float" office:value="3859.00723877027">
                <text:p>3859.007238770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82">
                <text:p>-182</text:p>
              </table:table-cell>
              <table:table-cell office:value-type="float" office:value="20463.7215035451">
                <text:p>20463.7215035451</text:p>
              </table:table-cell>
              <table:table-cell office:value-type="float" office:value="-390">
                <text:p>-390</text:p>
              </table:table-cell>
              <table:table-cell office:value-type="float" office:value="3728.26855450042">
                <text:p>3728.268554500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04">
                <text:p>-204</text:p>
              </table:table-cell>
              <table:table-cell office:value-type="float" office:value="19827.7916111283">
                <text:p>19827.7916111283</text:p>
              </table:table-cell>
              <table:table-cell office:value-type="float" office:value="-222">
                <text:p>-222</text:p>
              </table:table-cell>
              <table:table-cell office:value-type="float" office:value="3606.72182974656">
                <text:p>3606.721829746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223">
                <text:p>-223</text:p>
              </table:table-cell>
              <table:table-cell office:value-type="float" office:value="19210.8441769398">
                <text:p>19210.8441769398</text:p>
              </table:table-cell>
              <table:table-cell office:value-type="float" office:value="-46">
                <text:p>-46</text:p>
              </table:table-cell>
              <table:table-cell office:value-type="float" office:value="3494.33038883128">
                <text:p>3494.330388831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239">
                <text:p>-239</text:p>
              </table:table-cell>
              <table:table-cell office:value-type="float" office:value="18612.3874330339">
                <text:p>18612.3874330339</text:p>
              </table:table-cell>
              <table:table-cell office:value-type="float" office:value="-67">
                <text:p>-67</text:p>
              </table:table-cell>
              <table:table-cell office:value-type="float" office:value="3384.75099225185">
                <text:p>3384.750992251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252">
                <text:p>-252</text:p>
              </table:table-cell>
              <table:table-cell office:value-type="float" office:value="18031.9447427867">
                <text:p>18031.9447427867</text:p>
              </table:table-cell>
              <table:table-cell office:value-type="float" office:value="-178">
                <text:p>-178</text:p>
              </table:table-cell>
              <table:table-cell office:value-type="float" office:value="3275.12788479795">
                <text:p>3275.127884797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263">
                <text:p>-263</text:p>
              </table:table-cell>
              <table:table-cell office:value-type="float" office:value="17469.0233660856">
                <text:p>17469.0233660856</text:p>
              </table:table-cell>
              <table:table-cell office:value-type="float" office:value="-298">
                <text:p>-298</text:p>
              </table:table-cell>
              <table:table-cell office:value-type="float" office:value="3165.18548834263">
                <text:p>3165.185488342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263">
                <text:p>-263</text:p>
              </table:table-cell>
              <table:table-cell office:value-type="float" office:value="16923.4226471291">
                <text:p>16923.4226471291</text:p>
              </table:table-cell>
              <table:table-cell office:value-type="float" office:value="-421">
                <text:p>-421</text:p>
              </table:table-cell>
              <table:table-cell office:value-type="float" office:value="3054.84131947055">
                <text:p>3054.841319470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66">
                <text:p>-266</text:p>
              </table:table-cell>
              <table:table-cell office:value-type="float" office:value="16394.5173349098">
                <text:p>16394.5173349098</text:p>
              </table:table-cell>
              <table:table-cell office:value-type="float" office:value="-524">
                <text:p>-524</text:p>
              </table:table-cell>
              <table:table-cell office:value-type="float" office:value="2944.7231250253">
                <text:p>2944.72312502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60">
                <text:p>-260</text:p>
              </table:table-cell>
              <table:table-cell office:value-type="float" office:value="15882.0706476818">
                <text:p>15882.0706476818</text:p>
              </table:table-cell>
              <table:table-cell office:value-type="float" office:value="-625">
                <text:p>-625</text:p>
              </table:table-cell>
              <table:table-cell office:value-type="float" office:value="2834.88549040914">
                <text:p>2834.885490409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251">
                <text:p>-251</text:p>
              </table:table-cell>
              <table:table-cell office:value-type="float" office:value="15385.6684739069">
                <text:p>15385.6684739069</text:p>
              </table:table-cell>
              <table:table-cell office:value-type="float" office:value="-725">
                <text:p>-725</text:p>
              </table:table-cell>
              <table:table-cell office:value-type="float" office:value="2725.3505522427">
                <text:p>2725.35055224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240">
                <text:p>-240</text:p>
              </table:table-cell>
              <table:table-cell office:value-type="float" office:value="14904.8786747098">
                <text:p>14904.8786747098</text:p>
              </table:table-cell>
              <table:table-cell office:value-type="float" office:value="-826">
                <text:p>-826</text:p>
              </table:table-cell>
              <table:table-cell office:value-type="float" office:value="2616.07822755831">
                <text:p>2616.078227558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224">
                <text:p>-224</text:p>
              </table:table-cell>
              <table:table-cell office:value-type="float" office:value="14439.374715488">
                <text:p>14439.374715488</text:p>
              </table:table-cell>
              <table:table-cell office:value-type="float" office:value="-926">
                <text:p>-926</text:p>
              </table:table-cell>
              <table:table-cell office:value-type="float" office:value="2507.0912051719">
                <text:p>2507.09120517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203">
                <text:p>-203</text:p>
              </table:table-cell>
              <table:table-cell office:value-type="float" office:value="13988.8401088576">
                <text:p>13988.8401088576</text:p>
              </table:table-cell>
              <table:table-cell office:value-type="float" office:value="-1005">
                <text:p>-1005</text:p>
              </table:table-cell>
              <table:table-cell office:value-type="float" office:value="2399.02686039738">
                <text:p>2399.026860397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77">
                <text:p>-177</text:p>
              </table:table-cell>
              <table:table-cell office:value-type="float" office:value="13552.9681055081">
                <text:p>13552.9681055081</text:p>
              </table:table-cell>
              <table:table-cell office:value-type="float" office:value="-1084">
                <text:p>-1084</text:p>
              </table:table-cell>
              <table:table-cell office:value-type="float" office:value="2291.85680315439">
                <text:p>2291.856803154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48">
                <text:p>-148</text:p>
              </table:table-cell>
              <table:table-cell office:value-type="float" office:value="13131.3998561079">
                <text:p>13131.3998561079</text:p>
              </table:table-cell>
              <table:table-cell office:value-type="float" office:value="-1162">
                <text:p>-1162</text:p>
              </table:table-cell>
              <table:table-cell office:value-type="float" office:value="2185.58428613425">
                <text:p>2185.584286134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10">
                <text:p>-110</text:p>
              </table:table-cell>
              <table:table-cell office:value-type="float" office:value="12723.9721682276">
                <text:p>12723.9721682276</text:p>
              </table:table-cell>
              <table:table-cell office:value-type="float" office:value="-1245">
                <text:p>-1245</text:p>
              </table:table-cell>
              <table:table-cell office:value-type="float" office:value="2080.02784656089">
                <text:p>2080.027846560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76">
                <text:p>-76</text:p>
              </table:table-cell>
              <table:table-cell office:value-type="float" office:value="12330.1268707437">
                <text:p>12330.1268707437</text:p>
              </table:table-cell>
              <table:table-cell office:value-type="float" office:value="-1302">
                <text:p>-1302</text:p>
              </table:table-cell>
              <table:table-cell office:value-type="float" office:value="1975.96545128209">
                <text:p>1975.965451282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9">
                <text:p>-39</text:p>
              </table:table-cell>
              <table:table-cell office:value-type="float" office:value="11949.5383516439">
                <text:p>11949.5383516439</text:p>
              </table:table-cell>
              <table:table-cell office:value-type="float" office:value="-1373">
                <text:p>-1373</text:p>
              </table:table-cell>
              <table:table-cell office:value-type="float" office:value="1872.92036047341">
                <text:p>1872.920360473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">
                <text:p>5</text:p>
              </table:table-cell>
              <table:table-cell office:value-type="float" office:value="11582.0140946702">
                <text:p>11582.0140946702</text:p>
              </table:table-cell>
              <table:table-cell office:value-type="float" office:value="-1433">
                <text:p>-1433</text:p>
              </table:table-cell>
              <table:table-cell office:value-type="float" office:value="1771.19973399731">
                <text:p>1771.199733997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4">
                <text:p>-34</text:p>
              </table:table-cell>
              <table:table-cell office:value-type="float" office:value="11224.5982763727">
                <text:p>11224.5982763727</text:p>
              </table:table-cell>
              <table:table-cell office:value-type="float" office:value="-1492">
                <text:p>-1492</text:p>
              </table:table-cell>
              <table:table-cell office:value-type="float" office:value="1670.79358833585">
                <text:p>1670.793588335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71">
                <text:p>-71</text:p>
              </table:table-cell>
              <table:table-cell office:value-type="float" office:value="10877.0414063304">
                <text:p>10877.0414063304</text:p>
              </table:table-cell>
              <table:table-cell office:value-type="float" office:value="-1544">
                <text:p>-1544</text:p>
              </table:table-cell>
              <table:table-cell office:value-type="float" office:value="1571.8768625409">
                <text:p>1571.87686254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07">
                <text:p>-107</text:p>
              </table:table-cell>
              <table:table-cell office:value-type="float" office:value="10539.0709015203">
                <text:p>10539.0709015203</text:p>
              </table:table-cell>
              <table:table-cell office:value-type="float" office:value="-1597">
                <text:p>-1597</text:p>
              </table:table-cell>
              <table:table-cell office:value-type="float" office:value="1474.37295907811">
                <text:p>1474.372959078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37">
                <text:p>-137</text:p>
              </table:table-cell>
              <table:table-cell office:value-type="float" office:value="10210.5764122427">
                <text:p>10210.5764122427</text:p>
              </table:table-cell>
              <table:table-cell office:value-type="float" office:value="-1634">
                <text:p>-1634</text:p>
              </table:table-cell>
              <table:table-cell office:value-type="float" office:value="1378.73071418339">
                <text:p>1378.730714183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60">
                <text:p>-160</text:p>
              </table:table-cell>
              <table:table-cell office:value-type="float" office:value="9891.48175340449">
                <text:p>9891.48175340449</text:p>
              </table:table-cell>
              <table:table-cell office:value-type="float" office:value="-1675">
                <text:p>-1675</text:p>
              </table:table-cell>
              <table:table-cell office:value-type="float" office:value="1284.7697691316">
                <text:p>1284.76976913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80">
                <text:p>-180</text:p>
              </table:table-cell>
              <table:table-cell office:value-type="float" office:value="9581.59000714589">
                <text:p>9581.59000714589</text:p>
              </table:table-cell>
              <table:table-cell office:value-type="float" office:value="-1709">
                <text:p>-1709</text:p>
              </table:table-cell>
              <table:table-cell office:value-type="float" office:value="1192.65377623524">
                <text:p>1192.653776235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98">
                <text:p>-198</text:p>
              </table:table-cell>
              <table:table-cell office:value-type="float" office:value="9280.67954538755">
                <text:p>9280.67954538755</text:p>
              </table:table-cell>
              <table:table-cell office:value-type="float" office:value="-1740">
                <text:p>-1740</text:p>
              </table:table-cell>
              <table:table-cell office:value-type="float" office:value="1102.418275428">
                <text:p>1102.4182754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209">
                <text:p>-209</text:p>
              </table:table-cell>
              <table:table-cell office:value-type="float" office:value="8988.68940552947">
                <text:p>8988.68940552947</text:p>
              </table:table-cell>
              <table:table-cell office:value-type="float" office:value="-1758">
                <text:p>-1758</text:p>
              </table:table-cell>
              <table:table-cell office:value-type="float" office:value="1014.40540541483">
                <text:p>1014.405405414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219">
                <text:p>-219</text:p>
              </table:table-cell>
              <table:table-cell office:value-type="float" office:value="8705.37588535934">
                <text:p>8705.37588535934</text:p>
              </table:table-cell>
              <table:table-cell office:value-type="float" office:value="-1783">
                <text:p>-1783</text:p>
              </table:table-cell>
              <table:table-cell office:value-type="float" office:value="928.331392940531">
                <text:p>928.3313929405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226">
                <text:p>-226</text:p>
              </table:table-cell>
              <table:table-cell office:value-type="float" office:value="8430.56431965597">
                <text:p>8430.56431965597</text:p>
              </table:table-cell>
              <table:table-cell office:value-type="float" office:value="-1797">
                <text:p>-1797</text:p>
              </table:table-cell>
              <table:table-cell office:value-type="float" office:value="844.475042388515">
                <text:p>844.4750423885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222">
                <text:p>-222</text:p>
              </table:table-cell>
              <table:table-cell office:value-type="float" office:value="8164.33157135887">
                <text:p>8164.33157135887</text:p>
              </table:table-cell>
              <table:table-cell office:value-type="float" office:value="-1802">
                <text:p>-1802</text:p>
              </table:table-cell>
              <table:table-cell office:value-type="float" office:value="763.045041084253">
                <text:p>763.0450410842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220">
                <text:p>-220</text:p>
              </table:table-cell>
              <table:table-cell office:value-type="float" office:value="7906.35213839398">
                <text:p>7906.35213839398</text:p>
              </table:table-cell>
              <table:table-cell office:value-type="float" office:value="-1813">
                <text:p>-1813</text:p>
              </table:table-cell>
              <table:table-cell office:value-type="float" office:value="683.782116743199">
                <text:p>683.7821167431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16">
                <text:p>-216</text:p>
              </table:table-cell>
              <table:table-cell office:value-type="float" office:value="7656.43361105878">
                <text:p>7656.43361105878</text:p>
              </table:table-cell>
              <table:table-cell office:value-type="float" office:value="-1817">
                <text:p>-1817</text:p>
              </table:table-cell>
              <table:table-cell office:value-type="float" office:value="606.834974689562">
                <text:p>606.8349746895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00">
                <text:p>-200</text:p>
              </table:table-cell>
              <table:table-cell office:value-type="float" office:value="7414.69719225697">
                <text:p>7414.69719225697</text:p>
              </table:table-cell>
              <table:table-cell office:value-type="float" office:value="-1804">
                <text:p>-1804</text:p>
              </table:table-cell>
              <table:table-cell office:value-type="float" office:value="532.655437006806">
                <text:p>532.6554370068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89">
                <text:p>-189</text:p>
              </table:table-cell>
              <table:table-cell office:value-type="float" office:value="7180.73727864906">
                <text:p>7180.73727864906</text:p>
              </table:table-cell>
              <table:table-cell office:value-type="float" office:value="-1800">
                <text:p>-1800</text:p>
              </table:table-cell>
              <table:table-cell office:value-type="float" office:value="460.881423560443">
                <text:p>460.8814235604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63">
                <text:p>-163</text:p>
              </table:table-cell>
              <table:table-cell office:value-type="float" office:value="6954.77613161371">
                <text:p>6954.77613161371</text:p>
              </table:table-cell>
              <table:table-cell office:value-type="float" office:value="-1783">
                <text:p>-1783</text:p>
              </table:table-cell>
              <table:table-cell office:value-type="float" office:value="391.838918220122">
                <text:p>391.8389182201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41">
                <text:p>-141</text:p>
              </table:table-cell>
              <table:table-cell office:value-type="float" office:value="6736.44455833329">
                <text:p>6736.44455833329</text:p>
              </table:table-cell>
              <table:table-cell office:value-type="float" office:value="-1764">
                <text:p>-1764</text:p>
              </table:table-cell>
              <table:table-cell office:value-type="float" office:value="325.505413044118">
                <text:p>325.5054130441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17">
                <text:p>-117</text:p>
              </table:table-cell>
              <table:table-cell office:value-type="float" office:value="6525.5693411538">
                <text:p>6525.5693411538</text:p>
              </table:table-cell>
              <table:table-cell office:value-type="float" office:value="-1748">
                <text:p>-1748</text:p>
              </table:table-cell>
              <table:table-cell office:value-type="float" office:value="261.705246488914">
                <text:p>261.7052464889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85">
                <text:p>-85</text:p>
              </table:table-cell>
              <table:table-cell office:value-type="float" office:value="6322.16720757984">
                <text:p>6322.16720757984</text:p>
              </table:table-cell>
              <table:table-cell office:value-type="float" office:value="-1722">
                <text:p>-1722</text:p>
              </table:table-cell>
              <table:table-cell office:value-type="float" office:value="200.668161981563">
                <text:p>200.6681619815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45">
                <text:p>-45</text:p>
              </table:table-cell>
              <table:table-cell office:value-type="float" office:value="6126.25437042354">
                <text:p>6126.25437042354</text:p>
              </table:table-cell>
              <table:table-cell office:value-type="float" office:value="-1685">
                <text:p>-1685</text:p>
              </table:table-cell>
              <table:table-cell office:value-type="float" office:value="142.647603151361">
                <text:p>142.6476031513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5">
                <text:p>-5</text:p>
              </table:table-cell>
              <table:table-cell office:value-type="float" office:value="5937.60038979512">
                <text:p>5937.60038979512</text:p>
              </table:table-cell>
              <table:table-cell office:value-type="float" office:value="-1645">
                <text:p>-1645</text:p>
              </table:table-cell>
              <table:table-cell office:value-type="float" office:value="87.6430615159346">
                <text:p>87.64306151593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21">
                <text:p>-21</text:p>
              </table:table-cell>
              <table:table-cell office:value-type="float" office:value="5754.25883933989">
                <text:p>5754.25883933989</text:p>
              </table:table-cell>
              <table:table-cell office:value-type="float" office:value="-1605">
                <text:p>-1605</text:p>
              </table:table-cell>
              <table:table-cell office:value-type="float" office:value="35.5617365462135">
                <text:p>35.56173654621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53">
                <text:p>-53</text:p>
              </table:table-cell>
              <table:table-cell office:value-type="float" office:value="5575.57395197558">
                <text:p>5575.57395197558</text:p>
              </table:table-cell>
              <table:table-cell office:value-type="float" office:value="-1555">
                <text:p>-1555</text:p>
              </table:table-cell>
              <table:table-cell office:value-type="float" office:value="-13.3786245782854">
                <text:p>-13.37862457828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90">
                <text:p>-90</text:p>
              </table:table-cell>
              <table:table-cell office:value-type="float" office:value="5401.2485996071">
                <text:p>5401.2485996071</text:p>
              </table:table-cell>
              <table:table-cell office:value-type="float" office:value="-1507">
                <text:p>-1507</text:p>
              </table:table-cell>
              <table:table-cell office:value-type="float" office:value="-59.336205360492">
                <text:p>-59.3362053604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15">
                <text:p>-115</text:p>
              </table:table-cell>
              <table:table-cell office:value-type="float" office:value="5231.51787346535">
                <text:p>5231.51787346535</text:p>
              </table:table-cell>
              <table:table-cell office:value-type="float" office:value="-1442">
                <text:p>-1442</text:p>
              </table:table-cell>
              <table:table-cell office:value-type="float" office:value="-101.879706734015">
                <text:p>-101.8797067340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34">
                <text:p>-134</text:p>
              </table:table-cell>
              <table:table-cell office:value-type="float" office:value="5066.42501582026">
                <text:p>5066.42501582026</text:p>
              </table:table-cell>
              <table:table-cell office:value-type="float" office:value="-1386">
                <text:p>-1386</text:p>
              </table:table-cell>
              <table:table-cell office:value-type="float" office:value="-141.391100372969">
                <text:p>-141.3911003729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59">
                <text:p>-159</text:p>
              </table:table-cell>
              <table:table-cell office:value-type="float" office:value="4905.64270764117">
                <text:p>4905.64270764117</text:p>
              </table:table-cell>
              <table:table-cell office:value-type="float" office:value="-1322">
                <text:p>-1322</text:p>
              </table:table-cell>
              <table:table-cell office:value-type="float" office:value="-177.7175280538">
                <text:p>-177.71752805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72">
                <text:p>-172</text:p>
              </table:table-cell>
              <table:table-cell office:value-type="float" office:value="4749.40754740606">
                <text:p>4749.40754740606</text:p>
              </table:table-cell>
              <table:table-cell office:value-type="float" office:value="-1249">
                <text:p>-1249</text:p>
              </table:table-cell>
              <table:table-cell office:value-type="float" office:value="-210.680065652145">
                <text:p>-210.6800656521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80">
                <text:p>-180</text:p>
              </table:table-cell>
              <table:table-cell office:value-type="float" office:value="4597.73346902433">
                <text:p>4597.73346902433</text:p>
              </table:table-cell>
              <table:table-cell office:value-type="float" office:value="-1167">
                <text:p>-1167</text:p>
              </table:table-cell>
              <table:table-cell office:value-type="float" office:value="-240.10529440131">
                <text:p>-240.105294401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93">
                <text:p>-193</text:p>
              </table:table-cell>
              <table:table-cell office:value-type="float" office:value="4450.32628536205">
                <text:p>4450.32628536205</text:p>
              </table:table-cell>
              <table:table-cell office:value-type="float" office:value="-1090">
                <text:p>-1090</text:p>
              </table:table-cell>
              <table:table-cell office:value-type="float" office:value="-266.255900727423">
                <text:p>-266.2559007274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94">
                <text:p>-194</text:p>
              </table:table-cell>
              <table:table-cell office:value-type="float" office:value="4307.42393812014">
                <text:p>4307.42393812014</text:p>
              </table:table-cell>
              <table:table-cell office:value-type="float" office:value="-1002">
                <text:p>-1002</text:p>
              </table:table-cell>
              <table:table-cell office:value-type="float" office:value="-288.894180705041">
                <text:p>-288.8941807050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89">
                <text:p>-189</text:p>
              </table:table-cell>
              <table:table-cell office:value-type="float" office:value="4169.07243233183">
                <text:p>4169.07243233183</text:p>
              </table:table-cell>
              <table:table-cell office:value-type="float" office:value="-906">
                <text:p>-906</text:p>
              </table:table-cell>
              <table:table-cell office:value-type="float" office:value="-307.882052067963">
                <text:p>-307.882052067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85">
                <text:p>-185</text:p>
              </table:table-cell>
              <table:table-cell office:value-type="float" office:value="4035.10097287546">
                <text:p>4035.10097287546</text:p>
              </table:table-cell>
              <table:table-cell office:value-type="float" office:value="-809">
                <text:p>-809</text:p>
              </table:table-cell>
              <table:table-cell office:value-type="float" office:value="-323.301065850487">
                <text:p>-323.3010658504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77">
                <text:p>-177</text:p>
              </table:table-cell>
              <table:table-cell office:value-type="float" office:value="3905.49786601776">
                <text:p>3905.49786601776</text:p>
              </table:table-cell>
              <table:table-cell office:value-type="float" office:value="-707">
                <text:p>-707</text:p>
              </table:table-cell>
              <table:table-cell office:value-type="float" office:value="-335.107186901241">
                <text:p>-335.1071869012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61">
                <text:p>-161</text:p>
              </table:table-cell>
              <table:table-cell office:value-type="float" office:value="3780.37485475567">
                <text:p>3780.37485475567</text:p>
              </table:table-cell>
              <table:table-cell office:value-type="float" office:value="-592">
                <text:p>-592</text:p>
              </table:table-cell>
              <table:table-cell office:value-type="float" office:value="-343.011581150434">
                <text:p>-343.0115811504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44">
                <text:p>-144</text:p>
              </table:table-cell>
              <table:table-cell office:value-type="float" office:value="3659.62485922473">
                <text:p>3659.62485922473</text:p>
              </table:table-cell>
              <table:table-cell office:value-type="float" office:value="-479">
                <text:p>-479</text:p>
              </table:table-cell>
              <table:table-cell office:value-type="float" office:value="-347.195840191959">
                <text:p>-347.1958401919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23">
                <text:p>-123</text:p>
              </table:table-cell>
              <table:table-cell office:value-type="float" office:value="3543.23640201781">
                <text:p>3543.23640201781</text:p>
              </table:table-cell>
              <table:table-cell office:value-type="float" office:value="-358">
                <text:p>-358</text:p>
              </table:table-cell>
              <table:table-cell office:value-type="float" office:value="-347.52827587836">
                <text:p>-347.528275878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99">
                <text:p>-99</text:p>
              </table:table-cell>
              <table:table-cell office:value-type="float" office:value="3431.16758964803">
                <text:p>3431.16758964803</text:p>
              </table:table-cell>
              <table:table-cell office:value-type="float" office:value="-239">
                <text:p>-239</text:p>
              </table:table-cell>
              <table:table-cell office:value-type="float" office:value="-344.188944312872">
                <text:p>-344.1889443128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70">
                <text:p>-70</text:p>
              </table:table-cell>
              <table:table-cell office:value-type="float" office:value="3323.4393561204">
                <text:p>3323.4393561204</text:p>
              </table:table-cell>
              <table:table-cell office:value-type="float" office:value="-109">
                <text:p>-109</text:p>
              </table:table-cell>
              <table:table-cell office:value-type="float" office:value="-336.952361410938">
                <text:p>-336.9523614109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2">
                <text:p>-32</text:p>
              </table:table-cell>
              <table:table-cell office:value-type="float" office:value="3220.19506823977">
                <text:p>3220.19506823977</text:p>
              </table:table-cell>
              <table:table-cell office:value-type="float" office:value="10">
                <text:p>10</text:p>
              </table:table-cell>
              <table:table-cell office:value-type="float" office:value="-326.276904136755">
                <text:p>-326.2769041367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  <table:table-cell office:value-type="float" office:value="3121.14291229393">
                <text:p>3121.14291229393</text:p>
              </table:table-cell>
              <table:table-cell office:value-type="float" office:value="-96">
                <text:p>-96</text:p>
              </table:table-cell>
              <table:table-cell office:value-type="float" office:value="-319.191460932547">
                <text:p>-319.1914609325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25">
                <text:p>-25</text:p>
              </table:table-cell>
              <table:table-cell office:value-type="float" office:value="3024.33851499258">
                <text:p>3024.33851499258</text:p>
              </table:table-cell>
              <table:table-cell office:value-type="float" office:value="-195">
                <text:p>-195</text:p>
              </table:table-cell>
              <table:table-cell office:value-type="float" office:value="-315.370185211546">
                <text:p>-315.3701852115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57">
                <text:p>-57</text:p>
              </table:table-cell>
              <table:table-cell office:value-type="float" office:value="2929.52809914666">
                <text:p>2929.52809914666</text:p>
              </table:table-cell>
              <table:table-cell office:value-type="float" office:value="-293">
                <text:p>-293</text:p>
              </table:table-cell>
              <table:table-cell office:value-type="float" office:value="-314.681871820421">
                <text:p>-314.6818718204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86">
                <text:p>-86</text:p>
              </table:table-cell>
              <table:table-cell office:value-type="float" office:value="2836.74261917291">
                <text:p>2836.74261917291</text:p>
              </table:table-cell>
              <table:table-cell office:value-type="float" office:value="-386">
                <text:p>-386</text:p>
              </table:table-cell>
              <table:table-cell office:value-type="float" office:value="-316.876275764408">
                <text:p>-316.8762757644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09">
                <text:p>-109</text:p>
              </table:table-cell>
              <table:table-cell office:value-type="float" office:value="2746.10438473682">
                <text:p>2746.10438473682</text:p>
              </table:table-cell>
              <table:table-cell office:value-type="float" office:value="-474">
                <text:p>-474</text:p>
              </table:table-cell>
              <table:table-cell office:value-type="float" office:value="-321.710851894734">
                <text:p>-321.7108518947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25">
                <text:p>-125</text:p>
              </table:table-cell>
              <table:table-cell office:value-type="float" office:value="2657.76271136031">
                <text:p>2657.76271136031</text:p>
              </table:table-cell>
              <table:table-cell office:value-type="float" office:value="-555">
                <text:p>-555</text:p>
              </table:table-cell>
              <table:table-cell office:value-type="float" office:value="-328.888979528742">
                <text:p>-328.8889795287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45">
                <text:p>-145</text:p>
              </table:table-cell>
              <table:table-cell office:value-type="float" office:value="2571.52385870307">
                <text:p>2571.52385870307</text:p>
              </table:table-cell>
              <table:table-cell office:value-type="float" office:value="-644">
                <text:p>-644</text:p>
              </table:table-cell>
              <table:table-cell office:value-type="float" office:value="-338.58470323555">
                <text:p>-338.584703235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57">
                <text:p>-157</text:p>
              </table:table-cell>
              <table:table-cell office:value-type="float" office:value="2487.56927843528">
                <text:p>2487.56927843528</text:p>
              </table:table-cell>
              <table:table-cell office:value-type="float" office:value="-715">
                <text:p>-715</text:p>
              </table:table-cell>
              <table:table-cell office:value-type="float" office:value="-350.166712366764">
                <text:p>-350.1667123667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61">
                <text:p>-161</text:p>
              </table:table-cell>
              <table:table-cell office:value-type="float" office:value="2406.07483909881">
                <text:p>2406.07483909881</text:p>
              </table:table-cell>
              <table:table-cell office:value-type="float" office:value="-781">
                <text:p>-781</text:p>
              </table:table-cell>
              <table:table-cell office:value-type="float" office:value="-363.423121217018">
                <text:p>-363.4231212170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61">
                <text:p>-161</text:p>
              </table:table-cell>
              <table:table-cell office:value-type="float" office:value="2327.08792097269">
                <text:p>2327.08792097269</text:p>
              </table:table-cell>
              <table:table-cell office:value-type="float" office:value="-843">
                <text:p>-843</text:p>
              </table:table-cell>
              <table:table-cell office:value-type="float" office:value="-378.179332871879">
                <text:p>-378.1793328718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65">
                <text:p>-165</text:p>
              </table:table-cell>
              <table:table-cell office:value-type="float" office:value="2250.40829263507">
                <text:p>2250.40829263507</text:p>
              </table:table-cell>
              <table:table-cell office:value-type="float" office:value="-917">
                <text:p>-917</text:p>
              </table:table-cell>
              <table:table-cell office:value-type="float" office:value="-394.758430321975">
                <text:p>-394.7584303219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61">
                <text:p>-161</text:p>
              </table:table-cell>
              <table:table-cell office:value-type="float" office:value="2176.21111440015">
                <text:p>2176.21111440015</text:p>
              </table:table-cell>
              <table:table-cell office:value-type="float" office:value="-970">
                <text:p>-970</text:p>
              </table:table-cell>
              <table:table-cell office:value-type="float" office:value="-412.458170927452">
                <text:p>-412.4581709274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50">
                <text:p>-150</text:p>
              </table:table-cell>
              <table:table-cell office:value-type="float" office:value="2104.63538780322">
                <text:p>2104.63538780322</text:p>
              </table:table-cell>
              <table:table-cell office:value-type="float" office:value="-1023">
                <text:p>-1023</text:p>
              </table:table-cell>
              <table:table-cell office:value-type="float" office:value="-431.244073360454">
                <text:p>-431.2440733604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39">
                <text:p>-139</text:p>
              </table:table-cell>
              <table:table-cell office:value-type="float" office:value="2035.60045279389">
                <text:p>2035.60045279389</text:p>
              </table:table-cell>
              <table:table-cell office:value-type="float" office:value="-1070">
                <text:p>-1070</text:p>
              </table:table-cell>
              <table:table-cell office:value-type="float" office:value="-450.89810187244">
                <text:p>-450.898101872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19">
                <text:p>-119</text:p>
              </table:table-cell>
              <table:table-cell office:value-type="float" office:value="1969.30505424638">
                <text:p>1969.30505424638</text:p>
              </table:table-cell>
              <table:table-cell office:value-type="float" office:value="-1116">
                <text:p>-1116</text:p>
              </table:table-cell>
              <table:table-cell office:value-type="float" office:value="-471.36277566098">
                <text:p>-471.362775660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01">
                <text:p>-101</text:p>
              </table:table-cell>
              <table:table-cell office:value-type="float" office:value="1905.60336026957">
                <text:p>1905.60336026957</text:p>
              </table:table-cell>
              <table:table-cell office:value-type="float" office:value="-1156">
                <text:p>-1156</text:p>
              </table:table-cell>
              <table:table-cell office:value-type="float" office:value="-492.428536409873">
                <text:p>-492.4285364098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3">
                <text:p>-73</text:p>
              </table:table-cell>
              <table:table-cell office:value-type="float" office:value="1844.72325687666">
                <text:p>1844.72325687666</text:p>
              </table:table-cell>
              <table:table-cell office:value-type="float" office:value="-1187">
                <text:p>-1187</text:p>
              </table:table-cell>
              <table:table-cell office:value-type="float" office:value="-513.7999660588">
                <text:p>-513.79996605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0">
                <text:p>-40</text:p>
              </table:table-cell>
              <table:table-cell office:value-type="float" office:value="1786.73177204969">
                <text:p>1786.73177204969</text:p>
              </table:table-cell>
              <table:table-cell office:value-type="float" office:value="-1216">
                <text:p>-1216</text:p>
              </table:table-cell>
              <table:table-cell office:value-type="float" office:value="-535.406120949299">
                <text:p>-535.4061209492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9">
                <text:p>-9</text:p>
              </table:table-cell>
              <table:table-cell office:value-type="float" office:value="1731.47848675585">
                <text:p>1731.47848675585</text:p>
              </table:table-cell>
              <table:table-cell office:value-type="float" office:value="-1245">
                <text:p>-1245</text:p>
              </table:table-cell>
              <table:table-cell office:value-type="float" office:value="-557.239778766243">
                <text:p>-557.2397787662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9">
                <text:p>-19</text:p>
              </table:table-cell>
              <table:table-cell office:value-type="float" office:value="1677.61761024029">
                <text:p>1677.61761024029</text:p>
              </table:table-cell>
              <table:table-cell office:value-type="float" office:value="-1267">
                <text:p>-1267</text:p>
              </table:table-cell>
              <table:table-cell office:value-type="float" office:value="-579.078554804205">
                <text:p>-579.0785548042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47">
                <text:p>-47</text:p>
              </table:table-cell>
              <table:table-cell office:value-type="float" office:value="1624.55245300212">
                <text:p>1624.55245300212</text:p>
              </table:table-cell>
              <table:table-cell office:value-type="float" office:value="-1280">
                <text:p>-1280</text:p>
              </table:table-cell>
              <table:table-cell office:value-type="float" office:value="-600.645368502537">
                <text:p>-600.6453685025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0">
                <text:p>-70</text:p>
              </table:table-cell>
              <table:table-cell office:value-type="float" office:value="1572.41237752514">
                <text:p>1572.41237752514</text:p>
              </table:table-cell>
              <table:table-cell office:value-type="float" office:value="-1286">
                <text:p>-1286</text:p>
              </table:table-cell>
              <table:table-cell office:value-type="float" office:value="-621.733203317844">
                <text:p>-621.7332033178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94">
                <text:p>-94</text:p>
              </table:table-cell>
              <table:table-cell office:value-type="float" office:value="1521.13815052436">
                <text:p>1521.13815052436</text:p>
              </table:table-cell>
              <table:table-cell office:value-type="float" office:value="-1299">
                <text:p>-1299</text:p>
              </table:table-cell>
              <table:table-cell office:value-type="float" office:value="-642.572181677295">
                <text:p>-642.5721816772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15">
                <text:p>-115</text:p>
              </table:table-cell>
              <table:table-cell office:value-type="float" office:value="1470.79543820054">
                <text:p>1470.79543820054</text:p>
              </table:table-cell>
              <table:table-cell office:value-type="float" office:value="-1300">
                <text:p>-1300</text:p>
              </table:table-cell>
              <table:table-cell office:value-type="float" office:value="-662.800729933378">
                <text:p>-662.8007299333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27">
                <text:p>-127</text:p>
              </table:table-cell>
              <table:table-cell office:value-type="float" office:value="1421.63250164052">
                <text:p>1421.63250164052</text:p>
              </table:table-cell>
              <table:table-cell office:value-type="float" office:value="-1296">
                <text:p>-1296</text:p>
              </table:table-cell>
              <table:table-cell office:value-type="float" office:value="-682.283784396966">
                <text:p>-682.2837843969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35">
                <text:p>-135</text:p>
              </table:table-cell>
              <table:table-cell office:value-type="float" office:value="1373.73611697466">
                <text:p>1373.73611697466</text:p>
              </table:table-cell>
              <table:table-cell office:value-type="float" office:value="-1285">
                <text:p>-1285</text:p>
              </table:table-cell>
              <table:table-cell office:value-type="float" office:value="-700.828898723214">
                <text:p>-700.8288987232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38">
                <text:p>-138</text:p>
              </table:table-cell>
              <table:table-cell office:value-type="float" office:value="1327.22115952928">
                <text:p>1327.22115952928</text:p>
              </table:table-cell>
              <table:table-cell office:value-type="float" office:value="-1273">
                <text:p>-1273</text:p>
              </table:table-cell>
              <table:table-cell office:value-type="float" office:value="-718.434163377884">
                <text:p>-718.4341633778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46">
                <text:p>-146</text:p>
              </table:table-cell>
              <table:table-cell office:value-type="float" office:value="1281.89127769761">
                <text:p>1281.89127769761</text:p>
              </table:table-cell>
              <table:table-cell office:value-type="float" office:value="-1266">
                <text:p>-1266</text:p>
              </table:table-cell>
              <table:table-cell office:value-type="float" office:value="-735.282342966257">
                <text:p>-735.2823429662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45">
                <text:p>-145</text:p>
              </table:table-cell>
              <table:table-cell office:value-type="float" office:value="1237.98693069153">
                <text:p>1237.98693069153</text:p>
              </table:table-cell>
              <table:table-cell office:value-type="float" office:value="-1241">
                <text:p>-1241</text:p>
              </table:table-cell>
              <table:table-cell office:value-type="float" office:value="-750.842886259603">
                <text:p>-750.8428862596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36">
                <text:p>-136</text:p>
              </table:table-cell>
              <table:table-cell office:value-type="float" office:value="1195.71040974718">
                <text:p>1195.71040974718</text:p>
              </table:table-cell>
              <table:table-cell office:value-type="float" office:value="-1213">
                <text:p>-1213</text:p>
              </table:table-cell>
              <table:table-cell office:value-type="float" office:value="-765.063105143923">
                <text:p>-765.0631051439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24">
                <text:p>-124</text:p>
              </table:table-cell>
              <table:table-cell office:value-type="float" office:value="1155.10393560111">
                <text:p>1155.10393560111</text:p>
              </table:table-cell>
              <table:table-cell office:value-type="float" office:value="-1179">
                <text:p>-1179</text:p>
              </table:table-cell>
              <table:table-cell office:value-type="float" office:value="-777.799624985648">
                <text:p>-777.7996249856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11">
                <text:p>-111</text:p>
              </table:table-cell>
              <table:table-cell office:value-type="float" office:value="1116.14689142877">
                <text:p>1116.14689142877</text:p>
              </table:table-cell>
              <table:table-cell office:value-type="float" office:value="-1142">
                <text:p>-1142</text:p>
              </table:table-cell>
              <table:table-cell office:value-type="float" office:value="-789.005790370705">
                <text:p>-789.0057903707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92">
                <text:p>-92</text:p>
              </table:table-cell>
              <table:table-cell office:value-type="float" office:value="1078.97314092327">
                <text:p>1078.97314092327</text:p>
              </table:table-cell>
              <table:table-cell office:value-type="float" office:value="-1098">
                <text:p>-1098</text:p>
              </table:table-cell>
              <table:table-cell office:value-type="float" office:value="-798.513304513145">
                <text:p>-798.5133045131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3">
                <text:p>-73</text:p>
              </table:table-cell>
              <table:table-cell office:value-type="float" office:value="1043.52781351024">
                <text:p>1043.52781351024</text:p>
              </table:table-cell>
              <table:table-cell office:value-type="float" office:value="-1060">
                <text:p>-1060</text:p>
              </table:table-cell>
              <table:table-cell office:value-type="float" office:value="-806.559048989663">
                <text:p>-806.5590489896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44">
                <text:p>-44</text:p>
              </table:table-cell>
              <table:table-cell office:value-type="float" office:value="1010.06541924839">
                <text:p>1010.06541924839</text:p>
              </table:table-cell>
              <table:table-cell office:value-type="float" office:value="-1003">
                <text:p>-1003</text:p>
              </table:table-cell>
              <table:table-cell office:value-type="float" office:value="-812.603385943828">
                <text:p>-812.6033859438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0">
                <text:p>-10</text:p>
              </table:table-cell>
              <table:table-cell office:value-type="float" office:value="978.678790963824">
                <text:p>978.678790963824</text:p>
              </table:table-cell>
              <table:table-cell office:value-type="float" office:value="-944">
                <text:p>-944</text:p>
              </table:table-cell>
              <table:table-cell office:value-type="float" office:value="-816.646358684018">
                <text:p>-816.6463586840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2">
                <text:p>-12</text:p>
              </table:table-cell>
              <table:table-cell office:value-type="float" office:value="948.196366626476">
                <text:p>948.196366626476</text:p>
              </table:table-cell>
              <table:table-cell office:value-type="float" office:value="-883">
                <text:p>-883</text:p>
              </table:table-cell>
              <table:table-cell office:value-type="float" office:value="-818.688009186048">
                <text:p>-818.6880091860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9">
                <text:p>-39</text:p>
              </table:table-cell>
              <table:table-cell office:value-type="float" office:value="917.8210938072">
                <text:p>917.8210938072</text:p>
              </table:table-cell>
              <table:table-cell office:value-type="float" office:value="-823">
                <text:p>-823</text:p>
              </table:table-cell>
              <table:table-cell office:value-type="float" office:value="-818.820685826477">
                <text:p>-818.8206858264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62">
                <text:p>-62</text:p>
              </table:table-cell>
              <table:table-cell office:value-type="float" office:value="887.672752459286">
                <text:p>887.672752459286</text:p>
              </table:table-cell>
              <table:table-cell office:value-type="float" office:value="-742">
                <text:p>-742</text:p>
              </table:table-cell>
              <table:table-cell office:value-type="float" office:value="-816.456972416432">
                <text:p>-816.4569724164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82">
                <text:p>-82</text:p>
              </table:table-cell>
              <table:table-cell office:value-type="float" office:value="857.836667768231">
                <text:p>857.836667768231</text:p>
              </table:table-cell>
              <table:table-cell office:value-type="float" office:value="-670">
                <text:p>-670</text:p>
              </table:table-cell>
              <table:table-cell office:value-type="float" office:value="-811.950604034388">
                <text:p>-811.9506040343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96">
                <text:p>-96</text:p>
              </table:table-cell>
              <table:table-cell office:value-type="float" office:value="828.487847221516">
                <text:p>828.487847221516</text:p>
              </table:table-cell>
              <table:table-cell office:value-type="float" office:value="-584">
                <text:p>-584</text:p>
              </table:table-cell>
              <table:table-cell office:value-type="float" office:value="-804.936739294868">
                <text:p>-804.9367392948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05">
                <text:p>-105</text:p>
              </table:table-cell>
              <table:table-cell office:value-type="float" office:value="799.765144230085">
                <text:p>799.765144230085</text:p>
              </table:table-cell>
              <table:table-cell office:value-type="float" office:value="-496">
                <text:p>-496</text:p>
              </table:table-cell>
              <table:table-cell office:value-type="float" office:value="-795.43099347041">
                <text:p>-795.43099347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18">
                <text:p>-118</text:p>
              </table:table-cell>
              <table:table-cell office:value-type="float" office:value="771.526216715313">
                <text:p>771.526216715313</text:p>
              </table:table-cell>
              <table:table-cell office:value-type="float" office:value="-408">
                <text:p>-408</text:p>
              </table:table-cell>
              <table:table-cell office:value-type="float" office:value="-783.510039825167">
                <text:p>-783.5100398251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23">
                <text:p>-123</text:p>
              </table:table-cell>
              <table:table-cell office:value-type="float" office:value="744.002333124073">
                <text:p>744.002333124073</text:p>
              </table:table-cell>
              <table:table-cell office:value-type="float" office:value="-307">
                <text:p>-307</text:p>
              </table:table-cell>
              <table:table-cell office:value-type="float" office:value="-768.848192445931">
                <text:p>-768.8481924459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25">
                <text:p>-125</text:p>
              </table:table-cell>
              <table:table-cell office:value-type="float" office:value="717.263799797178">
                <text:p>717.263799797178</text:p>
              </table:table-cell>
              <table:table-cell office:value-type="float" office:value="-211">
                <text:p>-211</text:p>
              </table:table-cell>
              <table:table-cell office:value-type="float" office:value="-751.683632678364">
                <text:p>-751.6836326783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18">
                <text:p>-118</text:p>
              </table:table-cell>
              <table:table-cell office:value-type="float" office:value="691.563375188034">
                <text:p>691.563375188034</text:p>
              </table:table-cell>
              <table:table-cell office:value-type="float" office:value="-99">
                <text:p>-99</text:p>
              </table:table-cell>
              <table:table-cell office:value-type="float" office:value="-731.601059365184">
                <text:p>-731.6010593651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09">
                <text:p>-109</text:p>
              </table:table-cell>
              <table:table-cell office:value-type="float" office:value="666.930655951479">
                <text:p>666.930655951479</text:p>
              </table:table-cell>
              <table:table-cell office:value-type="float" office:value="22">
                <text:p>22</text:p>
              </table:table-cell>
              <table:table-cell office:value-type="float" office:value="-708.413334461639">
                <text:p>-708.4133344616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95">
                <text:p>-95</text:p>
              </table:table-cell>
              <table:table-cell office:value-type="float" office:value="643.486635768357">
                <text:p>643.486635768357</text:p>
              </table:table-cell>
              <table:table-cell office:value-type="float" office:value="-60">
                <text:p>-60</text:p>
              </table:table-cell>
              <table:table-cell office:value-type="float" office:value="-688.462154939743">
                <text:p>-688.4621549397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81">
                <text:p>-81</text:p>
              </table:table-cell>
              <table:table-cell office:value-type="float" office:value="621.194739283176">
                <text:p>621.194739283176</text:p>
              </table:table-cell>
              <table:table-cell office:value-type="float" office:value="-151">
                <text:p>-151</text:p>
              </table:table-cell>
              <table:table-cell office:value-type="float" office:value="-671.924857864674">
                <text:p>-671.9248578646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61">
                <text:p>-61</text:p>
              </table:table-cell>
              <table:table-cell office:value-type="float" office:value="600.204131920617">
                <text:p>600.204131920617</text:p>
              </table:table-cell>
              <table:table-cell office:value-type="float" office:value="-243">
                <text:p>-243</text:p>
              </table:table-cell>
              <table:table-cell office:value-type="float" office:value="-658.727169930376">
                <text:p>-658.7271699303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8">
                <text:p>-38</text:p>
              </table:table-cell>
              <table:table-cell office:value-type="float" office:value="580.567081707675">
                <text:p>580.567081707675</text:p>
              </table:table-cell>
              <table:table-cell office:value-type="float" office:value="-313">
                <text:p>-313</text:p>
              </table:table-cell>
              <table:table-cell office:value-type="float" office:value="-648.089410855595">
                <text:p>-648.0894108555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0">
                <text:p>-10</text:p>
              </table:table-cell>
              <table:table-cell office:value-type="float" office:value="562.395786885901">
                <text:p>562.395786885901</text:p>
              </table:table-cell>
              <table:table-cell office:value-type="float" office:value="-390">
                <text:p>-390</text:p>
              </table:table-cell>
              <table:table-cell office:value-type="float" office:value="-640.148198213885">
                <text:p>-640.1481982138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9">
                <text:p>-9</text:p>
              </table:table-cell>
              <table:table-cell office:value-type="float" office:value="544.814378058642">
                <text:p>544.814378058642</text:p>
              </table:table-cell>
              <table:table-cell office:value-type="float" office:value="-460">
                <text:p>-460</text:p>
              </table:table-cell>
              <table:table-cell office:value-type="float" office:value="-634.605176730381">
                <text:p>-634.6051767303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4">
                <text:p>-34</text:p>
              </table:table-cell>
              <table:table-cell office:value-type="float" office:value="527.004704887607">
                <text:p>527.004704887607</text:p>
              </table:table-cell>
              <table:table-cell office:value-type="float" office:value="-521">
                <text:p>-521</text:p>
              </table:table-cell>
              <table:table-cell office:value-type="float" office:value="-631.109632830984">
                <text:p>-631.1096328309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59">
                <text:p>-59</text:p>
              </table:table-cell>
              <table:table-cell office:value-type="float" office:value="508.973790891065">
                <text:p>508.973790891065</text:p>
              </table:table-cell>
              <table:table-cell office:value-type="float" office:value="-584">
                <text:p>-584</text:p>
              </table:table-cell>
              <table:table-cell office:value-type="float" office:value="-629.660105666954">
                <text:p>-629.6601056669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77">
                <text:p>-77</text:p>
              </table:table-cell>
              <table:table-cell office:value-type="float" office:value="490.943828094417">
                <text:p>490.943828094417</text:p>
              </table:table-cell>
              <table:table-cell office:value-type="float" office:value="-641">
                <text:p>-641</text:p>
              </table:table-cell>
              <table:table-cell office:value-type="float" office:value="-630.009025492586">
                <text:p>-630.0090254925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93">
                <text:p>-93</text:p>
              </table:table-cell>
              <table:table-cell office:value-type="float" office:value="472.976325691512">
                <text:p>472.976325691512</text:p>
              </table:table-cell>
              <table:table-cell office:value-type="float" office:value="-698">
                <text:p>-698</text:p>
              </table:table-cell>
              <table:table-cell office:value-type="float" office:value="-632.10105547743">
                <text:p>-632.101055477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01">
                <text:p>-101</text:p>
              </table:table-cell>
              <table:table-cell office:value-type="float" office:value="455.315515670235">
                <text:p>455.315515670235</text:p>
              </table:table-cell>
              <table:table-cell office:value-type="float" office:value="-743">
                <text:p>-743</text:p>
              </table:table-cell>
              <table:table-cell office:value-type="float" office:value="-635.513330693509">
                <text:p>-635.5133306935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06">
                <text:p>-106</text:p>
              </table:table-cell>
              <table:table-cell office:value-type="float" office:value="438.044269034227">
                <text:p>438.044269034227</text:p>
              </table:table-cell>
              <table:table-cell office:value-type="float" office:value="-787">
                <text:p>-787</text:p>
              </table:table-cell>
              <table:table-cell office:value-type="float" office:value="-640.174458979862">
                <text:p>-640.1744589798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10">
                <text:p>-110</text:p>
              </table:table-cell>
              <table:table-cell office:value-type="float" office:value="421.181368448559">
                <text:p>421.181368448559</text:p>
              </table:table-cell>
              <table:table-cell office:value-type="float" office:value="-826">
                <text:p>-826</text:p>
              </table:table-cell>
              <table:table-cell office:value-type="float" office:value="-645.892167934328">
                <text:p>-645.8921679343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07">
                <text:p>-107</text:p>
              </table:table-cell>
              <table:table-cell office:value-type="float" office:value="404.929634034757">
                <text:p>404.929634034757</text:p>
              </table:table-cell>
              <table:table-cell office:value-type="float" office:value="-856">
                <text:p>-856</text:p>
              </table:table-cell>
              <table:table-cell office:value-type="float" office:value="-652.357024305579">
                <text:p>-652.3570243055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00">
                <text:p>-100</text:p>
              </table:table-cell>
              <table:table-cell office:value-type="float" office:value="389.393337602918">
                <text:p>389.393337602918</text:p>
              </table:table-cell>
              <table:table-cell office:value-type="float" office:value="-886">
                <text:p>-886</text:p>
              </table:table-cell>
              <table:table-cell office:value-type="float" office:value="-659.546038942331">
                <text:p>-659.5460389423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93">
                <text:p>-93</text:p>
              </table:table-cell>
              <table:table-cell office:value-type="float" office:value="374.550465676675">
                <text:p>374.550465676675</text:p>
              </table:table-cell>
              <table:table-cell office:value-type="float" office:value="-915">
                <text:p>-915</text:p>
              </table:table-cell>
              <table:table-cell office:value-type="float" office:value="-667.406160821028">
                <text:p>-667.4061608210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76">
                <text:p>-76</text:p>
              </table:table-cell>
              <table:table-cell office:value-type="float" office:value="360.687374425085">
                <text:p>360.687374425085</text:p>
              </table:table-cell>
              <table:table-cell office:value-type="float" office:value="-932">
                <text:p>-932</text:p>
              </table:table-cell>
              <table:table-cell office:value-type="float" office:value="-675.547509718843">
                <text:p>-675.5475097188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60">
                <text:p>-60</text:p>
              </table:table-cell>
              <table:table-cell office:value-type="float" office:value="347.743147519697">
                <text:p>347.743147519697</text:p>
              </table:table-cell>
              <table:table-cell office:value-type="float" office:value="-950">
                <text:p>-950</text:p>
              </table:table-cell>
              <table:table-cell office:value-type="float" office:value="-683.992201727494">
                <text:p>-683.9922017274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39">
                <text:p>-39</text:p>
              </table:table-cell>
              <table:table-cell office:value-type="float" office:value="335.843358365245">
                <text:p>335.843358365245</text:p>
              </table:table-cell>
              <table:table-cell office:value-type="float" office:value="-959">
                <text:p>-959</text:p>
              </table:table-cell>
              <table:table-cell office:value-type="float" office:value="-692.453980135879">
                <text:p>-692.4539801358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1">
                <text:p>-11</text:p>
              </table:table-cell>
              <table:table-cell office:value-type="float" office:value="325.17125503093">
                <text:p>325.17125503093</text:p>
              </table:table-cell>
              <table:table-cell office:value-type="float" office:value="-968">
                <text:p>-968</text:p>
              </table:table-cell>
              <table:table-cell office:value-type="float" office:value="-700.932319208621">
                <text:p>-700.9323192086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2">
                <text:p>-12</text:p>
              </table:table-cell>
              <table:table-cell office:value-type="float" office:value="314.796754876132">
                <text:p>314.796754876132</text:p>
              </table:table-cell>
              <table:table-cell office:value-type="float" office:value="-971">
                <text:p>-971</text:p>
              </table:table-cell>
              <table:table-cell office:value-type="float" office:value="-709.242094002202">
                <text:p>-709.2420940022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35">
                <text:p>-35</text:p>
              </table:table-cell>
              <table:table-cell office:value-type="float" office:value="304.03377780302">
                <text:p>304.03377780302</text:p>
              </table:table-cell>
              <table:table-cell office:value-type="float" office:value="-964">
                <text:p>-964</text:p>
              </table:table-cell>
              <table:table-cell office:value-type="float" office:value="-717.080798802134">
                <text:p>-717.0807988021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55">
                <text:p>-55</text:p>
              </table:table-cell>
              <table:table-cell office:value-type="float" office:value="292.98658463985">
                <text:p>292.98658463985</text:p>
              </table:table-cell>
              <table:table-cell office:value-type="float" office:value="-958">
                <text:p>-958</text:p>
              </table:table-cell>
              <table:table-cell office:value-type="float" office:value="-724.49369730053">
                <text:p>-724.493697300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71">
                <text:p>-71</text:p>
              </table:table-cell>
              <table:table-cell office:value-type="float" office:value="281.786997420163">
                <text:p>281.786997420163</text:p>
              </table:table-cell>
              <table:table-cell office:value-type="float" office:value="-943">
                <text:p>-943</text:p>
              </table:table-cell>
              <table:table-cell office:value-type="float" office:value="-731.216968152821">
                <text:p>-731.2169681528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86">
                <text:p>-86</text:p>
              </table:table-cell>
              <table:table-cell office:value-type="float" office:value="270.470474422619">
                <text:p>270.470474422619</text:p>
              </table:table-cell>
              <table:table-cell office:value-type="float" office:value="-928">
                <text:p>-928</text:p>
              </table:table-cell>
              <table:table-cell office:value-type="float" office:value="-737.271830671196">
                <text:p>-737.2718306711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94">
                <text:p>-94</text:p>
              </table:table-cell>
              <table:table-cell office:value-type="float" office:value="259.255998286539">
                <text:p>259.255998286539</text:p>
              </table:table-cell>
              <table:table-cell office:value-type="float" office:value="-906">
                <text:p>-906</text:p>
              </table:table-cell>
              <table:table-cell office:value-type="float" office:value="-742.463466650544">
                <text:p>-742.4634666505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97">
                <text:p>-97</text:p>
              </table:table-cell>
              <table:table-cell office:value-type="float" office:value="248.294275262337">
                <text:p>248.294275262337</text:p>
              </table:table-cell>
              <table:table-cell office:value-type="float" office:value="-873">
                <text:p>-873</text:p>
              </table:table-cell>
              <table:table-cell office:value-type="float" office:value="-746.479975368989">
                <text:p>-746.4799753689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00">
                <text:p>-100</text:p>
              </table:table-cell>
              <table:table-cell office:value-type="float" office:value="237.577528331189">
                <text:p>237.577528331189</text:p>
              </table:table-cell>
              <table:table-cell office:value-type="float" office:value="-849">
                <text:p>-849</text:p>
              </table:table-cell>
              <table:table-cell office:value-type="float" office:value="-749.634437665328">
                <text:p>-749.6344376653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96">
                <text:p>-96</text:p>
              </table:table-cell>
              <table:table-cell office:value-type="float" office:value="227.313604382537">
                <text:p>227.313604382537</text:p>
              </table:table-cell>
              <table:table-cell office:value-type="float" office:value="-810">
                <text:p>-810</text:p>
              </table:table-cell>
              <table:table-cell office:value-type="float" office:value="-751.491839583318">
                <text:p>-751.4918395833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87">
                <text:p>-87</text:p>
              </table:table-cell>
              <table:table-cell office:value-type="float" office:value="217.642416555382">
                <text:p>217.642416555382</text:p>
              </table:table-cell>
              <table:table-cell office:value-type="float" office:value="-768">
                <text:p>-768</text:p>
              </table:table-cell>
              <table:table-cell office:value-type="float" office:value="-751.999782980754">
                <text:p>-751.9997829807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76">
                <text:p>-76</text:p>
              </table:table-cell>
              <table:table-cell office:value-type="float" office:value="208.607265276755">
                <text:p>208.607265276755</text:p>
              </table:table-cell>
              <table:table-cell office:value-type="float" office:value="-713">
                <text:p>-713</text:p>
              </table:table-cell>
              <table:table-cell office:value-type="float" office:value="-750.799789658269">
                <text:p>-750.7997896582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58">
                <text:p>-58</text:p>
              </table:table-cell>
              <table:table-cell office:value-type="float" office:value="200.403964806701">
                <text:p>200.403964806701</text:p>
              </table:table-cell>
              <table:table-cell office:value-type="float" office:value="-665">
                <text:p>-665</text:p>
              </table:table-cell>
              <table:table-cell office:value-type="float" office:value="-748.159796130322">
                <text:p>-748.1597961303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9">
                <text:p>-39</text:p>
              </table:table-cell>
              <table:table-cell office:value-type="float" office:value="193.037688966494">
                <text:p>193.037688966494</text:p>
              </table:table-cell>
              <table:table-cell office:value-type="float" office:value="-614">
                <text:p>-614</text:p>
              </table:table-cell>
              <table:table-cell office:value-type="float" office:value="-744.031802403236">
                <text:p>-744.0318024032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3">
                <text:p>-13</text:p>
              </table:table-cell>
              <table:table-cell office:value-type="float" office:value="186.698067767525">
                <text:p>186.698067767525</text:p>
              </table:table-cell>
              <table:table-cell office:value-type="float" office:value="-551">
                <text:p>-551</text:p>
              </table:table-cell>
              <table:table-cell office:value-type="float" office:value="-738.09236232929">
                <text:p>-738.092362329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">
                <text:p>-5</text:p>
              </table:table-cell>
              <table:table-cell office:value-type="float" office:value="180.799665682371">
                <text:p>180.799665682371</text:p>
              </table:table-cell>
              <table:table-cell office:value-type="float" office:value="-478">
                <text:p>-478</text:p>
              </table:table-cell>
              <table:table-cell office:value-type="float" office:value="-730.089520411466">
                <text:p>-730.0895204114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8">
                <text:p>-28</text:p>
              </table:table-cell>
              <table:table-cell office:value-type="float" office:value="174.375060584452">
                <text:p>174.375060584452</text:p>
              </table:table-cell>
              <table:table-cell office:value-type="float" office:value="-406">
                <text:p>-406</text:p>
              </table:table-cell>
              <table:table-cell office:value-type="float" office:value="-720.117535168036">
                <text:p>-720.1175351680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45">
                <text:p>-45</text:p>
              </table:table-cell>
              <table:table-cell office:value-type="float" office:value="167.625058720315">
                <text:p>167.625058720315</text:p>
              </table:table-cell>
              <table:table-cell office:value-type="float" office:value="-327">
                <text:p>-327</text:p>
              </table:table-cell>
              <table:table-cell office:value-type="float" office:value="-708.021611009019">
                <text:p>-708.0216110090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60">
                <text:p>-60</text:p>
              </table:table-cell>
              <table:table-cell office:value-type="float" office:value="160.62121075969">
                <text:p>160.62121075969</text:p>
              </table:table-cell>
              <table:table-cell office:value-type="float" office:value="-246">
                <text:p>-246</text:p>
              </table:table-cell>
              <table:table-cell office:value-type="float" office:value="-693.805561439511">
                <text:p>-693.8055614395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76">
                <text:p>-76</text:p>
              </table:table-cell>
              <table:table-cell office:value-type="float" office:value="153.34055812093">
                <text:p>153.34055812093</text:p>
              </table:table-cell>
              <table:table-cell office:value-type="float" office:value="-162">
                <text:p>-162</text:p>
              </table:table-cell>
              <table:table-cell office:value-type="float" office:value="-677.442313395218">
                <text:p>-677.4423133952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83">
                <text:p>-83</text:p>
              </table:table-cell>
              <table:table-cell office:value-type="float" office:value="146.068540947978">
                <text:p>146.068540947978</text:p>
              </table:table-cell>
              <table:table-cell office:value-type="float" office:value="-70">
                <text:p>-70</text:p>
              </table:table-cell>
              <table:table-cell office:value-type="float" office:value="-658.751780675366">
                <text:p>-658.7517806753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87">
                <text:p>-87</text:p>
              </table:table-cell>
              <table:table-cell office:value-type="float" office:value="138.897201226502">
                <text:p>138.897201226502</text:p>
              </table:table-cell>
              <table:table-cell office:value-type="float" office:value="-4">
                <text:p>-4</text:p>
              </table:table-cell>
              <table:table-cell office:value-type="float" office:value="-638.605572039201">
                <text:p>-638.6055720392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88">
                <text:p>-88</text:p>
              </table:table-cell>
              <table:table-cell office:value-type="float" office:value="131.915748881071">
                <text:p>131.915748881071</text:p>
              </table:table-cell>
              <table:table-cell office:value-type="float" office:value="-88">
                <text:p>-88</text:p>
              </table:table-cell>
              <table:table-cell office:value-type="float" office:value="-621.663862130302">
                <text:p>-621.6638621303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83">
                <text:p>-83</text:p>
              </table:table-cell>
              <table:table-cell office:value-type="float" office:value="125.302956607807">
                <text:p>125.302956607807</text:p>
              </table:table-cell>
              <table:table-cell office:value-type="float" office:value="-160">
                <text:p>-160</text:p>
              </table:table-cell>
              <table:table-cell office:value-type="float" office:value="-607.4588202186">
                <text:p>-607.45882021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75">
                <text:p>-75</text:p>
              </table:table-cell>
              <table:table-cell office:value-type="float" office:value="119.139788712183">
                <text:p>119.139788712183</text:p>
              </table:table-cell>
              <table:table-cell office:value-type="float" office:value="-236">
                <text:p>-236</text:p>
              </table:table-cell>
              <table:table-cell office:value-type="float" office:value="-596.029318058028">
                <text:p>-596.0293180580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60">
                <text:p>-60</text:p>
              </table:table-cell>
              <table:table-cell office:value-type="float" office:value="113.627795213346">
                <text:p>113.627795213346</text:p>
              </table:table-cell>
              <table:table-cell office:value-type="float" office:value="-301">
                <text:p>-301</text:p>
              </table:table-cell>
              <table:table-cell office:value-type="float" office:value="-586.951492887012">
                <text:p>-586.9514928870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3">
                <text:p>-43</text:p>
              </table:table-cell>
              <table:table-cell office:value-type="float" office:value="108.808478437551">
                <text:p>108.808478437551</text:p>
              </table:table-cell>
              <table:table-cell office:value-type="float" office:value="-363">
                <text:p>-363</text:p>
              </table:table-cell>
              <table:table-cell office:value-type="float" office:value="-580.060677721258">
                <text:p>-580.0606777212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4">
                <text:p>-24</text:p>
              </table:table-cell>
              <table:table-cell office:value-type="float" office:value="104.722063716396">
                <text:p>104.722063716396</text:p>
              </table:table-cell>
              <table:table-cell office:value-type="float" office:value="-422">
                <text:p>-422</text:p>
              </table:table-cell>
              <table:table-cell office:value-type="float" office:value="-575.197272252911">
                <text:p>-575.1972722529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  <table:table-cell office:value-type="float" office:value="101.530615602045">
                <text:p>101.530615602045</text:p>
              </table:table-cell>
              <table:table-cell office:value-type="float" office:value="-470">
                <text:p>-470</text:p>
              </table:table-cell>
              <table:table-cell office:value-type="float" office:value="-571.960433106668">
                <text:p>-571.9604331066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6">
                <text:p>-26</text:p>
              </table:table-cell>
              <table:table-cell office:value-type="float" office:value="97.6065966604435">
                <text:p>97.6065966604435</text:p>
              </table:table-cell>
              <table:table-cell office:value-type="float" office:value="-522">
                <text:p>-522</text:p>
              </table:table-cell>
              <table:table-cell office:value-type="float" office:value="-570.423189011078">
                <text:p>-570.4231890110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44">
                <text:p>-44</text:p>
              </table:table-cell>
              <table:table-cell office:value-type="float" office:value="93.249470609353">
                <text:p>93.249470609353</text:p>
              </table:table-cell>
              <table:table-cell office:value-type="float" office:value="-567">
                <text:p>-567</text:p>
              </table:table-cell>
              <table:table-cell office:value-type="float" office:value="-570.317860118429">
                <text:p>-570.3178601184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57">
                <text:p>-57</text:p>
              </table:table-cell>
              <table:table-cell office:value-type="float" office:value="88.626409975219">
                <text:p>88.626409975219</text:p>
              </table:table-cell>
              <table:table-cell office:value-type="float" office:value="-610">
                <text:p>-610</text:p>
              </table:table-cell>
              <table:table-cell office:value-type="float" office:value="-571.538849037862">
                <text:p>-571.5388490378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70">
                <text:p>-70</text:p>
              </table:table-cell>
              <table:table-cell office:value-type="float" office:value="83.7455973605969">
                <text:p>83.7455973605969</text:p>
              </table:table-cell>
              <table:table-cell office:value-type="float" office:value="-642">
                <text:p>-642</text:p>
              </table:table-cell>
              <table:table-cell office:value-type="float" office:value="-573.706884452082">
                <text:p>-573.7068844520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76">
                <text:p>-76</text:p>
              </table:table-cell>
              <table:table-cell office:value-type="float" office:value="78.8303482110401">
                <text:p>78.8303482110401</text:p>
              </table:table-cell>
              <table:table-cell office:value-type="float" office:value="-673">
                <text:p>-673</text:p>
              </table:table-cell>
              <table:table-cell office:value-type="float" office:value="-576.762057238172">
                <text:p>-576.7620572381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80">
                <text:p>-80</text:p>
              </table:table-cell>
              <table:table-cell office:value-type="float" office:value="73.9432605737773">
                <text:p>73.9432605737773</text:p>
              </table:table-cell>
              <table:table-cell office:value-type="float" office:value="-703">
                <text:p>-703</text:p>
              </table:table-cell>
              <table:table-cell office:value-type="float" office:value="-580.646301630843">
                <text:p>-580.6463016308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8">
                <text:p>-78</text:p>
              </table:table-cell>
              <table:table-cell office:value-type="float" office:value="69.2680833253534">
                <text:p>69.2680833253534</text:p>
              </table:table-cell>
              <table:table-cell office:value-type="float" office:value="-724">
                <text:p>-724</text:p>
              </table:table-cell>
              <table:table-cell office:value-type="float" office:value="-585.057184657587">
                <text:p>-585.0571846575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2">
                <text:p>-72</text:p>
              </table:table-cell>
              <table:table-cell office:value-type="float" office:value="64.9213730691887">
                <text:p>64.9213730691887</text:p>
              </table:table-cell>
              <table:table-cell office:value-type="float" office:value="-738">
                <text:p>-738</text:p>
              </table:table-cell>
              <table:table-cell office:value-type="float" office:value="-589.763117437353">
                <text:p>-589.7631174373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60">
                <text:p>-60</text:p>
              </table:table-cell>
              <table:table-cell office:value-type="float" office:value="61.0776385132136">
                <text:p>61.0776385132136</text:p>
              </table:table-cell>
              <table:table-cell office:value-type="float" office:value="-749">
                <text:p>-749</text:p>
              </table:table-cell>
              <table:table-cell office:value-type="float" office:value="-594.662713823896">
                <text:p>-594.6627138238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50">
                <text:p>-50</text:p>
              </table:table-cell>
              <table:table-cell office:value-type="float" office:value="57.6598650204994">
                <text:p>57.6598650204994</text:p>
              </table:table-cell>
              <table:table-cell office:value-type="float" office:value="-760">
                <text:p>-760</text:p>
              </table:table-cell>
              <table:table-cell office:value-type="float" office:value="-599.750014937007">
                <text:p>-599.7500149370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2">
                <text:p>-32</text:p>
              </table:table-cell>
              <table:table-cell office:value-type="float" office:value="54.9010999429455">
                <text:p>54.9010999429455</text:p>
              </table:table-cell>
              <table:table-cell office:value-type="float" office:value="-762">
                <text:p>-762</text:p>
              </table:table-cell>
              <table:table-cell office:value-type="float" office:value="-604.742322169715">
                <text:p>-604.7423221697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0">
                <text:p>-10</text:p>
              </table:table-cell>
              <table:table-cell office:value-type="float" office:value="52.9041430216241">
                <text:p>52.9041430216241</text:p>
              </table:table-cell>
              <table:table-cell office:value-type="float" office:value="-758">
                <text:p>-758</text:p>
              </table:table-cell>
              <table:table-cell office:value-type="float" office:value="-609.457943026031">
                <text:p>-609.4579430260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">
                <text:p>-1</text:p>
              </table:table-cell>
              <table:table-cell office:value-type="float" office:value="51.2455540055742">
                <text:p>51.2455540055742</text:p>
              </table:table-cell>
              <table:table-cell office:value-type="float" office:value="-752">
                <text:p>-752</text:p>
              </table:table-cell>
              <table:table-cell office:value-type="float" office:value="-613.843852471384">
                <text:p>-613.8438524713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2">
                <text:p>-22</text:p>
              </table:table-cell>
              <table:table-cell office:value-type="float" office:value="48.9918446515565">
                <text:p>48.9918446515565</text:p>
              </table:table-cell>
              <table:table-cell office:value-type="float" office:value="-743">
                <text:p>-743</text:p>
              </table:table-cell>
              <table:table-cell office:value-type="float" office:value="-617.817887779957">
                <text:p>-617.8178877799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0">
                <text:p>-40</text:p>
              </table:table-cell>
              <table:table-cell office:value-type="float" office:value="46.2536340468932">
                <text:p>46.2536340468932</text:p>
              </table:table-cell>
              <table:table-cell office:value-type="float" office:value="-727">
                <text:p>-727</text:p>
              </table:table-cell>
              <table:table-cell office:value-type="float" office:value="-621.177337386727">
                <text:p>-621.1773373867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3">
                <text:p>-53</text:p>
              </table:table-cell>
              <table:table-cell office:value-type="float" office:value="43.1996760762196">
                <text:p>43.1996760762196</text:p>
              </table:table-cell>
              <table:table-cell office:value-type="float" office:value="-708">
                <text:p>-708</text:p>
              </table:table-cell>
              <table:table-cell office:value-type="float" office:value="-623.848803928674">
                <text:p>-623.8488039286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62">
                <text:p>-62</text:p>
              </table:table-cell>
              <table:table-cell office:value-type="float" office:value="39.962762966182">
                <text:p>39.962762966182</text:p>
              </table:table-cell>
              <table:table-cell office:value-type="float" office:value="-682">
                <text:p>-682</text:p>
              </table:table-cell>
              <table:table-cell office:value-type="float" office:value="-625.638071500099">
                <text:p>-625.6380715000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67">
                <text:p>-67</text:p>
              </table:table-cell>
              <table:table-cell office:value-type="float" office:value="36.6716010287611">
                <text:p>36.6716010287611</text:p>
              </table:table-cell>
              <table:table-cell office:value-type="float" office:value="-651">
                <text:p>-651</text:p>
              </table:table-cell>
              <table:table-cell office:value-type="float" office:value="-626.418438530866">
                <text:p>-626.4184385308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9">
                <text:p>-69</text:p>
              </table:table-cell>
              <table:table-cell office:value-type="float" office:value="33.420167150953">
                <text:p>33.420167150953</text:p>
              </table:table-cell>
              <table:table-cell office:value-type="float" office:value="-617">
                <text:p>-617</text:p>
              </table:table-cell>
              <table:table-cell office:value-type="float" office:value="-626.128640422224">
                <text:p>-626.1286404222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6">
                <text:p>-66</text:p>
              </table:table-cell>
              <table:table-cell office:value-type="float" office:value="30.3610850847698">
                <text:p>30.3610850847698</text:p>
              </table:table-cell>
              <table:table-cell office:value-type="float" office:value="-576">
                <text:p>-576</text:p>
              </table:table-cell>
              <table:table-cell office:value-type="float" office:value="-624.586220716924">
                <text:p>-624.5862207169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9">
                <text:p>-59</text:p>
              </table:table-cell>
              <table:table-cell office:value-type="float" office:value="27.6115132360077">
                <text:p>27.6115132360077</text:p>
              </table:table-cell>
              <table:table-cell office:value-type="float" office:value="-522">
                <text:p>-522</text:p>
              </table:table-cell>
              <table:table-cell office:value-type="float" office:value="-621.429721617942">
                <text:p>-621.4297216179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7">
                <text:p>-47</text:p>
              </table:table-cell>
              <table:table-cell office:value-type="float" office:value="25.3157743672075">
                <text:p>25.3157743672075</text:p>
              </table:table-cell>
              <table:table-cell office:value-type="float" office:value="-478">
                <text:p>-478</text:p>
              </table:table-cell>
              <table:table-cell office:value-type="float" office:value="-617.016499414313">
                <text:p>-617.0164994143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2">
                <text:p>-32</text:p>
              </table:table-cell>
              <table:table-cell office:value-type="float" office:value="23.5522120789857">
                <text:p>23.5522120789857</text:p>
              </table:table-cell>
              <table:table-cell office:value-type="float" office:value="-421">
                <text:p>-421</text:p>
              </table:table-cell>
              <table:table-cell office:value-type="float" office:value="-610.985222509257">
                <text:p>-610.9852225092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2">
                <text:p>-12</text:p>
              </table:table-cell>
              <table:table-cell office:value-type="float" office:value="22.4582978611707">
                <text:p>22.4582978611707</text:p>
              </table:table-cell>
              <table:table-cell office:value-type="float" office:value="-365">
                <text:p>-365</text:p>
              </table:table-cell>
              <table:table-cell office:value-type="float" office:value="-603.416446432049">
                <text:p>-603.4164464320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  <table:table-cell office:value-type="float" office:value="21.8288117731347">
                <text:p>21.8288117731347</text:p>
              </table:table-cell>
              <table:table-cell office:value-type="float" office:value="-298">
                <text:p>-298</text:p>
              </table:table-cell>
              <table:table-cell office:value-type="float" office:value="-594.019017311063">
                <text:p>-594.01901731106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9">
                <text:p>-19</text:p>
              </table:table-cell>
              <table:table-cell office:value-type="float" office:value="20.5725406416537">
                <text:p>20.5725406416537</text:p>
              </table:table-cell>
              <table:table-cell office:value-type="float" office:value="-222">
                <text:p>-222</text:p>
              </table:table-cell>
              <table:table-cell office:value-type="float" office:value="-582.572278316877">
                <text:p>-582.5722783168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7">
                <text:p>-37</text:p>
              </table:table-cell>
              <table:table-cell office:value-type="float" office:value="18.8010778526797">
                <text:p>18.8010778526797</text:p>
              </table:table-cell>
              <table:table-cell office:value-type="float" office:value="-151">
                <text:p>-151</text:p>
              </table:table-cell>
              <table:table-cell office:value-type="float" office:value="-569.293131291742">
                <text:p>-569.2931312917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50">
                <text:p>-50</text:p>
              </table:table-cell>
              <table:table-cell office:value-type="float" office:value="16.6841216110588">
                <text:p>16.6841216110588</text:p>
              </table:table-cell>
              <table:table-cell office:value-type="float" office:value="-71">
                <text:p>-71</text:p>
              </table:table-cell>
              <table:table-cell office:value-type="float" office:value="-553.961034944304">
                <text:p>-553.9610349443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59">
                <text:p>-59</text:p>
              </table:table-cell>
              <table:table-cell office:value-type="float" office:value="14.3553794076416">
                <text:p>14.3553794076416</text:p>
              </table:table-cell>
              <table:table-cell office:value-type="float" office:value="3">
                <text:p>3</text:p>
              </table:table-cell>
              <table:table-cell office:value-type="float" office:value="-536.823772330633">
                <text:p>-536.8237723306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9">
                <text:p>-59</text:p>
              </table:table-cell>
              <table:table-cell office:value-type="float" office:value="12.0982908104834">
                <text:p>12.0982908104834</text:p>
              </table:table-cell>
              <table:table-cell office:value-type="float" office:value="-74">
                <text:p>-74</text:p>
              </table:table-cell>
              <table:table-cell office:value-type="float" office:value="-522.583040874306">
                <text:p>-522.5830408743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60">
                <text:p>-60</text:p>
              </table:table-cell>
              <table:table-cell office:value-type="float" office:value="9.87988186246851">
                <text:p>9.87988186246851</text:p>
              </table:table-cell>
              <table:table-cell office:value-type="float" office:value="-138">
                <text:p>-138</text:p>
              </table:table-cell>
              <table:table-cell office:value-type="float" office:value="-510.749716539712">
                <text:p>-510.7497165397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7">
                <text:p>-57</text:p>
              </table:table-cell>
              <table:table-cell office:value-type="float" office:value="7.82203934362332">
                <text:p>7.82203934362332</text:p>
              </table:table-cell>
              <table:table-cell office:value-type="float" office:value="-196">
                <text:p>-196</text:p>
              </table:table-cell>
              <table:table-cell office:value-type="float" office:value="-501.065109876951">
                <text:p>-501.0651098769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51">
                <text:p>-51</text:p>
              </table:table-cell>
              <table:table-cell office:value-type="float" office:value="6.0121304407426">
                <text:p>6.0121304407426</text:p>
              </table:table-cell>
              <table:table-cell office:value-type="float" office:value="-265">
                <text:p>-265</text:p>
              </table:table-cell>
              <table:table-cell office:value-type="float" office:value="-493.801568034584">
                <text:p>-493.8015680345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8">
                <text:p>-38</text:p>
              </table:table-cell>
              <table:table-cell office:value-type="float" office:value="4.65791104256591">
                <text:p>4.65791104256591</text:p>
              </table:table-cell>
              <table:table-cell office:value-type="float" office:value="-314">
                <text:p>-314</text:p>
              </table:table-cell>
              <table:table-cell office:value-type="float" office:value="-488.269212095058">
                <text:p>-488.2692120950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0">
                <text:p>-20</text:p>
              </table:table-cell>
              <table:table-cell office:value-type="float" office:value="3.89920608741003">
                <text:p>3.89920608741003</text:p>
              </table:table-cell>
              <table:table-cell office:value-type="float" office:value="-360">
                <text:p>-360</text:p>
              </table:table-cell>
              <table:table-cell office:value-type="float" office:value="-484.322467107518">
                <text:p>-484.3224671075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3.77923051548973">
                <text:p>3.77923051548973</text:p>
              </table:table-cell>
              <table:table-cell office:value-type="float" office:value="-406">
                <text:p>-406</text:p>
              </table:table-cell>
              <table:table-cell office:value-type="float" office:value="-481.912545042671">
                <text:p>-481.9125450426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8">
                <text:p>-18</text:p>
              </table:table-cell>
              <table:table-cell office:value-type="float" office:value="3.10910034578235">
                <text:p>3.10910034578235</text:p>
              </table:table-cell>
              <table:table-cell office:value-type="float" office:value="-454">
                <text:p>-454</text:p>
              </table:table-cell>
              <table:table-cell office:value-type="float" office:value="-481.053697502897">
                <text:p>-481.0536975028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2">
                <text:p>-32</text:p>
              </table:table-cell>
              <table:table-cell office:value-type="float" office:value="2.02882033514289">
                <text:p>2.02882033514289</text:p>
              </table:table-cell>
              <table:table-cell office:value-type="float" office:value="-485">
                <text:p>-485</text:p>
              </table:table-cell>
              <table:table-cell office:value-type="float" office:value="-481.175122195115">
                <text:p>-481.175122195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45">
                <text:p>-45</text:p>
              </table:table-cell>
              <table:table-cell office:value-type="float" office:value="0.581779709446189">
                <text:p>0.581779709446189</text:p>
              </table:table-cell>
              <table:table-cell office:value-type="float" office:value="-519">
                <text:p>-519</text:p>
              </table:table-cell>
              <table:table-cell office:value-type="float" office:value="-482.338964589112">
                <text:p>-482.338964589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53">
                <text:p>-53</text:p>
              </table:table-cell>
              <table:table-cell office:value-type="float" office:value="-1.06689043545985">
                <text:p>-1.06689043545985</text:p>
              </table:table-cell>
              <table:table-cell office:value-type="float" office:value="-547">
                <text:p>-547</text:p>
              </table:table-cell>
              <table:table-cell office:value-type="float" office:value="-484.328534909447">
                <text:p>-484.3285349094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61">
                <text:p>-61</text:p>
              </table:table-cell>
              <table:table-cell office:value-type="float" office:value="-2.91098611436878">
                <text:p>-2.91098611436878</text:p>
              </table:table-cell>
              <table:table-cell office:value-type="float" office:value="-571">
                <text:p>-571</text:p>
              </table:table-cell>
              <table:table-cell office:value-type="float" office:value="-486.995349219925">
                <text:p>-486.9953492199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62">
                <text:p>-62</text:p>
              </table:table-cell>
              <table:table-cell office:value-type="float" office:value="-4.72910961854204">
                <text:p>-4.72910961854204</text:p>
              </table:table-cell>
              <table:table-cell office:value-type="float" office:value="-587">
                <text:p>-587</text:p>
              </table:table-cell>
              <table:table-cell office:value-type="float" office:value="-490.072415397774">
                <text:p>-490.0724153977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57">
                <text:p>-57</text:p>
              </table:table-cell>
              <table:table-cell office:value-type="float" office:value="-6.33744470720229">
                <text:p>-6.33744470720229</text:p>
              </table:table-cell>
              <table:table-cell office:value-type="float" office:value="-602">
                <text:p>-602</text:p>
              </table:table-cell>
              <table:table-cell office:value-type="float" office:value="-493.516341077842">
                <text:p>-493.5163410778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51">
                <text:p>-51</text:p>
              </table:table-cell>
              <table:table-cell office:value-type="float" office:value="-7.71167717774991">
                <text:p>-7.71167717774991</text:p>
              </table:table-cell>
              <table:table-cell office:value-type="float" office:value="-605">
                <text:p>-605</text:p>
              </table:table-cell>
              <table:table-cell office:value-type="float" office:value="-496.946607506216">
                <text:p>-496.9466075062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36">
                <text:p>-36</text:p>
              </table:table-cell>
              <table:table-cell office:value-type="float" office:value="-8.58208711074222">
                <text:p>-8.58208711074222</text:p>
              </table:table-cell>
              <table:table-cell office:value-type="float" office:value="-611">
                <text:p>-611</text:p>
              </table:table-cell>
              <table:table-cell office:value-type="float" office:value="-500.455942659871">
                <text:p>-500.4559426598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2">
                <text:p>-22</text:p>
              </table:table-cell>
              <table:table-cell office:value-type="float" office:value="-8.99494596887323">
                <text:p>-8.99494596887323</text:p>
              </table:table-cell>
              <table:table-cell office:value-type="float" office:value="-607">
                <text:p>-607</text:p>
              </table:table-cell>
              <table:table-cell office:value-type="float" office:value="-503.73422134726">
                <text:p>-503.734221347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3">
                <text:p>-3</text:p>
              </table:table-cell>
              <table:table-cell office:value-type="float" office:value="-8.8104860929079">
                <text:p>-8.8104860929079</text:p>
              </table:table-cell>
              <table:table-cell office:value-type="float" office:value="-605">
                <text:p>-605</text:p>
              </table:table-cell>
              <table:table-cell office:value-type="float" office:value="-506.850091459652">
                <text:p>-506.8500914596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6">
                <text:p>-6</text:p>
              </table:table-cell>
              <table:table-cell office:value-type="float" office:value="-8.7240095977415">
                <text:p>-8.7240095977415</text:p>
              </table:table-cell>
              <table:table-cell office:value-type="float" office:value="-590">
                <text:p>-590</text:p>
              </table:table-cell>
              <table:table-cell office:value-type="float" office:value="-509.40855018397">
                <text:p>-509.408550183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5">
                <text:p>-25</text:p>
              </table:table-cell>
              <table:table-cell office:value-type="float" office:value="-9.22480930242638">
                <text:p>-9.22480930242638</text:p>
              </table:table-cell>
              <table:table-cell office:value-type="float" office:value="-579">
                <text:p>-579</text:p>
              </table:table-cell>
              <table:table-cell office:value-type="float" office:value="-511.549825562925">
                <text:p>-511.5498255629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37">
                <text:p>-37</text:p>
              </table:table-cell>
              <table:table-cell office:value-type="float" office:value="-10.0794305546594">
                <text:p>-10.0794305546594</text:p>
              </table:table-cell>
              <table:table-cell office:value-type="float" office:value="-556">
                <text:p>-556</text:p>
              </table:table-cell>
              <table:table-cell office:value-type="float" office:value="-512.917523237912">
                <text:p>-512.9175232379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6">
                <text:p>-46</text:p>
              </table:table-cell>
              <table:table-cell office:value-type="float" office:value="-11.1846788452853">
                <text:p>-11.1846788452853</text:p>
              </table:table-cell>
              <table:table-cell office:value-type="float" office:value="-531">
                <text:p>-531</text:p>
              </table:table-cell>
              <table:table-cell office:value-type="float" office:value="-513.473907138284">
                <text:p>-513.4739071382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52">
                <text:p>-52</text:p>
              </table:table-cell>
              <table:table-cell office:value-type="float" office:value="-12.440534880815">
                <text:p>-12.440534880815</text:p>
              </table:table-cell>
              <table:table-cell office:value-type="float" office:value="-506">
                <text:p>-506</text:p>
              </table:table-cell>
              <table:table-cell office:value-type="float" office:value="-513.243940764798">
                <text:p>-513.2439407647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51">
                <text:p>-51</text:p>
              </table:table-cell>
              <table:table-cell office:value-type="float" office:value="-13.6269799614053">
                <text:p>-13.6269799614053</text:p>
              </table:table-cell>
              <table:table-cell office:value-type="float" office:value="-466">
                <text:p>-466</text:p>
              </table:table-cell>
              <table:table-cell office:value-type="float" office:value="-511.790281048958">
                <text:p>-511.7902810489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47">
                <text:p>-47</text:p>
              </table:table-cell>
              <table:table-cell office:value-type="float" office:value="-14.653842116439">
                <text:p>-14.653842116439</text:p>
              </table:table-cell>
              <table:table-cell office:value-type="float" office:value="-429">
                <text:p>-429</text:p>
              </table:table-cell>
              <table:table-cell office:value-type="float" office:value="-509.242887785913">
                <text:p>-509.2428877859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36">
                <text:p>-36</text:p>
              </table:table-cell>
              <table:table-cell office:value-type="float" office:value="-15.3106469743947">
                <text:p>-15.3106469743947</text:p>
              </table:table-cell>
              <table:table-cell office:value-type="float" office:value="-379">
                <text:p>-379</text:p>
              </table:table-cell>
              <table:table-cell office:value-type="float" office:value="-505.235414315577">
                <text:p>-505.2354143155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7">
                <text:p>-27</text:p>
              </table:table-cell>
              <table:table-cell office:value-type="float" office:value="-15.6703193751825">
                <text:p>-15.6703193751825</text:p>
              </table:table-cell>
              <table:table-cell office:value-type="float" office:value="-334">
                <text:p>-334</text:p>
              </table:table-cell>
              <table:table-cell office:value-type="float" office:value="-499.966632336637">
                <text:p>-499.9666323366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6">
                <text:p>-6</text:p>
              </table:table-cell>
              <table:table-cell office:value-type="float" office:value="-15.3727710867154">
                <text:p>-15.3727710867154</text:p>
              </table:table-cell>
              <table:table-cell office:value-type="float" office:value="-273">
                <text:p>-273</text:p>
              </table:table-cell>
              <table:table-cell office:value-type="float" office:value="-492.983043649355">
                <text:p>-492.9830436493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">
                <text:p>-1</text:p>
              </table:table-cell>
              <table:table-cell office:value-type="float" office:value="-14.9305319763549">
                <text:p>-14.9305319763549</text:p>
              </table:table-cell>
              <table:table-cell office:value-type="float" office:value="-220">
                <text:p>-220</text:p>
              </table:table-cell>
              <table:table-cell office:value-type="float" office:value="-484.583565383221">
                <text:p>-484.583565383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9">
                <text:p>-19</text:p>
              </table:table-cell>
              <table:table-cell office:value-type="float" office:value="-15.0557463770824">
                <text:p>-15.0557463770824</text:p>
              </table:table-cell>
              <table:table-cell office:value-type="float" office:value="-154">
                <text:p>-154</text:p>
              </table:table-cell>
              <table:table-cell office:value-type="float" office:value="-474.41176337143">
                <text:p>-474.4117633714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34">
                <text:p>-34</text:p>
              </table:table-cell>
              <table:table-cell office:value-type="float" office:value="-15.6386464885568">
                <text:p>-15.6386464885568</text:p>
              </table:table-cell>
              <table:table-cell office:value-type="float" office:value="-84">
                <text:p>-84</text:p>
              </table:table-cell>
              <table:table-cell office:value-type="float" office:value="-462.399093729232">
                <text:p>-462.3990937292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42">
                <text:p>-42</text:p>
              </table:table-cell>
              <table:table-cell office:value-type="float" office:value="-16.4497650581397">
                <text:p>-16.4497650581397</text:p>
              </table:table-cell>
              <table:table-cell office:value-type="float" office:value="0">
                <text:p>0</text:p>
              </table:table-cell>
              <table:table-cell office:value-type="float" office:value="-448.171429306794">
                <text:p>-448.1714293067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48">
                <text:p>-48</text:p>
              </table:table-cell>
              <table:table-cell office:value-type="float" office:value="-17.4205415178892">
                <text:p>-17.4205415178892</text:p>
              </table:table-cell>
              <table:table-cell office:value-type="float" office:value="-41">
                <text:p>-41</text:p>
              </table:table-cell>
              <table:table-cell office:value-type="float" office:value="-435.643077635816">
                <text:p>-435.6430776358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5">
                <text:p>-45</text:p>
              </table:table-cell>
              <table:table-cell office:value-type="float" office:value="-18.2691402404157">
                <text:p>-18.2691402404157</text:p>
              </table:table-cell>
              <table:table-cell office:value-type="float" office:value="-103">
                <text:p>-103</text:p>
              </table:table-cell>
              <table:table-cell office:value-type="float" office:value="-425.407906016252">
                <text:p>-425.4079060162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45">
                <text:p>-45</text:p>
              </table:table-cell>
              <table:table-cell office:value-type="float" office:value="-19.0916282330183">
                <text:p>-19.0916282330183</text:p>
              </table:table-cell>
              <table:table-cell office:value-type="float" office:value="-165">
                <text:p>-165</text:p>
              </table:table-cell>
              <table:table-cell office:value-type="float" office:value="-417.395355061906">
                <text:p>-417.3953550619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3">
                <text:p>-33</text:p>
              </table:table-cell>
              <table:table-cell office:value-type="float" office:value="-19.5195781335408">
                <text:p>-19.5195781335408</text:p>
              </table:table-cell>
              <table:table-cell office:value-type="float" office:value="-214">
                <text:p>-214</text:p>
              </table:table-cell>
              <table:table-cell office:value-type="float" office:value="-411.137036444617">
                <text:p>-411.1370364446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4">
                <text:p>-24</text:p>
              </table:table-cell>
              <table:table-cell office:value-type="float" office:value="-19.6574372678934">
                <text:p>-19.6574372678934</text:p>
              </table:table-cell>
              <table:table-cell office:value-type="float" office:value="-264">
                <text:p>-264</text:p>
              </table:table-cell>
              <table:table-cell office:value-type="float" office:value="-406.609743015552">
                <text:p>-406.60974301555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0">
                <text:p>-10</text:p>
              </table:table-cell>
              <table:table-cell office:value-type="float" office:value="-19.3602853519582">
                <text:p>-19.3602853519582</text:p>
              </table:table-cell>
              <table:table-cell office:value-type="float" office:value="-308">
                <text:p>-308</text:p>
              </table:table-cell>
              <table:table-cell office:value-type="float" office:value="-403.575597076612">
                <text:p>-403.5755970766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8">
                <text:p>-8</text:p>
              </table:table-cell>
              <table:table-cell office:value-type="float" office:value="-19.0107381103595">
                <text:p>-19.0107381103595</text:p>
              </table:table-cell>
              <table:table-cell office:value-type="float" office:value="-350">
                <text:p>-350</text:p>
              </table:table-cell>
              <table:table-cell office:value-type="float" office:value="-401.927117166562">
                <text:p>-401.927117166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25">
                <text:p>-25</text:p>
              </table:table-cell>
              <table:table-cell office:value-type="float" office:value="-19.1950230915792">
                <text:p>-19.1950230915792</text:p>
              </table:table-cell>
              <table:table-cell office:value-type="float" office:value="-391">
                <text:p>-391</text:p>
              </table:table-cell>
              <table:table-cell office:value-type="float" office:value="-401.590898176822">
                <text:p>-401.5908981768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31">
                <text:p>-31</text:p>
              </table:table-cell>
              <table:table-cell office:value-type="float" office:value="-19.5582531502999">
                <text:p>-19.5582531502999</text:p>
              </table:table-cell>
              <table:table-cell office:value-type="float" office:value="-413">
                <text:p>-413</text:p>
              </table:table-cell>
              <table:table-cell office:value-type="float" office:value="-401.941947463689">
                <text:p>-401.9419474636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36">
                <text:p>-36</text:p>
              </table:table-cell>
              <table:table-cell office:value-type="float" office:value="-20.0641530533676">
                <text:p>-20.0641530533676</text:p>
              </table:table-cell>
              <table:table-cell office:value-type="float" office:value="-439">
                <text:p>-439</text:p>
              </table:table-cell>
              <table:table-cell office:value-type="float" office:value="-403.082195234037">
                <text:p>-403.0821952340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42">
                <text:p>-42</text:p>
              </table:table-cell>
              <table:table-cell office:value-type="float" office:value="-20.739102190187">
                <text:p>-20.739102190187</text:p>
              </table:table-cell>
              <table:table-cell office:value-type="float" office:value="-461">
                <text:p>-461</text:p>
              </table:table-cell>
              <table:table-cell office:value-type="float" office:value="-404.864281534528">
                <text:p>-404.8642815345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2">
                <text:p>-42</text:p>
              </table:table-cell>
              <table:table-cell office:value-type="float" office:value="-21.3932836612582">
                <text:p>-21.3932836612582</text:p>
              </table:table-cell>
              <table:table-cell office:value-type="float" office:value="-483">
                <text:p>-483</text:p>
              </table:table-cell>
              <table:table-cell office:value-type="float" office:value="-407.268457487312">
                <text:p>-407.2684574873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37">
                <text:p>-37</text:p>
              </table:table-cell>
              <table:table-cell office:value-type="float" office:value="-21.8734903178349">
                <text:p>-21.8734903178349</text:p>
              </table:table-cell>
              <table:table-cell office:value-type="float" office:value="-493">
                <text:p>-493</text:p>
              </table:table-cell>
              <table:table-cell office:value-type="float" office:value="-409.906351103087">
                <text:p>-409.9063511030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6">
                <text:p>-26</text:p>
              </table:table-cell>
              <table:table-cell office:value-type="float" office:value="-22.0004598465169">
                <text:p>-22.0004598465169</text:p>
              </table:table-cell>
              <table:table-cell office:value-type="float" office:value="-500">
                <text:p>-500</text:p>
              </table:table-cell>
              <table:table-cell office:value-type="float" office:value="-412.678463376838">
                <text:p>-412.6784633768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0">
                <text:p>-10</text:p>
              </table:table-cell>
              <table:table-cell office:value-type="float" office:value="-21.6312149281625">
                <text:p>-21.6312149281625</text:p>
              </table:table-cell>
              <table:table-cell office:value-type="float" office:value="-499">
                <text:p>-499</text:p>
              </table:table-cell>
              <table:table-cell office:value-type="float" office:value="-415.334510657551">
                <text:p>-415.3345106575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8">
                <text:p>-8</text:p>
              </table:table-cell>
              <table:table-cell office:value-type="float" office:value="-21.2117929303729">
                <text:p>-21.2117929303729</text:p>
              </table:table-cell>
              <table:table-cell office:value-type="float" office:value="-505">
                <text:p>-505</text:p>
              </table:table-cell>
              <table:table-cell office:value-type="float" office:value="-418.093448791164">
                <text:p>-418.0934487911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1">
                <text:p>-21</text:p>
              </table:table-cell>
              <table:table-cell office:value-type="float" office:value="-21.2052762248229">
                <text:p>-21.2052762248229</text:p>
              </table:table-cell>
              <table:table-cell office:value-type="float" office:value="-497">
                <text:p>-497</text:p>
              </table:table-cell>
              <table:table-cell office:value-type="float" office:value="-420.521342674513">
                <text:p>-420.5213426745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32">
                <text:p>-32</text:p>
              </table:table-cell>
              <table:table-cell office:value-type="float" office:value="-21.5374215717515">
                <text:p>-21.5374215717515</text:p>
              </table:table-cell>
              <table:table-cell office:value-type="float" office:value="-483">
                <text:p>-483</text:p>
              </table:table-cell>
              <table:table-cell office:value-type="float" office:value="-422.443762899913">
                <text:p>-422.4437628999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0">
                <text:p>-40</text:p>
              </table:table-cell>
              <table:table-cell office:value-type="float" office:value="-22.1055009080053">
                <text:p>-22.1055009080053</text:p>
              </table:table-cell>
              <table:table-cell office:value-type="float" office:value="-470">
                <text:p>-470</text:p>
              </table:table-cell>
              <table:table-cell office:value-type="float" office:value="-423.907031733762">
                <text:p>-423.9070317337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1">
                <text:p>-41</text:p>
              </table:table-cell>
              <table:table-cell office:value-type="float" office:value="-22.6868701108359">
                <text:p>-22.6868701108359</text:p>
              </table:table-cell>
              <table:table-cell office:value-type="float" office:value="-447">
                <text:p>-447</text:p>
              </table:table-cell>
              <table:table-cell office:value-type="float" office:value="-424.617584603492">
                <text:p>-424.6175846034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37">
                <text:p>-37</text:p>
              </table:table-cell>
              <table:table-cell office:value-type="float" office:value="-23.1272741074255">
                <text:p>-23.1272741074255</text:p>
              </table:table-cell>
              <table:table-cell office:value-type="float" office:value="-418">
                <text:p>-418</text:p>
              </table:table-cell>
              <table:table-cell office:value-type="float" office:value="-424.413966615692">
                <text:p>-424.4139666156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35">
                <text:p>-35</text:p>
              </table:table-cell>
              <table:table-cell office:value-type="float" office:value="-23.492588750274">
                <text:p>-23.492588750274</text:p>
              </table:table-cell>
              <table:table-cell office:value-type="float" office:value="-384">
                <text:p>-384</text:p>
              </table:table-cell>
              <table:table-cell office:value-type="float" office:value="-423.170459950594">
                <text:p>-423.1704599505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26">
                <text:p>-26</text:p>
              </table:table-cell>
              <table:table-cell office:value-type="float" office:value="-23.5697398656502">
                <text:p>-23.5697398656502</text:p>
              </table:table-cell>
              <table:table-cell office:value-type="float" office:value="-357">
                <text:p>-357</text:p>
              </table:table-cell>
              <table:table-cell office:value-type="float" office:value="-421.134445798268">
                <text:p>-421.1344457982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3">
                <text:p>-13</text:p>
              </table:table-cell>
              <table:table-cell office:value-type="float" office:value="-23.2445171005532">
                <text:p>-23.2445171005532</text:p>
              </table:table-cell>
              <table:table-cell office:value-type="float" office:value="-317">
                <text:p>-317</text:p>
              </table:table-cell>
              <table:table-cell office:value-type="float" office:value="-417.930309004475">
                <text:p>-417.9303090044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">
                <text:p>5</text:p>
              </table:table-cell>
              <table:table-cell office:value-type="float" office:value="-22.3754550359208">
                <text:p>-22.3754550359208</text:p>
              </table:table-cell>
              <table:table-cell office:value-type="float" office:value="-266">
                <text:p>-266</text:p>
              </table:table-cell>
              <table:table-cell office:value-type="float" office:value="-413.255530265876">
                <text:p>-413.2555302658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4">
                <text:p>-14</text:p>
              </table:table-cell>
              <table:table-cell office:value-type="float" office:value="-22.1177487271233">
                <text:p>-22.1177487271233</text:p>
              </table:table-cell>
              <table:table-cell office:value-type="float" office:value="-219">
                <text:p>-219</text:p>
              </table:table-cell>
              <table:table-cell office:value-type="float" office:value="-407.278437026926">
                <text:p>-407.2784370269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24">
                <text:p>-24</text:p>
              </table:table-cell>
              <table:table-cell office:value-type="float" office:value="-22.1756641509041">
                <text:p>-22.1756641509041</text:p>
              </table:table-cell>
              <table:table-cell office:value-type="float" office:value="-159">
                <text:p>-159</text:p>
              </table:table-cell>
              <table:table-cell office:value-type="float" office:value="-399.63910050302">
                <text:p>-399.639100503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3">
                <text:p>-33</text:p>
              </table:table-cell>
              <table:table-cell office:value-type="float" office:value="-22.5087206385686">
                <text:p>-22.5087206385686</text:p>
              </table:table-cell>
              <table:table-cell office:value-type="float" office:value="-107">
                <text:p>-107</text:p>
              </table:table-cell>
              <table:table-cell office:value-type="float" office:value="-390.634820487543">
                <text:p>-390.6348204875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6">
                <text:p>-36</text:p>
              </table:table-cell>
              <table:table-cell office:value-type="float" office:value="-22.9238369266126">
                <text:p>-22.9238369266126</text:p>
              </table:table-cell>
              <table:table-cell office:value-type="float" office:value="-41">
                <text:p>-41</text:p>
              </table:table-cell>
              <table:table-cell office:value-type="float" office:value="-379.876826011003">
                <text:p>-379.8768260110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34">
                <text:p>-34</text:p>
              </table:table-cell>
              <table:table-cell office:value-type="float" office:value="-23.2646419442553">
                <text:p>-23.2646419442553</text:p>
              </table:table-cell>
              <table:table-cell office:value-type="float" office:value="-9">
                <text:p>-9</text:p>
              </table:table-cell>
              <table:table-cell office:value-type="float" office:value="-368.465231364511">
                <text:p>-368.4652313645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7">
                <text:p>-27</text:p>
              </table:table-cell>
              <table:table-cell office:value-type="float" office:value="-23.3795760382782">
                <text:p>-23.3795760382782</text:p>
              </table:table-cell>
              <table:table-cell office:value-type="float" office:value="-68">
                <text:p>-68</text:p>
              </table:table-cell>
              <table:table-cell office:value-type="float" office:value="-359.220147322526">
                <text:p>-359.2201473225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22">
                <text:p>-22</text:p>
              </table:table-cell>
              <table:table-cell office:value-type="float" office:value="-23.3371275447927">
                <text:p>-23.3371275447927</text:p>
              </table:table-cell>
              <table:table-cell office:value-type="float" office:value="-126">
                <text:p>-126</text:p>
              </table:table-cell>
              <table:table-cell office:value-type="float" office:value="-352.044142789525">
                <text:p>-352.0441427895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0">
                <text:p>-10</text:p>
              </table:table-cell>
              <table:table-cell office:value-type="float" office:value="-22.9267543895684">
                <text:p>-22.9267543895684</text:p>
              </table:table-cell>
              <table:table-cell office:value-type="float" office:value="-177">
                <text:p>-177</text:p>
              </table:table-cell>
              <table:table-cell office:value-type="float" office:value="-346.658169165232">
                <text:p>-346.6581691652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7">
                <text:p>-7</text:p>
              </table:table-cell>
              <table:table-cell office:value-type="float" office:value="-22.4367004083509">
                <text:p>-22.4367004083509</text:p>
              </table:table-cell>
              <table:table-cell office:value-type="float" office:value="-223">
                <text:p>-223</text:p>
              </table:table-cell>
              <table:table-cell office:value-type="float" office:value="-342.853302421686">
                <text:p>-342.8533024216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8">
                <text:p>-18</text:p>
              </table:table-cell>
              <table:table-cell office:value-type="float" office:value="-22.3001865496324">
                <text:p>-22.3001865496324</text:p>
              </table:table-cell>
              <table:table-cell office:value-type="float" office:value="-265">
                <text:p>-265</text:p>
              </table:table-cell>
              <table:table-cell office:value-type="float" office:value="-340.457816193327">
                <text:p>-340.4578161933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24">
                <text:p>-24</text:p>
              </table:table-cell>
              <table:table-cell office:value-type="float" office:value="-22.3524885019514">
                <text:p>-22.3524885019514</text:p>
              </table:table-cell>
              <table:table-cell office:value-type="float" office:value="-297">
                <text:p>-297</text:p>
              </table:table-cell>
              <table:table-cell office:value-type="float" office:value="-339.120652618147">
                <text:p>-339.1206526181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32">
                <text:p>-32</text:p>
              </table:table-cell>
              <table:table-cell office:value-type="float" office:value="-22.6493350095836">
                <text:p>-22.6493350095836</text:p>
              </table:table-cell>
              <table:table-cell office:value-type="float" office:value="-335">
                <text:p>-335</text:p>
              </table:table-cell>
              <table:table-cell office:value-type="float" office:value="-338.99386330682">
                <text:p>-338.993863306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36">
                <text:p>-36</text:p>
              </table:table-cell>
              <table:table-cell office:value-type="float" office:value="-23.0601247015965">
                <text:p>-23.0601247015965</text:p>
              </table:table-cell>
              <table:table-cell office:value-type="float" office:value="-360">
                <text:p>-360</text:p>
              </table:table-cell>
              <table:table-cell office:value-type="float" office:value="-339.640205974302">
                <text:p>-339.6402059743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28">
                <text:p>-28</text:p>
              </table:table-cell>
              <table:table-cell office:value-type="float" office:value="-23.2121208646243">
                <text:p>-23.2121208646243</text:p>
              </table:table-cell>
              <table:table-cell office:value-type="float" office:value="-382">
                <text:p>-382</text:p>
              </table:table-cell>
              <table:table-cell office:value-type="float" office:value="-340.943584252016">
                <text:p>-340.9435842520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9">
                <text:p>-19</text:p>
              </table:table-cell>
              <table:table-cell office:value-type="float" office:value="-23.0825171457127">
                <text:p>-23.0825171457127</text:p>
              </table:table-cell>
              <table:table-cell office:value-type="float" office:value="-398">
                <text:p>-398</text:p>
              </table:table-cell>
              <table:table-cell office:value-type="float" office:value="-342.699166275031">
                <text:p>-342.6991662750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0">
                <text:p>-10</text:p>
              </table:table-cell>
              <table:table-cell office:value-type="float" office:value="-22.6799781566139">
                <text:p>-22.6799781566139</text:p>
              </table:table-cell>
              <table:table-cell office:value-type="float" office:value="-413">
                <text:p>-413</text:p>
              </table:table-cell>
              <table:table-cell office:value-type="float" office:value="-344.862268851184">
                <text:p>-344.8622688511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-21.9821326748719">
                <text:p>-21.9821326748719</text:p>
              </table:table-cell>
              <table:table-cell office:value-type="float" office:value="-424">
                <text:p>-424</text:p>
              </table:table-cell>
              <table:table-cell office:value-type="float" office:value="-347.297275963455">
                <text:p>-347.2972759634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4">
                <text:p>-14</text:p>
              </table:table-cell>
              <table:table-cell office:value-type="float" office:value="-21.7365285925682">
                <text:p>-21.7365285925682</text:p>
              </table:table-cell>
              <table:table-cell office:value-type="float" office:value="-429">
                <text:p>-429</text:p>
              </table:table-cell>
              <table:table-cell office:value-type="float" office:value="-349.81120593381">
                <text:p>-349.811205933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0">
                <text:p>-20</text:p>
              </table:table-cell>
              <table:table-cell office:value-type="float" office:value="-21.6830969435661">
                <text:p>-21.6830969435661</text:p>
              </table:table-cell>
              <table:table-cell office:value-type="float" office:value="-424">
                <text:p>-424</text:p>
              </table:table-cell>
              <table:table-cell office:value-type="float" office:value="-352.093938058924">
                <text:p>-352.0939380589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30">
                <text:p>-30</text:p>
              </table:table-cell>
              <table:table-cell office:value-type="float" office:value="-21.9390016529948">
                <text:p>-21.9390016529948</text:p>
              </table:table-cell>
              <table:table-cell office:value-type="float" office:value="-420">
                <text:p>-420</text:p>
              </table:table-cell>
              <table:table-cell office:value-type="float" office:value="-354.183355349418">
                <text:p>-354.1833553494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33">
                <text:p>-33</text:p>
              </table:table-cell>
              <table:table-cell office:value-type="float" office:value="-22.2793400636719">
                <text:p>-22.2793400636719</text:p>
              </table:table-cell>
              <table:table-cell office:value-type="float" office:value="-410">
                <text:p>-410</text:p>
              </table:table-cell>
              <table:table-cell office:value-type="float" office:value="-355.900790569436">
                <text:p>-355.9007905694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4">
                <text:p>-34</text:p>
              </table:table-cell>
              <table:table-cell office:value-type="float" office:value="-22.6399757540204">
                <text:p>-22.6399757540204</text:p>
              </table:table-cell>
              <table:table-cell office:value-type="float" office:value="-403">
                <text:p>-403</text:p>
              </table:table-cell>
              <table:table-cell office:value-type="float" office:value="-357.349997013454">
                <text:p>-357.3499970134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22">
                <text:p>-22</text:p>
              </table:table-cell>
              <table:table-cell office:value-type="float" office:value="-22.6202841923583">
                <text:p>-22.6202841923583</text:p>
              </table:table-cell>
              <table:table-cell office:value-type="float" office:value="-375">
                <text:p>-375</text:p>
              </table:table-cell>
              <table:table-cell office:value-type="float" office:value="-357.893074028424">
                <text:p>-357.8930740284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6">
                <text:p>-16</text:p>
              </table:table-cell>
              <table:table-cell office:value-type="float" office:value="-22.4165831402857">
                <text:p>-22.4165831402857</text:p>
              </table:table-cell>
              <table:table-cell office:value-type="float" office:value="-353">
                <text:p>-353</text:p>
              </table:table-cell>
              <table:table-cell office:value-type="float" office:value="-357.742517904473">
                <text:p>-357.7425179044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">
                <text:p>-1</text:p>
              </table:table-cell>
              <table:table-cell office:value-type="float" office:value="-21.7576113513539">
                <text:p>-21.7576113513539</text:p>
              </table:table-cell>
              <table:table-cell office:value-type="float" office:value="-325">
                <text:p>-325</text:p>
              </table:table-cell>
              <table:table-cell office:value-type="float" office:value="-356.735055815104">
                <text:p>-356.7350558151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7">
                <text:p>-7</text:p>
              </table:table-cell>
              <table:table-cell office:value-type="float" office:value="-21.3035310020814">
                <text:p>-21.3035310020814</text:p>
              </table:table-cell>
              <table:table-cell office:value-type="float" office:value="-286">
                <text:p>-286</text:p>
              </table:table-cell>
              <table:table-cell office:value-type="float" office:value="-354.558592559255">
                <text:p>-354.5585925592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6">
                <text:p>-16</text:p>
              </table:table-cell>
              <table:table-cell office:value-type="float" office:value="-21.1403454327866">
                <text:p>-21.1403454327866</text:p>
              </table:table-cell>
              <table:table-cell office:value-type="float" office:value="-248">
                <text:p>-248</text:p>
              </table:table-cell>
              <table:table-cell office:value-type="float" office:value="-351.279866634355">
                <text:p>-351.2798666343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26">
                <text:p>-26</text:p>
              </table:table-cell>
              <table:table-cell office:value-type="float" office:value="-21.289873265624">
                <text:p>-21.289873265624</text:p>
              </table:table-cell>
              <table:table-cell office:value-type="float" office:value="-204">
                <text:p>-204</text:p>
              </table:table-cell>
              <table:table-cell office:value-type="float" office:value="-346.748178430221">
                <text:p>-346.7481784302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29">
                <text:p>-29</text:p>
              </table:table-cell>
              <table:table-cell office:value-type="float" office:value="-21.527107934374">
                <text:p>-21.527107934374</text:p>
              </table:table-cell>
              <table:table-cell office:value-type="float" office:value="-154">
                <text:p>-154</text:p>
              </table:table-cell>
              <table:table-cell office:value-type="float" office:value="-340.817465247753">
                <text:p>-340.8174652477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5">
                <text:p>-25</text:p>
              </table:table-cell>
              <table:table-cell office:value-type="float" office:value="-21.6339661517779">
                <text:p>-21.6339661517779</text:p>
              </table:table-cell>
              <table:table-cell office:value-type="float" office:value="-100">
                <text:p>-100</text:p>
              </table:table-cell>
              <table:table-cell office:value-type="float" office:value="-333.407697086283">
                <text:p>-333.4076970862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9">
                <text:p>-19</text:p>
              </table:table-cell>
              <table:table-cell office:value-type="float" office:value="-21.5529210394155">
                <text:p>-21.5529210394155</text:p>
              </table:table-cell>
              <table:table-cell office:value-type="float" office:value="-45">
                <text:p>-45</text:p>
              </table:table-cell>
              <table:table-cell office:value-type="float" office:value="-324.533614099013">
                <text:p>-324.5336140990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8">
                <text:p>-8</text:p>
              </table:table-cell>
              <table:table-cell office:value-type="float" office:value="-21.1359080843565">
                <text:p>-21.1359080843565</text:p>
              </table:table-cell>
              <table:table-cell office:value-type="float" office:value="-13">
                <text:p>-13</text:p>
              </table:table-cell>
              <table:table-cell office:value-type="float" office:value="-314.947964434428">
                <text:p>-314.9479644344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1">
                <text:p>-11</text:p>
              </table:table-cell>
              <table:table-cell office:value-type="float" office:value="-20.8240339894533">
                <text:p>-20.8240339894533</text:p>
              </table:table-cell>
              <table:table-cell office:value-type="float" office:value="-67">
                <text:p>-67</text:p>
              </table:table-cell>
              <table:table-cell office:value-type="float" office:value="-307.318796297984">
                <text:p>-307.3187962979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5">
                <text:p>-15</text:p>
              </table:table-cell>
              <table:table-cell office:value-type="float" office:value="-20.6448329436239">
                <text:p>-20.6448329436239</text:p>
              </table:table-cell>
              <table:table-cell office:value-type="float" office:value="-117">
                <text:p>-117</text:p>
              </table:table-cell>
              <table:table-cell office:value-type="float" office:value="-301.462833334969">
                <text:p>-301.4628333349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6">
                <text:p>-26</text:p>
              </table:table-cell>
              <table:table-cell office:value-type="float" office:value="-20.8096073145893">
                <text:p>-20.8096073145893</text:p>
              </table:table-cell>
              <table:table-cell office:value-type="float" office:value="-157">
                <text:p>-157</text:p>
              </table:table-cell>
              <table:table-cell office:value-type="float" office:value="-297.017823078508">
                <text:p>-297.0178230785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31">
                <text:p>-31</text:p>
              </table:table-cell>
              <table:table-cell office:value-type="float" office:value="-21.1231578587558">
                <text:p>-21.1231578587558</text:p>
              </table:table-cell>
              <table:table-cell office:value-type="float" office:value="-205">
                <text:p>-205</text:p>
              </table:table-cell>
              <table:table-cell office:value-type="float" office:value="-294.186505445324">
                <text:p>-294.1865054453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7">
                <text:p>-27</text:p>
              </table:table-cell>
              <table:table-cell office:value-type="float" office:value="-21.3039837707941">
                <text:p>-21.3039837707941</text:p>
              </table:table-cell>
              <table:table-cell office:value-type="float" office:value="-236">
                <text:p>-236</text:p>
              </table:table-cell>
              <table:table-cell office:value-type="float" office:value="-292.396151431621">
                <text:p>-292.3961514316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1">
                <text:p>-21</text:p>
              </table:table-cell>
              <table:table-cell office:value-type="float" office:value="-21.2946304240004">
                <text:p>-21.2946304240004</text:p>
              </table:table-cell>
              <table:table-cell office:value-type="float" office:value="-272">
                <text:p>-272</text:p>
              </table:table-cell>
              <table:table-cell office:value-type="float" office:value="-291.768577541418">
                <text:p>-291.7685775414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6">
                <text:p>-16</text:p>
              </table:table-cell>
              <table:table-cell office:value-type="float" office:value="-21.1317187186466">
                <text:p>-21.1317187186466</text:p>
              </table:table-cell>
              <table:table-cell office:value-type="float" office:value="-299">
                <text:p>-299</text:p>
              </table:table-cell>
              <table:table-cell office:value-type="float" office:value="-291.991082847836">
                <text:p>-291.9910828478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">
                <text:p>-1</text:p>
              </table:table-cell>
              <table:table-cell office:value-type="float" office:value="-20.5122812196113">
                <text:p>-20.5122812196113</text:p>
              </table:table-cell>
              <table:table-cell office:value-type="float" office:value="-326">
                <text:p>-326</text:p>
              </table:table-cell>
              <table:table-cell office:value-type="float" office:value="-293.037511067902">
                <text:p>-293.037511067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4">
                <text:p>-4</text:p>
              </table:table-cell>
              <table:table-cell office:value-type="float" office:value="-20.0042110282386">
                <text:p>-20.0042110282386</text:p>
              </table:table-cell>
              <table:table-cell office:value-type="float" office:value="-334">
                <text:p>-334</text:p>
              </table:table-cell>
              <table:table-cell office:value-type="float" office:value="-294.297895342736">
                <text:p>-294.2978953427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8">
                <text:p>-18</text:p>
              </table:table-cell>
              <table:table-cell office:value-type="float" office:value="-19.9425429966005">
                <text:p>-19.9425429966005</text:p>
              </table:table-cell>
              <table:table-cell office:value-type="float" office:value="-355">
                <text:p>-355</text:p>
              </table:table-cell>
              <table:table-cell office:value-type="float" office:value="-296.165652409113">
                <text:p>-296.1656524091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25">
                <text:p>-25</text:p>
              </table:table-cell>
              <table:table-cell office:value-type="float" office:value="-20.0981570582436">
                <text:p>-20.0981570582436</text:p>
              </table:table-cell>
              <table:table-cell office:value-type="float" office:value="-365">
                <text:p>-365</text:p>
              </table:table-cell>
              <table:table-cell office:value-type="float" office:value="-298.283632334987">
                <text:p>-298.2836323349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4">
                <text:p>-24</text:p>
              </table:table-cell>
              <table:table-cell office:value-type="float" office:value="-20.2182137641438">
                <text:p>-20.2182137641438</text:p>
              </table:table-cell>
              <table:table-cell office:value-type="float" office:value="-360">
                <text:p>-360</text:p>
              </table:table-cell>
              <table:table-cell office:value-type="float" office:value="-300.18259749391">
                <text:p>-300.182597493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22">
                <text:p>-22</text:p>
              </table:table-cell>
              <table:table-cell office:value-type="float" office:value="-20.2730379560163">
                <text:p>-20.2730379560163</text:p>
              </table:table-cell>
              <table:table-cell office:value-type="float" office:value="-362">
                <text:p>-362</text:p>
              </table:table-cell>
              <table:table-cell office:value-type="float" office:value="-302.084671417174">
                <text:p>-302.0846714171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21">
                <text:p>-21</text:p>
              </table:table-cell>
              <table:table-cell office:value-type="float" office:value="-20.2954060189081">
                <text:p>-20.2954060189081</text:p>
              </table:table-cell>
              <table:table-cell office:value-type="float" office:value="-358">
                <text:p>-358</text:p>
              </table:table-cell>
              <table:table-cell office:value-type="float" office:value="-303.805143065877">
                <text:p>-303.8051430658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2">
                <text:p>-12</text:p>
              </table:table-cell>
              <table:table-cell office:value-type="float" office:value="-20.0401627567879">
                <text:p>-20.0401627567879</text:p>
              </table:table-cell>
              <table:table-cell office:value-type="float" office:value="-350">
                <text:p>-350</text:p>
              </table:table-cell>
              <table:table-cell office:value-type="float" office:value="-305.226523279234">
                <text:p>-305.2265232792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3">
                <text:p>-3</text:p>
              </table:table-cell>
              <table:table-cell office:value-type="float" office:value="-19.515850056579">
                <text:p>-19.515850056579</text:p>
              </table:table-cell>
              <table:table-cell office:value-type="float" office:value="-334">
                <text:p>-334</text:p>
              </table:table-cell>
              <table:table-cell office:value-type="float" office:value="-306.111861024489">
                <text:p>-306.11186102448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5">
                <text:p>-15</text:p>
              </table:table-cell>
              <table:table-cell office:value-type="float" office:value="-19.3769008240689">
                <text:p>-19.3769008240689</text:p>
              </table:table-cell>
              <table:table-cell office:value-type="float" office:value="-314">
                <text:p>-314</text:p>
              </table:table-cell>
              <table:table-cell office:value-type="float" office:value="-306.354572992966">
                <text:p>-306.3545729929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2">
                <text:p>-22</text:p>
              </table:table-cell>
              <table:table-cell office:value-type="float" office:value="-19.4576115679437">
                <text:p>-19.4576115679437</text:p>
              </table:table-cell>
              <table:table-cell office:value-type="float" office:value="-290">
                <text:p>-290</text:p>
              </table:table-cell>
              <table:table-cell office:value-type="float" office:value="-305.851355362413">
                <text:p>-305.8513553624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4">
                <text:p>-24</text:p>
              </table:table-cell>
              <table:table-cell office:value-type="float" office:value="-19.5973773658531">
                <text:p>-19.5973773658531</text:p>
              </table:table-cell>
              <table:table-cell office:value-type="float" office:value="-253">
                <text:p>-253</text:p>
              </table:table-cell>
              <table:table-cell office:value-type="float" office:value="-304.2251598128">
                <text:p>-304.22515981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5">
                <text:p>-25</text:p>
              </table:table-cell>
              <table:table-cell office:value-type="float" office:value="-19.7636119084422">
                <text:p>-19.7636119084422</text:p>
              </table:table-cell>
              <table:table-cell office:value-type="float" office:value="-226">
                <text:p>-226</text:p>
              </table:table-cell>
              <table:table-cell office:value-type="float" office:value="-301.81823181856">
                <text:p>-301.818231818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7">
                <text:p>-17</text:p>
              </table:table-cell>
              <table:table-cell office:value-type="float" office:value="-19.6785776958748">
                <text:p>-19.6785776958748</text:p>
              </table:table-cell>
              <table:table-cell office:value-type="float" office:value="-182">
                <text:p>-182</text:p>
              </table:table-cell>
              <table:table-cell office:value-type="float" office:value="-298.131516993374">
                <text:p>-298.1315169933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8">
                <text:p>-8</text:p>
              </table:table-cell>
              <table:table-cell office:value-type="float" office:value="-19.319236843694">
                <text:p>-19.319236843694</text:p>
              </table:table-cell>
              <table:table-cell office:value-type="float" office:value="-141">
                <text:p>-141</text:p>
              </table:table-cell>
              <table:table-cell office:value-type="float" office:value="-293.296701085886">
                <text:p>-293.2967010858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9">
                <text:p>-9</text:p>
              </table:table-cell>
              <table:table-cell office:value-type="float" office:value="-19.0017218638881">
                <text:p>-19.0017218638881</text:p>
              </table:table-cell>
              <table:table-cell office:value-type="float" office:value="-87">
                <text:p>-87</text:p>
              </table:table-cell>
              <table:table-cell office:value-type="float" office:value="-286.949110283243">
                <text:p>-286.9491102832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6">
                <text:p>-16</text:p>
              </table:table-cell>
              <table:table-cell office:value-type="float" office:value="-18.909361191153">
                <text:p>-18.909361191153</text:p>
              </table:table-cell>
              <table:table-cell office:value-type="float" office:value="-37">
                <text:p>-37</text:p>
              </table:table-cell>
              <table:table-cell office:value-type="float" office:value="-279.258368428374">
                <text:p>-279.2583684283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2">
                <text:p>-22</text:p>
              </table:table-cell>
              <table:table-cell office:value-type="float" office:value="-19.0044577698868">
                <text:p>-19.0044577698868</text:p>
              </table:table-cell>
              <table:table-cell office:value-type="float" office:value="1">
                <text:p>1</text:p>
              </table:table-cell>
              <table:table-cell office:value-type="float" office:value="-270.635034015193">
                <text:p>-270.63503401519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4">
                <text:p>-24</text:p>
              </table:table-cell>
              <table:table-cell office:value-type="float" office:value="-19.1581667615826">
                <text:p>-19.1581667615826</text:p>
              </table:table-cell>
              <table:table-cell office:value-type="float" office:value="-54">
                <text:p>-54</text:p>
              </table:table-cell>
              <table:table-cell office:value-type="float" office:value="-263.969340660879">
                <text:p>-263.96934066087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20">
                <text:p>-20</text:p>
              </table:table-cell>
              <table:table-cell office:value-type="float" office:value="-19.1840693227647">
                <text:p>-19.1840693227647</text:p>
              </table:table-cell>
              <table:table-cell office:value-type="float" office:value="-101">
                <text:p>-101</text:p>
              </table:table-cell>
              <table:table-cell office:value-type="float" office:value="-258.954899409776">
                <text:p>-258.9548994097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9">
                <text:p>-9</text:p>
              </table:table-cell>
              <table:table-cell office:value-type="float" office:value="-18.8707133436027">
                <text:p>-18.8707133436027</text:p>
              </table:table-cell>
              <table:table-cell office:value-type="float" office:value="-145">
                <text:p>-145</text:p>
              </table:table-cell>
              <table:table-cell office:value-type="float" office:value="-255.448594812552">
                <text:p>-255.4485948125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3">
                <text:p>-3</text:p>
              </table:table-cell>
              <table:table-cell office:value-type="float" office:value="-18.382383702261">
                <text:p>-18.382383702261</text:p>
              </table:table-cell>
              <table:table-cell office:value-type="float" office:value="-184">
                <text:p>-184</text:p>
              </table:table-cell>
              <table:table-cell office:value-type="float" office:value="-253.250176510627">
                <text:p>-253.2501765106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3">
                <text:p>-3</text:p>
              </table:table-cell>
              <table:table-cell office:value-type="float" office:value="-17.9090795883453">
                <text:p>-17.9090795883453</text:p>
              </table:table-cell>
              <table:table-cell office:value-type="float" office:value="-210">
                <text:p>-210</text:p>
              </table:table-cell>
              <table:table-cell office:value-type="float" office:value="-251.919401848762">
                <text:p>-251.9194018487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5">
                <text:p>-15</text:p>
              </table:table-cell>
              <table:table-cell office:value-type="float" office:value="-17.8195694471655">
                <text:p>-17.8195694471655</text:p>
              </table:table-cell>
              <table:table-cell office:value-type="float" office:value="-245">
                <text:p>-245</text:p>
              </table:table-cell>
              <table:table-cell office:value-type="float" office:value="-251.706497176492">
                <text:p>-251.7064971764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3">
                <text:p>-23</text:p>
              </table:table-cell>
              <table:table-cell office:value-type="float" office:value="-17.9789673103296">
                <text:p>-17.9789673103296</text:p>
              </table:table-cell>
              <table:table-cell office:value-type="float" office:value="-266">
                <text:p>-266</text:p>
              </table:table-cell>
              <table:table-cell office:value-type="float" office:value="-252.146297263369">
                <text:p>-252.1462972633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9">
                <text:p>-19</text:p>
              </table:table-cell>
              <table:table-cell office:value-type="float" office:value="-18.010383700781">
                <text:p>-18.010383700781</text:p>
              </table:table-cell>
              <table:table-cell office:value-type="float" office:value="-281">
                <text:p>-281</text:p>
              </table:table-cell>
              <table:table-cell office:value-type="float" office:value="-253.034103501419">
                <text:p>-253.0341035014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2">
                <text:p>-22</text:p>
              </table:table-cell>
              <table:table-cell office:value-type="float" office:value="-18.1331411253724">
                <text:p>-18.1331411253724</text:p>
              </table:table-cell>
              <table:table-cell office:value-type="float" office:value="-300">
                <text:p>-300</text:p>
              </table:table-cell>
              <table:table-cell office:value-type="float" office:value="-254.479208009068">
                <text:p>-254.4792080090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2">
                <text:p>-12</text:p>
              </table:table-cell>
              <table:table-cell office:value-type="float" office:value="-17.9444290907455">
                <text:p>-17.9444290907455</text:p>
              </table:table-cell>
              <table:table-cell office:value-type="float" office:value="-310">
                <text:p>-310</text:p>
              </table:table-cell>
              <table:table-cell office:value-type="float" office:value="-256.187540070327">
                <text:p>-256.18754007032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">
                <text:p>-1</text:p>
              </table:table-cell>
              <table:table-cell office:value-type="float" office:value="-17.4230620417995">
                <text:p>-17.4230620417995</text:p>
              </table:table-cell>
              <table:table-cell office:value-type="float" office:value="-316">
                <text:p>-316</text:p>
              </table:table-cell>
              <table:table-cell office:value-type="float" office:value="-258.027923452779">
                <text:p>-258.0279234527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9">
                <text:p>-9</text:p>
              </table:table-cell>
              <table:table-cell office:value-type="float" office:value="-17.1638909020518">
                <text:p>-17.1638909020518</text:p>
              </table:table-cell>
              <table:table-cell office:value-type="float" office:value="-318">
                <text:p>-318</text:p>
              </table:table-cell>
              <table:table-cell office:value-type="float" office:value="-259.87321811577">
                <text:p>-259.8732181157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5">
                <text:p>-15</text:p>
              </table:table-cell>
              <table:table-cell office:value-type="float" office:value="-17.0973096435271">
                <text:p>-17.0973096435271</text:p>
              </table:table-cell>
              <table:table-cell office:value-type="float" office:value="-307">
                <text:p>-307</text:p>
              </table:table-cell>
              <table:table-cell office:value-type="float" office:value="-261.323272942977">
                <text:p>-261.3232729429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21">
                <text:p>-21</text:p>
              </table:table-cell>
              <table:table-cell office:value-type="float" office:value="-17.2173924237263">
                <text:p>-17.2173924237263</text:p>
              </table:table-cell>
              <table:table-cell office:value-type="float" office:value="-303">
                <text:p>-303</text:p>
              </table:table-cell>
              <table:table-cell office:value-type="float" office:value="-262.605633775501">
                <text:p>-262.6056337755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4">
                <text:p>-24</text:p>
              </table:table-cell>
              <table:table-cell office:value-type="float" office:value="-17.4260880414578">
                <text:p>-17.4260880414578</text:p>
              </table:table-cell>
              <table:table-cell office:value-type="float" office:value="-291">
                <text:p>-291</text:p>
              </table:table-cell>
              <table:table-cell office:value-type="float" office:value="-263.479306582409">
                <text:p>-263.4793065824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6">
                <text:p>-16</text:p>
              </table:table-cell>
              <table:table-cell office:value-type="float" office:value="-17.382208409413">
                <text:p>-17.382208409413</text:p>
              </table:table-cell>
              <table:table-cell office:value-type="float" office:value="-264">
                <text:p>-264</text:p>
              </table:table-cell>
              <table:table-cell office:value-type="float" office:value="-263.495327918335">
                <text:p>-263.4953279183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2">
                <text:p>-12</text:p>
              </table:table-cell>
              <table:table-cell office:value-type="float" office:value="-17.2166019968156">
                <text:p>-17.2166019968156</text:p>
              </table:table-cell>
              <table:table-cell office:value-type="float" office:value="-245">
                <text:p>-245</text:p>
              </table:table-cell>
              <table:table-cell office:value-type="float" office:value="-262.926240905463">
                <text:p>-262.9262409054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  <table:table-cell office:value-type="float" office:value="-16.6253219353751">
                <text:p>-16.6253219353751</text:p>
              </table:table-cell>
              <table:table-cell office:value-type="float" office:value="-214">
                <text:p>-214</text:p>
              </table:table-cell>
              <table:table-cell office:value-type="float" office:value="-261.420818108372">
                <text:p>-261.4208181083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">
                <text:p>-9</text:p>
              </table:table-cell>
              <table:table-cell office:value-type="float" office:value="-16.3906966450559">
                <text:p>-16.3906966450559</text:p>
              </table:table-cell>
              <table:table-cell office:value-type="float" office:value="-182">
                <text:p>-182</text:p>
              </table:table-cell>
              <table:table-cell office:value-type="float" office:value="-258.977100628114">
                <text:p>-258.9771006281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2">
                <text:p>-12</text:p>
              </table:table-cell>
              <table:table-cell office:value-type="float" office:value="-16.2555982867465">
                <text:p>-16.2555982867465</text:p>
              </table:table-cell>
              <table:table-cell office:value-type="float" office:value="-140">
                <text:p>-140</text:p>
              </table:table-cell>
              <table:table-cell office:value-type="float" office:value="-255.316266762634">
                <text:p>-255.3162667626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7">
                <text:p>-17</text:p>
              </table:table-cell>
              <table:table-cell office:value-type="float" office:value="-16.2785029548466">
                <text:p>-16.2785029548466</text:p>
              </table:table-cell>
              <table:table-cell office:value-type="float" office:value="-99">
                <text:p>-99</text:p>
              </table:table-cell>
              <table:table-cell office:value-type="float" office:value="-250.50653547763">
                <text:p>-250.506535477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8">
                <text:p>-18</text:p>
              </table:table-cell>
              <table:table-cell office:value-type="float" office:value="-16.3314720946975">
                <text:p>-16.3314720946975</text:p>
              </table:table-cell>
              <table:table-cell office:value-type="float" office:value="-47">
                <text:p>-47</text:p>
              </table:table-cell>
              <table:table-cell office:value-type="float" office:value="-244.244795924472">
                <text:p>-244.2447959244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">
                <text:p>-9</text:p>
              </table:table-cell>
              <table:table-cell office:value-type="float" office:value="-16.1058883379376">
                <text:p>-16.1058883379376</text:p>
              </table:table-cell>
              <table:table-cell office:value-type="float" office:value="4">
                <text:p>4</text:p>
              </table:table-cell>
              <table:table-cell office:value-type="float" office:value="-236.606494511411">
                <text:p>-236.6064945114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6">
                <text:p>-6</text:p>
              </table:table-cell>
              <table:table-cell office:value-type="float" office:value="-15.7949379275395">
                <text:p>-15.7949379275395</text:p>
              </table:table-cell>
              <table:table-cell office:value-type="float" office:value="-41">
                <text:p>-41</text:p>
              </table:table-cell>
              <table:table-cell office:value-type="float" office:value="-230.587833141829">
                <text:p>-230.5878331418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0">
                <text:p>-10</text:p>
              </table:table-cell>
              <table:table-cell office:value-type="float" office:value="-15.6166321451536">
                <text:p>-15.6166321451536</text:p>
              </table:table-cell>
              <table:table-cell office:value-type="float" office:value="-87">
                <text:p>-87</text:p>
              </table:table-cell>
              <table:table-cell office:value-type="float" office:value="-226.169745968234">
                <text:p>-226.1697459682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4">
                <text:p>-14</text:p>
              </table:table-cell>
              <table:table-cell office:value-type="float" office:value="-15.5668896176105">
                <text:p>-15.5668896176105</text:p>
              </table:table-cell>
              <table:table-cell office:value-type="float" office:value="-122">
                <text:p>-122</text:p>
              </table:table-cell>
              <table:table-cell office:value-type="float" office:value="-222.964523015366">
                <text:p>-222.9645230153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0">
                <text:p>-20</text:p>
              </table:table-cell>
              <table:table-cell office:value-type="float" office:value="-15.7032930139917">
                <text:p>-15.7032930139917</text:p>
              </table:table-cell>
              <table:table-cell office:value-type="float" office:value="-165">
                <text:p>-165</text:p>
              </table:table-cell>
              <table:table-cell office:value-type="float" office:value="-221.180999230277">
                <text:p>-221.18099923027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3">
                <text:p>-13</text:p>
              </table:table-cell>
              <table:table-cell office:value-type="float" office:value="-15.6201147674073">
                <text:p>-15.6201147674073</text:p>
              </table:table-cell>
              <table:table-cell office:value-type="float" office:value="-187">
                <text:p>-187</text:p>
              </table:table-cell>
              <table:table-cell office:value-type="float" office:value="-220.129276177038">
                <text:p>-220.1292761770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2">
                <text:p>-12</text:p>
              </table:table-cell>
              <table:table-cell office:value-type="float" office:value="-15.5087266207179">
                <text:p>-15.5087266207179</text:p>
              </table:table-cell>
              <table:table-cell office:value-type="float" office:value="-218">
                <text:p>-218</text:p>
              </table:table-cell>
              <table:table-cell office:value-type="float" office:value="-220.063759986975">
                <text:p>-220.0637599869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-15.0315350323881">
                <text:p>-15.0315350323881</text:p>
              </table:table-cell>
              <table:table-cell office:value-type="float" office:value="-235">
                <text:p>-235</text:p>
              </table:table-cell>
              <table:table-cell office:value-type="float" office:value="-220.523336602761">
                <text:p>-220.5233366027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1">
                <text:p>-11</text:p>
              </table:table-cell>
              <table:table-cell office:value-type="float" office:value="-14.9074878006223">
                <text:p>-14.9074878006223</text:p>
              </table:table-cell>
              <table:table-cell office:value-type="float" office:value="-250">
                <text:p>-250</text:p>
              </table:table-cell>
              <table:table-cell office:value-type="float" office:value="-221.430310861137">
                <text:p>-221.4303108611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8">
                <text:p>-18</text:p>
              </table:table-cell>
              <table:table-cell office:value-type="float" office:value="-15.0026420221416">
                <text:p>-15.0026420221416</text:p>
              </table:table-cell>
              <table:table-cell office:value-type="float" office:value="-268">
                <text:p>-268</text:p>
              </table:table-cell>
              <table:table-cell office:value-type="float" office:value="-222.863224373102">
                <text:p>-222.8632243731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5">
                <text:p>-15</text:p>
              </table:table-cell>
              <table:table-cell office:value-type="float" office:value="-15.0025607291526">
                <text:p>-15.0025607291526</text:p>
              </table:table-cell>
              <table:table-cell office:value-type="float" office:value="-270">
                <text:p>-270</text:p>
              </table:table-cell>
              <table:table-cell office:value-type="float" office:value="-224.313586700084">
                <text:p>-224.3135867000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4">
                <text:p>-14</text:p>
              </table:table-cell>
              <table:table-cell office:value-type="float" office:value="-14.9717127067172">
                <text:p>-14.9717127067172</text:p>
              </table:table-cell>
              <table:table-cell office:value-type="float" office:value="-274">
                <text:p>-274</text:p>
              </table:table-cell>
              <table:table-cell office:value-type="float" office:value="-225.842399417004">
                <text:p>-225.8423994170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3">
                <text:p>-3</text:p>
              </table:table-cell>
              <table:table-cell office:value-type="float" office:value="-14.6033523157413">
                <text:p>-14.6033523157413</text:p>
              </table:table-cell>
              <table:table-cell office:value-type="float" office:value="-268">
                <text:p>-268</text:p>
              </table:table-cell>
              <table:table-cell office:value-type="float" office:value="-227.13955635802">
                <text:p>-227.139556358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">
                <text:p>-8</text:p>
              </table:table-cell>
              <table:table-cell office:value-type="float" office:value="-14.4001722444877">
                <text:p>-14.4001722444877</text:p>
              </table:table-cell>
              <table:table-cell office:value-type="float" office:value="-263">
                <text:p>-263</text:p>
              </table:table-cell>
              <table:table-cell office:value-type="float" office:value="-228.242954623927">
                <text:p>-228.2429546239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4">
                <text:p>-14</text:p>
              </table:table-cell>
              <table:table-cell office:value-type="float" office:value="-14.3878592523496">
                <text:p>-14.3878592523496</text:p>
              </table:table-cell>
              <table:table-cell office:value-type="float" office:value="-250">
                <text:p>-250</text:p>
              </table:table-cell>
              <table:table-cell office:value-type="float" office:value="-228.91240217396">
                <text:p>-228.912402173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6">
                <text:p>-16</text:p>
              </table:table-cell>
              <table:table-cell office:value-type="float" office:value="-14.4374635830465">
                <text:p>-14.4374635830465</text:p>
              </table:table-cell>
              <table:table-cell office:value-type="float" office:value="-236">
                <text:p>-236</text:p>
              </table:table-cell>
              <table:table-cell office:value-type="float" office:value="-229.130482107069">
                <text:p>-229.1304821070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3">
                <text:p>-13</text:p>
              </table:table-cell>
              <table:table-cell office:value-type="float" office:value="-14.3932339343374">
                <text:p>-14.3932339343374</text:p>
              </table:table-cell>
              <table:table-cell office:value-type="float" office:value="-211">
                <text:p>-211</text:p>
              </table:table-cell>
              <table:table-cell office:value-type="float" office:value="-228.572621119159">
                <text:p>-228.5726211191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7">
                <text:p>-7</text:p>
              </table:table-cell>
              <table:table-cell office:value-type="float" office:value="-14.1657498132809">
                <text:p>-14.1657498132809</text:p>
              </table:table-cell>
              <table:table-cell office:value-type="float" office:value="-183">
                <text:p>-183</text:p>
              </table:table-cell>
              <table:table-cell office:value-type="float" office:value="-227.170386623185">
                <text:p>-227.17038662318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  <table:table-cell office:value-type="float" office:value="-13.6991113574876">
                <text:p>-13.6991113574876</text:p>
              </table:table-cell>
              <table:table-cell office:value-type="float" office:value="-151">
                <text:p>-151</text:p>
              </table:table-cell>
              <table:table-cell office:value-type="float" office:value="-224.826682419394">
                <text:p>-224.8266824193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9">
                <text:p>-9</text:p>
              </table:table-cell>
              <table:table-cell office:value-type="float" office:value="-13.5545233157188">
                <text:p>-13.5545233157188</text:p>
              </table:table-cell>
              <table:table-cell office:value-type="float" office:value="-116">
                <text:p>-116</text:p>
              </table:table-cell>
              <table:table-cell office:value-type="float" office:value="-221.478169114182">
                <text:p>-221.4781691141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1">
                <text:p>-11</text:p>
              </table:table-cell>
              <table:table-cell office:value-type="float" office:value="-13.475922598312">
                <text:p>-13.475922598312</text:p>
              </table:table-cell>
              <table:table-cell office:value-type="float" office:value="-75">
                <text:p>-75</text:p>
              </table:table-cell>
              <table:table-cell office:value-type="float" office:value="-216.971148526054">
                <text:p>-216.97114852605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2">
                <text:p>-12</text:p>
              </table:table-cell>
              <table:table-cell office:value-type="float" office:value="-13.4305095952871">
                <text:p>-13.4305095952871</text:p>
              </table:table-cell>
              <table:table-cell office:value-type="float" office:value="-32">
                <text:p>-32</text:p>
              </table:table-cell>
              <table:table-cell office:value-type="float" office:value="-211.279728571406">
                <text:p>-211.2797285714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2">
                <text:p>-12</text:p>
              </table:table-cell>
              <table:table-cell office:value-type="float" office:value="-13.3864939154321">
                <text:p>-13.3864939154321</text:p>
              </table:table-cell>
              <table:table-cell office:value-type="float" office:value="0">
                <text:p>0</text:p>
              </table:table-cell>
              <table:table-cell office:value-type="float" office:value="-204.778813846132">
                <text:p>-204.7788138461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-12.9746017949572">
                <text:p>-12.9746017949572</text:p>
              </table:table-cell>
              <table:table-cell office:value-type="float" office:value="-41">
                <text:p>-41</text:p>
              </table:table-cell>
              <table:table-cell office:value-type="float" office:value="-199.739465727789">
                <text:p>-199.7394657277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">
                <text:p>-7</text:p>
              </table:table-cell>
              <table:table-cell office:value-type="float" office:value="-12.7907678935739">
                <text:p>-12.7907678935739</text:p>
              </table:table-cell>
              <table:table-cell office:value-type="float" office:value="-89">
                <text:p>-89</text:p>
              </table:table-cell>
              <table:table-cell office:value-type="float" office:value="-196.33209755155">
                <text:p>-196.332097551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9">
                <text:p>-9</text:p>
              </table:table-cell>
              <table:table-cell office:value-type="float" office:value="-12.674128881464">
                <text:p>-12.674128881464</text:p>
              </table:table-cell>
              <table:table-cell office:value-type="float" office:value="-124">
                <text:p>-124</text:p>
              </table:table-cell>
              <table:table-cell office:value-type="float" office:value="-194.106494549963">
                <text:p>-194.1064945499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6">
                <text:p>-16</text:p>
              </table:table-cell>
              <table:table-cell office:value-type="float" office:value="-12.7764633774189">
                <text:p>-12.7764633774189</text:p>
              </table:table-cell>
              <table:table-cell office:value-type="float" office:value="-154">
                <text:p>-154</text:p>
              </table:table-cell>
              <table:table-cell office:value-type="float" office:value="-192.872448563811">
                <text:p>-192.8724485638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9">
                <text:p>-9</text:p>
              </table:table-cell>
              <table:table-cell office:value-type="float" office:value="-12.6602645042676">
                <text:p>-12.6602645042676</text:p>
              </table:table-cell>
              <table:table-cell office:value-type="float" office:value="-178">
                <text:p>-178</text:p>
              </table:table-cell>
              <table:table-cell office:value-type="float" office:value="-192.414834761847">
                <text:p>-192.4148347618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9">
                <text:p>-9</text:p>
              </table:table-cell>
              <table:table-cell office:value-type="float" office:value="-12.5476409810593">
                <text:p>-12.5476409810593</text:p>
              </table:table-cell>
              <table:table-cell office:value-type="float" office:value="-201">
                <text:p>-201</text:p>
              </table:table-cell>
              <table:table-cell office:value-type="float" office:value="-192.678993692252">
                <text:p>-192.6789936922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8">
                <text:p>-8</text:p>
              </table:table-cell>
              <table:table-cell office:value-type="float" office:value="-12.4077135662575">
                <text:p>-12.4077135662575</text:p>
              </table:table-cell>
              <table:table-cell office:value-type="float" office:value="-215">
                <text:p>-215</text:p>
              </table:table-cell>
              <table:table-cell office:value-type="float" office:value="-193.365793886337">
                <text:p>-193.3657938863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6">
                <text:p>-16</text:p>
              </table:table-cell>
              <table:table-cell office:value-type="float" office:value="-12.5182454565265">
                <text:p>-12.5182454565265</text:p>
              </table:table-cell>
              <table:table-cell office:value-type="float" office:value="-223">
                <text:p>-223</text:p>
              </table:table-cell>
              <table:table-cell office:value-type="float" office:value="-194.277615612911">
                <text:p>-194.2776156129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1">
                <text:p>-11</text:p>
              </table:table-cell>
              <table:table-cell office:value-type="float" office:value="-12.4715302117103">
                <text:p>-12.4715302117103</text:p>
              </table:table-cell>
              <table:table-cell office:value-type="float" office:value="-233">
                <text:p>-233</text:p>
              </table:table-cell>
              <table:table-cell office:value-type="float" office:value="-195.469073594052">
                <text:p>-195.4690735940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3">
                <text:p>-13</text:p>
              </table:table-cell>
              <table:table-cell office:value-type="float" office:value="-12.4877908205808">
                <text:p>-12.4877908205808</text:p>
              </table:table-cell>
              <table:table-cell office:value-type="float" office:value="-238">
                <text:p>-238</text:p>
              </table:table-cell>
              <table:table-cell office:value-type="float" office:value="-196.777717483466">
                <text:p>-196.7777174834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">
                <text:p>-1</text:p>
              </table:table-cell>
              <table:table-cell office:value-type="float" office:value="-12.1343203337937">
                <text:p>-12.1343203337937</text:p>
              </table:table-cell>
              <table:table-cell office:value-type="float" office:value="-228">
                <text:p>-228</text:p>
              </table:table-cell>
              <table:table-cell office:value-type="float" office:value="-197.738403099359">
                <text:p>-197.7384030993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">
                <text:p>-6</text:p>
              </table:table-cell>
              <table:table-cell office:value-type="float" office:value="-11.9455720158308">
                <text:p>-11.9455720158308</text:p>
              </table:table-cell>
              <table:table-cell office:value-type="float" office:value="-228">
                <text:p>-228</text:p>
              </table:table-cell>
              <table:table-cell office:value-type="float" office:value="-198.66952915784">
                <text:p>-198.669529157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1">
                <text:p>-11</text:p>
              </table:table-cell>
              <table:table-cell office:value-type="float" office:value="-11.9164774922668">
                <text:p>-11.9164774922668</text:p>
              </table:table-cell>
              <table:table-cell office:value-type="float" office:value="-213">
                <text:p>-213</text:p>
              </table:table-cell>
              <table:table-cell office:value-type="float" office:value="-199.110466722215">
                <text:p>-199.1104667222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1">
                <text:p>-11</text:p>
              </table:table-cell>
              <table:table-cell office:value-type="float" office:value="-11.8882781848124">
                <text:p>-11.8882781848124</text:p>
              </table:table-cell>
              <table:table-cell office:value-type="float" office:value="-196">
                <text:p>-196</text:p>
              </table:table-cell>
              <table:table-cell office:value-type="float" office:value="-199.014760053839">
                <text:p>-199.0147600538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5">
                <text:p>-5</text:p>
              </table:table-cell>
              <table:table-cell office:value-type="float" office:value="-11.6763311637412">
                <text:p>-11.6763311637412</text:p>
              </table:table-cell>
              <table:table-cell office:value-type="float" office:value="-174">
                <text:p>-174</text:p>
              </table:table-cell>
              <table:table-cell office:value-type="float" office:value="-198.245075129105">
                <text:p>-198.2450751291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">
                <text:p>-5</text:p>
              </table:table-cell>
              <table:table-cell office:value-type="float" office:value="-11.4709055894723">
                <text:p>-11.4709055894723</text:p>
              </table:table-cell>
              <table:table-cell office:value-type="float" office:value="-150">
                <text:p>-150</text:p>
              </table:table-cell>
              <table:table-cell office:value-type="float" office:value="-196.760611278979">
                <text:p>-196.76061127897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3">
                <text:p>-3</text:p>
              </table:table-cell>
              <table:table-cell office:value-type="float" office:value="-11.2102623405654">
                <text:p>-11.2102623405654</text:p>
              </table:table-cell>
              <table:table-cell office:value-type="float" office:value="-114">
                <text:p>-114</text:p>
              </table:table-cell>
              <table:table-cell office:value-type="float" office:value="-194.214130931933">
                <text:p>-194.2141309319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3">
                <text:p>-13</text:p>
              </table:table-cell>
              <table:table-cell office:value-type="float" office:value="-11.265331191625">
                <text:p>-11.265331191625</text:p>
              </table:table-cell>
              <table:table-cell office:value-type="float" office:value="-80">
                <text:p>-80</text:p>
              </table:table-cell>
              <table:table-cell office:value-type="float" office:value="-190.699849980182">
                <text:p>-190.6998499801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1">
                <text:p>-11</text:p>
              </table:table-cell>
              <table:table-cell office:value-type="float" office:value="-11.2571671549596">
                <text:p>-11.2571671549596</text:p>
              </table:table-cell>
              <table:table-cell office:value-type="float" office:value="-36">
                <text:p>-36</text:p>
              </table:table-cell>
              <table:table-cell office:value-type="float" office:value="-185.939854596176">
                <text:p>-185.9398545961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3">
                <text:p>-13</text:p>
              </table:table-cell>
              <table:table-cell office:value-type="float" office:value="-11.3107927809608">
                <text:p>-11.3107927809608</text:p>
              </table:table-cell>
              <table:table-cell office:value-type="float" office:value="-4">
                <text:p>-4</text:p>
              </table:table-cell>
              <table:table-cell office:value-type="float" office:value="-180.341705223986">
                <text:p>-180.3417052239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2">
                <text:p>-2</text:p>
              </table:table-cell>
              <table:table-cell office:value-type="float" office:value="-11.024306849239">
                <text:p>-11.024306849239</text:p>
              </table:table-cell>
              <table:table-cell office:value-type="float" office:value="-42">
                <text:p>-42</text:p>
              </table:table-cell>
              <table:table-cell office:value-type="float" office:value="-176.08503737094">
                <text:p>-176.085037370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1">
                <text:p>-11</text:p>
              </table:table-cell>
              <table:table-cell office:value-type="float" office:value="-11.0235589461855">
                <text:p>-11.0235589461855</text:p>
              </table:table-cell>
              <table:table-cell office:value-type="float" office:value="-80">
                <text:p>-80</text:p>
              </table:table-cell>
              <table:table-cell office:value-type="float" office:value="-173.128574682604">
                <text:p>-173.1285746826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2">
                <text:p>-12</text:p>
              </table:table-cell>
              <table:table-cell office:value-type="float" office:value="-11.0536032863028">
                <text:p>-11.0536032863028</text:p>
              </table:table-cell>
              <table:table-cell office:value-type="float" office:value="-113">
                <text:p>-113</text:p>
              </table:table-cell>
              <table:table-cell office:value-type="float" office:value="-171.27846469237">
                <text:p>-171.278464692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5">
                <text:p>-15</text:p>
              </table:table-cell>
              <table:table-cell office:value-type="float" office:value="-11.1750308774935">
                <text:p>-11.1750308774935</text:p>
              </table:table-cell>
              <table:table-cell office:value-type="float" office:value="-142">
                <text:p>-142</text:p>
              </table:table-cell>
              <table:table-cell office:value-type="float" office:value="-170.377588855681">
                <text:p>-170.3775888556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8">
                <text:p>-8</text:p>
              </table:table-cell>
              <table:table-cell office:value-type="float" office:value="-11.0773376197245">
                <text:p>-11.0773376197245</text:p>
              </table:table-cell>
              <table:table-cell office:value-type="float" office:value="-162">
                <text:p>-162</text:p>
              </table:table-cell>
              <table:table-cell office:value-type="float" office:value="-170.119816890891">
                <text:p>-170.1198168908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-10.7364964621945">
                <text:p>-10.7364964621945</text:p>
              </table:table-cell>
              <table:table-cell office:value-type="float" office:value="-182">
                <text:p>-182</text:p>
              </table:table-cell>
              <table:table-cell office:value-type="float" office:value="-170.485360986556">
                <text:p>-170.4853609865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7">
                <text:p>-7</text:p>
              </table:table-cell>
              <table:table-cell office:value-type="float" office:value="-10.6215273402808">
                <text:p>-10.6215273402808</text:p>
              </table:table-cell>
              <table:table-cell office:value-type="float" office:value="-199">
                <text:p>-199</text:p>
              </table:table-cell>
              <table:table-cell office:value-type="float" office:value="-171.362734494662">
                <text:p>-171.3627344946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9">
                <text:p>-9</text:p>
              </table:table-cell>
              <table:table-cell office:value-type="float" office:value="-10.5716341913491">
                <text:p>-10.5716341913491</text:p>
              </table:table-cell>
              <table:table-cell office:value-type="float" office:value="-206">
                <text:p>-206</text:p>
              </table:table-cell>
              <table:table-cell office:value-type="float" office:value="-172.428496510211">
                <text:p>-172.4284965102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0">
                <text:p>-10</text:p>
              </table:table-cell>
              <table:table-cell office:value-type="float" office:value="-10.5540454469999">
                <text:p>-10.5540454469999</text:p>
              </table:table-cell>
              <table:table-cell office:value-type="float" office:value="-208">
                <text:p>-208</text:p>
              </table:table-cell>
              <table:table-cell office:value-type="float" office:value="-173.523004309897">
                <text:p>-173.52300430989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2">
                <text:p>-2</text:p>
              </table:table-cell>
              <table:table-cell office:value-type="float" office:value="-10.2908440486307">
                <text:p>-10.2908440486307</text:p>
              </table:table-cell>
              <table:table-cell office:value-type="float" office:value="-205">
                <text:p>-205</text:p>
              </table:table-cell>
              <table:table-cell office:value-type="float" office:value="-174.491527254208">
                <text:p>-174.4915272542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2">
                <text:p>-2</text:p>
              </table:table-cell>
              <table:table-cell office:value-type="float" office:value="-10.0357411548266">
                <text:p>-10.0357411548266</text:p>
              </table:table-cell>
              <table:table-cell office:value-type="float" office:value="-203">
                <text:p>-203</text:p>
              </table:table-cell>
              <table:table-cell office:value-type="float" office:value="-175.368711031001">
                <text:p>-175.368711031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">
                <text:p>-5</text:p>
              </table:table-cell>
              <table:table-cell office:value-type="float" office:value="-9.88079527313967">
                <text:p>-9.88079527313967</text:p>
              </table:table-cell>
              <table:table-cell office:value-type="float" office:value="-190">
                <text:p>-190</text:p>
              </table:table-cell>
              <table:table-cell office:value-type="float" office:value="-175.81890453774">
                <text:p>-175.8189045377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1">
                <text:p>-11</text:p>
              </table:table-cell>
              <table:table-cell office:value-type="float" office:value="-9.91523234165845">
                <text:p>-9.91523234165845</text:p>
              </table:table-cell>
              <table:table-cell office:value-type="float" office:value="-183">
                <text:p>-183</text:p>
              </table:table-cell>
              <table:table-cell office:value-type="float" office:value="-176.039861321194">
                <text:p>-176.0398613211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9">
                <text:p>-9</text:p>
              </table:table-cell>
              <table:table-cell office:value-type="float" office:value="-9.8870713465305">
                <text:p>-9.8870713465305</text:p>
              </table:table-cell>
              <table:table-cell office:value-type="float" office:value="-159">
                <text:p>-159</text:p>
              </table:table-cell>
              <table:table-cell office:value-type="float" office:value="-175.515557895926">
                <text:p>-175.5155578959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">
                <text:p>-1</text:p>
              </table:table-cell>
              <table:table-cell office:value-type="float" office:value="-9.61362299740648">
                <text:p>-9.61362299740648</text:p>
              </table:table-cell>
              <table:table-cell office:value-type="float" office:value="-136">
                <text:p>-136</text:p>
              </table:table-cell>
              <table:table-cell office:value-type="float" office:value="-174.299694576052">
                <text:p>-174.2996945760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8">
                <text:p>-8</text:p>
              </table:table-cell>
              <table:table-cell office:value-type="float" office:value="-9.56397305902475">
                <text:p>-9.56397305902475</text:p>
              </table:table-cell>
              <table:table-cell office:value-type="float" office:value="-104">
                <text:p>-104</text:p>
              </table:table-cell>
              <table:table-cell office:value-type="float" office:value="-172.136627050635">
                <text:p>-172.1366270506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6">
                <text:p>-6</text:p>
              </table:table-cell>
              <table:table-cell office:value-type="float" office:value="-9.45431234951629">
                <text:p>-9.45431234951629</text:p>
              </table:table-cell>
              <table:table-cell office:value-type="float" office:value="-65">
                <text:p>-65</text:p>
              </table:table-cell>
              <table:table-cell office:value-type="float" office:value="-168.840115449077">
                <text:p>-168.84011544907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">
                <text:p>-11</text:p>
              </table:table-cell>
              <table:table-cell office:value-type="float" office:value="-9.50187196953118">
                <text:p>-9.50187196953118</text:p>
              </table:table-cell>
              <table:table-cell office:value-type="float" office:value="-34">
                <text:p>-34</text:p>
              </table:table-cell>
              <table:table-cell office:value-type="float" office:value="-164.691188819874">
                <text:p>-164.69118881987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-9.20950667816099">
                <text:p>-9.20950667816099</text:p>
              </table:table-cell>
              <table:table-cell office:value-type="float" office:value="6">
                <text:p>6</text:p>
              </table:table-cell>
              <table:table-cell office:value-type="float" office:value="-159.439152240801">
                <text:p>-159.4391522408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">
                <text:p>-4</text:p>
              </table:table-cell>
              <table:table-cell office:value-type="float" office:value="-9.0492141649868">
                <text:p>-9.0492141649868</text:p>
              </table:table-cell>
              <table:table-cell office:value-type="float" office:value="-39">
                <text:p>-39</text:p>
              </table:table-cell>
              <table:table-cell office:value-type="float" office:value="-155.733332171854">
                <text:p>-155.7333321718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5">
                <text:p>-5</text:p>
              </table:table-cell>
              <table:table-cell office:value-type="float" office:value="-8.92462295991028">
                <text:p>-8.92462295991028</text:p>
              </table:table-cell>
              <table:table-cell office:value-type="float" office:value="-71">
                <text:p>-71</text:p>
              </table:table-cell>
              <table:table-cell office:value-type="float" office:value="-153.126152720412">
                <text:p>-153.1261527204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9">
                <text:p>-9</text:p>
              </table:table-cell>
              <table:table-cell office:value-type="float" office:value="-8.92694225345151">
                <text:p>-8.92694225345151</text:p>
              </table:table-cell>
              <table:table-cell office:value-type="float" office:value="-103">
                <text:p>-103</text:p>
              </table:table-cell>
              <table:table-cell office:value-type="float" office:value="-151.583809559784">
                <text:p>-151.5838095597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9">
                <text:p>-9</text:p>
              </table:table-cell>
              <table:table-cell office:value-type="float" office:value="-8.92919018411454">
                <text:p>-8.92919018411454</text:p>
              </table:table-cell>
              <table:table-cell office:value-type="float" office:value="-130">
                <text:p>-130</text:p>
              </table:table-cell>
              <table:table-cell office:value-type="float" office:value="-150.91969234256">
                <text:p>-150.919692342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  <table:table-cell office:value-type="float" office:value="-8.62367663998794">
                <text:p>-8.62367663998794</text:p>
              </table:table-cell>
              <table:table-cell office:value-type="float" office:value="-146">
                <text:p>-146</text:p>
              </table:table-cell>
              <table:table-cell office:value-type="float" office:value="-150.768317193558">
                <text:p>-150.7683171935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9">
                <text:p>-9</text:p>
              </table:table-cell>
              <table:table-cell office:value-type="float" office:value="-8.635255820296">
                <text:p>-8.635255820296</text:p>
              </table:table-cell>
              <table:table-cell office:value-type="float" office:value="-167">
                <text:p>-167</text:p>
              </table:table-cell>
              <table:table-cell office:value-type="float" office:value="-151.267753587602">
                <text:p>-151.2677535876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8">
                <text:p>-8</text:p>
              </table:table-cell>
              <table:table-cell office:value-type="float" office:value="-8.61570948736382">
                <text:p>-8.61570948736382</text:p>
              </table:table-cell>
              <table:table-cell office:value-type="float" office:value="-178">
                <text:p>-178</text:p>
              </table:table-cell>
              <table:table-cell office:value-type="float" office:value="-152.090284246445">
                <text:p>-152.0902842464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5">
                <text:p>-5</text:p>
              </table:table-cell>
              <table:table-cell office:value-type="float" office:value="-8.50445688775262">
                <text:p>-8.50445688775262</text:p>
              </table:table-cell>
              <table:table-cell office:value-type="float" office:value="-188">
                <text:p>-188</text:p>
              </table:table-cell>
              <table:table-cell office:value-type="float" office:value="-153.195198577324">
                <text:p>-153.1951985773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5">
                <text:p>-5</text:p>
              </table:table-cell>
              <table:table-cell office:value-type="float" office:value="-8.39662744505254">
                <text:p>-8.39662744505254</text:p>
              </table:table-cell>
              <table:table-cell office:value-type="float" office:value="-192">
                <text:p>-192</text:p>
              </table:table-cell>
              <table:table-cell office:value-type="float" office:value="-154.389192467252">
                <text:p>-154.3891924672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4">
                <text:p>-4</text:p>
              </table:table-cell>
              <table:table-cell office:value-type="float" office:value="-8.26134660058939">
                <text:p>-8.26134660058939</text:p>
              </table:table-cell>
              <table:table-cell office:value-type="float" office:value="-180">
                <text:p>-180</text:p>
              </table:table-cell>
              <table:table-cell office:value-type="float" office:value="-155.177217314414">
                <text:p>-155.1772173144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0">
                <text:p>-10</text:p>
              </table:table-cell>
              <table:table-cell office:value-type="float" office:value="-8.31484362826356">
                <text:p>-8.31484362826356</text:p>
              </table:table-cell>
              <table:table-cell office:value-type="float" office:value="-181">
                <text:p>-181</text:p>
              </table:table-cell>
              <table:table-cell office:value-type="float" office:value="-155.97176447397">
                <text:p>-155.971764473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">
                <text:p>-2</text:p>
              </table:table-cell>
              <table:table-cell office:value-type="float" office:value="-8.12054074739391">
                <text:p>-8.12054074739391</text:p>
              </table:table-cell>
              <table:table-cell office:value-type="float" office:value="-163">
                <text:p>-163</text:p>
              </table:table-cell>
              <table:table-cell office:value-type="float" office:value="-156.188017874771">
                <text:p>-156.1880178747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4">
                <text:p>-4</text:p>
              </table:table-cell>
              <table:table-cell office:value-type="float" office:value="-7.99375487824333">
                <text:p>-7.99375487824333</text:p>
              </table:table-cell>
              <table:table-cell office:value-type="float" office:value="-147">
                <text:p>-147</text:p>
              </table:table-cell>
              <table:table-cell office:value-type="float" office:value="-155.905309632471">
                <text:p>-155.9053096324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8">
                <text:p>-8</text:p>
              </table:table-cell>
              <table:table-cell office:value-type="float" office:value="-7.99394703583584">
                <text:p>-7.99394703583584</text:p>
              </table:table-cell>
              <table:table-cell office:value-type="float" office:value="-127">
                <text:p>-127</text:p>
              </table:table-cell>
              <table:table-cell office:value-type="float" office:value="-155.015915489933">
                <text:p>-155.0159154899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5">
                <text:p>-5</text:p>
              </table:table-cell>
              <table:table-cell office:value-type="float" office:value="-7.90182558857936">
                <text:p>-7.90182558857936</text:p>
              </table:table-cell>
              <table:table-cell office:value-type="float" office:value="-96">
                <text:p>-96</text:p>
              </table:table-cell>
              <table:table-cell office:value-type="float" office:value="-153.200041167166">
                <text:p>-153.200041167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4">
                <text:p>-4</text:p>
              </table:table-cell>
              <table:table-cell office:value-type="float" office:value="-7.78176941662307">
                <text:p>-7.78176941662307</text:p>
              </table:table-cell>
              <table:table-cell office:value-type="float" office:value="-68">
                <text:p>-68</text:p>
              </table:table-cell>
              <table:table-cell office:value-type="float" office:value="-150.578501438945">
                <text:p>-150.5785014389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5">
                <text:p>-5</text:p>
              </table:table-cell>
              <table:table-cell office:value-type="float" office:value="-7.69617651149621">
                <text:p>-7.69617651149621</text:p>
              </table:table-cell>
              <table:table-cell office:value-type="float" office:value="-32">
                <text:p>-32</text:p>
              </table:table-cell>
              <table:table-cell office:value-type="float" office:value="-146.929932163901">
                <text:p>-146.9299321639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">
                <text:p>-2</text:p>
              </table:table-cell>
              <table:table-cell office:value-type="float" office:value="-7.52090954191171">
                <text:p>-7.52090954191171</text:p>
              </table:table-cell>
              <table:table-cell office:value-type="float" office:value="13">
                <text:p>13</text:p>
              </table:table-cell>
              <table:table-cell office:value-type="float" office:value="-142.009011174242">
                <text:p>-142.0090111742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0">
                <text:p>-10</text:p>
              </table:table-cell>
              <table:table-cell office:value-type="float" office:value="-7.59718924831442">
                <text:p>-7.59718924831442</text:p>
              </table:table-cell>
              <table:table-cell office:value-type="float" office:value="-37">
                <text:p>-37</text:p>
              </table:table-cell>
              <table:table-cell office:value-type="float" office:value="-138.777964676573">
                <text:p>-138.77796467657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3">
                <text:p>-3</text:p>
              </table:table-cell>
              <table:table-cell office:value-type="float" office:value="-7.45573727144321">
                <text:p>-7.45573727144321</text:p>
              </table:table-cell>
              <table:table-cell office:value-type="float" office:value="-63">
                <text:p>-63</text:p>
              </table:table-cell>
              <table:table-cell office:value-type="float" office:value="-136.446334994217">
                <text:p>-136.4463349942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7">
                <text:p>-7</text:p>
              </table:table-cell>
              <table:table-cell office:value-type="float" office:value="-7.44171458616803">
                <text:p>-7.44171458616803</text:p>
              </table:table-cell>
              <table:table-cell office:value-type="float" office:value="-96">
                <text:p>-96</text:p>
              </table:table-cell>
              <table:table-cell office:value-type="float" office:value="-135.201832379011">
                <text:p>-135.2018323790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1">
                <text:p>-11</text:p>
              </table:table-cell>
              <table:table-cell office:value-type="float" office:value="-7.55120029120902">
                <text:p>-7.55120029120902</text:p>
              </table:table-cell>
              <table:table-cell office:value-type="float" office:value="-123">
                <text:p>-123</text:p>
              </table:table-cell>
              <table:table-cell office:value-type="float" office:value="-134.826391382733">
                <text:p>-134.8263913827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3">
                <text:p>-3</text:p>
              </table:table-cell>
              <table:table-cell office:value-type="float" office:value="-7.41116335917182">
                <text:p>-7.41116335917182</text:p>
              </table:table-cell>
              <table:table-cell office:value-type="float" office:value="-134">
                <text:p>-134</text:p>
              </table:table-cell>
              <table:table-cell office:value-type="float" office:value="-134.800963955572">
                <text:p>-134.80096395557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5">
                <text:p>-5</text:p>
              </table:table-cell>
              <table:table-cell office:value-type="float" office:value="-7.33697371735115">
                <text:p>-7.33697371735115</text:p>
              </table:table-cell>
              <table:table-cell office:value-type="float" office:value="-153">
                <text:p>-153</text:p>
              </table:table-cell>
              <table:table-cell office:value-type="float" office:value="-135.360934295401">
                <text:p>-135.3609342954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0">
                <text:p>-10</text:p>
              </table:table-cell>
              <table:table-cell office:value-type="float" office:value="-7.4189129875865">
                <text:p>-7.4189129875865</text:p>
              </table:table-cell>
              <table:table-cell office:value-type="float" office:value="-161">
                <text:p>-161</text:p>
              </table:table-cell>
              <table:table-cell office:value-type="float" office:value="-136.149828624773">
                <text:p>-136.14982862477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4">
                <text:p>-4</text:p>
              </table:table-cell>
              <table:table-cell office:value-type="float" office:value="-7.31371566489153">
                <text:p>-7.31371566489153</text:p>
              </table:table-cell>
              <table:table-cell office:value-type="float" office:value="-164">
                <text:p>-164</text:p>
              </table:table-cell>
              <table:table-cell office:value-type="float" office:value="-137.00675697478">
                <text:p>-137.0067569747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8">
                <text:p>-8</text:p>
              </table:table-cell>
              <table:table-cell office:value-type="float" office:value="-7.33483210597179">
                <text:p>-7.33483210597179</text:p>
              </table:table-cell>
              <table:table-cell office:value-type="float" office:value="-169">
                <text:p>-169</text:p>
              </table:table-cell>
              <table:table-cell office:value-type="float" office:value="-137.991164452479">
                <text:p>-137.99116445247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9">
                <text:p>-9</text:p>
              </table:table-cell>
              <table:table-cell office:value-type="float" office:value="-7.38606804117265">
                <text:p>-7.38606804117265</text:p>
              </table:table-cell>
              <table:table-cell office:value-type="float" office:value="-162">
                <text:p>-162</text:p>
              </table:table-cell>
              <table:table-cell office:value-type="float" office:value="-138.729897853941">
                <text:p>-138.7298978539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4">
                <text:p>-4</text:p>
              </table:table-cell>
              <table:table-cell office:value-type="float" office:value="-7.28188133221349">
                <text:p>-7.28188133221349</text:p>
              </table:table-cell>
              <table:table-cell office:value-type="float" office:value="-150">
                <text:p>-150</text:p>
              </table:table-cell>
              <table:table-cell office:value-type="float" office:value="-139.076670227666">
                <text:p>-139.0766702276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4">
                <text:p>-4</text:p>
              </table:table-cell>
              <table:table-cell office:value-type="float" office:value="-7.18090036814539">
                <text:p>-7.18090036814539</text:p>
              </table:table-cell>
              <table:table-cell office:value-type="float" office:value="-143">
                <text:p>-143</text:p>
              </table:table-cell>
              <table:table-cell office:value-type="float" office:value="-139.197388066815">
                <text:p>-139.1973880668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4">
                <text:p>-4</text:p>
              </table:table-cell>
              <table:table-cell office:value-type="float" office:value="-7.08302651066399">
                <text:p>-7.08302651066399</text:p>
              </table:table-cell>
              <table:table-cell office:value-type="float" office:value="-125">
                <text:p>-125</text:p>
              </table:table-cell>
              <table:table-cell office:value-type="float" office:value="-138.760545357067">
                <text:p>-138.7605453570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3">
                <text:p>-3</text:p>
              </table:table-cell>
              <table:table-cell office:value-type="float" office:value="-6.95739492572048">
                <text:p>-6.95739492572048</text:p>
              </table:table-cell>
              <table:table-cell office:value-type="float" office:value="-95">
                <text:p>-95</text:p>
              </table:table-cell>
              <table:table-cell office:value-type="float" office:value="-137.414067038388">
                <text:p>-137.41406703838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1">
                <text:p>-11</text:p>
              </table:table-cell>
              <table:table-cell office:value-type="float" office:value="-7.08178277415985">
                <text:p>-7.08178277415985</text:p>
              </table:table-cell>
              <table:table-cell office:value-type="float" office:value="-70">
                <text:p>-70</text:p>
              </table:table-cell>
              <table:table-cell office:value-type="float" office:value="-135.339788052591">
                <text:p>-135.3397880525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8">
                <text:p>-8</text:p>
              </table:table-cell>
              <table:table-cell office:value-type="float" office:value="-7.11003561187801">
                <text:p>-7.11003561187801</text:p>
              </table:table-cell>
              <table:table-cell office:value-type="float" office:value="-35">
                <text:p>-35</text:p>
              </table:table-cell>
              <table:table-cell office:value-type="float" office:value="-132.252409958665">
                <text:p>-132.25240995866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">
                <text:p>-1</text:p>
              </table:table-cell>
              <table:table-cell office:value-type="float" office:value="-6.92203451612792">
                <text:p>-6.92203451612792</text:p>
              </table:table-cell>
              <table:table-cell office:value-type="float" office:value="3">
                <text:p>3</text:p>
              </table:table-cell>
              <table:table-cell office:value-type="float" office:value="-128.090797344553">
                <text:p>-128.09079734455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8">
                <text:p>-8</text:p>
              </table:table-cell>
              <table:table-cell office:value-type="float" office:value="-6.95520268486244">
                <text:p>-6.95520268486244</text:p>
              </table:table-cell>
              <table:table-cell office:value-type="float" office:value="-34">
                <text:p>-34</text:p>
              </table:table-cell>
              <table:table-cell office:value-type="float" office:value="-125.195695887797">
                <text:p>-125.19569588779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7">
                <text:p>-7</text:p>
              </table:table-cell>
              <table:table-cell office:value-type="float" office:value="-6.95658106378975">
                <text:p>-6.95658106378975</text:p>
              </table:table-cell>
              <table:table-cell office:value-type="float" office:value="-65">
                <text:p>-65</text:p>
              </table:table-cell>
              <table:table-cell office:value-type="float" office:value="-123.343520629711">
                <text:p>-123.3435206297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2">
                <text:p>-2</text:p>
              </table:table-cell>
              <table:table-cell office:value-type="float" office:value="-6.80407087721161">
                <text:p>-6.80407087721161</text:p>
              </table:table-cell>
              <table:table-cell office:value-type="float" office:value="-88">
                <text:p>-88</text:p>
              </table:table-cell>
              <table:table-cell office:value-type="float" office:value="-122.256027687258">
                <text:p>-122.25602768725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4">
                <text:p>-4</text:p>
              </table:table-cell>
              <table:table-cell office:value-type="float" office:value="-6.7177917732974">
                <text:p>-6.7177917732974</text:p>
              </table:table-cell>
              <table:table-cell office:value-type="float" office:value="-110">
                <text:p>-110</text:p>
              </table:table-cell>
              <table:table-cell office:value-type="float" office:value="-121.878919143035">
                <text:p>-121.8789191430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6">
                <text:p>-6</text:p>
              </table:table-cell>
              <table:table-cell office:value-type="float" office:value="-6.69570587258056">
                <text:p>-6.69570587258056</text:p>
              </table:table-cell>
              <table:table-cell office:value-type="float" office:value="-132">
                <text:p>-132</text:p>
              </table:table-cell>
              <table:table-cell office:value-type="float" office:value="-122.190337015557">
                <text:p>-122.1903370155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">
                <text:p>-1</text:p>
              </table:table-cell>
              <table:table-cell office:value-type="float" office:value="-6.52045338419347">
                <text:p>-6.52045338419347</text:p>
              </table:table-cell>
              <table:table-cell office:value-type="float" office:value="-145">
                <text:p>-145</text:p>
              </table:table-cell>
              <table:table-cell office:value-type="float" office:value="-122.892172799694">
                <text:p>-122.89217279969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6">
                <text:p>-6</text:p>
              </table:table-cell>
              <table:table-cell office:value-type="float" office:value="-6.50443943391059">
                <text:p>-6.50443943391059</text:p>
              </table:table-cell>
              <table:table-cell office:value-type="float" office:value="-149">
                <text:p>-149</text:p>
              </table:table-cell>
              <table:table-cell office:value-type="float" office:value="-123.695490559703">
                <text:p>-123.69549055970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1">
                <text:p>-11</text:p>
              </table:table-cell>
              <table:table-cell office:value-type="float" office:value="-6.64276437440565">
                <text:p>-6.64276437440565</text:p>
              </table:table-cell>
              <table:table-cell office:value-type="float" office:value="-159">
                <text:p>-159</text:p>
              </table:table-cell>
              <table:table-cell office:value-type="float" office:value="-124.781783157866">
                <text:p>-124.7817831578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5">
                <text:p>-5</text:p>
              </table:table-cell>
              <table:table-cell office:value-type="float" office:value="-6.59221777827009">
                <text:p>-6.59221777827009</text:p>
              </table:table-cell>
              <table:table-cell office:value-type="float" office:value="-154">
                <text:p>-154</text:p>
              </table:table-cell>
              <table:table-cell office:value-type="float" office:value="-125.680805214547">
                <text:p>-125.6808052145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3">
                <text:p>-3</text:p>
              </table:table-cell>
              <table:table-cell office:value-type="float" office:value="-6.48168800047716">
                <text:p>-6.48168800047716</text:p>
              </table:table-cell>
              <table:table-cell office:value-type="float" office:value="-150">
                <text:p>-150</text:p>
              </table:table-cell>
              <table:table-cell office:value-type="float" office:value="-126.429088131023">
                <text:p>-126.4290881310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7">
                <text:p>-7</text:p>
              </table:table-cell>
              <table:table-cell office:value-type="float" office:value="-6.49763606200094">
                <text:p>-6.49763606200094</text:p>
              </table:table-cell>
              <table:table-cell office:value-type="float" office:value="-139">
                <text:p>-139</text:p>
              </table:table-cell>
              <table:table-cell office:value-type="float" office:value="-126.815885419299">
                <text:p>-126.8158854192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4">
                <text:p>-4</text:p>
              </table:table-cell>
              <table:table-cell office:value-type="float" office:value="-6.42078572163168">
                <text:p>-6.42078572163168</text:p>
              </table:table-cell>
              <table:table-cell office:value-type="float" office:value="-122">
                <text:p>-122</text:p>
              </table:table-cell>
              <table:table-cell office:value-type="float" office:value="-126.667704329474">
                <text:p>-126.66770432947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2">
                <text:p>-2</text:p>
              </table:table-cell>
              <table:table-cell office:value-type="float" office:value="-6.28476154558148">
                <text:p>-6.28476154558148</text:p>
              </table:table-cell>
              <table:table-cell office:value-type="float" office:value="-102">
                <text:p>-102</text:p>
              </table:table-cell>
              <table:table-cell office:value-type="float" office:value="-125.908698042414">
                <text:p>-125.9086980424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4">
                <text:p>-4</text:p>
              </table:table-cell>
              <table:table-cell office:value-type="float" office:value="-6.21446119033282">
                <text:p>-6.21446119033282</text:p>
              </table:table-cell>
              <table:table-cell office:value-type="float" office:value="-74">
                <text:p>-74</text:p>
              </table:table-cell>
              <table:table-cell office:value-type="float" office:value="-124.311507333416">
                <text:p>-124.31150733341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6">
                <text:p>-6</text:p>
              </table:table-cell>
              <table:table-cell office:value-type="float" office:value="-6.20786238447642">
                <text:p>-6.20786238447642</text:p>
              </table:table-cell>
              <table:table-cell office:value-type="float" office:value="-52">
                <text:p>-52</text:p>
              </table:table-cell>
              <table:table-cell office:value-type="float" office:value="-122.086537877003">
                <text:p>-122.0865378770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-6.01685123418484">
                <text:p>-6.01685123418484</text:p>
              </table:table-cell>
              <table:table-cell office:value-type="float" office:value="-14">
                <text:p>-14</text:p>
              </table:table-cell>
              <table:table-cell office:value-type="float" office:value="-118.760798250019">
                <text:p>-118.7607982500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5">
                <text:p>-5</text:p>
              </table:table-cell>
              <table:table-cell office:value-type="float" office:value="-5.98556350390223">
                <text:p>-5.98556350390223</text:p>
              </table:table-cell>
              <table:table-cell office:value-type="float" office:value="-7">
                <text:p>-7</text:p>
              </table:table-cell>
              <table:table-cell office:value-type="float" office:value="-115.32200445771">
                <text:p>-115.3220044577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9">
                <text:p>-9</text:p>
              </table:table-cell>
              <table:table-cell office:value-type="float" office:value="-6.07831539608985">
                <text:p>-6.07831539608985</text:p>
              </table:table-cell>
              <table:table-cell office:value-type="float" office:value="-43">
                <text:p>-43</text:p>
              </table:table-cell>
              <table:table-cell office:value-type="float" office:value="-113.096712012858">
                <text:p>-113.09671201285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7">
                <text:p>-7</text:p>
              </table:table-cell>
              <table:table-cell office:value-type="float" office:value="-6.10667492236401">
                <text:p>-6.10667492236401</text:p>
              </table:table-cell>
              <table:table-cell office:value-type="float" office:value="-71">
                <text:p>-71</text:p>
              </table:table-cell>
              <table:table-cell office:value-type="float" office:value="-111.801428566308">
                <text:p>-111.8014285663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-5.82646954013743">
                <text:p>-5.82646954013743</text:p>
              </table:table-cell>
              <table:table-cell office:value-type="float" office:value="-87">
                <text:p>-87</text:p>
              </table:table-cell>
              <table:table-cell office:value-type="float" office:value="-111.038307687345">
                <text:p>-111.03830768734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2">
                <text:p>-2</text:p>
              </table:table-cell>
              <table:table-cell office:value-type="float" office:value="-5.70873201582551">
                <text:p>-5.70873201582551</text:p>
              </table:table-cell>
              <table:table-cell office:value-type="float" office:value="-107">
                <text:p>-107</text:p>
              </table:table-cell>
              <table:table-cell office:value-type="float" office:value="-110.914052066196">
                <text:p>-110.91405206619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7">
                <text:p>-7</text:p>
              </table:table-cell>
              <table:table-cell office:value-type="float" office:value="-5.74846333841549">
                <text:p>-5.74846333841549</text:p>
              </table:table-cell>
              <table:table-cell office:value-type="float" office:value="-126">
                <text:p>-126</text:p>
              </table:table-cell>
              <table:table-cell office:value-type="float" office:value="-111.378235079544">
                <text:p>-111.3782350795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5">
                <text:p>-5</text:p>
              </table:table-cell>
              <table:table-cell office:value-type="float" office:value="-5.72543369723348">
                <text:p>-5.72543369723348</text:p>
              </table:table-cell>
              <table:table-cell office:value-type="float" office:value="-134">
                <text:p>-134</text:p>
              </table:table-cell>
              <table:table-cell office:value-type="float" office:value="-112.074289384789">
                <text:p>-112.07428938478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-5.45695881424168">
                <text:p>-5.45695881424168</text:p>
              </table:table-cell>
              <table:table-cell office:value-type="float" office:value="-131">
                <text:p>-131</text:p>
              </table:table-cell>
              <table:table-cell office:value-type="float" office:value="-112.65661894218">
                <text:p>-112.6566189421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4">
                <text:p>-4</text:p>
              </table:table-cell>
              <table:table-cell office:value-type="float" office:value="-5.41212931226501">
                <text:p>-5.41212931226501</text:p>
              </table:table-cell>
              <table:table-cell office:value-type="float" office:value="-136">
                <text:p>-136</text:p>
              </table:table-cell>
              <table:table-cell office:value-type="float" office:value="-113.374876820882">
                <text:p>-113.37487682088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9">
                <text:p>-9</text:p>
              </table:table-cell>
              <table:table-cell office:value-type="float" office:value="-5.52252533342609">
                <text:p>-5.52252533342609</text:p>
              </table:table-cell>
              <table:table-cell office:value-type="float" office:value="-135">
                <text:p>-135</text:p>
              </table:table-cell>
              <table:table-cell office:value-type="float" office:value="-114.040265226393">
                <text:p>-114.04026522639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5">
                <text:p>-5</text:p>
              </table:table-cell>
              <table:table-cell office:value-type="float" office:value="-5.50644763085913">
                <text:p>-5.50644763085913</text:p>
              </table:table-cell>
              <table:table-cell office:value-type="float" office:value="-119">
                <text:p>-119</text:p>
              </table:table-cell>
              <table:table-cell office:value-type="float" office:value="-114.192872450197">
                <text:p>-114.1928724501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-5.24471078067885">
                <text:p>-5.24471078067885</text:p>
              </table:table-cell>
              <table:table-cell office:value-type="float" office:value="-100">
                <text:p>-100</text:p>
              </table:table-cell>
              <table:table-cell office:value-type="float" office:value="-113.756168682498">
                <text:p>-113.7561686824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">
                <text:p>-1</text:p>
              </table:table-cell>
              <table:table-cell office:value-type="float" office:value="-5.1141042951195">
                <text:p>-5.1141042951195</text:p>
              </table:table-cell>
              <table:table-cell office:value-type="float" office:value="-84">
                <text:p>-84</text:p>
              </table:table-cell>
              <table:table-cell office:value-type="float" office:value="-112.840594261498">
                <text:p>-112.8405942614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9">
                <text:p>-9</text:p>
              </table:table-cell>
              <table:table-cell office:value-type="float" office:value="-5.23367031680813">
                <text:p>-5.23367031680813</text:p>
              </table:table-cell>
              <table:table-cell office:value-type="float" office:value="-60">
                <text:p>-60</text:p>
              </table:table-cell>
              <table:table-cell office:value-type="float" office:value="-111.214729822683">
                <text:p>-111.2147298226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5">
                <text:p>-5</text:p>
              </table:table-cell>
              <table:table-cell office:value-type="float" office:value="-5.22648046090634">
                <text:p>-5.22648046090634</text:p>
              </table:table-cell>
              <table:table-cell office:value-type="float" office:value="-31">
                <text:p>-31</text:p>
              </table:table-cell>
              <table:table-cell office:value-type="float" office:value="-108.746584289677">
                <text:p>-108.74658428967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-5.06566567749384">
                <text:p>-5.06566567749384</text:p>
              </table:table-cell>
              <table:table-cell office:value-type="float" office:value="7">
                <text:p>7</text:p>
              </table:table-cell>
              <table:table-cell office:value-type="float" office:value="-105.185150926918">
                <text:p>-105.1851509269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3">
                <text:p>-3</text:p>
              </table:table-cell>
              <table:table-cell office:value-type="float" office:value="-5.00210673357095">
                <text:p>-5.00210673357095</text:p>
              </table:table-cell>
              <table:table-cell office:value-type="float" office:value="-28">
                <text:p>-28</text:p>
              </table:table-cell>
              <table:table-cell office:value-type="float" office:value="-102.81022320609">
                <text:p>-102.8102232060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6">
                <text:p>-6</text:p>
              </table:table-cell>
              <table:table-cell office:value-type="float" office:value="-5.03281114176877">
                <text:p>-5.03281114176877</text:p>
              </table:table-cell>
              <table:table-cell office:value-type="float" office:value="-62">
                <text:p>-62</text:p>
              </table:table-cell>
              <table:table-cell office:value-type="float" office:value="-101.554524030518">
                <text:p>-101.55452403051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6">
                <text:p>-6</text:p>
              </table:table-cell>
              <table:table-cell office:value-type="float" office:value="-5.06257079894511">
                <text:p>-5.06257079894511</text:p>
              </table:table-cell>
              <table:table-cell office:value-type="float" office:value="-80">
                <text:p>-80</text:p>
              </table:table-cell>
              <table:table-cell office:value-type="float" office:value="-100.891307906502">
                <text:p>-100.89130790650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4">
                <text:p>-4</text:p>
              </table:table-cell>
              <table:table-cell office:value-type="float" office:value="-5.02987631282373">
                <text:p>-5.02987631282373</text:p>
              </table:table-cell>
              <table:table-cell office:value-type="float" office:value="-95">
                <text:p>-95</text:p>
              </table:table-cell>
              <table:table-cell office:value-type="float" office:value="-100.710036893994">
                <text:p>-100.71003689399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5">
                <text:p>-5</text:p>
              </table:table-cell>
              <table:table-cell office:value-type="float" office:value="-5.02895704165992">
                <text:p>-5.02895704165992</text:p>
              </table:table-cell>
              <table:table-cell office:value-type="float" office:value="-115">
                <text:p>-115</text:p>
              </table:table-cell>
              <table:table-cell office:value-type="float" office:value="-101.149728066487">
                <text:p>-101.1497280664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5">
                <text:p>-5</text:p>
              </table:table-cell>
              <table:table-cell office:value-type="float" office:value="-5.02806605576269">
                <text:p>-5.02806605576269</text:p>
              </table:table-cell>
              <table:table-cell office:value-type="float" office:value="-123">
                <text:p>-123</text:p>
              </table:table-cell>
              <table:table-cell office:value-type="float" office:value="-101.822044125979">
                <text:p>-101.82204412597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9">
                <text:p>-9</text:p>
              </table:table-cell>
              <table:table-cell office:value-type="float" office:value="-5.15027940789307">
                <text:p>-5.15027940789307</text:p>
              </table:table-cell>
              <table:table-cell office:value-type="float" office:value="-129">
                <text:p>-129</text:p>
              </table:table-cell>
              <table:table-cell office:value-type="float" office:value="-102.658288922103">
                <text:p>-102.65828892210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2">
                <text:p>-2</text:p>
              </table:table-cell>
              <table:table-cell office:value-type="float" office:value="-5.05334773380405">
                <text:p>-5.05334773380405</text:p>
              </table:table-cell>
              <table:table-cell office:value-type="float" office:value="-121">
                <text:p>-121</text:p>
              </table:table-cell>
              <table:table-cell office:value-type="float" office:value="-103.222649262961">
                <text:p>-103.22264926296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-4.89786011122547">
                <text:p>-4.89786011122547</text:p>
              </table:table-cell>
              <table:table-cell office:value-type="float" office:value="-115">
                <text:p>-115</text:p>
              </table:table-cell>
              <table:table-cell office:value-type="float" office:value="-103.585029285639">
                <text:p>-103.58502928563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3">
                <text:p>-3</text:p>
              </table:table-cell>
              <table:table-cell office:value-type="float" office:value="-4.83946441549545">
                <text:p>-4.83946441549545</text:p>
              </table:table-cell>
              <table:table-cell office:value-type="float" office:value="-107">
                <text:p>-107</text:p>
              </table:table-cell>
              <table:table-cell office:value-type="float" office:value="-103.69010530762">
                <text:p>-103.6901053076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">
                <text:p>-8</text:p>
              </table:table-cell>
              <table:table-cell office:value-type="float" office:value="-4.93671166424944">
                <text:p>-4.93671166424944</text:p>
              </table:table-cell>
              <table:table-cell office:value-type="float" office:value="-100">
                <text:p>-100</text:p>
              </table:table-cell>
              <table:table-cell office:value-type="float" office:value="-103.576563605847">
                <text:p>-103.5765636058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5">
                <text:p>-5</text:p>
              </table:table-cell>
              <table:table-cell office:value-type="float" office:value="-4.93865899765715">
                <text:p>-4.93865899765715</text:p>
              </table:table-cell>
              <table:table-cell office:value-type="float" office:value="-77">
                <text:p>-77</text:p>
              </table:table-cell>
              <table:table-cell office:value-type="float" office:value="-102.758823187205">
                <text:p>-102.7588231872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3">
                <text:p>-3</text:p>
              </table:table-cell>
              <table:table-cell office:value-type="float" office:value="-4.87900795157539">
                <text:p>-4.87900795157539</text:p>
              </table:table-cell>
              <table:table-cell office:value-type="float" office:value="-55">
                <text:p>-55</text:p>
              </table:table-cell>
              <table:table-cell office:value-type="float" office:value="-101.289320935291">
                <text:p>-101.2893209352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-4.72888462998845">
                <text:p>-4.72888462998845</text:p>
              </table:table-cell>
              <table:table-cell office:value-type="float" office:value="-20">
                <text:p>-20</text:p>
              </table:table-cell>
              <table:table-cell office:value-type="float" office:value="-98.7881110603593">
                <text:p>-98.78811106035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3">
                <text:p>-3</text:p>
              </table:table-cell>
              <table:table-cell office:value-type="float" office:value="-4.67568817983496">
                <text:p>-4.67568817983496</text:p>
              </table:table-cell>
              <table:table-cell office:value-type="float" office:value="12">
                <text:p>12</text:p>
              </table:table-cell>
              <table:table-cell office:value-type="float" office:value="-95.379246104656">
                <text:p>-95.3792461046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6">
                <text:p>-6</text:p>
              </table:table-cell>
              <table:table-cell office:value-type="float" office:value="-4.71643623584004">
                <text:p>-4.71643623584004</text:p>
              </table:table-cell>
              <table:table-cell office:value-type="float" office:value="-26">
                <text:p>-26</text:p>
              </table:table-cell>
              <table:table-cell office:value-type="float" office:value="-93.2445000706666">
                <text:p>-93.24450007066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8">
                <text:p>-8</text:p>
              </table:table-cell>
              <table:table-cell office:value-type="float" office:value="-4.81746896704496">
                <text:p>-4.81746896704496</text:p>
              </table:table-cell>
              <table:table-cell office:value-type="float" office:value="-54">
                <text:p>-54</text:p>
              </table:table-cell>
              <table:table-cell office:value-type="float" office:value="-92.0369769915691">
                <text:p>-92.03697699156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4">
                <text:p>-4</text:p>
              </table:table-cell>
              <table:table-cell office:value-type="float" office:value="-4.79231607575127">
                <text:p>-4.79231607575127</text:p>
              </table:table-cell>
              <table:table-cell office:value-type="float" office:value="-77">
                <text:p>-77</text:p>
              </table:table-cell>
              <table:table-cell office:value-type="float" office:value="-91.5743007764439">
                <text:p>-91.574300776443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  <table:table-cell office:value-type="float" office:value="-4.61409096572816">
                <text:p>-4.61409096572816</text:p>
              </table:table-cell>
              <table:table-cell office:value-type="float" office:value="-87">
                <text:p>-87</text:p>
              </table:table-cell>
              <table:table-cell office:value-type="float" office:value="-91.4335530602456">
                <text:p>-91.43355306024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3">
                <text:p>-3</text:p>
              </table:table-cell>
              <table:table-cell office:value-type="float" office:value="-4.56442662832114">
                <text:p>-4.56442662832114</text:p>
              </table:table-cell>
              <table:table-cell office:value-type="float" office:value="-103">
                <text:p>-103</text:p>
              </table:table-cell>
              <table:table-cell office:value-type="float" office:value="-91.789443735315">
                <text:p>-91.78944373531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5">
                <text:p>-5</text:p>
              </table:table-cell>
              <table:table-cell office:value-type="float" office:value="-4.57782888591125">
                <text:p>-4.57782888591125</text:p>
              </table:table-cell>
              <table:table-cell office:value-type="float" office:value="-111">
                <text:p>-111</text:p>
              </table:table-cell>
              <table:table-cell office:value-type="float" office:value="-92.3805377742284">
                <text:p>-92.38053777422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9">
                <text:p>-9</text:p>
              </table:table-cell>
              <table:table-cell office:value-type="float" office:value="-4.71389568942168">
                <text:p>-4.71389568942168</text:p>
              </table:table-cell>
              <table:table-cell office:value-type="float" office:value="-116">
                <text:p>-116</text:p>
              </table:table-cell>
              <table:table-cell office:value-type="float" office:value="-93.1072904580983">
                <text:p>-93.107290458098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4">
                <text:p>-4</text:p>
              </table:table-cell>
              <table:table-cell office:value-type="float" office:value="-4.6919296682087">
                <text:p>-4.6919296682087</text:p>
              </table:table-cell>
              <table:table-cell office:value-type="float" office:value="-113">
                <text:p>-113</text:p>
              </table:table-cell>
              <table:table-cell office:value-type="float" office:value="-93.7193738286183">
                <text:p>-93.719373828618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3">
                <text:p>-3</text:p>
              </table:table-cell>
              <table:table-cell office:value-type="float" office:value="-4.63987029380228">
                <text:p>-4.63987029380228</text:p>
              </table:table-cell>
              <table:table-cell office:value-type="float" office:value="-99">
                <text:p>-99</text:p>
              </table:table-cell>
              <table:table-cell office:value-type="float" office:value="-93.8818546338916">
                <text:p>-93.881854633891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2">
                <text:p>-2</text:p>
              </table:table-cell>
              <table:table-cell office:value-type="float" office:value="-4.55864351553144">
                <text:p>-4.55864351553144</text:p>
              </table:table-cell>
              <table:table-cell office:value-type="float" office:value="-88">
                <text:p>-88</text:p>
              </table:table-cell>
              <table:table-cell office:value-type="float" office:value="-93.7008744913103">
                <text:p>-93.700874491310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3">
                <text:p>-3</text:p>
              </table:table-cell>
              <table:table-cell office:value-type="float" office:value="-4.51068525351509">
                <text:p>-4.51068525351509</text:p>
              </table:table-cell>
              <table:table-cell office:value-type="float" office:value="-78">
                <text:p>-78</text:p>
              </table:table-cell>
              <table:table-cell office:value-type="float" office:value="-93.2177706608085">
                <text:p>-93.21777066080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6">
                <text:p>-6</text:p>
              </table:table-cell>
              <table:table-cell office:value-type="float" office:value="-4.5565103226377">
                <text:p>-4.5565103226377</text:p>
              </table:table-cell>
              <table:table-cell office:value-type="float" office:value="-59">
                <text:p>-59</text:p>
              </table:table-cell>
              <table:table-cell office:value-type="float" office:value="-92.1649161789375">
                <text:p>-92.164916178937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6">
                <text:p>-6</text:p>
              </table:table-cell>
              <table:table-cell office:value-type="float" office:value="-4.60092538963347">
                <text:p>-4.60092538963347</text:p>
              </table:table-cell>
              <table:table-cell office:value-type="float" office:value="-33">
                <text:p>-33</text:p>
              </table:table-cell>
              <table:table-cell office:value-type="float" office:value="-90.3444572195855">
                <text:p>-90.34445721958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5">
                <text:p>-5</text:p>
              </table:table-cell>
              <table:table-cell office:value-type="float" office:value="-4.61320460841397">
                <text:p>-4.61320460841397</text:p>
              </table:table-cell>
              <table:table-cell office:value-type="float" office:value="-2">
                <text:p>-2</text:p>
              </table:table-cell>
              <table:table-cell office:value-type="float" office:value="-87.6261662282137">
                <text:p>-87.626166228213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2">
                <text:p>-2</text:p>
              </table:table-cell>
              <table:table-cell office:value-type="float" office:value="-4.53279831277047">
                <text:p>-4.53279831277047</text:p>
              </table:table-cell>
              <table:table-cell office:value-type="float" office:value="-23">
                <text:p>-23</text:p>
              </table:table-cell>
              <table:table-cell office:value-type="float" office:value="-85.6376688058071">
                <text:p>-85.637668805807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">
                <text:p>-1</text:p>
              </table:table-cell>
              <table:table-cell office:value-type="float" office:value="-4.42409682622368">
                <text:p>-4.42409682622368</text:p>
              </table:table-cell>
              <table:table-cell office:value-type="float" office:value="-45">
                <text:p>-45</text:p>
              </table:table-cell>
              <table:table-cell office:value-type="float" office:value="-84.3872789963977">
                <text:p>-84.38727899639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3">
                <text:p>-3</text:p>
              </table:table-cell>
              <table:table-cell office:value-type="float" office:value="-4.38027846233988">
                <text:p>-4.38027846233988</text:p>
              </table:table-cell>
              <table:table-cell office:value-type="float" office:value="-68">
                <text:p>-68</text:p>
              </table:table-cell>
              <table:table-cell office:value-type="float" office:value="-83.8830550272778">
                <text:p>-83.88305502727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-4.24550066349865">
                <text:p>-4.24550066349865</text:p>
              </table:table-cell>
              <table:table-cell office:value-type="float" office:value="-86">
                <text:p>-86</text:p>
              </table:table-cell>
              <table:table-cell office:value-type="float" office:value="-83.9481917956692">
                <text:p>-83.948191795669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5">
                <text:p>-5</text:p>
              </table:table-cell>
              <table:table-cell office:value-type="float" office:value="-4.26871602769869">
                <text:p>-4.26871602769869</text:p>
              </table:table-cell>
              <table:table-cell office:value-type="float" office:value="-99">
                <text:p>-99</text:p>
              </table:table-cell>
              <table:table-cell office:value-type="float" office:value="-84.4113243558025">
                <text:p>-84.41132435580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6">
                <text:p>-6</text:p>
              </table:table-cell>
              <table:table-cell office:value-type="float" office:value="-4.3219863037695">
                <text:p>-4.3219863037695</text:p>
              </table:table-cell>
              <table:table-cell office:value-type="float" office:value="-108">
                <text:p>-108</text:p>
              </table:table-cell>
              <table:table-cell office:value-type="float" office:value="-85.1371297602393">
                <text:p>-85.137129760239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6">
                <text:p>-6</text:p>
              </table:table-cell>
              <table:table-cell office:value-type="float" office:value="-4.37361749442275">
                <text:p>-4.37361749442275</text:p>
              </table:table-cell>
              <table:table-cell office:value-type="float" office:value="-112">
                <text:p>-112</text:p>
              </table:table-cell>
              <table:table-cell office:value-type="float" office:value="-85.9636796137704">
                <text:p>-85.963679613770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-4.23904464844051">
                <text:p>-4.23904464844051</text:p>
              </table:table-cell>
              <table:table-cell office:value-type="float" office:value="-105">
                <text:p>-105</text:p>
              </table:table-cell>
              <table:table-cell office:value-type="float" office:value="-86.5494125487313">
                <text:p>-86.549412548731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">
                <text:p>-1</text:p>
              </table:table-cell>
              <table:table-cell office:value-type="float" office:value="-4.1393817361808">
                <text:p>-4.1393817361808</text:p>
              </table:table-cell>
              <table:table-cell office:value-type="float" office:value="-96">
                <text:p>-96</text:p>
              </table:table-cell>
              <table:table-cell office:value-type="float" office:value="-86.8401998549242">
                <text:p>-86.840199854924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4">
                <text:p>-4</text:p>
              </table:table-cell>
              <table:table-cell office:value-type="float" office:value="-4.13509306737524">
                <text:p>-4.13509306737524</text:p>
              </table:table-cell>
              <table:table-cell office:value-type="float" office:value="-93">
                <text:p>-93</text:p>
              </table:table-cell>
              <table:table-cell office:value-type="float" office:value="-87.0297321670804">
                <text:p>-87.029732167080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3">
                <text:p>-3</text:p>
              </table:table-cell>
              <table:table-cell office:value-type="float" office:value="-4.10016712684062">
                <text:p>-4.10016712684062</text:p>
              </table:table-cell>
              <table:table-cell office:value-type="float" office:value="-71">
                <text:p>-71</text:p>
              </table:table-cell>
              <table:table-cell office:value-type="float" office:value="-86.5365096388625">
                <text:p>-86.53650963886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5">
                <text:p>-5</text:p>
              </table:table-cell>
              <table:table-cell office:value-type="float" office:value="-4.1278542921686">
                <text:p>-4.1278542921686</text:p>
              </table:table-cell>
              <table:table-cell office:value-type="float" office:value="-57">
                <text:p>-57</text:p>
              </table:table-cell>
              <table:table-cell office:value-type="float" office:value="-85.6276939576667">
                <text:p>-85.62769395766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8">
                <text:p>-8</text:p>
              </table:table-cell>
              <table:table-cell office:value-type="float" office:value="-4.24699723702495">
                <text:p>-4.24699723702495</text:p>
              </table:table-cell>
              <table:table-cell office:value-type="float" office:value="-32">
                <text:p>-32</text:p>
              </table:table-cell>
              <table:table-cell office:value-type="float" office:value="-83.9776110666616">
                <text:p>-83.97761106666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4">
                <text:p>-4</text:p>
              </table:table-cell>
              <table:table-cell office:value-type="float" office:value="-4.23939732203957">
                <text:p>-4.23939732203957</text:p>
              </table:table-cell>
              <table:table-cell office:value-type="float" office:value="-9">
                <text:p>-9</text:p>
              </table:table-cell>
              <table:table-cell office:value-type="float" office:value="-81.6706076492259">
                <text:p>-81.670607649225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6">
                <text:p>-6</text:p>
              </table:table-cell>
              <table:table-cell office:value-type="float" office:value="-4.29356971213066">
                <text:p>-4.29356971213066</text:p>
              </table:table-cell>
              <table:table-cell office:value-type="float" office:value="-37">
                <text:p>-37</text:p>
              </table:table-cell>
              <table:table-cell office:value-type="float" office:value="-80.2961274138651">
                <text:p>-80.29612741386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3">
                <text:p>-3</text:p>
              </table:table-cell>
              <table:table-cell office:value-type="float" office:value="-4.25376756714202">
                <text:p>-4.25376756714202</text:p>
              </table:table-cell>
              <table:table-cell office:value-type="float" office:value="-55">
                <text:p>-55</text:p>
              </table:table-cell>
              <table:table-cell office:value-type="float" office:value="-79.5177850319">
                <text:p>-79.517785031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-4.12288241122996">
                <text:p>-4.12288241122996</text:p>
              </table:table-cell>
              <table:table-cell office:value-type="float" office:value="-72">
                <text:p>-72</text:p>
              </table:table-cell>
              <table:table-cell office:value-type="float" office:value="-79.28646856938">
                <text:p>-79.2864685693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-3.99602449088442">
                <text:p>-3.99602449088442</text:p>
              </table:table-cell>
              <table:table-cell office:value-type="float" office:value="-82">
                <text:p>-82</text:p>
              </table:table-cell>
              <table:table-cell office:value-type="float" office:value="-79.3699618441683">
                <text:p>-79.369961844168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2">
                <text:p>-2</text:p>
              </table:table-cell>
              <table:table-cell office:value-type="float" office:value="-3.93460835270336">
                <text:p>-3.93460835270336</text:p>
              </table:table-cell>
              <table:table-cell office:value-type="float" office:value="-94">
                <text:p>-94</text:p>
              </table:table-cell>
              <table:table-cell office:value-type="float" office:value="-79.8201168643477">
                <text:p>-79.820116864347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">
                <text:p>-1</text:p>
              </table:table-cell>
              <table:table-cell office:value-type="float" office:value="-3.84431271108172">
                <text:p>-3.84431271108172</text:p>
              </table:table-cell>
              <table:table-cell office:value-type="float" office:value="-103">
                <text:p>-103</text:p>
              </table:table-cell>
              <table:table-cell office:value-type="float" office:value="-80.5333440377524">
                <text:p>-80.53334403775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7">
                <text:p>-7</text:p>
              </table:table-cell>
              <table:table-cell office:value-type="float" office:value="-3.94141078150997">
                <text:p>-3.94141078150997</text:p>
              </table:table-cell>
              <table:table-cell office:value-type="float" office:value="-104">
                <text:p>-104</text:p>
              </table:table-cell>
              <table:table-cell office:value-type="float" office:value="-81.255394990437">
                <text:p>-81.25539499043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">
                <text:p>-5</text:p>
              </table:table-cell>
              <table:table-cell office:value-type="float" office:value="-3.97398275746351">
                <text:p>-3.97398275746351</text:p>
              </table:table-cell>
              <table:table-cell office:value-type="float" office:value="-98">
                <text:p>-98</text:p>
              </table:table-cell>
              <table:table-cell office:value-type="float" office:value="-81.7706136061158">
                <text:p>-81.770613606115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7">
                <text:p>-7</text:p>
              </table:table-cell>
              <table:table-cell office:value-type="float" office:value="-4.06709098031079">
                <text:p>-4.06709098031079</text:p>
              </table:table-cell>
              <table:table-cell office:value-type="float" office:value="-87">
                <text:p>-87</text:p>
              </table:table-cell>
              <table:table-cell office:value-type="float" office:value="-81.9315178028507">
                <text:p>-81.93151780285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7">
                <text:p>-7</text:p>
              </table:table-cell>
              <table:table-cell office:value-type="float" office:value="-4.15733433476277">
                <text:p>-4.15733433476277</text:p>
              </table:table-cell>
              <table:table-cell office:value-type="float" office:value="-67">
                <text:p>-67</text:p>
              </table:table-cell>
              <table:table-cell office:value-type="float" office:value="-81.4720864858399">
                <text:p>-81.47208648583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6">
                <text:p>-6</text:p>
              </table:table-cell>
              <table:table-cell office:value-type="float" office:value="-4.21403173984699">
                <text:p>-4.21403173984699</text:p>
              </table:table-cell>
              <table:table-cell office:value-type="float" office:value="-49">
                <text:p>-49</text:p>
              </table:table-cell>
              <table:table-cell office:value-type="float" office:value="-80.4729453631987">
                <text:p>-80.47294536319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2">
                <text:p>-2</text:p>
              </table:table-cell>
              <table:table-cell office:value-type="float" office:value="-4.14590768631323">
                <text:p>-4.14590768631323</text:p>
              </table:table-cell>
              <table:table-cell office:value-type="float" office:value="-27">
                <text:p>-27</text:p>
              </table:table-cell>
              <table:table-cell office:value-type="float" office:value="-78.827623967408">
                <text:p>-78.8276239674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3">
                <text:p>-3</text:p>
              </table:table-cell>
              <table:table-cell office:value-type="float" office:value="-4.11064898827283">
                <text:p>-4.11064898827283</text:p>
              </table:table-cell>
              <table:table-cell office:value-type="float" office:value="0">
                <text:p>0</text:p>
              </table:table-cell>
              <table:table-cell office:value-type="float" office:value="-76.4021586145646">
                <text:p>-76.402158614564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2">
                <text:p>-2</text:p>
              </table:table-cell>
              <table:table-cell office:value-type="float" office:value="-4.04570594247982">
                <text:p>-4.04570594247982</text:p>
              </table:table-cell>
              <table:table-cell office:value-type="float" office:value="-15">
                <text:p>-15</text:p>
              </table:table-cell>
              <table:table-cell office:value-type="float" office:value="-74.5128614264242">
                <text:p>-74.51286142642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2">
                <text:p>-2</text:p>
              </table:table-cell>
              <table:table-cell office:value-type="float" office:value="-3.98276114424967">
                <text:p>-3.98276114424967</text:p>
              </table:table-cell>
              <table:table-cell office:value-type="float" office:value="-43">
                <text:p>-43</text:p>
              </table:table-cell>
              <table:table-cell office:value-type="float" office:value="-73.5432349209958">
                <text:p>-73.543234920995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  <table:table-cell office:value-type="float" office:value="-3.82944541673429">
                <text:p>-3.82944541673429</text:p>
              </table:table-cell>
              <table:table-cell office:value-type="float" office:value="-60">
                <text:p>-60</text:p>
              </table:table-cell>
              <table:table-cell office:value-type="float" office:value="-73.1265200003497">
                <text:p>-73.126520000349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4">
                <text:p>-4</text:p>
              </table:table-cell>
              <table:table-cell office:value-type="float" office:value="-3.83469325006555">
                <text:p>-3.83469325006555</text:p>
              </table:table-cell>
              <table:table-cell office:value-type="float" office:value="-73">
                <text:p>-73</text:p>
              </table:table-cell>
              <table:table-cell office:value-type="float" office:value="-73.122627077262">
                <text:p>-73.1226270772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3">
                <text:p>-3</text:p>
              </table:table-cell>
              <table:table-cell office:value-type="float" office:value="-3.80901038083276">
                <text:p>-3.80901038083276</text:p>
              </table:table-cell>
              <table:table-cell office:value-type="float" office:value="-82">
                <text:p>-82</text:p>
              </table:table-cell>
              <table:table-cell office:value-type="float" office:value="-73.3957770133463">
                <text:p>-73.395777013346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6">
                <text:p>-6</text:p>
              </table:table-cell>
              <table:table-cell office:value-type="float" office:value="-3.87642544603791">
                <text:p>-3.87642544603791</text:p>
              </table:table-cell>
              <table:table-cell office:value-type="float" office:value="-97">
                <text:p>-97</text:p>
              </table:table-cell>
              <table:table-cell office:value-type="float" office:value="-74.122060797551">
                <text:p>-74.12206079755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">
                <text:p>-4</text:p>
              </table:table-cell>
              <table:table-cell office:value-type="float" office:value="-3.88022774000597">
                <text:p>-3.88022774000597</text:p>
              </table:table-cell>
              <table:table-cell office:value-type="float" office:value="-93">
                <text:p>-93</text:p>
              </table:table-cell>
              <table:table-cell office:value-type="float" office:value="-74.7029204653187">
                <text:p>-74.702920465318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6">
                <text:p>-6</text:p>
              </table:table-cell>
              <table:table-cell office:value-type="float" office:value="-3.94545150185194">
                <text:p>-3.94545150185194</text:p>
              </table:table-cell>
              <table:table-cell office:value-type="float" office:value="-90">
                <text:p>-90</text:p>
              </table:table-cell>
              <table:table-cell office:value-type="float" office:value="-75.1735998356166">
                <text:p>-75.173599835616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6">
                <text:p>-6</text:p>
              </table:table-cell>
              <table:table-cell office:value-type="float" office:value="-4.00866837871804">
                <text:p>-4.00866837871804</text:p>
              </table:table-cell>
              <table:table-cell office:value-type="float" office:value="-79">
                <text:p>-79</text:p>
              </table:table-cell>
              <table:table-cell office:value-type="float" office:value="-75.2913352252899">
                <text:p>-75.291335225289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7">
                <text:p>-7</text:p>
              </table:table-cell>
              <table:table-cell office:value-type="float" office:value="-4.10070935168056">
                <text:p>-4.10070935168056</text:p>
              </table:table-cell>
              <table:table-cell office:value-type="float" office:value="-68">
                <text:p>-68</text:p>
              </table:table-cell>
              <table:table-cell office:value-type="float" office:value="-75.0669864491271">
                <text:p>-75.066986449127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7">
                <text:p>-7</text:p>
              </table:table-cell>
              <table:table-cell office:value-type="float" office:value="-4.18991829470577">
                <text:p>-4.18991829470577</text:p>
              </table:table-cell>
              <table:table-cell office:value-type="float" office:value="-49">
                <text:p>-49</text:p>
              </table:table-cell>
              <table:table-cell office:value-type="float" office:value="-74.2649253276155">
                <text:p>-74.26492532761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7">
                <text:p>-7</text:p>
              </table:table-cell>
              <table:table-cell office:value-type="float" office:value="-4.27638234717636">
                <text:p>-4.27638234717636</text:p>
              </table:table-cell>
              <table:table-cell office:value-type="float" office:value="-24">
                <text:p>-24</text:p>
              </table:table-cell>
              <table:table-cell office:value-type="float" office:value="-72.718312240612">
                <text:p>-72.71831224061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">
                <text:p>-1</text:p>
              </table:table-cell>
              <table:table-cell office:value-type="float" office:value="-4.17557058264786">
                <text:p>-4.17557058264786</text:p>
              </table:table-cell>
              <table:table-cell office:value-type="float" office:value="-6">
                <text:p>-6</text:p>
              </table:table-cell>
              <table:table-cell office:value-type="float" office:value="-70.665441094747">
                <text:p>-70.6654410947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6">
                <text:p>-6</text:p>
              </table:table-cell>
              <table:table-cell office:value-type="float" office:value="-4.23170687241254">
                <text:p>-4.23170687241254</text:p>
              </table:table-cell>
              <table:table-cell office:value-type="float" office:value="-31">
                <text:p>-31</text:p>
              </table:table-cell>
              <table:table-cell office:value-type="float" office:value="-69.4449659841394">
                <text:p>-69.444965984139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5">
                <text:p>-5</text:p>
              </table:table-cell>
              <table:table-cell office:value-type="float" office:value="-4.25534666095369">
                <text:p>-4.25534666095369</text:p>
              </table:table-cell>
              <table:table-cell office:value-type="float" office:value="-53">
                <text:p>-53</text:p>
              </table:table-cell>
              <table:table-cell office:value-type="float" office:value="-68.9389670307813">
                <text:p>-68.938967030781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4">
                <text:p>-4</text:p>
              </table:table-cell>
              <table:table-cell office:value-type="float" office:value="-4.24748984061666">
                <text:p>-4.24748984061666</text:p>
              </table:table-cell>
              <table:table-cell office:value-type="float" office:value="-65">
                <text:p>-65</text:p>
              </table:table-cell>
              <table:table-cell office:value-type="float" office:value="-68.8177680452188">
                <text:p>-68.817768045218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4">
                <text:p>-4</text:p>
              </table:table-cell>
              <table:table-cell office:value-type="float" office:value="-4.23987476859768">
                <text:p>-4.23987476859768</text:p>
              </table:table-cell>
              <table:table-cell office:value-type="float" office:value="-76">
                <text:p>-76</text:p>
              </table:table-cell>
              <table:table-cell office:value-type="float" office:value="-69.0387597976736">
                <text:p>-69.038759797673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3">
                <text:p>-3</text:p>
              </table:table-cell>
              <table:table-cell office:value-type="float" office:value="-4.20172477571775">
                <text:p>-4.20172477571775</text:p>
              </table:table-cell>
              <table:table-cell office:value-type="float" office:value="-81">
                <text:p>-81</text:p>
              </table:table-cell>
              <table:table-cell office:value-type="float" office:value="-69.4067979577451">
                <text:p>-69.40679795774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2">
                <text:p>-2</text:p>
              </table:table-cell>
              <table:table-cell office:value-type="float" office:value="-4.13397939800336">
                <text:p>-4.13397939800336</text:p>
              </table:table-cell>
              <table:table-cell office:value-type="float" office:value="-86">
                <text:p>-86</text:p>
              </table:table-cell>
              <table:table-cell office:value-type="float" office:value="-69.9173580205838">
                <text:p>-69.917358020583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-4.00678003191095">
                <text:p>-4.00678003191095</text:p>
              </table:table-cell>
              <table:table-cell office:value-type="float" office:value="-80">
                <text:p>-80</text:p>
              </table:table-cell>
              <table:table-cell office:value-type="float" office:value="-70.227593158412">
                <text:p>-70.22759315841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-3.88349449246754">
                <text:p>-3.88349449246754</text:p>
              </table:table-cell>
              <table:table-cell office:value-type="float" office:value="-68">
                <text:p>-68</text:p>
              </table:table-cell>
              <table:table-cell office:value-type="float" office:value="-70.1590518304608">
                <text:p>-70.159051830460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-3.76400235423776">
                <text:p>-3.76400235423776</text:p>
              </table:table-cell>
              <table:table-cell office:value-type="float" office:value="-60">
                <text:p>-60</text:p>
              </table:table-cell>
              <table:table-cell office:value-type="float" office:value="-69.8464656202928">
                <text:p>-69.84646562029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-3.6481868971843">
                <text:p>-3.6481868971843</text:p>
              </table:table-cell>
              <table:table-cell office:value-type="float" office:value="-41">
                <text:p>-41</text:p>
              </table:table-cell>
              <table:table-cell office:value-type="float" office:value="-68.9588820627453">
                <text:p>-68.958882062745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-3.53593499265555">
                <text:p>-3.53593499265555</text:p>
              </table:table-cell>
              <table:table-cell office:value-type="float" office:value="-16">
                <text:p>-16</text:p>
              </table:table-cell>
              <table:table-cell office:value-type="float" office:value="-67.3293779992762">
                <text:p>-67.329377999276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-3.42713699288153">
                <text:p>-3.42713699288153</text:p>
              </table:table-cell>
              <table:table-cell office:value-type="float" office:value="9">
                <text:p>9</text:p>
              </table:table-cell>
              <table:table-cell office:value-type="float" office:value="-64.9807817531447">
                <text:p>-64.980781753144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-3.32168662386979">
                <text:p>-3.32168662386979</text:p>
              </table:table-cell>
              <table:table-cell office:value-type="float" office:value="-13">
                <text:p>-13</text:p>
              </table:table-cell>
              <table:table-cell office:value-type="float" office:value="-63.3813730838171">
                <text:p>-63.381373083817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-3.21948088159687">
                <text:p>-3.21948088159687</text:p>
              </table:table-cell>
              <table:table-cell office:value-type="float" office:value="-39">
                <text:p>-39</text:p>
              </table:table-cell>
              <table:table-cell office:value-type="float" office:value="-62.6311769889305">
                <text:p>-62.63117698893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-3.12041993139389">
                <text:p>-3.12041993139389</text:p>
              </table:table-cell>
              <table:table-cell office:value-type="float" office:value="-57">
                <text:p>-57</text:p>
              </table:table-cell>
              <table:table-cell office:value-type="float" office:value="-62.4579100046557">
                <text:p>-62.457910004655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-3.02440701042793">
                <text:p>-3.02440701042793</text:p>
              </table:table-cell>
              <table:table-cell office:value-type="float" office:value="-63">
                <text:p>-63</text:p>
              </table:table-cell>
              <table:table-cell office:value-type="float" office:value="-62.4745896968201">
                <text:p>-62.474589696820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">
                <text:p>-1</text:p>
              </table:table-cell>
              <table:table-cell office:value-type="float" office:value="-2.96211756395322">
                <text:p>-2.96211756395322</text:p>
              </table:table-cell>
              <table:table-cell office:value-type="float" office:value="-70">
                <text:p>-70</text:p>
              </table:table-cell>
              <table:table-cell office:value-type="float" office:value="-62.7061407830718">
                <text:p>-62.706140783071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-2.87097548506235">
                <text:p>-2.87097548506235</text:p>
              </table:table-cell>
              <table:table-cell office:value-type="float" office:value="-72">
                <text:p>-72</text:p>
              </table:table-cell>
              <table:table-cell office:value-type="float" office:value="-62.9921056820542">
                <text:p>-62.992105682054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">
                <text:p>-1</text:p>
              </table:table-cell>
              <table:table-cell office:value-type="float" office:value="-2.8134070085989">
                <text:p>-2.8134070085989</text:p>
              </table:table-cell>
              <table:table-cell office:value-type="float" office:value="-70">
                <text:p>-70</text:p>
              </table:table-cell>
              <table:table-cell office:value-type="float" office:value="-63.2077331995295">
                <text:p>-63.20773319952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-2.72684063910355">
                <text:p>-2.72684063910355</text:p>
              </table:table-cell>
              <table:table-cell office:value-type="float" office:value="-62">
                <text:p>-62</text:p>
              </table:table-cell>
              <table:table-cell office:value-type="float" office:value="-63.1705721780055">
                <text:p>-63.17057217800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-2.64293785020805">
                <text:p>-2.64293785020805</text:p>
              </table:table-cell>
              <table:table-cell office:value-type="float" office:value="-50">
                <text:p>-50</text:p>
              </table:table-cell>
              <table:table-cell office:value-type="float" office:value="-62.7653238032976">
                <text:p>-62.76532380329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-2.56161668558627">
                <text:p>-2.56161668558627</text:p>
              </table:table-cell>
              <table:table-cell office:value-type="float" office:value="-35">
                <text:p>-35</text:p>
              </table:table-cell>
              <table:table-cell office:value-type="float" office:value="-61.9110061478115">
                <text:p>-61.91100614781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-2.48279771064515">
                <text:p>-2.48279771064515</text:p>
              </table:table-cell>
              <table:table-cell office:value-type="float" office:value="-12">
                <text:p>-12</text:p>
              </table:table-cell>
              <table:table-cell office:value-type="float" office:value="-60.375282881725">
                <text:p>-60.37528288172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1">
                <text:p>-1</text:p>
              </table:table-cell>
              <table:table-cell office:value-type="float" office:value="-2.43717316570222">
                <text:p>-2.43717316570222</text:p>
              </table:table-cell>
              <table:table-cell office:value-type="float" office:value="-6">
                <text:p>-6</text:p>
              </table:table-cell>
              <table:table-cell office:value-type="float" office:value="-58.702197254595">
                <text:p>-58.7021972545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-2.36218322214215">
                <text:p>-2.36218322214215</text:p>
              </table:table-cell>
              <table:table-cell office:value-type="float" office:value="-31">
                <text:p>-31</text:p>
              </table:table-cell>
              <table:table-cell office:value-type="float" office:value="-57.8498219544536">
                <text:p>-57.849821954453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">
                <text:p>-1</text:p>
              </table:table-cell>
              <table:table-cell office:value-type="float" office:value="-2.32026989223009">
                <text:p>-2.32026989223009</text:p>
              </table:table-cell>
              <table:table-cell office:value-type="float" office:value="-52">
                <text:p>-52</text:p>
              </table:table-cell>
              <table:table-cell office:value-type="float" office:value="-57.6698274327781">
                <text:p>-57.669827432778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2">
                <text:p>-2</text:p>
              </table:table-cell>
              <table:table-cell office:value-type="float" office:value="-2.31041543400762">
                <text:p>-2.31041543400762</text:p>
              </table:table-cell>
              <table:table-cell office:value-type="float" office:value="-63">
                <text:p>-63</text:p>
              </table:table-cell>
              <table:table-cell office:value-type="float" office:value="-57.8338327425388">
                <text:p>-57.833832742538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">
                <text:p>-1</text:p>
              </table:table-cell>
              <table:table-cell office:value-type="float" office:value="-2.27009495911508">
                <text:p>-2.27009495911508</text:p>
              </table:table-cell>
              <table:table-cell office:value-type="float" office:value="-74">
                <text:p>-74</text:p>
              </table:table-cell>
              <table:table-cell office:value-type="float" office:value="-58.3312532735376">
                <text:p>-58.33125327353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2">
                <text:p>-2</text:p>
              </table:table-cell>
              <table:table-cell office:value-type="float" office:value="-2.26178434498846">
                <text:p>-2.26178434498846</text:p>
              </table:table-cell>
              <table:table-cell office:value-type="float" office:value="-73">
                <text:p>-73</text:p>
              </table:table-cell>
              <table:table-cell office:value-type="float" office:value="-58.7825993266595">
                <text:p>-58.78259932665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2">
                <text:p>-2</text:p>
              </table:table-cell>
              <table:table-cell office:value-type="float" office:value="-2.25372944206574">
                <text:p>-2.25372944206574</text:p>
              </table:table-cell>
              <table:table-cell office:value-type="float" office:value="-77">
                <text:p>-77</text:p>
              </table:table-cell>
              <table:table-cell office:value-type="float" office:value="-59.3431347319931">
                <text:p>-59.343134731993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4">
                <text:p>-4</text:p>
              </table:table-cell>
              <table:table-cell office:value-type="float" office:value="-2.30746084384833">
                <text:p>-2.30746084384833</text:p>
              </table:table-cell>
              <table:table-cell office:value-type="float" office:value="-75">
                <text:p>-75</text:p>
              </table:table-cell>
              <table:table-cell office:value-type="float" office:value="-59.8248844325472">
                <text:p>-59.824884432547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4">
                <text:p>-4</text:p>
              </table:table-cell>
              <table:table-cell office:value-type="float" office:value="-2.35953897172992">
                <text:p>-2.35953897172992</text:p>
              </table:table-cell>
              <table:table-cell office:value-type="float" office:value="-64">
                <text:p>-64</text:p>
              </table:table-cell>
              <table:table-cell office:value-type="float" office:value="-59.9533495269303">
                <text:p>-59.953349526930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6">
                <text:p>-6</text:p>
              </table:table-cell>
              <table:table-cell office:value-type="float" office:value="-2.47155315721516">
                <text:p>-2.47155315721516</text:p>
              </table:table-cell>
              <table:table-cell office:value-type="float" office:value="-46">
                <text:p>-46</text:p>
              </table:table-cell>
              <table:table-cell office:value-type="float" office:value="-59.5240156953325">
                <text:p>-59.52401569533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4">
                <text:p>-4</text:p>
              </table:table-cell>
              <table:table-cell office:value-type="float" office:value="-2.51858229083931">
                <text:p>-2.51858229083931</text:p>
              </table:table-cell>
              <table:table-cell office:value-type="float" office:value="-23">
                <text:p>-23</text:p>
              </table:table-cell>
              <table:table-cell office:value-type="float" office:value="-58.4001998277838">
                <text:p>-58.400199827783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6">
                <text:p>-6</text:p>
              </table:table-cell>
              <table:table-cell office:value-type="float" office:value="-2.62570283573656">
                <text:p>-2.62570283573656</text:p>
              </table:table-cell>
              <table:table-cell office:value-type="float" office:value="0">
                <text:p>0</text:p>
              </table:table-cell>
              <table:table-cell office:value-type="float" office:value="-56.6032706023135">
                <text:p>-56.603270602313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6">
                <text:p>-6</text:p>
              </table:table-cell>
              <table:table-cell office:value-type="float" office:value="-2.72952736386774">
                <text:p>-2.72952736386774</text:p>
              </table:table-cell>
              <table:table-cell office:value-type="float" office:value="-31">
                <text:p>-31</text:p>
              </table:table-cell>
              <table:table-cell office:value-type="float" office:value="-55.8154776607038">
                <text:p>-55.81547766070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7">
                <text:p>-7</text:p>
              </table:table-cell>
              <table:table-cell office:value-type="float" office:value="-2.86092652190258">
                <text:p>-2.86092652190258</text:p>
              </table:table-cell>
              <table:table-cell office:value-type="float" office:value="-45">
                <text:p>-45</text:p>
              </table:table-cell>
              <table:table-cell office:value-type="float" office:value="-55.4826937326822">
                <text:p>-55.48269373268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5">
                <text:p>-5</text:p>
              </table:table-cell>
              <table:table-cell office:value-type="float" office:value="-2.9267441673825">
                <text:p>-2.9267441673825</text:p>
              </table:table-cell>
              <table:table-cell office:value-type="float" office:value="-63">
                <text:p>-63</text:p>
              </table:table-cell>
              <table:table-cell office:value-type="float" office:value="-55.7139954639843">
                <text:p>-55.713995463984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5">
                <text:p>-5</text:p>
              </table:table-cell>
              <table:table-cell office:value-type="float" office:value="-2.99053665453996">
                <text:p>-2.99053665453996</text:p>
              </table:table-cell>
              <table:table-cell office:value-type="float" office:value="-70">
                <text:p>-70</text:p>
              </table:table-cell>
              <table:table-cell office:value-type="float" office:value="-56.1535648343232">
                <text:p>-56.153564834323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-2.89852014209258">
                <text:p>-2.89852014209258</text:p>
              </table:table-cell>
              <table:table-cell office:value-type="float" office:value="-74">
                <text:p>-74</text:p>
              </table:table-cell>
              <table:table-cell office:value-type="float" office:value="-56.702685916344">
                <text:p>-56.70268591634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-2.80933490695127">
                <text:p>-2.80933490695127</text:p>
              </table:table-cell>
              <table:table-cell office:value-type="float" office:value="-74">
                <text:p>-74</text:p>
              </table:table-cell>
              <table:table-cell office:value-type="float" office:value="-57.2349109650719">
                <text:p>-57.234910965071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">
                <text:p>-1</text:p>
              </table:table-cell>
              <table:table-cell office:value-type="float" office:value="-2.75366306366046">
                <text:p>-2.75366306366046</text:p>
              </table:table-cell>
              <table:table-cell office:value-type="float" office:value="-71">
                <text:p>-71</text:p>
              </table:table-cell>
              <table:table-cell office:value-type="float" office:value="-57.6584521661466">
                <text:p>-57.658452166146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">
                <text:p>2</text:p>
              </table:table-cell>
              <table:table-cell office:value-type="float" office:value="-2.60739650785552">
                <text:p>-2.60739650785552</text:p>
              </table:table-cell>
              <table:table-cell office:value-type="float" office:value="-56">
                <text:p>-56</text:p>
              </table:table-cell>
              <table:table-cell office:value-type="float" office:value="-57.6074228687267">
                <text:p>-57.60742286872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">
                <text:p>1</text:p>
              </table:table-cell>
              <table:table-cell office:value-type="float" office:value="-2.4963996922292">
                <text:p>-2.4963996922292</text:p>
              </table:table-cell>
              <table:table-cell office:value-type="float" office:value="-45">
                <text:p>-45</text:p>
              </table:table-cell>
              <table:table-cell office:value-type="float" office:value="-57.2195021650736">
                <text:p>-57.21950216507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-2.41958739400676">
                <text:p>-2.41958739400676</text:p>
              </table:table-cell>
              <table:table-cell office:value-type="float" office:value="-29">
                <text:p>-29</text:p>
              </table:table-cell>
              <table:table-cell office:value-type="float" office:value="-56.3512097907636">
                <text:p>-56.351209790763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">
                <text:p>-1</text:p>
              </table:table-cell>
              <table:table-cell office:value-type="float" office:value="-2.37590778188348">
                <text:p>-2.37590778188348</text:p>
              </table:table-cell>
              <table:table-cell office:value-type="float" office:value="-8">
                <text:p>-8</text:p>
              </table:table-cell>
              <table:table-cell office:value-type="float" office:value="-54.8634802587401">
                <text:p>-54.863480258740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">
                <text:p>-1</text:p>
              </table:table-cell>
              <table:table-cell office:value-type="float" office:value="-2.33357215782552">
                <text:p>-2.33357215782552</text:p>
              </table:table-cell>
              <table:table-cell office:value-type="float" office:value="-4">
                <text:p>-4</text:p>
              </table:table-cell>
              <table:table-cell office:value-type="float" office:value="-53.2984500969328">
                <text:p>-53.298450096932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4">
                <text:p>-4</text:p>
              </table:table-cell>
              <table:table-cell office:value-type="float" office:value="-2.38484686066166">
                <text:p>-2.38484686066166</text:p>
              </table:table-cell>
              <table:table-cell office:value-type="float" office:value="-25">
                <text:p>-25</text:p>
              </table:table-cell>
              <table:table-cell office:value-type="float" office:value="-52.4277285554887">
                <text:p>-52.427728555488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4">
                <text:p>-4</text:p>
              </table:table-cell>
              <table:table-cell office:value-type="float" office:value="-2.43454388033361">
                <text:p>-2.43454388033361</text:p>
              </table:table-cell>
              <table:table-cell office:value-type="float" office:value="-47">
                <text:p>-47</text:p>
              </table:table-cell>
              <table:table-cell office:value-type="float" office:value="-52.2607215230121">
                <text:p>-52.260721523012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5">
                <text:p>-5</text:p>
              </table:table-cell>
              <table:table-cell office:value-type="float" office:value="-2.51348099170796">
                <text:p>-2.51348099170796</text:p>
              </table:table-cell>
              <table:table-cell office:value-type="float" office:value="-63">
                <text:p>-63</text:p>
              </table:table-cell>
              <table:table-cell office:value-type="float" office:value="-52.5911608607656">
                <text:p>-52.59116086076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3">
                <text:p>-3</text:p>
              </table:table-cell>
              <table:table-cell office:value-type="float" office:value="-2.52845080734772">
                <text:p>-2.52845080734772</text:p>
              </table:table-cell>
              <table:table-cell office:value-type="float" office:value="-67">
                <text:p>-67</text:p>
              </table:table-cell>
              <table:table-cell office:value-type="float" office:value="-53.0345097573574">
                <text:p>-53.034509757357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3">
                <text:p>-3</text:p>
              </table:table-cell>
              <table:table-cell office:value-type="float" office:value="-2.54296001327548">
                <text:p>-2.54296001327548</text:p>
              </table:table-cell>
              <table:table-cell office:value-type="float" office:value="-74">
                <text:p>-74</text:p>
              </table:table-cell>
              <table:table-cell office:value-type="float" office:value="-53.6796017648233">
                <text:p>-53.67960176482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-2.43394585902085">
                <text:p>-2.43394585902085</text:p>
              </table:table-cell>
              <table:table-cell office:value-type="float" office:value="-72">
                <text:p>-72</text:p>
              </table:table-cell>
              <table:table-cell office:value-type="float" office:value="-54.2433063259057">
                <text:p>-54.24330632590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">
                <text:p>4</text:p>
              </table:table-cell>
              <table:table-cell office:value-type="float" office:value="-2.2359782941279">
                <text:p>-2.2359782941279</text:p>
              </table:table-cell>
              <table:table-cell office:value-type="float" office:value="-59">
                <text:p>-59</text:p>
              </table:table-cell>
              <table:table-cell office:value-type="float" office:value="-54.3896661312624">
                <text:p>-54.389666131262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">
                <text:p>2</text:p>
              </table:table-cell>
              <table:table-cell office:value-type="float" office:value="-2.10564050046243">
                <text:p>-2.10564050046243</text:p>
              </table:table-cell>
              <table:table-cell office:value-type="float" office:value="-57">
                <text:p>-57</text:p>
              </table:table-cell>
              <table:table-cell office:value-type="float" office:value="-54.4699840964544">
                <text:p>-54.469984096454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">
                <text:p>2</text:p>
              </table:table-cell>
              <table:table-cell office:value-type="float" office:value="-1.9793131004482">
                <text:p>-1.9793131004482</text:p>
              </table:table-cell>
              <table:table-cell office:value-type="float" office:value="-39">
                <text:p>-39</text:p>
              </table:table-cell>
              <table:table-cell office:value-type="float" office:value="-53.9939845857942">
                <text:p>-53.993984585794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-1.91841115889594">
                <text:p>-1.91841115889594</text:p>
              </table:table-cell>
              <table:table-cell office:value-type="float" office:value="-22">
                <text:p>-22</text:p>
              </table:table-cell>
              <table:table-cell office:value-type="float" office:value="-53.0095542908467">
                <text:p>-53.00955429084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2">
                <text:p>-2</text:p>
              </table:table-cell>
              <table:table-cell office:value-type="float" office:value="-1.92092158477607">
                <text:p>-1.92092158477607</text:p>
              </table:table-cell>
              <table:table-cell office:value-type="float" office:value="-4">
                <text:p>-4</text:p>
              </table:table-cell>
              <table:table-cell office:value-type="float" office:value="-51.5015680049745">
                <text:p>-51.501568004974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4">
                <text:p>-4</text:p>
              </table:table-cell>
              <table:table-cell office:value-type="float" office:value="-1.98489322832142">
                <text:p>-1.98489322832142</text:p>
              </table:table-cell>
              <table:table-cell office:value-type="float" office:value="-12">
                <text:p>-12</text:p>
              </table:table-cell>
              <table:table-cell office:value-type="float" office:value="-50.286135143283">
                <text:p>-50.28613514328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2">
                <text:p>-2</text:p>
              </table:table-cell>
              <table:table-cell office:value-type="float" office:value="-1.98535805206538">
                <text:p>-1.98535805206538</text:p>
              </table:table-cell>
              <table:table-cell office:value-type="float" office:value="-31">
                <text:p>-31</text:p>
              </table:table-cell>
              <table:table-cell office:value-type="float" office:value="-49.6927156004127">
                <text:p>-49.692715600412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3">
                <text:p>-3</text:p>
              </table:table-cell>
              <table:table-cell office:value-type="float" office:value="-2.01657780430952">
                <text:p>-2.01657780430952</text:p>
              </table:table-cell>
              <table:table-cell office:value-type="float" office:value="-53">
                <text:p>-53</text:p>
              </table:table-cell>
              <table:table-cell office:value-type="float" office:value="-49.7944781973231">
                <text:p>-49.794478197323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  <table:table-cell office:value-type="float" office:value="-1.92376002571538">
                <text:p>-1.92376002571538</text:p>
              </table:table-cell>
              <table:table-cell office:value-type="float" office:value="-53">
                <text:p>-53</text:p>
              </table:table-cell>
              <table:table-cell office:value-type="float" office:value="-49.8931096374055">
                <text:p>-49.89310963740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">
                <text:p>6</text:p>
              </table:table-cell>
              <table:table-cell office:value-type="float" office:value="-1.67995202492414">
                <text:p>-1.67995202492414</text:p>
              </table:table-cell>
              <table:table-cell office:value-type="float" office:value="-59">
                <text:p>-59</text:p>
              </table:table-cell>
              <table:table-cell office:value-type="float" office:value="-50.1733216485622">
                <text:p>-50.173321648562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-1.53595350108032">
                <text:p>-1.53595350108032</text:p>
              </table:table-cell>
              <table:table-cell office:value-type="float" office:value="-60">
                <text:p>-60</text:p>
              </table:table-cell>
              <table:table-cell office:value-type="float" office:value="-50.4756809824526">
                <text:p>-50.47568098245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  <table:table-cell office:value-type="float" office:value="-1.45792416258554">
                <text:p>-1.45792416258554</text:p>
              </table:table-cell>
              <table:table-cell office:value-type="float" office:value="-58">
                <text:p>-58</text:p>
              </table:table-cell>
              <table:table-cell office:value-type="float" office:value="-50.7071984906848">
                <text:p>-50.70719849068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">
                <text:p>-1</text:p>
              </table:table-cell>
              <table:table-cell office:value-type="float" office:value="-1.44383418835214">
                <text:p>-1.44383418835214</text:p>
              </table:table-cell>
              <table:table-cell office:value-type="float" office:value="-58">
                <text:p>-58</text:p>
              </table:table-cell>
              <table:table-cell office:value-type="float" office:value="-50.9315923832792">
                <text:p>-50.931592383279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2">
                <text:p>-2</text:p>
              </table:table-cell>
              <table:table-cell office:value-type="float" office:value="-1.46094698255669">
                <text:p>-1.46094698255669</text:p>
              </table:table-cell>
              <table:table-cell office:value-type="float" office:value="-47">
                <text:p>-47</text:p>
              </table:table-cell>
              <table:table-cell office:value-type="float" office:value="-50.8106203099475">
                <text:p>-50.810620309947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">
                <text:p>-1</text:p>
              </table:table-cell>
              <table:table-cell office:value-type="float" office:value="-1.44676399847802">
                <text:p>-1.44676399847802</text:p>
              </table:table-cell>
              <table:table-cell office:value-type="float" office:value="-29">
                <text:p>-29</text:p>
              </table:table-cell>
              <table:table-cell office:value-type="float" office:value="-50.1395243004107">
                <text:p>-50.13952430041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  <table:table-cell office:value-type="float" office:value="-1.34070972160177">
                <text:p>-1.34070972160177</text:p>
              </table:table-cell>
              <table:table-cell office:value-type="float" office:value="-1">
                <text:p>-1</text:p>
              </table:table-cell>
              <table:table-cell office:value-type="float" office:value="-48.6275389373211">
                <text:p>-48.62753893732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">
                <text:p>7</text:p>
              </table:table-cell>
              <table:table-cell office:value-type="float" office:value="-1.08407249939864">
                <text:p>-1.08407249939864</text:p>
              </table:table-cell>
              <table:table-cell office:value-type="float" office:value="-18">
                <text:p>-18</text:p>
              </table:table-cell>
              <table:table-cell office:value-type="float" office:value="-47.6851531238651">
                <text:p>-47.685153123865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">
                <text:p>4</text:p>
              </table:table-cell>
              <table:table-cell office:value-type="float" office:value="-0.927639499417146">
                <text:p>-0.927639499417146</text:p>
              </table:table-cell>
              <table:table-cell office:value-type="float" office:value="-34">
                <text:p>-34</text:p>
              </table:table-cell>
              <table:table-cell office:value-type="float" office:value="-47.2640714892846">
                <text:p>-47.26407148928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  <table:table-cell office:value-type="float" office:value="-0.868327514819695">
                <text:p>-0.868327514819695</text:p>
              </table:table-cell>
              <table:table-cell office:value-type="float" office:value="-50">
                <text:p>-50</text:p>
              </table:table-cell>
              <table:table-cell office:value-type="float" office:value="-47.3482539049989">
                <text:p>-47.348253904998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-0.841609745132935">
                <text:p>-0.841609745132935</text:p>
              </table:table-cell>
              <table:table-cell office:value-type="float" office:value="-61">
                <text:p>-61</text:p>
              </table:table-cell>
              <table:table-cell office:value-type="float" office:value="-47.768307630999">
                <text:p>-47.76830763099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2">
                <text:p>-2</text:p>
              </table:table-cell>
              <table:table-cell office:value-type="float" office:value="-0.877252522205768">
                <text:p>-0.877252522205768</text:p>
              </table:table-cell>
              <table:table-cell office:value-type="float" office:value="-62">
                <text:p>-62</text:p>
              </table:table-cell>
              <table:table-cell office:value-type="float" office:value="-48.2062058577375">
                <text:p>-48.206205857737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-0.850260136907129">
                <text:p>-0.850260136907129</text:p>
              </table:table-cell>
              <table:table-cell office:value-type="float" office:value="-56">
                <text:p>-56</text:p>
              </table:table-cell>
              <table:table-cell office:value-type="float" office:value="-48.4460149082686">
                <text:p>-48.446014908268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-0.731790594233063">
                <text:p>-0.731790594233063</text:p>
              </table:table-cell>
              <table:table-cell office:value-type="float" office:value="-51">
                <text:p>-51</text:p>
              </table:table-cell>
              <table:table-cell office:value-type="float" office:value="-48.5245990649373">
                <text:p>-48.524599064937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">
                <text:p>7</text:p>
              </table:table-cell>
              <table:table-cell office:value-type="float" office:value="-0.493889345179738">
                <text:p>-0.493889345179738</text:p>
              </table:table-cell>
              <table:table-cell office:value-type="float" office:value="-33">
                <text:p>-33</text:p>
              </table:table-cell>
              <table:table-cell office:value-type="float" office:value="-48.0469190937084">
                <text:p>-48.04691909370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-0.324846596097285">
                <text:p>-0.324846596097285</text:p>
              </table:table-cell>
              <table:table-cell office:value-type="float" office:value="-16">
                <text:p>-16</text:p>
              </table:table-cell>
              <table:table-cell office:value-type="float" office:value="-47.0608600446712">
                <text:p>-47.06086004467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">
                <text:p>2</text:p>
              </table:table-cell>
              <table:table-cell office:value-type="float" office:value="-0.253312854678907">
                <text:p>-0.253312854678907</text:p>
              </table:table-cell>
              <table:table-cell office:value-type="float" office:value="0">
                <text:p>0</text:p>
              </table:table-cell>
              <table:table-cell office:value-type="float" office:value="-45.6128335817583">
                <text:p>-45.612833581758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-0.245518612996479">
                <text:p>-0.245518612996479</text:p>
              </table:table-cell>
              <table:table-cell office:value-type="float" office:value="-20">
                <text:p>-20</text:p>
              </table:table-cell>
              <table:table-cell office:value-type="float" office:value="-44.8247463946272">
                <text:p>-44.824746394627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-0.237964194135049">
                <text:p>-0.237964194135049</text:p>
              </table:table-cell>
              <table:table-cell office:value-type="float" office:value="-33">
                <text:p>-33</text:p>
              </table:table-cell>
              <table:table-cell office:value-type="float" office:value="-44.4609080440233">
                <text:p>-44.46090804402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">
                <text:p>10</text:p>
              </table:table-cell>
              <table:table-cell office:value-type="float" office:value="0.0770500887614141">
                <text:p>0.0770500887614141</text:p>
              </table:table-cell>
              <table:table-cell office:value-type="float" office:value="-38">
                <text:p>-38</text:p>
              </table:table-cell>
              <table:table-cell office:value-type="float" office:value="-44.262110873438">
                <text:p>-44.26211087343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">
                <text:p>6</text:p>
              </table:table-cell>
              <table:table-cell office:value-type="float" office:value="0.259294701414909">
                <text:p>0.259294701414909</text:p>
              </table:table-cell>
              <table:table-cell office:value-type="float" office:value="-49">
                <text:p>-49</text:p>
              </table:table-cell>
              <table:table-cell office:value-type="float" office:value="-44.4078920773322">
                <text:p>-44.407892077332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">
                <text:p>2</text:p>
              </table:table-cell>
              <table:table-cell office:value-type="float" office:value="0.312854864448296">
                <text:p>0.312854864448296</text:p>
              </table:table-cell>
              <table:table-cell office:value-type="float" office:value="-56">
                <text:p>-56</text:p>
              </table:table-cell>
              <table:table-cell office:value-type="float" office:value="-44.7645723211066">
                <text:p>-44.76457232110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.30322856092681">
                <text:p>0.30322856092681</text:p>
              </table:table-cell>
              <table:table-cell office:value-type="float" office:value="-58">
                <text:p>-58</text:p>
              </table:table-cell>
              <table:table-cell office:value-type="float" office:value="-45.1718162496879">
                <text:p>-45.17181624968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">
                <text:p>-1</text:p>
              </table:table-cell>
              <table:table-cell office:value-type="float" office:value="0.263129220590601">
                <text:p>0.263129220590601</text:p>
              </table:table-cell>
              <table:table-cell office:value-type="float" office:value="-49">
                <text:p>-49</text:p>
              </table:table-cell>
              <table:table-cell office:value-type="float" office:value="-45.2896065189283">
                <text:p>-45.289606518928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">
                <text:p>4</text:p>
              </table:table-cell>
              <table:table-cell office:value-type="float" office:value="0.378109859957044">
                <text:p>0.378109859957044</text:p>
              </table:table-cell>
              <table:table-cell office:value-type="float" office:value="-35">
                <text:p>-35</text:p>
              </table:table-cell>
              <table:table-cell office:value-type="float" office:value="-44.9730032414228">
                <text:p>-44.973003241422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">
                <text:p>7</text:p>
              </table:table-cell>
              <table:table-cell office:value-type="float" office:value="0.581860325804519">
                <text:p>0.581860325804519</text:p>
              </table:table-cell>
              <table:table-cell office:value-type="float" office:value="-16">
                <text:p>-16</text:p>
              </table:table-cell>
              <table:table-cell office:value-type="float" office:value="-44.0815262186098">
                <text:p>-44.081526218609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0.717803085010534">
                <text:p>0.717803085010534</text:p>
              </table:table-cell>
              <table:table-cell office:value-type="float" office:value="6">
                <text:p>6</text:p>
              </table:table-cell>
              <table:table-cell office:value-type="float" office:value="-42.5405561811141">
                <text:p>-42.540556181114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.695716836240979">
                <text:p>0.695716836240979</text:p>
              </table:table-cell>
              <table:table-cell office:value-type="float" office:value="-17">
                <text:p>-17</text:p>
              </table:table-cell>
              <table:table-cell office:value-type="float" office:value="-41.7546929140029">
                <text:p>-41.754692914002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.674310164356642">
                <text:p>0.674310164356642</text:p>
              </table:table-cell>
              <table:table-cell office:value-type="float" office:value="-34">
                <text:p>-34</text:p>
              </table:table-cell>
              <table:table-cell office:value-type="float" office:value="-41.5160869781875">
                <text:p>-41.516086978187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0.653562159299514">
                <text:p>0.653562159299514</text:p>
              </table:table-cell>
              <table:table-cell office:value-type="float" office:value="-46">
                <text:p>-46</text:p>
              </table:table-cell>
              <table:table-cell office:value-type="float" office:value="-41.6540535327048">
                <text:p>-41.65405353270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">
                <text:p>9</text:p>
              </table:table-cell>
              <table:table-cell office:value-type="float" office:value="0.910375631321068">
                <text:p>0.910375631321068</text:p>
              </table:table-cell>
              <table:table-cell office:value-type="float" office:value="-45">
                <text:p>-45</text:p>
              </table:table-cell>
              <table:table-cell office:value-type="float" office:value="-41.7570057316985">
                <text:p>-41.757005731698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">
                <text:p>6</text:p>
              </table:table-cell>
              <table:table-cell office:value-type="float" office:value="1.06697945804965">
                <text:p>1.06697945804965</text:p>
              </table:table-cell>
              <table:table-cell office:value-type="float" office:value="-49">
                <text:p>-49</text:p>
              </table:table-cell>
              <table:table-cell office:value-type="float" office:value="-41.9798670938001">
                <text:p>-41.979867093800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">
                <text:p>-1</text:p>
              </table:table-cell>
              <table:table-cell office:value-type="float" office:value="1.00338009010966">
                <text:p>1.00338009010966</text:p>
              </table:table-cell>
              <table:table-cell office:value-type="float" office:value="-52">
                <text:p>-52</text:p>
              </table:table-cell>
              <table:table-cell office:value-type="float" office:value="-42.2881788755293">
                <text:p>-42.288178875529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2">
                <text:p>-2</text:p>
              </table:table-cell>
              <table:table-cell office:value-type="float" office:value="0.910968395029364">
                <text:p>0.910968395029364</text:p>
              </table:table-cell>
              <table:table-cell office:value-type="float" office:value="-47">
                <text:p>-47</text:p>
              </table:table-cell>
              <table:table-cell office:value-type="float" office:value="-42.4331579870515">
                <text:p>-42.433157987051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">
                <text:p>4</text:p>
              </table:table-cell>
              <table:table-cell office:value-type="float" office:value="1.00601552133615">
                <text:p>1.00601552133615</text:p>
              </table:table-cell>
              <table:table-cell office:value-type="float" office:value="-29">
                <text:p>-29</text:p>
              </table:table-cell>
              <table:table-cell office:value-type="float" office:value="-42.0198300489883">
                <text:p>-42.019830048988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">
                <text:p>8</text:p>
              </table:table-cell>
              <table:table-cell office:value-type="float" office:value="1.22121504375658">
                <text:p>1.22121504375658</text:p>
              </table:table-cell>
              <table:table-cell office:value-type="float" office:value="-9">
                <text:p>-9</text:p>
              </table:table-cell>
              <table:table-cell office:value-type="float" office:value="-41.0038352782502">
                <text:p>-41.003835278250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">
                <text:p>1</text:p>
              </table:table-cell>
              <table:table-cell office:value-type="float" office:value="1.21440842702561">
                <text:p>1.21440842702561</text:p>
              </table:table-cell>
              <table:table-cell office:value-type="float" office:value="-9">
                <text:p>-9</text:p>
              </table:table-cell>
              <table:table-cell office:value-type="float" office:value="-40.0191018850733">
                <text:p>-40.019101885073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1.17704201388636">
                <text:p>1.17704201388636</text:p>
              </table:table-cell>
              <table:table-cell office:value-type="float" office:value="-31">
                <text:p>-31</text:p>
              </table:table-cell>
              <table:table-cell office:value-type="float" office:value="-39.7415910578403">
                <text:p>-39.74159105784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1">
                <text:p>-1</text:p>
              </table:table-cell>
              <table:table-cell office:value-type="float" office:value="1.11005610576678">
                <text:p>1.11005610576678</text:p>
              </table:table-cell>
              <table:table-cell office:value-type="float" office:value="-45">
                <text:p>-45</text:p>
              </table:table-cell>
              <table:table-cell office:value-type="float" office:value="-39.9033882560606">
                <text:p>-39.903388256060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">
                <text:p>8</text:p>
              </table:table-cell>
              <table:table-cell office:value-type="float" office:value="1.32205437943549">
                <text:p>1.32205437943549</text:p>
              </table:table-cell>
              <table:table-cell office:value-type="float" office:value="-44">
                <text:p>-44</text:p>
              </table:table-cell>
              <table:table-cell office:value-type="float" office:value="-40.0294378481818">
                <text:p>-40.029437848181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">
                <text:p>6</text:p>
              </table:table-cell>
              <table:table-cell office:value-type="float" office:value="1.46599116776055">
                <text:p>1.46599116776055</text:p>
              </table:table-cell>
              <table:table-cell office:value-type="float" office:value="-47">
                <text:p>-47</text:p>
              </table:table-cell>
              <table:table-cell office:value-type="float" office:value="-40.2439166836223">
                <text:p>-40.24391668362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">
                <text:p>2</text:p>
              </table:table-cell>
              <table:table-cell office:value-type="float" office:value="1.48242220875254">
                <text:p>1.48242220875254</text:p>
              </table:table-cell>
              <table:table-cell office:value-type="float" office:value="-50">
                <text:p>-50</text:p>
              </table:table-cell>
              <table:table-cell office:value-type="float" office:value="-40.5441038625878">
                <text:p>-40.544103862587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">
                <text:p>2</text:p>
              </table:table-cell>
              <table:table-cell office:value-type="float" office:value="1.49834767925246">
                <text:p>1.49834767925246</text:p>
              </table:table-cell>
              <table:table-cell office:value-type="float" office:value="-46">
                <text:p>-46</text:p>
              </table:table-cell>
              <table:table-cell office:value-type="float" office:value="-40.7119775898928">
                <text:p>-40.711977589892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1.48301390450623">
                <text:p>1.48301390450623</text:p>
              </table:table-cell>
              <table:table-cell office:value-type="float" office:value="-36">
                <text:p>-36</text:p>
              </table:table-cell>
              <table:table-cell office:value-type="float" office:value="-40.56699366405">
                <text:p>-40.5669936640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">
                <text:p>6</text:p>
              </table:table-cell>
              <table:table-cell office:value-type="float" office:value="1.62199809205988">
                <text:p>1.62199809205988</text:p>
              </table:table-cell>
              <table:table-cell office:value-type="float" office:value="-18">
                <text:p>-18</text:p>
              </table:table-cell>
              <table:table-cell office:value-type="float" office:value="-39.872624628233">
                <text:p>-39.87262462823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">
                <text:p>2</text:p>
              </table:table-cell>
              <table:table-cell office:value-type="float" office:value="1.6336289199965">
                <text:p>1.6336289199965</text:p>
              </table:table-cell>
              <table:table-cell office:value-type="float" office:value="-1">
                <text:p>-1</text:p>
              </table:table-cell>
              <table:table-cell office:value-type="float" office:value="-38.6765438704412">
                <text:p>-38.67654387044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1.58336341476584">
                <text:p>1.58336341476584</text:p>
              </table:table-cell>
              <table:table-cell office:value-type="float" office:value="-18">
                <text:p>-18</text:p>
              </table:table-cell>
              <table:table-cell office:value-type="float" office:value="-38.0403425205815">
                <text:p>-38.04034252058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1.53464454046535">
                <text:p>1.53464454046535</text:p>
              </table:table-cell>
              <table:table-cell office:value-type="float" office:value="-34">
                <text:p>-34</text:p>
              </table:table-cell>
              <table:table-cell office:value-type="float" office:value="-37.916024289179">
                <text:p>-37.9160242891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1.64127086229719">
                <text:p>1.64127086229719</text:p>
              </table:table-cell>
              <table:table-cell office:value-type="float" office:value="-38">
                <text:p>-38</text:p>
              </table:table-cell>
              <table:table-cell office:value-type="float" office:value="-37.9186081572043">
                <text:p>-37.918608157204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">
                <text:p>2</text:p>
              </table:table-cell>
              <table:table-cell office:value-type="float" office:value="1.65230868191881">
                <text:p>1.65230868191881</text:p>
              </table:table-cell>
              <table:table-cell office:value-type="float" office:value="-48">
                <text:p>-48</text:p>
              </table:table-cell>
              <table:table-cell office:value-type="float" office:value="-38.2288048292903">
                <text:p>-38.228804829290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1.60146841478285">
                <text:p>1.60146841478285</text:p>
              </table:table-cell>
              <table:table-cell office:value-type="float" office:value="-53">
                <text:p>-53</text:p>
              </table:table-cell>
              <table:table-cell office:value-type="float" office:value="-38.6833031422352">
                <text:p>-38.683303142235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">
                <text:p>4</text:p>
              </table:table-cell>
              <table:table-cell office:value-type="float" office:value="1.67526938663569">
                <text:p>1.67526938663569</text:p>
              </table:table-cell>
              <table:table-cell office:value-type="float" office:value="-45">
                <text:p>-45</text:p>
              </table:table-cell>
              <table:table-cell office:value-type="float" office:value="-38.877663045551">
                <text:p>-38.8776630455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">
                <text:p>6</text:p>
              </table:table-cell>
              <table:table-cell office:value-type="float" office:value="1.80833802089305">
                <text:p>1.80833802089305</text:p>
              </table:table-cell>
              <table:table-cell office:value-type="float" office:value="-35">
                <text:p>-35</text:p>
              </table:table-cell>
              <table:table-cell office:value-type="float" office:value="-38.7583503364572">
                <text:p>-38.758350336457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1.84500454332711">
                <text:p>1.84500454332711</text:p>
              </table:table-cell>
              <table:table-cell office:value-type="float" office:value="-26">
                <text:p>-26</text:p>
              </table:table-cell>
              <table:table-cell office:value-type="float" office:value="-38.36578571072">
                <text:p>-38.3657857107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">
                <text:p>2</text:p>
              </table:table-cell>
              <table:table-cell office:value-type="float" office:value="1.84977363430166">
                <text:p>1.84977363430166</text:p>
              </table:table-cell>
              <table:table-cell office:value-type="float" office:value="-10">
                <text:p>-10</text:p>
              </table:table-cell>
              <table:table-cell office:value-type="float" office:value="-37.4929923042363">
                <text:p>-37.492992304236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">
                <text:p>6</text:p>
              </table:table-cell>
              <table:table-cell office:value-type="float" office:value="1.97747290709238">
                <text:p>1.97747290709238</text:p>
              </table:table-cell>
              <table:table-cell office:value-type="float" office:value="-13">
                <text:p>-13</text:p>
              </table:table-cell>
              <table:table-cell office:value-type="float" office:value="-36.7393617717983">
                <text:p>-36.739361771798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.0704737407203">
                <text:p>2.0704737407203</text:p>
              </table:table-cell>
              <table:table-cell office:value-type="float" office:value="-26">
                <text:p>-26</text:p>
              </table:table-cell>
              <table:table-cell office:value-type="float" office:value="-36.4089198711276">
                <text:p>-36.408919871127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2.00676685639045">
                <text:p>2.00676685639045</text:p>
              </table:table-cell>
              <table:table-cell office:value-type="float" office:value="-41">
                <text:p>-41</text:p>
              </table:table-cell>
              <table:table-cell office:value-type="float" office:value="-36.5501838750929">
                <text:p>-36.550183875092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1.94502018388613">
                <text:p>1.94502018388613</text:p>
              </table:table-cell>
              <table:table-cell office:value-type="float" office:value="-49">
                <text:p>-49</text:p>
              </table:table-cell>
              <table:table-cell office:value-type="float" office:value="-36.9332551404746">
                <text:p>-36.933255140474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">
                <text:p>8</text:p>
              </table:table-cell>
              <table:table-cell office:value-type="float" office:value="2.13132725515117">
                <text:p>2.13132725515117</text:p>
              </table:table-cell>
              <table:table-cell office:value-type="float" office:value="-41">
                <text:p>-41</text:p>
              </table:table-cell>
              <table:table-cell office:value-type="float" office:value="-37.058385751537">
                <text:p>-37.05838575153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">
                <text:p>7</text:p>
              </table:table-cell>
              <table:table-cell office:value-type="float" office:value="2.28113257037729">
                <text:p>2.28113257037729</text:p>
              </table:table-cell>
              <table:table-cell office:value-type="float" office:value="-38">
                <text:p>-38</text:p>
              </table:table-cell>
              <table:table-cell office:value-type="float" office:value="-37.0873584976435">
                <text:p>-37.087358497643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2.21094387590414">
                <text:p>2.21094387590414</text:p>
              </table:table-cell>
              <table:table-cell office:value-type="float" office:value="-38">
                <text:p>-38</text:p>
              </table:table-cell>
              <table:table-cell office:value-type="float" office:value="-37.1154397746391">
                <text:p>-37.115439774639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.23522252587632">
                <text:p>2.23522252587632</text:p>
              </table:table-cell>
              <table:table-cell office:value-type="float" office:value="-25">
                <text:p>-25</text:p>
              </table:table-cell>
              <table:table-cell office:value-type="float" office:value="-36.7426570123425">
                <text:p>-36.742657012342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.3202926020032">
                <text:p>2.3202926020032</text:p>
              </table:table-cell>
              <table:table-cell office:value-type="float" office:value="-1">
                <text:p>-1</text:p>
              </table:table-cell>
              <table:table-cell office:value-type="float" office:value="-35.6428829504243">
                <text:p>-35.642882950424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2.24889898348003">
                <text:p>2.24889898348003</text:p>
              </table:table-cell>
              <table:table-cell office:value-type="float" office:value="-19">
                <text:p>-19</text:p>
              </table:table-cell>
              <table:table-cell office:value-type="float" office:value="-35.1307942442574">
                <text:p>-35.130794244257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">
                <text:p>1</text:p>
              </table:table-cell>
              <table:table-cell office:value-type="float" office:value="2.21047132244987">
                <text:p>2.21047132244987</text:p>
              </table:table-cell>
              <table:table-cell office:value-type="float" office:value="-33">
                <text:p>-33</text:p>
              </table:table-cell>
              <table:table-cell office:value-type="float" office:value="-35.0652313444341">
                <text:p>-35.065231344434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">
                <text:p>6</text:p>
              </table:table-cell>
              <table:table-cell office:value-type="float" office:value="2.32707220483603">
                <text:p>2.32707220483603</text:p>
              </table:table-cell>
              <table:table-cell office:value-type="float" office:value="-39">
                <text:p>-39</text:p>
              </table:table-cell>
              <table:table-cell office:value-type="float" office:value="-35.1863011492207">
                <text:p>-35.186301149220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">
                <text:p>2</text:p>
              </table:table-cell>
              <table:table-cell office:value-type="float" office:value="2.31700844468723">
                <text:p>2.31700844468723</text:p>
              </table:table-cell>
              <table:table-cell office:value-type="float" office:value="-42">
                <text:p>-42</text:p>
              </table:table-cell>
              <table:table-cell office:value-type="float" office:value="-35.3959534215524">
                <text:p>-35.39595342155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2.24571587715839">
                <text:p>2.24571587715839</text:p>
              </table:table-cell>
              <table:table-cell office:value-type="float" office:value="-49">
                <text:p>-49</text:p>
              </table:table-cell>
              <table:table-cell office:value-type="float" office:value="-35.81453947012">
                <text:p>-35.814539470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">
                <text:p>9</text:p>
              </table:table-cell>
              <table:table-cell office:value-type="float" office:value="2.45354000401506">
                <text:p>2.45354000401506</text:p>
              </table:table-cell>
              <table:table-cell office:value-type="float" office:value="-33">
                <text:p>-33</text:p>
              </table:table-cell>
              <table:table-cell office:value-type="float" office:value="-35.7279382556548">
                <text:p>-35.72793825565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.56266185004536">
                <text:p>2.56266185004536</text:p>
              </table:table-cell>
              <table:table-cell office:value-type="float" office:value="-26">
                <text:p>-26</text:p>
              </table:table-cell>
              <table:table-cell office:value-type="float" office:value="-35.4286170785577">
                <text:p>-35.428617078557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  <table:table-cell office:value-type="float" office:value="2.51457994696704">
                <text:p>2.51457994696704</text:p>
              </table:table-cell>
              <table:table-cell office:value-type="float" office:value="-12">
                <text:p>-12</text:p>
              </table:table-cell>
              <table:table-cell office:value-type="float" office:value="-34.7077365530636">
                <text:p>-34.707736553063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">
                <text:p>5</text:p>
              </table:table-cell>
              <table:table-cell office:value-type="float" office:value="2.59105441013729">
                <text:p>2.59105441013729</text:p>
              </table:table-cell>
              <table:table-cell office:value-type="float" office:value="0">
                <text:p>0</text:p>
              </table:table-cell>
              <table:table-cell office:value-type="float" office:value="-33.6398061975848">
                <text:p>-33.63980619758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  <table:table-cell office:value-type="float" office:value="2.72671427444076">
                <text:p>2.72671427444076</text:p>
              </table:table-cell>
              <table:table-cell office:value-type="float" office:value="-15">
                <text:p>-15</text:p>
              </table:table-cell>
              <table:table-cell office:value-type="float" office:value="-33.0662736991975">
                <text:p>-33.066273699197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">
                <text:p>-1</text:p>
              </table:table-cell>
              <table:table-cell office:value-type="float" office:value="2.6120461429195">
                <text:p>2.6120461429195</text:p>
              </table:table-cell>
              <table:table-cell office:value-type="float" office:value="-38">
                <text:p>-38</text:p>
              </table:table-cell>
              <table:table-cell office:value-type="float" office:value="-33.2180806622992">
                <text:p>-33.21808066229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  <table:table-cell office:value-type="float" office:value="2.68552164621429">
                <text:p>2.68552164621429</text:p>
              </table:table-cell>
              <table:table-cell office:value-type="float" office:value="-38">
                <text:p>-38</text:p>
              </table:table-cell>
              <table:table-cell office:value-type="float" office:value="-33.3652166419207">
                <text:p>-33.365216641920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">
                <text:p>7</text:p>
              </table:table-cell>
              <table:table-cell office:value-type="float" office:value="2.81827482633077">
                <text:p>2.81827482633077</text:p>
              </table:table-cell>
              <table:table-cell office:value-type="float" office:value="-38">
                <text:p>-38</text:p>
              </table:table-cell>
              <table:table-cell office:value-type="float" office:value="-33.5078253606309">
                <text:p>-33.50782536063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">
                <text:p>1</text:p>
              </table:table-cell>
              <table:table-cell office:value-type="float" office:value="2.76232790859752">
                <text:p>2.76232790859752</text:p>
              </table:table-cell>
              <table:table-cell office:value-type="float" office:value="-46">
                <text:p>-46</text:p>
              </table:table-cell>
              <table:table-cell office:value-type="float" office:value="-33.8921999649191">
                <text:p>-33.89219996491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2.67733320371759">
                <text:p>2.67733320371759</text:p>
              </table:table-cell>
              <table:table-cell office:value-type="float" office:value="-40">
                <text:p>-40</text:p>
              </table:table-cell>
              <table:table-cell office:value-type="float" office:value="-34.0801322736909">
                <text:p>-34.080132273690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">
                <text:p>8</text:p>
              </table:table-cell>
              <table:table-cell office:value-type="float" office:value="2.84110756668013">
                <text:p>2.84110756668013</text:p>
              </table:table-cell>
              <table:table-cell office:value-type="float" office:value="-19">
                <text:p>-19</text:p>
              </table:table-cell>
              <table:table-cell office:value-type="float" office:value="-33.6161282037311">
                <text:p>-33.616128203731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">
                <text:p>1</text:p>
              </table:table-cell>
              <table:table-cell office:value-type="float" office:value="2.78445810308997">
                <text:p>2.78445810308997</text:p>
              </table:table-cell>
              <table:table-cell office:value-type="float" office:value="-10">
                <text:p>-10</text:p>
              </table:table-cell>
              <table:table-cell office:value-type="float" office:value="-32.8894781051548">
                <text:p>-32.88947810515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2.69878246914874">
                <text:p>2.69878246914874</text:p>
              </table:table-cell>
              <table:table-cell office:value-type="float" office:value="-18">
                <text:p>-18</text:p>
              </table:table-cell>
              <table:table-cell office:value-type="float" office:value="-32.4313403173039">
                <text:p>-32.431340317303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">
                <text:p>7</text:p>
              </table:table-cell>
              <table:table-cell office:value-type="float" office:value="2.83112762394416">
                <text:p>2.83112762394416</text:p>
              </table:table-cell>
              <table:table-cell office:value-type="float" office:value="-23">
                <text:p>-23</text:p>
              </table:table-cell>
              <table:table-cell office:value-type="float" office:value="-32.1411452306176">
                <text:p>-32.141145230617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2.74401600474588">
                <text:p>2.74401600474588</text:p>
              </table:table-cell>
              <table:table-cell office:value-type="float" office:value="-39">
                <text:p>-39</text:p>
              </table:table-cell>
              <table:table-cell office:value-type="float" office:value="-32.3521869158294">
                <text:p>-32.352186915829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  <table:table-cell office:value-type="float" office:value="2.69035397383062">
                <text:p>2.69035397383062</text:p>
              </table:table-cell>
              <table:table-cell office:value-type="float" office:value="-41">
                <text:p>-41</text:p>
              </table:table-cell>
              <table:table-cell office:value-type="float" office:value="-32.6182734722654">
                <text:p>-32.618273472265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">
                <text:p>8</text:p>
              </table:table-cell>
              <table:table-cell office:value-type="float" office:value="2.85372769771276">
                <text:p>2.85372769771276</text:p>
              </table:table-cell>
              <table:table-cell office:value-type="float" office:value="-36">
                <text:p>-36</text:p>
              </table:table-cell>
              <table:table-cell office:value-type="float" office:value="-32.7223265961957">
                <text:p>-32.722326596195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">
                <text:p>1</text:p>
              </table:table-cell>
              <table:table-cell office:value-type="float" office:value="2.79668992239852">
                <text:p>2.79668992239852</text:p>
              </table:table-cell>
              <table:table-cell office:value-type="float" office:value="-34">
                <text:p>-34</text:p>
              </table:table-cell>
              <table:table-cell office:value-type="float" office:value="-32.7616396240051">
                <text:p>-32.761639624005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">
                <text:p>5</text:p>
              </table:table-cell>
              <table:table-cell office:value-type="float" office:value="2.86448407863241">
                <text:p>2.86448407863241</text:p>
              </table:table-cell>
              <table:table-cell office:value-type="float" office:value="-18">
                <text:p>-18</text:p>
              </table:table-cell>
              <table:table-cell office:value-type="float" office:value="-32.3074353278818">
                <text:p>-32.30743532788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">
                <text:p>7</text:p>
              </table:table-cell>
              <table:table-cell office:value-type="float" office:value="2.9917307223668">
                <text:p>2.9917307223668</text:p>
              </table:table-cell>
              <table:table-cell office:value-type="float" office:value="-3">
                <text:p>-3</text:p>
              </table:table-cell>
              <table:table-cell office:value-type="float" office:value="-31.4056680870239">
                <text:p>-31.405668087023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2.8996774693709">
                <text:p>2.8996774693709</text:p>
              </table:table-cell>
              <table:table-cell office:value-type="float" office:value="-19">
                <text:p>-19</text:p>
              </table:table-cell>
              <table:table-cell office:value-type="float" office:value="-31.0239552228078">
                <text:p>-31.023955222807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.99507200877487">
                <text:p>2.99507200877487</text:p>
              </table:table-cell>
              <table:table-cell office:value-type="float" office:value="-31">
                <text:p>-31</text:p>
              </table:table-cell>
              <table:table-cell office:value-type="float" office:value="-31.0232181390291">
                <text:p>-31.023218139029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">
                <text:p>7</text:p>
              </table:table-cell>
              <table:table-cell office:value-type="float" office:value="3.11830056235103">
                <text:p>3.11830056235103</text:p>
              </table:table-cell>
              <table:table-cell office:value-type="float" office:value="-34">
                <text:p>-34</text:p>
              </table:table-cell>
              <table:table-cell office:value-type="float" office:value="-31.114811427059">
                <text:p>-31.11481142705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">
                <text:p>1</text:p>
              </table:table-cell>
              <table:table-cell office:value-type="float" office:value="3.05312208350946">
                <text:p>3.05312208350946</text:p>
              </table:table-cell>
              <table:table-cell office:value-type="float" office:value="-45">
                <text:p>-45</text:p>
              </table:table-cell>
              <table:table-cell office:value-type="float" office:value="-31.5420479985341">
                <text:p>-31.542047998534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">
                <text:p>5</text:p>
              </table:table-cell>
              <table:table-cell office:value-type="float" office:value="3.11302601940147">
                <text:p>3.11302601940147</text:p>
              </table:table-cell>
              <table:table-cell office:value-type="float" office:value="-37">
                <text:p>-37</text:p>
              </table:table-cell>
              <table:table-cell office:value-type="float" office:value="-31.7099849831946">
                <text:p>-31.709984983194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">
                <text:p>5</text:p>
              </table:table-cell>
              <table:table-cell office:value-type="float" office:value="3.17108675726604">
                <text:p>3.17108675726604</text:p>
              </table:table-cell>
              <table:table-cell office:value-type="float" office:value="-28">
                <text:p>-28</text:p>
              </table:table-cell>
              <table:table-cell office:value-type="float" office:value="-31.5958315990963">
                <text:p>-31.595831599096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3.07351485704247">
                <text:p>3.07351485704247</text:p>
              </table:table-cell>
              <table:table-cell office:value-type="float" office:value="-26">
                <text:p>-26</text:p>
              </table:table-cell>
              <table:table-cell office:value-type="float" office:value="-31.4236521652779">
                <text:p>-31.42365216527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">
                <text:p>8</text:p>
              </table:table-cell>
              <table:table-cell office:value-type="float" office:value="3.22509901528732">
                <text:p>3.22509901528732</text:p>
              </table:table-cell>
              <table:table-cell office:value-type="float" office:value="0">
                <text:p>0</text:p>
              </table:table-cell>
              <table:table-cell office:value-type="float" office:value="-30.4567705601925">
                <text:p>-30.45677056019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">
                <text:p>4</text:p>
              </table:table-cell>
              <table:table-cell office:value-type="float" office:value="3.24894212250925">
                <text:p>3.24894212250925</text:p>
              </table:table-cell>
              <table:table-cell office:value-type="float" office:value="-5">
                <text:p>-5</text:p>
              </table:table-cell>
              <table:table-cell office:value-type="float" office:value="-29.6734853121865">
                <text:p>-29.673485312186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">
                <text:p>2</text:p>
              </table:table-cell>
              <table:table-cell office:value-type="float" office:value="3.21051313412435">
                <text:p>3.21051313412435</text:p>
              </table:table-cell>
              <table:table-cell office:value-type="float" office:value="-28">
                <text:p>-28</text:p>
              </table:table-cell>
              <table:table-cell office:value-type="float" office:value="-29.6219934564269">
                <text:p>-29.62199345642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">
                <text:p>7</text:p>
              </table:table-cell>
              <table:table-cell office:value-type="float" office:value="3.32711272999745">
                <text:p>3.32711272999745</text:p>
              </table:table-cell>
              <table:table-cell office:value-type="float" office:value="-29">
                <text:p>-29</text:p>
              </table:table-cell>
              <table:table-cell office:value-type="float" office:value="-29.6028551962292">
                <text:p>-29.60285519622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">
                <text:p>2</text:p>
              </table:table-cell>
              <table:table-cell office:value-type="float" office:value="3.28627849215137">
                <text:p>3.28627849215137</text:p>
              </table:table-cell>
              <table:table-cell office:value-type="float" office:value="-37">
                <text:p>-37</text:p>
              </table:table-cell>
              <table:table-cell office:value-type="float" office:value="-29.8304596517298">
                <text:p>-29.830459651729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">
                <text:p>2</text:p>
              </table:table-cell>
              <table:table-cell office:value-type="float" office:value="3.24670069239287">
                <text:p>3.24670069239287</text:p>
              </table:table-cell>
              <table:table-cell office:value-type="float" office:value="-40">
                <text:p>-40</text:p>
              </table:table-cell>
              <table:table-cell office:value-type="float" office:value="-30.1433685855228">
                <text:p>-30.14336858552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3.33141759416539">
                <text:p>3.33141759416539</text:p>
              </table:table-cell>
              <table:table-cell office:value-type="float" office:value="-26">
                <text:p>-26</text:p>
              </table:table-cell>
              <table:table-cell office:value-type="float" office:value="-30.0158803213528">
                <text:p>-30.015880321352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">
                <text:p>2</text:p>
              </table:table-cell>
              <table:table-cell office:value-type="float" office:value="3.29045089896031">
                <text:p>3.29045089896031</text:p>
              </table:table-cell>
              <table:table-cell office:value-type="float" office:value="-24">
                <text:p>-24</text:p>
              </table:table-cell>
              <table:table-cell office:value-type="float" office:value="-29.830776311465">
                <text:p>-29.83077631146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">
                <text:p>9</text:p>
              </table:table-cell>
              <table:table-cell office:value-type="float" office:value="3.46612933283845">
                <text:p>3.46612933283845</text:p>
              </table:table-cell>
              <table:table-cell office:value-type="float" office:value="-6">
                <text:p>-6</text:p>
              </table:table-cell>
              <table:table-cell office:value-type="float" office:value="-29.0975216557277">
                <text:p>-29.097521655727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">
                <text:p>2</text:p>
              </table:table-cell>
              <table:table-cell office:value-type="float" office:value="3.4210176610588">
                <text:p>3.4210176610588</text:p>
              </table:table-cell>
              <table:table-cell office:value-type="float" office:value="-9">
                <text:p>-9</text:p>
              </table:table-cell>
              <table:table-cell office:value-type="float" office:value="-28.479136374013">
                <text:p>-28.47913637401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  <table:table-cell office:value-type="float" office:value="3.31575557918007">
                <text:p>3.31575557918007</text:p>
              </table:table-cell>
              <table:table-cell office:value-type="float" office:value="-26">
                <text:p>-26</text:p>
              </table:table-cell>
              <table:table-cell office:value-type="float" office:value="-28.4028552548126">
                <text:p>-28.402855254812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3.3983477152053">
                <text:p>3.3983477152053</text:p>
              </table:table-cell>
              <table:table-cell office:value-type="float" office:value="-26">
                <text:p>-26</text:p>
              </table:table-cell>
              <table:table-cell office:value-type="float" office:value="-28.3289212469722">
                <text:p>-28.328921246972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  <table:table-cell office:value-type="float" office:value="3.29378317012206">
                <text:p>3.29378317012206</text:p>
              </table:table-cell>
              <table:table-cell office:value-type="float" office:value="-41">
                <text:p>-41</text:p>
              </table:table-cell>
              <table:table-cell office:value-type="float" office:value="-28.7188005932192">
                <text:p>-28.718800593219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">
                <text:p>8</text:p>
              </table:table-cell>
              <table:table-cell office:value-type="float" office:value="3.43858984181061">
                <text:p>3.43858984181061</text:p>
              </table:table-cell>
              <table:table-cell office:value-type="float" office:value="-28">
                <text:p>-28</text:p>
              </table:table-cell>
              <table:table-cell office:value-type="float" office:value="-28.6966836518894">
                <text:p>-28.696683651889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">
                <text:p>4</text:p>
              </table:table-cell>
              <table:table-cell office:value-type="float" office:value="3.45586400052413">
                <text:p>3.45586400052413</text:p>
              </table:table-cell>
              <table:table-cell office:value-type="float" office:value="-26">
                <text:p>-26</text:p>
              </table:table-cell>
              <table:table-cell office:value-type="float" office:value="-28.6137087702928">
                <text:p>-28.613708770292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">
                <text:p>1</text:p>
              </table:table-cell>
              <table:table-cell office:value-type="float" office:value="3.38029895435416">
                <text:p>3.38029895435416</text:p>
              </table:table-cell>
              <table:table-cell office:value-type="float" office:value="-21">
                <text:p>-21</text:p>
              </table:table-cell>
              <table:table-cell office:value-type="float" office:value="-28.3794408081299">
                <text:p>-28.37944080812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">
                <text:p>7</text:p>
              </table:table-cell>
              <table:table-cell office:value-type="float" office:value="3.49167437114326">
                <text:p>3.49167437114326</text:p>
              </table:table-cell>
              <table:table-cell office:value-type="float" office:value="-1">
                <text:p>-1</text:p>
              </table:table-cell>
              <table:table-cell office:value-type="float" office:value="-27.5369964755721">
                <text:p>-27.536996475572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1">
                <text:p>-1</text:p>
              </table:table-cell>
              <table:table-cell office:value-type="float" office:value="3.35346900587732">
                <text:p>3.35346900587732</text:p>
              </table:table-cell>
              <table:table-cell office:value-type="float" office:value="-20">
                <text:p>-20</text:p>
              </table:table-cell>
              <table:table-cell office:value-type="float" office:value="-27.3050888917083">
                <text:p>-27.305088891708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">
                <text:p>9</text:p>
              </table:table-cell>
              <table:table-cell office:value-type="float" office:value="3.52720842108109">
                <text:p>3.52720842108109</text:p>
              </table:table-cell>
              <table:table-cell office:value-type="float" office:value="-19">
                <text:p>-19</text:p>
              </table:table-cell>
              <table:table-cell office:value-type="float" office:value="-27.0495476950404">
                <text:p>-27.04954769504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">
                <text:p>2</text:p>
              </table:table-cell>
              <table:table-cell office:value-type="float" office:value="3.48021739274013">
                <text:p>3.48021739274013</text:p>
              </table:table-cell>
              <table:table-cell office:value-type="float" office:value="-36">
                <text:p>-36</text:p>
              </table:table-cell>
              <table:table-cell office:value-type="float" office:value="-27.3249462275007">
                <text:p>-27.324946227500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3.37313378065582">
                <text:p>3.37313378065582</text:p>
              </table:table-cell>
              <table:table-cell office:value-type="float" office:value="-37">
                <text:p>-37</text:p>
              </table:table-cell>
              <table:table-cell office:value-type="float" office:value="-27.6226401897314">
                <text:p>-27.62264018973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">
                <text:p>4</text:p>
              </table:table-cell>
              <table:table-cell office:value-type="float" office:value="3.39242197202026">
                <text:p>3.39242197202026</text:p>
              </table:table-cell>
              <table:table-cell office:value-type="float" office:value="-36">
                <text:p>-36</text:p>
              </table:table-cell>
              <table:table-cell office:value-type="float" office:value="-27.8804051069705">
                <text:p>-27.880405106970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3.28803975749656">
                <text:p>3.28803975749656</text:p>
              </table:table-cell>
              <table:table-cell office:value-type="float" office:value="-31">
                <text:p>-31</text:p>
              </table:table-cell>
              <table:table-cell office:value-type="float" office:value="-27.9763926421406">
                <text:p>-27.976392642140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">
                <text:p>7</text:p>
              </table:table-cell>
              <table:table-cell office:value-type="float" office:value="3.40225391880436">
                <text:p>3.40225391880436</text:p>
              </table:table-cell>
              <table:table-cell office:value-type="float" office:value="-10">
                <text:p>-10</text:p>
              </table:table-cell>
              <table:table-cell office:value-type="float" office:value="-27.4232728685363">
                <text:p>-27.423272868536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">
                <text:p>1</text:p>
              </table:table-cell>
              <table:table-cell office:value-type="float" office:value="3.32833841361038">
                <text:p>3.32833841361038</text:p>
              </table:table-cell>
              <table:table-cell office:value-type="float" office:value="-11">
                <text:p>-11</text:p>
              </table:table-cell>
              <table:table-cell office:value-type="float" office:value="-26.9179413956582">
                <text:p>-26.917941395658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">
                <text:p>5</text:p>
              </table:table-cell>
              <table:table-cell office:value-type="float" office:value="3.37977415473006">
                <text:p>3.37977415473006</text:p>
              </table:table-cell>
              <table:table-cell office:value-type="float" office:value="-19">
                <text:p>-19</text:p>
              </table:table-cell>
              <table:table-cell office:value-type="float" office:value="-26.674312429638">
                <text:p>-26.67431242963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">
                <text:p>1</text:p>
              </table:table-cell>
              <table:table-cell office:value-type="float" office:value="3.30655033458452">
                <text:p>3.30655033458452</text:p>
              </table:table-cell>
              <table:table-cell office:value-type="float" office:value="-34">
                <text:p>-34</text:p>
              </table:table-cell>
              <table:table-cell office:value-type="float" office:value="-26.8997182010337">
                <text:p>-26.899718201033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">
                <text:p>5</text:p>
              </table:table-cell>
              <table:table-cell office:value-type="float" office:value="3.35865647813576">
                <text:p>3.35865647813576</text:p>
              </table:table-cell>
              <table:table-cell office:value-type="float" office:value="-33">
                <text:p>-33</text:p>
              </table:table-cell>
              <table:table-cell office:value-type="float" office:value="-27.0874191794635">
                <text:p>-27.087419179463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3.43992858650082">
                <text:p>3.43992858650082</text:p>
              </table:table-cell>
              <table:table-cell office:value-type="float" office:value="-34">
                <text:p>-34</text:p>
              </table:table-cell>
              <table:table-cell office:value-type="float" office:value="-27.3001139739415">
                <text:p>-27.30011397394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">
                <text:p>1</text:p>
              </table:table-cell>
              <table:table-cell office:value-type="float" office:value="3.36485386076233">
                <text:p>3.36485386076233</text:p>
              </table:table-cell>
              <table:table-cell office:value-type="float" office:value="-32">
                <text:p>-32</text:p>
              </table:table-cell>
              <table:table-cell office:value-type="float" office:value="-27.4447258516664">
                <text:p>-27.444725851666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3.44593528043118">
                <text:p>3.44593528043118</text:p>
              </table:table-cell>
              <table:table-cell office:value-type="float" office:value="-19">
                <text:p>-19</text:p>
              </table:table-cell>
              <table:table-cell office:value-type="float" office:value="-27.1848881331536">
                <text:p>-27.184888133153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">
                <text:p>1</text:p>
              </table:table-cell>
              <table:table-cell office:value-type="float" office:value="3.37067573334099">
                <text:p>3.37067573334099</text:p>
              </table:table-cell>
              <table:table-cell office:value-type="float" office:value="-9">
                <text:p>-9</text:p>
              </table:table-cell>
              <table:table-cell office:value-type="float" office:value="-26.6253531136719">
                <text:p>-26.625353113671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">
                <text:p>9</text:p>
              </table:table-cell>
              <table:table-cell office:value-type="float" office:value="3.54388571077665">
                <text:p>3.54388571077665</text:p>
              </table:table-cell>
              <table:table-cell office:value-type="float" office:value="-3">
                <text:p>-3</text:p>
              </table:table-cell>
              <table:table-cell office:value-type="float" office:value="-25.8984191717128">
                <text:p>-25.898419171712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">
                <text:p>2</text:p>
              </table:table-cell>
              <table:table-cell office:value-type="float" office:value="3.49638153506045">
                <text:p>3.49638153506045</text:p>
              </table:table-cell>
              <table:table-cell office:value-type="float" office:value="-23">
                <text:p>-23</text:p>
              </table:table-cell>
              <table:table-cell office:value-type="float" office:value="-25.8092370433524">
                <text:p>-25.809237043352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3.57341594936628">
                <text:p>3.57341594936628</text:p>
              </table:table-cell>
              <table:table-cell office:value-type="float" office:value="-23">
                <text:p>-23</text:p>
              </table:table-cell>
              <table:table-cell office:value-type="float" office:value="-25.72279898048">
                <text:p>-25.7227989804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3.64808007400116">
                <text:p>3.64808007400116</text:p>
              </table:table-cell>
              <table:table-cell office:value-type="float" office:value="-26">
                <text:p>-26</text:p>
              </table:table-cell>
              <table:table-cell office:value-type="float" office:value="-25.7313282426191">
                <text:p>-25.73132824261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">
                <text:p>2</text:p>
              </table:table-cell>
              <table:table-cell office:value-type="float" office:value="3.59736991787805">
                <text:p>3.59736991787805</text:p>
              </table:table-cell>
              <table:table-cell office:value-type="float" office:value="-30">
                <text:p>-30</text:p>
              </table:table-cell>
              <table:table-cell office:value-type="float" office:value="-25.862671989">
                <text:p>-25.8626719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">
                <text:p>7</text:p>
              </table:table-cell>
              <table:table-cell office:value-type="float" office:value="3.70206622809719">
                <text:p>3.70206622809719</text:p>
              </table:table-cell>
              <table:table-cell office:value-type="float" office:value="-21">
                <text:p>-21</text:p>
              </table:table-cell>
              <table:table-cell office:value-type="float" office:value="-25.7130513124154">
                <text:p>-25.713051312415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1">
                <text:p>-1</text:p>
              </table:table-cell>
              <table:table-cell office:value-type="float" office:value="3.55738726723266">
                <text:p>3.55738726723266</text:p>
              </table:table-cell>
              <table:table-cell office:value-type="float" office:value="-13">
                <text:p>-13</text:p>
              </table:table-cell>
              <table:table-cell office:value-type="float" office:value="-25.3218805028026">
                <text:p>-25.321880502802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">
                <text:p>9</text:p>
              </table:table-cell>
              <table:table-cell office:value-type="float" office:value="3.72485227439473">
                <text:p>3.72485227439473</text:p>
              </table:table-cell>
              <table:table-cell office:value-type="float" office:value="-8">
                <text:p>-8</text:p>
              </table:table-cell>
              <table:table-cell office:value-type="float" office:value="-24.7888995642549">
                <text:p>-24.788899564254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  <table:table-cell office:value-type="float" office:value="3.61024143518259">
                <text:p>3.61024143518259</text:p>
              </table:table-cell>
              <table:table-cell office:value-type="float" office:value="-26">
                <text:p>-26</text:p>
              </table:table-cell>
              <table:table-cell office:value-type="float" office:value="-24.826164193047">
                <text:p>-24.82616419304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">
                <text:p>9</text:p>
              </table:table-cell>
              <table:table-cell office:value-type="float" office:value="3.77608016025389">
                <text:p>3.77608016025389</text:p>
              </table:table-cell>
              <table:table-cell office:value-type="float" office:value="-26">
                <text:p>-26</text:p>
              </table:table-cell>
              <table:table-cell office:value-type="float" office:value="-24.8622822178764">
                <text:p>-24.86228221787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">
                <text:p>2</text:p>
              </table:table-cell>
              <table:table-cell office:value-type="float" office:value="3.72143153993839">
                <text:p>3.72143153993839</text:p>
              </table:table-cell>
              <table:table-cell office:value-type="float" office:value="-40">
                <text:p>-40</text:p>
              </table:table-cell>
              <table:table-cell office:value-type="float" office:value="-25.328058149634">
                <text:p>-25.32805814963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">
                <text:p>5</text:p>
              </table:table-cell>
              <table:table-cell office:value-type="float" office:value="3.76077210794028">
                <text:p>3.76077210794028</text:p>
              </table:table-cell>
              <table:table-cell office:value-type="float" office:value="-30">
                <text:p>-30</text:p>
              </table:table-cell>
              <table:table-cell office:value-type="float" office:value="-25.4718102065683">
                <text:p>-25.471810206568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">
                <text:p>4</text:p>
              </table:table-cell>
              <table:table-cell office:value-type="float" office:value="3.7681329661575">
                <text:p>3.7681329661575</text:p>
              </table:table-cell>
              <table:table-cell office:value-type="float" office:value="-24">
                <text:p>-24</text:p>
              </table:table-cell>
              <table:table-cell office:value-type="float" office:value="-25.4265237386739">
                <text:p>-25.426523738673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">
                <text:p>4</text:p>
              </table:table-cell>
              <table:table-cell office:value-type="float" office:value="3.77526733642958">
                <text:p>3.77526733642958</text:p>
              </table:table-cell>
              <table:table-cell office:value-type="float" office:value="-12">
                <text:p>-12</text:p>
              </table:table-cell>
              <table:table-cell office:value-type="float" office:value="-25.0133999313301">
                <text:p>-25.013399931330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">
                <text:p>5</text:p>
              </table:table-cell>
              <table:table-cell office:value-type="float" office:value="3.81295141838559">
                <text:p>3.81295141838559</text:p>
              </table:table-cell>
              <table:table-cell office:value-type="float" office:value="-6">
                <text:p>-6</text:p>
              </table:table-cell>
              <table:table-cell office:value-type="float" office:value="-24.4283722411353">
                <text:p>-24.428372241135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  <table:table-cell office:value-type="float" office:value="3.72639906705065">
                <text:p>3.72639906705065</text:p>
              </table:table-cell>
              <table:table-cell office:value-type="float" office:value="-26">
                <text:p>-26</text:p>
              </table:table-cell>
              <table:table-cell office:value-type="float" office:value="-24.4767300183312">
                <text:p>-24.476730018331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">
                <text:p>7</text:p>
              </table:table-cell>
              <table:table-cell office:value-type="float" office:value="3.82712524960294">
                <text:p>3.82712524960294</text:p>
              </table:table-cell>
              <table:table-cell office:value-type="float" office:value="-29">
                <text:p>-29</text:p>
              </table:table-cell>
              <table:table-cell office:value-type="float" office:value="-24.6159075562287">
                <text:p>-24.61590755622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  <table:table-cell office:value-type="float" office:value="3.70936754961516">
                <text:p>3.70936754961516</text:p>
              </table:table-cell>
              <table:table-cell office:value-type="float" office:value="-33">
                <text:p>-33</text:p>
              </table:table-cell>
              <table:table-cell office:value-type="float" office:value="-24.8738796314216">
                <text:p>-24.873879631421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">
                <text:p>7</text:p>
              </table:table-cell>
              <table:table-cell office:value-type="float" office:value="3.81061777885777">
                <text:p>3.81061777885777</text:p>
              </table:table-cell>
              <table:table-cell office:value-type="float" office:value="-27">
                <text:p>-27</text:p>
              </table:table-cell>
              <table:table-cell office:value-type="float" office:value="-24.9392987196856">
                <text:p>-24.939298719685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3.69336800104676">
                <text:p>3.69336800104676</text:p>
              </table:table-cell>
              <table:table-cell office:value-type="float" office:value="-28">
                <text:p>-28</text:p>
              </table:table-cell>
              <table:table-cell office:value-type="float" office:value="-25.0334741436953">
                <text:p>-25.033474143695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">
                <text:p>5</text:p>
              </table:table-cell>
              <table:table-cell office:value-type="float" office:value="3.73357206255301">
                <text:p>3.73357206255301</text:p>
              </table:table-cell>
              <table:table-cell office:value-type="float" office:value="-8">
                <text:p>-8</text:p>
              </table:table-cell>
              <table:table-cell office:value-type="float" office:value="-24.5093672469662">
                <text:p>-24.509367246966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3.61869292216677">
                <text:p>3.61869292216677</text:p>
              </table:table-cell>
              <table:table-cell office:value-type="float" office:value="-7">
                <text:p>-7</text:p>
              </table:table-cell>
              <table:table-cell office:value-type="float" office:value="-23.9706174855211">
                <text:p>-23.970617485521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">
                <text:p>8</text:p>
              </table:table-cell>
              <table:table-cell office:value-type="float" office:value="3.75350237071548">
                <text:p>3.75350237071548</text:p>
              </table:table-cell>
              <table:table-cell office:value-type="float" office:value="-7">
                <text:p>-7</text:p>
              </table:table-cell>
              <table:table-cell office:value-type="float" office:value="-23.4484446398127">
                <text:p>-23.448444639812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3.63800999007808">
                <text:p>3.63800999007808</text:p>
              </table:table-cell>
              <table:table-cell office:value-type="float" office:value="-27">
                <text:p>-27</text:p>
              </table:table-cell>
              <table:table-cell office:value-type="float" office:value="-23.55772326628">
                <text:p>-23.5577232662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">
                <text:p>9</text:p>
              </table:table-cell>
              <table:table-cell office:value-type="float" office:value="3.80299429807568">
                <text:p>3.80299429807568</text:p>
              </table:table-cell>
              <table:table-cell office:value-type="float" office:value="-23">
                <text:p>-23</text:p>
              </table:table-cell>
              <table:table-cell office:value-type="float" office:value="-23.5405625503945">
                <text:p>-23.540562550394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3.68597908890412">
                <text:p>3.68597908890412</text:p>
              </table:table-cell>
              <table:table-cell office:value-type="float" office:value="-27">
                <text:p>-27</text:p>
              </table:table-cell>
              <table:table-cell office:value-type="float" office:value="-23.6470067796131">
                <text:p>-23.64700677961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9">
                <text:p>9</text:p>
              </table:table-cell>
              <table:table-cell office:value-type="float" office:value="3.84948742463015">
                <text:p>3.84948742463015</text:p>
              </table:table-cell>
              <table:table-cell office:value-type="float" office:value="-13">
                <text:p>-13</text:p>
              </table:table-cell>
              <table:table-cell office:value-type="float" office:value="-23.3194065710096">
                <text:p>-23.319406571009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">
                <text:p>3</text:p>
              </table:table-cell>
              <table:table-cell office:value-type="float" office:value="3.82334935002614">
                <text:p>3.82334935002614</text:p>
              </table:table-cell>
              <table:table-cell office:value-type="float" office:value="-7">
                <text:p>-7</text:p>
              </table:table-cell>
              <table:table-cell office:value-type="float" office:value="-22.8172709842093">
                <text:p>-22.81727098420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">
                <text:p>8</text:p>
              </table:table-cell>
              <table:table-cell office:value-type="float" office:value="3.95186167771765">
                <text:p>3.95186167771765</text:p>
              </table:table-cell>
              <table:table-cell office:value-type="float" office:value="-8">
                <text:p>-8</text:p>
              </table:table-cell>
              <table:table-cell office:value-type="float" office:value="-22.361354953926">
                <text:p>-22.36135495392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">
                <text:p>2</text:p>
              </table:table-cell>
              <table:table-cell office:value-type="float" office:value="3.89180439532633">
                <text:p>3.89180439532633</text:p>
              </table:table-cell>
              <table:table-cell office:value-type="float" office:value="-22">
                <text:p>-22</text:p>
              </table:table-cell>
              <table:table-cell office:value-type="float" office:value="-22.350236339959">
                <text:p>-22.35023633995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9">
                <text:p>9</text:p>
              </table:table-cell>
              <table:table-cell office:value-type="float" office:value="4.04897964470091">
                <text:p>4.04897964470091</text:p>
              </table:table-cell>
              <table:table-cell office:value-type="float" office:value="-23">
                <text:p>-23</text:p>
              </table:table-cell>
              <table:table-cell office:value-type="float" office:value="-22.3702290679603">
                <text:p>-22.37022906796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3.92439565563319">
                <text:p>3.92439565563319</text:p>
              </table:table-cell>
              <table:table-cell office:value-type="float" office:value="-33">
                <text:p>-33</text:p>
              </table:table-cell>
              <table:table-cell office:value-type="float" office:value="-22.6972989427923">
                <text:p>-22.69729894279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">
                <text:p>8</text:p>
              </table:table-cell>
              <table:table-cell office:value-type="float" office:value="4.04979886622909">
                <text:p>4.04979886622909</text:p>
              </table:table-cell>
              <table:table-cell office:value-type="float" office:value="-16">
                <text:p>-16</text:p>
              </table:table-cell>
              <table:table-cell office:value-type="float" office:value="-22.491228206091">
                <text:p>-22.491228206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